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731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226cm"/>
    </style:style>
    <style:style style:name="co28" style:family="table-column">
      <style:table-column-properties fo:break-before="auto" style:column-width="2.094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2.462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2.436cm"/>
    </style:style>
    <style:style style:name="co33" style:family="table-column">
      <style:table-column-properties fo:break-before="auto" style:column-width="1.961cm"/>
    </style:style>
    <style:style style:name="co34" style:family="table-column">
      <style:table-column-properties fo:break-before="auto" style:column-width="1.804cm"/>
    </style:style>
    <style:style style:name="co35" style:family="table-column">
      <style:table-column-properties fo:break-before="auto" style:column-width="1.383cm"/>
    </style:style>
    <style:style style:name="co36" style:family="table-column">
      <style:table-column-properties fo:break-before="auto" style:column-width="1.436cm"/>
    </style:style>
    <style:style style:name="co37" style:family="table-column">
      <style:table-column-properties fo:break-before="auto" style:column-width="2.067cm"/>
    </style:style>
    <style:style style:name="co38" style:family="table-column">
      <style:table-column-properties fo:break-before="auto" style:column-width="2.568cm"/>
    </style:style>
    <style:style style:name="co39" style:family="table-column">
      <style:table-column-properties fo:break-before="auto" style:column-width="2.621cm"/>
    </style:style>
    <style:style style:name="co40" style:family="table-column">
      <style:table-column-properties fo:break-before="auto" style:column-width="2.173cm"/>
    </style:style>
    <style:style style:name="co41" style:family="table-column">
      <style:table-column-properties fo:break-before="auto" style:column-width="2.672cm"/>
    </style:style>
    <style:style style:name="co42" style:family="table-column">
      <style:table-column-properties fo:break-before="auto" style:column-width="2.725cm"/>
    </style:style>
    <style:style style:name="co43" style:family="table-column">
      <style:table-column-properties fo:break-before="auto" style:column-width="2.515cm"/>
    </style:style>
    <style:style style:name="co44" style:family="table-column">
      <style:table-column-properties fo:break-before="auto" style:column-width="2.357cm"/>
    </style:style>
    <style:style style:name="co45" style:family="table-column">
      <style:table-column-properties fo:break-before="auto" style:column-width="2.409cm"/>
    </style:style>
    <style:style style:name="co46" style:family="table-column">
      <style:table-column-properties fo:break-before="auto" style:column-width="2.699cm"/>
    </style:style>
    <style:style style:name="co47" style:family="table-column">
      <style:table-column-properties fo:break-before="auto" style:column-width="2.542cm"/>
    </style:style>
    <style:style style:name="co48" style:family="table-column">
      <style:table-column-properties fo:break-before="auto" style:column-width="2.858cm"/>
    </style:style>
    <style:style style:name="co49" style:family="table-column">
      <style:table-column-properties fo:break-before="auto" style:column-width="2.648cm"/>
    </style:style>
    <style:style style:name="co50" style:family="table-column">
      <style:table-column-properties fo:break-before="auto" style:column-width="2.91cm"/>
    </style:style>
    <style:style style:name="co51" style:family="table-column">
      <style:table-column-properties fo:break-before="auto" style:column-width="3.186cm"/>
    </style:style>
    <style:style style:name="co52" style:family="table-column">
      <style:table-column-properties fo:break-before="auto" style:column-width="2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mf 0.7 - rem 1.0" table:style-name="ta1">
        <table:shapes>
          <draw:frame draw:z-index="0" draw:style-name="gr1" svg:width="46.932cm" svg:height="11.393cm" svg:x="1.175cm" svg:y="5.362cm">
            <draw:object draw:notify-on-update-of-ranges="'mf 0.7 - rem 1.0'.A1:'mf 0.7 - rem 1.0'.A1 'mf 0.7 - rem 1.0'.A2:'mf 0.7 - rem 1.0'.A11 'mf 0.7 - rem 1.0'.L1:'mf 0.7 - rem 1.0'.L1 'mf 0.7 - rem 1.0'.L2:'mf 0.7 - rem 1.0'.L11 'mf 0.7 - rem 1.0'.N1:'mf 0.7 - rem 1.0'.N1 'mf 0.7 - rem 1.0'.N2:'mf 0.7 - rem 1.0'.N11 'mf 0.7 - rem 1.0'.P1:'mf 0.7 - rem 1.0'.P1 'mf 0.7 - rem 1.0'.P2:'mf 0.7 - rem 1.0'.P11 'mf 0.7 - rem 1.0'.T1:'mf 0.7 - rem 1.0'.T1 'mf 0.7 - rem 1.0'.T2:'mf 0.7 - rem 1.0'.T11 'mf 0.7 - rem 1.0'.V1:'mf 0.7 - rem 1.0'.V1 'mf 0.7 - rem 1.0'.V2:'mf 0.7 - rem 1.0'.V11 'mf 0.7 - rem 1.0'.X1:'mf 0.7 - rem 1.0'.X1 'mf 0.7 - rem 1.0'.X2:'mf 0.7 - rem 1.0'.X11 'mf 0.7 - rem 1.0'.AB1:'mf 0.7 - rem 1.0'.AB1 'mf 0.7 - rem 1.0'.AB2:'mf 0.7 - rem 1.0'.AB11 'mf 0.7 - rem 1.0'.AD1:'mf 0.7 - rem 1.0'.AD1 'mf 0.7 - rem 1.0'.AD2:'mf 0.7 - rem 1.0'.AD11 'mf 0.7 - rem 1.0'.AF1:'mf 0.7 - rem 1.0'.AF1 'mf 0.7 - rem 1.0'.AF2:'mf 0.7 - rem 1.0'.AF11 'mf 0.7 - rem 1.0'.BF1:'mf 0.7 - rem 1.0'.BF1 'mf 0.7 - rem 1.0'.BF2:'mf 0.7 - rem 1.0'.BF11 'mf 0.7 - rem 1.0'.BH1:'mf 0.7 - rem 1.0'.BH1 'mf 0.7 - rem 1.0'.BH2:'mf 0.7 - rem 1.0'.BH11 'mf 0.7 - rem 1.0'.BJ1:'mf 0.7 - rem 1.0'.BJ1 'mf 0.7 - rem 1.0'.BJ2:'mf 0.7 - rem 1.0'.BJ11 'mf 0.7 - rem 1.0'.BL1:'mf 0.7 - rem 1.0'.BL1 'mf 0.7 - rem 1.0'.BL2:'mf 0.7 - rem 1.0'.BL11 'mf 0.7 - rem 1.0'.BN1:'mf 0.7 - rem 1.0'.BN1 'mf 0.7 - rem 1.0'.BN2:'mf 0.7 - rem 1.0'.BN11 'mf 0.7 - rem 1.0'.BP1:'mf 0.7 - rem 1.0'.BP1 'mf 0.7 - rem 1.0'.BP2:'mf 0.7 - rem 1.0'.BP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45.949cm" svg:height="12.408cm" svg:x="1.038cm" svg:y="17.207cm">
            <draw:object draw:notify-on-update-of-ranges="'mf 0.7 - rem 1.0'.A1:'mf 0.7 - rem 1.0'.A1 'mf 0.7 - rem 1.0'.A2:'mf 0.7 - rem 1.0'.A11 'mf 0.7 - rem 1.0'.K1:'mf 0.7 - rem 1.0'.K1 'mf 0.7 - rem 1.0'.K2:'mf 0.7 - rem 1.0'.K11 'mf 0.7 - rem 1.0'.M1:'mf 0.7 - rem 1.0'.M1 'mf 0.7 - rem 1.0'.M2:'mf 0.7 - rem 1.0'.M11 'mf 0.7 - rem 1.0'.O1:'mf 0.7 - rem 1.0'.O1 'mf 0.7 - rem 1.0'.O2:'mf 0.7 - rem 1.0'.O11 'mf 0.7 - rem 1.0'.S1:'mf 0.7 - rem 1.0'.S1 'mf 0.7 - rem 1.0'.S2:'mf 0.7 - rem 1.0'.S11 'mf 0.7 - rem 1.0'.U1:'mf 0.7 - rem 1.0'.U1 'mf 0.7 - rem 1.0'.U2:'mf 0.7 - rem 1.0'.U11 'mf 0.7 - rem 1.0'.W1:'mf 0.7 - rem 1.0'.W1 'mf 0.7 - rem 1.0'.W2:'mf 0.7 - rem 1.0'.W11 'mf 0.7 - rem 1.0'.AA1:'mf 0.7 - rem 1.0'.AA1 'mf 0.7 - rem 1.0'.AA2:'mf 0.7 - rem 1.0'.AA11 'mf 0.7 - rem 1.0'.AC1:'mf 0.7 - rem 1.0'.AC1 'mf 0.7 - rem 1.0'.AC2:'mf 0.7 - rem 1.0'.AC11 'mf 0.7 - rem 1.0'.AE1:'mf 0.7 - rem 1.0'.AE1 'mf 0.7 - rem 1.0'.AE2:'mf 0.7 - rem 1.0'.AE11 'mf 0.7 - rem 1.0'.BE1:'mf 0.7 - rem 1.0'.BE1 'mf 0.7 - rem 1.0'.BE2:'mf 0.7 - rem 1.0'.BE11 'mf 0.7 - rem 1.0'.BG1:'mf 0.7 - rem 1.0'.BG1 'mf 0.7 - rem 1.0'.BG2:'mf 0.7 - rem 1.0'.BG11 'mf 0.7 - rem 1.0'.BI1:'mf 0.7 - rem 1.0'.BI1 'mf 0.7 - rem 1.0'.BI2:'mf 0.7 - rem 1.0'.BI11 'mf 0.7 - rem 1.0'.BK1:'mf 0.7 - rem 1.0'.BK1 'mf 0.7 - rem 1.0'.BK2:'mf 0.7 - rem 1.0'.BK11 'mf 0.7 - rem 1.0'.BM1:'mf 0.7 - rem 1.0'.BM1 'mf 0.7 - rem 1.0'.BM2:'mf 0.7 - rem 1.0'.BM11 'mf 0.7 - rem 1.0'.BO1:'mf 0.7 - rem 1.0'.BO1 'mf 0.7 - rem 1.0'.BO2:'mf 0.7 - rem 1.0'.BO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820472385231">
            <text:p>0.8204723852</text:p>
          </table:table-cell>
          <table:table-cell office:value-type="float" office:value="0.858844882778">
            <text:p>0.8588448828</text:p>
          </table:table-cell>
          <table:table-cell office:value-type="float" office:value="0.928529648425">
            <text:p>0.9285296484</text:p>
          </table:table-cell>
          <table:table-cell office:value-type="float" office:value="8">
            <text:p>8</text:p>
          </table:table-cell>
          <table:table-cell office:value-type="float" office:value="0.927234222686">
            <text:p>0.9272342227</text:p>
          </table:table-cell>
          <table:table-cell office:value-type="float" office:value="11">
            <text:p>11</text:p>
          </table:table-cell>
          <table:table-cell office:value-type="float" office:value="0.985272411405">
            <text:p>0.9852724114</text:p>
          </table:table-cell>
          <table:table-cell office:value-type="float" office:value="74">
            <text:p>74</text:p>
          </table:table-cell>
          <table:table-cell office:value-type="float" office:value="0.982471086567">
            <text:p>0.9824710866</text:p>
          </table:table-cell>
          <table:table-cell office:value-type="float" office:value="71">
            <text:p>71</text:p>
          </table:table-cell>
          <table:table-cell office:value-type="float" office:value="0.986208131965">
            <text:p>0.986208132</text:p>
          </table:table-cell>
          <table:table-cell office:value-type="float" office:value="78">
            <text:p>78</text:p>
          </table:table-cell>
          <table:table-cell office:value-type="float" office:value="0.893906572094">
            <text:p>0.8939065721</text:p>
          </table:table-cell>
          <table:table-cell office:value-type="float" office:value="0">
            <text:p>0</text:p>
          </table:table-cell>
          <table:table-cell office:value-type="float" office:value="0.990924745303">
            <text:p>0.9909247453</text:p>
          </table:table-cell>
          <table:table-cell office:value-type="float" office:value="85">
            <text:p>85</text:p>
          </table:table-cell>
          <table:table-cell office:value-type="float" office:value="0.986442521848">
            <text:p>0.9864425218</text:p>
          </table:table-cell>
          <table:table-cell office:value-type="float" office:value="77">
            <text:p>77</text:p>
          </table:table-cell>
          <table:table-cell office:value-type="float" office:value="0.986794557908">
            <text:p>0.9867945579</text:p>
          </table:table-cell>
          <table:table-cell office:value-type="float" office:value="78">
            <text:p>78</text:p>
          </table:table-cell>
          <table:table-cell office:value-type="float" office:value="0.923974708948">
            <text:p>0.9239747089</text:p>
          </table:table-cell>
          <table:table-cell office:value-type="float" office:value="3">
            <text:p>3</text:p>
          </table:table-cell>
          <table:table-cell office:value-type="float" office:value="0.988763279881">
            <text:p>0.9887632799</text:p>
          </table:table-cell>
          <table:table-cell office:value-type="float" office:value="78">
            <text:p>78</text:p>
          </table:table-cell>
          <table:table-cell office:value-type="float" office:value="0.985588309847">
            <text:p>0.9855883098</text:p>
          </table:table-cell>
          <table:table-cell office:value-type="float" office:value="72">
            <text:p>72</text:p>
          </table:table-cell>
          <table:table-cell office:value-type="float" office:value="0.986776746683">
            <text:p>0.9867767467</text:p>
          </table:table-cell>
          <table:table-cell office:value-type="float" office:value="80">
            <text:p>80</text:p>
          </table:table-cell>
          <table:table-cell office:value-type="float" office:value="0.904338383107">
            <text:p>0.9043383831</text:p>
          </table:table-cell>
          <table:table-cell office:value-type="float" office:value="0">
            <text:p>0</text:p>
          </table:table-cell>
          <table:table-cell office:value-type="float" office:value="0.901861660339">
            <text:p>0.9018616603</text:p>
          </table:table-cell>
          <table:table-cell office:value-type="float" office:value="2">
            <text:p>2</text:p>
          </table:table-cell>
          <table:table-cell office:value-type="float" office:value="0.897141493219">
            <text:p>0.8971414932</text:p>
          </table:table-cell>
          <table:table-cell office:value-type="float" office:value="0">
            <text:p>0</text:p>
          </table:table-cell>
          <table:table-cell office:value-type="float" office:value="0.9637084624">
            <text:p>0.9637084624</text:p>
          </table:table-cell>
          <table:table-cell office:value-type="float" office:value="48">
            <text:p>48</text:p>
          </table:table-cell>
          <table:table-cell office:value-type="float" office:value="0.966892694669">
            <text:p>0.9668926947</text:p>
          </table:table-cell>
          <table:table-cell office:value-type="float" office:value="51">
            <text:p>51</text:p>
          </table:table-cell>
          <table:table-cell office:value-type="float" office:value="0.966651053701">
            <text:p>0.9666510537</text:p>
          </table:table-cell>
          <table:table-cell office:value-type="float" office:value="48">
            <text:p>48</text:p>
          </table:table-cell>
          <table:table-cell office:value-type="float" office:value="0.96576123431">
            <text:p>0.9657612343</text:p>
          </table:table-cell>
          <table:table-cell office:value-type="float" office:value="46">
            <text:p>46</text:p>
          </table:table-cell>
          <table:table-cell office:value-type="float" office:value="0.969447110149">
            <text:p>0.9694471101</text:p>
          </table:table-cell>
          <table:table-cell office:value-type="float" office:value="47">
            <text:p>47</text:p>
          </table:table-cell>
          <table:table-cell office:value-type="float" office:value="0.966826184621">
            <text:p>0.9668261846</text:p>
          </table:table-cell>
          <table:table-cell office:value-type="float" office:value="48">
            <text:p>48</text:p>
          </table:table-cell>
          <table:table-cell office:value-type="float" office:value="0.916205646331">
            <text:p>0.9162056463</text:p>
          </table:table-cell>
          <table:table-cell office:value-type="float" office:value="3">
            <text:p>3</text:p>
          </table:table-cell>
          <table:table-cell office:value-type="float" office:value="0.913851171746">
            <text:p>0.9138511717</text:p>
          </table:table-cell>
          <table:table-cell office:value-type="float" office:value="2">
            <text:p>2</text:p>
          </table:table-cell>
          <table:table-cell office:value-type="float" office:value="0.901637550771">
            <text:p>0.9016375508</text:p>
          </table:table-cell>
          <table:table-cell office:value-type="float" office:value="0">
            <text:p>0</text:p>
          </table:table-cell>
          <table:table-cell office:value-type="float" office:value="0.984440960247">
            <text:p>0.9844409602</text:p>
          </table:table-cell>
          <table:table-cell office:value-type="float" office:value="73">
            <text:p>73</text:p>
          </table:table-cell>
          <table:table-cell office:value-type="float" office:value="0.986233948101">
            <text:p>0.9862339481</text:p>
          </table:table-cell>
          <table:table-cell office:value-type="float" office:value="75">
            <text:p>75</text:p>
          </table:table-cell>
          <table:table-cell office:value-type="float" office:value="0.982002605772">
            <text:p>0.9820026058</text:p>
          </table:table-cell>
          <table:table-cell office:value-type="float" office:value="69">
            <text:p>69</text:p>
          </table:table-cell>
          <table:table-cell office:value-type="float" office:value="0.981008830827">
            <text:p>0.9810088308</text:p>
          </table:table-cell>
          <table:table-cell office:value-type="float" office:value="68">
            <text:p>68</text:p>
          </table:table-cell>
          <table:table-cell office:value-type="float" office:value="0.986239934029">
            <text:p>0.986239934</text:p>
          </table:table-cell>
          <table:table-cell office:value-type="float" office:value="75">
            <text:p>75</text:p>
          </table:table-cell>
          <table:table-cell office:value-type="float" office:value="0.988165713996">
            <text:p>0.988165714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.795249005401">
            <text:p>0.7952490054</text:p>
          </table:table-cell>
          <table:table-cell office:value-type="float" office:value="0.876974998747">
            <text:p>0.8769749987</text:p>
          </table:table-cell>
          <table:table-cell office:value-type="float" office:value="0.796578203405">
            <text:p>0.7965782034</text:p>
          </table:table-cell>
          <table:table-cell office:value-type="float" office:value="0">
            <text:p>0</text:p>
          </table:table-cell>
          <table:table-cell office:value-type="float" office:value="0.806501508433">
            <text:p>0.8065015084</text:p>
          </table:table-cell>
          <table:table-cell office:value-type="float" office:value="0">
            <text:p>0</text:p>
          </table:table-cell>
          <table:table-cell office:value-type="float" office:value="0.915297141916">
            <text:p>0.9152971419</text:p>
          </table:table-cell>
          <table:table-cell office:value-type="float" office:value="17">
            <text:p>17</text:p>
          </table:table-cell>
          <table:table-cell office:value-type="float" office:value="0.910519516643">
            <text:p>0.9105195166</text:p>
          </table:table-cell>
          <table:table-cell office:value-type="float" office:value="16">
            <text:p>16</text:p>
          </table:table-cell>
          <table:table-cell office:value-type="float" office:value="0.907962290384">
            <text:p>0.9079622904</text:p>
          </table:table-cell>
          <table:table-cell office:value-type="float" office:value="15">
            <text:p>15</text:p>
          </table:table-cell>
          <table:table-cell office:value-type="float" office:value="0.800122570628">
            <text:p>0.8001225706</text:p>
          </table:table-cell>
          <table:table-cell office:value-type="float" office:value="0">
            <text:p>0</text:p>
          </table:table-cell>
          <table:table-cell office:value-type="float" office:value="0.931267809168">
            <text:p>0.9312678092</text:p>
          </table:table-cell>
          <table:table-cell office:value-type="float" office:value="21">
            <text:p>21</text:p>
          </table:table-cell>
          <table:table-cell office:value-type="float" office:value="0.92045646416">
            <text:p>0.9204564642</text:p>
          </table:table-cell>
          <table:table-cell office:value-type="float" office:value="18">
            <text:p>18</text:p>
          </table:table-cell>
          <table:table-cell office:value-type="float" office:value="0.918564756995">
            <text:p>0.918564757</text:p>
          </table:table-cell>
          <table:table-cell office:value-type="float" office:value="15">
            <text:p>15</text:p>
          </table:table-cell>
          <table:table-cell office:value-type="float" office:value="0.805129597172">
            <text:p>0.8051295972</text:p>
          </table:table-cell>
          <table:table-cell office:value-type="float" office:value="0">
            <text:p>0</text:p>
          </table:table-cell>
          <table:table-cell office:value-type="float" office:value="0.914111675209">
            <text:p>0.9141116752</text:p>
          </table:table-cell>
          <table:table-cell office:value-type="float" office:value="16">
            <text:p>16</text:p>
          </table:table-cell>
          <table:table-cell office:value-type="float" office:value="0.913328169424">
            <text:p>0.9133281694</text:p>
          </table:table-cell>
          <table:table-cell office:value-type="float" office:value="16">
            <text:p>16</text:p>
          </table:table-cell>
          <table:table-cell office:value-type="float" office:value="0.906778875248">
            <text:p>0.9067788752</text:p>
          </table:table-cell>
          <table:table-cell office:value-type="float" office:value="18">
            <text:p>18</text:p>
          </table:table-cell>
          <table:table-cell office:value-type="float" office:value="0.78749627761">
            <text:p>0.7874962776</text:p>
          </table:table-cell>
          <table:table-cell office:value-type="float" office:value="0">
            <text:p>0</text:p>
          </table:table-cell>
          <table:table-cell office:value-type="float" office:value="0.787803171352">
            <text:p>0.7878031714</text:p>
          </table:table-cell>
          <table:table-cell office:value-type="float" office:value="0">
            <text:p>0</text:p>
          </table:table-cell>
          <table:table-cell office:value-type="float" office:value="0.777701432668">
            <text:p>0.7777014327</text:p>
          </table:table-cell>
          <table:table-cell office:value-type="float" office:value="0">
            <text:p>0</text:p>
          </table:table-cell>
          <table:table-cell office:value-type="float" office:value="0.896974272029">
            <text:p>0.896974272</text:p>
          </table:table-cell>
          <table:table-cell office:value-type="float" office:value="10">
            <text:p>10</text:p>
          </table:table-cell>
          <table:table-cell office:value-type="float" office:value="0.897803861602">
            <text:p>0.8978038616</text:p>
          </table:table-cell>
          <table:table-cell office:value-type="float" office:value="14">
            <text:p>14</text:p>
          </table:table-cell>
          <table:table-cell office:value-type="float" office:value="0.893520656964">
            <text:p>0.893520657</text:p>
          </table:table-cell>
          <table:table-cell office:value-type="float" office:value="13">
            <text:p>13</text:p>
          </table:table-cell>
          <table:table-cell office:value-type="float" office:value="0.903033765353">
            <text:p>0.9030337654</text:p>
          </table:table-cell>
          <table:table-cell office:value-type="float" office:value="15">
            <text:p>15</text:p>
          </table:table-cell>
          <table:table-cell office:value-type="float" office:value="0.892662845143">
            <text:p>0.8926628451</text:p>
          </table:table-cell>
          <table:table-cell office:value-type="float" office:value="11">
            <text:p>11</text:p>
          </table:table-cell>
          <table:table-cell office:value-type="float" office:value="0.882114416599">
            <text:p>0.8821144166</text:p>
          </table:table-cell>
          <table:table-cell office:value-type="float" office:value="9">
            <text:p>9</text:p>
          </table:table-cell>
          <table:table-cell office:value-type="float" office:value="0.792289956878">
            <text:p>0.7922899569</text:p>
          </table:table-cell>
          <table:table-cell office:value-type="float" office:value="0">
            <text:p>0</text:p>
          </table:table-cell>
          <table:table-cell office:value-type="float" office:value="0.791468819463">
            <text:p>0.7914688195</text:p>
          </table:table-cell>
          <table:table-cell office:value-type="float" office:value="0">
            <text:p>0</text:p>
          </table:table-cell>
          <table:table-cell office:value-type="float" office:value="0.772268934574">
            <text:p>0.7722689346</text:p>
          </table:table-cell>
          <table:table-cell office:value-type="float" office:value="0">
            <text:p>0</text:p>
          </table:table-cell>
          <table:table-cell office:value-type="float" office:value="0.9033311978">
            <text:p>0.9033311978</text:p>
          </table:table-cell>
          <table:table-cell office:value-type="float" office:value="14">
            <text:p>14</text:p>
          </table:table-cell>
          <table:table-cell office:value-type="float" office:value="0.910935570316">
            <text:p>0.9109355703</text:p>
          </table:table-cell>
          <table:table-cell office:value-type="float" office:value="18">
            <text:p>18</text:p>
          </table:table-cell>
          <table:table-cell office:value-type="float" office:value="0.898610849308">
            <text:p>0.8986108493</text:p>
          </table:table-cell>
          <table:table-cell office:value-type="float" office:value="10">
            <text:p>10</text:p>
          </table:table-cell>
          <table:table-cell office:value-type="float" office:value="0.911901487008">
            <text:p>0.911901487</text:p>
          </table:table-cell>
          <table:table-cell office:value-type="float" office:value="20">
            <text:p>20</text:p>
          </table:table-cell>
          <table:table-cell office:value-type="float" office:value="0.89878175731">
            <text:p>0.8987817573</text:p>
          </table:table-cell>
          <table:table-cell office:value-type="float" office:value="10">
            <text:p>10</text:p>
          </table:table-cell>
          <table:table-cell office:value-type="float" office:value="0.897406230662">
            <text:p>0.8974062307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790214022651">
            <text:p>0.7902140227</text:p>
          </table:table-cell>
          <table:table-cell office:value-type="float" office:value="0.889346388825">
            <text:p>0.8893463888</text:p>
          </table:table-cell>
          <table:table-cell office:value-type="float" office:value="0.789295369771">
            <text:p>0.7892953698</text:p>
          </table:table-cell>
          <table:table-cell office:value-type="float" office:value="1">
            <text:p>1</text:p>
          </table:table-cell>
          <table:table-cell office:value-type="float" office:value="0.808289168345">
            <text:p>0.8082891683</text:p>
          </table:table-cell>
          <table:table-cell office:value-type="float" office:value="0">
            <text:p>0</text:p>
          </table:table-cell>
          <table:table-cell office:value-type="float" office:value="0.980026143422">
            <text:p>0.9800261434</text:p>
          </table:table-cell>
          <table:table-cell office:value-type="float" office:value="81">
            <text:p>81</text:p>
          </table:table-cell>
          <table:table-cell office:value-type="float" office:value="0.981330491248">
            <text:p>0.9813304912</text:p>
          </table:table-cell>
          <table:table-cell office:value-type="float" office:value="82">
            <text:p>82</text:p>
          </table:table-cell>
          <table:table-cell office:value-type="float" office:value="0.978390297384">
            <text:p>0.9783902974</text:p>
          </table:table-cell>
          <table:table-cell office:value-type="float" office:value="80">
            <text:p>80</text:p>
          </table:table-cell>
          <table:table-cell office:value-type="float" office:value="0.79030425928">
            <text:p>0.7903042593</text:p>
          </table:table-cell>
          <table:table-cell office:value-type="float" office:value="1">
            <text:p>1</text:p>
          </table:table-cell>
          <table:table-cell office:value-type="float" office:value="0.987107566347">
            <text:p>0.9871075663</text:p>
          </table:table-cell>
          <table:table-cell office:value-type="float" office:value="86">
            <text:p>86</text:p>
          </table:table-cell>
          <table:table-cell office:value-type="float" office:value="0.97950428195">
            <text:p>0.979504282</text:p>
          </table:table-cell>
          <table:table-cell office:value-type="float" office:value="78">
            <text:p>78</text:p>
          </table:table-cell>
          <table:table-cell office:value-type="float" office:value="0.984373000188">
            <text:p>0.9843730002</text:p>
          </table:table-cell>
          <table:table-cell office:value-type="float" office:value="83">
            <text:p>83</text:p>
          </table:table-cell>
          <table:table-cell office:value-type="float" office:value="0.79548195824">
            <text:p>0.7954819582</text:p>
          </table:table-cell>
          <table:table-cell office:value-type="float" office:value="0">
            <text:p>0</text:p>
          </table:table-cell>
          <table:table-cell office:value-type="float" office:value="0.981821268586">
            <text:p>0.9818212686</text:p>
          </table:table-cell>
          <table:table-cell office:value-type="float" office:value="82">
            <text:p>82</text:p>
          </table:table-cell>
          <table:table-cell office:value-type="float" office:value="0.97851254253">
            <text:p>0.9785125425</text:p>
          </table:table-cell>
          <table:table-cell office:value-type="float" office:value="78">
            <text:p>78</text:p>
          </table:table-cell>
          <table:table-cell office:value-type="float" office:value="0.977955514775">
            <text:p>0.9779555148</text:p>
          </table:table-cell>
          <table:table-cell office:value-type="float" office:value="81">
            <text:p>81</text:p>
          </table:table-cell>
          <table:table-cell office:value-type="float" office:value="0.780692603468">
            <text:p>0.7806926035</text:p>
          </table:table-cell>
          <table:table-cell office:value-type="float" office:value="0">
            <text:p>0</text:p>
          </table:table-cell>
          <table:table-cell office:value-type="float" office:value="0.781151722686">
            <text:p>0.7811517227</text:p>
          </table:table-cell>
          <table:table-cell office:value-type="float" office:value="3">
            <text:p>3</text:p>
          </table:table-cell>
          <table:table-cell office:value-type="float" office:value="0.775223231612">
            <text:p>0.7752232316</text:p>
          </table:table-cell>
          <table:table-cell office:value-type="float" office:value="2">
            <text:p>2</text:p>
          </table:table-cell>
          <table:table-cell office:value-type="float" office:value="0.976869377">
            <text:p>0.976869377</text:p>
          </table:table-cell>
          <table:table-cell office:value-type="float" office:value="79">
            <text:p>79</text:p>
          </table:table-cell>
          <table:table-cell office:value-type="float" office:value="0.979506662902">
            <text:p>0.9795066629</text:p>
          </table:table-cell>
          <table:table-cell office:value-type="float" office:value="82">
            <text:p>82</text:p>
          </table:table-cell>
          <table:table-cell office:value-type="float" office:value="0.973009787314">
            <text:p>0.9730097873</text:p>
          </table:table-cell>
          <table:table-cell office:value-type="float" office:value="76">
            <text:p>76</text:p>
          </table:table-cell>
          <table:table-cell office:value-type="float" office:value="0.973986260117">
            <text:p>0.9739862601</text:p>
          </table:table-cell>
          <table:table-cell office:value-type="float" office:value="79">
            <text:p>79</text:p>
          </table:table-cell>
          <table:table-cell office:value-type="float" office:value="0.971013504611">
            <text:p>0.9710135046</text:p>
          </table:table-cell>
          <table:table-cell office:value-type="float" office:value="76">
            <text:p>76</text:p>
          </table:table-cell>
          <table:table-cell office:value-type="float" office:value="0.964589490944">
            <text:p>0.9645894909</text:p>
          </table:table-cell>
          <table:table-cell office:value-type="float" office:value="70">
            <text:p>70</text:p>
          </table:table-cell>
          <table:table-cell office:value-type="float" office:value="0.781392085794">
            <text:p>0.7813920858</text:p>
          </table:table-cell>
          <table:table-cell office:value-type="float" office:value="2">
            <text:p>2</text:p>
          </table:table-cell>
          <table:table-cell office:value-type="float" office:value="0.795139363535">
            <text:p>0.7951393635</text:p>
          </table:table-cell>
          <table:table-cell office:value-type="float" office:value="2">
            <text:p>2</text:p>
          </table:table-cell>
          <table:table-cell office:value-type="float" office:value="0.776571025123">
            <text:p>0.7765710251</text:p>
          </table:table-cell>
          <table:table-cell office:value-type="float" office:value="0">
            <text:p>0</text:p>
          </table:table-cell>
          <table:table-cell office:value-type="float" office:value="0.97744850367">
            <text:p>0.9774485037</text:p>
          </table:table-cell>
          <table:table-cell office:value-type="float" office:value="77">
            <text:p>77</text:p>
          </table:table-cell>
          <table:table-cell office:value-type="float" office:value="0.979941445511">
            <text:p>0.9799414455</text:p>
          </table:table-cell>
          <table:table-cell office:value-type="float" office:value="81">
            <text:p>81</text:p>
          </table:table-cell>
          <table:table-cell office:value-type="float" office:value="0.978752851496">
            <text:p>0.9787528515</text:p>
          </table:table-cell>
          <table:table-cell office:value-type="float" office:value="78">
            <text:p>78</text:p>
          </table:table-cell>
          <table:table-cell office:value-type="float" office:value="0.980891445511">
            <text:p>0.9808914455</text:p>
          </table:table-cell>
          <table:table-cell office:value-type="float" office:value="81">
            <text:p>81</text:p>
          </table:table-cell>
          <table:table-cell office:value-type="float" office:value="0.974906860531">
            <text:p>0.9749068605</text:p>
          </table:table-cell>
          <table:table-cell office:value-type="float" office:value="75">
            <text:p>75</text:p>
          </table:table-cell>
          <table:table-cell office:value-type="float" office:value="0.970001910408">
            <text:p>0.970001910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.820326207149">
            <text:p>0.8203262071</text:p>
          </table:table-cell>
          <table:table-cell office:value-type="float" office:value="0.838455628601">
            <text:p>0.8384556286</text:p>
          </table:table-cell>
          <table:table-cell office:value-type="float" office:value="0.968927716588">
            <text:p>0.9689277166</text:p>
          </table:table-cell>
          <table:table-cell office:value-type="float" office:value="5">
            <text:p>5</text:p>
          </table:table-cell>
          <table:table-cell office:value-type="float" office:value="0.965520995894">
            <text:p>0.96552099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963779654">
            <text:p>0.9296377965</text:p>
          </table:table-cell>
          <table:table-cell office:value-type="float" office:value="0">
            <text:p>0</text:p>
          </table:table-cell>
          <table:table-cell office:value-type="float" office:value="0.999861111111">
            <text:p>0.9998611111</text:p>
          </table:table-cell>
          <table:table-cell office:value-type="float" office:value="99">
            <text:p>99</text:p>
          </table:table-cell>
          <table:table-cell office:value-type="float" office:value="0.999556565001">
            <text:p>0.99955656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873734846">
            <text:p>0.94873734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848484848">
            <text:p>0.999848484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5322565953">
            <text:p>0.925322566</text:p>
          </table:table-cell>
          <table:table-cell office:value-type="float" office:value="0">
            <text:p>0</text:p>
          </table:table-cell>
          <table:table-cell office:value-type="float" office:value="0.924394037359">
            <text:p>0.9243940374</text:p>
          </table:table-cell>
          <table:table-cell office:value-type="float" office:value="0">
            <text:p>0</text:p>
          </table:table-cell>
          <table:table-cell office:value-type="float" office:value="0.922494905875">
            <text:p>0.9224949059</text:p>
          </table:table-cell>
          <table:table-cell office:value-type="float" office:value="0">
            <text:p>0</text:p>
          </table:table-cell>
          <table:table-cell office:value-type="float" office:value="0.98922136091">
            <text:p>0.9892213609</text:p>
          </table:table-cell>
          <table:table-cell office:value-type="float" office:value="66">
            <text:p>66</text:p>
          </table:table-cell>
          <table:table-cell office:value-type="float" office:value="0.990384654946">
            <text:p>0.9903846549</text:p>
          </table:table-cell>
          <table:table-cell office:value-type="float" office:value="67">
            <text:p>67</text:p>
          </table:table-cell>
          <table:table-cell office:value-type="float" office:value="0.98814921637">
            <text:p>0.9881492164</text:p>
          </table:table-cell>
          <table:table-cell office:value-type="float" office:value="58">
            <text:p>58</text:p>
          </table:table-cell>
          <table:table-cell office:value-type="float" office:value="0.992363855503">
            <text:p>0.9923638555</text:p>
          </table:table-cell>
          <table:table-cell office:value-type="float" office:value="68">
            <text:p>68</text:p>
          </table:table-cell>
          <table:table-cell office:value-type="float" office:value="0.989306968922">
            <text:p>0.9893069689</text:p>
          </table:table-cell>
          <table:table-cell office:value-type="float" office:value="65">
            <text:p>65</text:p>
          </table:table-cell>
          <table:table-cell office:value-type="float" office:value="0.988878035638">
            <text:p>0.9888780356</text:p>
          </table:table-cell>
          <table:table-cell office:value-type="float" office:value="61">
            <text:p>61</text:p>
          </table:table-cell>
          <table:table-cell office:value-type="float" office:value="0.95620539344">
            <text:p>0.9562053934</text:p>
          </table:table-cell>
          <table:table-cell office:value-type="float" office:value="0">
            <text:p>0</text:p>
          </table:table-cell>
          <table:table-cell office:value-type="float" office:value="0.95209216487">
            <text:p>0.9520921649</text:p>
          </table:table-cell>
          <table:table-cell office:value-type="float" office:value="1">
            <text:p>1</text:p>
          </table:table-cell>
          <table:table-cell office:value-type="float" office:value="0.933175340525">
            <text:p>0.9331753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841269841">
            <text:p>0.999841269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031237604">
            <text:p>0.9980312376</text:p>
          </table:table-cell>
          <table:table-cell office:value-type="float" office:value="93">
            <text:p>93</text:p>
          </table:table-cell>
          <table:table-cell office:value-type="float" office:value="0.999852941176">
            <text:p>0.999852941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0.797664660836">
            <text:p>0.7976646608</text:p>
          </table:table-cell>
          <table:table-cell office:value-type="float" office:value="0.846420671516">
            <text:p>0.8464206715</text:p>
          </table:table-cell>
          <table:table-cell office:value-type="float" office:value="0.83520051336">
            <text:p>0.8352005134</text:p>
          </table:table-cell>
          <table:table-cell office:value-type="float" office:value="0">
            <text:p>0</text:p>
          </table:table-cell>
          <table:table-cell office:value-type="float" office:value="0.836585437939">
            <text:p>0.8365854379</text:p>
          </table:table-cell>
          <table:table-cell office:value-type="float" office:value="0">
            <text:p>0</text:p>
          </table:table-cell>
          <table:table-cell office:value-type="float" office:value="0.897031572788">
            <text:p>0.8970315728</text:p>
          </table:table-cell>
          <table:table-cell office:value-type="float" office:value="0">
            <text:p>0</text:p>
          </table:table-cell>
          <table:table-cell office:value-type="float" office:value="0.894724254722">
            <text:p>0.8947242547</text:p>
          </table:table-cell>
          <table:table-cell office:value-type="float" office:value="0">
            <text:p>0</text:p>
          </table:table-cell>
          <table:table-cell office:value-type="float" office:value="0.895570586154">
            <text:p>0.8955705862</text:p>
          </table:table-cell>
          <table:table-cell office:value-type="float" office:value="0">
            <text:p>0</text:p>
          </table:table-cell>
          <table:table-cell office:value-type="float" office:value="0.802092949673">
            <text:p>0.8020929497</text:p>
          </table:table-cell>
          <table:table-cell office:value-type="float" office:value="0">
            <text:p>0</text:p>
          </table:table-cell>
          <table:table-cell office:value-type="float" office:value="0.897409959022">
            <text:p>0.897409959</text:p>
          </table:table-cell>
          <table:table-cell office:value-type="float" office:value="0">
            <text:p>0</text:p>
          </table:table-cell>
          <table:table-cell office:value-type="float" office:value="0.897053917525">
            <text:p>0.8970539175</text:p>
          </table:table-cell>
          <table:table-cell office:value-type="float" office:value="0">
            <text:p>0</text:p>
          </table:table-cell>
          <table:table-cell office:value-type="float" office:value="0.901546263244">
            <text:p>0.9015462632</text:p>
          </table:table-cell>
          <table:table-cell office:value-type="float" office:value="0">
            <text:p>0</text:p>
          </table:table-cell>
          <table:table-cell office:value-type="float" office:value="0.820680279236">
            <text:p>0.8206802792</text:p>
          </table:table-cell>
          <table:table-cell office:value-type="float" office:value="0">
            <text:p>0</text:p>
          </table:table-cell>
          <table:table-cell office:value-type="float" office:value="0.896403598735">
            <text:p>0.8964035987</text:p>
          </table:table-cell>
          <table:table-cell office:value-type="float" office:value="0">
            <text:p>0</text:p>
          </table:table-cell>
          <table:table-cell office:value-type="float" office:value="0.898024429947">
            <text:p>0.8980244299</text:p>
          </table:table-cell>
          <table:table-cell office:value-type="float" office:value="0">
            <text:p>0</text:p>
          </table:table-cell>
          <table:table-cell office:value-type="float" office:value="0.894641107694">
            <text:p>0.8946411077</text:p>
          </table:table-cell>
          <table:table-cell office:value-type="float" office:value="0">
            <text:p>0</text:p>
          </table:table-cell>
          <table:table-cell office:value-type="float" office:value="0.798371206035">
            <text:p>0.798371206</text:p>
          </table:table-cell>
          <table:table-cell office:value-type="float" office:value="0">
            <text:p>0</text:p>
          </table:table-cell>
          <table:table-cell office:value-type="float" office:value="0.795632497042">
            <text:p>0.795632497</text:p>
          </table:table-cell>
          <table:table-cell office:value-type="float" office:value="0">
            <text:p>0</text:p>
          </table:table-cell>
          <table:table-cell office:value-type="float" office:value="0.798282399212">
            <text:p>0.7982823992</text:p>
          </table:table-cell>
          <table:table-cell office:value-type="float" office:value="0">
            <text:p>0</text:p>
          </table:table-cell>
          <table:table-cell office:value-type="float" office:value="0.869124918281">
            <text:p>0.8691249183</text:p>
          </table:table-cell>
          <table:table-cell office:value-type="float" office:value="0">
            <text:p>0</text:p>
          </table:table-cell>
          <table:table-cell office:value-type="float" office:value="0.87062516362">
            <text:p>0.8706251636</text:p>
          </table:table-cell>
          <table:table-cell office:value-type="float" office:value="0">
            <text:p>0</text:p>
          </table:table-cell>
          <table:table-cell office:value-type="float" office:value="0.871409058764">
            <text:p>0.8714090588</text:p>
          </table:table-cell>
          <table:table-cell office:value-type="float" office:value="0">
            <text:p>0</text:p>
          </table:table-cell>
          <table:table-cell office:value-type="float" office:value="0.873113125374">
            <text:p>0.8731131254</text:p>
          </table:table-cell>
          <table:table-cell office:value-type="float" office:value="0">
            <text:p>0</text:p>
          </table:table-cell>
          <table:table-cell office:value-type="float" office:value="0.87153840188">
            <text:p>0.8715384019</text:p>
          </table:table-cell>
          <table:table-cell office:value-type="float" office:value="0">
            <text:p>0</text:p>
          </table:table-cell>
          <table:table-cell office:value-type="float" office:value="0.866648454941">
            <text:p>0.8666484549</text:p>
          </table:table-cell>
          <table:table-cell office:value-type="float" office:value="0">
            <text:p>0</text:p>
          </table:table-cell>
          <table:table-cell office:value-type="float" office:value="0.812619761027">
            <text:p>0.812619761</text:p>
          </table:table-cell>
          <table:table-cell office:value-type="float" office:value="0">
            <text:p>0</text:p>
          </table:table-cell>
          <table:table-cell office:value-type="float" office:value="0.809025375636">
            <text:p>0.8090253756</text:p>
          </table:table-cell>
          <table:table-cell office:value-type="float" office:value="0">
            <text:p>0</text:p>
          </table:table-cell>
          <table:table-cell office:value-type="float" office:value="0.799077607678">
            <text:p>0.7990776077</text:p>
          </table:table-cell>
          <table:table-cell office:value-type="float" office:value="0">
            <text:p>0</text:p>
          </table:table-cell>
          <table:table-cell office:value-type="float" office:value="0.888070398408">
            <text:p>0.8880703984</text:p>
          </table:table-cell>
          <table:table-cell office:value-type="float" office:value="0">
            <text:p>0</text:p>
          </table:table-cell>
          <table:table-cell office:value-type="float" office:value="0.886624827524">
            <text:p>0.8866248275</text:p>
          </table:table-cell>
          <table:table-cell office:value-type="float" office:value="0">
            <text:p>0</text:p>
          </table:table-cell>
          <table:table-cell office:value-type="float" office:value="0.886722267964">
            <text:p>0.886722268</text:p>
          </table:table-cell>
          <table:table-cell office:value-type="float" office:value="0">
            <text:p>0</text:p>
          </table:table-cell>
          <table:table-cell office:value-type="float" office:value="0.885685921346">
            <text:p>0.8856859213</text:p>
          </table:table-cell>
          <table:table-cell office:value-type="float" office:value="0">
            <text:p>0</text:p>
          </table:table-cell>
          <table:table-cell office:value-type="float" office:value="0.886449608239">
            <text:p>0.8864496082</text:p>
          </table:table-cell>
          <table:table-cell office:value-type="float" office:value="0">
            <text:p>0</text:p>
          </table:table-cell>
          <table:table-cell office:value-type="float" office:value="0.884914716202">
            <text:p>0.884914716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0.789712934414">
            <text:p>0.7897129344</text:p>
          </table:table-cell>
          <table:table-cell office:value-type="float" office:value="0.85283367004">
            <text:p>0.85283367</text:p>
          </table:table-cell>
          <table:table-cell office:value-type="float" office:value="0.763090695489">
            <text:p>0.7630906955</text:p>
          </table:table-cell>
          <table:table-cell office:value-type="float" office:value="0">
            <text:p>0</text:p>
          </table:table-cell>
          <table:table-cell office:value-type="float" office:value="0.756701365204">
            <text:p>0.7567013652</text:p>
          </table:table-cell>
          <table:table-cell office:value-type="float" office:value="0">
            <text:p>0</text:p>
          </table:table-cell>
          <table:table-cell office:value-type="float" office:value="0.949229607144">
            <text:p>0.9492296071</text:p>
          </table:table-cell>
          <table:table-cell office:value-type="float" office:value="17">
            <text:p>17</text:p>
          </table:table-cell>
          <table:table-cell office:value-type="float" office:value="0.948992181163">
            <text:p>0.9489921812</text:p>
          </table:table-cell>
          <table:table-cell office:value-type="float" office:value="18">
            <text:p>18</text:p>
          </table:table-cell>
          <table:table-cell office:value-type="float" office:value="0.946931435219">
            <text:p>0.9469314352</text:p>
          </table:table-cell>
          <table:table-cell office:value-type="float" office:value="17">
            <text:p>17</text:p>
          </table:table-cell>
          <table:table-cell office:value-type="float" office:value="0.735013609782">
            <text:p>0.7350136098</text:p>
          </table:table-cell>
          <table:table-cell office:value-type="float" office:value="0">
            <text:p>0</text:p>
          </table:table-cell>
          <table:table-cell office:value-type="float" office:value="0.964457994149">
            <text:p>0.9644579941</text:p>
          </table:table-cell>
          <table:table-cell office:value-type="float" office:value="34">
            <text:p>34</text:p>
          </table:table-cell>
          <table:table-cell office:value-type="float" office:value="0.963084912697">
            <text:p>0.9630849127</text:p>
          </table:table-cell>
          <table:table-cell office:value-type="float" office:value="30">
            <text:p>30</text:p>
          </table:table-cell>
          <table:table-cell office:value-type="float" office:value="0.961651149267">
            <text:p>0.9616511493</text:p>
          </table:table-cell>
          <table:table-cell office:value-type="float" office:value="27">
            <text:p>27</text:p>
          </table:table-cell>
          <table:table-cell office:value-type="float" office:value="0.739160963958">
            <text:p>0.739160964</text:p>
          </table:table-cell>
          <table:table-cell office:value-type="float" office:value="0">
            <text:p>0</text:p>
          </table:table-cell>
          <table:table-cell office:value-type="float" office:value="0.951041812142">
            <text:p>0.9510418121</text:p>
          </table:table-cell>
          <table:table-cell office:value-type="float" office:value="18">
            <text:p>18</text:p>
          </table:table-cell>
          <table:table-cell office:value-type="float" office:value="0.94859554079">
            <text:p>0.9485955408</text:p>
          </table:table-cell>
          <table:table-cell office:value-type="float" office:value="17">
            <text:p>17</text:p>
          </table:table-cell>
          <table:table-cell office:value-type="float" office:value="0.952008347169">
            <text:p>0.9520083472</text:p>
          </table:table-cell>
          <table:table-cell office:value-type="float" office:value="20">
            <text:p>20</text:p>
          </table:table-cell>
          <table:table-cell office:value-type="float" office:value="0.725252475006">
            <text:p>0.725252475</text:p>
          </table:table-cell>
          <table:table-cell office:value-type="float" office:value="0">
            <text:p>0</text:p>
          </table:table-cell>
          <table:table-cell office:value-type="float" office:value="0.729587708123">
            <text:p>0.7295877081</text:p>
          </table:table-cell>
          <table:table-cell office:value-type="float" office:value="0">
            <text:p>0</text:p>
          </table:table-cell>
          <table:table-cell office:value-type="float" office:value="0.725311069923">
            <text:p>0.7253110699</text:p>
          </table:table-cell>
          <table:table-cell office:value-type="float" office:value="0">
            <text:p>0</text:p>
          </table:table-cell>
          <table:table-cell office:value-type="float" office:value="0.92399862967">
            <text:p>0.9239986297</text:p>
          </table:table-cell>
          <table:table-cell office:value-type="float" office:value="6">
            <text:p>6</text:p>
          </table:table-cell>
          <table:table-cell office:value-type="float" office:value="0.923817574891">
            <text:p>0.9238175749</text:p>
          </table:table-cell>
          <table:table-cell office:value-type="float" office:value="13">
            <text:p>13</text:p>
          </table:table-cell>
          <table:table-cell office:value-type="float" office:value="0.923018540293">
            <text:p>0.9230185403</text:p>
          </table:table-cell>
          <table:table-cell office:value-type="float" office:value="13">
            <text:p>13</text:p>
          </table:table-cell>
          <table:table-cell office:value-type="float" office:value="0.923244760169">
            <text:p>0.9232447602</text:p>
          </table:table-cell>
          <table:table-cell office:value-type="float" office:value="13">
            <text:p>13</text:p>
          </table:table-cell>
          <table:table-cell office:value-type="float" office:value="0.921556644372">
            <text:p>0.9215566444</text:p>
          </table:table-cell>
          <table:table-cell office:value-type="float" office:value="9">
            <text:p>9</text:p>
          </table:table-cell>
          <table:table-cell office:value-type="float" office:value="0.919154582694">
            <text:p>0.9191545827</text:p>
          </table:table-cell>
          <table:table-cell office:value-type="float" office:value="12">
            <text:p>12</text:p>
          </table:table-cell>
          <table:table-cell office:value-type="float" office:value="0.728938227105">
            <text:p>0.7289382271</text:p>
          </table:table-cell>
          <table:table-cell office:value-type="float" office:value="0">
            <text:p>0</text:p>
          </table:table-cell>
          <table:table-cell office:value-type="float" office:value="0.720652385143">
            <text:p>0.7206523851</text:p>
          </table:table-cell>
          <table:table-cell office:value-type="float" office:value="0">
            <text:p>0</text:p>
          </table:table-cell>
          <table:table-cell office:value-type="float" office:value="0.711760092999">
            <text:p>0.711760093</text:p>
          </table:table-cell>
          <table:table-cell office:value-type="float" office:value="0">
            <text:p>0</text:p>
          </table:table-cell>
          <table:table-cell office:value-type="float" office:value="0.941561374446">
            <text:p>0.9415613744</text:p>
          </table:table-cell>
          <table:table-cell office:value-type="float" office:value="14">
            <text:p>14</text:p>
          </table:table-cell>
          <table:table-cell office:value-type="float" office:value="0.942647362792">
            <text:p>0.9426473628</text:p>
          </table:table-cell>
          <table:table-cell office:value-type="float" office:value="15">
            <text:p>15</text:p>
          </table:table-cell>
          <table:table-cell office:value-type="float" office:value="0.941458604024">
            <text:p>0.941458604</text:p>
          </table:table-cell>
          <table:table-cell office:value-type="float" office:value="14">
            <text:p>14</text:p>
          </table:table-cell>
          <table:table-cell office:value-type="float" office:value="0.945655038016">
            <text:p>0.945655038</text:p>
          </table:table-cell>
          <table:table-cell office:value-type="float" office:value="15">
            <text:p>15</text:p>
          </table:table-cell>
          <table:table-cell office:value-type="float" office:value="0.939124952945">
            <text:p>0.9391249529</text:p>
          </table:table-cell>
          <table:table-cell office:value-type="float" office:value="12">
            <text:p>12</text:p>
          </table:table-cell>
          <table:table-cell office:value-type="float" office:value="0.936251991738">
            <text:p>0.93625199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0.820221368158">
            <text:p>0.8202213682</text:p>
          </table:table-cell>
          <table:table-cell office:value-type="float" office:value="0.830238655283">
            <text:p>0.8302386553</text:p>
          </table:table-cell>
          <table:table-cell office:value-type="float" office:value="0.993479618281">
            <text:p>0.9934796183</text:p>
          </table:table-cell>
          <table:table-cell office:value-type="float" office:value="31">
            <text:p>31</text:p>
          </table:table-cell>
          <table:table-cell office:value-type="float" office:value="0.994729093631">
            <text:p>0.994729093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6156683439">
            <text:p>0.9461566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620688149">
            <text:p>0.97062068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2814955706">
            <text:p>0.9428149557</text:p>
          </table:table-cell>
          <table:table-cell office:value-type="float" office:value="0">
            <text:p>0</text:p>
          </table:table-cell>
          <table:table-cell office:value-type="float" office:value="0.942684108498">
            <text:p>0.9426841085</text:p>
          </table:table-cell>
          <table:table-cell office:value-type="float" office:value="0">
            <text:p>0</text:p>
          </table:table-cell>
          <table:table-cell office:value-type="float" office:value="0.941923572246">
            <text:p>0.9419235722</text:p>
          </table:table-cell>
          <table:table-cell office:value-type="float" office:value="0">
            <text:p>0</text:p>
          </table:table-cell>
          <table:table-cell office:value-type="float" office:value="0.999454540381">
            <text:p>0.9994545404</text:p>
          </table:table-cell>
          <table:table-cell office:value-type="float" office:value="94">
            <text:p>94</text:p>
          </table:table-cell>
          <table:table-cell office:value-type="float" office:value="0.99986633868">
            <text:p>0.9998663387</text:p>
          </table:table-cell>
          <table:table-cell office:value-type="float" office:value="97">
            <text:p>97</text:p>
          </table:table-cell>
          <table:table-cell office:value-type="float" office:value="0.999457629773">
            <text:p>0.9994576298</text:p>
          </table:table-cell>
          <table:table-cell office:value-type="float" office:value="94">
            <text:p>94</text:p>
          </table:table-cell>
          <table:table-cell office:value-type="float" office:value="0.999729950942">
            <text:p>0.9997299509</text:p>
          </table:table-cell>
          <table:table-cell office:value-type="float" office:value="95">
            <text:p>95</text:p>
          </table:table-cell>
          <table:table-cell office:value-type="float" office:value="0.999734314721">
            <text:p>0.9997343147</text:p>
          </table:table-cell>
          <table:table-cell office:value-type="float" office:value="95">
            <text:p>95</text:p>
          </table:table-cell>
          <table:table-cell office:value-type="float" office:value="0.99972857883">
            <text:p>0.9997285788</text:p>
          </table:table-cell>
          <table:table-cell office:value-type="float" office:value="95">
            <text:p>95</text:p>
          </table:table-cell>
          <table:table-cell office:value-type="float" office:value="0.984020320417">
            <text:p>0.9840203204</text:p>
          </table:table-cell>
          <table:table-cell office:value-type="float" office:value="2">
            <text:p>2</text:p>
          </table:table-cell>
          <table:table-cell office:value-type="float" office:value="0.983137622016">
            <text:p>0.983137622</text:p>
          </table:table-cell>
          <table:table-cell office:value-type="float" office:value="1">
            <text:p>1</text:p>
          </table:table-cell>
          <table:table-cell office:value-type="float" office:value="0.958145446119">
            <text:p>0.95814544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0.798018624174">
            <text:p>0.7980186242</text:p>
          </table:table-cell>
          <table:table-cell office:value-type="float" office:value="0.825239366264">
            <text:p>0.8252393663</text:p>
          </table:table-cell>
          <table:table-cell office:value-type="float" office:value="0.884657163776">
            <text:p>0.8846571638</text:p>
          </table:table-cell>
          <table:table-cell office:value-type="float" office:value="0">
            <text:p>0</text:p>
          </table:table-cell>
          <table:table-cell office:value-type="float" office:value="0.886040564762">
            <text:p>0.8860405648</text:p>
          </table:table-cell>
          <table:table-cell office:value-type="float" office:value="0">
            <text:p>0</text:p>
          </table:table-cell>
          <table:table-cell office:value-type="float" office:value="0.943357730438">
            <text:p>0.9433577304</text:p>
          </table:table-cell>
          <table:table-cell office:value-type="float" office:value="0">
            <text:p>0</text:p>
          </table:table-cell>
          <table:table-cell office:value-type="float" office:value="0.943165177394">
            <text:p>0.9431651774</text:p>
          </table:table-cell>
          <table:table-cell office:value-type="float" office:value="0">
            <text:p>0</text:p>
          </table:table-cell>
          <table:table-cell office:value-type="float" office:value="0.944110892328">
            <text:p>0.9441108923</text:p>
          </table:table-cell>
          <table:table-cell office:value-type="float" office:value="1">
            <text:p>1</text:p>
          </table:table-cell>
          <table:table-cell office:value-type="float" office:value="0.83309223377">
            <text:p>0.8330922338</text:p>
          </table:table-cell>
          <table:table-cell office:value-type="float" office:value="0">
            <text:p>0</text:p>
          </table:table-cell>
          <table:table-cell office:value-type="float" office:value="0.943592066049">
            <text:p>0.943592066</text:p>
          </table:table-cell>
          <table:table-cell office:value-type="float" office:value="0">
            <text:p>0</text:p>
          </table:table-cell>
          <table:table-cell office:value-type="float" office:value="0.940876027104">
            <text:p>0.9408760271</text:p>
          </table:table-cell>
          <table:table-cell office:value-type="float" office:value="0">
            <text:p>0</text:p>
          </table:table-cell>
          <table:table-cell office:value-type="float" office:value="0.944096058201">
            <text:p>0.9440960582</text:p>
          </table:table-cell>
          <table:table-cell office:value-type="float" office:value="0">
            <text:p>0</text:p>
          </table:table-cell>
          <table:table-cell office:value-type="float" office:value="0.860508864905">
            <text:p>0.8605088649</text:p>
          </table:table-cell>
          <table:table-cell office:value-type="float" office:value="0">
            <text:p>0</text:p>
          </table:table-cell>
          <table:table-cell office:value-type="float" office:value="0.938160406763">
            <text:p>0.9381604068</text:p>
          </table:table-cell>
          <table:table-cell office:value-type="float" office:value="0">
            <text:p>0</text:p>
          </table:table-cell>
          <table:table-cell office:value-type="float" office:value="0.943468012531">
            <text:p>0.9434680125</text:p>
          </table:table-cell>
          <table:table-cell office:value-type="float" office:value="0">
            <text:p>0</text:p>
          </table:table-cell>
          <table:table-cell office:value-type="float" office:value="0.940656836544">
            <text:p>0.9406568365</text:p>
          </table:table-cell>
          <table:table-cell office:value-type="float" office:value="1">
            <text:p>1</text:p>
          </table:table-cell>
          <table:table-cell office:value-type="float" office:value="0.831611021638">
            <text:p>0.8316110216</text:p>
          </table:table-cell>
          <table:table-cell office:value-type="float" office:value="0">
            <text:p>0</text:p>
          </table:table-cell>
          <table:table-cell office:value-type="float" office:value="0.834237174302">
            <text:p>0.8342371743</text:p>
          </table:table-cell>
          <table:table-cell office:value-type="float" office:value="0">
            <text:p>0</text:p>
          </table:table-cell>
          <table:table-cell office:value-type="float" office:value="0.830455970267">
            <text:p>0.8304559703</text:p>
          </table:table-cell>
          <table:table-cell office:value-type="float" office:value="0">
            <text:p>0</text:p>
          </table:table-cell>
          <table:table-cell office:value-type="float" office:value="0.912056134709">
            <text:p>0.9120561347</text:p>
          </table:table-cell>
          <table:table-cell office:value-type="float" office:value="0">
            <text:p>0</text:p>
          </table:table-cell>
          <table:table-cell office:value-type="float" office:value="0.914116213168">
            <text:p>0.9141162132</text:p>
          </table:table-cell>
          <table:table-cell office:value-type="float" office:value="0">
            <text:p>0</text:p>
          </table:table-cell>
          <table:table-cell office:value-type="float" office:value="0.916149595012">
            <text:p>0.916149595</text:p>
          </table:table-cell>
          <table:table-cell office:value-type="float" office:value="0">
            <text:p>0</text:p>
          </table:table-cell>
          <table:table-cell office:value-type="float" office:value="0.915958253921">
            <text:p>0.9159582539</text:p>
          </table:table-cell>
          <table:table-cell office:value-type="float" office:value="0">
            <text:p>0</text:p>
          </table:table-cell>
          <table:table-cell office:value-type="float" office:value="0.910990771473">
            <text:p>0.9109907715</text:p>
          </table:table-cell>
          <table:table-cell office:value-type="float" office:value="0">
            <text:p>0</text:p>
          </table:table-cell>
          <table:table-cell office:value-type="float" office:value="0.91436855863">
            <text:p>0.9143685586</text:p>
          </table:table-cell>
          <table:table-cell office:value-type="float" office:value="0">
            <text:p>0</text:p>
          </table:table-cell>
          <table:table-cell office:value-type="float" office:value="0.857555325735">
            <text:p>0.8575553257</text:p>
          </table:table-cell>
          <table:table-cell office:value-type="float" office:value="0">
            <text:p>0</text:p>
          </table:table-cell>
          <table:table-cell office:value-type="float" office:value="0.859056005139">
            <text:p>0.8590560051</text:p>
          </table:table-cell>
          <table:table-cell office:value-type="float" office:value="0">
            <text:p>0</text:p>
          </table:table-cell>
          <table:table-cell office:value-type="float" office:value="0.831615140916">
            <text:p>0.8316151409</text:p>
          </table:table-cell>
          <table:table-cell office:value-type="float" office:value="0">
            <text:p>0</text:p>
          </table:table-cell>
          <table:table-cell office:value-type="float" office:value="0.934490294424">
            <text:p>0.9344902944</text:p>
          </table:table-cell>
          <table:table-cell office:value-type="float" office:value="0">
            <text:p>0</text:p>
          </table:table-cell>
          <table:table-cell office:value-type="float" office:value="0.933058606696">
            <text:p>0.9330586067</text:p>
          </table:table-cell>
          <table:table-cell office:value-type="float" office:value="0">
            <text:p>0</text:p>
          </table:table-cell>
          <table:table-cell office:value-type="float" office:value="0.933875389632">
            <text:p>0.9338753896</text:p>
          </table:table-cell>
          <table:table-cell office:value-type="float" office:value="0">
            <text:p>0</text:p>
          </table:table-cell>
          <table:table-cell office:value-type="float" office:value="0.932754535066">
            <text:p>0.9327545351</text:p>
          </table:table-cell>
          <table:table-cell office:value-type="float" office:value="0">
            <text:p>0</text:p>
          </table:table-cell>
          <table:table-cell office:value-type="float" office:value="0.932668401563">
            <text:p>0.9326684016</text:p>
          </table:table-cell>
          <table:table-cell office:value-type="float" office:value="0">
            <text:p>0</text:p>
          </table:table-cell>
          <table:table-cell office:value-type="float" office:value="0.933275585235">
            <text:p>0.933275585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0.788688087605">
            <text:p>0.7886880876</text:p>
          </table:table-cell>
          <table:table-cell office:value-type="float" office:value="0.8219219824">
            <text:p>0.8219219824</text:p>
          </table:table-cell>
          <table:table-cell office:value-type="float" office:value="0.755953429445">
            <text:p>0.7559534294</text:p>
          </table:table-cell>
          <table:table-cell office:value-type="float" office:value="0">
            <text:p>0</text:p>
          </table:table-cell>
          <table:table-cell office:value-type="float" office:value="0.757255512044">
            <text:p>0.757255512</text:p>
          </table:table-cell>
          <table:table-cell office:value-type="float" office:value="0">
            <text:p>0</text:p>
          </table:table-cell>
          <table:table-cell office:value-type="float" office:value="0.896287914407">
            <text:p>0.8962879144</text:p>
          </table:table-cell>
          <table:table-cell office:value-type="float" office:value="0">
            <text:p>0</text:p>
          </table:table-cell>
          <table:table-cell office:value-type="float" office:value="0.895160678918">
            <text:p>0.8951606789</text:p>
          </table:table-cell>
          <table:table-cell office:value-type="float" office:value="0">
            <text:p>0</text:p>
          </table:table-cell>
          <table:table-cell office:value-type="float" office:value="0.895351612388">
            <text:p>0.8953516124</text:p>
          </table:table-cell>
          <table:table-cell office:value-type="float" office:value="0">
            <text:p>0</text:p>
          </table:table-cell>
          <table:table-cell office:value-type="float" office:value="0.71819578741">
            <text:p>0.7181957874</text:p>
          </table:table-cell>
          <table:table-cell office:value-type="float" office:value="0">
            <text:p>0</text:p>
          </table:table-cell>
          <table:table-cell office:value-type="float" office:value="0.917246043533">
            <text:p>0.9172460435</text:p>
          </table:table-cell>
          <table:table-cell office:value-type="float" office:value="0">
            <text:p>0</text:p>
          </table:table-cell>
          <table:table-cell office:value-type="float" office:value="0.91599137638">
            <text:p>0.9159913764</text:p>
          </table:table-cell>
          <table:table-cell office:value-type="float" office:value="0">
            <text:p>0</text:p>
          </table:table-cell>
          <table:table-cell office:value-type="float" office:value="0.91505885557">
            <text:p>0.9150588556</text:p>
          </table:table-cell>
          <table:table-cell office:value-type="float" office:value="0">
            <text:p>0</text:p>
          </table:table-cell>
          <table:table-cell office:value-type="float" office:value="0.736261238235">
            <text:p>0.7362612382</text:p>
          </table:table-cell>
          <table:table-cell office:value-type="float" office:value="0">
            <text:p>0</text:p>
          </table:table-cell>
          <table:table-cell office:value-type="float" office:value="0.896011665241">
            <text:p>0.8960116652</text:p>
          </table:table-cell>
          <table:table-cell office:value-type="float" office:value="0">
            <text:p>0</text:p>
          </table:table-cell>
          <table:table-cell office:value-type="float" office:value="0.896159161246">
            <text:p>0.8961591612</text:p>
          </table:table-cell>
          <table:table-cell office:value-type="float" office:value="0">
            <text:p>0</text:p>
          </table:table-cell>
          <table:table-cell office:value-type="float" office:value="0.896250397856">
            <text:p>0.8962503979</text:p>
          </table:table-cell>
          <table:table-cell office:value-type="float" office:value="0">
            <text:p>0</text:p>
          </table:table-cell>
          <table:table-cell office:value-type="float" office:value="0.721081434533">
            <text:p>0.7210814345</text:p>
          </table:table-cell>
          <table:table-cell office:value-type="float" office:value="0">
            <text:p>0</text:p>
          </table:table-cell>
          <table:table-cell office:value-type="float" office:value="0.719749653142">
            <text:p>0.7197496531</text:p>
          </table:table-cell>
          <table:table-cell office:value-type="float" office:value="0">
            <text:p>0</text:p>
          </table:table-cell>
          <table:table-cell office:value-type="float" office:value="0.720823753015">
            <text:p>0.720823753</text:p>
          </table:table-cell>
          <table:table-cell office:value-type="float" office:value="0">
            <text:p>0</text:p>
          </table:table-cell>
          <table:table-cell office:value-type="float" office:value="0.858824230101">
            <text:p>0.8588242301</text:p>
          </table:table-cell>
          <table:table-cell office:value-type="float" office:value="0">
            <text:p>0</text:p>
          </table:table-cell>
          <table:table-cell office:value-type="float" office:value="0.858721227342">
            <text:p>0.8587212273</text:p>
          </table:table-cell>
          <table:table-cell office:value-type="float" office:value="0">
            <text:p>0</text:p>
          </table:table-cell>
          <table:table-cell office:value-type="float" office:value="0.85621424069">
            <text:p>0.8562142407</text:p>
          </table:table-cell>
          <table:table-cell office:value-type="float" office:value="0">
            <text:p>0</text:p>
          </table:table-cell>
          <table:table-cell office:value-type="float" office:value="0.856104734495">
            <text:p>0.8561047345</text:p>
          </table:table-cell>
          <table:table-cell office:value-type="float" office:value="0">
            <text:p>0</text:p>
          </table:table-cell>
          <table:table-cell office:value-type="float" office:value="0.857938453062">
            <text:p>0.8579384531</text:p>
          </table:table-cell>
          <table:table-cell office:value-type="float" office:value="0">
            <text:p>0</text:p>
          </table:table-cell>
          <table:table-cell office:value-type="float" office:value="0.857118598006">
            <text:p>0.857118598</text:p>
          </table:table-cell>
          <table:table-cell office:value-type="float" office:value="0">
            <text:p>0</text:p>
          </table:table-cell>
          <table:table-cell office:value-type="float" office:value="0.721328891235">
            <text:p>0.7213288912</text:p>
          </table:table-cell>
          <table:table-cell office:value-type="float" office:value="0">
            <text:p>0</text:p>
          </table:table-cell>
          <table:table-cell office:value-type="float" office:value="0.723206549186">
            <text:p>0.7232065492</text:p>
          </table:table-cell>
          <table:table-cell office:value-type="float" office:value="0">
            <text:p>0</text:p>
          </table:table-cell>
          <table:table-cell office:value-type="float" office:value="0.701961695325">
            <text:p>0.7019616953</text:p>
          </table:table-cell>
          <table:table-cell office:value-type="float" office:value="0">
            <text:p>0</text:p>
          </table:table-cell>
          <table:table-cell office:value-type="float" office:value="0.884066725344">
            <text:p>0.8840667253</text:p>
          </table:table-cell>
          <table:table-cell office:value-type="float" office:value="0">
            <text:p>0</text:p>
          </table:table-cell>
          <table:table-cell office:value-type="float" office:value="0.884761896085">
            <text:p>0.8847618961</text:p>
          </table:table-cell>
          <table:table-cell office:value-type="float" office:value="0">
            <text:p>0</text:p>
          </table:table-cell>
          <table:table-cell office:value-type="float" office:value="0.882433206242">
            <text:p>0.8824332062</text:p>
          </table:table-cell>
          <table:table-cell office:value-type="float" office:value="0">
            <text:p>0</text:p>
          </table:table-cell>
          <table:table-cell office:value-type="float" office:value="0.881805925821">
            <text:p>0.8818059258</text:p>
          </table:table-cell>
          <table:table-cell office:value-type="float" office:value="0">
            <text:p>0</text:p>
          </table:table-cell>
          <table:table-cell office:value-type="float" office:value="0.882544178635">
            <text:p>0.8825441786</text:p>
          </table:table-cell>
          <table:table-cell office:value-type="float" office:value="0">
            <text:p>0</text:p>
          </table:table-cell>
          <table:table-cell office:value-type="float" office:value="0.881696962688">
            <text:p>0.88169696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02285255068778">
            <text:p>0.8022852551</text:p>
          </table:table-cell>
          <table:table-cell table:formula="of:=SUM([.F2:.F10])/COUNT([.$B$2:.$B$10])" office:value-type="float" office:value="0.848919582717111">
            <text:p>0.8489195827</text:p>
          </table:table-cell>
          <table:table-cell table:formula="of:=SUM([.G2:.G10])/COUNT([.$B$2:.$B$10])" office:value-type="float" office:value="0.857301373171111">
            <text:p>0.8573013732</text:p>
          </table:table-cell>
          <table:table-cell table:formula="of:=SUM([.H2:.H10])/COUNT([.H2:.H10])" office:value-type="float" office:value="5">
            <text:p>5</text:p>
          </table:table-cell>
          <table:table-cell table:formula="of:=SUM([.I2:.I10])/COUNT([.$B$2:.$B$10])" office:value-type="float" office:value="0.859873096548667">
            <text:p>0.8598730965</text:p>
          </table:table-cell>
          <table:table-cell table:formula="of:=SUM([.J2:.J10])/COUNT([.J2:.J10])" office:value-type="float" office:value="6">
            <text:p>6</text:p>
          </table:table-cell>
          <table:table-cell table:formula="of:=SUM([.K2:.K10])/COUNT([.$B$2:.$B$10])" office:value-type="float" office:value="0.951833613502222">
            <text:p>0.9518336135</text:p>
          </table:table-cell>
          <table:table-cell table:formula="of:=SUM([.L2:.L10])/COUNT([.L2:.L10])" office:value-type="float" office:value="43.2222222222222">
            <text:p>43.2222222222</text:p>
          </table:table-cell>
          <table:table-cell table:formula="of:=SUM([.M2:.M10])/COUNT([.$B$2:.$B$10])" office:value-type="float" office:value="0.950707042961666">
            <text:p>0.950707043</text:p>
          </table:table-cell>
          <table:table-cell table:formula="of:=SUM([.N2:.N10])/COUNT([.N2:.N10])" office:value-type="float" office:value="43">
            <text:p>43</text:p>
          </table:table-cell>
          <table:table-cell table:formula="of:=SUM([.O2:.O10])/COUNT([.$B$2:.$B$10])" office:value-type="float" office:value="0.950502805091333">
            <text:p>0.9505028051</text:p>
          </table:table-cell>
          <table:table-cell table:formula="of:=SUM([.P2:.P10])/COUNT([.P2:.P10])" office:value-type="float" office:value="43.4444444444444">
            <text:p>43.4444444444</text:p>
          </table:table-cell>
          <table:table-cell table:formula="of:=SUM([.Q2:.Q10])/COUNT([.$B$2:.$B$10])" office:value-type="float" office:value="0.827613606957333">
            <text:p>0.827613607</text:p>
          </table:table-cell>
          <table:table-cell table:formula="of:=SUM([.R2:.R10])/COUNT([.R2:.R10])" office:value-type="float" office:value="0.111111111111111">
            <text:p>0.1111111111</text:p>
          </table:table-cell>
          <table:table-cell table:formula="of:=SUM([.S2:.S10])/COUNT([.$B$2:.$B$10])" office:value-type="float" office:value="0.959096366075778">
            <text:p>0.9590963661</text:p>
          </table:table-cell>
          <table:table-cell table:formula="of:=SUM([.T2:.T10])/COUNT([.T2:.T10])" office:value-type="float" office:value="47.2222222222222">
            <text:p>47.2222222222</text:p>
          </table:table-cell>
          <table:table-cell table:formula="of:=SUM([.U2:.U10])/COUNT([.$B$2:.$B$10])" office:value-type="float" office:value="0.955885118518333">
            <text:p>0.9558851185</text:p>
          </table:table-cell>
          <table:table-cell table:formula="of:=SUM([.V2:.V10])/COUNT([.V2:.V10])" office:value-type="float" office:value="44.5555555555556">
            <text:p>44.5555555556</text:p>
          </table:table-cell>
          <table:table-cell table:formula="of:=SUM([.W2:.W10])/COUNT([.$B$2:.$B$10])" office:value-type="float" office:value="0.956898293485889">
            <text:p>0.9568982935</text:p>
          </table:table-cell>
          <table:table-cell table:formula="of:=SUM([.X2:.X10])/COUNT([.X2:.X10])" office:value-type="float" office:value="44.7777777777778">
            <text:p>44.7777777778</text:p>
          </table:table-cell>
          <table:table-cell table:formula="of:=SUM([.Y2:.Y10])/COUNT([.$B$2:.$B$10])" office:value-type="float" office:value="0.844506183033667">
            <text:p>0.844506183</text:p>
          </table:table-cell>
          <table:table-cell table:formula="of:=SUM([.Z2:.Z10])/COUNT([.Z2:.Z10])" office:value-type="float" office:value="0.333333333333333">
            <text:p>0.3333333333</text:p>
          </table:table-cell>
          <table:table-cell table:formula="of:=SUM([.AA2:.AA10])/COUNT([.$B$2:.$B$10])" office:value-type="float" office:value="0.951812634061889">
            <text:p>0.9518126341</text:p>
          </table:table-cell>
          <table:table-cell table:formula="of:=SUM([.AB2:.AB10])/COUNT([.AB2:.AB10])" office:value-type="float" office:value="43.7777777777778">
            <text:p>43.7777777778</text:p>
          </table:table-cell>
          <table:table-cell table:formula="of:=SUM([.AC2:.AC10])/COUNT([.$B$2:.$B$10])" office:value-type="float" office:value="0.951502739018111">
            <text:p>0.951502739</text:p>
          </table:table-cell>
          <table:table-cell table:formula="of:=SUM([.AD2:.AD10])/COUNT([.AD2:.AD10])" office:value-type="float" office:value="42.4444444444444">
            <text:p>42.4444444444</text:p>
          </table:table-cell>
          <table:table-cell table:formula="of:=SUM([.AE2:.AE10])/COUNT([.$B$2:.$B$10])" office:value-type="float" office:value="0.950563091774333">
            <text:p>0.9505630918</text:p>
          </table:table-cell>
          <table:table-cell table:formula="of:=SUM([.AF2:.AF10])/COUNT([.AF2:.AF10])" office:value-type="float" office:value="44.4444444444444">
            <text:p>44.4444444444</text:p>
          </table:table-cell>
          <table:table-cell table:formula="of:=SUM([.AG2:.AG10])/COUNT([.$B$2:.$B$10])" office:value-type="float" office:value="0.824108991450667">
            <text:p>0.8241089915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24122414760333">
            <text:p>0.8241224148</text:p>
          </table:table-cell>
          <table:table-cell table:formula="of:=SUM([.AJ2:.AJ10])/COUNT([.AJ2:.AJ10])" office:value-type="float" office:value="0.555555555555556">
            <text:p>0.5555555556</text:p>
          </table:table-cell>
          <table:table-cell table:formula="of:=SUM([.AK2:.AK10])/COUNT([.$B$2:.$B$10])" office:value-type="float" office:value="0.821039758670778">
            <text:p>0.8210397587</text:p>
          </table:table-cell>
          <table:table-cell table:formula="of:=SUM([.AL2:.AL10])/COUNT([.AL2:.AL10])" office:value-type="float" office:value="0.222222222222222">
            <text:p>0.2222222222</text:p>
          </table:table-cell>
          <table:table-cell table:formula="of:=SUM([.AM2:.AM10])/COUNT([.$B$2:.$B$10])" office:value-type="float" office:value="0.932247991720111">
            <text:p>0.9322479917</text:p>
          </table:table-cell>
          <table:table-cell table:formula="of:=SUM([.AN2:.AN10])/COUNT([.AN2:.AN10])" office:value-type="float" office:value="33.6666666666667">
            <text:p>33.6666666667</text:p>
          </table:table-cell>
          <table:table-cell table:formula="of:=SUM([.AO2:.AO10])/COUNT([.$B$2:.$B$10])" office:value-type="float" office:value="0.933526043535555">
            <text:p>0.9335260435</text:p>
          </table:table-cell>
          <table:table-cell table:formula="of:=SUM([.AP2:.AP10])/COUNT([.AP2:.AP10])" office:value-type="float" office:value="36">
            <text:p>36</text:p>
          </table:table-cell>
          <table:table-cell table:formula="of:=SUM([.AQ2:.AQ10])/COUNT([.$B$2:.$B$10])" office:value-type="float" office:value="0.931953308764555">
            <text:p>0.9319533088</text:p>
          </table:table-cell>
          <table:table-cell table:formula="of:=SUM([.AR2:.AR10])/COUNT([.AR2:.AR10])" office:value-type="float" office:value="33.5555555555556">
            <text:p>33.5555555556</text:p>
          </table:table-cell>
          <table:table-cell table:formula="of:=SUM([.AS2:.AS10])/COUNT([.$B$2:.$B$10])" office:value-type="float" office:value="0.933699548909333">
            <text:p>0.9336995489</text:p>
          </table:table-cell>
          <table:table-cell table:formula="of:=SUM([.AT2:.AT10])/COUNT([.AT2:.AT10])" office:value-type="float" office:value="35.1111111111111">
            <text:p>35.1111111111</text:p>
          </table:table-cell>
          <table:table-cell table:formula="of:=SUM([.AU2:.AU10])/COUNT([.$B$2:.$B$10])" office:value-type="float" office:value="0.931576557148111">
            <text:p>0.9315765571</text:p>
          </table:table-cell>
          <table:table-cell table:formula="of:=SUM([.AV2:.AV10])/COUNT([.AV2:.AV10])" office:value-type="float" office:value="33.6666666666667">
            <text:p>33.6666666667</text:p>
          </table:table-cell>
          <table:table-cell table:formula="of:=SUM([.AW2:.AW10])/COUNT([.$B$2:.$B$10])" office:value-type="float" office:value="0.928825211211444">
            <text:p>0.9288252112</text:p>
          </table:table-cell>
          <table:table-cell table:formula="of:=SUM([.AX2:.AX10])/COUNT([.AX2:.AX10])" office:value-type="float" office:value="32.7777777777778">
            <text:p>32.7777777778</text:p>
          </table:table-cell>
          <table:table-cell table:formula="of:=SUM([.AY2:.AY10])/COUNT([.$B$2:.$B$10])" office:value-type="float" office:value="0.838950623106889">
            <text:p>0.8389506231</text:p>
          </table:table-cell>
          <table:table-cell table:formula="of:=SUM([.AZ2:.AZ10])/COUNT([.AZ2:.AZ10])" office:value-type="float" office:value="0.777777777777778">
            <text:p>0.7777777778</text:p>
          </table:table-cell>
          <table:table-cell table:formula="of:=SUM([.BA2:.BA10])/COUNT([.$B$2:.$B$10])" office:value-type="float" office:value="0.838625495192667">
            <text:p>0.8386254952</text:p>
          </table:table-cell>
          <table:table-cell table:formula="of:=SUM([.BB2:.BB10])/COUNT([.BB2:.BB10])" office:value-type="float" office:value="0.666666666666667">
            <text:p>0.6666666667</text:p>
          </table:table-cell>
          <table:table-cell table:formula="of:=SUM([.BC2:.BC10])/COUNT([.$B$2:.$B$10])" office:value-type="float" office:value="0.820690314892222">
            <text:p>0.8206903149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45934383815444">
            <text:p>0.9459343838</text:p>
          </table:table-cell>
          <table:table-cell table:formula="of:=SUM([.BF2:.BF10])/COUNT([.BF2:.BF10])" office:value-type="float" office:value="42">
            <text:p>42</text:p>
          </table:table-cell>
          <table:table-cell table:formula="of:=SUM([.BG2:.BG10])/COUNT([.$B$2:.$B$10])" office:value-type="float" office:value="0.947116102985111">
            <text:p>0.947116103</text:p>
          </table:table-cell>
          <table:table-cell table:formula="of:=SUM([.BH2:.BH10])/COUNT([.BH2:.BH10])" office:value-type="float" office:value="43.1111111111111">
            <text:p>43.1111111111</text:p>
          </table:table-cell>
          <table:table-cell table:formula="of:=SUM([.BI2:.BI10])/COUNT([.$B$2:.$B$10])" office:value-type="float" office:value="0.944872863826444">
            <text:p>0.9448728638</text:p>
          </table:table-cell>
          <table:table-cell table:formula="of:=SUM([.BJ2:.BJ10])/COUNT([.BJ2:.BJ10])" office:value-type="float" office:value="41.2222222222222">
            <text:p>41.2222222222</text:p>
          </table:table-cell>
          <table:table-cell table:formula="of:=SUM([.BK2:.BK10])/COUNT([.$B$2:.$B$10])" office:value-type="float" office:value="0.946414935688778">
            <text:p>0.9464149357</text:p>
          </table:table-cell>
          <table:table-cell table:formula="of:=SUM([.BL2:.BL10])/COUNT([.BL2:.BL10])" office:value-type="float" office:value="41.8888888888889">
            <text:p>41.8888888889</text:p>
          </table:table-cell>
          <table:table-cell table:formula="of:=SUM([.BM2:.BM10])/COUNT([.$B$2:.$B$10])" office:value-type="float" office:value="0.944507626047556">
            <text:p>0.944507626</text:p>
          </table:table-cell>
          <table:table-cell table:formula="of:=SUM([.BN2:.BN10])/COUNT([.BN2:.BN10])" office:value-type="float" office:value="41.2222222222222">
            <text:p>41.2222222222</text:p>
          </table:table-cell>
          <table:table-cell table:formula="of:=SUM([.BO2:.BO10])/COUNT([.$B$2:.$B$10])" office:value-type="float" office:value="0.943523678992111">
            <text:p>0.943523679</text:p>
          </table:table-cell>
          <table:table-cell table:formula="of:=SUM([.BP2:.BP10])/COUNT([.BP2:.BP10])" office:value-type="float" office:value="40.8888888888889">
            <text:p>40.8888888889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8 - rem 0.8" table:style-name="ta1">
        <table:shapes>
          <draw:frame draw:z-index="0" draw:style-name="gr1" svg:width="46.932cm" svg:height="11.393cm" svg:x="2.6cm" svg:y="5.55cm">
            <draw:object draw:notify-on-update-of-ranges="'mf 0.8 - rem 0.8'.A2:'mf 0.8 - rem 0.8'.A11 'mf 0.8 - rem 0.8'.L1:'mf 0.8 - rem 0.8'.L1 'mf 0.8 - rem 0.8'.L2:'mf 0.8 - rem 0.8'.L11 'mf 0.8 - rem 0.8'.N1:'mf 0.8 - rem 0.8'.N1 'mf 0.8 - rem 0.8'.N2:'mf 0.8 - rem 0.8'.N11 'mf 0.8 - rem 0.8'.P1:'mf 0.8 - rem 0.8'.P1 'mf 0.8 - rem 0.8'.P2:'mf 0.8 - rem 0.8'.P11 'mf 0.8 - rem 0.8'.T1:'mf 0.8 - rem 0.8'.T1 'mf 0.8 - rem 0.8'.T2:'mf 0.8 - rem 0.8'.T11 'mf 0.8 - rem 0.8'.V1:'mf 0.8 - rem 0.8'.V1 'mf 0.8 - rem 0.8'.V2:'mf 0.8 - rem 0.8'.V11 'mf 0.8 - rem 0.8'.X1:'mf 0.8 - rem 0.8'.X1 'mf 0.8 - rem 0.8'.X2:'mf 0.8 - rem 0.8'.X11 'mf 0.8 - rem 0.8'.AB1:'mf 0.8 - rem 0.8'.AB1 'mf 0.8 - rem 0.8'.AB2:'mf 0.8 - rem 0.8'.AB11 'mf 0.8 - rem 0.8'.AD1:'mf 0.8 - rem 0.8'.AD1 'mf 0.8 - rem 0.8'.AD2:'mf 0.8 - rem 0.8'.AD11 'mf 0.8 - rem 0.8'.AF1:'mf 0.8 - rem 0.8'.AF1 'mf 0.8 - rem 0.8'.AF2:'mf 0.8 - rem 0.8'.AF11 'mf 0.8 - rem 0.8'.BF1:'mf 0.8 - rem 0.8'.BF1 'mf 0.8 - rem 0.8'.BF2:'mf 0.8 - rem 0.8'.BF11 'mf 0.8 - rem 0.8'.BH1:'mf 0.8 - rem 0.8'.BH1 'mf 0.8 - rem 0.8'.BH2:'mf 0.8 - rem 0.8'.BH11 'mf 0.8 - rem 0.8'.BJ1:'mf 0.8 - rem 0.8'.BJ1 'mf 0.8 - rem 0.8'.BJ2:'mf 0.8 - rem 0.8'.BJ11 'mf 0.8 - rem 0.8'.BL1:'mf 0.8 - rem 0.8'.BL1 'mf 0.8 - rem 0.8'.BL2:'mf 0.8 - rem 0.8'.BL11 'mf 0.8 - rem 0.8'.BN1:'mf 0.8 - rem 0.8'.BN1 'mf 0.8 - rem 0.8'.BN2:'mf 0.8 - rem 0.8'.BN11 'mf 0.8 - rem 0.8'.BP1:'mf 0.8 - rem 0.8'.BP1 'mf 0.8 - rem 0.8'.BP2:'mf 0.8 - rem 0.8'.BP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45.949cm" svg:height="12.408cm" svg:x="2.463cm" svg:y="17.395cm">
            <draw:object draw:notify-on-update-of-ranges="'mf 0.8 - rem 0.8'.A2:'mf 0.8 - rem 0.8'.A11 'mf 0.8 - rem 0.8'.K1:'mf 0.8 - rem 0.8'.K1 'mf 0.8 - rem 0.8'.K2:'mf 0.8 - rem 0.8'.K11 'mf 0.8 - rem 0.8'.M1:'mf 0.8 - rem 0.8'.M1 'mf 0.8 - rem 0.8'.M2:'mf 0.8 - rem 0.8'.M11 'mf 0.8 - rem 0.8'.O1:'mf 0.8 - rem 0.8'.O1 'mf 0.8 - rem 0.8'.O2:'mf 0.8 - rem 0.8'.O11 'mf 0.8 - rem 0.8'.S1:'mf 0.8 - rem 0.8'.S1 'mf 0.8 - rem 0.8'.S2:'mf 0.8 - rem 0.8'.S11 'mf 0.8 - rem 0.8'.U1:'mf 0.8 - rem 0.8'.U1 'mf 0.8 - rem 0.8'.U2:'mf 0.8 - rem 0.8'.U11 'mf 0.8 - rem 0.8'.W1:'mf 0.8 - rem 0.8'.W1 'mf 0.8 - rem 0.8'.W2:'mf 0.8 - rem 0.8'.W11 'mf 0.8 - rem 0.8'.AA1:'mf 0.8 - rem 0.8'.AA1 'mf 0.8 - rem 0.8'.AA2:'mf 0.8 - rem 0.8'.AA11 'mf 0.8 - rem 0.8'.AC1:'mf 0.8 - rem 0.8'.AC1 'mf 0.8 - rem 0.8'.AC2:'mf 0.8 - rem 0.8'.AC11 'mf 0.8 - rem 0.8'.AE1:'mf 0.8 - rem 0.8'.AE1 'mf 0.8 - rem 0.8'.AE2:'mf 0.8 - rem 0.8'.AE11 'mf 0.8 - rem 0.8'.BE1:'mf 0.8 - rem 0.8'.BE1 'mf 0.8 - rem 0.8'.BE2:'mf 0.8 - rem 0.8'.BE11 'mf 0.8 - rem 0.8'.BG1:'mf 0.8 - rem 0.8'.BG1 'mf 0.8 - rem 0.8'.BG2:'mf 0.8 - rem 0.8'.BG11 'mf 0.8 - rem 0.8'.BI1:'mf 0.8 - rem 0.8'.BI1 'mf 0.8 - rem 0.8'.BI2:'mf 0.8 - rem 0.8'.BI11 'mf 0.8 - rem 0.8'.BK1:'mf 0.8 - rem 0.8'.BK1 'mf 0.8 - rem 0.8'.BK2:'mf 0.8 - rem 0.8'.BK11 'mf 0.8 - rem 0.8'.BM1:'mf 0.8 - rem 0.8'.BM1 'mf 0.8 - rem 0.8'.BM2:'mf 0.8 - rem 0.8'.BM11 'mf 0.8 - rem 0.8'.BO1:'mf 0.8 - rem 0.8'.BO1 'mf 0.8 - rem 0.8'.BO2:'mf 0.8 - rem 0.8'.BO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857707545408">
            <text:p>0.8577075454</text:p>
          </table:table-cell>
          <table:table-cell office:value-type="float" office:value="0.876207190688">
            <text:p>0.8762071907</text:p>
          </table:table-cell>
          <table:table-cell office:value-type="float" office:value="0.951641773418">
            <text:p>0.9516417734</text:p>
          </table:table-cell>
          <table:table-cell office:value-type="float" office:value="6">
            <text:p>6</text:p>
          </table:table-cell>
          <table:table-cell office:value-type="float" office:value="0.953219930879">
            <text:p>0.9532199309</text:p>
          </table:table-cell>
          <table:table-cell office:value-type="float" office:value="7">
            <text:p>7</text:p>
          </table:table-cell>
          <table:table-cell office:value-type="float" office:value="0.984525686899">
            <text:p>0.9845256869</text:p>
          </table:table-cell>
          <table:table-cell office:value-type="float" office:value="87">
            <text:p>87</text:p>
          </table:table-cell>
          <table:table-cell office:value-type="float" office:value="0.986934719051">
            <text:p>0.9869347191</text:p>
          </table:table-cell>
          <table:table-cell office:value-type="float" office:value="87">
            <text:p>87</text:p>
          </table:table-cell>
          <table:table-cell office:value-type="float" office:value="0.992612455275">
            <text:p>0.9926124553</text:p>
          </table:table-cell>
          <table:table-cell office:value-type="float" office:value="88">
            <text:p>88</text:p>
          </table:table-cell>
          <table:table-cell office:value-type="float" office:value="0.92483426371">
            <text:p>0.9248342637</text:p>
          </table:table-cell>
          <table:table-cell office:value-type="float" office:value="0">
            <text:p>0</text:p>
          </table:table-cell>
          <table:table-cell office:value-type="float" office:value="0.981041087021">
            <text:p>0.981041087</text:p>
          </table:table-cell>
          <table:table-cell office:value-type="float" office:value="81">
            <text:p>81</text:p>
          </table:table-cell>
          <table:table-cell office:value-type="float" office:value="0.981646321374">
            <text:p>0.9816463214</text:p>
          </table:table-cell>
          <table:table-cell office:value-type="float" office:value="77">
            <text:p>77</text:p>
          </table:table-cell>
          <table:table-cell office:value-type="float" office:value="0.98739773315">
            <text:p>0.9873977332</text:p>
          </table:table-cell>
          <table:table-cell office:value-type="float" office:value="85">
            <text:p>85</text:p>
          </table:table-cell>
          <table:table-cell office:value-type="float" office:value="0.948455138372">
            <text:p>0.9484551384</text:p>
          </table:table-cell>
          <table:table-cell office:value-type="float" office:value="2">
            <text:p>2</text:p>
          </table:table-cell>
          <table:table-cell office:value-type="float" office:value="0.989711335902">
            <text:p>0.9897113359</text:p>
          </table:table-cell>
          <table:table-cell office:value-type="float" office:value="89">
            <text:p>89</text:p>
          </table:table-cell>
          <table:table-cell office:value-type="float" office:value="0.990867837717">
            <text:p>0.9908678377</text:p>
          </table:table-cell>
          <table:table-cell office:value-type="float" office:value="87">
            <text:p>87</text:p>
          </table:table-cell>
          <table:table-cell office:value-type="float" office:value="0.989326827831">
            <text:p>0.9893268278</text:p>
          </table:table-cell>
          <table:table-cell office:value-type="float" office:value="89">
            <text:p>89</text:p>
          </table:table-cell>
          <table:table-cell office:value-type="float" office:value="0.933920542261">
            <text:p>0.9339205423</text:p>
          </table:table-cell>
          <table:table-cell office:value-type="float" office:value="1">
            <text:p>1</text:p>
          </table:table-cell>
          <table:table-cell office:value-type="float" office:value="0.932354441072">
            <text:p>0.9323544411</text:p>
          </table:table-cell>
          <table:table-cell office:value-type="float" office:value="3">
            <text:p>3</text:p>
          </table:table-cell>
          <table:table-cell office:value-type="float" office:value="0.925423501552">
            <text:p>0.9254235016</text:p>
          </table:table-cell>
          <table:table-cell office:value-type="float" office:value="1">
            <text:p>1</text:p>
          </table:table-cell>
          <table:table-cell office:value-type="float" office:value="0.95741353784">
            <text:p>0.9574135378</text:p>
          </table:table-cell>
          <table:table-cell office:value-type="float" office:value="40">
            <text:p>40</text:p>
          </table:table-cell>
          <table:table-cell office:value-type="float" office:value="0.956026685061">
            <text:p>0.9560266851</text:p>
          </table:table-cell>
          <table:table-cell office:value-type="float" office:value="43">
            <text:p>43</text:p>
          </table:table-cell>
          <table:table-cell office:value-type="float" office:value="0.953487419037">
            <text:p>0.953487419</text:p>
          </table:table-cell>
          <table:table-cell office:value-type="float" office:value="38">
            <text:p>38</text:p>
          </table:table-cell>
          <table:table-cell office:value-type="float" office:value="0.96258306654">
            <text:p>0.9625830665</text:p>
          </table:table-cell>
          <table:table-cell office:value-type="float" office:value="47">
            <text:p>47</text:p>
          </table:table-cell>
          <table:table-cell office:value-type="float" office:value="0.959775135294">
            <text:p>0.9597751353</text:p>
          </table:table-cell>
          <table:table-cell office:value-type="float" office:value="48">
            <text:p>48</text:p>
          </table:table-cell>
          <table:table-cell office:value-type="float" office:value="0.960985649259">
            <text:p>0.9609856493</text:p>
          </table:table-cell>
          <table:table-cell office:value-type="float" office:value="43">
            <text:p>43</text:p>
          </table:table-cell>
          <table:table-cell office:value-type="float" office:value="0.938410222154">
            <text:p>0.9384102222</text:p>
          </table:table-cell>
          <table:table-cell office:value-type="float" office:value="0">
            <text:p>0</text:p>
          </table:table-cell>
          <table:table-cell office:value-type="float" office:value="0.937549534714">
            <text:p>0.9375495347</text:p>
          </table:table-cell>
          <table:table-cell office:value-type="float" office:value="2">
            <text:p>2</text:p>
          </table:table-cell>
          <table:table-cell office:value-type="float" office:value="0.932544781273">
            <text:p>0.9325447813</text:p>
          </table:table-cell>
          <table:table-cell office:value-type="float" office:value="1">
            <text:p>1</text:p>
          </table:table-cell>
          <table:table-cell office:value-type="float" office:value="0.982034659945">
            <text:p>0.9820346599</text:p>
          </table:table-cell>
          <table:table-cell office:value-type="float" office:value="71">
            <text:p>71</text:p>
          </table:table-cell>
          <table:table-cell office:value-type="float" office:value="0.980541603281">
            <text:p>0.9805416033</text:p>
          </table:table-cell>
          <table:table-cell office:value-type="float" office:value="68">
            <text:p>68</text:p>
          </table:table-cell>
          <table:table-cell office:value-type="float" office:value="0.985537304245">
            <text:p>0.9855373042</text:p>
          </table:table-cell>
          <table:table-cell office:value-type="float" office:value="73">
            <text:p>73</text:p>
          </table:table-cell>
          <table:table-cell office:value-type="float" office:value="0.978143152236">
            <text:p>0.9781431522</text:p>
          </table:table-cell>
          <table:table-cell office:value-type="float" office:value="66">
            <text:p>66</text:p>
          </table:table-cell>
          <table:table-cell office:value-type="float" office:value="0.98530346776">
            <text:p>0.9853034678</text:p>
          </table:table-cell>
          <table:table-cell office:value-type="float" office:value="79">
            <text:p>79</text:p>
          </table:table-cell>
          <table:table-cell office:value-type="float" office:value="0.986931631121">
            <text:p>0.9869316311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50978164273">
            <text:p>0.8509781643</text:p>
          </table:table-cell>
          <table:table-cell office:value-type="float" office:value="0.894443299823">
            <text:p>0.8944432998</text:p>
          </table:table-cell>
          <table:table-cell office:value-type="float" office:value="0.818840342046">
            <text:p>0.818840342</text:p>
          </table:table-cell>
          <table:table-cell office:value-type="float" office:value="0">
            <text:p>0</text:p>
          </table:table-cell>
          <table:table-cell office:value-type="float" office:value="0.818428598139">
            <text:p>0.8184285981</text:p>
          </table:table-cell>
          <table:table-cell office:value-type="float" office:value="0">
            <text:p>0</text:p>
          </table:table-cell>
          <table:table-cell office:value-type="float" office:value="0.858166755233">
            <text:p>0.8581667552</text:p>
          </table:table-cell>
          <table:table-cell office:value-type="float" office:value="1">
            <text:p>1</text:p>
          </table:table-cell>
          <table:table-cell office:value-type="float" office:value="0.857748323359">
            <text:p>0.8577483234</text:p>
          </table:table-cell>
          <table:table-cell office:value-type="float" office:value="1">
            <text:p>1</text:p>
          </table:table-cell>
          <table:table-cell office:value-type="float" office:value="0.847904130881">
            <text:p>0.8479041309</text:p>
          </table:table-cell>
          <table:table-cell office:value-type="float" office:value="1">
            <text:p>1</text:p>
          </table:table-cell>
          <table:table-cell office:value-type="float" office:value="0.8011186188">
            <text:p>0.8011186188</text:p>
          </table:table-cell>
          <table:table-cell office:value-type="float" office:value="0">
            <text:p>0</text:p>
          </table:table-cell>
          <table:table-cell office:value-type="float" office:value="0.857541577956">
            <text:p>0.857541578</text:p>
          </table:table-cell>
          <table:table-cell office:value-type="float" office:value="1">
            <text:p>1</text:p>
          </table:table-cell>
          <table:table-cell office:value-type="float" office:value="0.846406299052">
            <text:p>0.8464062991</text:p>
          </table:table-cell>
          <table:table-cell office:value-type="float" office:value="2">
            <text:p>2</text:p>
          </table:table-cell>
          <table:table-cell office:value-type="float" office:value="0.838277865047">
            <text:p>0.838277865</text:p>
          </table:table-cell>
          <table:table-cell office:value-type="float" office:value="1">
            <text:p>1</text:p>
          </table:table-cell>
          <table:table-cell office:value-type="float" office:value="0.813055640215">
            <text:p>0.8130556402</text:p>
          </table:table-cell>
          <table:table-cell office:value-type="float" office:value="0">
            <text:p>0</text:p>
          </table:table-cell>
          <table:table-cell office:value-type="float" office:value="0.854895478">
            <text:p>0.854895478</text:p>
          </table:table-cell>
          <table:table-cell office:value-type="float" office:value="2">
            <text:p>2</text:p>
          </table:table-cell>
          <table:table-cell office:value-type="float" office:value="0.865619244553">
            <text:p>0.8656192446</text:p>
          </table:table-cell>
          <table:table-cell office:value-type="float" office:value="2">
            <text:p>2</text:p>
          </table:table-cell>
          <table:table-cell office:value-type="float" office:value="0.847380882524">
            <text:p>0.8473808825</text:p>
          </table:table-cell>
          <table:table-cell office:value-type="float" office:value="3">
            <text:p>3</text:p>
          </table:table-cell>
          <table:table-cell office:value-type="float" office:value="0.799596972395">
            <text:p>0.7995969724</text:p>
          </table:table-cell>
          <table:table-cell office:value-type="float" office:value="0">
            <text:p>0</text:p>
          </table:table-cell>
          <table:table-cell office:value-type="float" office:value="0.803200307293">
            <text:p>0.8032003073</text:p>
          </table:table-cell>
          <table:table-cell office:value-type="float" office:value="0">
            <text:p>0</text:p>
          </table:table-cell>
          <table:table-cell office:value-type="float" office:value="0.807343295942">
            <text:p>0.8073432959</text:p>
          </table:table-cell>
          <table:table-cell office:value-type="float" office:value="0">
            <text:p>0</text:p>
          </table:table-cell>
          <table:table-cell office:value-type="float" office:value="0.82546322605">
            <text:p>0.8254632261</text:p>
          </table:table-cell>
          <table:table-cell office:value-type="float" office:value="0">
            <text:p>0</text:p>
          </table:table-cell>
          <table:table-cell office:value-type="float" office:value="0.837992574196">
            <text:p>0.8379925742</text:p>
          </table:table-cell>
          <table:table-cell office:value-type="float" office:value="2">
            <text:p>2</text:p>
          </table:table-cell>
          <table:table-cell office:value-type="float" office:value="0.836536250507">
            <text:p>0.8365362505</text:p>
          </table:table-cell>
          <table:table-cell office:value-type="float" office:value="0">
            <text:p>0</text:p>
          </table:table-cell>
          <table:table-cell office:value-type="float" office:value="0.835553805235">
            <text:p>0.8355538052</text:p>
          </table:table-cell>
          <table:table-cell office:value-type="float" office:value="0">
            <text:p>0</text:p>
          </table:table-cell>
          <table:table-cell office:value-type="float" office:value="0.832758562076">
            <text:p>0.8327585621</text:p>
          </table:table-cell>
          <table:table-cell office:value-type="float" office:value="0">
            <text:p>0</text:p>
          </table:table-cell>
          <table:table-cell office:value-type="float" office:value="0.830259506257">
            <text:p>0.8302595063</text:p>
          </table:table-cell>
          <table:table-cell office:value-type="float" office:value="0">
            <text:p>0</text:p>
          </table:table-cell>
          <table:table-cell office:value-type="float" office:value="0.799055659916">
            <text:p>0.7990556599</text:p>
          </table:table-cell>
          <table:table-cell office:value-type="float" office:value="0">
            <text:p>0</text:p>
          </table:table-cell>
          <table:table-cell office:value-type="float" office:value="0.802393314896">
            <text:p>0.8023933149</text:p>
          </table:table-cell>
          <table:table-cell office:value-type="float" office:value="0">
            <text:p>0</text:p>
          </table:table-cell>
          <table:table-cell office:value-type="float" office:value="0.80158981826">
            <text:p>0.8015898183</text:p>
          </table:table-cell>
          <table:table-cell office:value-type="float" office:value="0">
            <text:p>0</text:p>
          </table:table-cell>
          <table:table-cell office:value-type="float" office:value="0.850898744553">
            <text:p>0.8508987446</text:p>
          </table:table-cell>
          <table:table-cell office:value-type="float" office:value="0">
            <text:p>0</text:p>
          </table:table-cell>
          <table:table-cell office:value-type="float" office:value="0.847302506162">
            <text:p>0.8473025062</text:p>
          </table:table-cell>
          <table:table-cell office:value-type="float" office:value="0">
            <text:p>0</text:p>
          </table:table-cell>
          <table:table-cell office:value-type="float" office:value="0.850340887775">
            <text:p>0.8503408878</text:p>
          </table:table-cell>
          <table:table-cell office:value-type="float" office:value="1">
            <text:p>1</text:p>
          </table:table-cell>
          <table:table-cell office:value-type="float" office:value="0.84568486953">
            <text:p>0.8456848695</text:p>
          </table:table-cell>
          <table:table-cell office:value-type="float" office:value="0">
            <text:p>0</text:p>
          </table:table-cell>
          <table:table-cell office:value-type="float" office:value="0.839031100855">
            <text:p>0.8390311009</text:p>
          </table:table-cell>
          <table:table-cell office:value-type="float" office:value="0">
            <text:p>0</text:p>
          </table:table-cell>
          <table:table-cell office:value-type="float" office:value="0.835830867602">
            <text:p>0.835830867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6327742877">
            <text:p>0.8463277429</text:p>
          </table:table-cell>
          <table:table-cell office:value-type="float" office:value="0.905621349636">
            <text:p>0.9056213496</text:p>
          </table:table-cell>
          <table:table-cell office:value-type="float" office:value="0.745982594547">
            <text:p>0.7459825945</text:p>
          </table:table-cell>
          <table:table-cell office:value-type="float" office:value="0">
            <text:p>0</text:p>
          </table:table-cell>
          <table:table-cell office:value-type="float" office:value="0.743520340856">
            <text:p>0.7435203409</text:p>
          </table:table-cell>
          <table:table-cell office:value-type="float" office:value="0">
            <text:p>0</text:p>
          </table:table-cell>
          <table:table-cell office:value-type="float" office:value="0.915630925446">
            <text:p>0.9156309254</text:p>
          </table:table-cell>
          <table:table-cell office:value-type="float" office:value="21">
            <text:p>21</text:p>
          </table:table-cell>
          <table:table-cell office:value-type="float" office:value="0.91359114438">
            <text:p>0.9135911444</text:p>
          </table:table-cell>
          <table:table-cell office:value-type="float" office:value="20">
            <text:p>20</text:p>
          </table:table-cell>
          <table:table-cell office:value-type="float" office:value="0.913752903436">
            <text:p>0.9137529034</text:p>
          </table:table-cell>
          <table:table-cell office:value-type="float" office:value="22">
            <text:p>22</text:p>
          </table:table-cell>
          <table:table-cell office:value-type="float" office:value="0.733141587735">
            <text:p>0.7331415877</text:p>
          </table:table-cell>
          <table:table-cell office:value-type="float" office:value="0">
            <text:p>0</text:p>
          </table:table-cell>
          <table:table-cell office:value-type="float" office:value="0.931465151236">
            <text:p>0.9314651512</text:p>
          </table:table-cell>
          <table:table-cell office:value-type="float" office:value="33">
            <text:p>33</text:p>
          </table:table-cell>
          <table:table-cell office:value-type="float" office:value="0.928550117472">
            <text:p>0.9285501175</text:p>
          </table:table-cell>
          <table:table-cell office:value-type="float" office:value="29">
            <text:p>29</text:p>
          </table:table-cell>
          <table:table-cell office:value-type="float" office:value="0.926387874762">
            <text:p>0.9263878748</text:p>
          </table:table-cell>
          <table:table-cell office:value-type="float" office:value="27">
            <text:p>27</text:p>
          </table:table-cell>
          <table:table-cell office:value-type="float" office:value="0.742574298906">
            <text:p>0.7425742989</text:p>
          </table:table-cell>
          <table:table-cell office:value-type="float" office:value="0">
            <text:p>0</text:p>
          </table:table-cell>
          <table:table-cell office:value-type="float" office:value="0.911867480187">
            <text:p>0.9118674802</text:p>
          </table:table-cell>
          <table:table-cell office:value-type="float" office:value="22">
            <text:p>22</text:p>
          </table:table-cell>
          <table:table-cell office:value-type="float" office:value="0.909403839148">
            <text:p>0.9094038391</text:p>
          </table:table-cell>
          <table:table-cell office:value-type="float" office:value="20">
            <text:p>20</text:p>
          </table:table-cell>
          <table:table-cell office:value-type="float" office:value="0.913812670174">
            <text:p>0.9138126702</text:p>
          </table:table-cell>
          <table:table-cell office:value-type="float" office:value="22">
            <text:p>22</text:p>
          </table:table-cell>
          <table:table-cell office:value-type="float" office:value="0.72755816945">
            <text:p>0.7275581695</text:p>
          </table:table-cell>
          <table:table-cell office:value-type="float" office:value="0">
            <text:p>0</text:p>
          </table:table-cell>
          <table:table-cell office:value-type="float" office:value="0.741129421211">
            <text:p>0.7411294212</text:p>
          </table:table-cell>
          <table:table-cell office:value-type="float" office:value="0">
            <text:p>0</text:p>
          </table:table-cell>
          <table:table-cell office:value-type="float" office:value="0.735642321333">
            <text:p>0.7356423213</text:p>
          </table:table-cell>
          <table:table-cell office:value-type="float" office:value="0">
            <text:p>0</text:p>
          </table:table-cell>
          <table:table-cell office:value-type="float" office:value="0.890309689376">
            <text:p>0.8903096894</text:p>
          </table:table-cell>
          <table:table-cell office:value-type="float" office:value="15">
            <text:p>15</text:p>
          </table:table-cell>
          <table:table-cell office:value-type="float" office:value="0.900939985149">
            <text:p>0.9009399851</text:p>
          </table:table-cell>
          <table:table-cell office:value-type="float" office:value="20">
            <text:p>20</text:p>
          </table:table-cell>
          <table:table-cell office:value-type="float" office:value="0.890972141204">
            <text:p>0.8909721412</text:p>
          </table:table-cell>
          <table:table-cell office:value-type="float" office:value="14">
            <text:p>14</text:p>
          </table:table-cell>
          <table:table-cell office:value-type="float" office:value="0.895978252723">
            <text:p>0.8959782527</text:p>
          </table:table-cell>
          <table:table-cell office:value-type="float" office:value="20">
            <text:p>20</text:p>
          </table:table-cell>
          <table:table-cell office:value-type="float" office:value="0.893725528911">
            <text:p>0.8937255289</text:p>
          </table:table-cell>
          <table:table-cell office:value-type="float" office:value="14">
            <text:p>14</text:p>
          </table:table-cell>
          <table:table-cell office:value-type="float" office:value="0.892192565862">
            <text:p>0.8921925659</text:p>
          </table:table-cell>
          <table:table-cell office:value-type="float" office:value="13">
            <text:p>13</text:p>
          </table:table-cell>
          <table:table-cell office:value-type="float" office:value="0.727038337062">
            <text:p>0.7270383371</text:p>
          </table:table-cell>
          <table:table-cell office:value-type="float" office:value="0">
            <text:p>0</text:p>
          </table:table-cell>
          <table:table-cell office:value-type="float" office:value="0.732910612136">
            <text:p>0.7329106121</text:p>
          </table:table-cell>
          <table:table-cell office:value-type="float" office:value="0">
            <text:p>0</text:p>
          </table:table-cell>
          <table:table-cell office:value-type="float" office:value="0.728327244451">
            <text:p>0.7283272445</text:p>
          </table:table-cell>
          <table:table-cell office:value-type="float" office:value="0">
            <text:p>0</text:p>
          </table:table-cell>
          <table:table-cell office:value-type="float" office:value="0.889755197877">
            <text:p>0.8897551979</text:p>
          </table:table-cell>
          <table:table-cell office:value-type="float" office:value="15">
            <text:p>15</text:p>
          </table:table-cell>
          <table:table-cell office:value-type="float" office:value="0.897212757025">
            <text:p>0.897212757</text:p>
          </table:table-cell>
          <table:table-cell office:value-type="float" office:value="17">
            <text:p>17</text:p>
          </table:table-cell>
          <table:table-cell office:value-type="float" office:value="0.888659849694">
            <text:p>0.8886598497</text:p>
          </table:table-cell>
          <table:table-cell office:value-type="float" office:value="13">
            <text:p>13</text:p>
          </table:table-cell>
          <table:table-cell office:value-type="float" office:value="0.90411917658">
            <text:p>0.9041191766</text:p>
          </table:table-cell>
          <table:table-cell office:value-type="float" office:value="20">
            <text:p>20</text:p>
          </table:table-cell>
          <table:table-cell office:value-type="float" office:value="0.896679051719">
            <text:p>0.8966790517</text:p>
          </table:table-cell>
          <table:table-cell office:value-type="float" office:value="15">
            <text:p>15</text:p>
          </table:table-cell>
          <table:table-cell office:value-type="float" office:value="0.893924334972">
            <text:p>0.8939243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.858086775183">
            <text:p>0.8580867752</text:p>
          </table:table-cell>
          <table:table-cell office:value-type="float" office:value="0.869512104183">
            <text:p>0.8695121042</text:p>
          </table:table-cell>
          <table:table-cell office:value-type="float" office:value="0.980386893723">
            <text:p>0.9803868937</text:p>
          </table:table-cell>
          <table:table-cell office:value-type="float" office:value="10">
            <text:p>10</text:p>
          </table:table-cell>
          <table:table-cell office:value-type="float" office:value="0.97970363158">
            <text:p>0.97970363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7850233547">
            <text:p>0.9478502335</text:p>
          </table:table-cell>
          <table:table-cell office:value-type="float" office:value="0">
            <text:p>0</text:p>
          </table:table-cell>
          <table:table-cell office:value-type="float" office:value="0.999813084112">
            <text:p>0.9998130841</text:p>
          </table:table-cell>
          <table:table-cell office:value-type="float" office:value="99">
            <text:p>99</text:p>
          </table:table-cell>
          <table:table-cell office:value-type="float" office:value="0.999568965517">
            <text:p>0.999568965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370529142">
            <text:p>0.97037052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5572663485">
            <text:p>0.9455726635</text:p>
          </table:table-cell>
          <table:table-cell office:value-type="float" office:value="0">
            <text:p>0</text:p>
          </table:table-cell>
          <table:table-cell office:value-type="float" office:value="0.944136258925">
            <text:p>0.9441362589</text:p>
          </table:table-cell>
          <table:table-cell office:value-type="float" office:value="0">
            <text:p>0</text:p>
          </table:table-cell>
          <table:table-cell office:value-type="float" office:value="0.943231954175">
            <text:p>0.9432319542</text:p>
          </table:table-cell>
          <table:table-cell office:value-type="float" office:value="0">
            <text:p>0</text:p>
          </table:table-cell>
          <table:table-cell office:value-type="float" office:value="0.957340178219">
            <text:p>0.9573401782</text:p>
          </table:table-cell>
          <table:table-cell office:value-type="float" office:value="13">
            <text:p>13</text:p>
          </table:table-cell>
          <table:table-cell office:value-type="float" office:value="0.960284212254">
            <text:p>0.9602842123</text:p>
          </table:table-cell>
          <table:table-cell office:value-type="float" office:value="24">
            <text:p>24</text:p>
          </table:table-cell>
          <table:table-cell office:value-type="float" office:value="0.955779551538">
            <text:p>0.9557795515</text:p>
          </table:table-cell>
          <table:table-cell office:value-type="float" office:value="23">
            <text:p>23</text:p>
          </table:table-cell>
          <table:table-cell office:value-type="float" office:value="0.954570792647">
            <text:p>0.9545707926</text:p>
          </table:table-cell>
          <table:table-cell office:value-type="float" office:value="22">
            <text:p>22</text:p>
          </table:table-cell>
          <table:table-cell office:value-type="float" office:value="0.954974074664">
            <text:p>0.9549740747</text:p>
          </table:table-cell>
          <table:table-cell office:value-type="float" office:value="21">
            <text:p>21</text:p>
          </table:table-cell>
          <table:table-cell office:value-type="float" office:value="0.952459922101">
            <text:p>0.9524599221</text:p>
          </table:table-cell>
          <table:table-cell office:value-type="float" office:value="13">
            <text:p>13</text:p>
          </table:table-cell>
          <table:table-cell office:value-type="float" office:value="0.965645569232">
            <text:p>0.9656455692</text:p>
          </table:table-cell>
          <table:table-cell office:value-type="float" office:value="0">
            <text:p>0</text:p>
          </table:table-cell>
          <table:table-cell office:value-type="float" office:value="0.965517996967">
            <text:p>0.965517997</text:p>
          </table:table-cell>
          <table:table-cell office:value-type="float" office:value="1">
            <text:p>1</text:p>
          </table:table-cell>
          <table:table-cell office:value-type="float" office:value="0.954244567409">
            <text:p>0.9542445674</text:p>
          </table:table-cell>
          <table:table-cell office:value-type="float" office:value="0">
            <text:p>0</text:p>
          </table:table-cell>
          <table:table-cell office:value-type="float" office:value="0.999344014708">
            <text:p>0.9993440147</text:p>
          </table:table-cell>
          <table:table-cell office:value-type="float" office:value="97">
            <text:p>97</text:p>
          </table:table-cell>
          <table:table-cell office:value-type="float" office:value="0.997786191974">
            <text:p>0.997786192</text:p>
          </table:table-cell>
          <table:table-cell office:value-type="float" office:value="93">
            <text:p>93</text:p>
          </table:table-cell>
          <table:table-cell office:value-type="float" office:value="0.999052061495">
            <text:p>0.9990520615</text:p>
          </table:table-cell>
          <table:table-cell office:value-type="float" office:value="97">
            <text:p>97</text:p>
          </table:table-cell>
          <table:table-cell office:value-type="float" office:value="0.996463239204">
            <text:p>0.9964632392</text:p>
          </table:table-cell>
          <table:table-cell office:value-type="float" office:value="94">
            <text:p>94</text:p>
          </table:table-cell>
          <table:table-cell office:value-type="float" office:value="0.999337928494">
            <text:p>0.9993379285</text:p>
          </table:table-cell>
          <table:table-cell office:value-type="float" office:value="94">
            <text:p>94</text:p>
          </table:table-cell>
          <table:table-cell office:value-type="float" office:value="0.998817044508">
            <text:p>0.998817044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0.8510654006">
            <text:p>0.8510654006</text:p>
          </table:table-cell>
          <table:table-cell office:value-type="float" office:value="0.876557732565">
            <text:p>0.8765577326</text:p>
          </table:table-cell>
          <table:table-cell office:value-type="float" office:value="0.848517419405">
            <text:p>0.8485174194</text:p>
          </table:table-cell>
          <table:table-cell office:value-type="float" office:value="0">
            <text:p>0</text:p>
          </table:table-cell>
          <table:table-cell office:value-type="float" office:value="0.849714918455">
            <text:p>0.8497149185</text:p>
          </table:table-cell>
          <table:table-cell office:value-type="float" office:value="0">
            <text:p>0</text:p>
          </table:table-cell>
          <table:table-cell office:value-type="float" office:value="0.847309114762">
            <text:p>0.8473091148</text:p>
          </table:table-cell>
          <table:table-cell office:value-type="float" office:value="0">
            <text:p>0</text:p>
          </table:table-cell>
          <table:table-cell office:value-type="float" office:value="0.848855535047">
            <text:p>0.848855535</text:p>
          </table:table-cell>
          <table:table-cell office:value-type="float" office:value="0">
            <text:p>0</text:p>
          </table:table-cell>
          <table:table-cell office:value-type="float" office:value="0.843829455791">
            <text:p>0.8438294558</text:p>
          </table:table-cell>
          <table:table-cell office:value-type="float" office:value="0">
            <text:p>0</text:p>
          </table:table-cell>
          <table:table-cell office:value-type="float" office:value="0.824809217682">
            <text:p>0.8248092177</text:p>
          </table:table-cell>
          <table:table-cell office:value-type="float" office:value="0">
            <text:p>0</text:p>
          </table:table-cell>
          <table:table-cell office:value-type="float" office:value="0.837169972232">
            <text:p>0.8371699722</text:p>
          </table:table-cell>
          <table:table-cell office:value-type="float" office:value="0">
            <text:p>0</text:p>
          </table:table-cell>
          <table:table-cell office:value-type="float" office:value="0.837010952366">
            <text:p>0.8370109524</text:p>
          </table:table-cell>
          <table:table-cell office:value-type="float" office:value="0">
            <text:p>0</text:p>
          </table:table-cell>
          <table:table-cell office:value-type="float" office:value="0.834074018339">
            <text:p>0.8340740183</text:p>
          </table:table-cell>
          <table:table-cell office:value-type="float" office:value="0">
            <text:p>0</text:p>
          </table:table-cell>
          <table:table-cell office:value-type="float" office:value="0.848849604078">
            <text:p>0.8488496041</text:p>
          </table:table-cell>
          <table:table-cell office:value-type="float" office:value="0">
            <text:p>0</text:p>
          </table:table-cell>
          <table:table-cell office:value-type="float" office:value="0.835619899677">
            <text:p>0.8356198997</text:p>
          </table:table-cell>
          <table:table-cell office:value-type="float" office:value="0">
            <text:p>0</text:p>
          </table:table-cell>
          <table:table-cell office:value-type="float" office:value="0.851931551627">
            <text:p>0.8519315516</text:p>
          </table:table-cell>
          <table:table-cell office:value-type="float" office:value="0">
            <text:p>0</text:p>
          </table:table-cell>
          <table:table-cell office:value-type="float" office:value="0.832460418927">
            <text:p>0.8324604189</text:p>
          </table:table-cell>
          <table:table-cell office:value-type="float" office:value="0">
            <text:p>0</text:p>
          </table:table-cell>
          <table:table-cell office:value-type="float" office:value="0.823376908426">
            <text:p>0.8233769084</text:p>
          </table:table-cell>
          <table:table-cell office:value-type="float" office:value="0">
            <text:p>0</text:p>
          </table:table-cell>
          <table:table-cell office:value-type="float" office:value="0.815472529812">
            <text:p>0.8154725298</text:p>
          </table:table-cell>
          <table:table-cell office:value-type="float" office:value="0">
            <text:p>0</text:p>
          </table:table-cell>
          <table:table-cell office:value-type="float" office:value="0.818413392003">
            <text:p>0.818413392</text:p>
          </table:table-cell>
          <table:table-cell office:value-type="float" office:value="0">
            <text:p>0</text:p>
          </table:table-cell>
          <table:table-cell office:value-type="float" office:value="0.828956219635">
            <text:p>0.8289562196</text:p>
          </table:table-cell>
          <table:table-cell office:value-type="float" office:value="0">
            <text:p>0</text:p>
          </table:table-cell>
          <table:table-cell office:value-type="float" office:value="0.828672674093">
            <text:p>0.8286726741</text:p>
          </table:table-cell>
          <table:table-cell office:value-type="float" office:value="0">
            <text:p>0</text:p>
          </table:table-cell>
          <table:table-cell office:value-type="float" office:value="0.828411308753">
            <text:p>0.8284113088</text:p>
          </table:table-cell>
          <table:table-cell office:value-type="float" office:value="0">
            <text:p>0</text:p>
          </table:table-cell>
          <table:table-cell office:value-type="float" office:value="0.824554706675">
            <text:p>0.8245547067</text:p>
          </table:table-cell>
          <table:table-cell office:value-type="float" office:value="0">
            <text:p>0</text:p>
          </table:table-cell>
          <table:table-cell office:value-type="float" office:value="0.828707869622">
            <text:p>0.8287078696</text:p>
          </table:table-cell>
          <table:table-cell office:value-type="float" office:value="0">
            <text:p>0</text:p>
          </table:table-cell>
          <table:table-cell office:value-type="float" office:value="0.825569628279">
            <text:p>0.8255696283</text:p>
          </table:table-cell>
          <table:table-cell office:value-type="float" office:value="0">
            <text:p>0</text:p>
          </table:table-cell>
          <table:table-cell office:value-type="float" office:value="0.828167218223">
            <text:p>0.8281672182</text:p>
          </table:table-cell>
          <table:table-cell office:value-type="float" office:value="0">
            <text:p>0</text:p>
          </table:table-cell>
          <table:table-cell office:value-type="float" office:value="0.828240731995">
            <text:p>0.828240732</text:p>
          </table:table-cell>
          <table:table-cell office:value-type="float" office:value="0">
            <text:p>0</text:p>
          </table:table-cell>
          <table:table-cell office:value-type="float" office:value="0.824831558599">
            <text:p>0.8248315586</text:p>
          </table:table-cell>
          <table:table-cell office:value-type="float" office:value="0">
            <text:p>0</text:p>
          </table:table-cell>
          <table:table-cell office:value-type="float" office:value="0.833553585425">
            <text:p>0.8335535854</text:p>
          </table:table-cell>
          <table:table-cell office:value-type="float" office:value="0">
            <text:p>0</text:p>
          </table:table-cell>
          <table:table-cell office:value-type="float" office:value="0.838205020152">
            <text:p>0.8382050202</text:p>
          </table:table-cell>
          <table:table-cell office:value-type="float" office:value="0">
            <text:p>0</text:p>
          </table:table-cell>
          <table:table-cell office:value-type="float" office:value="0.836033821119">
            <text:p>0.8360338211</text:p>
          </table:table-cell>
          <table:table-cell office:value-type="float" office:value="0">
            <text:p>0</text:p>
          </table:table-cell>
          <table:table-cell office:value-type="float" office:value="0.839393689641">
            <text:p>0.8393936896</text:p>
          </table:table-cell>
          <table:table-cell office:value-type="float" office:value="0">
            <text:p>0</text:p>
          </table:table-cell>
          <table:table-cell office:value-type="float" office:value="0.837691678208">
            <text:p>0.8376916782</text:p>
          </table:table-cell>
          <table:table-cell office:value-type="float" office:value="0">
            <text:p>0</text:p>
          </table:table-cell>
          <table:table-cell office:value-type="float" office:value="0.83685103846">
            <text:p>0.8368510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5571558037">
            <text:p>0.845571558</text:p>
          </table:table-cell>
          <table:table-cell office:value-type="float" office:value="0.881327498514">
            <text:p>0.8813274985</text:p>
          </table:table-cell>
          <table:table-cell office:value-type="float" office:value="0.738618740027">
            <text:p>0.73861874</text:p>
          </table:table-cell>
          <table:table-cell office:value-type="float" office:value="0">
            <text:p>0</text:p>
          </table:table-cell>
          <table:table-cell office:value-type="float" office:value="0.737816707976">
            <text:p>0.737816708</text:p>
          </table:table-cell>
          <table:table-cell office:value-type="float" office:value="0">
            <text:p>0</text:p>
          </table:table-cell>
          <table:table-cell office:value-type="float" office:value="0.84124957252">
            <text:p>0.8412495725</text:p>
          </table:table-cell>
          <table:table-cell office:value-type="float" office:value="0">
            <text:p>0</text:p>
          </table:table-cell>
          <table:table-cell office:value-type="float" office:value="0.84076850286">
            <text:p>0.8407685029</text:p>
          </table:table-cell>
          <table:table-cell office:value-type="float" office:value="0">
            <text:p>0</text:p>
          </table:table-cell>
          <table:table-cell office:value-type="float" office:value="0.837124207437">
            <text:p>0.8371242074</text:p>
          </table:table-cell>
          <table:table-cell office:value-type="float" office:value="0">
            <text:p>0</text:p>
          </table:table-cell>
          <table:table-cell office:value-type="float" office:value="0.713452389556">
            <text:p>0.7134523896</text:p>
          </table:table-cell>
          <table:table-cell office:value-type="float" office:value="0">
            <text:p>0</text:p>
          </table:table-cell>
          <table:table-cell office:value-type="float" office:value="0.847106419005">
            <text:p>0.847106419</text:p>
          </table:table-cell>
          <table:table-cell office:value-type="float" office:value="0">
            <text:p>0</text:p>
          </table:table-cell>
          <table:table-cell office:value-type="float" office:value="0.848501945224">
            <text:p>0.8485019452</text:p>
          </table:table-cell>
          <table:table-cell office:value-type="float" office:value="0">
            <text:p>0</text:p>
          </table:table-cell>
          <table:table-cell office:value-type="float" office:value="0.840887226665">
            <text:p>0.8408872267</text:p>
          </table:table-cell>
          <table:table-cell office:value-type="float" office:value="0">
            <text:p>0</text:p>
          </table:table-cell>
          <table:table-cell office:value-type="float" office:value="0.732614524858">
            <text:p>0.7326145249</text:p>
          </table:table-cell>
          <table:table-cell office:value-type="float" office:value="0">
            <text:p>0</text:p>
          </table:table-cell>
          <table:table-cell office:value-type="float" office:value="0.840529041771">
            <text:p>0.8405290418</text:p>
          </table:table-cell>
          <table:table-cell office:value-type="float" office:value="0">
            <text:p>0</text:p>
          </table:table-cell>
          <table:table-cell office:value-type="float" office:value="0.841637146803">
            <text:p>0.8416371468</text:p>
          </table:table-cell>
          <table:table-cell office:value-type="float" office:value="0">
            <text:p>0</text:p>
          </table:table-cell>
          <table:table-cell office:value-type="float" office:value="0.836009978679">
            <text:p>0.8360099787</text:p>
          </table:table-cell>
          <table:table-cell office:value-type="float" office:value="0">
            <text:p>0</text:p>
          </table:table-cell>
          <table:table-cell office:value-type="float" office:value="0.712882205884">
            <text:p>0.7128822059</text:p>
          </table:table-cell>
          <table:table-cell office:value-type="float" office:value="0">
            <text:p>0</text:p>
          </table:table-cell>
          <table:table-cell office:value-type="float" office:value="0.712405255891">
            <text:p>0.7124052559</text:p>
          </table:table-cell>
          <table:table-cell office:value-type="float" office:value="0">
            <text:p>0</text:p>
          </table:table-cell>
          <table:table-cell office:value-type="float" office:value="0.710249364046">
            <text:p>0.710249364</text:p>
          </table:table-cell>
          <table:table-cell office:value-type="float" office:value="0">
            <text:p>0</text:p>
          </table:table-cell>
          <table:table-cell office:value-type="float" office:value="0.807073115464">
            <text:p>0.8070731155</text:p>
          </table:table-cell>
          <table:table-cell office:value-type="float" office:value="0">
            <text:p>0</text:p>
          </table:table-cell>
          <table:table-cell office:value-type="float" office:value="0.805342399889">
            <text:p>0.8053423999</text:p>
          </table:table-cell>
          <table:table-cell office:value-type="float" office:value="0">
            <text:p>0</text:p>
          </table:table-cell>
          <table:table-cell office:value-type="float" office:value="0.809030910635">
            <text:p>0.8090309106</text:p>
          </table:table-cell>
          <table:table-cell office:value-type="float" office:value="0">
            <text:p>0</text:p>
          </table:table-cell>
          <table:table-cell office:value-type="float" office:value="0.809124543378">
            <text:p>0.8091245434</text:p>
          </table:table-cell>
          <table:table-cell office:value-type="float" office:value="0">
            <text:p>0</text:p>
          </table:table-cell>
          <table:table-cell office:value-type="float" office:value="0.799427055852">
            <text:p>0.7994270559</text:p>
          </table:table-cell>
          <table:table-cell office:value-type="float" office:value="0">
            <text:p>0</text:p>
          </table:table-cell>
          <table:table-cell office:value-type="float" office:value="0.798817287585">
            <text:p>0.7988172876</text:p>
          </table:table-cell>
          <table:table-cell office:value-type="float" office:value="0">
            <text:p>0</text:p>
          </table:table-cell>
          <table:table-cell office:value-type="float" office:value="0.708248106324">
            <text:p>0.7082481063</text:p>
          </table:table-cell>
          <table:table-cell office:value-type="float" office:value="0">
            <text:p>0</text:p>
          </table:table-cell>
          <table:table-cell office:value-type="float" office:value="0.70847339063">
            <text:p>0.7084733906</text:p>
          </table:table-cell>
          <table:table-cell office:value-type="float" office:value="0">
            <text:p>0</text:p>
          </table:table-cell>
          <table:table-cell office:value-type="float" office:value="0.704165256819">
            <text:p>0.7041652568</text:p>
          </table:table-cell>
          <table:table-cell office:value-type="float" office:value="0">
            <text:p>0</text:p>
          </table:table-cell>
          <table:table-cell office:value-type="float" office:value="0.816042818344">
            <text:p>0.8160428183</text:p>
          </table:table-cell>
          <table:table-cell office:value-type="float" office:value="0">
            <text:p>0</text:p>
          </table:table-cell>
          <table:table-cell office:value-type="float" office:value="0.818128972247">
            <text:p>0.8181289722</text:p>
          </table:table-cell>
          <table:table-cell office:value-type="float" office:value="0">
            <text:p>0</text:p>
          </table:table-cell>
          <table:table-cell office:value-type="float" office:value="0.816295268338">
            <text:p>0.8162952683</text:p>
          </table:table-cell>
          <table:table-cell office:value-type="float" office:value="0">
            <text:p>0</text:p>
          </table:table-cell>
          <table:table-cell office:value-type="float" office:value="0.814324172682">
            <text:p>0.8143241727</text:p>
          </table:table-cell>
          <table:table-cell office:value-type="float" office:value="0">
            <text:p>0</text:p>
          </table:table-cell>
          <table:table-cell office:value-type="float" office:value="0.813946144558">
            <text:p>0.8139461446</text:p>
          </table:table-cell>
          <table:table-cell office:value-type="float" office:value="0">
            <text:p>0</text:p>
          </table:table-cell>
          <table:table-cell office:value-type="float" office:value="0.80933918826">
            <text:p>0.809339188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0.857967598954">
            <text:p>0.857967599</text:p>
          </table:table-cell>
          <table:table-cell office:value-type="float" office:value="0.863588538347">
            <text:p>0.8635885383</text:p>
          </table:table-cell>
          <table:table-cell office:value-type="float" office:value="0.996527340557">
            <text:p>0.9965273406</text:p>
          </table:table-cell>
          <table:table-cell office:value-type="float" office:value="48">
            <text:p>48</text:p>
          </table:table-cell>
          <table:table-cell office:value-type="float" office:value="0.997238519261">
            <text:p>0.997238519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57961623881">
            <text:p>0.95796162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3041760805">
            <text:p>0.98304176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53102806099">
            <text:p>0.9531028061</text:p>
          </table:table-cell>
          <table:table-cell office:value-type="float" office:value="0">
            <text:p>0</text:p>
          </table:table-cell>
          <table:table-cell office:value-type="float" office:value="0.954138677619">
            <text:p>0.9541386776</text:p>
          </table:table-cell>
          <table:table-cell office:value-type="float" office:value="0">
            <text:p>0</text:p>
          </table:table-cell>
          <table:table-cell office:value-type="float" office:value="0.95275047765">
            <text:p>0.9527504777</text:p>
          </table:table-cell>
          <table:table-cell office:value-type="float" office:value="0">
            <text:p>0</text:p>
          </table:table-cell>
          <table:table-cell office:value-type="float" office:value="0.968071076237">
            <text:p>0.9680710762</text:p>
          </table:table-cell>
          <table:table-cell office:value-type="float" office:value="9">
            <text:p>9</text:p>
          </table:table-cell>
          <table:table-cell office:value-type="float" office:value="0.971208303353">
            <text:p>0.9712083034</text:p>
          </table:table-cell>
          <table:table-cell office:value-type="float" office:value="15">
            <text:p>15</text:p>
          </table:table-cell>
          <table:table-cell office:value-type="float" office:value="0.969750720727">
            <text:p>0.9697507207</text:p>
          </table:table-cell>
          <table:table-cell office:value-type="float" office:value="14">
            <text:p>14</text:p>
          </table:table-cell>
          <table:table-cell office:value-type="float" office:value="0.968526059119">
            <text:p>0.9685260591</text:p>
          </table:table-cell>
          <table:table-cell office:value-type="float" office:value="12">
            <text:p>12</text:p>
          </table:table-cell>
          <table:table-cell office:value-type="float" office:value="0.964973735299">
            <text:p>0.9649737353</text:p>
          </table:table-cell>
          <table:table-cell office:value-type="float" office:value="12">
            <text:p>12</text:p>
          </table:table-cell>
          <table:table-cell office:value-type="float" office:value="0.972557505365">
            <text:p>0.9725575054</text:p>
          </table:table-cell>
          <table:table-cell office:value-type="float" office:value="14">
            <text:p>14</text:p>
          </table:table-cell>
          <table:table-cell office:value-type="float" office:value="0.988066068737">
            <text:p>0.9880660687</text:p>
          </table:table-cell>
          <table:table-cell office:value-type="float" office:value="0">
            <text:p>0</text:p>
          </table:table-cell>
          <table:table-cell office:value-type="float" office:value="0.986929001336">
            <text:p>0.9869290013</text:p>
          </table:table-cell>
          <table:table-cell office:value-type="float" office:value="0">
            <text:p>0</text:p>
          </table:table-cell>
          <table:table-cell office:value-type="float" office:value="0.969172701125">
            <text:p>0.9691727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51188887501">
            <text:p>0.8511888875</text:p>
          </table:table-cell>
          <table:table-cell office:value-type="float" office:value="0.865700244794">
            <text:p>0.8657002448</text:p>
          </table:table-cell>
          <table:table-cell office:value-type="float" office:value="0.8870051043">
            <text:p>0.8870051043</text:p>
          </table:table-cell>
          <table:table-cell office:value-type="float" office:value="0">
            <text:p>0</text:p>
          </table:table-cell>
          <table:table-cell office:value-type="float" office:value="0.887099369813">
            <text:p>0.8870993698</text:p>
          </table:table-cell>
          <table:table-cell office:value-type="float" office:value="0">
            <text:p>0</text:p>
          </table:table-cell>
          <table:table-cell office:value-type="float" office:value="0.889164494584">
            <text:p>0.8891644946</text:p>
          </table:table-cell>
          <table:table-cell office:value-type="float" office:value="0">
            <text:p>0</text:p>
          </table:table-cell>
          <table:table-cell office:value-type="float" office:value="0.887616714267">
            <text:p>0.8876167143</text:p>
          </table:table-cell>
          <table:table-cell office:value-type="float" office:value="0">
            <text:p>0</text:p>
          </table:table-cell>
          <table:table-cell office:value-type="float" office:value="0.88933298574">
            <text:p>0.8893329857</text:p>
          </table:table-cell>
          <table:table-cell office:value-type="float" office:value="0">
            <text:p>0</text:p>
          </table:table-cell>
          <table:table-cell office:value-type="float" office:value="0.849851550886">
            <text:p>0.8498515509</text:p>
          </table:table-cell>
          <table:table-cell office:value-type="float" office:value="0">
            <text:p>0</text:p>
          </table:table-cell>
          <table:table-cell office:value-type="float" office:value="0.879245005471">
            <text:p>0.8792450055</text:p>
          </table:table-cell>
          <table:table-cell office:value-type="float" office:value="0">
            <text:p>0</text:p>
          </table:table-cell>
          <table:table-cell office:value-type="float" office:value="0.875720345736">
            <text:p>0.8757203457</text:p>
          </table:table-cell>
          <table:table-cell office:value-type="float" office:value="0">
            <text:p>0</text:p>
          </table:table-cell>
          <table:table-cell office:value-type="float" office:value="0.882385289151">
            <text:p>0.8823852892</text:p>
          </table:table-cell>
          <table:table-cell office:value-type="float" office:value="0">
            <text:p>0</text:p>
          </table:table-cell>
          <table:table-cell office:value-type="float" office:value="0.88255223586">
            <text:p>0.8825522359</text:p>
          </table:table-cell>
          <table:table-cell office:value-type="float" office:value="0">
            <text:p>0</text:p>
          </table:table-cell>
          <table:table-cell office:value-type="float" office:value="0.878279103378">
            <text:p>0.8782791034</text:p>
          </table:table-cell>
          <table:table-cell office:value-type="float" office:value="0">
            <text:p>0</text:p>
          </table:table-cell>
          <table:table-cell office:value-type="float" office:value="0.890786379546">
            <text:p>0.8907863795</text:p>
          </table:table-cell>
          <table:table-cell office:value-type="float" office:value="0">
            <text:p>0</text:p>
          </table:table-cell>
          <table:table-cell office:value-type="float" office:value="0.881571787414">
            <text:p>0.8815717874</text:p>
          </table:table-cell>
          <table:table-cell office:value-type="float" office:value="0">
            <text:p>0</text:p>
          </table:table-cell>
          <table:table-cell office:value-type="float" office:value="0.848233302975">
            <text:p>0.848233303</text:p>
          </table:table-cell>
          <table:table-cell office:value-type="float" office:value="0">
            <text:p>0</text:p>
          </table:table-cell>
          <table:table-cell office:value-type="float" office:value="0.849204456248">
            <text:p>0.8492044562</text:p>
          </table:table-cell>
          <table:table-cell office:value-type="float" office:value="0">
            <text:p>0</text:p>
          </table:table-cell>
          <table:table-cell office:value-type="float" office:value="0.846022525641">
            <text:p>0.8460225256</text:p>
          </table:table-cell>
          <table:table-cell office:value-type="float" office:value="0">
            <text:p>0</text:p>
          </table:table-cell>
          <table:table-cell office:value-type="float" office:value="0.846658837857">
            <text:p>0.8466588379</text:p>
          </table:table-cell>
          <table:table-cell office:value-type="float" office:value="0">
            <text:p>0</text:p>
          </table:table-cell>
          <table:table-cell office:value-type="float" office:value="0.847226706797">
            <text:p>0.8472267068</text:p>
          </table:table-cell>
          <table:table-cell office:value-type="float" office:value="0">
            <text:p>0</text:p>
          </table:table-cell>
          <table:table-cell office:value-type="float" office:value="0.85322014207">
            <text:p>0.8532201421</text:p>
          </table:table-cell>
          <table:table-cell office:value-type="float" office:value="0">
            <text:p>0</text:p>
          </table:table-cell>
          <table:table-cell office:value-type="float" office:value="0.849170662784">
            <text:p>0.8491706628</text:p>
          </table:table-cell>
          <table:table-cell office:value-type="float" office:value="0">
            <text:p>0</text:p>
          </table:table-cell>
          <table:table-cell office:value-type="float" office:value="0.850287070891">
            <text:p>0.8502870709</text:p>
          </table:table-cell>
          <table:table-cell office:value-type="float" office:value="0">
            <text:p>0</text:p>
          </table:table-cell>
          <table:table-cell office:value-type="float" office:value="0.84870382238">
            <text:p>0.8487038224</text:p>
          </table:table-cell>
          <table:table-cell office:value-type="float" office:value="0">
            <text:p>0</text:p>
          </table:table-cell>
          <table:table-cell office:value-type="float" office:value="0.862424897024">
            <text:p>0.862424897</text:p>
          </table:table-cell>
          <table:table-cell office:value-type="float" office:value="0">
            <text:p>0</text:p>
          </table:table-cell>
          <table:table-cell office:value-type="float" office:value="0.859381640915">
            <text:p>0.8593816409</text:p>
          </table:table-cell>
          <table:table-cell office:value-type="float" office:value="0">
            <text:p>0</text:p>
          </table:table-cell>
          <table:table-cell office:value-type="float" office:value="0.853291175947">
            <text:p>0.8532911759</text:p>
          </table:table-cell>
          <table:table-cell office:value-type="float" office:value="0">
            <text:p>0</text:p>
          </table:table-cell>
          <table:table-cell office:value-type="float" office:value="0.871516059407">
            <text:p>0.8715160594</text:p>
          </table:table-cell>
          <table:table-cell office:value-type="float" office:value="0">
            <text:p>0</text:p>
          </table:table-cell>
          <table:table-cell office:value-type="float" office:value="0.869501697136">
            <text:p>0.8695016971</text:p>
          </table:table-cell>
          <table:table-cell office:value-type="float" office:value="0">
            <text:p>0</text:p>
          </table:table-cell>
          <table:table-cell office:value-type="float" office:value="0.871570249539">
            <text:p>0.8715702495</text:p>
          </table:table-cell>
          <table:table-cell office:value-type="float" office:value="0">
            <text:p>0</text:p>
          </table:table-cell>
          <table:table-cell office:value-type="float" office:value="0.871177271904">
            <text:p>0.8711772719</text:p>
          </table:table-cell>
          <table:table-cell office:value-type="float" office:value="0">
            <text:p>0</text:p>
          </table:table-cell>
          <table:table-cell office:value-type="float" office:value="0.873918147429">
            <text:p>0.8739181474</text:p>
          </table:table-cell>
          <table:table-cell office:value-type="float" office:value="0">
            <text:p>0</text:p>
          </table:table-cell>
          <table:table-cell office:value-type="float" office:value="0.87378083745">
            <text:p>0.8737808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office:value-type="float" office:value="0.846786035348">
            <text:p>0.8467860353</text:p>
          </table:table-cell>
          <table:table-cell office:value-type="float" office:value="0.866184431347">
            <text:p>0.8661844313</text:p>
          </table:table-cell>
          <table:table-cell office:value-type="float" office:value="0.759068982876">
            <text:p>0.7590689829</text:p>
          </table:table-cell>
          <table:table-cell office:value-type="float" office:value="0">
            <text:p>0</text:p>
          </table:table-cell>
          <table:table-cell office:value-type="float" office:value="0.759725861483">
            <text:p>0.7597258615</text:p>
          </table:table-cell>
          <table:table-cell office:value-type="float" office:value="0">
            <text:p>0</text:p>
          </table:table-cell>
          <table:table-cell office:value-type="float" office:value="0.789297419807">
            <text:p>0.7892974198</text:p>
          </table:table-cell>
          <table:table-cell office:value-type="float" office:value="0">
            <text:p>0</text:p>
          </table:table-cell>
          <table:table-cell office:value-type="float" office:value="0.78860800696">
            <text:p>0.788608007</text:p>
          </table:table-cell>
          <table:table-cell office:value-type="float" office:value="0">
            <text:p>0</text:p>
          </table:table-cell>
          <table:table-cell office:value-type="float" office:value="0.78990154144">
            <text:p>0.7899015414</text:p>
          </table:table-cell>
          <table:table-cell office:value-type="float" office:value="0">
            <text:p>0</text:p>
          </table:table-cell>
          <table:table-cell office:value-type="float" office:value="0.726989496167">
            <text:p>0.7269894962</text:p>
          </table:table-cell>
          <table:table-cell office:value-type="float" office:value="0">
            <text:p>0</text:p>
          </table:table-cell>
          <table:table-cell office:value-type="float" office:value="0.785043008796">
            <text:p>0.7850430088</text:p>
          </table:table-cell>
          <table:table-cell office:value-type="float" office:value="0">
            <text:p>0</text:p>
          </table:table-cell>
          <table:table-cell office:value-type="float" office:value="0.783616315916">
            <text:p>0.7836163159</text:p>
          </table:table-cell>
          <table:table-cell office:value-type="float" office:value="0">
            <text:p>0</text:p>
          </table:table-cell>
          <table:table-cell office:value-type="float" office:value="0.783124697167">
            <text:p>0.7831246972</text:p>
          </table:table-cell>
          <table:table-cell office:value-type="float" office:value="0">
            <text:p>0</text:p>
          </table:table-cell>
          <table:table-cell office:value-type="float" office:value="0.752383854253">
            <text:p>0.7523838543</text:p>
          </table:table-cell>
          <table:table-cell office:value-type="float" office:value="0">
            <text:p>0</text:p>
          </table:table-cell>
          <table:table-cell office:value-type="float" office:value="0.788775295265">
            <text:p>0.7887752953</text:p>
          </table:table-cell>
          <table:table-cell office:value-type="float" office:value="0">
            <text:p>0</text:p>
          </table:table-cell>
          <table:table-cell office:value-type="float" office:value="0.789629130326">
            <text:p>0.7896291303</text:p>
          </table:table-cell>
          <table:table-cell office:value-type="float" office:value="0">
            <text:p>0</text:p>
          </table:table-cell>
          <table:table-cell office:value-type="float" office:value="0.787799901317">
            <text:p>0.7877999013</text:p>
          </table:table-cell>
          <table:table-cell office:value-type="float" office:value="0">
            <text:p>0</text:p>
          </table:table-cell>
          <table:table-cell office:value-type="float" office:value="0.729257997576">
            <text:p>0.7292579976</text:p>
          </table:table-cell>
          <table:table-cell office:value-type="float" office:value="0">
            <text:p>0</text:p>
          </table:table-cell>
          <table:table-cell office:value-type="float" office:value="0.727632541565">
            <text:p>0.7276325416</text:p>
          </table:table-cell>
          <table:table-cell office:value-type="float" office:value="0">
            <text:p>0</text:p>
          </table:table-cell>
          <table:table-cell office:value-type="float" office:value="0.725278954117">
            <text:p>0.7252789541</text:p>
          </table:table-cell>
          <table:table-cell office:value-type="float" office:value="0">
            <text:p>0</text:p>
          </table:table-cell>
          <table:table-cell office:value-type="float" office:value="0.761643230774">
            <text:p>0.7616432308</text:p>
          </table:table-cell>
          <table:table-cell office:value-type="float" office:value="0">
            <text:p>0</text:p>
          </table:table-cell>
          <table:table-cell office:value-type="float" office:value="0.761681221209">
            <text:p>0.7616812212</text:p>
          </table:table-cell>
          <table:table-cell office:value-type="float" office:value="0">
            <text:p>0</text:p>
          </table:table-cell>
          <table:table-cell office:value-type="float" office:value="0.761782140013">
            <text:p>0.76178214</text:p>
          </table:table-cell>
          <table:table-cell office:value-type="float" office:value="0">
            <text:p>0</text:p>
          </table:table-cell>
          <table:table-cell office:value-type="float" office:value="0.764318047999">
            <text:p>0.764318048</text:p>
          </table:table-cell>
          <table:table-cell office:value-type="float" office:value="0">
            <text:p>0</text:p>
          </table:table-cell>
          <table:table-cell office:value-type="float" office:value="0.762250713587">
            <text:p>0.7622507136</text:p>
          </table:table-cell>
          <table:table-cell office:value-type="float" office:value="0">
            <text:p>0</text:p>
          </table:table-cell>
          <table:table-cell office:value-type="float" office:value="0.76124309582">
            <text:p>0.7612430958</text:p>
          </table:table-cell>
          <table:table-cell office:value-type="float" office:value="0">
            <text:p>0</text:p>
          </table:table-cell>
          <table:table-cell office:value-type="float" office:value="0.726714351624">
            <text:p>0.7267143516</text:p>
          </table:table-cell>
          <table:table-cell office:value-type="float" office:value="0">
            <text:p>0</text:p>
          </table:table-cell>
          <table:table-cell office:value-type="float" office:value="0.726118577627">
            <text:p>0.7261185776</text:p>
          </table:table-cell>
          <table:table-cell office:value-type="float" office:value="0">
            <text:p>0</text:p>
          </table:table-cell>
          <table:table-cell office:value-type="float" office:value="0.722052251855">
            <text:p>0.7220522519</text:p>
          </table:table-cell>
          <table:table-cell office:value-type="float" office:value="0">
            <text:p>0</text:p>
          </table:table-cell>
          <table:table-cell office:value-type="float" office:value="0.772145238616">
            <text:p>0.7721452386</text:p>
          </table:table-cell>
          <table:table-cell office:value-type="float" office:value="0">
            <text:p>0</text:p>
          </table:table-cell>
          <table:table-cell office:value-type="float" office:value="0.773909816305">
            <text:p>0.7739098163</text:p>
          </table:table-cell>
          <table:table-cell office:value-type="float" office:value="0">
            <text:p>0</text:p>
          </table:table-cell>
          <table:table-cell office:value-type="float" office:value="0.772633252725">
            <text:p>0.7726332527</text:p>
          </table:table-cell>
          <table:table-cell office:value-type="float" office:value="0">
            <text:p>0</text:p>
          </table:table-cell>
          <table:table-cell office:value-type="float" office:value="0.77257086595">
            <text:p>0.772570866</text:p>
          </table:table-cell>
          <table:table-cell office:value-type="float" office:value="0">
            <text:p>0</text:p>
          </table:table-cell>
          <table:table-cell office:value-type="float" office:value="0.774308239296">
            <text:p>0.7743082393</text:p>
          </table:table-cell>
          <table:table-cell office:value-type="float" office:value="0">
            <text:p>0</text:p>
          </table:table-cell>
          <table:table-cell office:value-type="float" office:value="0.772655778963">
            <text:p>0.7726557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1742189797889">
            <text:p>0.8517421898</text:p>
          </table:table-cell>
          <table:table-cell table:formula="of:=SUM([.F2:.F10])/COUNT([.$B$2:.$B$10])" office:value-type="float" office:value="0.877682487766333">
            <text:p>0.8776824878</text:p>
          </table:table-cell>
          <table:table-cell table:formula="of:=SUM([.G2:.G10])/COUNT([.$B$2:.$B$10])" office:value-type="float" office:value="0.858509910099889">
            <text:p>0.8585099101</text:p>
          </table:table-cell>
          <table:table-cell table:formula="of:=SUM([.H2:.H10])/COUNT([.H2:.H10])" office:value-type="float" office:value="7.11111111111111">
            <text:p>7.1111111111</text:p>
          </table:table-cell>
          <table:table-cell table:formula="of:=SUM([.I2:.I10])/COUNT([.$B$2:.$B$10])" office:value-type="float" office:value="0.858496430938">
            <text:p>0.8584964309</text:p>
          </table:table-cell>
          <table:table-cell table:formula="of:=SUM([.J2:.J10])/COUNT([.J2:.J10])" office:value-type="float" office:value="8.11111111111111">
            <text:p>8.1111111111</text:p>
          </table:table-cell>
          <table:table-cell table:formula="of:=SUM([.K2:.K10])/COUNT([.$B$2:.$B$10])" office:value-type="float" office:value="0.902815996583444">
            <text:p>0.9028159966</text:p>
          </table:table-cell>
          <table:table-cell table:formula="of:=SUM([.L2:.L10])/COUNT([.L2:.L10])" office:value-type="float" office:value="34.3333333333333">
            <text:p>34.3333333333</text:p>
          </table:table-cell>
          <table:table-cell table:formula="of:=SUM([.M2:.M10])/COUNT([.$B$2:.$B$10])" office:value-type="float" office:value="0.902680327324889">
            <text:p>0.9026803273</text:p>
          </table:table-cell>
          <table:table-cell table:formula="of:=SUM([.N2:.N10])/COUNT([.N2:.N10])" office:value-type="float" office:value="34.2222222222222">
            <text:p>34.2222222222</text:p>
          </table:table-cell>
          <table:table-cell table:formula="of:=SUM([.O2:.O10])/COUNT([.$B$2:.$B$10])" office:value-type="float" office:value="0.901606408888889">
            <text:p>0.9016064089</text:p>
          </table:table-cell>
          <table:table-cell table:formula="of:=SUM([.P2:.P10])/COUNT([.P2:.P10])" office:value-type="float" office:value="34.5555555555556">
            <text:p>34.5555555556</text:p>
          </table:table-cell>
          <table:table-cell table:formula="of:=SUM([.Q2:.Q10])/COUNT([.$B$2:.$B$10])" office:value-type="float" office:value="0.831112109107111">
            <text:p>0.8311121091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02047256203222">
            <text:p>0.9020472562</text:p>
          </table:table-cell>
          <table:table-cell table:formula="of:=SUM([.T2:.T10])/COUNT([.T2:.T10])" office:value-type="float" office:value="34.8888888888889">
            <text:p>34.8888888889</text:p>
          </table:table-cell>
          <table:table-cell table:formula="of:=SUM([.U2:.U10])/COUNT([.$B$2:.$B$10])" office:value-type="float" office:value="0.900113473628556">
            <text:p>0.9001134736</text:p>
          </table:table-cell>
          <table:table-cell table:formula="of:=SUM([.V2:.V10])/COUNT([.V2:.V10])" office:value-type="float" office:value="34.1111111111111">
            <text:p>34.1111111111</text:p>
          </table:table-cell>
          <table:table-cell table:formula="of:=SUM([.W2:.W10])/COUNT([.$B$2:.$B$10])" office:value-type="float" office:value="0.899170522697889">
            <text:p>0.8991705227</text:p>
          </table:table-cell>
          <table:table-cell table:formula="of:=SUM([.X2:.X10])/COUNT([.X2:.X10])" office:value-type="float" office:value="34.7777777777778">
            <text:p>34.7777777778</text:p>
          </table:table-cell>
          <table:table-cell table:formula="of:=SUM([.Y2:.Y10])/COUNT([.$B$2:.$B$10])" office:value-type="float" office:value="0.852655287387667">
            <text:p>0.8526552874</text:p>
          </table:table-cell>
          <table:table-cell table:formula="of:=SUM([.Z2:.Z10])/COUNT([.Z2:.Z10])" office:value-type="float" office:value="0.222222222222222">
            <text:p>0.2222222222</text:p>
          </table:table-cell>
          <table:table-cell table:formula="of:=SUM([.AA2:.AA10])/COUNT([.$B$2:.$B$10])" office:value-type="float" office:value="0.899964181575556">
            <text:p>0.8999641816</text:p>
          </table:table-cell>
          <table:table-cell table:formula="of:=SUM([.AB2:.AB10])/COUNT([.AB2:.AB10])" office:value-type="float" office:value="34.7777777777778">
            <text:p>34.7777777778</text:p>
          </table:table-cell>
          <table:table-cell table:formula="of:=SUM([.AC2:.AC10])/COUNT([.$B$2:.$B$10])" office:value-type="float" office:value="0.904430569968889">
            <text:p>0.90443057</text:p>
          </table:table-cell>
          <table:table-cell table:formula="of:=SUM([.AD2:.AD10])/COUNT([.AD2:.AD10])" office:value-type="float" office:value="34.3333333333333">
            <text:p>34.3333333333</text:p>
          </table:table-cell>
          <table:table-cell table:formula="of:=SUM([.AE2:.AE10])/COUNT([.$B$2:.$B$10])" office:value-type="float" office:value="0.898706940762889">
            <text:p>0.8987069408</text:p>
          </table:table-cell>
          <table:table-cell table:formula="of:=SUM([.AF2:.AF10])/COUNT([.AF2:.AF10])" office:value-type="float" office:value="34.8888888888889">
            <text:p>34.8888888889</text:p>
          </table:table-cell>
          <table:table-cell table:formula="of:=SUM([.AG2:.AG10])/COUNT([.$B$2:.$B$10])" office:value-type="float" office:value="0.830389063172333">
            <text:p>0.8303890632</text:p>
          </table:table-cell>
          <table:table-cell table:formula="of:=SUM([.AH2:.AH10])/COUNT([.AH2:.AH10])" office:value-type="float" office:value="0.111111111111111">
            <text:p>0.1111111111</text:p>
          </table:table-cell>
          <table:table-cell table:formula="of:=SUM([.AI2:.AI10])/COUNT([.$B$2:.$B$10])" office:value-type="float" office:value="0.831074876626222">
            <text:p>0.8310748766</text:p>
          </table:table-cell>
          <table:table-cell table:formula="of:=SUM([.AJ2:.AJ10])/COUNT([.AJ2:.AJ10])" office:value-type="float" office:value="0.333333333333333">
            <text:p>0.3333333333</text:p>
          </table:table-cell>
          <table:table-cell table:formula="of:=SUM([.AK2:.AK10])/COUNT([.$B$2:.$B$10])" office:value-type="float" office:value="0.829372865162111">
            <text:p>0.8293728652</text:p>
          </table:table-cell>
          <table:table-cell table:formula="of:=SUM([.AL2:.AL10])/COUNT([.AL2:.AL10])" office:value-type="float" office:value="0.111111111111111">
            <text:p>0.1111111111</text:p>
          </table:table-cell>
          <table:table-cell table:formula="of:=SUM([.AM2:.AM10])/COUNT([.$B$2:.$B$10])" office:value-type="float" office:value="0.871436567939111">
            <text:p>0.8714365679</text:p>
          </table:table-cell>
          <table:table-cell table:formula="of:=SUM([.AN2:.AN10])/COUNT([.AN2:.AN10])" office:value-type="float" office:value="8.55555555555556">
            <text:p>8.5555555556</text:p>
          </table:table-cell>
          <table:table-cell table:formula="of:=SUM([.AO2:.AO10])/COUNT([.$B$2:.$B$10])" office:value-type="float" office:value="0.874374973555667">
            <text:p>0.8743749736</text:p>
          </table:table-cell>
          <table:table-cell table:formula="of:=SUM([.AP2:.AP10])/COUNT([.AP2:.AP10])" office:value-type="float" office:value="11.5555555555556">
            <text:p>11.5555555556</text:p>
          </table:table-cell>
          <table:table-cell table:formula="of:=SUM([.AQ2:.AQ10])/COUNT([.$B$2:.$B$10])" office:value-type="float" office:value="0.873218953831555">
            <text:p>0.8732189538</text:p>
          </table:table-cell>
          <table:table-cell table:formula="of:=SUM([.AR2:.AR10])/COUNT([.AR2:.AR10])" office:value-type="float" office:value="9.88888888888889">
            <text:p>9.8888888889</text:p>
          </table:table-cell>
          <table:table-cell table:formula="of:=SUM([.AS2:.AS10])/COUNT([.$B$2:.$B$10])" office:value-type="float" office:value="0.873819993011111">
            <text:p>0.873819993</text:p>
          </table:table-cell>
          <table:table-cell table:formula="of:=SUM([.AT2:.AT10])/COUNT([.AT2:.AT10])" office:value-type="float" office:value="11.2222222222222">
            <text:p>11.2222222222</text:p>
          </table:table-cell>
          <table:table-cell table:formula="of:=SUM([.AU2:.AU10])/COUNT([.$B$2:.$B$10])" office:value-type="float" office:value="0.871875527355111">
            <text:p>0.8718755274</text:p>
          </table:table-cell>
          <table:table-cell table:formula="of:=SUM([.AV2:.AV10])/COUNT([.AV2:.AV10])" office:value-type="float" office:value="10.5555555555556">
            <text:p>10.5555555556</text:p>
          </table:table-cell>
          <table:table-cell table:formula="of:=SUM([.AW2:.AW10])/COUNT([.$B$2:.$B$10])" office:value-type="float" office:value="0.871420998100889">
            <text:p>0.8714209981</text:p>
          </table:table-cell>
          <table:table-cell table:formula="of:=SUM([.AX2:.AX10])/COUNT([.AX2:.AX10])" office:value-type="float" office:value="9.22222222222222">
            <text:p>9.2222222222</text:p>
          </table:table-cell>
          <table:table-cell table:formula="of:=SUM([.AY2:.AY10])/COUNT([.$B$2:.$B$10])" office:value-type="float" office:value="0.838196714477333">
            <text:p>0.8381967145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8612755690667">
            <text:p>0.8386127557</text:p>
          </table:table-cell>
          <table:table-cell table:formula="of:=SUM([.BB2:.BB10])/COUNT([.BB2:.BB10])" office:value-type="float" office:value="0.333333333333333">
            <text:p>0.3333333333</text:p>
          </table:table-cell>
          <table:table-cell table:formula="of:=SUM([.BC2:.BC10])/COUNT([.$B$2:.$B$10])" office:value-type="float" office:value="0.832246595082">
            <text:p>0.8322465951</text:p>
          </table:table-cell>
          <table:table-cell table:formula="of:=SUM([.BD2:.BD10])/COUNT([.BD2:.BD10])" office:value-type="float" office:value="0.111111111111111">
            <text:p>0.1111111111</text:p>
          </table:table-cell>
          <table:table-cell table:formula="of:=SUM([.BE2:.BE10])/COUNT([.$B$2:.$B$10])" office:value-type="float" office:value="0.890587813208333">
            <text:p>0.8905878132</text:p>
          </table:table-cell>
          <table:table-cell table:formula="of:=SUM([.BF2:.BF10])/COUNT([.BF2:.BF10])" office:value-type="float" office:value="31.4444444444444">
            <text:p>31.4444444444</text:p>
          </table:table-cell>
          <table:table-cell table:formula="of:=SUM([.BG2:.BG10])/COUNT([.$B$2:.$B$10])" office:value-type="float" office:value="0.891398729364667">
            <text:p>0.8913987294</text:p>
          </table:table-cell>
          <table:table-cell table:formula="of:=SUM([.BH2:.BH10])/COUNT([.BH2:.BH10])" office:value-type="float" office:value="30.8888888888889">
            <text:p>30.8888888889</text:p>
          </table:table-cell>
          <table:table-cell table:formula="of:=SUM([.BI2:.BI10])/COUNT([.$B$2:.$B$10])" office:value-type="float" office:value="0.891124743881111">
            <text:p>0.8911247439</text:p>
          </table:table-cell>
          <table:table-cell table:formula="of:=SUM([.BJ2:.BJ10])/COUNT([.BJ2:.BJ10])" office:value-type="float" office:value="31.5555555555556">
            <text:p>31.5555555556</text:p>
          </table:table-cell>
          <table:table-cell table:formula="of:=SUM([.BK2:.BK10])/COUNT([.$B$2:.$B$10])" office:value-type="float" office:value="0.891319604191889">
            <text:p>0.8913196042</text:p>
          </table:table-cell>
          <table:table-cell table:formula="of:=SUM([.BL2:.BL10])/COUNT([.BL2:.BL10])" office:value-type="float" office:value="31.1111111111111">
            <text:p>31.1111111111</text:p>
          </table:table-cell>
          <table:table-cell table:formula="of:=SUM([.BM2:.BM10])/COUNT([.$B$2:.$B$10])" office:value-type="float" office:value="0.891135084257667">
            <text:p>0.8911350843</text:p>
          </table:table-cell>
          <table:table-cell table:formula="of:=SUM([.BN2:.BN10])/COUNT([.BN2:.BN10])" office:value-type="float" office:value="32">
            <text:p>32</text:p>
          </table:table-cell>
          <table:table-cell table:formula="of:=SUM([.BO2:.BO10])/COUNT([.$B$2:.$B$10])" office:value-type="float" office:value="0.889792302370667">
            <text:p>0.8897923024</text:p>
          </table:table-cell>
          <table:table-cell table:formula="of:=SUM([.BP2:.BP10])/COUNT([.BP2:.BP10])" office:value-type="float" office:value="31.7777777777778">
            <text:p>31.7777777778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8 - rem 1.0" table:style-name="ta1">
        <table:shapes>
          <draw:frame draw:z-index="0" draw:style-name="gr1" svg:width="46.932cm" svg:height="11.393cm" svg:x="1.369cm" svg:y="5.55cm">
            <draw:object draw:notify-on-update-of-ranges="'mf 0.8 - rem 1.0'.A1:'mf 0.8 - rem 1.0'.A1 'mf 0.8 - rem 1.0'.A2:'mf 0.8 - rem 1.0'.A11 'mf 0.8 - rem 1.0'.L1:'mf 0.8 - rem 1.0'.L1 'mf 0.8 - rem 1.0'.L2:'mf 0.8 - rem 1.0'.L11 'mf 0.8 - rem 1.0'.N1:'mf 0.8 - rem 1.0'.N1 'mf 0.8 - rem 1.0'.N2:'mf 0.8 - rem 1.0'.N11 'mf 0.8 - rem 1.0'.P1:'mf 0.8 - rem 1.0'.P1 'mf 0.8 - rem 1.0'.P2:'mf 0.8 - rem 1.0'.P11 'mf 0.8 - rem 1.0'.T1:'mf 0.8 - rem 1.0'.T1 'mf 0.8 - rem 1.0'.T2:'mf 0.8 - rem 1.0'.T11 'mf 0.8 - rem 1.0'.V1:'mf 0.8 - rem 1.0'.V1 'mf 0.8 - rem 1.0'.V2:'mf 0.8 - rem 1.0'.V11 'mf 0.8 - rem 1.0'.X1:'mf 0.8 - rem 1.0'.X1 'mf 0.8 - rem 1.0'.X2:'mf 0.8 - rem 1.0'.X11 'mf 0.8 - rem 1.0'.AB1:'mf 0.8 - rem 1.0'.AB1 'mf 0.8 - rem 1.0'.AB2:'mf 0.8 - rem 1.0'.AB11 'mf 0.8 - rem 1.0'.AD1:'mf 0.8 - rem 1.0'.AD1 'mf 0.8 - rem 1.0'.AD2:'mf 0.8 - rem 1.0'.AD11 'mf 0.8 - rem 1.0'.AF1:'mf 0.8 - rem 1.0'.AF1 'mf 0.8 - rem 1.0'.AF2:'mf 0.8 - rem 1.0'.AF11 'mf 0.8 - rem 1.0'.BF1:'mf 0.8 - rem 1.0'.BF1 'mf 0.8 - rem 1.0'.BF2:'mf 0.8 - rem 1.0'.BF11 'mf 0.8 - rem 1.0'.BH1:'mf 0.8 - rem 1.0'.BH1 'mf 0.8 - rem 1.0'.BH2:'mf 0.8 - rem 1.0'.BH11 'mf 0.8 - rem 1.0'.BJ1:'mf 0.8 - rem 1.0'.BJ1 'mf 0.8 - rem 1.0'.BJ2:'mf 0.8 - rem 1.0'.BJ11 'mf 0.8 - rem 1.0'.BL1:'mf 0.8 - rem 1.0'.BL1 'mf 0.8 - rem 1.0'.BL2:'mf 0.8 - rem 1.0'.BL11 'mf 0.8 - rem 1.0'.BN1:'mf 0.8 - rem 1.0'.BN1 'mf 0.8 - rem 1.0'.BN2:'mf 0.8 - rem 1.0'.BN11 'mf 0.8 - rem 1.0'.BP1:'mf 0.8 - rem 1.0'.BP1 'mf 0.8 - rem 1.0'.BP2:'mf 0.8 - rem 1.0'.BP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5.949cm" svg:height="12.408cm" svg:x="1.232cm" svg:y="17.395cm">
            <draw:object draw:notify-on-update-of-ranges="'mf 0.8 - rem 1.0'.A1:'mf 0.8 - rem 1.0'.A1 'mf 0.8 - rem 1.0'.A2:'mf 0.8 - rem 1.0'.A11 'mf 0.8 - rem 1.0'.K1:'mf 0.8 - rem 1.0'.K1 'mf 0.8 - rem 1.0'.K2:'mf 0.8 - rem 1.0'.K11 'mf 0.8 - rem 1.0'.M1:'mf 0.8 - rem 1.0'.M1 'mf 0.8 - rem 1.0'.M2:'mf 0.8 - rem 1.0'.M11 'mf 0.8 - rem 1.0'.O1:'mf 0.8 - rem 1.0'.O1 'mf 0.8 - rem 1.0'.O2:'mf 0.8 - rem 1.0'.O11 'mf 0.8 - rem 1.0'.S1:'mf 0.8 - rem 1.0'.S1 'mf 0.8 - rem 1.0'.S2:'mf 0.8 - rem 1.0'.S11 'mf 0.8 - rem 1.0'.U1:'mf 0.8 - rem 1.0'.U1 'mf 0.8 - rem 1.0'.U2:'mf 0.8 - rem 1.0'.U11 'mf 0.8 - rem 1.0'.W1:'mf 0.8 - rem 1.0'.W1 'mf 0.8 - rem 1.0'.W2:'mf 0.8 - rem 1.0'.W11 'mf 0.8 - rem 1.0'.AA1:'mf 0.8 - rem 1.0'.AA1 'mf 0.8 - rem 1.0'.AA2:'mf 0.8 - rem 1.0'.AA11 'mf 0.8 - rem 1.0'.AC1:'mf 0.8 - rem 1.0'.AC1 'mf 0.8 - rem 1.0'.AC2:'mf 0.8 - rem 1.0'.AC11 'mf 0.8 - rem 1.0'.AE1:'mf 0.8 - rem 1.0'.AE1 'mf 0.8 - rem 1.0'.AE2:'mf 0.8 - rem 1.0'.AE11 'mf 0.8 - rem 1.0'.BE1:'mf 0.8 - rem 1.0'.BE1 'mf 0.8 - rem 1.0'.BE2:'mf 0.8 - rem 1.0'.BE11 'mf 0.8 - rem 1.0'.BG1:'mf 0.8 - rem 1.0'.BG1 'mf 0.8 - rem 1.0'.BG2:'mf 0.8 - rem 1.0'.BG11 'mf 0.8 - rem 1.0'.BI1:'mf 0.8 - rem 1.0'.BI1 'mf 0.8 - rem 1.0'.BI2:'mf 0.8 - rem 1.0'.BI11 'mf 0.8 - rem 1.0'.BK1:'mf 0.8 - rem 1.0'.BK1 'mf 0.8 - rem 1.0'.BK2:'mf 0.8 - rem 1.0'.BK11 'mf 0.8 - rem 1.0'.BM1:'mf 0.8 - rem 1.0'.BM1 'mf 0.8 - rem 1.0'.BM2:'mf 0.8 - rem 1.0'.BM11 'mf 0.8 - rem 1.0'.BO1:'mf 0.8 - rem 1.0'.BO1 'mf 0.8 - rem 1.0'.BO2:'mf 0.8 - rem 1.0'.BO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882615470142">
            <text:p>0.8826154701</text:p>
          </table:table-cell>
          <table:table-cell office:value-type="float" office:value="0.907517758119">
            <text:p>0.9075177581</text:p>
          </table:table-cell>
          <table:table-cell office:value-type="float" office:value="0.927286188074">
            <text:p>0.9272861881</text:p>
          </table:table-cell>
          <table:table-cell office:value-type="float" office:value="0">
            <text:p>0</text:p>
          </table:table-cell>
          <table:table-cell office:value-type="float" office:value="0.924405646817">
            <text:p>0.9244056468</text:p>
          </table:table-cell>
          <table:table-cell office:value-type="float" office:value="1">
            <text:p>1</text:p>
          </table:table-cell>
          <table:table-cell office:value-type="float" office:value="0.975417151396">
            <text:p>0.9754171514</text:p>
          </table:table-cell>
          <table:table-cell office:value-type="float" office:value="57">
            <text:p>57</text:p>
          </table:table-cell>
          <table:table-cell office:value-type="float" office:value="0.976251043862">
            <text:p>0.9762510439</text:p>
          </table:table-cell>
          <table:table-cell office:value-type="float" office:value="59">
            <text:p>59</text:p>
          </table:table-cell>
          <table:table-cell office:value-type="float" office:value="0.977811863644">
            <text:p>0.9778118636</text:p>
          </table:table-cell>
          <table:table-cell office:value-type="float" office:value="64">
            <text:p>64</text:p>
          </table:table-cell>
          <table:table-cell office:value-type="float" office:value="0.904234002193">
            <text:p>0.9042340022</text:p>
          </table:table-cell>
          <table:table-cell office:value-type="float" office:value="0">
            <text:p>0</text:p>
          </table:table-cell>
          <table:table-cell office:value-type="float" office:value="0.988004880707">
            <text:p>0.9880048807</text:p>
          </table:table-cell>
          <table:table-cell office:value-type="float" office:value="78">
            <text:p>78</text:p>
          </table:table-cell>
          <table:table-cell office:value-type="float" office:value="0.980771352691">
            <text:p>0.9807713527</text:p>
          </table:table-cell>
          <table:table-cell office:value-type="float" office:value="66">
            <text:p>66</text:p>
          </table:table-cell>
          <table:table-cell office:value-type="float" office:value="0.977806065692">
            <text:p>0.9778060657</text:p>
          </table:table-cell>
          <table:table-cell office:value-type="float" office:value="63">
            <text:p>63</text:p>
          </table:table-cell>
          <table:table-cell office:value-type="float" office:value="0.924102273876">
            <text:p>0.9241022739</text:p>
          </table:table-cell>
          <table:table-cell office:value-type="float" office:value="0">
            <text:p>0</text:p>
          </table:table-cell>
          <table:table-cell office:value-type="float" office:value="0.977034081029">
            <text:p>0.977034081</text:p>
          </table:table-cell>
          <table:table-cell office:value-type="float" office:value="64">
            <text:p>64</text:p>
          </table:table-cell>
          <table:table-cell office:value-type="float" office:value="0.978338786017">
            <text:p>0.978338786</text:p>
          </table:table-cell>
          <table:table-cell office:value-type="float" office:value="62">
            <text:p>62</text:p>
          </table:table-cell>
          <table:table-cell office:value-type="float" office:value="0.975628297442">
            <text:p>0.9756282974</text:p>
          </table:table-cell>
          <table:table-cell office:value-type="float" office:value="63">
            <text:p>63</text:p>
          </table:table-cell>
          <table:table-cell office:value-type="float" office:value="0.908394223586">
            <text:p>0.9083942236</text:p>
          </table:table-cell>
          <table:table-cell office:value-type="float" office:value="0">
            <text:p>0</text:p>
          </table:table-cell>
          <table:table-cell office:value-type="float" office:value="0.901874202922">
            <text:p>0.9018742029</text:p>
          </table:table-cell>
          <table:table-cell office:value-type="float" office:value="0">
            <text:p>0</text:p>
          </table:table-cell>
          <table:table-cell office:value-type="float" office:value="0.898956419662">
            <text:p>0.8989564197</text:p>
          </table:table-cell>
          <table:table-cell office:value-type="float" office:value="0">
            <text:p>0</text:p>
          </table:table-cell>
          <table:table-cell office:value-type="float" office:value="0.959045792864">
            <text:p>0.9590457929</text:p>
          </table:table-cell>
          <table:table-cell office:value-type="float" office:value="38">
            <text:p>38</text:p>
          </table:table-cell>
          <table:table-cell office:value-type="float" office:value="0.956094148289">
            <text:p>0.9560941483</text:p>
          </table:table-cell>
          <table:table-cell office:value-type="float" office:value="33">
            <text:p>33</text:p>
          </table:table-cell>
          <table:table-cell office:value-type="float" office:value="0.955516836635">
            <text:p>0.9555168366</text:p>
          </table:table-cell>
          <table:table-cell office:value-type="float" office:value="37">
            <text:p>37</text:p>
          </table:table-cell>
          <table:table-cell office:value-type="float" office:value="0.953871582201">
            <text:p>0.9538715822</text:p>
          </table:table-cell>
          <table:table-cell office:value-type="float" office:value="31">
            <text:p>31</text:p>
          </table:table-cell>
          <table:table-cell office:value-type="float" office:value="0.955438849492">
            <text:p>0.9554388495</text:p>
          </table:table-cell>
          <table:table-cell office:value-type="float" office:value="32">
            <text:p>32</text:p>
          </table:table-cell>
          <table:table-cell office:value-type="float" office:value="0.955582282258">
            <text:p>0.9555822823</text:p>
          </table:table-cell>
          <table:table-cell office:value-type="float" office:value="27">
            <text:p>27</text:p>
          </table:table-cell>
          <table:table-cell office:value-type="float" office:value="0.917156417257">
            <text:p>0.9171564173</text:p>
          </table:table-cell>
          <table:table-cell office:value-type="float" office:value="0">
            <text:p>0</text:p>
          </table:table-cell>
          <table:table-cell office:value-type="float" office:value="0.916889696286">
            <text:p>0.9168896963</text:p>
          </table:table-cell>
          <table:table-cell office:value-type="float" office:value="1">
            <text:p>1</text:p>
          </table:table-cell>
          <table:table-cell office:value-type="float" office:value="0.901622952817">
            <text:p>0.9016229528</text:p>
          </table:table-cell>
          <table:table-cell office:value-type="float" office:value="0">
            <text:p>0</text:p>
          </table:table-cell>
          <table:table-cell office:value-type="float" office:value="0.971972492903">
            <text:p>0.9719724929</text:p>
          </table:table-cell>
          <table:table-cell office:value-type="float" office:value="51">
            <text:p>51</text:p>
          </table:table-cell>
          <table:table-cell office:value-type="float" office:value="0.973868507542">
            <text:p>0.9738685075</text:p>
          </table:table-cell>
          <table:table-cell office:value-type="float" office:value="57">
            <text:p>57</text:p>
          </table:table-cell>
          <table:table-cell office:value-type="float" office:value="0.972158186075">
            <text:p>0.9721581861</text:p>
          </table:table-cell>
          <table:table-cell office:value-type="float" office:value="54">
            <text:p>54</text:p>
          </table:table-cell>
          <table:table-cell office:value-type="float" office:value="0.96846733386">
            <text:p>0.9684673339</text:p>
          </table:table-cell>
          <table:table-cell office:value-type="float" office:value="55">
            <text:p>55</text:p>
          </table:table-cell>
          <table:table-cell office:value-type="float" office:value="0.969874853541">
            <text:p>0.9698748535</text:p>
          </table:table-cell>
          <table:table-cell office:value-type="float" office:value="50">
            <text:p>50</text:p>
          </table:table-cell>
          <table:table-cell office:value-type="float" office:value="0.966007920665">
            <text:p>0.9660079207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.866695405303">
            <text:p>0.8666954053</text:p>
          </table:table-cell>
          <table:table-cell office:value-type="float" office:value="0.923570640529">
            <text:p>0.9235706405</text:p>
          </table:table-cell>
          <table:table-cell office:value-type="float" office:value="0.809634664902">
            <text:p>0.8096346649</text:p>
          </table:table-cell>
          <table:table-cell office:value-type="float" office:value="0">
            <text:p>0</text:p>
          </table:table-cell>
          <table:table-cell office:value-type="float" office:value="0.810198884801">
            <text:p>0.8101988848</text:p>
          </table:table-cell>
          <table:table-cell office:value-type="float" office:value="0">
            <text:p>0</text:p>
          </table:table-cell>
          <table:table-cell office:value-type="float" office:value="0.89932655158">
            <text:p>0.8993265516</text:p>
          </table:table-cell>
          <table:table-cell office:value-type="float" office:value="8">
            <text:p>8</text:p>
          </table:table-cell>
          <table:table-cell office:value-type="float" office:value="0.897576175331">
            <text:p>0.8975761753</text:p>
          </table:table-cell>
          <table:table-cell office:value-type="float" office:value="6">
            <text:p>6</text:p>
          </table:table-cell>
          <table:table-cell office:value-type="float" office:value="0.896922233052">
            <text:p>0.8969222331</text:p>
          </table:table-cell>
          <table:table-cell office:value-type="float" office:value="5">
            <text:p>5</text:p>
          </table:table-cell>
          <table:table-cell office:value-type="float" office:value="0.790399927095">
            <text:p>0.7903999271</text:p>
          </table:table-cell>
          <table:table-cell office:value-type="float" office:value="0">
            <text:p>0</text:p>
          </table:table-cell>
          <table:table-cell office:value-type="float" office:value="0.914320283622">
            <text:p>0.9143202836</text:p>
          </table:table-cell>
          <table:table-cell office:value-type="float" office:value="9">
            <text:p>9</text:p>
          </table:table-cell>
          <table:table-cell office:value-type="float" office:value="0.912216192438">
            <text:p>0.9122161924</text:p>
          </table:table-cell>
          <table:table-cell office:value-type="float" office:value="11">
            <text:p>11</text:p>
          </table:table-cell>
          <table:table-cell office:value-type="float" office:value="0.908447055098">
            <text:p>0.9084470551</text:p>
          </table:table-cell>
          <table:table-cell office:value-type="float" office:value="9">
            <text:p>9</text:p>
          </table:table-cell>
          <table:table-cell office:value-type="float" office:value="0.808193891963">
            <text:p>0.808193892</text:p>
          </table:table-cell>
          <table:table-cell office:value-type="float" office:value="0">
            <text:p>0</text:p>
          </table:table-cell>
          <table:table-cell office:value-type="float" office:value="0.895700433869">
            <text:p>0.8957004339</text:p>
          </table:table-cell>
          <table:table-cell office:value-type="float" office:value="5">
            <text:p>5</text:p>
          </table:table-cell>
          <table:table-cell office:value-type="float" office:value="0.897725794352">
            <text:p>0.8977257944</text:p>
          </table:table-cell>
          <table:table-cell office:value-type="float" office:value="5">
            <text:p>5</text:p>
          </table:table-cell>
          <table:table-cell office:value-type="float" office:value="0.893869293352">
            <text:p>0.8938692934</text:p>
          </table:table-cell>
          <table:table-cell office:value-type="float" office:value="7">
            <text:p>7</text:p>
          </table:table-cell>
          <table:table-cell office:value-type="float" office:value="0.779033667295">
            <text:p>0.7790336673</text:p>
          </table:table-cell>
          <table:table-cell office:value-type="float" office:value="0">
            <text:p>0</text:p>
          </table:table-cell>
          <table:table-cell office:value-type="float" office:value="0.788073025994">
            <text:p>0.788073026</text:p>
          </table:table-cell>
          <table:table-cell office:value-type="float" office:value="0">
            <text:p>0</text:p>
          </table:table-cell>
          <table:table-cell office:value-type="float" office:value="0.78359227385">
            <text:p>0.7835922739</text:p>
          </table:table-cell>
          <table:table-cell office:value-type="float" office:value="0">
            <text:p>0</text:p>
          </table:table-cell>
          <table:table-cell office:value-type="float" office:value="0.883711045375">
            <text:p>0.8837110454</text:p>
          </table:table-cell>
          <table:table-cell office:value-type="float" office:value="4">
            <text:p>4</text:p>
          </table:table-cell>
          <table:table-cell office:value-type="float" office:value="0.878445587749">
            <text:p>0.8784455877</text:p>
          </table:table-cell>
          <table:table-cell office:value-type="float" office:value="7">
            <text:p>7</text:p>
          </table:table-cell>
          <table:table-cell office:value-type="float" office:value="0.882270940125">
            <text:p>0.8822709401</text:p>
          </table:table-cell>
          <table:table-cell office:value-type="float" office:value="5">
            <text:p>5</text:p>
          </table:table-cell>
          <table:table-cell office:value-type="float" office:value="0.881380977902">
            <text:p>0.8813809779</text:p>
          </table:table-cell>
          <table:table-cell office:value-type="float" office:value="8">
            <text:p>8</text:p>
          </table:table-cell>
          <table:table-cell office:value-type="float" office:value="0.876337310231">
            <text:p>0.8763373102</text:p>
          </table:table-cell>
          <table:table-cell office:value-type="float" office:value="3">
            <text:p>3</text:p>
          </table:table-cell>
          <table:table-cell office:value-type="float" office:value="0.872219358768">
            <text:p>0.8722193588</text:p>
          </table:table-cell>
          <table:table-cell office:value-type="float" office:value="3">
            <text:p>3</text:p>
          </table:table-cell>
          <table:table-cell office:value-type="float" office:value="0.784739298357">
            <text:p>0.7847392984</text:p>
          </table:table-cell>
          <table:table-cell office:value-type="float" office:value="0">
            <text:p>0</text:p>
          </table:table-cell>
          <table:table-cell office:value-type="float" office:value="0.789052887894">
            <text:p>0.7890528879</text:p>
          </table:table-cell>
          <table:table-cell office:value-type="float" office:value="0">
            <text:p>0</text:p>
          </table:table-cell>
          <table:table-cell office:value-type="float" office:value="0.783638460289">
            <text:p>0.7836384603</text:p>
          </table:table-cell>
          <table:table-cell office:value-type="float" office:value="0">
            <text:p>0</text:p>
          </table:table-cell>
          <table:table-cell office:value-type="float" office:value="0.891420452915">
            <text:p>0.8914204529</text:p>
          </table:table-cell>
          <table:table-cell office:value-type="float" office:value="8">
            <text:p>8</text:p>
          </table:table-cell>
          <table:table-cell office:value-type="float" office:value="0.894649421022">
            <text:p>0.894649421</text:p>
          </table:table-cell>
          <table:table-cell office:value-type="float" office:value="9">
            <text:p>9</text:p>
          </table:table-cell>
          <table:table-cell office:value-type="float" office:value="0.889416218854">
            <text:p>0.8894162189</text:p>
          </table:table-cell>
          <table:table-cell office:value-type="float" office:value="9">
            <text:p>9</text:p>
          </table:table-cell>
          <table:table-cell office:value-type="float" office:value="0.894875926906">
            <text:p>0.8948759269</text:p>
          </table:table-cell>
          <table:table-cell office:value-type="float" office:value="9">
            <text:p>9</text:p>
          </table:table-cell>
          <table:table-cell office:value-type="float" office:value="0.892432038236">
            <text:p>0.8924320382</text:p>
          </table:table-cell>
          <table:table-cell office:value-type="float" office:value="9">
            <text:p>9</text:p>
          </table:table-cell>
          <table:table-cell office:value-type="float" office:value="0.887673928083">
            <text:p>0.887673928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863633631377">
            <text:p>0.8636336314</text:p>
          </table:table-cell>
          <table:table-cell office:value-type="float" office:value="0.933442494011">
            <text:p>0.933442494</text:p>
          </table:table-cell>
          <table:table-cell office:value-type="float" office:value="0.776442923852">
            <text:p>0.7764429239</text:p>
          </table:table-cell>
          <table:table-cell office:value-type="float" office:value="0">
            <text:p>0</text:p>
          </table:table-cell>
          <table:table-cell office:value-type="float" office:value="0.777437330709">
            <text:p>0.7774373307</text:p>
          </table:table-cell>
          <table:table-cell office:value-type="float" office:value="0">
            <text:p>0</text:p>
          </table:table-cell>
          <table:table-cell office:value-type="float" office:value="0.976844679771">
            <text:p>0.9768446798</text:p>
          </table:table-cell>
          <table:table-cell office:value-type="float" office:value="78">
            <text:p>78</text:p>
          </table:table-cell>
          <table:table-cell office:value-type="float" office:value="0.976513991941">
            <text:p>0.9765139919</text:p>
          </table:table-cell>
          <table:table-cell office:value-type="float" office:value="78">
            <text:p>78</text:p>
          </table:table-cell>
          <table:table-cell office:value-type="float" office:value="0.976289886606">
            <text:p>0.9762898866</text:p>
          </table:table-cell>
          <table:table-cell office:value-type="float" office:value="77">
            <text:p>77</text:p>
          </table:table-cell>
          <table:table-cell office:value-type="float" office:value="0.757507939055">
            <text:p>0.7575079391</text:p>
          </table:table-cell>
          <table:table-cell office:value-type="float" office:value="0">
            <text:p>0</text:p>
          </table:table-cell>
          <table:table-cell office:value-type="float" office:value="0.983903622621">
            <text:p>0.9839036226</text:p>
          </table:table-cell>
          <table:table-cell office:value-type="float" office:value="83">
            <text:p>83</text:p>
          </table:table-cell>
          <table:table-cell office:value-type="float" office:value="0.982222612472">
            <text:p>0.9822226125</text:p>
          </table:table-cell>
          <table:table-cell office:value-type="float" office:value="81">
            <text:p>81</text:p>
          </table:table-cell>
          <table:table-cell office:value-type="float" office:value="0.982470882946">
            <text:p>0.9824708829</text:p>
          </table:table-cell>
          <table:table-cell office:value-type="float" office:value="83">
            <text:p>83</text:p>
          </table:table-cell>
          <table:table-cell office:value-type="float" office:value="0.772216185493">
            <text:p>0.7722161855</text:p>
          </table:table-cell>
          <table:table-cell office:value-type="float" office:value="0">
            <text:p>0</text:p>
          </table:table-cell>
          <table:table-cell office:value-type="float" office:value="0.980282408709">
            <text:p>0.9802824087</text:p>
          </table:table-cell>
          <table:table-cell office:value-type="float" office:value="80">
            <text:p>80</text:p>
          </table:table-cell>
          <table:table-cell office:value-type="float" office:value="0.978650192205">
            <text:p>0.9786501922</text:p>
          </table:table-cell>
          <table:table-cell office:value-type="float" office:value="80">
            <text:p>80</text:p>
          </table:table-cell>
          <table:table-cell office:value-type="float" office:value="0.977349912149">
            <text:p>0.9773499121</text:p>
          </table:table-cell>
          <table:table-cell office:value-type="float" office:value="78">
            <text:p>78</text:p>
          </table:table-cell>
          <table:table-cell office:value-type="float" office:value="0.748326322763">
            <text:p>0.7483263228</text:p>
          </table:table-cell>
          <table:table-cell office:value-type="float" office:value="0">
            <text:p>0</text:p>
          </table:table-cell>
          <table:table-cell office:value-type="float" office:value="0.749529220699">
            <text:p>0.7495292207</text:p>
          </table:table-cell>
          <table:table-cell office:value-type="float" office:value="0">
            <text:p>0</text:p>
          </table:table-cell>
          <table:table-cell office:value-type="float" office:value="0.743179761871">
            <text:p>0.7431797619</text:p>
          </table:table-cell>
          <table:table-cell office:value-type="float" office:value="0">
            <text:p>0</text:p>
          </table:table-cell>
          <table:table-cell office:value-type="float" office:value="0.970049106025">
            <text:p>0.970049106</text:p>
          </table:table-cell>
          <table:table-cell office:value-type="float" office:value="75">
            <text:p>75</text:p>
          </table:table-cell>
          <table:table-cell office:value-type="float" office:value="0.965806882608">
            <text:p>0.9658068826</text:p>
          </table:table-cell>
          <table:table-cell office:value-type="float" office:value="71">
            <text:p>71</text:p>
          </table:table-cell>
          <table:table-cell office:value-type="float" office:value="0.968027942004">
            <text:p>0.968027942</text:p>
          </table:table-cell>
          <table:table-cell office:value-type="float" office:value="73">
            <text:p>73</text:p>
          </table:table-cell>
          <table:table-cell office:value-type="float" office:value="0.974857394573">
            <text:p>0.9748573946</text:p>
          </table:table-cell>
          <table:table-cell office:value-type="float" office:value="77">
            <text:p>77</text:p>
          </table:table-cell>
          <table:table-cell office:value-type="float" office:value="0.967173117329">
            <text:p>0.9671731173</text:p>
          </table:table-cell>
          <table:table-cell office:value-type="float" office:value="71">
            <text:p>71</text:p>
          </table:table-cell>
          <table:table-cell office:value-type="float" office:value="0.963862910809">
            <text:p>0.9638629108</text:p>
          </table:table-cell>
          <table:table-cell office:value-type="float" office:value="70">
            <text:p>70</text:p>
          </table:table-cell>
          <table:table-cell office:value-type="float" office:value="0.734163361995">
            <text:p>0.734163362</text:p>
          </table:table-cell>
          <table:table-cell office:value-type="float" office:value="0">
            <text:p>0</text:p>
          </table:table-cell>
          <table:table-cell office:value-type="float" office:value="0.735766213947">
            <text:p>0.7357662139</text:p>
          </table:table-cell>
          <table:table-cell office:value-type="float" office:value="0">
            <text:p>0</text:p>
          </table:table-cell>
          <table:table-cell office:value-type="float" office:value="0.748137599837">
            <text:p>0.7481375998</text:p>
          </table:table-cell>
          <table:table-cell office:value-type="float" office:value="0">
            <text:p>0</text:p>
          </table:table-cell>
          <table:table-cell office:value-type="float" office:value="0.975118899804">
            <text:p>0.9751188998</text:p>
          </table:table-cell>
          <table:table-cell office:value-type="float" office:value="77">
            <text:p>77</text:p>
          </table:table-cell>
          <table:table-cell office:value-type="float" office:value="0.974796148481">
            <text:p>0.9747961485</text:p>
          </table:table-cell>
          <table:table-cell office:value-type="float" office:value="76">
            <text:p>76</text:p>
          </table:table-cell>
          <table:table-cell office:value-type="float" office:value="0.974811200479">
            <text:p>0.9748112005</text:p>
          </table:table-cell>
          <table:table-cell office:value-type="float" office:value="77">
            <text:p>77</text:p>
          </table:table-cell>
          <table:table-cell office:value-type="float" office:value="0.974828577223">
            <text:p>0.9748285772</text:p>
          </table:table-cell>
          <table:table-cell office:value-type="float" office:value="77">
            <text:p>77</text:p>
          </table:table-cell>
          <table:table-cell office:value-type="float" office:value="0.975898923101">
            <text:p>0.9758989231</text:p>
          </table:table-cell>
          <table:table-cell office:value-type="float" office:value="78">
            <text:p>78</text:p>
          </table:table-cell>
          <table:table-cell office:value-type="float" office:value="0.972631727334">
            <text:p>0.9726317273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882589932121">
            <text:p>0.8825899321</text:p>
          </table:table-cell>
          <table:table-cell office:value-type="float" office:value="0.896999819844">
            <text:p>0.8969998198</text:p>
          </table:table-cell>
          <table:table-cell office:value-type="float" office:value="0.963621315664">
            <text:p>0.9636213157</text:p>
          </table:table-cell>
          <table:table-cell office:value-type="float" office:value="0">
            <text:p>0</text:p>
          </table:table-cell>
          <table:table-cell office:value-type="float" office:value="0.962087825658">
            <text:p>0.9620878257</text:p>
          </table:table-cell>
          <table:table-cell office:value-type="float" office:value="0">
            <text:p>0</text:p>
          </table:table-cell>
          <table:table-cell office:value-type="float" office:value="0.999632306725">
            <text:p>0.9996323067</text:p>
          </table:table-cell>
          <table:table-cell office:value-type="float" office:value="98">
            <text:p>98</text:p>
          </table:table-cell>
          <table:table-cell office:value-type="float" office:value="0.99972972973">
            <text:p>0.999729729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7197477901">
            <text:p>0.9271974779</text:p>
          </table:table-cell>
          <table:table-cell office:value-type="float" office:value="0">
            <text:p>0</text:p>
          </table:table-cell>
          <table:table-cell office:value-type="float" office:value="0.999124032671">
            <text:p>0.9991240327</text:p>
          </table:table-cell>
          <table:table-cell office:value-type="float" office:value="96">
            <text:p>96</text:p>
          </table:table-cell>
          <table:table-cell office:value-type="float" office:value="0.998132612604">
            <text:p>0.9981326126</text:p>
          </table:table-cell>
          <table:table-cell office:value-type="float" office:value="95">
            <text:p>95</text:p>
          </table:table-cell>
          <table:table-cell office:value-type="float" office:value="0.999324514991">
            <text:p>0.999324515</text:p>
          </table:table-cell>
          <table:table-cell office:value-type="float" office:value="98">
            <text:p>98</text:p>
          </table:table-cell>
          <table:table-cell office:value-type="float" office:value="0.947402717243">
            <text:p>0.9474027172</text:p>
          </table:table-cell>
          <table:table-cell office:value-type="float" office:value="0">
            <text:p>0</text:p>
          </table:table-cell>
          <table:table-cell office:value-type="float" office:value="0.998606134224">
            <text:p>0.9986061342</text:p>
          </table:table-cell>
          <table:table-cell office:value-type="float" office:value="98">
            <text:p>98</text:p>
          </table:table-cell>
          <table:table-cell office:value-type="float" office:value="0.998959300392">
            <text:p>0.998959300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5676328813">
            <text:p>0.9256763288</text:p>
          </table:table-cell>
          <table:table-cell office:value-type="float" office:value="0">
            <text:p>0</text:p>
          </table:table-cell>
          <table:table-cell office:value-type="float" office:value="0.926678688299">
            <text:p>0.9266786883</text:p>
          </table:table-cell>
          <table:table-cell office:value-type="float" office:value="0">
            <text:p>0</text:p>
          </table:table-cell>
          <table:table-cell office:value-type="float" office:value="0.924412760523">
            <text:p>0.9244127605</text:p>
          </table:table-cell>
          <table:table-cell office:value-type="float" office:value="0">
            <text:p>0</text:p>
          </table:table-cell>
          <table:table-cell office:value-type="float" office:value="0.984104208159">
            <text:p>0.9841042082</text:p>
          </table:table-cell>
          <table:table-cell office:value-type="float" office:value="48">
            <text:p>48</text:p>
          </table:table-cell>
          <table:table-cell office:value-type="float" office:value="0.984612272263">
            <text:p>0.9846122723</text:p>
          </table:table-cell>
          <table:table-cell office:value-type="float" office:value="43">
            <text:p>43</text:p>
          </table:table-cell>
          <table:table-cell office:value-type="float" office:value="0.982017206464">
            <text:p>0.9820172065</text:p>
          </table:table-cell>
          <table:table-cell office:value-type="float" office:value="46">
            <text:p>46</text:p>
          </table:table-cell>
          <table:table-cell office:value-type="float" office:value="0.981796782484">
            <text:p>0.9817967825</text:p>
          </table:table-cell>
          <table:table-cell office:value-type="float" office:value="43">
            <text:p>43</text:p>
          </table:table-cell>
          <table:table-cell office:value-type="float" office:value="0.982004412246">
            <text:p>0.9820044122</text:p>
          </table:table-cell>
          <table:table-cell office:value-type="float" office:value="44">
            <text:p>44</text:p>
          </table:table-cell>
          <table:table-cell office:value-type="float" office:value="0.98040868651">
            <text:p>0.9804086865</text:p>
          </table:table-cell>
          <table:table-cell office:value-type="float" office:value="38">
            <text:p>38</text:p>
          </table:table-cell>
          <table:table-cell office:value-type="float" office:value="0.948699229064">
            <text:p>0.9486992291</text:p>
          </table:table-cell>
          <table:table-cell office:value-type="float" office:value="0">
            <text:p>0</text:p>
          </table:table-cell>
          <table:table-cell office:value-type="float" office:value="0.948706242545">
            <text:p>0.9487062425</text:p>
          </table:table-cell>
          <table:table-cell office:value-type="float" office:value="0">
            <text:p>0</text:p>
          </table:table-cell>
          <table:table-cell office:value-type="float" office:value="0.934262576435">
            <text:p>0.9342625764</text:p>
          </table:table-cell>
          <table:table-cell office:value-type="float" office:value="0">
            <text:p>0</text:p>
          </table:table-cell>
          <table:table-cell office:value-type="float" office:value="0.998166305679">
            <text:p>0.9981663057</text:p>
          </table:table-cell>
          <table:table-cell office:value-type="float" office:value="96">
            <text:p>96</text:p>
          </table:table-cell>
          <table:table-cell office:value-type="float" office:value="0.996719683415">
            <text:p>0.9967196834</text:p>
          </table:table-cell>
          <table:table-cell office:value-type="float" office:value="90">
            <text:p>90</text:p>
          </table:table-cell>
          <table:table-cell office:value-type="float" office:value="0.998324216398">
            <text:p>0.9983242164</text:p>
          </table:table-cell>
          <table:table-cell office:value-type="float" office:value="95">
            <text:p>95</text:p>
          </table:table-cell>
          <table:table-cell office:value-type="float" office:value="0.997522125839">
            <text:p>0.9975221258</text:p>
          </table:table-cell>
          <table:table-cell office:value-type="float" office:value="91">
            <text:p>91</text:p>
          </table:table-cell>
          <table:table-cell office:value-type="float" office:value="0.997874725238">
            <text:p>0.9978747252</text:p>
          </table:table-cell>
          <table:table-cell office:value-type="float" office:value="95">
            <text:p>95</text:p>
          </table:table-cell>
          <table:table-cell office:value-type="float" office:value="0.998284956583">
            <text:p>0.998284956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0.868055863123">
            <text:p>0.8680558631</text:p>
          </table:table-cell>
          <table:table-cell office:value-type="float" office:value="0.902341848705">
            <text:p>0.9023418487</text:p>
          </table:table-cell>
          <table:table-cell office:value-type="float" office:value="0.842745869581">
            <text:p>0.8427458696</text:p>
          </table:table-cell>
          <table:table-cell office:value-type="float" office:value="0">
            <text:p>0</text:p>
          </table:table-cell>
          <table:table-cell office:value-type="float" office:value="0.842878055903">
            <text:p>0.8428780559</text:p>
          </table:table-cell>
          <table:table-cell office:value-type="float" office:value="0">
            <text:p>0</text:p>
          </table:table-cell>
          <table:table-cell office:value-type="float" office:value="0.885270302832">
            <text:p>0.8852703028</text:p>
          </table:table-cell>
          <table:table-cell office:value-type="float" office:value="0">
            <text:p>0</text:p>
          </table:table-cell>
          <table:table-cell office:value-type="float" office:value="0.882529648391">
            <text:p>0.8825296484</text:p>
          </table:table-cell>
          <table:table-cell office:value-type="float" office:value="0">
            <text:p>0</text:p>
          </table:table-cell>
          <table:table-cell office:value-type="float" office:value="0.883814540753">
            <text:p>0.8838145408</text:p>
          </table:table-cell>
          <table:table-cell office:value-type="float" office:value="0">
            <text:p>0</text:p>
          </table:table-cell>
          <table:table-cell office:value-type="float" office:value="0.80810663616">
            <text:p>0.8081066362</text:p>
          </table:table-cell>
          <table:table-cell office:value-type="float" office:value="0">
            <text:p>0</text:p>
          </table:table-cell>
          <table:table-cell office:value-type="float" office:value="0.888084806312">
            <text:p>0.8880848063</text:p>
          </table:table-cell>
          <table:table-cell office:value-type="float" office:value="0">
            <text:p>0</text:p>
          </table:table-cell>
          <table:table-cell office:value-type="float" office:value="0.883952569943">
            <text:p>0.8839525699</text:p>
          </table:table-cell>
          <table:table-cell office:value-type="float" office:value="0">
            <text:p>0</text:p>
          </table:table-cell>
          <table:table-cell office:value-type="float" office:value="0.885815027956">
            <text:p>0.885815028</text:p>
          </table:table-cell>
          <table:table-cell office:value-type="float" office:value="0">
            <text:p>0</text:p>
          </table:table-cell>
          <table:table-cell office:value-type="float" office:value="0.833137878334">
            <text:p>0.8331378783</text:p>
          </table:table-cell>
          <table:table-cell office:value-type="float" office:value="0">
            <text:p>0</text:p>
          </table:table-cell>
          <table:table-cell office:value-type="float" office:value="0.880434142087">
            <text:p>0.8804341421</text:p>
          </table:table-cell>
          <table:table-cell office:value-type="float" office:value="0">
            <text:p>0</text:p>
          </table:table-cell>
          <table:table-cell office:value-type="float" office:value="0.883361179211">
            <text:p>0.8833611792</text:p>
          </table:table-cell>
          <table:table-cell office:value-type="float" office:value="0">
            <text:p>0</text:p>
          </table:table-cell>
          <table:table-cell office:value-type="float" office:value="0.879539584709">
            <text:p>0.8795395847</text:p>
          </table:table-cell>
          <table:table-cell office:value-type="float" office:value="0">
            <text:p>0</text:p>
          </table:table-cell>
          <table:table-cell office:value-type="float" office:value="0.805779412802">
            <text:p>0.8057794128</text:p>
          </table:table-cell>
          <table:table-cell office:value-type="float" office:value="0">
            <text:p>0</text:p>
          </table:table-cell>
          <table:table-cell office:value-type="float" office:value="0.809734304613">
            <text:p>0.8097343046</text:p>
          </table:table-cell>
          <table:table-cell office:value-type="float" office:value="0">
            <text:p>0</text:p>
          </table:table-cell>
          <table:table-cell office:value-type="float" office:value="0.803646484325">
            <text:p>0.8036464843</text:p>
          </table:table-cell>
          <table:table-cell office:value-type="float" office:value="0">
            <text:p>0</text:p>
          </table:table-cell>
          <table:table-cell office:value-type="float" office:value="0.864499193452">
            <text:p>0.8644991935</text:p>
          </table:table-cell>
          <table:table-cell office:value-type="float" office:value="0">
            <text:p>0</text:p>
          </table:table-cell>
          <table:table-cell office:value-type="float" office:value="0.862843771146">
            <text:p>0.8628437711</text:p>
          </table:table-cell>
          <table:table-cell office:value-type="float" office:value="0">
            <text:p>0</text:p>
          </table:table-cell>
          <table:table-cell office:value-type="float" office:value="0.864303797018">
            <text:p>0.864303797</text:p>
          </table:table-cell>
          <table:table-cell office:value-type="float" office:value="0">
            <text:p>0</text:p>
          </table:table-cell>
          <table:table-cell office:value-type="float" office:value="0.862147177679">
            <text:p>0.8621471777</text:p>
          </table:table-cell>
          <table:table-cell office:value-type="float" office:value="0">
            <text:p>0</text:p>
          </table:table-cell>
          <table:table-cell office:value-type="float" office:value="0.860931470447">
            <text:p>0.8609314704</text:p>
          </table:table-cell>
          <table:table-cell office:value-type="float" office:value="0">
            <text:p>0</text:p>
          </table:table-cell>
          <table:table-cell office:value-type="float" office:value="0.85929759392">
            <text:p>0.8592975939</text:p>
          </table:table-cell>
          <table:table-cell office:value-type="float" office:value="0">
            <text:p>0</text:p>
          </table:table-cell>
          <table:table-cell office:value-type="float" office:value="0.812823782022">
            <text:p>0.812823782</text:p>
          </table:table-cell>
          <table:table-cell office:value-type="float" office:value="0">
            <text:p>0</text:p>
          </table:table-cell>
          <table:table-cell office:value-type="float" office:value="0.817266030526">
            <text:p>0.8172660305</text:p>
          </table:table-cell>
          <table:table-cell office:value-type="float" office:value="0">
            <text:p>0</text:p>
          </table:table-cell>
          <table:table-cell office:value-type="float" office:value="0.806058400965">
            <text:p>0.806058401</text:p>
          </table:table-cell>
          <table:table-cell office:value-type="float" office:value="0">
            <text:p>0</text:p>
          </table:table-cell>
          <table:table-cell office:value-type="float" office:value="0.873453002452">
            <text:p>0.8734530025</text:p>
          </table:table-cell>
          <table:table-cell office:value-type="float" office:value="0">
            <text:p>0</text:p>
          </table:table-cell>
          <table:table-cell office:value-type="float" office:value="0.873256014712">
            <text:p>0.8732560147</text:p>
          </table:table-cell>
          <table:table-cell office:value-type="float" office:value="0">
            <text:p>0</text:p>
          </table:table-cell>
          <table:table-cell office:value-type="float" office:value="0.87311115077">
            <text:p>0.8731111508</text:p>
          </table:table-cell>
          <table:table-cell office:value-type="float" office:value="0">
            <text:p>0</text:p>
          </table:table-cell>
          <table:table-cell office:value-type="float" office:value="0.868553772231">
            <text:p>0.8685537722</text:p>
          </table:table-cell>
          <table:table-cell office:value-type="float" office:value="0">
            <text:p>0</text:p>
          </table:table-cell>
          <table:table-cell office:value-type="float" office:value="0.872259684725">
            <text:p>0.8722596847</text:p>
          </table:table-cell>
          <table:table-cell office:value-type="float" office:value="0">
            <text:p>0</text:p>
          </table:table-cell>
          <table:table-cell office:value-type="float" office:value="0.869053938884">
            <text:p>0.869053938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0.862874912564">
            <text:p>0.8628749126</text:p>
          </table:table-cell>
          <table:table-cell office:value-type="float" office:value="0.906445685772">
            <text:p>0.9064456858</text:p>
          </table:table-cell>
          <table:table-cell office:value-type="float" office:value="0.761334985732">
            <text:p>0.7613349857</text:p>
          </table:table-cell>
          <table:table-cell office:value-type="float" office:value="0">
            <text:p>0</text:p>
          </table:table-cell>
          <table:table-cell office:value-type="float" office:value="0.750640535788">
            <text:p>0.7506405358</text:p>
          </table:table-cell>
          <table:table-cell office:value-type="float" office:value="0">
            <text:p>0</text:p>
          </table:table-cell>
          <table:table-cell office:value-type="float" office:value="0.947831755316">
            <text:p>0.9478317553</text:p>
          </table:table-cell>
          <table:table-cell office:value-type="float" office:value="14">
            <text:p>14</text:p>
          </table:table-cell>
          <table:table-cell office:value-type="float" office:value="0.946914756828">
            <text:p>0.9469147568</text:p>
          </table:table-cell>
          <table:table-cell office:value-type="float" office:value="14">
            <text:p>14</text:p>
          </table:table-cell>
          <table:table-cell office:value-type="float" office:value="0.947337598198">
            <text:p>0.9473375982</text:p>
          </table:table-cell>
          <table:table-cell office:value-type="float" office:value="15">
            <text:p>15</text:p>
          </table:table-cell>
          <table:table-cell office:value-type="float" office:value="0.727809787884">
            <text:p>0.7278097879</text:p>
          </table:table-cell>
          <table:table-cell office:value-type="float" office:value="0">
            <text:p>0</text:p>
          </table:table-cell>
          <table:table-cell office:value-type="float" office:value="0.96246545925">
            <text:p>0.9624654593</text:p>
          </table:table-cell>
          <table:table-cell office:value-type="float" office:value="21">
            <text:p>21</text:p>
          </table:table-cell>
          <table:table-cell office:value-type="float" office:value="0.962848322137">
            <text:p>0.9628483221</text:p>
          </table:table-cell>
          <table:table-cell office:value-type="float" office:value="22">
            <text:p>22</text:p>
          </table:table-cell>
          <table:table-cell office:value-type="float" office:value="0.960022661878">
            <text:p>0.9600226619</text:p>
          </table:table-cell>
          <table:table-cell office:value-type="float" office:value="20">
            <text:p>20</text:p>
          </table:table-cell>
          <table:table-cell office:value-type="float" office:value="0.742844968277">
            <text:p>0.7428449683</text:p>
          </table:table-cell>
          <table:table-cell office:value-type="float" office:value="0">
            <text:p>0</text:p>
          </table:table-cell>
          <table:table-cell office:value-type="float" office:value="0.948602679455">
            <text:p>0.9486026795</text:p>
          </table:table-cell>
          <table:table-cell office:value-type="float" office:value="16">
            <text:p>16</text:p>
          </table:table-cell>
          <table:table-cell office:value-type="float" office:value="0.949331650896">
            <text:p>0.9493316509</text:p>
          </table:table-cell>
          <table:table-cell office:value-type="float" office:value="18">
            <text:p>18</text:p>
          </table:table-cell>
          <table:table-cell office:value-type="float" office:value="0.948188620887">
            <text:p>0.9481886209</text:p>
          </table:table-cell>
          <table:table-cell office:value-type="float" office:value="16">
            <text:p>16</text:p>
          </table:table-cell>
          <table:table-cell office:value-type="float" office:value="0.728747741883">
            <text:p>0.7287477419</text:p>
          </table:table-cell>
          <table:table-cell office:value-type="float" office:value="0">
            <text:p>0</text:p>
          </table:table-cell>
          <table:table-cell office:value-type="float" office:value="0.722550672659">
            <text:p>0.7225506727</text:p>
          </table:table-cell>
          <table:table-cell office:value-type="float" office:value="0">
            <text:p>0</text:p>
          </table:table-cell>
          <table:table-cell office:value-type="float" office:value="0.72037486319">
            <text:p>0.7203748632</text:p>
          </table:table-cell>
          <table:table-cell office:value-type="float" office:value="0">
            <text:p>0</text:p>
          </table:table-cell>
          <table:table-cell office:value-type="float" office:value="0.924541299702">
            <text:p>0.9245412997</text:p>
          </table:table-cell>
          <table:table-cell office:value-type="float" office:value="13">
            <text:p>13</text:p>
          </table:table-cell>
          <table:table-cell office:value-type="float" office:value="0.922249420626">
            <text:p>0.9222494206</text:p>
          </table:table-cell>
          <table:table-cell office:value-type="float" office:value="11">
            <text:p>11</text:p>
          </table:table-cell>
          <table:table-cell office:value-type="float" office:value="0.925625459245">
            <text:p>0.9256254592</text:p>
          </table:table-cell>
          <table:table-cell office:value-type="float" office:value="9">
            <text:p>9</text:p>
          </table:table-cell>
          <table:table-cell office:value-type="float" office:value="0.925090214342">
            <text:p>0.9250902143</text:p>
          </table:table-cell>
          <table:table-cell office:value-type="float" office:value="12">
            <text:p>12</text:p>
          </table:table-cell>
          <table:table-cell office:value-type="float" office:value="0.920057544058">
            <text:p>0.9200575441</text:p>
          </table:table-cell>
          <table:table-cell office:value-type="float" office:value="10">
            <text:p>10</text:p>
          </table:table-cell>
          <table:table-cell office:value-type="float" office:value="0.91660337431">
            <text:p>0.9166033743</text:p>
          </table:table-cell>
          <table:table-cell office:value-type="float" office:value="6">
            <text:p>6</text:p>
          </table:table-cell>
          <table:table-cell office:value-type="float" office:value="0.715136776962">
            <text:p>0.715136777</text:p>
          </table:table-cell>
          <table:table-cell office:value-type="float" office:value="0">
            <text:p>0</text:p>
          </table:table-cell>
          <table:table-cell office:value-type="float" office:value="0.717363261262">
            <text:p>0.7173632613</text:p>
          </table:table-cell>
          <table:table-cell office:value-type="float" office:value="0">
            <text:p>0</text:p>
          </table:table-cell>
          <table:table-cell office:value-type="float" office:value="0.703536693287">
            <text:p>0.7035366933</text:p>
          </table:table-cell>
          <table:table-cell office:value-type="float" office:value="0">
            <text:p>0</text:p>
          </table:table-cell>
          <table:table-cell office:value-type="float" office:value="0.936404329149">
            <text:p>0.9364043291</text:p>
          </table:table-cell>
          <table:table-cell office:value-type="float" office:value="9">
            <text:p>9</text:p>
          </table:table-cell>
          <table:table-cell office:value-type="float" office:value="0.939265364598">
            <text:p>0.9392653646</text:p>
          </table:table-cell>
          <table:table-cell office:value-type="float" office:value="9">
            <text:p>9</text:p>
          </table:table-cell>
          <table:table-cell office:value-type="float" office:value="0.936196158171">
            <text:p>0.9361961582</text:p>
          </table:table-cell>
          <table:table-cell office:value-type="float" office:value="10">
            <text:p>10</text:p>
          </table:table-cell>
          <table:table-cell office:value-type="float" office:value="0.938195353822">
            <text:p>0.9381953538</text:p>
          </table:table-cell>
          <table:table-cell office:value-type="float" office:value="13">
            <text:p>13</text:p>
          </table:table-cell>
          <table:table-cell office:value-type="float" office:value="0.937271753436">
            <text:p>0.9372717534</text:p>
          </table:table-cell>
          <table:table-cell office:value-type="float" office:value="11">
            <text:p>11</text:p>
          </table:table-cell>
          <table:table-cell office:value-type="float" office:value="0.936154954348">
            <text:p>0.9361549543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0.882747947162">
            <text:p>0.8827479472</text:p>
          </table:table-cell>
          <table:table-cell office:value-type="float" office:value="0.89024514361">
            <text:p>0.8902451436</text:p>
          </table:table-cell>
          <table:table-cell office:value-type="float" office:value="0.989462415998">
            <text:p>0.989462416</text:p>
          </table:table-cell>
          <table:table-cell office:value-type="float" office:value="1">
            <text:p>1</text:p>
          </table:table-cell>
          <table:table-cell office:value-type="float" office:value="0.989040982903">
            <text:p>0.98904098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1807967351">
            <text:p>0.94180796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5853346243">
            <text:p>0.96585334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0132304244">
            <text:p>0.9401323042</text:p>
          </table:table-cell>
          <table:table-cell office:value-type="float" office:value="0">
            <text:p>0</text:p>
          </table:table-cell>
          <table:table-cell office:value-type="float" office:value="0.937711941489">
            <text:p>0.9377119415</text:p>
          </table:table-cell>
          <table:table-cell office:value-type="float" office:value="0">
            <text:p>0</text:p>
          </table:table-cell>
          <table:table-cell office:value-type="float" office:value="0.938345785404">
            <text:p>0.9383457854</text:p>
          </table:table-cell>
          <table:table-cell office:value-type="float" office:value="0">
            <text:p>0</text:p>
          </table:table-cell>
          <table:table-cell office:value-type="float" office:value="0.995409103385">
            <text:p>0.9954091034</text:p>
          </table:table-cell>
          <table:table-cell office:value-type="float" office:value="57">
            <text:p>57</text:p>
          </table:table-cell>
          <table:table-cell office:value-type="float" office:value="0.993288260913">
            <text:p>0.9932882609</text:p>
          </table:table-cell>
          <table:table-cell office:value-type="float" office:value="54">
            <text:p>54</text:p>
          </table:table-cell>
          <table:table-cell office:value-type="float" office:value="0.995011518756">
            <text:p>0.9950115188</text:p>
          </table:table-cell>
          <table:table-cell office:value-type="float" office:value="58">
            <text:p>58</text:p>
          </table:table-cell>
          <table:table-cell office:value-type="float" office:value="0.995180789293">
            <text:p>0.9951807893</text:p>
          </table:table-cell>
          <table:table-cell office:value-type="float" office:value="61">
            <text:p>61</text:p>
          </table:table-cell>
          <table:table-cell office:value-type="float" office:value="0.994566574018">
            <text:p>0.994566574</text:p>
          </table:table-cell>
          <table:table-cell office:value-type="float" office:value="59">
            <text:p>59</text:p>
          </table:table-cell>
          <table:table-cell office:value-type="float" office:value="0.995552468517">
            <text:p>0.9955524685</text:p>
          </table:table-cell>
          <table:table-cell office:value-type="float" office:value="58">
            <text:p>58</text:p>
          </table:table-cell>
          <table:table-cell office:value-type="float" office:value="0.97502358991">
            <text:p>0.9750235899</text:p>
          </table:table-cell>
          <table:table-cell office:value-type="float" office:value="0">
            <text:p>0</text:p>
          </table:table-cell>
          <table:table-cell office:value-type="float" office:value="0.975333660653">
            <text:p>0.9753336607</text:p>
          </table:table-cell>
          <table:table-cell office:value-type="float" office:value="0">
            <text:p>0</text:p>
          </table:table-cell>
          <table:table-cell office:value-type="float" office:value="0.951080758231">
            <text:p>0.95108075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0.868027510335">
            <text:p>0.8680275103</text:p>
          </table:table-cell>
          <table:table-cell office:value-type="float" office:value="0.887672972494">
            <text:p>0.8876729725</text:p>
          </table:table-cell>
          <table:table-cell office:value-type="float" office:value="0.887538131681">
            <text:p>0.8875381317</text:p>
          </table:table-cell>
          <table:table-cell office:value-type="float" office:value="0">
            <text:p>0</text:p>
          </table:table-cell>
          <table:table-cell office:value-type="float" office:value="0.888502746763">
            <text:p>0.8885027468</text:p>
          </table:table-cell>
          <table:table-cell office:value-type="float" office:value="0">
            <text:p>0</text:p>
          </table:table-cell>
          <table:table-cell office:value-type="float" office:value="0.911616267883">
            <text:p>0.9116162679</text:p>
          </table:table-cell>
          <table:table-cell office:value-type="float" office:value="0">
            <text:p>0</text:p>
          </table:table-cell>
          <table:table-cell office:value-type="float" office:value="0.912911709457">
            <text:p>0.9129117095</text:p>
          </table:table-cell>
          <table:table-cell office:value-type="float" office:value="0">
            <text:p>0</text:p>
          </table:table-cell>
          <table:table-cell office:value-type="float" office:value="0.914627446219">
            <text:p>0.9146274462</text:p>
          </table:table-cell>
          <table:table-cell office:value-type="float" office:value="0">
            <text:p>0</text:p>
          </table:table-cell>
          <table:table-cell office:value-type="float" office:value="0.835377013936">
            <text:p>0.8353770139</text:p>
          </table:table-cell>
          <table:table-cell office:value-type="float" office:value="0">
            <text:p>0</text:p>
          </table:table-cell>
          <table:table-cell office:value-type="float" office:value="0.911740166736">
            <text:p>0.9117401667</text:p>
          </table:table-cell>
          <table:table-cell office:value-type="float" office:value="0">
            <text:p>0</text:p>
          </table:table-cell>
          <table:table-cell office:value-type="float" office:value="0.910412523171">
            <text:p>0.9104125232</text:p>
          </table:table-cell>
          <table:table-cell office:value-type="float" office:value="0">
            <text:p>0</text:p>
          </table:table-cell>
          <table:table-cell office:value-type="float" office:value="0.913060106874">
            <text:p>0.9130601069</text:p>
          </table:table-cell>
          <table:table-cell office:value-type="float" office:value="0">
            <text:p>0</text:p>
          </table:table-cell>
          <table:table-cell office:value-type="float" office:value="0.865512911337">
            <text:p>0.8655129113</text:p>
          </table:table-cell>
          <table:table-cell office:value-type="float" office:value="0">
            <text:p>0</text:p>
          </table:table-cell>
          <table:table-cell office:value-type="float" office:value="0.911661862249">
            <text:p>0.9116618622</text:p>
          </table:table-cell>
          <table:table-cell office:value-type="float" office:value="0">
            <text:p>0</text:p>
          </table:table-cell>
          <table:table-cell office:value-type="float" office:value="0.913644776045">
            <text:p>0.913644776</text:p>
          </table:table-cell>
          <table:table-cell office:value-type="float" office:value="0">
            <text:p>0</text:p>
          </table:table-cell>
          <table:table-cell office:value-type="float" office:value="0.910516514028">
            <text:p>0.910516514</text:p>
          </table:table-cell>
          <table:table-cell office:value-type="float" office:value="0">
            <text:p>0</text:p>
          </table:table-cell>
          <table:table-cell office:value-type="float" office:value="0.839511932703">
            <text:p>0.8395119327</text:p>
          </table:table-cell>
          <table:table-cell office:value-type="float" office:value="0">
            <text:p>0</text:p>
          </table:table-cell>
          <table:table-cell office:value-type="float" office:value="0.835657657085">
            <text:p>0.8356576571</text:p>
          </table:table-cell>
          <table:table-cell office:value-type="float" office:value="0">
            <text:p>0</text:p>
          </table:table-cell>
          <table:table-cell office:value-type="float" office:value="0.834627876048">
            <text:p>0.834627876</text:p>
          </table:table-cell>
          <table:table-cell office:value-type="float" office:value="0">
            <text:p>0</text:p>
          </table:table-cell>
          <table:table-cell office:value-type="float" office:value="0.897209555083">
            <text:p>0.8972095551</text:p>
          </table:table-cell>
          <table:table-cell office:value-type="float" office:value="0">
            <text:p>0</text:p>
          </table:table-cell>
          <table:table-cell office:value-type="float" office:value="0.896904068182">
            <text:p>0.8969040682</text:p>
          </table:table-cell>
          <table:table-cell office:value-type="float" office:value="0">
            <text:p>0</text:p>
          </table:table-cell>
          <table:table-cell office:value-type="float" office:value="0.896970882386">
            <text:p>0.8969708824</text:p>
          </table:table-cell>
          <table:table-cell office:value-type="float" office:value="0">
            <text:p>0</text:p>
          </table:table-cell>
          <table:table-cell office:value-type="float" office:value="0.897077076163">
            <text:p>0.8970770762</text:p>
          </table:table-cell>
          <table:table-cell office:value-type="float" office:value="0">
            <text:p>0</text:p>
          </table:table-cell>
          <table:table-cell office:value-type="float" office:value="0.898468534669">
            <text:p>0.8984685347</text:p>
          </table:table-cell>
          <table:table-cell office:value-type="float" office:value="0">
            <text:p>0</text:p>
          </table:table-cell>
          <table:table-cell office:value-type="float" office:value="0.897059603762">
            <text:p>0.8970596038</text:p>
          </table:table-cell>
          <table:table-cell office:value-type="float" office:value="0">
            <text:p>0</text:p>
          </table:table-cell>
          <table:table-cell office:value-type="float" office:value="0.853961699246">
            <text:p>0.8539616992</text:p>
          </table:table-cell>
          <table:table-cell office:value-type="float" office:value="0">
            <text:p>0</text:p>
          </table:table-cell>
          <table:table-cell office:value-type="float" office:value="0.853451136994">
            <text:p>0.853451137</text:p>
          </table:table-cell>
          <table:table-cell office:value-type="float" office:value="0">
            <text:p>0</text:p>
          </table:table-cell>
          <table:table-cell office:value-type="float" office:value="0.837807697433">
            <text:p>0.8378076974</text:p>
          </table:table-cell>
          <table:table-cell office:value-type="float" office:value="0">
            <text:p>0</text:p>
          </table:table-cell>
          <table:table-cell office:value-type="float" office:value="0.905143165577">
            <text:p>0.9051431656</text:p>
          </table:table-cell>
          <table:table-cell office:value-type="float" office:value="0">
            <text:p>0</text:p>
          </table:table-cell>
          <table:table-cell office:value-type="float" office:value="0.906015559199">
            <text:p>0.9060155592</text:p>
          </table:table-cell>
          <table:table-cell office:value-type="float" office:value="0">
            <text:p>0</text:p>
          </table:table-cell>
          <table:table-cell office:value-type="float" office:value="0.905298635344">
            <text:p>0.9052986353</text:p>
          </table:table-cell>
          <table:table-cell office:value-type="float" office:value="0">
            <text:p>0</text:p>
          </table:table-cell>
          <table:table-cell office:value-type="float" office:value="0.904380202954">
            <text:p>0.904380203</text:p>
          </table:table-cell>
          <table:table-cell office:value-type="float" office:value="0">
            <text:p>0</text:p>
          </table:table-cell>
          <table:table-cell office:value-type="float" office:value="0.905773390357">
            <text:p>0.9057733904</text:p>
          </table:table-cell>
          <table:table-cell office:value-type="float" office:value="0">
            <text:p>0</text:p>
          </table:table-cell>
          <table:table-cell office:value-type="float" office:value="0.905284402939">
            <text:p>0.905284402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office:value-type="float" office:value="0.863159592164">
            <text:p>0.8631595922</text:p>
          </table:table-cell>
          <table:table-cell office:value-type="float" office:value="0.887708163593">
            <text:p>0.8877081636</text:p>
          </table:table-cell>
          <table:table-cell office:value-type="float" office:value="0.771439724591">
            <text:p>0.7714397246</text:p>
          </table:table-cell>
          <table:table-cell office:value-type="float" office:value="0">
            <text:p>0</text:p>
          </table:table-cell>
          <table:table-cell office:value-type="float" office:value="0.7701293753">
            <text:p>0.7701293753</text:p>
          </table:table-cell>
          <table:table-cell office:value-type="float" office:value="0">
            <text:p>0</text:p>
          </table:table-cell>
          <table:table-cell office:value-type="float" office:value="0.894884877253">
            <text:p>0.8948848773</text:p>
          </table:table-cell>
          <table:table-cell office:value-type="float" office:value="0">
            <text:p>0</text:p>
          </table:table-cell>
          <table:table-cell office:value-type="float" office:value="0.895297491992">
            <text:p>0.895297492</text:p>
          </table:table-cell>
          <table:table-cell office:value-type="float" office:value="0">
            <text:p>0</text:p>
          </table:table-cell>
          <table:table-cell office:value-type="float" office:value="0.894724523152">
            <text:p>0.8947245232</text:p>
          </table:table-cell>
          <table:table-cell office:value-type="float" office:value="0">
            <text:p>0</text:p>
          </table:table-cell>
          <table:table-cell office:value-type="float" office:value="0.730825474066">
            <text:p>0.7308254741</text:p>
          </table:table-cell>
          <table:table-cell office:value-type="float" office:value="0">
            <text:p>0</text:p>
          </table:table-cell>
          <table:table-cell office:value-type="float" office:value="0.918053035153">
            <text:p>0.9180530352</text:p>
          </table:table-cell>
          <table:table-cell office:value-type="float" office:value="0">
            <text:p>0</text:p>
          </table:table-cell>
          <table:table-cell office:value-type="float" office:value="0.916989637557">
            <text:p>0.9169896376</text:p>
          </table:table-cell>
          <table:table-cell office:value-type="float" office:value="0">
            <text:p>0</text:p>
          </table:table-cell>
          <table:table-cell office:value-type="float" office:value="0.916333987969">
            <text:p>0.916333988</text:p>
          </table:table-cell>
          <table:table-cell office:value-type="float" office:value="0">
            <text:p>0</text:p>
          </table:table-cell>
          <table:table-cell office:value-type="float" office:value="0.747954987278">
            <text:p>0.7479549873</text:p>
          </table:table-cell>
          <table:table-cell office:value-type="float" office:value="0">
            <text:p>0</text:p>
          </table:table-cell>
          <table:table-cell office:value-type="float" office:value="0.894575765763">
            <text:p>0.8945757658</text:p>
          </table:table-cell>
          <table:table-cell office:value-type="float" office:value="0">
            <text:p>0</text:p>
          </table:table-cell>
          <table:table-cell office:value-type="float" office:value="0.894953971447">
            <text:p>0.8949539714</text:p>
          </table:table-cell>
          <table:table-cell office:value-type="float" office:value="0">
            <text:p>0</text:p>
          </table:table-cell>
          <table:table-cell office:value-type="float" office:value="0.894414102097">
            <text:p>0.8944141021</text:p>
          </table:table-cell>
          <table:table-cell office:value-type="float" office:value="0">
            <text:p>0</text:p>
          </table:table-cell>
          <table:table-cell office:value-type="float" office:value="0.730333228594">
            <text:p>0.7303332286</text:p>
          </table:table-cell>
          <table:table-cell office:value-type="float" office:value="0">
            <text:p>0</text:p>
          </table:table-cell>
          <table:table-cell office:value-type="float" office:value="0.729265471375">
            <text:p>0.7292654714</text:p>
          </table:table-cell>
          <table:table-cell office:value-type="float" office:value="0">
            <text:p>0</text:p>
          </table:table-cell>
          <table:table-cell office:value-type="float" office:value="0.729286268229">
            <text:p>0.7292862682</text:p>
          </table:table-cell>
          <table:table-cell office:value-type="float" office:value="0">
            <text:p>0</text:p>
          </table:table-cell>
          <table:table-cell office:value-type="float" office:value="0.855414632127">
            <text:p>0.8554146321</text:p>
          </table:table-cell>
          <table:table-cell office:value-type="float" office:value="0">
            <text:p>0</text:p>
          </table:table-cell>
          <table:table-cell office:value-type="float" office:value="0.854763744788">
            <text:p>0.8547637448</text:p>
          </table:table-cell>
          <table:table-cell office:value-type="float" office:value="0">
            <text:p>0</text:p>
          </table:table-cell>
          <table:table-cell office:value-type="float" office:value="0.857189380072">
            <text:p>0.8571893801</text:p>
          </table:table-cell>
          <table:table-cell office:value-type="float" office:value="0">
            <text:p>0</text:p>
          </table:table-cell>
          <table:table-cell office:value-type="float" office:value="0.85343229791">
            <text:p>0.8534322979</text:p>
          </table:table-cell>
          <table:table-cell office:value-type="float" office:value="0">
            <text:p>0</text:p>
          </table:table-cell>
          <table:table-cell office:value-type="float" office:value="0.854827448477">
            <text:p>0.8548274485</text:p>
          </table:table-cell>
          <table:table-cell office:value-type="float" office:value="0">
            <text:p>0</text:p>
          </table:table-cell>
          <table:table-cell office:value-type="float" office:value="0.853290166729">
            <text:p>0.8532901667</text:p>
          </table:table-cell>
          <table:table-cell office:value-type="float" office:value="0">
            <text:p>0</text:p>
          </table:table-cell>
          <table:table-cell office:value-type="float" office:value="0.728685959901">
            <text:p>0.7286859599</text:p>
          </table:table-cell>
          <table:table-cell office:value-type="float" office:value="0">
            <text:p>0</text:p>
          </table:table-cell>
          <table:table-cell office:value-type="float" office:value="0.728539158785">
            <text:p>0.7285391588</text:p>
          </table:table-cell>
          <table:table-cell office:value-type="float" office:value="0">
            <text:p>0</text:p>
          </table:table-cell>
          <table:table-cell office:value-type="float" office:value="0.716391492402">
            <text:p>0.7163914924</text:p>
          </table:table-cell>
          <table:table-cell office:value-type="float" office:value="0">
            <text:p>0</text:p>
          </table:table-cell>
          <table:table-cell office:value-type="float" office:value="0.876721521695">
            <text:p>0.8767215217</text:p>
          </table:table-cell>
          <table:table-cell office:value-type="float" office:value="0">
            <text:p>0</text:p>
          </table:table-cell>
          <table:table-cell office:value-type="float" office:value="0.877461452157">
            <text:p>0.8774614522</text:p>
          </table:table-cell>
          <table:table-cell office:value-type="float" office:value="0">
            <text:p>0</text:p>
          </table:table-cell>
          <table:table-cell office:value-type="float" office:value="0.877615855722">
            <text:p>0.8776158557</text:p>
          </table:table-cell>
          <table:table-cell office:value-type="float" office:value="0">
            <text:p>0</text:p>
          </table:table-cell>
          <table:table-cell office:value-type="float" office:value="0.878437656927">
            <text:p>0.8784376569</text:p>
          </table:table-cell>
          <table:table-cell office:value-type="float" office:value="0">
            <text:p>0</text:p>
          </table:table-cell>
          <table:table-cell office:value-type="float" office:value="0.875219866889">
            <text:p>0.8752198669</text:p>
          </table:table-cell>
          <table:table-cell office:value-type="float" office:value="0">
            <text:p>0</text:p>
          </table:table-cell>
          <table:table-cell office:value-type="float" office:value="0.875025143035">
            <text:p>0.8750251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71155584921222">
            <text:p>0.8711555849</text:p>
          </table:table-cell>
          <table:table-cell table:formula="of:=SUM([.F2:.F10])/COUNT([.$B$2:.$B$10])" office:value-type="float" office:value="0.903993836297444">
            <text:p>0.9039938363</text:p>
          </table:table-cell>
          <table:table-cell table:formula="of:=SUM([.G2:.G10])/COUNT([.$B$2:.$B$10])" office:value-type="float" office:value="0.858834024452778">
            <text:p>0.8588340245</text:p>
          </table:table-cell>
          <table:table-cell table:formula="of:=SUM([.H2:.H10])/COUNT([.H2:.H10])" office:value-type="float" office:value="0.111111111111111">
            <text:p>0.1111111111</text:p>
          </table:table-cell>
          <table:table-cell table:formula="of:=SUM([.I2:.I10])/COUNT([.$B$2:.$B$10])" office:value-type="float" office:value="0.857257931626889">
            <text:p>0.8572579316</text:p>
          </table:table-cell>
          <table:table-cell table:formula="of:=SUM([.J2:.J10])/COUNT([.J2:.J10])" office:value-type="float" office:value="0.444444444444444">
            <text:p>0.4444444444</text:p>
          </table:table-cell>
          <table:table-cell table:formula="of:=SUM([.K2:.K10])/COUNT([.$B$2:.$B$10])" office:value-type="float" office:value="0.943424876972889">
            <text:p>0.943424877</text:p>
          </table:table-cell>
          <table:table-cell table:formula="of:=SUM([.L2:.L10])/COUNT([.L2:.L10])" office:value-type="float" office:value="39.4444444444444">
            <text:p>39.4444444444</text:p>
          </table:table-cell>
          <table:table-cell table:formula="of:=SUM([.M2:.M10])/COUNT([.$B$2:.$B$10])" office:value-type="float" office:value="0.943080505281333">
            <text:p>0.9430805053</text:p>
          </table:table-cell>
          <table:table-cell table:formula="of:=SUM([.N2:.N10])/COUNT([.N2:.N10])" office:value-type="float" office:value="39.5555555555556">
            <text:p>39.5555555556</text:p>
          </table:table-cell>
          <table:table-cell table:formula="of:=SUM([.O2:.O10])/COUNT([.$B$2:.$B$10])" office:value-type="float" office:value="0.943503121291556">
            <text:p>0.9435031213</text:p>
          </table:table-cell>
          <table:table-cell table:formula="of:=SUM([.P2:.P10])/COUNT([.P2:.P10])" office:value-type="float" office:value="40.1111111111111">
            <text:p>40.1111111111</text:p>
          </table:table-cell>
          <table:table-cell table:formula="of:=SUM([.Q2:.Q10])/COUNT([.$B$2:.$B$10])" office:value-type="float" office:value="0.824807358404556">
            <text:p>0.8248073584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51744031896889">
            <text:p>0.9517440319</text:p>
          </table:table-cell>
          <table:table-cell table:formula="of:=SUM([.T2:.T10])/COUNT([.T2:.T10])" office:value-type="float" office:value="43">
            <text:p>43</text:p>
          </table:table-cell>
          <table:table-cell table:formula="of:=SUM([.U2:.U10])/COUNT([.$B$2:.$B$10])" office:value-type="float" office:value="0.949727313668111">
            <text:p>0.9497273137</text:p>
          </table:table-cell>
          <table:table-cell table:formula="of:=SUM([.V2:.V10])/COUNT([.V2:.V10])" office:value-type="float" office:value="41.6666666666667">
            <text:p>41.6666666667</text:p>
          </table:table-cell>
          <table:table-cell table:formula="of:=SUM([.W2:.W10])/COUNT([.$B$2:.$B$10])" office:value-type="float" office:value="0.949253367044889">
            <text:p>0.949253367</text:p>
          </table:table-cell>
          <table:table-cell table:formula="of:=SUM([.X2:.X10])/COUNT([.X2:.X10])" office:value-type="float" office:value="41.4444444444444">
            <text:p>41.4444444444</text:p>
          </table:table-cell>
          <table:table-cell table:formula="of:=SUM([.Y2:.Y10])/COUNT([.$B$2:.$B$10])" office:value-type="float" office:value="0.845246573338222">
            <text:p>0.8452465733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942988611931667">
            <text:p>0.9429886119</text:p>
          </table:table-cell>
          <table:table-cell table:formula="of:=SUM([.AB2:.AB10])/COUNT([.AB2:.AB10])" office:value-type="float" office:value="40.3333333333333">
            <text:p>40.3333333333</text:p>
          </table:table-cell>
          <table:table-cell table:formula="of:=SUM([.AC2:.AC10])/COUNT([.$B$2:.$B$10])" office:value-type="float" office:value="0.943885072285">
            <text:p>0.9438850723</text:p>
          </table:table-cell>
          <table:table-cell table:formula="of:=SUM([.AD2:.AD10])/COUNT([.AD2:.AD10])" office:value-type="float" office:value="40.2222222222222">
            <text:p>40.2222222222</text:p>
          </table:table-cell>
          <table:table-cell table:formula="of:=SUM([.AE2:.AE10])/COUNT([.$B$2:.$B$10])" office:value-type="float" office:value="0.942167369407111">
            <text:p>0.9421673694</text:p>
          </table:table-cell>
          <table:table-cell table:formula="of:=SUM([.AF2:.AF10])/COUNT([.AF2:.AF10])" office:value-type="float" office:value="40.4444444444444">
            <text:p>40.4444444444</text:p>
          </table:table-cell>
          <table:table-cell table:formula="of:=SUM([.AG2:.AG10])/COUNT([.$B$2:.$B$10])" office:value-type="float" office:value="0.822881684742555">
            <text:p>0.8228816847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22341687237222">
            <text:p>0.8223416872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819602499233556">
            <text:p>0.8196024992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925998215130222">
            <text:p>0.9259982151</text:p>
          </table:table-cell>
          <table:table-cell table:formula="of:=SUM([.AN2:.AN10])/COUNT([.AN2:.AN10])" office:value-type="float" office:value="26.1111111111111">
            <text:p>26.1111111111</text:p>
          </table:table-cell>
          <table:table-cell table:formula="of:=SUM([.AO2:.AO10])/COUNT([.$B$2:.$B$10])" office:value-type="float" office:value="0.923889795173778">
            <text:p>0.9238897952</text:p>
          </table:table-cell>
          <table:table-cell table:formula="of:=SUM([.AP2:.AP10])/COUNT([.AP2:.AP10])" office:value-type="float" office:value="24.3333333333333">
            <text:p>24.3333333333</text:p>
          </table:table-cell>
          <table:table-cell table:formula="of:=SUM([.AQ2:.AQ10])/COUNT([.$B$2:.$B$10])" office:value-type="float" office:value="0.925214884745">
            <text:p>0.9252148847</text:p>
          </table:table-cell>
          <table:table-cell table:formula="of:=SUM([.AR2:.AR10])/COUNT([.AR2:.AR10])" office:value-type="float" office:value="25.3333333333333">
            <text:p>25.3333333333</text:p>
          </table:table-cell>
          <table:table-cell table:formula="of:=SUM([.AS2:.AS10])/COUNT([.$B$2:.$B$10])" office:value-type="float" office:value="0.924981588060778">
            <text:p>0.9249815881</text:p>
          </table:table-cell>
          <table:table-cell table:formula="of:=SUM([.AT2:.AT10])/COUNT([.AT2:.AT10])" office:value-type="float" office:value="25.7777777777778">
            <text:p>25.7777777778</text:p>
          </table:table-cell>
          <table:table-cell table:formula="of:=SUM([.AU2:.AU10])/COUNT([.$B$2:.$B$10])" office:value-type="float" office:value="0.923311695663">
            <text:p>0.9233116957</text:p>
          </table:table-cell>
          <table:table-cell table:formula="of:=SUM([.AV2:.AV10])/COUNT([.AV2:.AV10])" office:value-type="float" office:value="24.3333333333333">
            <text:p>24.3333333333</text:p>
          </table:table-cell>
          <table:table-cell table:formula="of:=SUM([.AW2:.AW10])/COUNT([.$B$2:.$B$10])" office:value-type="float" office:value="0.921541827287">
            <text:p>0.9215418273</text:p>
          </table:table-cell>
          <table:table-cell table:formula="of:=SUM([.AX2:.AX10])/COUNT([.AX2:.AX10])" office:value-type="float" office:value="22.4444444444444">
            <text:p>22.4444444444</text:p>
          </table:table-cell>
          <table:table-cell table:formula="of:=SUM([.AY2:.AY10])/COUNT([.$B$2:.$B$10])" office:value-type="float" office:value="0.830043346079333">
            <text:p>0.8300433461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1374254321333">
            <text:p>0.8313742543</text:p>
          </table:table-cell>
          <table:table-cell table:formula="of:=SUM([.BB2:.BB10])/COUNT([.BB2:.BB10])" office:value-type="float" office:value="0.111111111111111">
            <text:p>0.1111111111</text:p>
          </table:table-cell>
          <table:table-cell table:formula="of:=SUM([.BC2:.BC10])/COUNT([.$B$2:.$B$10])" office:value-type="float" office:value="0.820281847966222">
            <text:p>0.820281848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36488907797111">
            <text:p>0.9364889078</text:p>
          </table:table-cell>
          <table:table-cell table:formula="of:=SUM([.BF2:.BF10])/COUNT([.BF2:.BF10])" office:value-type="float" office:value="37.8888888888889">
            <text:p>37.8888888889</text:p>
          </table:table-cell>
          <table:table-cell table:formula="of:=SUM([.BG2:.BG10])/COUNT([.$B$2:.$B$10])" office:value-type="float" office:value="0.937336905680667">
            <text:p>0.9373369057</text:p>
          </table:table-cell>
          <table:table-cell table:formula="of:=SUM([.BH2:.BH10])/COUNT([.BH2:.BH10])" office:value-type="float" office:value="37.8888888888889">
            <text:p>37.8888888889</text:p>
          </table:table-cell>
          <table:table-cell table:formula="of:=SUM([.BI2:.BI10])/COUNT([.$B$2:.$B$10])" office:value-type="float" office:value="0.936325735757">
            <text:p>0.9363257358</text:p>
          </table:table-cell>
          <table:table-cell table:formula="of:=SUM([.BJ2:.BJ10])/COUNT([.BJ2:.BJ10])" office:value-type="float" office:value="38.3333333333333">
            <text:p>38.3333333333</text:p>
          </table:table-cell>
          <table:table-cell table:formula="of:=SUM([.BK2:.BK10])/COUNT([.$B$2:.$B$10])" office:value-type="float" office:value="0.936140105529111">
            <text:p>0.9361401055</text:p>
          </table:table-cell>
          <table:table-cell table:formula="of:=SUM([.BL2:.BL10])/COUNT([.BL2:.BL10])" office:value-type="float" office:value="38.3333333333333">
            <text:p>38.3333333333</text:p>
          </table:table-cell>
          <table:table-cell table:formula="of:=SUM([.BM2:.BM10])/COUNT([.$B$2:.$B$10])" office:value-type="float" office:value="0.936289470613667">
            <text:p>0.9362894706</text:p>
          </table:table-cell>
          <table:table-cell table:formula="of:=SUM([.BN2:.BN10])/COUNT([.BN2:.BN10])" office:value-type="float" office:value="38.1111111111111">
            <text:p>38.1111111111</text:p>
          </table:table-cell>
          <table:table-cell table:formula="of:=SUM([.BO2:.BO10])/COUNT([.$B$2:.$B$10])" office:value-type="float" office:value="0.934457441319">
            <text:p>0.9344574413</text:p>
          </table:table-cell>
          <table:table-cell table:formula="of:=SUM([.BP2:.BP10])/COUNT([.BP2:.BP10])" office:value-type="float" office:value="37">
            <text:p>37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9 - rem 0.8" table:style-name="ta1">
        <table:shapes>
          <draw:frame draw:z-index="0" draw:style-name="gr1" svg:width="46.932cm" svg:height="11.393cm" svg:x="1.369cm" svg:y="5.977cm">
            <draw:object draw:notify-on-update-of-ranges="'mf 0.9 - rem 0.8'.A1:'mf 0.9 - rem 0.8'.A1 'mf 0.9 - rem 0.8'.A2:'mf 0.9 - rem 0.8'.A11 'mf 0.9 - rem 0.8'.L1:'mf 0.9 - rem 0.8'.L1 'mf 0.9 - rem 0.8'.L2:'mf 0.9 - rem 0.8'.L11 'mf 0.9 - rem 0.8'.N1:'mf 0.9 - rem 0.8'.N1 'mf 0.9 - rem 0.8'.N2:'mf 0.9 - rem 0.8'.N11 'mf 0.9 - rem 0.8'.P1:'mf 0.9 - rem 0.8'.P1 'mf 0.9 - rem 0.8'.P2:'mf 0.9 - rem 0.8'.P11 'mf 0.9 - rem 0.8'.T1:'mf 0.9 - rem 0.8'.T1 'mf 0.9 - rem 0.8'.T2:'mf 0.9 - rem 0.8'.T11 'mf 0.9 - rem 0.8'.V1:'mf 0.9 - rem 0.8'.V1 'mf 0.9 - rem 0.8'.V2:'mf 0.9 - rem 0.8'.V11 'mf 0.9 - rem 0.8'.X1:'mf 0.9 - rem 0.8'.X1 'mf 0.9 - rem 0.8'.X2:'mf 0.9 - rem 0.8'.X11 'mf 0.9 - rem 0.8'.AB1:'mf 0.9 - rem 0.8'.AB1 'mf 0.9 - rem 0.8'.AB2:'mf 0.9 - rem 0.8'.AB11 'mf 0.9 - rem 0.8'.AD1:'mf 0.9 - rem 0.8'.AD1 'mf 0.9 - rem 0.8'.AD2:'mf 0.9 - rem 0.8'.AD11 'mf 0.9 - rem 0.8'.AF1:'mf 0.9 - rem 0.8'.AF1 'mf 0.9 - rem 0.8'.AF2:'mf 0.9 - rem 0.8'.AF11 'mf 0.9 - rem 0.8'.BF1:'mf 0.9 - rem 0.8'.BF1 'mf 0.9 - rem 0.8'.BF2:'mf 0.9 - rem 0.8'.BF11 'mf 0.9 - rem 0.8'.BH1:'mf 0.9 - rem 0.8'.BH1 'mf 0.9 - rem 0.8'.BH2:'mf 0.9 - rem 0.8'.BH11 'mf 0.9 - rem 0.8'.BJ1:'mf 0.9 - rem 0.8'.BJ1 'mf 0.9 - rem 0.8'.BJ2:'mf 0.9 - rem 0.8'.BJ11 'mf 0.9 - rem 0.8'.BL1:'mf 0.9 - rem 0.8'.BL1 'mf 0.9 - rem 0.8'.BL2:'mf 0.9 - rem 0.8'.BL11 'mf 0.9 - rem 0.8'.BN1:'mf 0.9 - rem 0.8'.BN1 'mf 0.9 - rem 0.8'.BN2:'mf 0.9 - rem 0.8'.BN11 'mf 0.9 - rem 0.8'.BP1:'mf 0.9 - rem 0.8'.BP1 'mf 0.9 - rem 0.8'.BP2:'mf 0.9 - rem 0.8'.BP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5.949cm" svg:height="12.408cm" svg:x="1.232cm" svg:y="17.822cm">
            <draw:object draw:notify-on-update-of-ranges="'mf 0.9 - rem 0.8'.A1:'mf 0.9 - rem 0.8'.A1 'mf 0.9 - rem 0.8'.A2:'mf 0.9 - rem 0.8'.A11 'mf 0.9 - rem 0.8'.K1:'mf 0.9 - rem 0.8'.K1 'mf 0.9 - rem 0.8'.K2:'mf 0.9 - rem 0.8'.K11 'mf 0.9 - rem 0.8'.M1:'mf 0.9 - rem 0.8'.M1 'mf 0.9 - rem 0.8'.M2:'mf 0.9 - rem 0.8'.M11 'mf 0.9 - rem 0.8'.O1:'mf 0.9 - rem 0.8'.O1 'mf 0.9 - rem 0.8'.O2:'mf 0.9 - rem 0.8'.O11 'mf 0.9 - rem 0.8'.S1:'mf 0.9 - rem 0.8'.S1 'mf 0.9 - rem 0.8'.S2:'mf 0.9 - rem 0.8'.S11 'mf 0.9 - rem 0.8'.U1:'mf 0.9 - rem 0.8'.U1 'mf 0.9 - rem 0.8'.U2:'mf 0.9 - rem 0.8'.U11 'mf 0.9 - rem 0.8'.W1:'mf 0.9 - rem 0.8'.W1 'mf 0.9 - rem 0.8'.W2:'mf 0.9 - rem 0.8'.W11 'mf 0.9 - rem 0.8'.AA1:'mf 0.9 - rem 0.8'.AA1 'mf 0.9 - rem 0.8'.AA2:'mf 0.9 - rem 0.8'.AA11 'mf 0.9 - rem 0.8'.AC1:'mf 0.9 - rem 0.8'.AC1 'mf 0.9 - rem 0.8'.AC2:'mf 0.9 - rem 0.8'.AC11 'mf 0.9 - rem 0.8'.AE1:'mf 0.9 - rem 0.8'.AE1 'mf 0.9 - rem 0.8'.AE2:'mf 0.9 - rem 0.8'.AE11 'mf 0.9 - rem 0.8'.BE1:'mf 0.9 - rem 0.8'.BE1 'mf 0.9 - rem 0.8'.BE2:'mf 0.9 - rem 0.8'.BE11 'mf 0.9 - rem 0.8'.BG1:'mf 0.9 - rem 0.8'.BG1 'mf 0.9 - rem 0.8'.BG2:'mf 0.9 - rem 0.8'.BG11 'mf 0.9 - rem 0.8'.BI1:'mf 0.9 - rem 0.8'.BI1 'mf 0.9 - rem 0.8'.BI2:'mf 0.9 - rem 0.8'.BI11 'mf 0.9 - rem 0.8'.BK1:'mf 0.9 - rem 0.8'.BK1 'mf 0.9 - rem 0.8'.BK2:'mf 0.9 - rem 0.8'.BK11 'mf 0.9 - rem 0.8'.BM1:'mf 0.9 - rem 0.8'.BM1 'mf 0.9 - rem 0.8'.BM2:'mf 0.9 - rem 0.8'.BM11 'mf 0.9 - rem 0.8'.BO1:'mf 0.9 - rem 0.8'.BO1 'mf 0.9 - rem 0.8'.BO2:'mf 0.9 - rem 0.8'.BO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.928718008071">
            <text:p>0.9287180081</text:p>
          </table:table-cell>
          <table:table-cell office:value-type="float" office:value="0.940643531076">
            <text:p>0.9406435311</text:p>
          </table:table-cell>
          <table:table-cell office:value-type="float" office:value="0.938092454825">
            <text:p>0.9380924548</text:p>
          </table:table-cell>
          <table:table-cell office:value-type="float" office:value="1">
            <text:p>1</text:p>
          </table:table-cell>
          <table:table-cell office:value-type="float" office:value="0.93963515337">
            <text:p>0.9396351534</text:p>
          </table:table-cell>
          <table:table-cell office:value-type="float" office:value="0">
            <text:p>0</text:p>
          </table:table-cell>
          <table:table-cell office:value-type="float" office:value="0.957830468592">
            <text:p>0.9578304686</text:p>
          </table:table-cell>
          <table:table-cell office:value-type="float" office:value="64">
            <text:p>64</text:p>
          </table:table-cell>
          <table:table-cell office:value-type="float" office:value="0.958905154319">
            <text:p>0.9589051543</text:p>
          </table:table-cell>
          <table:table-cell office:value-type="float" office:value="65">
            <text:p>65</text:p>
          </table:table-cell>
          <table:table-cell office:value-type="float" office:value="0.963610768591">
            <text:p>0.9636107686</text:p>
          </table:table-cell>
          <table:table-cell office:value-type="float" office:value="68">
            <text:p>68</text:p>
          </table:table-cell>
          <table:table-cell office:value-type="float" office:value="0.925584644113">
            <text:p>0.9255846441</text:p>
          </table:table-cell>
          <table:table-cell office:value-type="float" office:value="0">
            <text:p>0</text:p>
          </table:table-cell>
          <table:table-cell office:value-type="float" office:value="0.947245793751">
            <text:p>0.9472457938</text:p>
          </table:table-cell>
          <table:table-cell office:value-type="float" office:value="58">
            <text:p>58</text:p>
          </table:table-cell>
          <table:table-cell office:value-type="float" office:value="0.9462570218">
            <text:p>0.9462570218</text:p>
          </table:table-cell>
          <table:table-cell office:value-type="float" office:value="55">
            <text:p>55</text:p>
          </table:table-cell>
          <table:table-cell office:value-type="float" office:value="0.947801522573">
            <text:p>0.9478015226</text:p>
          </table:table-cell>
          <table:table-cell office:value-type="float" office:value="57">
            <text:p>57</text:p>
          </table:table-cell>
          <table:table-cell office:value-type="float" office:value="0.94516612464">
            <text:p>0.9451661246</text:p>
          </table:table-cell>
          <table:table-cell office:value-type="float" office:value="0">
            <text:p>0</text:p>
          </table:table-cell>
          <table:table-cell office:value-type="float" office:value="0.957991161037">
            <text:p>0.957991161</text:p>
          </table:table-cell>
          <table:table-cell office:value-type="float" office:value="68">
            <text:p>68</text:p>
          </table:table-cell>
          <table:table-cell office:value-type="float" office:value="0.960700232558">
            <text:p>0.9607002326</text:p>
          </table:table-cell>
          <table:table-cell office:value-type="float" office:value="62">
            <text:p>62</text:p>
          </table:table-cell>
          <table:table-cell office:value-type="float" office:value="0.959284700245">
            <text:p>0.9592847002</text:p>
          </table:table-cell>
          <table:table-cell office:value-type="float" office:value="66">
            <text:p>66</text:p>
          </table:table-cell>
          <table:table-cell office:value-type="float" office:value="0.928651646394">
            <text:p>0.9286516464</text:p>
          </table:table-cell>
          <table:table-cell office:value-type="float" office:value="0">
            <text:p>0</text:p>
          </table:table-cell>
          <table:table-cell office:value-type="float" office:value="0.925784477564">
            <text:p>0.9257844776</text:p>
          </table:table-cell>
          <table:table-cell office:value-type="float" office:value="1">
            <text:p>1</text:p>
          </table:table-cell>
          <table:table-cell office:value-type="float" office:value="0.925704383574">
            <text:p>0.9257043836</text:p>
          </table:table-cell>
          <table:table-cell office:value-type="float" office:value="0">
            <text:p>0</text:p>
          </table:table-cell>
          <table:table-cell office:value-type="float" office:value="0.887928865108">
            <text:p>0.8879288651</text:p>
          </table:table-cell>
          <table:table-cell office:value-type="float" office:value="10">
            <text:p>10</text:p>
          </table:table-cell>
          <table:table-cell office:value-type="float" office:value="0.895541743866">
            <text:p>0.8955417439</text:p>
          </table:table-cell>
          <table:table-cell office:value-type="float" office:value="16">
            <text:p>16</text:p>
          </table:table-cell>
          <table:table-cell office:value-type="float" office:value="0.886011764088">
            <text:p>0.8860117641</text:p>
          </table:table-cell>
          <table:table-cell office:value-type="float" office:value="13">
            <text:p>13</text:p>
          </table:table-cell>
          <table:table-cell office:value-type="float" office:value="0.891449474452">
            <text:p>0.8914494745</text:p>
          </table:table-cell>
          <table:table-cell office:value-type="float" office:value="14">
            <text:p>14</text:p>
          </table:table-cell>
          <table:table-cell office:value-type="float" office:value="0.889256911425">
            <text:p>0.8892569114</text:p>
          </table:table-cell>
          <table:table-cell office:value-type="float" office:value="8">
            <text:p>8</text:p>
          </table:table-cell>
          <table:table-cell office:value-type="float" office:value="0.890977716847">
            <text:p>0.8909777168</text:p>
          </table:table-cell>
          <table:table-cell office:value-type="float" office:value="10">
            <text:p>10</text:p>
          </table:table-cell>
          <table:table-cell office:value-type="float" office:value="0.934614718566">
            <text:p>0.9346147186</text:p>
          </table:table-cell>
          <table:table-cell office:value-type="float" office:value="0">
            <text:p>0</text:p>
          </table:table-cell>
          <table:table-cell office:value-type="float" office:value="0.934788391845">
            <text:p>0.9347883918</text:p>
          </table:table-cell>
          <table:table-cell office:value-type="float" office:value="0">
            <text:p>0</text:p>
          </table:table-cell>
          <table:table-cell office:value-type="float" office:value="0.92946342662">
            <text:p>0.9294634266</text:p>
          </table:table-cell>
          <table:table-cell office:value-type="float" office:value="0">
            <text:p>0</text:p>
          </table:table-cell>
          <table:table-cell office:value-type="float" office:value="0.937725026473">
            <text:p>0.9377250265</text:p>
          </table:table-cell>
          <table:table-cell office:value-type="float" office:value="39">
            <text:p>39</text:p>
          </table:table-cell>
          <table:table-cell office:value-type="float" office:value="0.929805887969">
            <text:p>0.929805888</text:p>
          </table:table-cell>
          <table:table-cell office:value-type="float" office:value="33">
            <text:p>33</text:p>
          </table:table-cell>
          <table:table-cell office:value-type="float" office:value="0.937520021561">
            <text:p>0.9375200216</text:p>
          </table:table-cell>
          <table:table-cell office:value-type="float" office:value="37">
            <text:p>37</text:p>
          </table:table-cell>
          <table:table-cell office:value-type="float" office:value="0.930417866537">
            <text:p>0.9304178665</text:p>
          </table:table-cell>
          <table:table-cell office:value-type="float" office:value="33">
            <text:p>33</text:p>
          </table:table-cell>
          <table:table-cell office:value-type="float" office:value="0.940410628735">
            <text:p>0.9404106287</text:p>
          </table:table-cell>
          <table:table-cell office:value-type="float" office:value="43">
            <text:p>43</text:p>
          </table:table-cell>
          <table:table-cell office:value-type="float" office:value="0.938926028378">
            <text:p>0.938926028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.926363451671">
            <text:p>0.9263634517</text:p>
          </table:table-cell>
          <table:table-cell office:value-type="float" office:value="0.950468753312">
            <text:p>0.9504687533</text:p>
          </table:table-cell>
          <table:table-cell office:value-type="float" office:value="0.822631375847">
            <text:p>0.8226313758</text:p>
          </table:table-cell>
          <table:table-cell office:value-type="float" office:value="0">
            <text:p>0</text:p>
          </table:table-cell>
          <table:table-cell office:value-type="float" office:value="0.820870640466">
            <text:p>0.8208706405</text:p>
          </table:table-cell>
          <table:table-cell office:value-type="float" office:value="0">
            <text:p>0</text:p>
          </table:table-cell>
          <table:table-cell office:value-type="float" office:value="0.822693741842">
            <text:p>0.8226937418</text:p>
          </table:table-cell>
          <table:table-cell office:value-type="float" office:value="0">
            <text:p>0</text:p>
          </table:table-cell>
          <table:table-cell office:value-type="float" office:value="0.819159394976">
            <text:p>0.819159395</text:p>
          </table:table-cell>
          <table:table-cell office:value-type="float" office:value="0">
            <text:p>0</text:p>
          </table:table-cell>
          <table:table-cell office:value-type="float" office:value="0.818839292988">
            <text:p>0.818839293</text:p>
          </table:table-cell>
          <table:table-cell office:value-type="float" office:value="0">
            <text:p>0</text:p>
          </table:table-cell>
          <table:table-cell office:value-type="float" office:value="0.810042846014">
            <text:p>0.810042846</text:p>
          </table:table-cell>
          <table:table-cell office:value-type="float" office:value="0">
            <text:p>0</text:p>
          </table:table-cell>
          <table:table-cell office:value-type="float" office:value="0.809197924526">
            <text:p>0.8091979245</text:p>
          </table:table-cell>
          <table:table-cell office:value-type="float" office:value="0">
            <text:p>0</text:p>
          </table:table-cell>
          <table:table-cell office:value-type="float" office:value="0.801653406668">
            <text:p>0.8016534067</text:p>
          </table:table-cell>
          <table:table-cell office:value-type="float" office:value="0">
            <text:p>0</text:p>
          </table:table-cell>
          <table:table-cell office:value-type="float" office:value="0.802292374007">
            <text:p>0.802292374</text:p>
          </table:table-cell>
          <table:table-cell office:value-type="float" office:value="0">
            <text:p>0</text:p>
          </table:table-cell>
          <table:table-cell office:value-type="float" office:value="0.827205716711">
            <text:p>0.8272057167</text:p>
          </table:table-cell>
          <table:table-cell office:value-type="float" office:value="0">
            <text:p>0</text:p>
          </table:table-cell>
          <table:table-cell office:value-type="float" office:value="0.802760301386">
            <text:p>0.8027603014</text:p>
          </table:table-cell>
          <table:table-cell office:value-type="float" office:value="0">
            <text:p>0</text:p>
          </table:table-cell>
          <table:table-cell office:value-type="float" office:value="0.812793597854">
            <text:p>0.8127935979</text:p>
          </table:table-cell>
          <table:table-cell office:value-type="float" office:value="0">
            <text:p>0</text:p>
          </table:table-cell>
          <table:table-cell office:value-type="float" office:value="0.811098897656">
            <text:p>0.8110988977</text:p>
          </table:table-cell>
          <table:table-cell office:value-type="float" office:value="0">
            <text:p>0</text:p>
          </table:table-cell>
          <table:table-cell office:value-type="float" office:value="0.810797950733">
            <text:p>0.8107979507</text:p>
          </table:table-cell>
          <table:table-cell office:value-type="float" office:value="0">
            <text:p>0</text:p>
          </table:table-cell>
          <table:table-cell office:value-type="float" office:value="0.802782924883">
            <text:p>0.8027829249</text:p>
          </table:table-cell>
          <table:table-cell office:value-type="float" office:value="0">
            <text:p>0</text:p>
          </table:table-cell>
          <table:table-cell office:value-type="float" office:value="0.803806051671">
            <text:p>0.8038060517</text:p>
          </table:table-cell>
          <table:table-cell office:value-type="float" office:value="0">
            <text:p>0</text:p>
          </table:table-cell>
          <table:table-cell office:value-type="float" office:value="0.805288193853">
            <text:p>0.8052881939</text:p>
          </table:table-cell>
          <table:table-cell office:value-type="float" office:value="0">
            <text:p>0</text:p>
          </table:table-cell>
          <table:table-cell office:value-type="float" office:value="0.806392186999">
            <text:p>0.806392187</text:p>
          </table:table-cell>
          <table:table-cell office:value-type="float" office:value="0">
            <text:p>0</text:p>
          </table:table-cell>
          <table:table-cell office:value-type="float" office:value="0.801811164852">
            <text:p>0.8018111649</text:p>
          </table:table-cell>
          <table:table-cell office:value-type="float" office:value="0">
            <text:p>0</text:p>
          </table:table-cell>
          <table:table-cell office:value-type="float" office:value="0.800916790904">
            <text:p>0.8009167909</text:p>
          </table:table-cell>
          <table:table-cell office:value-type="float" office:value="0">
            <text:p>0</text:p>
          </table:table-cell>
          <table:table-cell office:value-type="float" office:value="0.795878384888">
            <text:p>0.7958783849</text:p>
          </table:table-cell>
          <table:table-cell office:value-type="float" office:value="0">
            <text:p>0</text:p>
          </table:table-cell>
          <table:table-cell office:value-type="float" office:value="0.793000246119">
            <text:p>0.7930002461</text:p>
          </table:table-cell>
          <table:table-cell office:value-type="float" office:value="0">
            <text:p>0</text:p>
          </table:table-cell>
          <table:table-cell office:value-type="float" office:value="0.802411300681">
            <text:p>0.8024113007</text:p>
          </table:table-cell>
          <table:table-cell office:value-type="float" office:value="0">
            <text:p>0</text:p>
          </table:table-cell>
          <table:table-cell office:value-type="float" office:value="0.806175031681">
            <text:p>0.8061750317</text:p>
          </table:table-cell>
          <table:table-cell office:value-type="float" office:value="0">
            <text:p>0</text:p>
          </table:table-cell>
          <table:table-cell office:value-type="float" office:value="0.801751969252">
            <text:p>0.8017519693</text:p>
          </table:table-cell>
          <table:table-cell office:value-type="float" office:value="0">
            <text:p>0</text:p>
          </table:table-cell>
          <table:table-cell office:value-type="float" office:value="0.805621415764">
            <text:p>0.8056214158</text:p>
          </table:table-cell>
          <table:table-cell office:value-type="float" office:value="0">
            <text:p>0</text:p>
          </table:table-cell>
          <table:table-cell office:value-type="float" office:value="0.799266166204">
            <text:p>0.7992661662</text:p>
          </table:table-cell>
          <table:table-cell office:value-type="float" office:value="0">
            <text:p>0</text:p>
          </table:table-cell>
          <table:table-cell office:value-type="float" office:value="0.806999553983">
            <text:p>0.806999554</text:p>
          </table:table-cell>
          <table:table-cell office:value-type="float" office:value="0">
            <text:p>0</text:p>
          </table:table-cell>
          <table:table-cell office:value-type="float" office:value="0.79619300976">
            <text:p>0.7961930098</text:p>
          </table:table-cell>
          <table:table-cell office:value-type="float" office:value="0">
            <text:p>0</text:p>
          </table:table-cell>
          <table:table-cell office:value-type="float" office:value="0.805241387681">
            <text:p>0.8052413877</text:p>
          </table:table-cell>
          <table:table-cell office:value-type="float" office:value="0">
            <text:p>0</text:p>
          </table:table-cell>
          <table:table-cell office:value-type="float" office:value="0.798571441208">
            <text:p>0.79857144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.924664005492">
            <text:p>0.9246640055</text:p>
          </table:table-cell>
          <table:table-cell office:value-type="float" office:value="0.95616676534">
            <text:p>0.9561667653</text:p>
          </table:table-cell>
          <table:table-cell office:value-type="float" office:value="0.748971269421">
            <text:p>0.7489712694</text:p>
          </table:table-cell>
          <table:table-cell office:value-type="float" office:value="0">
            <text:p>0</text:p>
          </table:table-cell>
          <table:table-cell office:value-type="float" office:value="0.753429959317">
            <text:p>0.7534299593</text:p>
          </table:table-cell>
          <table:table-cell office:value-type="float" office:value="0">
            <text:p>0</text:p>
          </table:table-cell>
          <table:table-cell office:value-type="float" office:value="0.914607937907">
            <text:p>0.9146079379</text:p>
          </table:table-cell>
          <table:table-cell office:value-type="float" office:value="22">
            <text:p>22</text:p>
          </table:table-cell>
          <table:table-cell office:value-type="float" office:value="0.913412210528">
            <text:p>0.9134122105</text:p>
          </table:table-cell>
          <table:table-cell office:value-type="float" office:value="22">
            <text:p>22</text:p>
          </table:table-cell>
          <table:table-cell office:value-type="float" office:value="0.91165759356">
            <text:p>0.9116575936</text:p>
          </table:table-cell>
          <table:table-cell office:value-type="float" office:value="17">
            <text:p>17</text:p>
          </table:table-cell>
          <table:table-cell office:value-type="float" office:value="0.729355187309">
            <text:p>0.7293551873</text:p>
          </table:table-cell>
          <table:table-cell office:value-type="float" office:value="0">
            <text:p>0</text:p>
          </table:table-cell>
          <table:table-cell office:value-type="float" office:value="0.918398297237">
            <text:p>0.9183982972</text:p>
          </table:table-cell>
          <table:table-cell office:value-type="float" office:value="22">
            <text:p>22</text:p>
          </table:table-cell>
          <table:table-cell office:value-type="float" office:value="0.911056914937">
            <text:p>0.9110569149</text:p>
          </table:table-cell>
          <table:table-cell office:value-type="float" office:value="18">
            <text:p>18</text:p>
          </table:table-cell>
          <table:table-cell office:value-type="float" office:value="0.913772588179">
            <text:p>0.9137725882</text:p>
          </table:table-cell>
          <table:table-cell office:value-type="float" office:value="19">
            <text:p>19</text:p>
          </table:table-cell>
          <table:table-cell office:value-type="float" office:value="0.743889515465">
            <text:p>0.7438895155</text:p>
          </table:table-cell>
          <table:table-cell office:value-type="float" office:value="0">
            <text:p>0</text:p>
          </table:table-cell>
          <table:table-cell office:value-type="float" office:value="0.910528834775">
            <text:p>0.9105288348</text:p>
          </table:table-cell>
          <table:table-cell office:value-type="float" office:value="17">
            <text:p>17</text:p>
          </table:table-cell>
          <table:table-cell office:value-type="float" office:value="0.911967611985">
            <text:p>0.911967612</text:p>
          </table:table-cell>
          <table:table-cell office:value-type="float" office:value="15">
            <text:p>15</text:p>
          </table:table-cell>
          <table:table-cell office:value-type="float" office:value="0.907821337312">
            <text:p>0.9078213373</text:p>
          </table:table-cell>
          <table:table-cell office:value-type="float" office:value="16">
            <text:p>16</text:p>
          </table:table-cell>
          <table:table-cell office:value-type="float" office:value="0.726657952712">
            <text:p>0.7266579527</text:p>
          </table:table-cell>
          <table:table-cell office:value-type="float" office:value="0">
            <text:p>0</text:p>
          </table:table-cell>
          <table:table-cell office:value-type="float" office:value="0.72535432885">
            <text:p>0.7253543289</text:p>
          </table:table-cell>
          <table:table-cell office:value-type="float" office:value="0">
            <text:p>0</text:p>
          </table:table-cell>
          <table:table-cell office:value-type="float" office:value="0.724839599116">
            <text:p>0.7248395991</text:p>
          </table:table-cell>
          <table:table-cell office:value-type="float" office:value="0">
            <text:p>0</text:p>
          </table:table-cell>
          <table:table-cell office:value-type="float" office:value="0.888849701857">
            <text:p>0.8888497019</text:p>
          </table:table-cell>
          <table:table-cell office:value-type="float" office:value="17">
            <text:p>17</text:p>
          </table:table-cell>
          <table:table-cell office:value-type="float" office:value="0.893922553407">
            <text:p>0.8939225534</text:p>
          </table:table-cell>
          <table:table-cell office:value-type="float" office:value="19">
            <text:p>19</text:p>
          </table:table-cell>
          <table:table-cell office:value-type="float" office:value="0.888821476365">
            <text:p>0.8888214764</text:p>
          </table:table-cell>
          <table:table-cell office:value-type="float" office:value="15">
            <text:p>15</text:p>
          </table:table-cell>
          <table:table-cell office:value-type="float" office:value="0.888952504874">
            <text:p>0.8889525049</text:p>
          </table:table-cell>
          <table:table-cell office:value-type="float" office:value="14">
            <text:p>14</text:p>
          </table:table-cell>
          <table:table-cell office:value-type="float" office:value="0.880287371701">
            <text:p>0.8802873717</text:p>
          </table:table-cell>
          <table:table-cell office:value-type="float" office:value="15">
            <text:p>15</text:p>
          </table:table-cell>
          <table:table-cell office:value-type="float" office:value="0.878968261823">
            <text:p>0.8789682618</text:p>
          </table:table-cell>
          <table:table-cell office:value-type="float" office:value="13">
            <text:p>13</text:p>
          </table:table-cell>
          <table:table-cell office:value-type="float" office:value="0.726999508854">
            <text:p>0.7269995089</text:p>
          </table:table-cell>
          <table:table-cell office:value-type="float" office:value="0">
            <text:p>0</text:p>
          </table:table-cell>
          <table:table-cell office:value-type="float" office:value="0.722116884905">
            <text:p>0.7221168849</text:p>
          </table:table-cell>
          <table:table-cell office:value-type="float" office:value="0">
            <text:p>0</text:p>
          </table:table-cell>
          <table:table-cell office:value-type="float" office:value="0.720519909589">
            <text:p>0.7205199096</text:p>
          </table:table-cell>
          <table:table-cell office:value-type="float" office:value="0">
            <text:p>0</text:p>
          </table:table-cell>
          <table:table-cell office:value-type="float" office:value="0.890622731841">
            <text:p>0.8906227318</text:p>
          </table:table-cell>
          <table:table-cell office:value-type="float" office:value="13">
            <text:p>13</text:p>
          </table:table-cell>
          <table:table-cell office:value-type="float" office:value="0.894085436222">
            <text:p>0.8940854362</text:p>
          </table:table-cell>
          <table:table-cell office:value-type="float" office:value="15">
            <text:p>15</text:p>
          </table:table-cell>
          <table:table-cell office:value-type="float" office:value="0.887379903007">
            <text:p>0.887379903</text:p>
          </table:table-cell>
          <table:table-cell office:value-type="float" office:value="15">
            <text:p>15</text:p>
          </table:table-cell>
          <table:table-cell office:value-type="float" office:value="0.892010838626">
            <text:p>0.8920108386</text:p>
          </table:table-cell>
          <table:table-cell office:value-type="float" office:value="15">
            <text:p>15</text:p>
          </table:table-cell>
          <table:table-cell office:value-type="float" office:value="0.882675600715">
            <text:p>0.8826756007</text:p>
          </table:table-cell>
          <table:table-cell office:value-type="float" office:value="11">
            <text:p>11</text:p>
          </table:table-cell>
          <table:table-cell office:value-type="float" office:value="0.882535591073">
            <text:p>0.88253559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0.928594764198">
            <text:p>0.9285947642</text:p>
          </table:table-cell>
          <table:table-cell office:value-type="float" office:value="0.934126870865">
            <text:p>0.9341268709</text:p>
          </table:table-cell>
          <table:table-cell office:value-type="float" office:value="0.962255865094">
            <text:p>0.9622558651</text:p>
          </table:table-cell>
          <table:table-cell office:value-type="float" office:value="0">
            <text:p>0</text:p>
          </table:table-cell>
          <table:table-cell office:value-type="float" office:value="0.960566132739">
            <text:p>0.9605661327</text:p>
          </table:table-cell>
          <table:table-cell office:value-type="float" office:value="0">
            <text:p>0</text:p>
          </table:table-cell>
          <table:table-cell office:value-type="float" office:value="0.992284147575">
            <text:p>0.9922841476</text:p>
          </table:table-cell>
          <table:table-cell office:value-type="float" office:value="87">
            <text:p>87</text:p>
          </table:table-cell>
          <table:table-cell office:value-type="float" office:value="0.992481258479">
            <text:p>0.9924812585</text:p>
          </table:table-cell>
          <table:table-cell office:value-type="float" office:value="87">
            <text:p>87</text:p>
          </table:table-cell>
          <table:table-cell office:value-type="float" office:value="0.992685776971">
            <text:p>0.992685777</text:p>
          </table:table-cell>
          <table:table-cell office:value-type="float" office:value="91">
            <text:p>91</text:p>
          </table:table-cell>
          <table:table-cell office:value-type="float" office:value="0.937363568398">
            <text:p>0.9373635684</text:p>
          </table:table-cell>
          <table:table-cell office:value-type="float" office:value="0">
            <text:p>0</text:p>
          </table:table-cell>
          <table:table-cell office:value-type="float" office:value="0.981840394023">
            <text:p>0.981840394</text:p>
          </table:table-cell>
          <table:table-cell office:value-type="float" office:value="72">
            <text:p>72</text:p>
          </table:table-cell>
          <table:table-cell office:value-type="float" office:value="0.980894821515">
            <text:p>0.9808948215</text:p>
          </table:table-cell>
          <table:table-cell office:value-type="float" office:value="72">
            <text:p>72</text:p>
          </table:table-cell>
          <table:table-cell office:value-type="float" office:value="0.98800157848">
            <text:p>0.9880015785</text:p>
          </table:table-cell>
          <table:table-cell office:value-type="float" office:value="84">
            <text:p>84</text:p>
          </table:table-cell>
          <table:table-cell office:value-type="float" office:value="0.960081879134">
            <text:p>0.9600818791</text:p>
          </table:table-cell>
          <table:table-cell office:value-type="float" office:value="0">
            <text:p>0</text:p>
          </table:table-cell>
          <table:table-cell office:value-type="float" office:value="0.992279972228">
            <text:p>0.9922799722</text:p>
          </table:table-cell>
          <table:table-cell office:value-type="float" office:value="89">
            <text:p>89</text:p>
          </table:table-cell>
          <table:table-cell office:value-type="float" office:value="0.989989884327">
            <text:p>0.9899898843</text:p>
          </table:table-cell>
          <table:table-cell office:value-type="float" office:value="87">
            <text:p>87</text:p>
          </table:table-cell>
          <table:table-cell office:value-type="float" office:value="0.994511971136">
            <text:p>0.9945119711</text:p>
          </table:table-cell>
          <table:table-cell office:value-type="float" office:value="90">
            <text:p>90</text:p>
          </table:table-cell>
          <table:table-cell office:value-type="float" office:value="0.938251654333">
            <text:p>0.9382516543</text:p>
          </table:table-cell>
          <table:table-cell office:value-type="float" office:value="0">
            <text:p>0</text:p>
          </table:table-cell>
          <table:table-cell office:value-type="float" office:value="0.936368025336">
            <text:p>0.9363680253</text:p>
          </table:table-cell>
          <table:table-cell office:value-type="float" office:value="0">
            <text:p>0</text:p>
          </table:table-cell>
          <table:table-cell office:value-type="float" office:value="0.934755849449">
            <text:p>0.9347558494</text:p>
          </table:table-cell>
          <table:table-cell office:value-type="float" office:value="0">
            <text:p>0</text:p>
          </table:table-cell>
          <table:table-cell office:value-type="float" office:value="0.864054997955">
            <text:p>0.864054998</text:p>
          </table:table-cell>
          <table:table-cell office:value-type="float" office:value="0">
            <text:p>0</text:p>
          </table:table-cell>
          <table:table-cell office:value-type="float" office:value="0.860785549594">
            <text:p>0.8607855496</text:p>
          </table:table-cell>
          <table:table-cell office:value-type="float" office:value="0">
            <text:p>0</text:p>
          </table:table-cell>
          <table:table-cell office:value-type="float" office:value="0.862763646375">
            <text:p>0.8627636464</text:p>
          </table:table-cell>
          <table:table-cell office:value-type="float" office:value="0">
            <text:p>0</text:p>
          </table:table-cell>
          <table:table-cell office:value-type="float" office:value="0.867295901963">
            <text:p>0.867295902</text:p>
          </table:table-cell>
          <table:table-cell office:value-type="float" office:value="0">
            <text:p>0</text:p>
          </table:table-cell>
          <table:table-cell office:value-type="float" office:value="0.858585610502">
            <text:p>0.8585856105</text:p>
          </table:table-cell>
          <table:table-cell office:value-type="float" office:value="0">
            <text:p>0</text:p>
          </table:table-cell>
          <table:table-cell office:value-type="float" office:value="0.862404448087">
            <text:p>0.8624044481</text:p>
          </table:table-cell>
          <table:table-cell office:value-type="float" office:value="0">
            <text:p>0</text:p>
          </table:table-cell>
          <table:table-cell office:value-type="float" office:value="0.951864299452">
            <text:p>0.9518642995</text:p>
          </table:table-cell>
          <table:table-cell office:value-type="float" office:value="0">
            <text:p>0</text:p>
          </table:table-cell>
          <table:table-cell office:value-type="float" office:value="0.950639963649">
            <text:p>0.9506399636</text:p>
          </table:table-cell>
          <table:table-cell office:value-type="float" office:value="0">
            <text:p>0</text:p>
          </table:table-cell>
          <table:table-cell office:value-type="float" office:value="0.945677382805">
            <text:p>0.9456773828</text:p>
          </table:table-cell>
          <table:table-cell office:value-type="float" office:value="0">
            <text:p>0</text:p>
          </table:table-cell>
          <table:table-cell office:value-type="float" office:value="0.97684510736">
            <text:p>0.9768451074</text:p>
          </table:table-cell>
          <table:table-cell office:value-type="float" office:value="61">
            <text:p>61</text:p>
          </table:table-cell>
          <table:table-cell office:value-type="float" office:value="0.966571880123">
            <text:p>0.9665718801</text:p>
          </table:table-cell>
          <table:table-cell office:value-type="float" office:value="54">
            <text:p>54</text:p>
          </table:table-cell>
          <table:table-cell office:value-type="float" office:value="0.97965189668">
            <text:p>0.9796518967</text:p>
          </table:table-cell>
          <table:table-cell office:value-type="float" office:value="64">
            <text:p>64</text:p>
          </table:table-cell>
          <table:table-cell office:value-type="float" office:value="0.966441615227">
            <text:p>0.9664416152</text:p>
          </table:table-cell>
          <table:table-cell office:value-type="float" office:value="49">
            <text:p>49</text:p>
          </table:table-cell>
          <table:table-cell office:value-type="float" office:value="0.970364999522">
            <text:p>0.9703649995</text:p>
          </table:table-cell>
          <table:table-cell office:value-type="float" office:value="55">
            <text:p>55</text:p>
          </table:table-cell>
          <table:table-cell office:value-type="float" office:value="0.974896634959">
            <text:p>0.97489663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0.925871900382">
            <text:p>0.9258719004</text:p>
          </table:table-cell>
          <table:table-cell office:value-type="float" office:value="0.940238219717">
            <text:p>0.9402382197</text:p>
          </table:table-cell>
          <table:table-cell office:value-type="float" office:value="0.84390510134">
            <text:p>0.8439051013</text:p>
          </table:table-cell>
          <table:table-cell office:value-type="float" office:value="0">
            <text:p>0</text:p>
          </table:table-cell>
          <table:table-cell office:value-type="float" office:value="0.844109033738">
            <text:p>0.8441090337</text:p>
          </table:table-cell>
          <table:table-cell office:value-type="float" office:value="0">
            <text:p>0</text:p>
          </table:table-cell>
          <table:table-cell office:value-type="float" office:value="0.794023564308">
            <text:p>0.7940235643</text:p>
          </table:table-cell>
          <table:table-cell office:value-type="float" office:value="0">
            <text:p>0</text:p>
          </table:table-cell>
          <table:table-cell office:value-type="float" office:value="0.793160469726">
            <text:p>0.7931604697</text:p>
          </table:table-cell>
          <table:table-cell office:value-type="float" office:value="0">
            <text:p>0</text:p>
          </table:table-cell>
          <table:table-cell office:value-type="float" office:value="0.796006659026">
            <text:p>0.796006659</text:p>
          </table:table-cell>
          <table:table-cell office:value-type="float" office:value="0">
            <text:p>0</text:p>
          </table:table-cell>
          <table:table-cell office:value-type="float" office:value="0.826531516369">
            <text:p>0.8265315164</text:p>
          </table:table-cell>
          <table:table-cell office:value-type="float" office:value="0">
            <text:p>0</text:p>
          </table:table-cell>
          <table:table-cell office:value-type="float" office:value="0.782358319667">
            <text:p>0.7823583197</text:p>
          </table:table-cell>
          <table:table-cell office:value-type="float" office:value="0">
            <text:p>0</text:p>
          </table:table-cell>
          <table:table-cell office:value-type="float" office:value="0.78386856188">
            <text:p>0.7838685619</text:p>
          </table:table-cell>
          <table:table-cell office:value-type="float" office:value="0">
            <text:p>0</text:p>
          </table:table-cell>
          <table:table-cell office:value-type="float" office:value="0.78542506008">
            <text:p>0.7854250601</text:p>
          </table:table-cell>
          <table:table-cell office:value-type="float" office:value="0">
            <text:p>0</text:p>
          </table:table-cell>
          <table:table-cell office:value-type="float" office:value="0.856718789885">
            <text:p>0.8567187899</text:p>
          </table:table-cell>
          <table:table-cell office:value-type="float" office:value="0">
            <text:p>0</text:p>
          </table:table-cell>
          <table:table-cell office:value-type="float" office:value="0.783627908626">
            <text:p>0.7836279086</text:p>
          </table:table-cell>
          <table:table-cell office:value-type="float" office:value="0">
            <text:p>0</text:p>
          </table:table-cell>
          <table:table-cell office:value-type="float" office:value="0.794475056199">
            <text:p>0.7944750562</text:p>
          </table:table-cell>
          <table:table-cell office:value-type="float" office:value="0">
            <text:p>0</text:p>
          </table:table-cell>
          <table:table-cell office:value-type="float" office:value="0.785169596962">
            <text:p>0.785169597</text:p>
          </table:table-cell>
          <table:table-cell office:value-type="float" office:value="0">
            <text:p>0</text:p>
          </table:table-cell>
          <table:table-cell office:value-type="float" office:value="0.824863102062">
            <text:p>0.8248631021</text:p>
          </table:table-cell>
          <table:table-cell office:value-type="float" office:value="0">
            <text:p>0</text:p>
          </table:table-cell>
          <table:table-cell office:value-type="float" office:value="0.830018108698">
            <text:p>0.8300181087</text:p>
          </table:table-cell>
          <table:table-cell office:value-type="float" office:value="0">
            <text:p>0</text:p>
          </table:table-cell>
          <table:table-cell office:value-type="float" office:value="0.824545030095">
            <text:p>0.8245450301</text:p>
          </table:table-cell>
          <table:table-cell office:value-type="float" office:value="0">
            <text:p>0</text:p>
          </table:table-cell>
          <table:table-cell office:value-type="float" office:value="0.781763988012">
            <text:p>0.781763988</text:p>
          </table:table-cell>
          <table:table-cell office:value-type="float" office:value="0">
            <text:p>0</text:p>
          </table:table-cell>
          <table:table-cell office:value-type="float" office:value="0.782005141794">
            <text:p>0.7820051418</text:p>
          </table:table-cell>
          <table:table-cell office:value-type="float" office:value="0">
            <text:p>0</text:p>
          </table:table-cell>
          <table:table-cell office:value-type="float" office:value="0.777796132827">
            <text:p>0.7777961328</text:p>
          </table:table-cell>
          <table:table-cell office:value-type="float" office:value="0">
            <text:p>0</text:p>
          </table:table-cell>
          <table:table-cell office:value-type="float" office:value="0.782254319273">
            <text:p>0.7822543193</text:p>
          </table:table-cell>
          <table:table-cell office:value-type="float" office:value="0">
            <text:p>0</text:p>
          </table:table-cell>
          <table:table-cell office:value-type="float" office:value="0.779964409174">
            <text:p>0.7799644092</text:p>
          </table:table-cell>
          <table:table-cell office:value-type="float" office:value="0">
            <text:p>0</text:p>
          </table:table-cell>
          <table:table-cell office:value-type="float" office:value="0.777227472697">
            <text:p>0.7772274727</text:p>
          </table:table-cell>
          <table:table-cell office:value-type="float" office:value="0">
            <text:p>0</text:p>
          </table:table-cell>
          <table:table-cell office:value-type="float" office:value="0.827152438834">
            <text:p>0.8271524388</text:p>
          </table:table-cell>
          <table:table-cell office:value-type="float" office:value="0">
            <text:p>0</text:p>
          </table:table-cell>
          <table:table-cell office:value-type="float" office:value="0.8242818159">
            <text:p>0.8242818159</text:p>
          </table:table-cell>
          <table:table-cell office:value-type="float" office:value="0">
            <text:p>0</text:p>
          </table:table-cell>
          <table:table-cell office:value-type="float" office:value="0.826543291531">
            <text:p>0.8265432915</text:p>
          </table:table-cell>
          <table:table-cell office:value-type="float" office:value="0">
            <text:p>0</text:p>
          </table:table-cell>
          <table:table-cell office:value-type="float" office:value="0.790569253711">
            <text:p>0.7905692537</text:p>
          </table:table-cell>
          <table:table-cell office:value-type="float" office:value="0">
            <text:p>0</text:p>
          </table:table-cell>
          <table:table-cell office:value-type="float" office:value="0.791257941035">
            <text:p>0.791257941</text:p>
          </table:table-cell>
          <table:table-cell office:value-type="float" office:value="0">
            <text:p>0</text:p>
          </table:table-cell>
          <table:table-cell office:value-type="float" office:value="0.788517775205">
            <text:p>0.7885177752</text:p>
          </table:table-cell>
          <table:table-cell office:value-type="float" office:value="0">
            <text:p>0</text:p>
          </table:table-cell>
          <table:table-cell office:value-type="float" office:value="0.792755022935">
            <text:p>0.7927550229</text:p>
          </table:table-cell>
          <table:table-cell office:value-type="float" office:value="0">
            <text:p>0</text:p>
          </table:table-cell>
          <table:table-cell office:value-type="float" office:value="0.78980735616">
            <text:p>0.7898073562</text:p>
          </table:table-cell>
          <table:table-cell office:value-type="float" office:value="0">
            <text:p>0</text:p>
          </table:table-cell>
          <table:table-cell office:value-type="float" office:value="0.791931869685">
            <text:p>0.791931869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float" office:value="0.924413079938">
            <text:p>0.9244130799</text:p>
          </table:table-cell>
          <table:table-cell office:value-type="float" office:value="0.943782295817">
            <text:p>0.9437822958</text:p>
          </table:table-cell>
          <table:table-cell office:value-type="float" office:value="0.749593358851">
            <text:p>0.7495933589</text:p>
          </table:table-cell>
          <table:table-cell office:value-type="float" office:value="0">
            <text:p>0</text:p>
          </table:table-cell>
          <table:table-cell office:value-type="float" office:value="0.748444739731">
            <text:p>0.7484447397</text:p>
          </table:table-cell>
          <table:table-cell office:value-type="float" office:value="0">
            <text:p>0</text:p>
          </table:table-cell>
          <table:table-cell office:value-type="float" office:value="0.825761494793">
            <text:p>0.8257614948</text:p>
          </table:table-cell>
          <table:table-cell office:value-type="float" office:value="0">
            <text:p>0</text:p>
          </table:table-cell>
          <table:table-cell office:value-type="float" office:value="0.825739465579">
            <text:p>0.8257394656</text:p>
          </table:table-cell>
          <table:table-cell office:value-type="float" office:value="0">
            <text:p>0</text:p>
          </table:table-cell>
          <table:table-cell office:value-type="float" office:value="0.826968341819">
            <text:p>0.8269683418</text:p>
          </table:table-cell>
          <table:table-cell office:value-type="float" office:value="0">
            <text:p>0</text:p>
          </table:table-cell>
          <table:table-cell office:value-type="float" office:value="0.728376408176">
            <text:p>0.7283764082</text:p>
          </table:table-cell>
          <table:table-cell office:value-type="float" office:value="0">
            <text:p>0</text:p>
          </table:table-cell>
          <table:table-cell office:value-type="float" office:value="0.83551692173">
            <text:p>0.8355169217</text:p>
          </table:table-cell>
          <table:table-cell office:value-type="float" office:value="0">
            <text:p>0</text:p>
          </table:table-cell>
          <table:table-cell office:value-type="float" office:value="0.833334870638">
            <text:p>0.8333348706</text:p>
          </table:table-cell>
          <table:table-cell office:value-type="float" office:value="0">
            <text:p>0</text:p>
          </table:table-cell>
          <table:table-cell office:value-type="float" office:value="0.83398124748">
            <text:p>0.8339812475</text:p>
          </table:table-cell>
          <table:table-cell office:value-type="float" office:value="0">
            <text:p>0</text:p>
          </table:table-cell>
          <table:table-cell office:value-type="float" office:value="0.7456276374">
            <text:p>0.7456276374</text:p>
          </table:table-cell>
          <table:table-cell office:value-type="float" office:value="0">
            <text:p>0</text:p>
          </table:table-cell>
          <table:table-cell office:value-type="float" office:value="0.822751555657">
            <text:p>0.8227515557</text:p>
          </table:table-cell>
          <table:table-cell office:value-type="float" office:value="0">
            <text:p>0</text:p>
          </table:table-cell>
          <table:table-cell office:value-type="float" office:value="0.829033111273">
            <text:p>0.8290331113</text:p>
          </table:table-cell>
          <table:table-cell office:value-type="float" office:value="0">
            <text:p>0</text:p>
          </table:table-cell>
          <table:table-cell office:value-type="float" office:value="0.822034004607">
            <text:p>0.8220340046</text:p>
          </table:table-cell>
          <table:table-cell office:value-type="float" office:value="0">
            <text:p>0</text:p>
          </table:table-cell>
          <table:table-cell office:value-type="float" office:value="0.724192836902">
            <text:p>0.7241928369</text:p>
          </table:table-cell>
          <table:table-cell office:value-type="float" office:value="0">
            <text:p>0</text:p>
          </table:table-cell>
          <table:table-cell office:value-type="float" office:value="0.72307307316">
            <text:p>0.7230730732</text:p>
          </table:table-cell>
          <table:table-cell office:value-type="float" office:value="0">
            <text:p>0</text:p>
          </table:table-cell>
          <table:table-cell office:value-type="float" office:value="0.730963976291">
            <text:p>0.7309639763</text:p>
          </table:table-cell>
          <table:table-cell office:value-type="float" office:value="0">
            <text:p>0</text:p>
          </table:table-cell>
          <table:table-cell office:value-type="float" office:value="0.789976286796">
            <text:p>0.7899762868</text:p>
          </table:table-cell>
          <table:table-cell office:value-type="float" office:value="0">
            <text:p>0</text:p>
          </table:table-cell>
          <table:table-cell office:value-type="float" office:value="0.790751138727">
            <text:p>0.7907511387</text:p>
          </table:table-cell>
          <table:table-cell office:value-type="float" office:value="0">
            <text:p>0</text:p>
          </table:table-cell>
          <table:table-cell office:value-type="float" office:value="0.782789644659">
            <text:p>0.7827896447</text:p>
          </table:table-cell>
          <table:table-cell office:value-type="float" office:value="0">
            <text:p>0</text:p>
          </table:table-cell>
          <table:table-cell office:value-type="float" office:value="0.788855852929">
            <text:p>0.7888558529</text:p>
          </table:table-cell>
          <table:table-cell office:value-type="float" office:value="0">
            <text:p>0</text:p>
          </table:table-cell>
          <table:table-cell office:value-type="float" office:value="0.783856469125">
            <text:p>0.7838564691</text:p>
          </table:table-cell>
          <table:table-cell office:value-type="float" office:value="0">
            <text:p>0</text:p>
          </table:table-cell>
          <table:table-cell office:value-type="float" office:value="0.78537425226">
            <text:p>0.7853742523</text:p>
          </table:table-cell>
          <table:table-cell office:value-type="float" office:value="0">
            <text:p>0</text:p>
          </table:table-cell>
          <table:table-cell office:value-type="float" office:value="0.723141774297">
            <text:p>0.7231417743</text:p>
          </table:table-cell>
          <table:table-cell office:value-type="float" office:value="0">
            <text:p>0</text:p>
          </table:table-cell>
          <table:table-cell office:value-type="float" office:value="0.721021284203">
            <text:p>0.7210212842</text:p>
          </table:table-cell>
          <table:table-cell office:value-type="float" office:value="0">
            <text:p>0</text:p>
          </table:table-cell>
          <table:table-cell office:value-type="float" office:value="0.724710189656">
            <text:p>0.7247101897</text:p>
          </table:table-cell>
          <table:table-cell office:value-type="float" office:value="0">
            <text:p>0</text:p>
          </table:table-cell>
          <table:table-cell office:value-type="float" office:value="0.796220011602">
            <text:p>0.7962200116</text:p>
          </table:table-cell>
          <table:table-cell office:value-type="float" office:value="0">
            <text:p>0</text:p>
          </table:table-cell>
          <table:table-cell office:value-type="float" office:value="0.795323036209">
            <text:p>0.7953230362</text:p>
          </table:table-cell>
          <table:table-cell office:value-type="float" office:value="0">
            <text:p>0</text:p>
          </table:table-cell>
          <table:table-cell office:value-type="float" office:value="0.798283262062">
            <text:p>0.7982832621</text:p>
          </table:table-cell>
          <table:table-cell office:value-type="float" office:value="0">
            <text:p>0</text:p>
          </table:table-cell>
          <table:table-cell office:value-type="float" office:value="0.793369218653">
            <text:p>0.7933692187</text:p>
          </table:table-cell>
          <table:table-cell office:value-type="float" office:value="0">
            <text:p>0</text:p>
          </table:table-cell>
          <table:table-cell office:value-type="float" office:value="0.795377311373">
            <text:p>0.7953773114</text:p>
          </table:table-cell>
          <table:table-cell office:value-type="float" office:value="0">
            <text:p>0</text:p>
          </table:table-cell>
          <table:table-cell office:value-type="float" office:value="0.793650056437">
            <text:p>0.793650056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0.929302500019">
            <text:p>0.9293025</text:p>
          </table:table-cell>
          <table:table-cell office:value-type="float" office:value="0.932785215635">
            <text:p>0.9327852156</text:p>
          </table:table-cell>
          <table:table-cell office:value-type="float" office:value="0.971189989961">
            <text:p>0.97118999</text:p>
          </table:table-cell>
          <table:table-cell office:value-type="float" office:value="0">
            <text:p>0</text:p>
          </table:table-cell>
          <table:table-cell office:value-type="float" office:value="0.971153141042">
            <text:p>0.971153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8089086164">
            <text:p>0.9480890862</text:p>
          </table:table-cell>
          <table:table-cell office:value-type="float" office:value="0">
            <text:p>0</text:p>
          </table:table-cell>
          <table:table-cell office:value-type="float" office:value="0.997249586897">
            <text:p>0.9972495869</text:p>
          </table:table-cell>
          <table:table-cell office:value-type="float" office:value="95">
            <text:p>95</text:p>
          </table:table-cell>
          <table:table-cell office:value-type="float" office:value="0.994803976189">
            <text:p>0.994803976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3059731215">
            <text:p>0.97305973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447552622">
            <text:p>0.999447552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4858479933">
            <text:p>0.9448584799</text:p>
          </table:table-cell>
          <table:table-cell office:value-type="float" office:value="0">
            <text:p>0</text:p>
          </table:table-cell>
          <table:table-cell office:value-type="float" office:value="0.943495970011">
            <text:p>0.94349597</text:p>
          </table:table-cell>
          <table:table-cell office:value-type="float" office:value="0">
            <text:p>0</text:p>
          </table:table-cell>
          <table:table-cell office:value-type="float" office:value="0.944057558433">
            <text:p>0.9440575584</text:p>
          </table:table-cell>
          <table:table-cell office:value-type="float" office:value="0">
            <text:p>0</text:p>
          </table:table-cell>
          <table:table-cell office:value-type="float" office:value="0.843770186642">
            <text:p>0.8437701866</text:p>
          </table:table-cell>
          <table:table-cell office:value-type="float" office:value="0">
            <text:p>0</text:p>
          </table:table-cell>
          <table:table-cell office:value-type="float" office:value="0.847202271083">
            <text:p>0.8472022711</text:p>
          </table:table-cell>
          <table:table-cell office:value-type="float" office:value="0">
            <text:p>0</text:p>
          </table:table-cell>
          <table:table-cell office:value-type="float" office:value="0.842116268582">
            <text:p>0.8421162686</text:p>
          </table:table-cell>
          <table:table-cell office:value-type="float" office:value="0">
            <text:p>0</text:p>
          </table:table-cell>
          <table:table-cell office:value-type="float" office:value="0.851265852759">
            <text:p>0.8512658528</text:p>
          </table:table-cell>
          <table:table-cell office:value-type="float" office:value="0">
            <text:p>0</text:p>
          </table:table-cell>
          <table:table-cell office:value-type="float" office:value="0.844519110793">
            <text:p>0.8445191108</text:p>
          </table:table-cell>
          <table:table-cell office:value-type="float" office:value="0">
            <text:p>0</text:p>
          </table:table-cell>
          <table:table-cell office:value-type="float" office:value="0.845678511982">
            <text:p>0.845678512</text:p>
          </table:table-cell>
          <table:table-cell office:value-type="float" office:value="0">
            <text:p>0</text:p>
          </table:table-cell>
          <table:table-cell office:value-type="float" office:value="0.9674797614">
            <text:p>0.9674797614</text:p>
          </table:table-cell>
          <table:table-cell office:value-type="float" office:value="0">
            <text:p>0</text:p>
          </table:table-cell>
          <table:table-cell office:value-type="float" office:value="0.968009584069">
            <text:p>0.9680095841</text:p>
          </table:table-cell>
          <table:table-cell office:value-type="float" office:value="0">
            <text:p>0</text:p>
          </table:table-cell>
          <table:table-cell office:value-type="float" office:value="0.956171718208">
            <text:p>0.9561717182</text:p>
          </table:table-cell>
          <table:table-cell office:value-type="float" office:value="0">
            <text:p>0</text:p>
          </table:table-cell>
          <table:table-cell office:value-type="float" office:value="0.991714601022">
            <text:p>0.991714601</text:p>
          </table:table-cell>
          <table:table-cell office:value-type="float" office:value="81">
            <text:p>81</text:p>
          </table:table-cell>
          <table:table-cell office:value-type="float" office:value="0.990732625762">
            <text:p>0.9907326258</text:p>
          </table:table-cell>
          <table:table-cell office:value-type="float" office:value="77">
            <text:p>77</text:p>
          </table:table-cell>
          <table:table-cell office:value-type="float" office:value="0.988070371207">
            <text:p>0.9880703712</text:p>
          </table:table-cell>
          <table:table-cell office:value-type="float" office:value="74">
            <text:p>74</text:p>
          </table:table-cell>
          <table:table-cell office:value-type="float" office:value="0.984738465792">
            <text:p>0.9847384658</text:p>
          </table:table-cell>
          <table:table-cell office:value-type="float" office:value="70">
            <text:p>70</text:p>
          </table:table-cell>
          <table:table-cell office:value-type="float" office:value="0.989103152452">
            <text:p>0.9891031525</text:p>
          </table:table-cell>
          <table:table-cell office:value-type="float" office:value="82">
            <text:p>82</text:p>
          </table:table-cell>
          <table:table-cell office:value-type="float" office:value="0.991546055133">
            <text:p>0.9915460551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office:value-type="float" office:value="0.925877917949">
            <text:p>0.9258779179</text:p>
          </table:table-cell>
          <table:table-cell office:value-type="float" office:value="0.934069652049">
            <text:p>0.934069652</text:p>
          </table:table-cell>
          <table:table-cell office:value-type="float" office:value="0.867049135647">
            <text:p>0.8670491356</text:p>
          </table:table-cell>
          <table:table-cell office:value-type="float" office:value="0">
            <text:p>0</text:p>
          </table:table-cell>
          <table:table-cell office:value-type="float" office:value="0.867123314528">
            <text:p>0.8671233145</text:p>
          </table:table-cell>
          <table:table-cell office:value-type="float" office:value="0">
            <text:p>0</text:p>
          </table:table-cell>
          <table:table-cell office:value-type="float" office:value="0.809855629306">
            <text:p>0.8098556293</text:p>
          </table:table-cell>
          <table:table-cell office:value-type="float" office:value="0">
            <text:p>0</text:p>
          </table:table-cell>
          <table:table-cell office:value-type="float" office:value="0.810952672792">
            <text:p>0.8109526728</text:p>
          </table:table-cell>
          <table:table-cell office:value-type="float" office:value="0">
            <text:p>0</text:p>
          </table:table-cell>
          <table:table-cell office:value-type="float" office:value="0.809501887286">
            <text:p>0.8095018873</text:p>
          </table:table-cell>
          <table:table-cell office:value-type="float" office:value="0">
            <text:p>0</text:p>
          </table:table-cell>
          <table:table-cell office:value-type="float" office:value="0.846353943038">
            <text:p>0.846353943</text:p>
          </table:table-cell>
          <table:table-cell office:value-type="float" office:value="0">
            <text:p>0</text:p>
          </table:table-cell>
          <table:table-cell office:value-type="float" office:value="0.79998989876">
            <text:p>0.7999898988</text:p>
          </table:table-cell>
          <table:table-cell office:value-type="float" office:value="0">
            <text:p>0</text:p>
          </table:table-cell>
          <table:table-cell office:value-type="float" office:value="0.798369799134">
            <text:p>0.7983697991</text:p>
          </table:table-cell>
          <table:table-cell office:value-type="float" office:value="0">
            <text:p>0</text:p>
          </table:table-cell>
          <table:table-cell office:value-type="float" office:value="0.80306856412">
            <text:p>0.8030685641</text:p>
          </table:table-cell>
          <table:table-cell office:value-type="float" office:value="0">
            <text:p>0</text:p>
          </table:table-cell>
          <table:table-cell office:value-type="float" office:value="0.882429217267">
            <text:p>0.8824292173</text:p>
          </table:table-cell>
          <table:table-cell office:value-type="float" office:value="0">
            <text:p>0</text:p>
          </table:table-cell>
          <table:table-cell office:value-type="float" office:value="0.801361044738">
            <text:p>0.8013610447</text:p>
          </table:table-cell>
          <table:table-cell office:value-type="float" office:value="0">
            <text:p>0</text:p>
          </table:table-cell>
          <table:table-cell office:value-type="float" office:value="0.811719373137">
            <text:p>0.8117193731</text:p>
          </table:table-cell>
          <table:table-cell office:value-type="float" office:value="0">
            <text:p>0</text:p>
          </table:table-cell>
          <table:table-cell office:value-type="float" office:value="0.800277340847">
            <text:p>0.8002773408</text:p>
          </table:table-cell>
          <table:table-cell office:value-type="float" office:value="0">
            <text:p>0</text:p>
          </table:table-cell>
          <table:table-cell office:value-type="float" office:value="0.845258688986">
            <text:p>0.845258689</text:p>
          </table:table-cell>
          <table:table-cell office:value-type="float" office:value="0">
            <text:p>0</text:p>
          </table:table-cell>
          <table:table-cell office:value-type="float" office:value="0.847269731215">
            <text:p>0.8472697312</text:p>
          </table:table-cell>
          <table:table-cell office:value-type="float" office:value="0">
            <text:p>0</text:p>
          </table:table-cell>
          <table:table-cell office:value-type="float" office:value="0.845129198562">
            <text:p>0.8451291986</text:p>
          </table:table-cell>
          <table:table-cell office:value-type="float" office:value="0">
            <text:p>0</text:p>
          </table:table-cell>
          <table:table-cell office:value-type="float" office:value="0.787227088474">
            <text:p>0.7872270885</text:p>
          </table:table-cell>
          <table:table-cell office:value-type="float" office:value="0">
            <text:p>0</text:p>
          </table:table-cell>
          <table:table-cell office:value-type="float" office:value="0.789621624096">
            <text:p>0.7896216241</text:p>
          </table:table-cell>
          <table:table-cell office:value-type="float" office:value="0">
            <text:p>0</text:p>
          </table:table-cell>
          <table:table-cell office:value-type="float" office:value="0.789538172882">
            <text:p>0.7895381729</text:p>
          </table:table-cell>
          <table:table-cell office:value-type="float" office:value="0">
            <text:p>0</text:p>
          </table:table-cell>
          <table:table-cell office:value-type="float" office:value="0.78955929421">
            <text:p>0.7895592942</text:p>
          </table:table-cell>
          <table:table-cell office:value-type="float" office:value="0">
            <text:p>0</text:p>
          </table:table-cell>
          <table:table-cell office:value-type="float" office:value="0.791314695748">
            <text:p>0.7913146957</text:p>
          </table:table-cell>
          <table:table-cell office:value-type="float" office:value="0">
            <text:p>0</text:p>
          </table:table-cell>
          <table:table-cell office:value-type="float" office:value="0.791779620121">
            <text:p>0.7917796201</text:p>
          </table:table-cell>
          <table:table-cell office:value-type="float" office:value="0">
            <text:p>0</text:p>
          </table:table-cell>
          <table:table-cell office:value-type="float" office:value="0.852748348667">
            <text:p>0.8527483487</text:p>
          </table:table-cell>
          <table:table-cell office:value-type="float" office:value="0">
            <text:p>0</text:p>
          </table:table-cell>
          <table:table-cell office:value-type="float" office:value="0.852734827957">
            <text:p>0.852734828</text:p>
          </table:table-cell>
          <table:table-cell office:value-type="float" office:value="0">
            <text:p>0</text:p>
          </table:table-cell>
          <table:table-cell office:value-type="float" office:value="0.850098546997">
            <text:p>0.850098547</text:p>
          </table:table-cell>
          <table:table-cell office:value-type="float" office:value="0">
            <text:p>0</text:p>
          </table:table-cell>
          <table:table-cell office:value-type="float" office:value="0.802754226232">
            <text:p>0.8027542262</text:p>
          </table:table-cell>
          <table:table-cell office:value-type="float" office:value="0">
            <text:p>0</text:p>
          </table:table-cell>
          <table:table-cell office:value-type="float" office:value="0.802417514338">
            <text:p>0.8024175143</text:p>
          </table:table-cell>
          <table:table-cell office:value-type="float" office:value="0">
            <text:p>0</text:p>
          </table:table-cell>
          <table:table-cell office:value-type="float" office:value="0.802121651567">
            <text:p>0.8021216516</text:p>
          </table:table-cell>
          <table:table-cell office:value-type="float" office:value="0">
            <text:p>0</text:p>
          </table:table-cell>
          <table:table-cell office:value-type="float" office:value="0.802435966096">
            <text:p>0.8024359661</text:p>
          </table:table-cell>
          <table:table-cell office:value-type="float" office:value="0">
            <text:p>0</text:p>
          </table:table-cell>
          <table:table-cell office:value-type="float" office:value="0.802999528799">
            <text:p>0.8029995288</text:p>
          </table:table-cell>
          <table:table-cell office:value-type="float" office:value="0">
            <text:p>0</text:p>
          </table:table-cell>
          <table:table-cell office:value-type="float" office:value="0.803260729737">
            <text:p>0.803260729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1">
            <text:p>501</text:p>
          </table:table-cell>
          <table:table-cell office:value-type="float" office:value="0.924635007541">
            <text:p>0.9246350075</text:p>
          </table:table-cell>
          <table:table-cell office:value-type="float" office:value="0.935767341568">
            <text:p>0.9357673416</text:p>
          </table:table-cell>
          <table:table-cell office:value-type="float" office:value="0.771822224157">
            <text:p>0.7718222242</text:p>
          </table:table-cell>
          <table:table-cell office:value-type="float" office:value="0">
            <text:p>0</text:p>
          </table:table-cell>
          <table:table-cell office:value-type="float" office:value="0.769507297907">
            <text:p>0.7695072979</text:p>
          </table:table-cell>
          <table:table-cell office:value-type="float" office:value="0">
            <text:p>0</text:p>
          </table:table-cell>
          <table:table-cell office:value-type="float" office:value="0.769212784359">
            <text:p>0.7692127844</text:p>
          </table:table-cell>
          <table:table-cell office:value-type="float" office:value="0">
            <text:p>0</text:p>
          </table:table-cell>
          <table:table-cell office:value-type="float" office:value="0.76908599845">
            <text:p>0.7690859985</text:p>
          </table:table-cell>
          <table:table-cell office:value-type="float" office:value="0">
            <text:p>0</text:p>
          </table:table-cell>
          <table:table-cell office:value-type="float" office:value="0.768748649684">
            <text:p>0.7687486497</text:p>
          </table:table-cell>
          <table:table-cell office:value-type="float" office:value="0">
            <text:p>0</text:p>
          </table:table-cell>
          <table:table-cell office:value-type="float" office:value="0.739647851202">
            <text:p>0.7396478512</text:p>
          </table:table-cell>
          <table:table-cell office:value-type="float" office:value="0">
            <text:p>0</text:p>
          </table:table-cell>
          <table:table-cell office:value-type="float" office:value="0.763219922055">
            <text:p>0.7632199221</text:p>
          </table:table-cell>
          <table:table-cell office:value-type="float" office:value="0">
            <text:p>0</text:p>
          </table:table-cell>
          <table:table-cell office:value-type="float" office:value="0.763632163995">
            <text:p>0.763632164</text:p>
          </table:table-cell>
          <table:table-cell office:value-type="float" office:value="0">
            <text:p>0</text:p>
          </table:table-cell>
          <table:table-cell office:value-type="float" office:value="0.761288697256">
            <text:p>0.7612886973</text:p>
          </table:table-cell>
          <table:table-cell office:value-type="float" office:value="0">
            <text:p>0</text:p>
          </table:table-cell>
          <table:table-cell office:value-type="float" office:value="0.770717183245">
            <text:p>0.7707171832</text:p>
          </table:table-cell>
          <table:table-cell office:value-type="float" office:value="0">
            <text:p>0</text:p>
          </table:table-cell>
          <table:table-cell office:value-type="float" office:value="0.766022846534">
            <text:p>0.7660228465</text:p>
          </table:table-cell>
          <table:table-cell office:value-type="float" office:value="0">
            <text:p>0</text:p>
          </table:table-cell>
          <table:table-cell office:value-type="float" office:value="0.767945496643">
            <text:p>0.7679454966</text:p>
          </table:table-cell>
          <table:table-cell office:value-type="float" office:value="0">
            <text:p>0</text:p>
          </table:table-cell>
          <table:table-cell office:value-type="float" office:value="0.767290204097">
            <text:p>0.7672902041</text:p>
          </table:table-cell>
          <table:table-cell office:value-type="float" office:value="0">
            <text:p>0</text:p>
          </table:table-cell>
          <table:table-cell office:value-type="float" office:value="0.742360186988">
            <text:p>0.742360187</text:p>
          </table:table-cell>
          <table:table-cell office:value-type="float" office:value="0">
            <text:p>0</text:p>
          </table:table-cell>
          <table:table-cell office:value-type="float" office:value="0.742331805245">
            <text:p>0.7423318052</text:p>
          </table:table-cell>
          <table:table-cell office:value-type="float" office:value="0">
            <text:p>0</text:p>
          </table:table-cell>
          <table:table-cell office:value-type="float" office:value="0.741236385067">
            <text:p>0.7412363851</text:p>
          </table:table-cell>
          <table:table-cell office:value-type="float" office:value="0">
            <text:p>0</text:p>
          </table:table-cell>
          <table:table-cell office:value-type="float" office:value="0.743380656597">
            <text:p>0.7433806566</text:p>
          </table:table-cell>
          <table:table-cell office:value-type="float" office:value="0">
            <text:p>0</text:p>
          </table:table-cell>
          <table:table-cell office:value-type="float" office:value="0.744671375655">
            <text:p>0.7446713757</text:p>
          </table:table-cell>
          <table:table-cell office:value-type="float" office:value="0">
            <text:p>0</text:p>
          </table:table-cell>
          <table:table-cell office:value-type="float" office:value="0.744339225211">
            <text:p>0.7443392252</text:p>
          </table:table-cell>
          <table:table-cell office:value-type="float" office:value="0">
            <text:p>0</text:p>
          </table:table-cell>
          <table:table-cell office:value-type="float" office:value="0.744395732922">
            <text:p>0.7443957329</text:p>
          </table:table-cell>
          <table:table-cell office:value-type="float" office:value="0">
            <text:p>0</text:p>
          </table:table-cell>
          <table:table-cell office:value-type="float" office:value="0.743961810374">
            <text:p>0.7439618104</text:p>
          </table:table-cell>
          <table:table-cell office:value-type="float" office:value="0">
            <text:p>0</text:p>
          </table:table-cell>
          <table:table-cell office:value-type="float" office:value="0.746351664649">
            <text:p>0.7463516646</text:p>
          </table:table-cell>
          <table:table-cell office:value-type="float" office:value="0">
            <text:p>0</text:p>
          </table:table-cell>
          <table:table-cell office:value-type="float" office:value="0.740471852684">
            <text:p>0.7404718527</text:p>
          </table:table-cell>
          <table:table-cell office:value-type="float" office:value="0">
            <text:p>0</text:p>
          </table:table-cell>
          <table:table-cell office:value-type="float" office:value="0.741365546795">
            <text:p>0.7413655468</text:p>
          </table:table-cell>
          <table:table-cell office:value-type="float" office:value="0">
            <text:p>0</text:p>
          </table:table-cell>
          <table:table-cell office:value-type="float" office:value="0.74006527692">
            <text:p>0.7400652769</text:p>
          </table:table-cell>
          <table:table-cell office:value-type="float" office:value="0">
            <text:p>0</text:p>
          </table:table-cell>
          <table:table-cell office:value-type="float" office:value="0.753956569655">
            <text:p>0.7539565697</text:p>
          </table:table-cell>
          <table:table-cell office:value-type="float" office:value="0">
            <text:p>0</text:p>
          </table:table-cell>
          <table:table-cell office:value-type="float" office:value="0.753200067899">
            <text:p>0.7532000679</text:p>
          </table:table-cell>
          <table:table-cell office:value-type="float" office:value="0">
            <text:p>0</text:p>
          </table:table-cell>
          <table:table-cell office:value-type="float" office:value="0.753892567276">
            <text:p>0.7538925673</text:p>
          </table:table-cell>
          <table:table-cell office:value-type="float" office:value="0">
            <text:p>0</text:p>
          </table:table-cell>
          <table:table-cell office:value-type="float" office:value="0.75214107662">
            <text:p>0.7521410766</text:p>
          </table:table-cell>
          <table:table-cell office:value-type="float" office:value="0">
            <text:p>0</text:p>
          </table:table-cell>
          <table:table-cell office:value-type="float" office:value="0.751422005113">
            <text:p>0.7514220051</text:p>
          </table:table-cell>
          <table:table-cell office:value-type="float" office:value="0">
            <text:p>0</text:p>
          </table:table-cell>
          <table:table-cell office:value-type="float" office:value="0.751618457519">
            <text:p>0.7516184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926493403917889">
            <text:p>0.9264934039</text:p>
          </table:table-cell>
          <table:table-cell table:formula="of:=SUM([.F2:.F10])/COUNT([.$B$2:.$B$10])" office:value-type="float" office:value="0.940894293931">
            <text:p>0.9408942939</text:p>
          </table:table-cell>
          <table:table-cell table:formula="of:=SUM([.G2:.G10])/COUNT([.$B$2:.$B$10])" office:value-type="float" office:value="0.852834530571444">
            <text:p>0.8528345306</text:p>
          </table:table-cell>
          <table:table-cell table:formula="of:=SUM([.H2:.H10])/COUNT([.H2:.H10])" office:value-type="float" office:value="0.111111111111111">
            <text:p>0.1111111111</text:p>
          </table:table-cell>
          <table:table-cell table:formula="of:=SUM([.I2:.I10])/COUNT([.$B$2:.$B$10])" office:value-type="float" office:value="0.852759934759778">
            <text:p>0.8527599348</text:p>
          </table:table-cell>
          <table:table-cell table:formula="of:=SUM([.J2:.J10])/COUNT([.J2:.J10])" office:value-type="float" office:value="0">
            <text:p>0</text:p>
          </table:table-cell>
          <table:table-cell table:formula="of:=SUM([.K2:.K10])/COUNT([.$B$2:.$B$10])" office:value-type="float" office:value="0.876252196520222">
            <text:p>0.8762521965</text:p>
          </table:table-cell>
          <table:table-cell table:formula="of:=SUM([.L2:.L10])/COUNT([.L2:.L10])" office:value-type="float" office:value="30.3333333333333">
            <text:p>30.3333333333</text:p>
          </table:table-cell>
          <table:table-cell table:formula="of:=SUM([.M2:.M10])/COUNT([.$B$2:.$B$10])" office:value-type="float" office:value="0.875877402761">
            <text:p>0.8758774028</text:p>
          </table:table-cell>
          <table:table-cell table:formula="of:=SUM([.N2:.N10])/COUNT([.N2:.N10])" office:value-type="float" office:value="30.4444444444444">
            <text:p>30.4444444444</text:p>
          </table:table-cell>
          <table:table-cell table:formula="of:=SUM([.O2:.O10])/COUNT([.$B$2:.$B$10])" office:value-type="float" office:value="0.876446552213889">
            <text:p>0.8764465522</text:p>
          </table:table-cell>
          <table:table-cell table:formula="of:=SUM([.P2:.P10])/COUNT([.P2:.P10])" office:value-type="float" office:value="30.6666666666667">
            <text:p>30.6666666667</text:p>
          </table:table-cell>
          <table:table-cell table:formula="of:=SUM([.Q2:.Q10])/COUNT([.$B$2:.$B$10])" office:value-type="float" office:value="0.832371672309222">
            <text:p>0.8323716723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870557450960667">
            <text:p>0.870557451</text:p>
          </table:table-cell>
          <table:table-cell table:formula="of:=SUM([.T2:.T10])/COUNT([.T2:.T10])" office:value-type="float" office:value="27.4444444444444">
            <text:p>27.4444444444</text:p>
          </table:table-cell>
          <table:table-cell table:formula="of:=SUM([.U2:.U10])/COUNT([.$B$2:.$B$10])" office:value-type="float" office:value="0.868207948528445">
            <text:p>0.8682079485</text:p>
          </table:table-cell>
          <table:table-cell table:formula="of:=SUM([.V2:.V10])/COUNT([.V2:.V10])" office:value-type="float" office:value="26">
            <text:p>26</text:p>
          </table:table-cell>
          <table:table-cell table:formula="of:=SUM([.W2:.W10])/COUNT([.$B$2:.$B$10])" office:value-type="float" office:value="0.870625736908333">
            <text:p>0.8706257369</text:p>
          </table:table-cell>
          <table:table-cell table:formula="of:=SUM([.X2:.X10])/COUNT([.X2:.X10])" office:value-type="float" office:value="28.8888888888889">
            <text:p>28.8888888889</text:p>
          </table:table-cell>
          <table:table-cell table:formula="of:=SUM([.Y2:.Y10])/COUNT([.$B$2:.$B$10])" office:value-type="float" office:value="0.856099532773555">
            <text:p>0.8560995328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870813736109">
            <text:p>0.8708137361</text:p>
          </table:table-cell>
          <table:table-cell table:formula="of:=SUM([.AB2:.AB10])/COUNT([.AB2:.AB10])" office:value-type="float" office:value="30.4444444444444">
            <text:p>30.4444444444</text:p>
          </table:table-cell>
          <table:table-cell table:formula="of:=SUM([.AC2:.AC10])/COUNT([.$B$2:.$B$10])" office:value-type="float" office:value="0.875341324066444">
            <text:p>0.8753413241</text:p>
          </table:table-cell>
          <table:table-cell table:formula="of:=SUM([.AD2:.AD10])/COUNT([.AD2:.AD10])" office:value-type="float" office:value="29.1111111111111">
            <text:p>29.1111111111</text:p>
          </table:table-cell>
          <table:table-cell table:formula="of:=SUM([.AE2:.AE10])/COUNT([.$B$2:.$B$10])" office:value-type="float" office:value="0.871943116984667">
            <text:p>0.871943117</text:p>
          </table:table-cell>
          <table:table-cell table:formula="of:=SUM([.AF2:.AF10])/COUNT([.AF2:.AF10])" office:value-type="float" office:value="30.2222222222222">
            <text:p>30.2222222222</text:p>
          </table:table-cell>
          <table:table-cell table:formula="of:=SUM([.AG2:.AG10])/COUNT([.$B$2:.$B$10])" office:value-type="float" office:value="0.831765833227">
            <text:p>0.8317658332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30719827218">
            <text:p>0.8307198272</text:p>
          </table:table-cell>
          <table:table-cell table:formula="of:=SUM([.AJ2:.AJ10])/COUNT([.AJ2:.AJ10])" office:value-type="float" office:value="0.111111111111111">
            <text:p>0.1111111111</text:p>
          </table:table-cell>
          <table:table-cell table:formula="of:=SUM([.AK2:.AK10])/COUNT([.$B$2:.$B$10])" office:value-type="float" office:value="0.830559781362">
            <text:p>0.8305597814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821359996143778">
            <text:p>0.8213599961</text:p>
          </table:table-cell>
          <table:table-cell table:formula="of:=SUM([.AN2:.AN10])/COUNT([.AN2:.AN10])" office:value-type="float" office:value="3">
            <text:p>3</text:p>
          </table:table-cell>
          <table:table-cell table:formula="of:=SUM([.AO2:.AO10])/COUNT([.$B$2:.$B$10])" office:value-type="float" office:value="0.823432620580111">
            <text:p>0.8234326206</text:p>
          </table:table-cell>
          <table:table-cell table:formula="of:=SUM([.AP2:.AP10])/COUNT([.AP2:.AP10])" office:value-type="float" office:value="3.88888888888889">
            <text:p>3.8888888889</text:p>
          </table:table-cell>
          <table:table-cell table:formula="of:=SUM([.AQ2:.AQ10])/COUNT([.$B$2:.$B$10])" office:value-type="float" office:value="0.819554166204556">
            <text:p>0.8195541662</text:p>
          </table:table-cell>
          <table:table-cell table:formula="of:=SUM([.AR2:.AR10])/COUNT([.AR2:.AR10])" office:value-type="float" office:value="3.11111111111111">
            <text:p>3.1111111111</text:p>
          </table:table-cell>
          <table:table-cell table:formula="of:=SUM([.AS2:.AS10])/COUNT([.$B$2:.$B$10])" office:value-type="float" office:value="0.822771747142889">
            <text:p>0.8227717471</text:p>
          </table:table-cell>
          <table:table-cell table:formula="of:=SUM([.AT2:.AT10])/COUNT([.AT2:.AT10])" office:value-type="float" office:value="3.11111111111111">
            <text:p>3.1111111111</text:p>
          </table:table-cell>
          <table:table-cell table:formula="of:=SUM([.AU2:.AU10])/COUNT([.$B$2:.$B$10])" office:value-type="float" office:value="0.818624974858889">
            <text:p>0.8186249749</text:p>
          </table:table-cell>
          <table:table-cell table:formula="of:=SUM([.AV2:.AV10])/COUNT([.AV2:.AV10])" office:value-type="float" office:value="2.55555555555556">
            <text:p>2.5555555556</text:p>
          </table:table-cell>
          <table:table-cell table:formula="of:=SUM([.AW2:.AW10])/COUNT([.$B$2:.$B$10])" office:value-type="float" office:value="0.819084688287222">
            <text:p>0.8190846883</text:p>
          </table:table-cell>
          <table:table-cell table:formula="of:=SUM([.AX2:.AX10])/COUNT([.AX2:.AX10])" office:value-type="float" office:value="2.55555555555556">
            <text:p>2.5555555556</text:p>
          </table:table-cell>
          <table:table-cell table:formula="of:=SUM([.AY2:.AY10])/COUNT([.$B$2:.$B$10])" office:value-type="float" office:value="0.836320444826111">
            <text:p>0.8363204448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5681481222667">
            <text:p>0.835681481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832777967953111">
            <text:p>0.832777968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860669882628889">
            <text:p>0.8606698826</text:p>
          </table:table-cell>
          <table:table-cell table:formula="of:=SUM([.BF2:.BF10])/COUNT([.BF2:.BF10])" office:value-type="float" office:value="21.5555555555556">
            <text:p>21.5555555556</text:p>
          </table:table-cell>
          <table:table-cell table:formula="of:=SUM([.BG2:.BG10])/COUNT([.$B$2:.$B$10])" office:value-type="float" office:value="0.858073395084555">
            <text:p>0.8580733951</text:p>
          </table:table-cell>
          <table:table-cell table:formula="of:=SUM([.BH2:.BH10])/COUNT([.BH2:.BH10])" office:value-type="float" office:value="19.8888888888889">
            <text:p>19.8888888889</text:p>
          </table:table-cell>
          <table:table-cell table:formula="of:=SUM([.BI2:.BI10])/COUNT([.$B$2:.$B$10])" office:value-type="float" office:value="0.860270778060889">
            <text:p>0.8602707781</text:p>
          </table:table-cell>
          <table:table-cell table:formula="of:=SUM([.BJ2:.BJ10])/COUNT([.BJ2:.BJ10])" office:value-type="float" office:value="21.1111111111111">
            <text:p>21.1111111111</text:p>
          </table:table-cell>
          <table:table-cell table:formula="of:=SUM([.BK2:.BK10])/COUNT([.$B$2:.$B$10])" office:value-type="float" office:value="0.856722564471778">
            <text:p>0.8567225645</text:p>
          </table:table-cell>
          <table:table-cell table:formula="of:=SUM([.BL2:.BL10])/COUNT([.BL2:.BL10])" office:value-type="float" office:value="18.5555555555556">
            <text:p>18.5555555556</text:p>
          </table:table-cell>
          <table:table-cell table:formula="of:=SUM([.BM2:.BM10])/COUNT([.$B$2:.$B$10])" office:value-type="float" office:value="0.85860021895">
            <text:p>0.858600219</text:p>
          </table:table-cell>
          <table:table-cell table:formula="of:=SUM([.BN2:.BN10])/COUNT([.BN2:.BN10])" office:value-type="float" office:value="21.2222222222222">
            <text:p>21.2222222222</text:p>
          </table:table-cell>
          <table:table-cell table:formula="of:=SUM([.BO2:.BO10])/COUNT([.$B$2:.$B$10])" office:value-type="float" office:value="0.858548540458778">
            <text:p>0.8585485405</text:p>
          </table:table-cell>
          <table:table-cell table:formula="of:=SUM([.BP2:.BP10])/COUNT([.BP2:.BP10])" office:value-type="float" office:value="22.3333333333333">
            <text:p>22.3333333333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9 - rem 1.0" table:style-name="ta1">
        <table:shapes>
          <draw:frame draw:z-index="0" draw:style-name="gr1" svg:width="46.932cm" svg:height="11.393cm" svg:x="1.369cm" svg:y="5.977cm">
            <draw:object draw:notify-on-update-of-ranges="'mf 0.9 - rem 1.0'.A1:'mf 0.9 - rem 1.0'.A1 'mf 0.9 - rem 1.0'.A2:'mf 0.9 - rem 1.0'.A11 'mf 0.9 - rem 1.0'.L1:'mf 0.9 - rem 1.0'.L1 'mf 0.9 - rem 1.0'.L2:'mf 0.9 - rem 1.0'.L11 'mf 0.9 - rem 1.0'.N1:'mf 0.9 - rem 1.0'.N1 'mf 0.9 - rem 1.0'.N2:'mf 0.9 - rem 1.0'.N11 'mf 0.9 - rem 1.0'.P1:'mf 0.9 - rem 1.0'.P1 'mf 0.9 - rem 1.0'.P2:'mf 0.9 - rem 1.0'.P11 'mf 0.9 - rem 1.0'.T1:'mf 0.9 - rem 1.0'.T1 'mf 0.9 - rem 1.0'.T2:'mf 0.9 - rem 1.0'.T11 'mf 0.9 - rem 1.0'.V1:'mf 0.9 - rem 1.0'.V1 'mf 0.9 - rem 1.0'.V2:'mf 0.9 - rem 1.0'.V11 'mf 0.9 - rem 1.0'.X1:'mf 0.9 - rem 1.0'.X1 'mf 0.9 - rem 1.0'.X2:'mf 0.9 - rem 1.0'.X11 'mf 0.9 - rem 1.0'.AB1:'mf 0.9 - rem 1.0'.AB1 'mf 0.9 - rem 1.0'.AB2:'mf 0.9 - rem 1.0'.AB11 'mf 0.9 - rem 1.0'.AD1:'mf 0.9 - rem 1.0'.AD1 'mf 0.9 - rem 1.0'.AD2:'mf 0.9 - rem 1.0'.AD11 'mf 0.9 - rem 1.0'.AF1:'mf 0.9 - rem 1.0'.AF1 'mf 0.9 - rem 1.0'.AF2:'mf 0.9 - rem 1.0'.AF11 'mf 0.9 - rem 1.0'.BF1:'mf 0.9 - rem 1.0'.BF1 'mf 0.9 - rem 1.0'.BF2:'mf 0.9 - rem 1.0'.BF11 'mf 0.9 - rem 1.0'.BH1:'mf 0.9 - rem 1.0'.BH1 'mf 0.9 - rem 1.0'.BH2:'mf 0.9 - rem 1.0'.BH11 'mf 0.9 - rem 1.0'.BJ1:'mf 0.9 - rem 1.0'.BJ1 'mf 0.9 - rem 1.0'.BJ2:'mf 0.9 - rem 1.0'.BJ11 'mf 0.9 - rem 1.0'.BL1:'mf 0.9 - rem 1.0'.BL1 'mf 0.9 - rem 1.0'.BL2:'mf 0.9 - rem 1.0'.BL11 'mf 0.9 - rem 1.0'.BN1:'mf 0.9 - rem 1.0'.BN1 'mf 0.9 - rem 1.0'.BN2:'mf 0.9 - rem 1.0'.BN11 'mf 0.9 - rem 1.0'.BP1:'mf 0.9 - rem 1.0'.BP1 'mf 0.9 - rem 1.0'.BP2:'mf 0.9 - rem 1.0'.BP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5.949cm" svg:height="12.408cm" svg:x="1.232cm" svg:y="17.822cm">
            <draw:object draw:notify-on-update-of-ranges="'mf 0.9 - rem 1.0'.A1:'mf 0.9 - rem 1.0'.A1 'mf 0.9 - rem 1.0'.A2:'mf 0.9 - rem 1.0'.A11 'mf 0.9 - rem 1.0'.K1:'mf 0.9 - rem 1.0'.K1 'mf 0.9 - rem 1.0'.K2:'mf 0.9 - rem 1.0'.K11 'mf 0.9 - rem 1.0'.M1:'mf 0.9 - rem 1.0'.M1 'mf 0.9 - rem 1.0'.M2:'mf 0.9 - rem 1.0'.M11 'mf 0.9 - rem 1.0'.O1:'mf 0.9 - rem 1.0'.O1 'mf 0.9 - rem 1.0'.O2:'mf 0.9 - rem 1.0'.O11 'mf 0.9 - rem 1.0'.S1:'mf 0.9 - rem 1.0'.S1 'mf 0.9 - rem 1.0'.S2:'mf 0.9 - rem 1.0'.S11 'mf 0.9 - rem 1.0'.U1:'mf 0.9 - rem 1.0'.U1 'mf 0.9 - rem 1.0'.U2:'mf 0.9 - rem 1.0'.U11 'mf 0.9 - rem 1.0'.W1:'mf 0.9 - rem 1.0'.W1 'mf 0.9 - rem 1.0'.W2:'mf 0.9 - rem 1.0'.W11 'mf 0.9 - rem 1.0'.AA1:'mf 0.9 - rem 1.0'.AA1 'mf 0.9 - rem 1.0'.AA2:'mf 0.9 - rem 1.0'.AA11 'mf 0.9 - rem 1.0'.AC1:'mf 0.9 - rem 1.0'.AC1 'mf 0.9 - rem 1.0'.AC2:'mf 0.9 - rem 1.0'.AC11 'mf 0.9 - rem 1.0'.AE1:'mf 0.9 - rem 1.0'.AE1 'mf 0.9 - rem 1.0'.AE2:'mf 0.9 - rem 1.0'.AE11 'mf 0.9 - rem 1.0'.BE1:'mf 0.9 - rem 1.0'.BE1 'mf 0.9 - rem 1.0'.BE2:'mf 0.9 - rem 1.0'.BE11 'mf 0.9 - rem 1.0'.BG1:'mf 0.9 - rem 1.0'.BG1 'mf 0.9 - rem 1.0'.BG2:'mf 0.9 - rem 1.0'.BG11 'mf 0.9 - rem 1.0'.BI1:'mf 0.9 - rem 1.0'.BI1 'mf 0.9 - rem 1.0'.BI2:'mf 0.9 - rem 1.0'.BI11 'mf 0.9 - rem 1.0'.BK1:'mf 0.9 - rem 1.0'.BK1 'mf 0.9 - rem 1.0'.BK2:'mf 0.9 - rem 1.0'.BK11 'mf 0.9 - rem 1.0'.BM1:'mf 0.9 - rem 1.0'.BM1 'mf 0.9 - rem 1.0'.BM2:'mf 0.9 - rem 1.0'.BM11 'mf 0.9 - rem 1.0'.BO1:'mf 0.9 - rem 1.0'.BO1 'mf 0.9 - rem 1.0'.BO2:'mf 0.9 - rem 1.0'.BO1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942441530346">
            <text:p>0.9424415303</text:p>
          </table:table-cell>
          <table:table-cell office:value-type="float" office:value="0.955053733646">
            <text:p>0.9550537336</text:p>
          </table:table-cell>
          <table:table-cell office:value-type="float" office:value="0.929839202374">
            <text:p>0.9298392024</text:p>
          </table:table-cell>
          <table:table-cell office:value-type="float" office:value="0">
            <text:p>0</text:p>
          </table:table-cell>
          <table:table-cell office:value-type="float" office:value="0.931708646322">
            <text:p>0.9317086463</text:p>
          </table:table-cell>
          <table:table-cell office:value-type="float" office:value="1">
            <text:p>1</text:p>
          </table:table-cell>
          <table:table-cell office:value-type="float" office:value="0.966048881833">
            <text:p>0.9660488818</text:p>
          </table:table-cell>
          <table:table-cell office:value-type="float" office:value="33">
            <text:p>33</text:p>
          </table:table-cell>
          <table:table-cell office:value-type="float" office:value="0.964658730318">
            <text:p>0.9646587303</text:p>
          </table:table-cell>
          <table:table-cell office:value-type="float" office:value="33">
            <text:p>33</text:p>
          </table:table-cell>
          <table:table-cell office:value-type="float" office:value="0.965367247012">
            <text:p>0.965367247</text:p>
          </table:table-cell>
          <table:table-cell office:value-type="float" office:value="33">
            <text:p>33</text:p>
          </table:table-cell>
          <table:table-cell office:value-type="float" office:value="0.909501851935">
            <text:p>0.9095018519</text:p>
          </table:table-cell>
          <table:table-cell office:value-type="float" office:value="0">
            <text:p>0</text:p>
          </table:table-cell>
          <table:table-cell office:value-type="float" office:value="0.965224352342">
            <text:p>0.9652243523</text:p>
          </table:table-cell>
          <table:table-cell office:value-type="float" office:value="44">
            <text:p>44</text:p>
          </table:table-cell>
          <table:table-cell office:value-type="float" office:value="0.959190003561">
            <text:p>0.9591900036</text:p>
          </table:table-cell>
          <table:table-cell office:value-type="float" office:value="38">
            <text:p>38</text:p>
          </table:table-cell>
          <table:table-cell office:value-type="float" office:value="0.954439419354">
            <text:p>0.9544394194</text:p>
          </table:table-cell>
          <table:table-cell office:value-type="float" office:value="33">
            <text:p>33</text:p>
          </table:table-cell>
          <table:table-cell office:value-type="float" office:value="0.924539535811">
            <text:p>0.9245395358</text:p>
          </table:table-cell>
          <table:table-cell office:value-type="float" office:value="0">
            <text:p>0</text:p>
          </table:table-cell>
          <table:table-cell office:value-type="float" office:value="0.961652777735">
            <text:p>0.9616527777</text:p>
          </table:table-cell>
          <table:table-cell office:value-type="float" office:value="32">
            <text:p>32</text:p>
          </table:table-cell>
          <table:table-cell office:value-type="float" office:value="0.96144646391">
            <text:p>0.9614464639</text:p>
          </table:table-cell>
          <table:table-cell office:value-type="float" office:value="31">
            <text:p>31</text:p>
          </table:table-cell>
          <table:table-cell office:value-type="float" office:value="0.964391739094">
            <text:p>0.9643917391</text:p>
          </table:table-cell>
          <table:table-cell office:value-type="float" office:value="36">
            <text:p>36</text:p>
          </table:table-cell>
          <table:table-cell office:value-type="float" office:value="0.913762044037">
            <text:p>0.913762044</text:p>
          </table:table-cell>
          <table:table-cell office:value-type="float" office:value="0">
            <text:p>0</text:p>
          </table:table-cell>
          <table:table-cell office:value-type="float" office:value="0.91138406098">
            <text:p>0.911384061</text:p>
          </table:table-cell>
          <table:table-cell office:value-type="float" office:value="0">
            <text:p>0</text:p>
          </table:table-cell>
          <table:table-cell office:value-type="float" office:value="0.907162155016">
            <text:p>0.907162155</text:p>
          </table:table-cell>
          <table:table-cell office:value-type="float" office:value="0">
            <text:p>0</text:p>
          </table:table-cell>
          <table:table-cell office:value-type="float" office:value="0.942638227568">
            <text:p>0.9426382276</text:p>
          </table:table-cell>
          <table:table-cell office:value-type="float" office:value="10">
            <text:p>10</text:p>
          </table:table-cell>
          <table:table-cell office:value-type="float" office:value="0.938679347456">
            <text:p>0.9386793475</text:p>
          </table:table-cell>
          <table:table-cell office:value-type="float" office:value="17">
            <text:p>17</text:p>
          </table:table-cell>
          <table:table-cell office:value-type="float" office:value="0.943846034306">
            <text:p>0.9438460343</text:p>
          </table:table-cell>
          <table:table-cell office:value-type="float" office:value="10">
            <text:p>10</text:p>
          </table:table-cell>
          <table:table-cell office:value-type="float" office:value="0.948097433379">
            <text:p>0.9480974334</text:p>
          </table:table-cell>
          <table:table-cell office:value-type="float" office:value="17">
            <text:p>17</text:p>
          </table:table-cell>
          <table:table-cell office:value-type="float" office:value="0.937608310672">
            <text:p>0.9376083107</text:p>
          </table:table-cell>
          <table:table-cell office:value-type="float" office:value="9">
            <text:p>9</text:p>
          </table:table-cell>
          <table:table-cell office:value-type="float" office:value="0.939138303575">
            <text:p>0.9391383036</text:p>
          </table:table-cell>
          <table:table-cell office:value-type="float" office:value="9">
            <text:p>9</text:p>
          </table:table-cell>
          <table:table-cell office:value-type="float" office:value="0.915537579013">
            <text:p>0.915537579</text:p>
          </table:table-cell>
          <table:table-cell office:value-type="float" office:value="0">
            <text:p>0</text:p>
          </table:table-cell>
          <table:table-cell office:value-type="float" office:value="0.922115115275">
            <text:p>0.9221151153</text:p>
          </table:table-cell>
          <table:table-cell office:value-type="float" office:value="0">
            <text:p>0</text:p>
          </table:table-cell>
          <table:table-cell office:value-type="float" office:value="0.910420799478">
            <text:p>0.9104207995</text:p>
          </table:table-cell>
          <table:table-cell office:value-type="float" office:value="0">
            <text:p>0</text:p>
          </table:table-cell>
          <table:table-cell office:value-type="float" office:value="0.959920309044">
            <text:p>0.959920309</text:p>
          </table:table-cell>
          <table:table-cell office:value-type="float" office:value="30">
            <text:p>30</text:p>
          </table:table-cell>
          <table:table-cell office:value-type="float" office:value="0.958135032126">
            <text:p>0.9581350321</text:p>
          </table:table-cell>
          <table:table-cell office:value-type="float" office:value="31">
            <text:p>31</text:p>
          </table:table-cell>
          <table:table-cell office:value-type="float" office:value="0.960695897928">
            <text:p>0.9606958979</text:p>
          </table:table-cell>
          <table:table-cell office:value-type="float" office:value="27">
            <text:p>27</text:p>
          </table:table-cell>
          <table:table-cell office:value-type="float" office:value="0.955249154594">
            <text:p>0.9552491546</text:p>
          </table:table-cell>
          <table:table-cell office:value-type="float" office:value="28">
            <text:p>28</text:p>
          </table:table-cell>
          <table:table-cell office:value-type="float" office:value="0.95968455973">
            <text:p>0.9596845597</text:p>
          </table:table-cell>
          <table:table-cell office:value-type="float" office:value="25">
            <text:p>25</text:p>
          </table:table-cell>
          <table:table-cell office:value-type="float" office:value="0.957541929917">
            <text:p>0.957541929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0.935985011082">
            <text:p>0.9359850111</text:p>
          </table:table-cell>
          <table:table-cell office:value-type="float" office:value="0.965958964969">
            <text:p>0.965958965</text:p>
          </table:table-cell>
          <table:table-cell office:value-type="float" office:value="0.824553971834">
            <text:p>0.8245539718</text:p>
          </table:table-cell>
          <table:table-cell office:value-type="float" office:value="0">
            <text:p>0</text:p>
          </table:table-cell>
          <table:table-cell office:value-type="float" office:value="0.814649936161">
            <text:p>0.8146499362</text:p>
          </table:table-cell>
          <table:table-cell office:value-type="float" office:value="0">
            <text:p>0</text:p>
          </table:table-cell>
          <table:table-cell office:value-type="float" office:value="0.889754527741">
            <text:p>0.8897545277</text:p>
          </table:table-cell>
          <table:table-cell office:value-type="float" office:value="10">
            <text:p>10</text:p>
          </table:table-cell>
          <table:table-cell office:value-type="float" office:value="0.890496196412">
            <text:p>0.8904961964</text:p>
          </table:table-cell>
          <table:table-cell office:value-type="float" office:value="11">
            <text:p>11</text:p>
          </table:table-cell>
          <table:table-cell office:value-type="float" office:value="0.893818167293">
            <text:p>0.8938181673</text:p>
          </table:table-cell>
          <table:table-cell office:value-type="float" office:value="10">
            <text:p>10</text:p>
          </table:table-cell>
          <table:table-cell office:value-type="float" office:value="0.80610727485">
            <text:p>0.8061072749</text:p>
          </table:table-cell>
          <table:table-cell office:value-type="float" office:value="0">
            <text:p>0</text:p>
          </table:table-cell>
          <table:table-cell office:value-type="float" office:value="0.913479517253">
            <text:p>0.9134795173</text:p>
          </table:table-cell>
          <table:table-cell office:value-type="float" office:value="14">
            <text:p>14</text:p>
          </table:table-cell>
          <table:table-cell office:value-type="float" office:value="0.915089353084">
            <text:p>0.9150893531</text:p>
          </table:table-cell>
          <table:table-cell office:value-type="float" office:value="13">
            <text:p>13</text:p>
          </table:table-cell>
          <table:table-cell office:value-type="float" office:value="0.906612705281">
            <text:p>0.9066127053</text:p>
          </table:table-cell>
          <table:table-cell office:value-type="float" office:value="7">
            <text:p>7</text:p>
          </table:table-cell>
          <table:table-cell office:value-type="float" office:value="0.822577717818">
            <text:p>0.8225777178</text:p>
          </table:table-cell>
          <table:table-cell office:value-type="float" office:value="0">
            <text:p>0</text:p>
          </table:table-cell>
          <table:table-cell office:value-type="float" office:value="0.88891478485">
            <text:p>0.8889147849</text:p>
          </table:table-cell>
          <table:table-cell office:value-type="float" office:value="10">
            <text:p>10</text:p>
          </table:table-cell>
          <table:table-cell office:value-type="float" office:value="0.888045351085">
            <text:p>0.8880453511</text:p>
          </table:table-cell>
          <table:table-cell office:value-type="float" office:value="10">
            <text:p>10</text:p>
          </table:table-cell>
          <table:table-cell office:value-type="float" office:value="0.894763342198">
            <text:p>0.8947633422</text:p>
          </table:table-cell>
          <table:table-cell office:value-type="float" office:value="11">
            <text:p>11</text:p>
          </table:table-cell>
          <table:table-cell office:value-type="float" office:value="0.797875382002">
            <text:p>0.797875382</text:p>
          </table:table-cell>
          <table:table-cell office:value-type="float" office:value="0">
            <text:p>0</text:p>
          </table:table-cell>
          <table:table-cell office:value-type="float" office:value="0.796999858296">
            <text:p>0.7969998583</text:p>
          </table:table-cell>
          <table:table-cell office:value-type="float" office:value="0">
            <text:p>0</text:p>
          </table:table-cell>
          <table:table-cell office:value-type="float" office:value="0.801889884317">
            <text:p>0.8018898843</text:p>
          </table:table-cell>
          <table:table-cell office:value-type="float" office:value="0">
            <text:p>0</text:p>
          </table:table-cell>
          <table:table-cell office:value-type="float" office:value="0.878932344895">
            <text:p>0.8789323449</text:p>
          </table:table-cell>
          <table:table-cell office:value-type="float" office:value="6">
            <text:p>6</text:p>
          </table:table-cell>
          <table:table-cell office:value-type="float" office:value="0.888384027953">
            <text:p>0.888384028</text:p>
          </table:table-cell>
          <table:table-cell office:value-type="float" office:value="5">
            <text:p>5</text:p>
          </table:table-cell>
          <table:table-cell office:value-type="float" office:value="0.876161713439">
            <text:p>0.8761617134</text:p>
          </table:table-cell>
          <table:table-cell office:value-type="float" office:value="5">
            <text:p>5</text:p>
          </table:table-cell>
          <table:table-cell office:value-type="float" office:value="0.887534876661">
            <text:p>0.8875348767</text:p>
          </table:table-cell>
          <table:table-cell office:value-type="float" office:value="7">
            <text:p>7</text:p>
          </table:table-cell>
          <table:table-cell office:value-type="float" office:value="0.883341776928">
            <text:p>0.8833417769</text:p>
          </table:table-cell>
          <table:table-cell office:value-type="float" office:value="8">
            <text:p>8</text:p>
          </table:table-cell>
          <table:table-cell office:value-type="float" office:value="0.876906071585">
            <text:p>0.8769060716</text:p>
          </table:table-cell>
          <table:table-cell office:value-type="float" office:value="7">
            <text:p>7</text:p>
          </table:table-cell>
          <table:table-cell office:value-type="float" office:value="0.799969379711">
            <text:p>0.7999693797</text:p>
          </table:table-cell>
          <table:table-cell office:value-type="float" office:value="0">
            <text:p>0</text:p>
          </table:table-cell>
          <table:table-cell office:value-type="float" office:value="0.79919958833">
            <text:p>0.7991995883</text:p>
          </table:table-cell>
          <table:table-cell office:value-type="float" office:value="0">
            <text:p>0</text:p>
          </table:table-cell>
          <table:table-cell office:value-type="float" office:value="0.796650480097">
            <text:p>0.7966504801</text:p>
          </table:table-cell>
          <table:table-cell office:value-type="float" office:value="0">
            <text:p>0</text:p>
          </table:table-cell>
          <table:table-cell office:value-type="float" office:value="0.885583391922">
            <text:p>0.8855833919</text:p>
          </table:table-cell>
          <table:table-cell office:value-type="float" office:value="3">
            <text:p>3</text:p>
          </table:table-cell>
          <table:table-cell office:value-type="float" office:value="0.887274865533">
            <text:p>0.8872748655</text:p>
          </table:table-cell>
          <table:table-cell office:value-type="float" office:value="9">
            <text:p>9</text:p>
          </table:table-cell>
          <table:table-cell office:value-type="float" office:value="0.886028406423">
            <text:p>0.8860284064</text:p>
          </table:table-cell>
          <table:table-cell office:value-type="float" office:value="4">
            <text:p>4</text:p>
          </table:table-cell>
          <table:table-cell office:value-type="float" office:value="0.885670766778">
            <text:p>0.8856707668</text:p>
          </table:table-cell>
          <table:table-cell office:value-type="float" office:value="7">
            <text:p>7</text:p>
          </table:table-cell>
          <table:table-cell office:value-type="float" office:value="0.887208215083">
            <text:p>0.8872082151</text:p>
          </table:table-cell>
          <table:table-cell office:value-type="float" office:value="4">
            <text:p>4</text:p>
          </table:table-cell>
          <table:table-cell office:value-type="float" office:value="0.885683680674">
            <text:p>0.8856836807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93333779974">
            <text:p>0.9333377997</text:p>
          </table:table-cell>
          <table:table-cell office:value-type="float" office:value="0.973297930026">
            <text:p>0.97329793</text:p>
          </table:table-cell>
          <table:table-cell office:value-type="float" office:value="0.774202248065">
            <text:p>0.7742022481</text:p>
          </table:table-cell>
          <table:table-cell office:value-type="float" office:value="0">
            <text:p>0</text:p>
          </table:table-cell>
          <table:table-cell office:value-type="float" office:value="0.774899135878">
            <text:p>0.7748991359</text:p>
          </table:table-cell>
          <table:table-cell office:value-type="float" office:value="0">
            <text:p>0</text:p>
          </table:table-cell>
          <table:table-cell office:value-type="float" office:value="0.977792105797">
            <text:p>0.9777921058</text:p>
          </table:table-cell>
          <table:table-cell office:value-type="float" office:value="77">
            <text:p>77</text:p>
          </table:table-cell>
          <table:table-cell office:value-type="float" office:value="0.977792105797">
            <text:p>0.9777921058</text:p>
          </table:table-cell>
          <table:table-cell office:value-type="float" office:value="77">
            <text:p>77</text:p>
          </table:table-cell>
          <table:table-cell office:value-type="float" office:value="0.984129312112">
            <text:p>0.9841293121</text:p>
          </table:table-cell>
          <table:table-cell office:value-type="float" office:value="82">
            <text:p>82</text:p>
          </table:table-cell>
          <table:table-cell office:value-type="float" office:value="0.751547689281">
            <text:p>0.7515476893</text:p>
          </table:table-cell>
          <table:table-cell office:value-type="float" office:value="0">
            <text:p>0</text:p>
          </table:table-cell>
          <table:table-cell office:value-type="float" office:value="0.986204168038">
            <text:p>0.986204168</text:p>
          </table:table-cell>
          <table:table-cell office:value-type="float" office:value="85">
            <text:p>85</text:p>
          </table:table-cell>
          <table:table-cell office:value-type="float" office:value="0.986570048956">
            <text:p>0.986570049</text:p>
          </table:table-cell>
          <table:table-cell office:value-type="float" office:value="85">
            <text:p>85</text:p>
          </table:table-cell>
          <table:table-cell office:value-type="float" office:value="0.984222675846">
            <text:p>0.9842226758</text:p>
          </table:table-cell>
          <table:table-cell office:value-type="float" office:value="80">
            <text:p>80</text:p>
          </table:table-cell>
          <table:table-cell office:value-type="float" office:value="0.756387217362">
            <text:p>0.7563872174</text:p>
          </table:table-cell>
          <table:table-cell office:value-type="float" office:value="0">
            <text:p>0</text:p>
          </table:table-cell>
          <table:table-cell office:value-type="float" office:value="0.984971149033">
            <text:p>0.984971149</text:p>
          </table:table-cell>
          <table:table-cell office:value-type="float" office:value="83">
            <text:p>83</text:p>
          </table:table-cell>
          <table:table-cell office:value-type="float" office:value="0.984193766387">
            <text:p>0.9841937664</text:p>
          </table:table-cell>
          <table:table-cell office:value-type="float" office:value="81">
            <text:p>81</text:p>
          </table:table-cell>
          <table:table-cell office:value-type="float" office:value="0.983988997581">
            <text:p>0.9839889976</text:p>
          </table:table-cell>
          <table:table-cell office:value-type="float" office:value="82">
            <text:p>82</text:p>
          </table:table-cell>
          <table:table-cell office:value-type="float" office:value="0.746160052784">
            <text:p>0.7461600528</text:p>
          </table:table-cell>
          <table:table-cell office:value-type="float" office:value="0">
            <text:p>0</text:p>
          </table:table-cell>
          <table:table-cell office:value-type="float" office:value="0.746005000738">
            <text:p>0.7460050007</text:p>
          </table:table-cell>
          <table:table-cell office:value-type="float" office:value="0">
            <text:p>0</text:p>
          </table:table-cell>
          <table:table-cell office:value-type="float" office:value="0.74197139912">
            <text:p>0.7419713991</text:p>
          </table:table-cell>
          <table:table-cell office:value-type="float" office:value="0">
            <text:p>0</text:p>
          </table:table-cell>
          <table:table-cell office:value-type="float" office:value="0.974267093636">
            <text:p>0.9742670936</text:p>
          </table:table-cell>
          <table:table-cell office:value-type="float" office:value="76">
            <text:p>76</text:p>
          </table:table-cell>
          <table:table-cell office:value-type="float" office:value="0.979707776892">
            <text:p>0.9797077769</text:p>
          </table:table-cell>
          <table:table-cell office:value-type="float" office:value="81">
            <text:p>81</text:p>
          </table:table-cell>
          <table:table-cell office:value-type="float" office:value="0.976070687988">
            <text:p>0.976070688</text:p>
          </table:table-cell>
          <table:table-cell office:value-type="float" office:value="77">
            <text:p>77</text:p>
          </table:table-cell>
          <table:table-cell office:value-type="float" office:value="0.980279790346">
            <text:p>0.9802797903</text:p>
          </table:table-cell>
          <table:table-cell office:value-type="float" office:value="81">
            <text:p>81</text:p>
          </table:table-cell>
          <table:table-cell office:value-type="float" office:value="0.981382792683">
            <text:p>0.9813827927</text:p>
          </table:table-cell>
          <table:table-cell office:value-type="float" office:value="83">
            <text:p>83</text:p>
          </table:table-cell>
          <table:table-cell office:value-type="float" office:value="0.981102096267">
            <text:p>0.9811020963</text:p>
          </table:table-cell>
          <table:table-cell office:value-type="float" office:value="81">
            <text:p>81</text:p>
          </table:table-cell>
          <table:table-cell office:value-type="float" office:value="0.733550980743">
            <text:p>0.7335509807</text:p>
          </table:table-cell>
          <table:table-cell office:value-type="float" office:value="0">
            <text:p>0</text:p>
          </table:table-cell>
          <table:table-cell office:value-type="float" office:value="0.734260431977">
            <text:p>0.734260432</text:p>
          </table:table-cell>
          <table:table-cell office:value-type="float" office:value="0">
            <text:p>0</text:p>
          </table:table-cell>
          <table:table-cell office:value-type="float" office:value="0.737409569253">
            <text:p>0.7374095693</text:p>
          </table:table-cell>
          <table:table-cell office:value-type="float" office:value="0">
            <text:p>0</text:p>
          </table:table-cell>
          <table:table-cell office:value-type="float" office:value="0.974028061858">
            <text:p>0.9740280619</text:p>
          </table:table-cell>
          <table:table-cell office:value-type="float" office:value="74">
            <text:p>74</text:p>
          </table:table-cell>
          <table:table-cell office:value-type="float" office:value="0.979122471923">
            <text:p>0.9791224719</text:p>
          </table:table-cell>
          <table:table-cell office:value-type="float" office:value="80">
            <text:p>80</text:p>
          </table:table-cell>
          <table:table-cell office:value-type="float" office:value="0.975030039445">
            <text:p>0.9750300394</text:p>
          </table:table-cell>
          <table:table-cell office:value-type="float" office:value="75">
            <text:p>75</text:p>
          </table:table-cell>
          <table:table-cell office:value-type="float" office:value="0.977355353834">
            <text:p>0.9773553538</text:p>
          </table:table-cell>
          <table:table-cell office:value-type="float" office:value="78">
            <text:p>78</text:p>
          </table:table-cell>
          <table:table-cell office:value-type="float" office:value="0.975894044382">
            <text:p>0.9758940444</text:p>
          </table:table-cell>
          <table:table-cell office:value-type="float" office:value="74">
            <text:p>74</text:p>
          </table:table-cell>
          <table:table-cell office:value-type="float" office:value="0.973243764646">
            <text:p>0.973243764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.942976951362">
            <text:p>0.9429769514</text:p>
          </table:table-cell>
          <table:table-cell office:value-type="float" office:value="0.950084682116">
            <text:p>0.9500846821</text:p>
          </table:table-cell>
          <table:table-cell office:value-type="float" office:value="0.960740666443">
            <text:p>0.9607406664</text:p>
          </table:table-cell>
          <table:table-cell office:value-type="float" office:value="0">
            <text:p>0</text:p>
          </table:table-cell>
          <table:table-cell office:value-type="float" office:value="0.959415968654">
            <text:p>0.9594159687</text:p>
          </table:table-cell>
          <table:table-cell office:value-type="float" office:value="0">
            <text:p>0</text:p>
          </table:table-cell>
          <table:table-cell office:value-type="float" office:value="0.995450307364">
            <text:p>0.9954503074</text:p>
          </table:table-cell>
          <table:table-cell office:value-type="float" office:value="89">
            <text:p>89</text:p>
          </table:table-cell>
          <table:table-cell office:value-type="float" office:value="0.995455260801">
            <text:p>0.9954552608</text:p>
          </table:table-cell>
          <table:table-cell office:value-type="float" office:value="89">
            <text:p>89</text:p>
          </table:table-cell>
          <table:table-cell office:value-type="float" office:value="0.995599385558">
            <text:p>0.9955993856</text:p>
          </table:table-cell>
          <table:table-cell office:value-type="float" office:value="89">
            <text:p>89</text:p>
          </table:table-cell>
          <table:table-cell office:value-type="float" office:value="0.926887956787">
            <text:p>0.9268879568</text:p>
          </table:table-cell>
          <table:table-cell office:value-type="float" office:value="0">
            <text:p>0</text:p>
          </table:table-cell>
          <table:table-cell office:value-type="float" office:value="0.995789393786">
            <text:p>0.9957893938</text:p>
          </table:table-cell>
          <table:table-cell office:value-type="float" office:value="87">
            <text:p>87</text:p>
          </table:table-cell>
          <table:table-cell office:value-type="float" office:value="0.990134890626">
            <text:p>0.9901348906</text:p>
          </table:table-cell>
          <table:table-cell office:value-type="float" office:value="75">
            <text:p>75</text:p>
          </table:table-cell>
          <table:table-cell office:value-type="float" office:value="0.995667900282">
            <text:p>0.9956679003</text:p>
          </table:table-cell>
          <table:table-cell office:value-type="float" office:value="91">
            <text:p>91</text:p>
          </table:table-cell>
          <table:table-cell office:value-type="float" office:value="0.946891077617">
            <text:p>0.9468910776</text:p>
          </table:table-cell>
          <table:table-cell office:value-type="float" office:value="0">
            <text:p>0</text:p>
          </table:table-cell>
          <table:table-cell office:value-type="float" office:value="0.995076434513">
            <text:p>0.9950764345</text:p>
          </table:table-cell>
          <table:table-cell office:value-type="float" office:value="90">
            <text:p>90</text:p>
          </table:table-cell>
          <table:table-cell office:value-type="float" office:value="0.994093820858">
            <text:p>0.9940938209</text:p>
          </table:table-cell>
          <table:table-cell office:value-type="float" office:value="86">
            <text:p>86</text:p>
          </table:table-cell>
          <table:table-cell office:value-type="float" office:value="0.993386133304">
            <text:p>0.9933861333</text:p>
          </table:table-cell>
          <table:table-cell office:value-type="float" office:value="86">
            <text:p>86</text:p>
          </table:table-cell>
          <table:table-cell office:value-type="float" office:value="0.929288477035">
            <text:p>0.929288477</text:p>
          </table:table-cell>
          <table:table-cell office:value-type="float" office:value="0">
            <text:p>0</text:p>
          </table:table-cell>
          <table:table-cell office:value-type="float" office:value="0.92937254488">
            <text:p>0.9293725449</text:p>
          </table:table-cell>
          <table:table-cell office:value-type="float" office:value="0">
            <text:p>0</text:p>
          </table:table-cell>
          <table:table-cell office:value-type="float" office:value="0.92525778452">
            <text:p>0.9252577845</text:p>
          </table:table-cell>
          <table:table-cell office:value-type="float" office:value="0">
            <text:p>0</text:p>
          </table:table-cell>
          <table:table-cell office:value-type="float" office:value="0.953552824724">
            <text:p>0.9535528247</text:p>
          </table:table-cell>
          <table:table-cell office:value-type="float" office:value="8">
            <text:p>8</text:p>
          </table:table-cell>
          <table:table-cell office:value-type="float" office:value="0.9546241253">
            <text:p>0.9546241253</text:p>
          </table:table-cell>
          <table:table-cell office:value-type="float" office:value="12">
            <text:p>12</text:p>
          </table:table-cell>
          <table:table-cell office:value-type="float" office:value="0.956588090541">
            <text:p>0.9565880905</text:p>
          </table:table-cell>
          <table:table-cell office:value-type="float" office:value="9">
            <text:p>9</text:p>
          </table:table-cell>
          <table:table-cell office:value-type="float" office:value="0.956009719189">
            <text:p>0.9560097192</text:p>
          </table:table-cell>
          <table:table-cell office:value-type="float" office:value="8">
            <text:p>8</text:p>
          </table:table-cell>
          <table:table-cell office:value-type="float" office:value="0.957886561366">
            <text:p>0.9578865614</text:p>
          </table:table-cell>
          <table:table-cell office:value-type="float" office:value="9">
            <text:p>9</text:p>
          </table:table-cell>
          <table:table-cell office:value-type="float" office:value="0.954061470455">
            <text:p>0.9540614705</text:p>
          </table:table-cell>
          <table:table-cell office:value-type="float" office:value="7">
            <text:p>7</text:p>
          </table:table-cell>
          <table:table-cell office:value-type="float" office:value="0.946340620418">
            <text:p>0.9463406204</text:p>
          </table:table-cell>
          <table:table-cell office:value-type="float" office:value="0">
            <text:p>0</text:p>
          </table:table-cell>
          <table:table-cell office:value-type="float" office:value="0.943343871841">
            <text:p>0.9433438718</text:p>
          </table:table-cell>
          <table:table-cell office:value-type="float" office:value="0">
            <text:p>0</text:p>
          </table:table-cell>
          <table:table-cell office:value-type="float" office:value="0.933232168465">
            <text:p>0.9332321685</text:p>
          </table:table-cell>
          <table:table-cell office:value-type="float" office:value="0">
            <text:p>0</text:p>
          </table:table-cell>
          <table:table-cell office:value-type="float" office:value="0.987491261739">
            <text:p>0.9874912617</text:p>
          </table:table-cell>
          <table:table-cell office:value-type="float" office:value="67">
            <text:p>67</text:p>
          </table:table-cell>
          <table:table-cell office:value-type="float" office:value="0.988580515401">
            <text:p>0.9885805154</text:p>
          </table:table-cell>
          <table:table-cell office:value-type="float" office:value="67">
            <text:p>67</text:p>
          </table:table-cell>
          <table:table-cell office:value-type="float" office:value="0.988495040666">
            <text:p>0.9884950407</text:p>
          </table:table-cell>
          <table:table-cell office:value-type="float" office:value="64">
            <text:p>64</text:p>
          </table:table-cell>
          <table:table-cell office:value-type="float" office:value="0.985453045063">
            <text:p>0.9854530451</text:p>
          </table:table-cell>
          <table:table-cell office:value-type="float" office:value="56">
            <text:p>56</text:p>
          </table:table-cell>
          <table:table-cell office:value-type="float" office:value="0.988435319095">
            <text:p>0.9884353191</text:p>
          </table:table-cell>
          <table:table-cell office:value-type="float" office:value="67">
            <text:p>67</text:p>
          </table:table-cell>
          <table:table-cell office:value-type="float" office:value="0.989288044439">
            <text:p>0.9892880444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0.935738984569">
            <text:p>0.9357389846</text:p>
          </table:table-cell>
          <table:table-cell office:value-type="float" office:value="0.95373812911">
            <text:p>0.9537381291</text:p>
          </table:table-cell>
          <table:table-cell office:value-type="float" office:value="0.856332030181">
            <text:p>0.8563320302</text:p>
          </table:table-cell>
          <table:table-cell office:value-type="float" office:value="0">
            <text:p>0</text:p>
          </table:table-cell>
          <table:table-cell office:value-type="float" office:value="0.855466033873">
            <text:p>0.8554660339</text:p>
          </table:table-cell>
          <table:table-cell office:value-type="float" office:value="0">
            <text:p>0</text:p>
          </table:table-cell>
          <table:table-cell office:value-type="float" office:value="0.876025790084">
            <text:p>0.8760257901</text:p>
          </table:table-cell>
          <table:table-cell office:value-type="float" office:value="0">
            <text:p>0</text:p>
          </table:table-cell>
          <table:table-cell office:value-type="float" office:value="0.875135956153">
            <text:p>0.8751359562</text:p>
          </table:table-cell>
          <table:table-cell office:value-type="float" office:value="0">
            <text:p>0</text:p>
          </table:table-cell>
          <table:table-cell office:value-type="float" office:value="0.873565716899">
            <text:p>0.8735657169</text:p>
          </table:table-cell>
          <table:table-cell office:value-type="float" office:value="0">
            <text:p>0</text:p>
          </table:table-cell>
          <table:table-cell office:value-type="float" office:value="0.823595671754">
            <text:p>0.8235956718</text:p>
          </table:table-cell>
          <table:table-cell office:value-type="float" office:value="0">
            <text:p>0</text:p>
          </table:table-cell>
          <table:table-cell office:value-type="float" office:value="0.878366626106">
            <text:p>0.8783666261</text:p>
          </table:table-cell>
          <table:table-cell office:value-type="float" office:value="0">
            <text:p>0</text:p>
          </table:table-cell>
          <table:table-cell office:value-type="float" office:value="0.87807434612">
            <text:p>0.8780743461</text:p>
          </table:table-cell>
          <table:table-cell office:value-type="float" office:value="0">
            <text:p>0</text:p>
          </table:table-cell>
          <table:table-cell office:value-type="float" office:value="0.874083405436">
            <text:p>0.8740834054</text:p>
          </table:table-cell>
          <table:table-cell office:value-type="float" office:value="0">
            <text:p>0</text:p>
          </table:table-cell>
          <table:table-cell office:value-type="float" office:value="0.849705427386">
            <text:p>0.8497054274</text:p>
          </table:table-cell>
          <table:table-cell office:value-type="float" office:value="0">
            <text:p>0</text:p>
          </table:table-cell>
          <table:table-cell office:value-type="float" office:value="0.872332836878">
            <text:p>0.8723328369</text:p>
          </table:table-cell>
          <table:table-cell office:value-type="float" office:value="0">
            <text:p>0</text:p>
          </table:table-cell>
          <table:table-cell office:value-type="float" office:value="0.875828104235">
            <text:p>0.8758281042</text:p>
          </table:table-cell>
          <table:table-cell office:value-type="float" office:value="0">
            <text:p>0</text:p>
          </table:table-cell>
          <table:table-cell office:value-type="float" office:value="0.872744077089">
            <text:p>0.8727440771</text:p>
          </table:table-cell>
          <table:table-cell office:value-type="float" office:value="0">
            <text:p>0</text:p>
          </table:table-cell>
          <table:table-cell office:value-type="float" office:value="0.823435655902">
            <text:p>0.8234356559</text:p>
          </table:table-cell>
          <table:table-cell office:value-type="float" office:value="0">
            <text:p>0</text:p>
          </table:table-cell>
          <table:table-cell office:value-type="float" office:value="0.824968120894">
            <text:p>0.8249681209</text:p>
          </table:table-cell>
          <table:table-cell office:value-type="float" office:value="0">
            <text:p>0</text:p>
          </table:table-cell>
          <table:table-cell office:value-type="float" office:value="0.825129211183">
            <text:p>0.8251292112</text:p>
          </table:table-cell>
          <table:table-cell office:value-type="float" office:value="0">
            <text:p>0</text:p>
          </table:table-cell>
          <table:table-cell office:value-type="float" office:value="0.868544282031">
            <text:p>0.868544282</text:p>
          </table:table-cell>
          <table:table-cell office:value-type="float" office:value="0">
            <text:p>0</text:p>
          </table:table-cell>
          <table:table-cell office:value-type="float" office:value="0.86641403314">
            <text:p>0.8664140331</text:p>
          </table:table-cell>
          <table:table-cell office:value-type="float" office:value="0">
            <text:p>0</text:p>
          </table:table-cell>
          <table:table-cell office:value-type="float" office:value="0.869571763291">
            <text:p>0.8695717633</text:p>
          </table:table-cell>
          <table:table-cell office:value-type="float" office:value="0">
            <text:p>0</text:p>
          </table:table-cell>
          <table:table-cell office:value-type="float" office:value="0.866229625809">
            <text:p>0.8662296258</text:p>
          </table:table-cell>
          <table:table-cell office:value-type="float" office:value="0">
            <text:p>0</text:p>
          </table:table-cell>
          <table:table-cell office:value-type="float" office:value="0.863519351032">
            <text:p>0.863519351</text:p>
          </table:table-cell>
          <table:table-cell office:value-type="float" office:value="0">
            <text:p>0</text:p>
          </table:table-cell>
          <table:table-cell office:value-type="float" office:value="0.866648860256">
            <text:p>0.8666488603</text:p>
          </table:table-cell>
          <table:table-cell office:value-type="float" office:value="0">
            <text:p>0</text:p>
          </table:table-cell>
          <table:table-cell office:value-type="float" office:value="0.82599044435">
            <text:p>0.8259904444</text:p>
          </table:table-cell>
          <table:table-cell office:value-type="float" office:value="0">
            <text:p>0</text:p>
          </table:table-cell>
          <table:table-cell office:value-type="float" office:value="0.828962210893">
            <text:p>0.8289622109</text:p>
          </table:table-cell>
          <table:table-cell office:value-type="float" office:value="0">
            <text:p>0</text:p>
          </table:table-cell>
          <table:table-cell office:value-type="float" office:value="0.823238413201">
            <text:p>0.8232384132</text:p>
          </table:table-cell>
          <table:table-cell office:value-type="float" office:value="0">
            <text:p>0</text:p>
          </table:table-cell>
          <table:table-cell office:value-type="float" office:value="0.869080246143">
            <text:p>0.8690802461</text:p>
          </table:table-cell>
          <table:table-cell office:value-type="float" office:value="0">
            <text:p>0</text:p>
          </table:table-cell>
          <table:table-cell office:value-type="float" office:value="0.869550916317">
            <text:p>0.8695509163</text:p>
          </table:table-cell>
          <table:table-cell office:value-type="float" office:value="0">
            <text:p>0</text:p>
          </table:table-cell>
          <table:table-cell office:value-type="float" office:value="0.867186271684">
            <text:p>0.8671862717</text:p>
          </table:table-cell>
          <table:table-cell office:value-type="float" office:value="0">
            <text:p>0</text:p>
          </table:table-cell>
          <table:table-cell office:value-type="float" office:value="0.866627348507">
            <text:p>0.8666273485</text:p>
          </table:table-cell>
          <table:table-cell office:value-type="float" office:value="0">
            <text:p>0</text:p>
          </table:table-cell>
          <table:table-cell office:value-type="float" office:value="0.87039323229">
            <text:p>0.8703932323</text:p>
          </table:table-cell>
          <table:table-cell office:value-type="float" office:value="0">
            <text:p>0</text:p>
          </table:table-cell>
          <table:table-cell office:value-type="float" office:value="0.869069573425">
            <text:p>0.869069573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0.931604393805">
            <text:p>0.9316043938</text:p>
          </table:table-cell>
          <table:table-cell office:value-type="float" office:value="0.957612273348">
            <text:p>0.9576122733</text:p>
          </table:table-cell>
          <table:table-cell office:value-type="float" office:value="0.780691646946">
            <text:p>0.7806916469</text:p>
          </table:table-cell>
          <table:table-cell office:value-type="float" office:value="0">
            <text:p>0</text:p>
          </table:table-cell>
          <table:table-cell office:value-type="float" office:value="0.779141682778">
            <text:p>0.7791416828</text:p>
          </table:table-cell>
          <table:table-cell office:value-type="float" office:value="0">
            <text:p>0</text:p>
          </table:table-cell>
          <table:table-cell office:value-type="float" office:value="0.952544309977">
            <text:p>0.95254431</text:p>
          </table:table-cell>
          <table:table-cell office:value-type="float" office:value="12">
            <text:p>12</text:p>
          </table:table-cell>
          <table:table-cell office:value-type="float" office:value="0.952535583755">
            <text:p>0.9525355838</text:p>
          </table:table-cell>
          <table:table-cell office:value-type="float" office:value="11">
            <text:p>11</text:p>
          </table:table-cell>
          <table:table-cell office:value-type="float" office:value="0.950964042613">
            <text:p>0.9509640426</text:p>
          </table:table-cell>
          <table:table-cell office:value-type="float" office:value="15">
            <text:p>15</text:p>
          </table:table-cell>
          <table:table-cell office:value-type="float" office:value="0.747443198434">
            <text:p>0.7474431984</text:p>
          </table:table-cell>
          <table:table-cell office:value-type="float" office:value="0">
            <text:p>0</text:p>
          </table:table-cell>
          <table:table-cell office:value-type="float" office:value="0.971839556879">
            <text:p>0.9718395569</text:p>
          </table:table-cell>
          <table:table-cell office:value-type="float" office:value="38">
            <text:p>38</text:p>
          </table:table-cell>
          <table:table-cell office:value-type="float" office:value="0.970094917049">
            <text:p>0.970094917</text:p>
          </table:table-cell>
          <table:table-cell office:value-type="float" office:value="32">
            <text:p>32</text:p>
          </table:table-cell>
          <table:table-cell office:value-type="float" office:value="0.967655724244">
            <text:p>0.9676557242</text:p>
          </table:table-cell>
          <table:table-cell office:value-type="float" office:value="24">
            <text:p>24</text:p>
          </table:table-cell>
          <table:table-cell office:value-type="float" office:value="0.7633885149">
            <text:p>0.7633885149</text:p>
          </table:table-cell>
          <table:table-cell office:value-type="float" office:value="0">
            <text:p>0</text:p>
          </table:table-cell>
          <table:table-cell office:value-type="float" office:value="0.95459360915">
            <text:p>0.9545936092</text:p>
          </table:table-cell>
          <table:table-cell office:value-type="float" office:value="18">
            <text:p>18</text:p>
          </table:table-cell>
          <table:table-cell office:value-type="float" office:value="0.952475837052">
            <text:p>0.9524758371</text:p>
          </table:table-cell>
          <table:table-cell office:value-type="float" office:value="17">
            <text:p>17</text:p>
          </table:table-cell>
          <table:table-cell office:value-type="float" office:value="0.953789585327">
            <text:p>0.9537895853</text:p>
          </table:table-cell>
          <table:table-cell office:value-type="float" office:value="14">
            <text:p>14</text:p>
          </table:table-cell>
          <table:table-cell office:value-type="float" office:value="0.739622269872">
            <text:p>0.7396222699</text:p>
          </table:table-cell>
          <table:table-cell office:value-type="float" office:value="0">
            <text:p>0</text:p>
          </table:table-cell>
          <table:table-cell office:value-type="float" office:value="0.744253852778">
            <text:p>0.7442538528</text:p>
          </table:table-cell>
          <table:table-cell office:value-type="float" office:value="0">
            <text:p>0</text:p>
          </table:table-cell>
          <table:table-cell office:value-type="float" office:value="0.741379986951">
            <text:p>0.741379987</text:p>
          </table:table-cell>
          <table:table-cell office:value-type="float" office:value="0">
            <text:p>0</text:p>
          </table:table-cell>
          <table:table-cell office:value-type="float" office:value="0.922891096906">
            <text:p>0.9228910969</text:p>
          </table:table-cell>
          <table:table-cell office:value-type="float" office:value="6">
            <text:p>6</text:p>
          </table:table-cell>
          <table:table-cell office:value-type="float" office:value="0.92808651117">
            <text:p>0.9280865112</text:p>
          </table:table-cell>
          <table:table-cell office:value-type="float" office:value="9">
            <text:p>9</text:p>
          </table:table-cell>
          <table:table-cell office:value-type="float" office:value="0.922532179479">
            <text:p>0.9225321795</text:p>
          </table:table-cell>
          <table:table-cell office:value-type="float" office:value="5">
            <text:p>5</text:p>
          </table:table-cell>
          <table:table-cell office:value-type="float" office:value="0.93084269265">
            <text:p>0.9308426927</text:p>
          </table:table-cell>
          <table:table-cell office:value-type="float" office:value="10">
            <text:p>10</text:p>
          </table:table-cell>
          <table:table-cell office:value-type="float" office:value="0.919785029116">
            <text:p>0.9197850291</text:p>
          </table:table-cell>
          <table:table-cell office:value-type="float" office:value="4">
            <text:p>4</text:p>
          </table:table-cell>
          <table:table-cell office:value-type="float" office:value="0.919228066132">
            <text:p>0.9192280661</text:p>
          </table:table-cell>
          <table:table-cell office:value-type="float" office:value="2">
            <text:p>2</text:p>
          </table:table-cell>
          <table:table-cell office:value-type="float" office:value="0.730510300996">
            <text:p>0.730510301</text:p>
          </table:table-cell>
          <table:table-cell office:value-type="float" office:value="0">
            <text:p>0</text:p>
          </table:table-cell>
          <table:table-cell office:value-type="float" office:value="0.734401535705">
            <text:p>0.7344015357</text:p>
          </table:table-cell>
          <table:table-cell office:value-type="float" office:value="0">
            <text:p>0</text:p>
          </table:table-cell>
          <table:table-cell office:value-type="float" office:value="0.729939313465">
            <text:p>0.7299393135</text:p>
          </table:table-cell>
          <table:table-cell office:value-type="float" office:value="0">
            <text:p>0</text:p>
          </table:table-cell>
          <table:table-cell office:value-type="float" office:value="0.93901757603">
            <text:p>0.939017576</text:p>
          </table:table-cell>
          <table:table-cell office:value-type="float" office:value="11">
            <text:p>11</text:p>
          </table:table-cell>
          <table:table-cell office:value-type="float" office:value="0.944433581241">
            <text:p>0.9444335812</text:p>
          </table:table-cell>
          <table:table-cell office:value-type="float" office:value="18">
            <text:p>18</text:p>
          </table:table-cell>
          <table:table-cell office:value-type="float" office:value="0.939002557273">
            <text:p>0.9390025573</text:p>
          </table:table-cell>
          <table:table-cell office:value-type="float" office:value="10">
            <text:p>10</text:p>
          </table:table-cell>
          <table:table-cell office:value-type="float" office:value="0.943365007123">
            <text:p>0.9433650071</text:p>
          </table:table-cell>
          <table:table-cell office:value-type="float" office:value="23">
            <text:p>23</text:p>
          </table:table-cell>
          <table:table-cell office:value-type="float" office:value="0.939718000553">
            <text:p>0.9397180006</text:p>
          </table:table-cell>
          <table:table-cell office:value-type="float" office:value="15">
            <text:p>15</text:p>
          </table:table-cell>
          <table:table-cell office:value-type="float" office:value="0.936929811154">
            <text:p>0.93692981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0.942531235661">
            <text:p>0.9425312357</text:p>
          </table:table-cell>
          <table:table-cell office:value-type="float" office:value="0.946345383412">
            <text:p>0.9463453834</text:p>
          </table:table-cell>
          <table:table-cell office:value-type="float" office:value="0.984222849962">
            <text:p>0.98422285</text:p>
          </table:table-cell>
          <table:table-cell office:value-type="float" office:value="0">
            <text:p>0</text:p>
          </table:table-cell>
          <table:table-cell office:value-type="float" office:value="0.98344954642">
            <text:p>0.9834495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1695805558">
            <text:p>0.94169580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53769441">
            <text:p>0.999537694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4128444075">
            <text:p>0.9641284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39783057924">
            <text:p>0.9397830579</text:p>
          </table:table-cell>
          <table:table-cell office:value-type="float" office:value="0">
            <text:p>0</text:p>
          </table:table-cell>
          <table:table-cell office:value-type="float" office:value="0.940137922001">
            <text:p>0.940137922</text:p>
          </table:table-cell>
          <table:table-cell office:value-type="float" office:value="0">
            <text:p>0</text:p>
          </table:table-cell>
          <table:table-cell office:value-type="float" office:value="0.938115472673">
            <text:p>0.9381154727</text:p>
          </table:table-cell>
          <table:table-cell office:value-type="float" office:value="0">
            <text:p>0</text:p>
          </table:table-cell>
          <table:table-cell office:value-type="float" office:value="0.965921128966">
            <text:p>0.965921129</text:p>
          </table:table-cell>
          <table:table-cell office:value-type="float" office:value="2">
            <text:p>2</text:p>
          </table:table-cell>
          <table:table-cell office:value-type="float" office:value="0.966098502413">
            <text:p>0.9660985024</text:p>
          </table:table-cell>
          <table:table-cell office:value-type="float" office:value="3">
            <text:p>3</text:p>
          </table:table-cell>
          <table:table-cell office:value-type="float" office:value="0.96781517416">
            <text:p>0.9678151742</text:p>
          </table:table-cell>
          <table:table-cell office:value-type="float" office:value="3">
            <text:p>3</text:p>
          </table:table-cell>
          <table:table-cell office:value-type="float" office:value="0.970415124603">
            <text:p>0.9704151246</text:p>
          </table:table-cell>
          <table:table-cell office:value-type="float" office:value="9">
            <text:p>9</text:p>
          </table:table-cell>
          <table:table-cell office:value-type="float" office:value="0.964267220443">
            <text:p>0.9642672204</text:p>
          </table:table-cell>
          <table:table-cell office:value-type="float" office:value="8">
            <text:p>8</text:p>
          </table:table-cell>
          <table:table-cell office:value-type="float" office:value="0.967306936967">
            <text:p>0.967306937</text:p>
          </table:table-cell>
          <table:table-cell office:value-type="float" office:value="9">
            <text:p>9</text:p>
          </table:table-cell>
          <table:table-cell office:value-type="float" office:value="0.968323532319">
            <text:p>0.9683235323</text:p>
          </table:table-cell>
          <table:table-cell office:value-type="float" office:value="0">
            <text:p>0</text:p>
          </table:table-cell>
          <table:table-cell office:value-type="float" office:value="0.967211346548">
            <text:p>0.9672113465</text:p>
          </table:table-cell>
          <table:table-cell office:value-type="float" office:value="0">
            <text:p>0</text:p>
          </table:table-cell>
          <table:table-cell office:value-type="float" office:value="0.948499603008">
            <text:p>0.948499603</text:p>
          </table:table-cell>
          <table:table-cell office:value-type="float" office:value="0">
            <text:p>0</text:p>
          </table:table-cell>
          <table:table-cell office:value-type="float" office:value="0.999466980333">
            <text:p>0.9994669803</text:p>
          </table:table-cell>
          <table:table-cell office:value-type="float" office:value="97">
            <text:p>97</text:p>
          </table:table-cell>
          <table:table-cell office:value-type="float" office:value="0.99955722742">
            <text:p>0.9995572274</text:p>
          </table:table-cell>
          <table:table-cell office:value-type="float" office:value="97">
            <text:p>97</text:p>
          </table:table-cell>
          <table:table-cell office:value-type="float" office:value="0.999515569928">
            <text:p>0.9995155699</text:p>
          </table:table-cell>
          <table:table-cell office:value-type="float" office:value="98">
            <text:p>98</text:p>
          </table:table-cell>
          <table:table-cell office:value-type="float" office:value="0.99828635716">
            <text:p>0.9982863572</text:p>
          </table:table-cell>
          <table:table-cell office:value-type="float" office:value="91">
            <text:p>91</text:p>
          </table:table-cell>
          <table:table-cell office:value-type="float" office:value="0.999611447796">
            <text:p>0.9996114478</text:p>
          </table:table-cell>
          <table:table-cell office:value-type="float" office:value="98">
            <text:p>98</text:p>
          </table:table-cell>
          <table:table-cell office:value-type="float" office:value="0.999663069773">
            <text:p>0.999663069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0.935301922906">
            <text:p>0.9353019229</text:p>
          </table:table-cell>
          <table:table-cell office:value-type="float" office:value="0.944794467208">
            <text:p>0.9447944672</text:p>
          </table:table-cell>
          <table:table-cell office:value-type="float" office:value="0.898221739638">
            <text:p>0.8982217396</text:p>
          </table:table-cell>
          <table:table-cell office:value-type="float" office:value="0">
            <text:p>0</text:p>
          </table:table-cell>
          <table:table-cell office:value-type="float" office:value="0.899389558451">
            <text:p>0.8993895585</text:p>
          </table:table-cell>
          <table:table-cell office:value-type="float" office:value="0">
            <text:p>0</text:p>
          </table:table-cell>
          <table:table-cell office:value-type="float" office:value="0.8994745376">
            <text:p>0.8994745376</text:p>
          </table:table-cell>
          <table:table-cell office:value-type="float" office:value="0">
            <text:p>0</text:p>
          </table:table-cell>
          <table:table-cell office:value-type="float" office:value="0.899560757654">
            <text:p>0.8995607577</text:p>
          </table:table-cell>
          <table:table-cell office:value-type="float" office:value="0">
            <text:p>0</text:p>
          </table:table-cell>
          <table:table-cell office:value-type="float" office:value="0.899620545365">
            <text:p>0.8996205454</text:p>
          </table:table-cell>
          <table:table-cell office:value-type="float" office:value="0">
            <text:p>0</text:p>
          </table:table-cell>
          <table:table-cell office:value-type="float" office:value="0.850985161102">
            <text:p>0.8509851611</text:p>
          </table:table-cell>
          <table:table-cell office:value-type="float" office:value="0">
            <text:p>0</text:p>
          </table:table-cell>
          <table:table-cell office:value-type="float" office:value="0.894216820271">
            <text:p>0.8942168203</text:p>
          </table:table-cell>
          <table:table-cell office:value-type="float" office:value="0">
            <text:p>0</text:p>
          </table:table-cell>
          <table:table-cell office:value-type="float" office:value="0.896180128385">
            <text:p>0.8961801284</text:p>
          </table:table-cell>
          <table:table-cell office:value-type="float" office:value="0">
            <text:p>0</text:p>
          </table:table-cell>
          <table:table-cell office:value-type="float" office:value="0.895346575429">
            <text:p>0.8953465754</text:p>
          </table:table-cell>
          <table:table-cell office:value-type="float" office:value="0">
            <text:p>0</text:p>
          </table:table-cell>
          <table:table-cell office:value-type="float" office:value="0.879130613841">
            <text:p>0.8791306138</text:p>
          </table:table-cell>
          <table:table-cell office:value-type="float" office:value="0">
            <text:p>0</text:p>
          </table:table-cell>
          <table:table-cell office:value-type="float" office:value="0.898029535747">
            <text:p>0.8980295357</text:p>
          </table:table-cell>
          <table:table-cell office:value-type="float" office:value="0">
            <text:p>0</text:p>
          </table:table-cell>
          <table:table-cell office:value-type="float" office:value="0.901138190341">
            <text:p>0.9011381903</text:p>
          </table:table-cell>
          <table:table-cell office:value-type="float" office:value="0">
            <text:p>0</text:p>
          </table:table-cell>
          <table:table-cell office:value-type="float" office:value="0.896225427583">
            <text:p>0.8962254276</text:p>
          </table:table-cell>
          <table:table-cell office:value-type="float" office:value="0">
            <text:p>0</text:p>
          </table:table-cell>
          <table:table-cell office:value-type="float" office:value="0.852805987433">
            <text:p>0.8528059874</text:p>
          </table:table-cell>
          <table:table-cell office:value-type="float" office:value="0">
            <text:p>0</text:p>
          </table:table-cell>
          <table:table-cell office:value-type="float" office:value="0.85119148614">
            <text:p>0.8511914861</text:p>
          </table:table-cell>
          <table:table-cell office:value-type="float" office:value="0">
            <text:p>0</text:p>
          </table:table-cell>
          <table:table-cell office:value-type="float" office:value="0.85114119573">
            <text:p>0.8511411957</text:p>
          </table:table-cell>
          <table:table-cell office:value-type="float" office:value="0">
            <text:p>0</text:p>
          </table:table-cell>
          <table:table-cell office:value-type="float" office:value="0.893874994713">
            <text:p>0.8938749947</text:p>
          </table:table-cell>
          <table:table-cell office:value-type="float" office:value="0">
            <text:p>0</text:p>
          </table:table-cell>
          <table:table-cell office:value-type="float" office:value="0.895267453438">
            <text:p>0.8952674534</text:p>
          </table:table-cell>
          <table:table-cell office:value-type="float" office:value="0">
            <text:p>0</text:p>
          </table:table-cell>
          <table:table-cell office:value-type="float" office:value="0.894510438573">
            <text:p>0.8945104386</text:p>
          </table:table-cell>
          <table:table-cell office:value-type="float" office:value="0">
            <text:p>0</text:p>
          </table:table-cell>
          <table:table-cell office:value-type="float" office:value="0.891985917691">
            <text:p>0.8919859177</text:p>
          </table:table-cell>
          <table:table-cell office:value-type="float" office:value="0">
            <text:p>0</text:p>
          </table:table-cell>
          <table:table-cell office:value-type="float" office:value="0.894299085062">
            <text:p>0.8942990851</text:p>
          </table:table-cell>
          <table:table-cell office:value-type="float" office:value="0">
            <text:p>0</text:p>
          </table:table-cell>
          <table:table-cell office:value-type="float" office:value="0.895501067767">
            <text:p>0.8955010678</text:p>
          </table:table-cell>
          <table:table-cell office:value-type="float" office:value="0">
            <text:p>0</text:p>
          </table:table-cell>
          <table:table-cell office:value-type="float" office:value="0.863318013315">
            <text:p>0.8633180133</text:p>
          </table:table-cell>
          <table:table-cell office:value-type="float" office:value="0">
            <text:p>0</text:p>
          </table:table-cell>
          <table:table-cell office:value-type="float" office:value="0.862800361761">
            <text:p>0.8628003618</text:p>
          </table:table-cell>
          <table:table-cell office:value-type="float" office:value="0">
            <text:p>0</text:p>
          </table:table-cell>
          <table:table-cell office:value-type="float" office:value="0.851507591788">
            <text:p>0.8515075918</text:p>
          </table:table-cell>
          <table:table-cell office:value-type="float" office:value="0">
            <text:p>0</text:p>
          </table:table-cell>
          <table:table-cell office:value-type="float" office:value="0.895348042848">
            <text:p>0.8953480428</text:p>
          </table:table-cell>
          <table:table-cell office:value-type="float" office:value="0">
            <text:p>0</text:p>
          </table:table-cell>
          <table:table-cell office:value-type="float" office:value="0.895451411621">
            <text:p>0.8954514116</text:p>
          </table:table-cell>
          <table:table-cell office:value-type="float" office:value="0">
            <text:p>0</text:p>
          </table:table-cell>
          <table:table-cell office:value-type="float" office:value="0.895744957982">
            <text:p>0.895744958</text:p>
          </table:table-cell>
          <table:table-cell office:value-type="float" office:value="0">
            <text:p>0</text:p>
          </table:table-cell>
          <table:table-cell office:value-type="float" office:value="0.892141705178">
            <text:p>0.8921417052</text:p>
          </table:table-cell>
          <table:table-cell office:value-type="float" office:value="0">
            <text:p>0</text:p>
          </table:table-cell>
          <table:table-cell office:value-type="float" office:value="0.896728269249">
            <text:p>0.8967282692</text:p>
          </table:table-cell>
          <table:table-cell office:value-type="float" office:value="0">
            <text:p>0</text:p>
          </table:table-cell>
          <table:table-cell office:value-type="float" office:value="0.894890919537">
            <text:p>0.894890919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8">
            <text:p>378</text:p>
          </table:table-cell>
          <table:table-cell office:value-type="float" office:value="0.931814348248">
            <text:p>0.9318143482</text:p>
          </table:table-cell>
          <table:table-cell office:value-type="float" office:value="0.946356897574">
            <text:p>0.9463568976</text:p>
          </table:table-cell>
          <table:table-cell office:value-type="float" office:value="0.804767240069">
            <text:p>0.8047672401</text:p>
          </table:table-cell>
          <table:table-cell office:value-type="float" office:value="0">
            <text:p>0</text:p>
          </table:table-cell>
          <table:table-cell office:value-type="float" office:value="0.80605482685">
            <text:p>0.8060548269</text:p>
          </table:table-cell>
          <table:table-cell office:value-type="float" office:value="0">
            <text:p>0</text:p>
          </table:table-cell>
          <table:table-cell office:value-type="float" office:value="0.89925141638">
            <text:p>0.8992514164</text:p>
          </table:table-cell>
          <table:table-cell office:value-type="float" office:value="0">
            <text:p>0</text:p>
          </table:table-cell>
          <table:table-cell office:value-type="float" office:value="0.899199628995">
            <text:p>0.899199629</text:p>
          </table:table-cell>
          <table:table-cell office:value-type="float" office:value="0">
            <text:p>0</text:p>
          </table:table-cell>
          <table:table-cell office:value-type="float" office:value="0.899354670895">
            <text:p>0.8993546709</text:p>
          </table:table-cell>
          <table:table-cell office:value-type="float" office:value="0">
            <text:p>0</text:p>
          </table:table-cell>
          <table:table-cell office:value-type="float" office:value="0.758692280428">
            <text:p>0.7586922804</text:p>
          </table:table-cell>
          <table:table-cell office:value-type="float" office:value="0">
            <text:p>0</text:p>
          </table:table-cell>
          <table:table-cell office:value-type="float" office:value="0.925861181577">
            <text:p>0.9258611816</text:p>
          </table:table-cell>
          <table:table-cell office:value-type="float" office:value="0">
            <text:p>0</text:p>
          </table:table-cell>
          <table:table-cell office:value-type="float" office:value="0.926129047026">
            <text:p>0.926129047</text:p>
          </table:table-cell>
          <table:table-cell office:value-type="float" office:value="0">
            <text:p>0</text:p>
          </table:table-cell>
          <table:table-cell office:value-type="float" office:value="0.924325788495">
            <text:p>0.9243257885</text:p>
          </table:table-cell>
          <table:table-cell office:value-type="float" office:value="0">
            <text:p>0</text:p>
          </table:table-cell>
          <table:table-cell office:value-type="float" office:value="0.781717582788">
            <text:p>0.7817175828</text:p>
          </table:table-cell>
          <table:table-cell office:value-type="float" office:value="0">
            <text:p>0</text:p>
          </table:table-cell>
          <table:table-cell office:value-type="float" office:value="0.899875455244">
            <text:p>0.8998754552</text:p>
          </table:table-cell>
          <table:table-cell office:value-type="float" office:value="0">
            <text:p>0</text:p>
          </table:table-cell>
          <table:table-cell office:value-type="float" office:value="0.900026638054">
            <text:p>0.9000266381</text:p>
          </table:table-cell>
          <table:table-cell office:value-type="float" office:value="0">
            <text:p>0</text:p>
          </table:table-cell>
          <table:table-cell office:value-type="float" office:value="0.898125715847">
            <text:p>0.8981257158</text:p>
          </table:table-cell>
          <table:table-cell office:value-type="float" office:value="0">
            <text:p>0</text:p>
          </table:table-cell>
          <table:table-cell office:value-type="float" office:value="0.75854175159">
            <text:p>0.7585417516</text:p>
          </table:table-cell>
          <table:table-cell office:value-type="float" office:value="0">
            <text:p>0</text:p>
          </table:table-cell>
          <table:table-cell office:value-type="float" office:value="0.756597634315">
            <text:p>0.7565976343</text:p>
          </table:table-cell>
          <table:table-cell office:value-type="float" office:value="0">
            <text:p>0</text:p>
          </table:table-cell>
          <table:table-cell office:value-type="float" office:value="0.756181957016">
            <text:p>0.756181957</text:p>
          </table:table-cell>
          <table:table-cell office:value-type="float" office:value="0">
            <text:p>0</text:p>
          </table:table-cell>
          <table:table-cell office:value-type="float" office:value="0.860484479899">
            <text:p>0.8604844799</text:p>
          </table:table-cell>
          <table:table-cell office:value-type="float" office:value="0">
            <text:p>0</text:p>
          </table:table-cell>
          <table:table-cell office:value-type="float" office:value="0.861071944368">
            <text:p>0.8610719444</text:p>
          </table:table-cell>
          <table:table-cell office:value-type="float" office:value="0">
            <text:p>0</text:p>
          </table:table-cell>
          <table:table-cell office:value-type="float" office:value="0.861304473254">
            <text:p>0.8613044733</text:p>
          </table:table-cell>
          <table:table-cell office:value-type="float" office:value="0">
            <text:p>0</text:p>
          </table:table-cell>
          <table:table-cell office:value-type="float" office:value="0.860600085801">
            <text:p>0.8606000858</text:p>
          </table:table-cell>
          <table:table-cell office:value-type="float" office:value="0">
            <text:p>0</text:p>
          </table:table-cell>
          <table:table-cell office:value-type="float" office:value="0.861299963117">
            <text:p>0.8612999631</text:p>
          </table:table-cell>
          <table:table-cell office:value-type="float" office:value="0">
            <text:p>0</text:p>
          </table:table-cell>
          <table:table-cell office:value-type="float" office:value="0.860071378891">
            <text:p>0.8600713789</text:p>
          </table:table-cell>
          <table:table-cell office:value-type="float" office:value="0">
            <text:p>0</text:p>
          </table:table-cell>
          <table:table-cell office:value-type="float" office:value="0.757021895955">
            <text:p>0.757021896</text:p>
          </table:table-cell>
          <table:table-cell office:value-type="float" office:value="0">
            <text:p>0</text:p>
          </table:table-cell>
          <table:table-cell office:value-type="float" office:value="0.755928355802">
            <text:p>0.7559283558</text:p>
          </table:table-cell>
          <table:table-cell office:value-type="float" office:value="0">
            <text:p>0</text:p>
          </table:table-cell>
          <table:table-cell office:value-type="float" office:value="0.74970438142">
            <text:p>0.7497043814</text:p>
          </table:table-cell>
          <table:table-cell office:value-type="float" office:value="0">
            <text:p>0</text:p>
          </table:table-cell>
          <table:table-cell office:value-type="float" office:value="0.875949868108">
            <text:p>0.8759498681</text:p>
          </table:table-cell>
          <table:table-cell office:value-type="float" office:value="0">
            <text:p>0</text:p>
          </table:table-cell>
          <table:table-cell office:value-type="float" office:value="0.876301565126">
            <text:p>0.8763015651</text:p>
          </table:table-cell>
          <table:table-cell office:value-type="float" office:value="0">
            <text:p>0</text:p>
          </table:table-cell>
          <table:table-cell office:value-type="float" office:value="0.87572772597">
            <text:p>0.875727726</text:p>
          </table:table-cell>
          <table:table-cell office:value-type="float" office:value="0">
            <text:p>0</text:p>
          </table:table-cell>
          <table:table-cell office:value-type="float" office:value="0.876379605952">
            <text:p>0.876379606</text:p>
          </table:table-cell>
          <table:table-cell office:value-type="float" office:value="0">
            <text:p>0</text:p>
          </table:table-cell>
          <table:table-cell office:value-type="float" office:value="0.875558688331">
            <text:p>0.8755586883</text:p>
          </table:table-cell>
          <table:table-cell office:value-type="float" office:value="0">
            <text:p>0</text:p>
          </table:table-cell>
          <table:table-cell office:value-type="float" office:value="0.873127203776">
            <text:p>0.8731272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936859130857667">
            <text:p>0.9368591309</text:p>
          </table:table-cell>
          <table:table-cell table:formula="of:=SUM([.F2:.F10])/COUNT([.$B$2:.$B$10])" office:value-type="float" office:value="0.954804717934333">
            <text:p>0.9548047179</text:p>
          </table:table-cell>
          <table:table-cell table:formula="of:=SUM([.G2:.G10])/COUNT([.$B$2:.$B$10])" office:value-type="float" office:value="0.868174621723555">
            <text:p>0.8681746217</text:p>
          </table:table-cell>
          <table:table-cell table:formula="of:=SUM([.H2:.H10])/COUNT([.H2:.H10])" office:value-type="float" office:value="0">
            <text:p>0</text:p>
          </table:table-cell>
          <table:table-cell table:formula="of:=SUM([.I2:.I10])/COUNT([.$B$2:.$B$10])" office:value-type="float" office:value="0.867130592820778">
            <text:p>0.8671305928</text:p>
          </table:table-cell>
          <table:table-cell table:formula="of:=SUM([.J2:.J10])/COUNT([.J2:.J10])" office:value-type="float" office:value="0.111111111111111">
            <text:p>0.1111111111</text:p>
          </table:table-cell>
          <table:table-cell table:formula="of:=SUM([.K2:.K10])/COUNT([.$B$2:.$B$10])" office:value-type="float" office:value="0.939593541864">
            <text:p>0.9395935419</text:p>
          </table:table-cell>
          <table:table-cell table:formula="of:=SUM([.L2:.L10])/COUNT([.L2:.L10])" office:value-type="float" office:value="35.6666666666667">
            <text:p>35.6666666667</text:p>
          </table:table-cell>
          <table:table-cell table:formula="of:=SUM([.M2:.M10])/COUNT([.$B$2:.$B$10])" office:value-type="float" office:value="0.939426024431667">
            <text:p>0.9394260244</text:p>
          </table:table-cell>
          <table:table-cell table:formula="of:=SUM([.N2:.N10])/COUNT([.N2:.N10])" office:value-type="float" office:value="35.6666666666667">
            <text:p>35.6666666667</text:p>
          </table:table-cell>
          <table:table-cell table:formula="of:=SUM([.O2:.O10])/COUNT([.$B$2:.$B$10])" office:value-type="float" office:value="0.940268787527444">
            <text:p>0.9402687875</text:p>
          </table:table-cell>
          <table:table-cell table:formula="of:=SUM([.P2:.P10])/COUNT([.P2:.P10])" office:value-type="float" office:value="36.5555555555556">
            <text:p>36.5555555556</text:p>
          </table:table-cell>
          <table:table-cell table:formula="of:=SUM([.Q2:.Q10])/COUNT([.$B$2:.$B$10])" office:value-type="float" office:value="0.835161876681">
            <text:p>0.8351618767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47886846250222">
            <text:p>0.9478868463</text:p>
          </table:table-cell>
          <table:table-cell table:formula="of:=SUM([.T2:.T10])/COUNT([.T2:.T10])" office:value-type="float" office:value="40.8888888888889">
            <text:p>40.8888888889</text:p>
          </table:table-cell>
          <table:table-cell table:formula="of:=SUM([.U2:.U10])/COUNT([.$B$2:.$B$10])" office:value-type="float" office:value="0.946777825468555">
            <text:p>0.9467778255</text:p>
          </table:table-cell>
          <table:table-cell table:formula="of:=SUM([.V2:.V10])/COUNT([.V2:.V10])" office:value-type="float" office:value="37.6666666666667">
            <text:p>37.6666666667</text:p>
          </table:table-cell>
          <table:table-cell table:formula="of:=SUM([.W2:.W10])/COUNT([.$B$2:.$B$10])" office:value-type="float" office:value="0.944706021596333">
            <text:p>0.9447060216</text:p>
          </table:table-cell>
          <table:table-cell table:formula="of:=SUM([.X2:.X10])/COUNT([.X2:.X10])" office:value-type="float" office:value="37.2222222222222">
            <text:p>37.2222222222</text:p>
          </table:table-cell>
          <table:table-cell table:formula="of:=SUM([.Y2:.Y10])/COUNT([.$B$2:.$B$10])" office:value-type="float" office:value="0.854274014622">
            <text:p>0.8542740146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939494064794444">
            <text:p>0.9394940648</text:p>
          </table:table-cell>
          <table:table-cell table:formula="of:=SUM([.AB2:.AB10])/COUNT([.AB2:.AB10])" office:value-type="float" office:value="37">
            <text:p>37</text:p>
          </table:table-cell>
          <table:table-cell table:formula="of:=SUM([.AC2:.AC10])/COUNT([.$B$2:.$B$10])" office:value-type="float" office:value="0.939694241324667">
            <text:p>0.9396942413</text:p>
          </table:table-cell>
          <table:table-cell table:formula="of:=SUM([.AD2:.AD10])/COUNT([.AD2:.AD10])" office:value-type="float" office:value="36.1111111111111">
            <text:p>36.1111111111</text:p>
          </table:table-cell>
          <table:table-cell table:formula="of:=SUM([.AE2:.AE10])/COUNT([.$B$2:.$B$10])" office:value-type="float" office:value="0.939712779780333">
            <text:p>0.9397127798</text:p>
          </table:table-cell>
          <table:table-cell table:formula="of:=SUM([.AF2:.AF10])/COUNT([.AF2:.AF10])" office:value-type="float" office:value="36.5555555555556">
            <text:p>36.5555555556</text:p>
          </table:table-cell>
          <table:table-cell table:formula="of:=SUM([.AG2:.AG10])/COUNT([.$B$2:.$B$10])" office:value-type="float" office:value="0.833474964286556">
            <text:p>0.8334749643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33434497891333">
            <text:p>0.8334344979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832025449614">
            <text:p>0.8320254496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917900719259778">
            <text:p>0.9179007193</text:p>
          </table:table-cell>
          <table:table-cell table:formula="of:=SUM([.AN2:.AN10])/COUNT([.AN2:.AN10])" office:value-type="float" office:value="12">
            <text:p>12</text:p>
          </table:table-cell>
          <table:table-cell table:formula="of:=SUM([.AO2:.AO10])/COUNT([.$B$2:.$B$10])" office:value-type="float" office:value="0.919814858014444">
            <text:p>0.919814858</text:p>
          </table:table-cell>
          <table:table-cell table:formula="of:=SUM([.AP2:.AP10])/COUNT([.AP2:.AP10])" office:value-type="float" office:value="14.1111111111111">
            <text:p>14.1111111111</text:p>
          </table:table-cell>
          <table:table-cell table:formula="of:=SUM([.AQ2:.AQ10])/COUNT([.$B$2:.$B$10])" office:value-type="float" office:value="0.918711172781222">
            <text:p>0.9187111728</text:p>
          </table:table-cell>
          <table:table-cell table:formula="of:=SUM([.AR2:.AR10])/COUNT([.AR2:.AR10])" office:value-type="float" office:value="12.1111111111111">
            <text:p>12.1111111111</text:p>
          </table:table-cell>
          <table:table-cell table:formula="of:=SUM([.AS2:.AS10])/COUNT([.$B$2:.$B$10])" office:value-type="float" office:value="0.921332807347667">
            <text:p>0.9213328073</text:p>
          </table:table-cell>
          <table:table-cell table:formula="of:=SUM([.AT2:.AT10])/COUNT([.AT2:.AT10])" office:value-type="float" office:value="14.6666666666667">
            <text:p>14.6666666667</text:p>
          </table:table-cell>
          <table:table-cell table:formula="of:=SUM([.AU2:.AU10])/COUNT([.$B$2:.$B$10])" office:value-type="float" office:value="0.918154454491">
            <text:p>0.9181544545</text:p>
          </table:table-cell>
          <table:table-cell table:formula="of:=SUM([.AV2:.AV10])/COUNT([.AV2:.AV10])" office:value-type="float" office:value="13.4444444444444">
            <text:p>13.4444444444</text:p>
          </table:table-cell>
          <table:table-cell table:formula="of:=SUM([.AW2:.AW10])/COUNT([.$B$2:.$B$10])" office:value-type="float" office:value="0.917773805766111">
            <text:p>0.9177738058</text:p>
          </table:table-cell>
          <table:table-cell table:formula="of:=SUM([.AX2:.AX10])/COUNT([.AX2:.AX10])" office:value-type="float" office:value="12.7777777777778">
            <text:p>12.7777777778</text:p>
          </table:table-cell>
          <table:table-cell table:formula="of:=SUM([.AY2:.AY10])/COUNT([.$B$2:.$B$10])" office:value-type="float" office:value="0.837840305202222">
            <text:p>0.8378403052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8691424236889">
            <text:p>0.838691424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831178035575">
            <text:p>0.8311780356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31765082002778">
            <text:p>0.931765082</text:p>
          </table:table-cell>
          <table:table-cell table:formula="of:=SUM([.BF2:.BF10])/COUNT([.BF2:.BF10])" office:value-type="float" office:value="31.3333333333333">
            <text:p>31.3333333333</text:p>
          </table:table-cell>
          <table:table-cell table:formula="of:=SUM([.BG2:.BG10])/COUNT([.$B$2:.$B$10])" office:value-type="float" office:value="0.933156398523111">
            <text:p>0.9331563985</text:p>
          </table:table-cell>
          <table:table-cell table:formula="of:=SUM([.BH2:.BH10])/COUNT([.BH2:.BH10])" office:value-type="float" office:value="33.5555555555556">
            <text:p>33.5555555556</text:p>
          </table:table-cell>
          <table:table-cell table:formula="of:=SUM([.BI2:.BI10])/COUNT([.$B$2:.$B$10])" office:value-type="float" office:value="0.931936274144333">
            <text:p>0.9319362741</text:p>
          </table:table-cell>
          <table:table-cell table:formula="of:=SUM([.BJ2:.BJ10])/COUNT([.BJ2:.BJ10])" office:value-type="float" office:value="30.8888888888889">
            <text:p>30.8888888889</text:p>
          </table:table-cell>
          <table:table-cell table:formula="of:=SUM([.BK2:.BK10])/COUNT([.$B$2:.$B$10])" office:value-type="float" office:value="0.931169816021">
            <text:p>0.931169816</text:p>
          </table:table-cell>
          <table:table-cell table:formula="of:=SUM([.BL2:.BL10])/COUNT([.BL2:.BL10])" office:value-type="float" office:value="31.4444444444444">
            <text:p>31.4444444444</text:p>
          </table:table-cell>
          <table:table-cell table:formula="of:=SUM([.BM2:.BM10])/COUNT([.$B$2:.$B$10])" office:value-type="float" office:value="0.932581308501">
            <text:p>0.9325813085</text:p>
          </table:table-cell>
          <table:table-cell table:formula="of:=SUM([.BN2:.BN10])/COUNT([.BN2:.BN10])" office:value-type="float" office:value="31.4444444444444">
            <text:p>31.4444444444</text:p>
          </table:table-cell>
          <table:table-cell table:formula="of:=SUM([.BO2:.BO10])/COUNT([.$B$2:.$B$10])" office:value-type="float" office:value="0.931048666371222">
            <text:p>0.9310486664</text:p>
          </table:table-cell>
          <table:table-cell table:formula="of:=SUM([.BP2:.BP10])/COUNT([.BP2:.BP10])" office:value-type="float" office:value="31.3333333333333">
            <text:p>31.3333333333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ynthèse" table:style-name="ta1">
        <table:shapes>
          <draw:frame draw:z-index="0" draw:style-name="gr1" svg:width="46.932cm" svg:height="11.393cm" svg:x="1.817cm" svg:y="3.47cm">
            <draw:object draw:notify-on-update-of-range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62.992cm" svg:height="15.985cm" svg:x="1.817cm" svg:y="15.424cm">
            <draw:object draw:notify-on-update-of-ranges="Synthèse.A2:Synthèse.A2 Synthèse.A3:Synthèse.A3 Synthèse.A4:Synthèse.A4 Synthèse.A5:Synthèse.A5 Synthèse.A6:Synthèse.A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44.981cm" svg:height="13.289cm" svg:x="2.59cm" svg:y="64.715cm">
            <draw:object draw:notify-on-update-of-ranges="Synthèse.A2:Synthèse.A6 Synthèse.D1:Synthèse.D1 Synthèse.D2:Synthèse.D6 Synthèse.F1:Synthèse.F1 Synthèse.F2:Synthèse.F6 Synthèse.H1:Synthèse.H1 Synthèse.H2:Synthèse.H6 Synthèse.J1:Synthèse.J1 Synthèse.J2:Synthèse.J6 Synthèse.L1:Synthèse.L1 Synthèse.L2:Synthèse.L6 Synthèse.N1:Synthèse.N1 Synthèse.N2:Synthèse.N6 Synthèse.P1:Synthèse.P1 Synthèse.P2:Synthèse.P6 Synthèse.R1:Synthèse.R1 Synthèse.R2:Synthèse.R6 Synthèse.T1:Synthèse.T1 Synthèse.T2:Synthèse.T6 Synthèse.V1:Synthèse.V1 Synthèse.V2:Synthèse.V6 Synthèse.X1:Synthèse.X1 Synthèse.X2:Synthèse.X6 Synthèse.Z1:Synthèse.Z1 Synthèse.Z2:Synthèse.Z6 Synthèse.AB1:Synthèse.AB1 Synthèse.AB2:Synthèse.AB6 Synthèse.AD1:Synthèse.AD1 Synthèse.AD2:Synthèse.AD6 Synthèse.AF1:Synthèse.AF1 Synthèse.AF2:Synthèse.AF6 Synthèse.AH1:Synthèse.AH1 Synthèse.AH2:Synthèse.AH6 Synthèse.AJ1:Synthèse.AJ1 Synthèse.AJ2:Synthèse.AJ6 Synthèse.AL1:Synthèse.AL1 Synthèse.AL2:Synthèse.AL6 Synthèse.AN1:Synthèse.AN1 Synthèse.AN2:Synthèse.AN6 Synthèse.AP1:Synthèse.AP1 Synthèse.AP2:Synthèse.AP6 Synthèse.AR1:Synthèse.AR1 Synthèse.AR2:Synthèse.AR6 Synthèse.AT1:Synthèse.AT1 Synthèse.AT2:Synthèse.AT6 Synthèse.AV1:Synthèse.AV1 Synthèse.AV2:Synthèse.AV6 Synthèse.AX1:Synthèse.AX1 Synthèse.AX2:Synthèse.AX6 Synthèse.AZ1:Synthèse.AZ1 Synthèse.AZ2:Synthèse.AZ6 Synthèse.BB1:Synthèse.BB1 Synthèse.BB2:Synthèse.BB6 Synthèse.BD1:Synthèse.BD1 Synthèse.BD2:Synthèse.BD6 Synthèse.BF1:Synthèse.BF1 Synthèse.BF2:Synthèse.BF6 Synthèse.BH1:Synthèse.BH1 Synthèse.BH2:Synthèse.BH6 Synthèse.BJ1:Synthèse.BJ1 Synthèse.BJ2:Synthèse.BJ6 Synthèse.BL1:Synthèse.BL1 Synthèse.BL2:Synthèse.BL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svg:width="44.981cm" svg:height="13.289cm" svg:x="3.912cm" svg:y="78.458cm">
            <draw:object draw:notify-on-update-of-ranges="Synthèse.A2:Synthèse.A2 Synthèse.A3:Synthèse.A3 Synthèse.A4:Synthèse.A4 Synthèse.A5:Synthèse.A5 Synthèse.A6:Synthèse.A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svg:width="69.738cm" svg:height="22.132cm" svg:x="3.203cm" svg:y="32.04cm">
            <draw:object draw:notify-on-update-of-ranges="Synthèse.A2:Synthèse.A2 Synthèse.A3:Synthèse.A3 Synthèse.A4:Synthèse.A4 Synthèse.A5:Synthèse.A5 Synthèse.A6:Synthèse.A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1" table:default-cell-style-name="Default"/>
        <table:table-column table:style-name="co52" table:default-cell-style-name="Default"/>
        <table:table-column table:style-name="co26" table:number-columns-repeated="1022" table:default-cell-style-name="Default"/>
        <table:table-row table:style-name="ro3">
          <table:table-cell table:style-name="ce1"/>
          <table:table-cell table:style-name="ce1" office:value-type="string">
            <text:p><text:s/>Avg %usage </text:p>
          </table:table-cell>
          <table:table-cell table:style-name="ce1" office:value-type="string">
            <text:p><text:s/>Avg max % usage</text:p>
          </table:table-cell>
          <table:table-cell table:style-name="ce1" office:value-type="string">
            <text:p>nothing_pn</text:p>
          </table:table-cell>
          <table:table-cell table:style-name="ce1" office:value-type="string">
            <text:p>nothing_ns</text:p>
          </table:table-cell>
          <table:table-cell table:style-name="ce1" office:value-type="string">
            <text:p>shuff1_pn</text:p>
          </table:table-cell>
          <table:table-cell table:style-name="ce1" office:value-type="string">
            <text:p>shuff1_ns</text:p>
          </table:table-cell>
          <table:table-cell table:style-name="ce1" office:value-type="string">
            <text:p>1/C_pn</text:p>
          </table:table-cell>
          <table:table-cell table:style-name="ce1" office:value-type="string">
            <text:p>1/C_ns</text:p>
          </table:table-cell>
          <table:table-cell table:style-name="ce1" office:value-type="string">
            <text:p>1/R_pn</text:p>
          </table:table-cell>
          <table:table-cell table:style-name="ce1" office:value-type="string">
            <text:p>1/R_ns</text:p>
          </table:table-cell>
          <table:table-cell table:style-name="ce1" office:value-type="string">
            <text:p>R/C_pn</text:p>
          </table:table-cell>
          <table:table-cell table:style-name="ce1" office:value-type="string">
            <text:p>R/C_ns</text:p>
          </table:table-cell>
          <table:table-cell table:style-name="ce1" office:value-type="string">
            <text:p>ic_shuff_pn</text:p>
          </table:table-cell>
          <table:table-cell table:style-name="ce1" office:value-type="string">
            <text:p>ic_shuff_ns</text:p>
          </table:table-cell>
          <table:table-cell table:style-name="ce1" office:value-type="string">
            <text:p>ic_dyn_1/C_pn</text:p>
          </table:table-cell>
          <table:table-cell table:style-name="ce1" office:value-type="string">
            <text:p>ic_dyn_1/C_ns</text:p>
          </table:table-cell>
          <table:table-cell table:style-name="ce1" office:value-type="string">
            <text:p>ic_dyn_1/R_pn</text:p>
          </table:table-cell>
          <table:table-cell table:style-name="ce1" office:value-type="string">
            <text:p>ic_dyn_1/R_ns</text:p>
          </table:table-cell>
          <table:table-cell table:style-name="ce1" office:value-type="string">
            <text:p>ic_dyn_R/C_pn</text:p>
          </table:table-cell>
          <table:table-cell table:style-name="ce1" office:value-type="string">
            <text:p>ic_dyn_R/C_ns</text:p>
          </table:table-cell>
          <table:table-cell table:style-name="ce1" office:value-type="string">
            <text:p>bc_shuff_pn</text:p>
          </table:table-cell>
          <table:table-cell table:style-name="ce1" office:value-type="string">
            <text:p>bc_shuff_ns</text:p>
          </table:table-cell>
          <table:table-cell table:style-name="ce1" office:value-type="string">
            <text:p>bc_dyn_1/C_pn</text:p>
          </table:table-cell>
          <table:table-cell table:style-name="ce1" office:value-type="string">
            <text:p>bc_dyn_1/C_ns</text:p>
          </table:table-cell>
          <table:table-cell table:style-name="ce1" office:value-type="string">
            <text:p>bc_dyn_1/R_pn</text:p>
          </table:table-cell>
          <table:table-cell table:style-name="ce1" office:value-type="string">
            <text:p>bc_dyn_1/R_ns</text:p>
          </table:table-cell>
          <table:table-cell table:style-name="ce1" office:value-type="string">
            <text:p>bc_dyn_R/C_pn</text:p>
          </table:table-cell>
          <table:table-cell table:style-name="ce1" office:value-type="string">
            <text:p>bc_dyn_R/C_ns</text:p>
          </table:table-cell>
          <table:table-cell table:style-name="ce1" office:value-type="string">
            <text:p>bb_nothing_pn</text:p>
          </table:table-cell>
          <table:table-cell table:style-name="ce1" office:value-type="string">
            <text:p>bb_nothing_ns</text:p>
          </table:table-cell>
          <table:table-cell table:style-name="ce1" office:value-type="string">
            <text:p>bb_shuff1_pn</text:p>
          </table:table-cell>
          <table:table-cell table:style-name="ce1" office:value-type="string">
            <text:p>bb_shuff1_ns</text:p>
          </table:table-cell>
          <table:table-cell table:style-name="ce1" office:value-type="string">
            <text:p>bb_shuff_pn</text:p>
          </table:table-cell>
          <table:table-cell table:style-name="ce1" office:value-type="string">
            <text:p>bb_shuff_ns</text:p>
          </table:table-cell>
          <table:table-cell table:style-name="ce1" office:value-type="string">
            <text:p>bb_st_1/C_pn</text:p>
          </table:table-cell>
          <table:table-cell table:style-name="ce1" office:value-type="string">
            <text:p>bb_st_1/C_ns</text:p>
          </table:table-cell>
          <table:table-cell table:style-name="ce1" office:value-type="string">
            <text:p>bb_dyn_1/C_pn</text:p>
          </table:table-cell>
          <table:table-cell table:style-name="ce1" office:value-type="string">
            <text:p>bb_dyn_1/C_ns</text:p>
          </table:table-cell>
          <table:table-cell table:style-name="ce1" office:value-type="string">
            <text:p>bb_st_1/R_pn</text:p>
          </table:table-cell>
          <table:table-cell table:style-name="ce1" office:value-type="string">
            <text:p>bb_st_1/R_ns</text:p>
          </table:table-cell>
          <table:table-cell table:style-name="ce1" office:value-type="string">
            <text:p>bb_dyn_1/R_pn</text:p>
          </table:table-cell>
          <table:table-cell table:style-name="ce1" office:value-type="string">
            <text:p>bb_dyn_1/R_ns</text:p>
          </table:table-cell>
          <table:table-cell table:style-name="ce1" office:value-type="string">
            <text:p>bb_st_R/C_pn</text:p>
          </table:table-cell>
          <table:table-cell table:style-name="ce1" office:value-type="string">
            <text:p>bb_st_R/C_ns</text:p>
          </table:table-cell>
          <table:table-cell table:style-name="ce1" office:value-type="string">
            <text:p>bb_dyn_R/C_pn</text:p>
          </table:table-cell>
          <table:table-cell table:style-name="ce1" office:value-type="string">
            <text:p>bb_dyn_R/C_ns</text:p>
          </table:table-cell>
          <table:table-cell table:style-name="ce1" office:value-type="string">
            <text:p>sbb_nothing_pn</text:p>
          </table:table-cell>
          <table:table-cell table:style-name="ce1" office:value-type="string">
            <text:p>sbb_nothing_ns</text:p>
          </table:table-cell>
          <table:table-cell table:style-name="ce1" office:value-type="string">
            <text:p>sbb_shuff1_pn</text:p>
          </table:table-cell>
          <table:table-cell table:style-name="ce1" office:value-type="string">
            <text:p>sbb_shuff1_ns</text:p>
          </table:table-cell>
          <table:table-cell table:style-name="ce1" office:value-type="string">
            <text:p>sbb_shuff_pn</text:p>
          </table:table-cell>
          <table:table-cell table:style-name="ce1" office:value-type="string">
            <text:p>sbb_shuff_ns</text:p>
          </table:table-cell>
          <table:table-cell table:style-name="ce1" office:value-type="string">
            <text:p>sbb_st_1/C_pn</text:p>
          </table:table-cell>
          <table:table-cell table:style-name="ce1" office:value-type="string">
            <text:p>sbb_st_1/C_ns</text:p>
          </table:table-cell>
          <table:table-cell table:style-name="ce1" office:value-type="string">
            <text:p>sbb_dyn_1/C_pn</text:p>
          </table:table-cell>
          <table:table-cell table:style-name="ce1" office:value-type="string">
            <text:p>sbb_dyn_1/C_ns</text:p>
          </table:table-cell>
          <table:table-cell table:style-name="ce1" office:value-type="string">
            <text:p>sbb_st_1/R_pn</text:p>
          </table:table-cell>
          <table:table-cell table:style-name="ce1" office:value-type="string">
            <text:p>sbb_st_1/R_ns</text:p>
          </table:table-cell>
          <table:table-cell table:style-name="ce1" office:value-type="string">
            <text:p>sbb_dyn_1/R_pn</text:p>
          </table:table-cell>
          <table:table-cell table:style-name="ce1" office:value-type="string">
            <text:p>sbb_dyn_1/R_ns</text:p>
          </table:table-cell>
          <table:table-cell table:style-name="ce1" office:value-type="string">
            <text:p>sbb_st_R/C_pn</text:p>
          </table:table-cell>
          <table:table-cell table:style-name="ce1" office:value-type="string">
            <text:p>sbb_st_R/C_ns</text:p>
          </table:table-cell>
          <table:table-cell table:style-name="ce1" office:value-type="string">
            <text:p>sbb_dyn_R/C_pn</text:p>
          </table:table-cell>
          <table:table-cell table:style-name="ce1" office:value-type="string">
            <text:p>sbb_dyn_R/C_ns</text:p>
          </table:table-cell>
          <table:table-cell table:style-name="ce1" table:number-columns-repeated="959"/>
        </table:table-row>
        <table:table-row table:style-name="ro1">
          <table:table-cell table:style-name="ce1" office:value-type="string">
            <text:p>mf 0.7 – rem 0.7</text:p>
          </table:table-cell>
          <table:table-cell table:style-name="ce1" office:value-type="float" office:value="0.802285255068778">
            <text:p>0.80</text:p>
          </table:table-cell>
          <table:table-cell table:style-name="ce1" office:value-type="float" office:value="0.848919582717111">
            <text:p>0.85</text:p>
          </table:table-cell>
          <table:table-cell table:style-name="ce1" office:value-type="float" office:value="0.857301373171111">
            <text:p>0.86</text:p>
          </table:table-cell>
          <table:table-cell table:style-name="ce1" office:value-type="float" office:value="5">
            <text:p>5.00</text:p>
          </table:table-cell>
          <table:table-cell table:style-name="ce1" office:value-type="float" office:value="0.859873096548667">
            <text:p>0.86</text:p>
          </table:table-cell>
          <table:table-cell table:style-name="ce1" office:value-type="float" office:value="6">
            <text:p>6.00</text:p>
          </table:table-cell>
          <table:table-cell table:style-name="ce1" office:value-type="float" office:value="0.951833613502222">
            <text:p>0.95</text:p>
          </table:table-cell>
          <table:table-cell table:style-name="ce1" office:value-type="float" office:value="43.2222222222222">
            <text:p>43.22</text:p>
          </table:table-cell>
          <table:table-cell table:style-name="ce1" office:value-type="float" office:value="0.950707042961666">
            <text:p>0.95</text:p>
          </table:table-cell>
          <table:table-cell table:style-name="ce1" office:value-type="float" office:value="43">
            <text:p>43.00</text:p>
          </table:table-cell>
          <table:table-cell table:style-name="ce1" office:value-type="float" office:value="0.950502805091333">
            <text:p>0.95</text:p>
          </table:table-cell>
          <table:table-cell table:style-name="ce1" office:value-type="float" office:value="43.4444444444444">
            <text:p>43.44</text:p>
          </table:table-cell>
          <table:table-cell table:style-name="ce1" office:value-type="float" office:value="0.827613606957333">
            <text:p>0.83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959096366075778">
            <text:p>0.96</text:p>
          </table:table-cell>
          <table:table-cell table:style-name="ce1" office:value-type="float" office:value="47.2222222222222">
            <text:p>47.22</text:p>
          </table:table-cell>
          <table:table-cell table:style-name="ce1" office:value-type="float" office:value="0.955885118518333">
            <text:p>0.96</text:p>
          </table:table-cell>
          <table:table-cell table:style-name="ce1" office:value-type="float" office:value="44.5555555555556">
            <text:p>44.56</text:p>
          </table:table-cell>
          <table:table-cell table:style-name="ce1" office:value-type="float" office:value="0.956898293485889">
            <text:p>0.96</text:p>
          </table:table-cell>
          <table:table-cell table:style-name="ce1" office:value-type="float" office:value="44.7777777777778">
            <text:p>44.78</text:p>
          </table:table-cell>
          <table:table-cell table:style-name="ce1" office:value-type="float" office:value="0.844506183033667">
            <text:p>0.84</text:p>
          </table:table-cell>
          <table:table-cell table:style-name="ce1" office:value-type="float" office:value="0.333333333333333">
            <text:p>0.33</text:p>
          </table:table-cell>
          <table:table-cell table:style-name="ce1" office:value-type="float" office:value="0.951812634061889">
            <text:p>0.95</text:p>
          </table:table-cell>
          <table:table-cell table:style-name="ce1" office:value-type="float" office:value="43.7777777777778">
            <text:p>43.78</text:p>
          </table:table-cell>
          <table:table-cell table:style-name="ce1" office:value-type="float" office:value="0.951502739018111">
            <text:p>0.95</text:p>
          </table:table-cell>
          <table:table-cell table:style-name="ce1" office:value-type="float" office:value="42.4444444444444">
            <text:p>42.44</text:p>
          </table:table-cell>
          <table:table-cell table:style-name="ce1" office:value-type="float" office:value="0.950563091774333">
            <text:p>0.95</text:p>
          </table:table-cell>
          <table:table-cell table:style-name="ce1" office:value-type="float" office:value="44.4444444444444">
            <text:p>44.44</text:p>
          </table:table-cell>
          <table:table-cell table:style-name="ce1" office:value-type="float" office:value="0.824108991450667">
            <text:p>0.82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24122414760333">
            <text:p>0.82</text:p>
          </table:table-cell>
          <table:table-cell table:style-name="ce1" office:value-type="float" office:value="0.555555555555556">
            <text:p>0.56</text:p>
          </table:table-cell>
          <table:table-cell table:style-name="ce1" office:value-type="float" office:value="0.821039758670778">
            <text:p>0.82</text:p>
          </table:table-cell>
          <table:table-cell table:style-name="ce1" office:value-type="float" office:value="0.222222222222222">
            <text:p>0.22</text:p>
          </table:table-cell>
          <table:table-cell table:style-name="ce1" office:value-type="float" office:value="0.932247991720111">
            <text:p>0.93</text:p>
          </table:table-cell>
          <table:table-cell table:style-name="ce1" office:value-type="float" office:value="33.6666666666667">
            <text:p>33.67</text:p>
          </table:table-cell>
          <table:table-cell table:style-name="ce1" office:value-type="float" office:value="0.933526043535555">
            <text:p>0.93</text:p>
          </table:table-cell>
          <table:table-cell table:style-name="ce1" office:value-type="float" office:value="36">
            <text:p>36.00</text:p>
          </table:table-cell>
          <table:table-cell table:style-name="ce1" office:value-type="float" office:value="0.931953308764555">
            <text:p>0.93</text:p>
          </table:table-cell>
          <table:table-cell table:style-name="ce1" office:value-type="float" office:value="33.5555555555556">
            <text:p>33.56</text:p>
          </table:table-cell>
          <table:table-cell table:style-name="ce1" office:value-type="float" office:value="0.933699548909333">
            <text:p>0.93</text:p>
          </table:table-cell>
          <table:table-cell table:style-name="ce1" office:value-type="float" office:value="35.1111111111111">
            <text:p>35.11</text:p>
          </table:table-cell>
          <table:table-cell table:style-name="ce1" office:value-type="float" office:value="0.931576557148111">
            <text:p>0.93</text:p>
          </table:table-cell>
          <table:table-cell table:style-name="ce1" office:value-type="float" office:value="33.6666666666667">
            <text:p>33.67</text:p>
          </table:table-cell>
          <table:table-cell table:style-name="ce1" office:value-type="float" office:value="0.928825211211444">
            <text:p>0.93</text:p>
          </table:table-cell>
          <table:table-cell table:style-name="ce1" office:value-type="float" office:value="32.7777777777778">
            <text:p>32.78</text:p>
          </table:table-cell>
          <table:table-cell table:style-name="ce1" office:value-type="float" office:value="0.838950623106889">
            <text:p>0.84</text:p>
          </table:table-cell>
          <table:table-cell table:style-name="ce1" office:value-type="float" office:value="0.777777777777778">
            <text:p>0.78</text:p>
          </table:table-cell>
          <table:table-cell table:style-name="ce1" office:value-type="float" office:value="0.838625495192667">
            <text:p>0.84</text:p>
          </table:table-cell>
          <table:table-cell table:style-name="ce1" office:value-type="float" office:value="0.666666666666667">
            <text:p>0.67</text:p>
          </table:table-cell>
          <table:table-cell table:style-name="ce1" office:value-type="float" office:value="0.820690314892222">
            <text:p>0.82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45934383815444">
            <text:p>0.95</text:p>
          </table:table-cell>
          <table:table-cell table:style-name="ce1" office:value-type="float" office:value="42">
            <text:p>42.00</text:p>
          </table:table-cell>
          <table:table-cell table:style-name="ce1" office:value-type="float" office:value="0.947116102985111">
            <text:p>0.95</text:p>
          </table:table-cell>
          <table:table-cell table:style-name="ce1" office:value-type="float" office:value="43.1111111111111">
            <text:p>43.11</text:p>
          </table:table-cell>
          <table:table-cell table:style-name="ce1" office:value-type="float" office:value="0.944872863826444">
            <text:p>0.94</text:p>
          </table:table-cell>
          <table:table-cell table:style-name="ce1" office:value-type="float" office:value="41.2222222222222">
            <text:p>41.22</text:p>
          </table:table-cell>
          <table:table-cell table:style-name="ce1" office:value-type="float" office:value="0.946414935688778">
            <text:p>0.95</text:p>
          </table:table-cell>
          <table:table-cell table:style-name="ce1" office:value-type="float" office:value="41.8888888888889">
            <text:p>41.89</text:p>
          </table:table-cell>
          <table:table-cell table:style-name="ce1" office:value-type="float" office:value="0.944507626047556">
            <text:p>0.94</text:p>
          </table:table-cell>
          <table:table-cell table:style-name="ce1" office:value-type="float" office:value="41.2222222222222">
            <text:p>41.22</text:p>
          </table:table-cell>
          <table:table-cell table:style-name="ce1" office:value-type="float" office:value="0.943523678992111">
            <text:p>0.94</text:p>
          </table:table-cell>
          <table:table-cell table:style-name="ce1" office:value-type="float" office:value="40.8888888888889">
            <text:p>40.89</text:p>
          </table:table-cell>
          <table:table-cell table:style-name="ce1" table:number-columns-repeated="959"/>
        </table:table-row>
        <table:table-row table:style-name="ro1">
          <table:table-cell table:style-name="ce1" office:value-type="string">
            <text:p>mf 0.8 – rem 0.8</text:p>
          </table:table-cell>
          <table:table-cell table:style-name="ce1" office:value-type="float" office:value="0.851742189797889">
            <text:p>0.85</text:p>
          </table:table-cell>
          <table:table-cell table:style-name="ce1" office:value-type="float" office:value="0.877682487766333">
            <text:p>0.88</text:p>
          </table:table-cell>
          <table:table-cell table:style-name="ce1" office:value-type="float" office:value="0.858509910099889">
            <text:p>0.86</text:p>
          </table:table-cell>
          <table:table-cell table:style-name="ce1" office:value-type="float" office:value="7.11111111111111">
            <text:p>7.11</text:p>
          </table:table-cell>
          <table:table-cell table:style-name="ce1" office:value-type="float" office:value="0.858496430938">
            <text:p>0.86</text:p>
          </table:table-cell>
          <table:table-cell table:style-name="ce1" office:value-type="float" office:value="8.11111111111111">
            <text:p>8.11</text:p>
          </table:table-cell>
          <table:table-cell table:style-name="ce1" office:value-type="float" office:value="0.902815996583444">
            <text:p>0.90</text:p>
          </table:table-cell>
          <table:table-cell table:style-name="ce1" office:value-type="float" office:value="34.3333333333333">
            <text:p>34.33</text:p>
          </table:table-cell>
          <table:table-cell table:style-name="ce1" office:value-type="float" office:value="0.902680327324889">
            <text:p>0.90</text:p>
          </table:table-cell>
          <table:table-cell table:style-name="ce1" office:value-type="float" office:value="34.2222222222222">
            <text:p>34.22</text:p>
          </table:table-cell>
          <table:table-cell table:style-name="ce1" office:value-type="float" office:value="0.901606408888889">
            <text:p>0.90</text:p>
          </table:table-cell>
          <table:table-cell table:style-name="ce1" office:value-type="float" office:value="34.5555555555556">
            <text:p>34.56</text:p>
          </table:table-cell>
          <table:table-cell table:style-name="ce1" office:value-type="float" office:value="0.831112109107111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02047256203222">
            <text:p>0.90</text:p>
          </table:table-cell>
          <table:table-cell table:style-name="ce1" office:value-type="float" office:value="34.8888888888889">
            <text:p>34.89</text:p>
          </table:table-cell>
          <table:table-cell table:style-name="ce1" office:value-type="float" office:value="0.900113473628556">
            <text:p>0.90</text:p>
          </table:table-cell>
          <table:table-cell table:style-name="ce1" office:value-type="float" office:value="34.1111111111111">
            <text:p>34.11</text:p>
          </table:table-cell>
          <table:table-cell table:style-name="ce1" office:value-type="float" office:value="0.899170522697889">
            <text:p>0.90</text:p>
          </table:table-cell>
          <table:table-cell table:style-name="ce1" office:value-type="float" office:value="34.7777777777778">
            <text:p>34.78</text:p>
          </table:table-cell>
          <table:table-cell table:style-name="ce1" office:value-type="float" office:value="0.852655287387667">
            <text:p>0.85</text:p>
          </table:table-cell>
          <table:table-cell table:style-name="ce1" office:value-type="float" office:value="0.222222222222222">
            <text:p>0.22</text:p>
          </table:table-cell>
          <table:table-cell table:style-name="ce1" office:value-type="float" office:value="0.899964181575556">
            <text:p>0.90</text:p>
          </table:table-cell>
          <table:table-cell table:style-name="ce1" office:value-type="float" office:value="34.7777777777778">
            <text:p>34.78</text:p>
          </table:table-cell>
          <table:table-cell table:style-name="ce1" office:value-type="float" office:value="0.904430569968889">
            <text:p>0.90</text:p>
          </table:table-cell>
          <table:table-cell table:style-name="ce1" office:value-type="float" office:value="34.3333333333333">
            <text:p>34.33</text:p>
          </table:table-cell>
          <table:table-cell table:style-name="ce1" office:value-type="float" office:value="0.898706940762889">
            <text:p>0.90</text:p>
          </table:table-cell>
          <table:table-cell table:style-name="ce1" office:value-type="float" office:value="34.8888888888889">
            <text:p>34.89</text:p>
          </table:table-cell>
          <table:table-cell table:style-name="ce1" office:value-type="float" office:value="0.830389063172333">
            <text:p>0.83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831074876626222">
            <text:p>0.83</text:p>
          </table:table-cell>
          <table:table-cell table:style-name="ce1" office:value-type="float" office:value="0.333333333333333">
            <text:p>0.33</text:p>
          </table:table-cell>
          <table:table-cell table:style-name="ce1" office:value-type="float" office:value="0.829372865162111">
            <text:p>0.83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871436567939111">
            <text:p>0.87</text:p>
          </table:table-cell>
          <table:table-cell table:style-name="ce1" office:value-type="float" office:value="8.55555555555556">
            <text:p>8.56</text:p>
          </table:table-cell>
          <table:table-cell table:style-name="ce1" office:value-type="float" office:value="0.874374973555667">
            <text:p>0.87</text:p>
          </table:table-cell>
          <table:table-cell table:style-name="ce1" office:value-type="float" office:value="11.5555555555556">
            <text:p>11.56</text:p>
          </table:table-cell>
          <table:table-cell table:style-name="ce1" office:value-type="float" office:value="0.873218953831555">
            <text:p>0.87</text:p>
          </table:table-cell>
          <table:table-cell table:style-name="ce1" office:value-type="float" office:value="9.88888888888889">
            <text:p>9.89</text:p>
          </table:table-cell>
          <table:table-cell table:style-name="ce1" office:value-type="float" office:value="0.873819993011111">
            <text:p>0.87</text:p>
          </table:table-cell>
          <table:table-cell table:style-name="ce1" office:value-type="float" office:value="11.2222222222222">
            <text:p>11.22</text:p>
          </table:table-cell>
          <table:table-cell table:style-name="ce1" office:value-type="float" office:value="0.871875527355111">
            <text:p>0.87</text:p>
          </table:table-cell>
          <table:table-cell table:style-name="ce1" office:value-type="float" office:value="10.5555555555556">
            <text:p>10.56</text:p>
          </table:table-cell>
          <table:table-cell table:style-name="ce1" office:value-type="float" office:value="0.871420998100889">
            <text:p>0.87</text:p>
          </table:table-cell>
          <table:table-cell table:style-name="ce1" office:value-type="float" office:value="9.22222222222222">
            <text:p>9.22</text:p>
          </table:table-cell>
          <table:table-cell table:style-name="ce1" office:value-type="float" office:value="0.838196714477333">
            <text:p>0.84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8612755690667">
            <text:p>0.84</text:p>
          </table:table-cell>
          <table:table-cell table:style-name="ce1" office:value-type="float" office:value="0.333333333333333">
            <text:p>0.33</text:p>
          </table:table-cell>
          <table:table-cell table:style-name="ce1" office:value-type="float" office:value="0.832246595082">
            <text:p>0.83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890587813208333">
            <text:p>0.89</text:p>
          </table:table-cell>
          <table:table-cell table:style-name="ce1" office:value-type="float" office:value="31.4444444444444">
            <text:p>31.44</text:p>
          </table:table-cell>
          <table:table-cell table:style-name="ce1" office:value-type="float" office:value="0.891398729364667">
            <text:p>0.89</text:p>
          </table:table-cell>
          <table:table-cell table:style-name="ce1" office:value-type="float" office:value="30.8888888888889">
            <text:p>30.89</text:p>
          </table:table-cell>
          <table:table-cell table:style-name="ce1" office:value-type="float" office:value="0.891124743881111">
            <text:p>0.89</text:p>
          </table:table-cell>
          <table:table-cell table:style-name="ce1" office:value-type="float" office:value="31.5555555555556">
            <text:p>31.56</text:p>
          </table:table-cell>
          <table:table-cell table:style-name="ce1" office:value-type="float" office:value="0.891319604191889">
            <text:p>0.89</text:p>
          </table:table-cell>
          <table:table-cell table:style-name="ce1" office:value-type="float" office:value="31.1111111111111">
            <text:p>31.11</text:p>
          </table:table-cell>
          <table:table-cell table:style-name="ce1" office:value-type="float" office:value="0.891135084257667">
            <text:p>0.89</text:p>
          </table:table-cell>
          <table:table-cell table:style-name="ce1" office:value-type="float" office:value="32">
            <text:p>32.00</text:p>
          </table:table-cell>
          <table:table-cell table:style-name="ce1" office:value-type="float" office:value="0.889792302370667">
            <text:p>0.89</text:p>
          </table:table-cell>
          <table:table-cell table:style-name="ce1" office:value-type="float" office:value="31.7777777777778">
            <text:p>31.78</text:p>
          </table:table-cell>
          <table:table-cell table:style-name="ce1" table:number-columns-repeated="959"/>
        </table:table-row>
        <table:table-row table:style-name="ro1">
          <table:table-cell table:style-name="ce1" office:value-type="string">
            <text:p>Mf 0.8 – rem 1.0</text:p>
          </table:table-cell>
          <table:table-cell table:style-name="ce1" office:value-type="float" office:value="0.871155584921222">
            <text:p>0.87</text:p>
          </table:table-cell>
          <table:table-cell table:style-name="ce1" office:value-type="float" office:value="0.903993836297444">
            <text:p>0.90</text:p>
          </table:table-cell>
          <table:table-cell table:style-name="ce1" office:value-type="float" office:value="0.858834024452778">
            <text:p>0.86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857257931626889">
            <text:p>0.86</text:p>
          </table:table-cell>
          <table:table-cell table:style-name="ce1" office:value-type="float" office:value="0.444444444444444">
            <text:p>0.44</text:p>
          </table:table-cell>
          <table:table-cell table:style-name="ce1" office:value-type="float" office:value="0.943424876972889">
            <text:p>0.94</text:p>
          </table:table-cell>
          <table:table-cell table:style-name="ce1" office:value-type="float" office:value="39.4444444444444">
            <text:p>39.44</text:p>
          </table:table-cell>
          <table:table-cell table:style-name="ce1" office:value-type="float" office:value="0.943080505281333">
            <text:p>0.94</text:p>
          </table:table-cell>
          <table:table-cell table:style-name="ce1" office:value-type="float" office:value="39.5555555555556">
            <text:p>39.56</text:p>
          </table:table-cell>
          <table:table-cell table:style-name="ce1" office:value-type="float" office:value="0.943503121291556">
            <text:p>0.94</text:p>
          </table:table-cell>
          <table:table-cell table:style-name="ce1" office:value-type="float" office:value="40.1111111111111">
            <text:p>40.11</text:p>
          </table:table-cell>
          <table:table-cell table:style-name="ce1" office:value-type="float" office:value="0.824807358404556">
            <text:p>0.82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51744031896889">
            <text:p>0.95</text:p>
          </table:table-cell>
          <table:table-cell table:style-name="ce1" office:value-type="float" office:value="43">
            <text:p>43.00</text:p>
          </table:table-cell>
          <table:table-cell table:style-name="ce1" office:value-type="float" office:value="0.949727313668111">
            <text:p>0.95</text:p>
          </table:table-cell>
          <table:table-cell table:style-name="ce1" office:value-type="float" office:value="41.6666666666667">
            <text:p>41.67</text:p>
          </table:table-cell>
          <table:table-cell table:style-name="ce1" office:value-type="float" office:value="0.949253367044889">
            <text:p>0.95</text:p>
          </table:table-cell>
          <table:table-cell table:style-name="ce1" office:value-type="float" office:value="41.4444444444444">
            <text:p>41.44</text:p>
          </table:table-cell>
          <table:table-cell table:style-name="ce1" office:value-type="float" office:value="0.845246573338222">
            <text:p>0.85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42988611931667">
            <text:p>0.94</text:p>
          </table:table-cell>
          <table:table-cell table:style-name="ce1" office:value-type="float" office:value="40.3333333333333">
            <text:p>40.33</text:p>
          </table:table-cell>
          <table:table-cell table:style-name="ce1" office:value-type="float" office:value="0.943885072285">
            <text:p>0.94</text:p>
          </table:table-cell>
          <table:table-cell table:style-name="ce1" office:value-type="float" office:value="40.2222222222222">
            <text:p>40.22</text:p>
          </table:table-cell>
          <table:table-cell table:style-name="ce1" office:value-type="float" office:value="0.942167369407111">
            <text:p>0.94</text:p>
          </table:table-cell>
          <table:table-cell table:style-name="ce1" office:value-type="float" office:value="40.4444444444444">
            <text:p>40.44</text:p>
          </table:table-cell>
          <table:table-cell table:style-name="ce1" office:value-type="float" office:value="0.822881684742555">
            <text:p>0.82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22341687237222">
            <text:p>0.82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19602499233556">
            <text:p>0.82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25998215130222">
            <text:p>0.93</text:p>
          </table:table-cell>
          <table:table-cell table:style-name="ce1" office:value-type="float" office:value="26.1111111111111">
            <text:p>26.11</text:p>
          </table:table-cell>
          <table:table-cell table:style-name="ce1" office:value-type="float" office:value="0.923889795173778">
            <text:p>0.92</text:p>
          </table:table-cell>
          <table:table-cell table:style-name="ce1" office:value-type="float" office:value="24.3333333333333">
            <text:p>24.33</text:p>
          </table:table-cell>
          <table:table-cell table:style-name="ce1" office:value-type="float" office:value="0.925214884745">
            <text:p>0.93</text:p>
          </table:table-cell>
          <table:table-cell table:style-name="ce1" office:value-type="float" office:value="25.3333333333333">
            <text:p>25.33</text:p>
          </table:table-cell>
          <table:table-cell table:style-name="ce1" office:value-type="float" office:value="0.924981588060778">
            <text:p>0.92</text:p>
          </table:table-cell>
          <table:table-cell table:style-name="ce1" office:value-type="float" office:value="25.7777777777778">
            <text:p>25.78</text:p>
          </table:table-cell>
          <table:table-cell table:style-name="ce1" office:value-type="float" office:value="0.923311695663">
            <text:p>0.92</text:p>
          </table:table-cell>
          <table:table-cell table:style-name="ce1" office:value-type="float" office:value="24.3333333333333">
            <text:p>24.33</text:p>
          </table:table-cell>
          <table:table-cell table:style-name="ce1" office:value-type="float" office:value="0.921541827287">
            <text:p>0.92</text:p>
          </table:table-cell>
          <table:table-cell table:style-name="ce1" office:value-type="float" office:value="22.4444444444444">
            <text:p>22.44</text:p>
          </table:table-cell>
          <table:table-cell table:style-name="ce1" office:value-type="float" office:value="0.830043346079333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1374254321333">
            <text:p>0.83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820281847966222">
            <text:p>0.82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36488907797111">
            <text:p>0.94</text:p>
          </table:table-cell>
          <table:table-cell table:style-name="ce1" office:value-type="float" office:value="37.8888888888889">
            <text:p>37.89</text:p>
          </table:table-cell>
          <table:table-cell table:style-name="ce1" office:value-type="float" office:value="0.937336905680667">
            <text:p>0.94</text:p>
          </table:table-cell>
          <table:table-cell table:style-name="ce1" office:value-type="float" office:value="37.8888888888889">
            <text:p>37.89</text:p>
          </table:table-cell>
          <table:table-cell table:style-name="ce1" office:value-type="float" office:value="0.936325735757">
            <text:p>0.94</text:p>
          </table:table-cell>
          <table:table-cell table:style-name="ce1" office:value-type="float" office:value="38.3333333333333">
            <text:p>38.33</text:p>
          </table:table-cell>
          <table:table-cell table:style-name="ce1" office:value-type="float" office:value="0.936140105529111">
            <text:p>0.94</text:p>
          </table:table-cell>
          <table:table-cell table:style-name="ce1" office:value-type="float" office:value="38.3333333333333">
            <text:p>38.33</text:p>
          </table:table-cell>
          <table:table-cell table:style-name="ce1" office:value-type="float" office:value="0.936289470613667">
            <text:p>0.94</text:p>
          </table:table-cell>
          <table:table-cell table:style-name="ce1" office:value-type="float" office:value="38.1111111111111">
            <text:p>38.11</text:p>
          </table:table-cell>
          <table:table-cell table:style-name="ce1" office:value-type="float" office:value="0.934457441319">
            <text:p>0.93</text:p>
          </table:table-cell>
          <table:table-cell table:style-name="ce1" office:value-type="float" office:value="37">
            <text:p>37.00</text:p>
          </table:table-cell>
          <table:table-cell table:style-name="ce1" table:number-columns-repeated="959"/>
        </table:table-row>
        <table:table-row table:style-name="ro1">
          <table:table-cell table:style-name="ce1" office:value-type="string">
            <text:p>Mf 0.9 – rem 0.8</text:p>
          </table:table-cell>
          <table:table-cell table:style-name="ce1" office:value-type="float" office:value="0.926493403917889">
            <text:p>0.93</text:p>
          </table:table-cell>
          <table:table-cell table:style-name="ce1" office:value-type="float" office:value="0.940894293931">
            <text:p>0.94</text:p>
          </table:table-cell>
          <table:table-cell table:style-name="ce1" office:value-type="float" office:value="0.852834530571444">
            <text:p>0.85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852759934759778">
            <text:p>0.85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76252196520222">
            <text:p>0.88</text:p>
          </table:table-cell>
          <table:table-cell table:style-name="ce1" office:value-type="float" office:value="30.3333333333333">
            <text:p>30.33</text:p>
          </table:table-cell>
          <table:table-cell table:style-name="ce1" office:value-type="float" office:value="0.875877402761">
            <text:p>0.88</text:p>
          </table:table-cell>
          <table:table-cell table:style-name="ce1" office:value-type="float" office:value="30.4444444444444">
            <text:p>30.44</text:p>
          </table:table-cell>
          <table:table-cell table:style-name="ce1" office:value-type="float" office:value="0.876446552213889">
            <text:p>0.88</text:p>
          </table:table-cell>
          <table:table-cell table:style-name="ce1" office:value-type="float" office:value="30.6666666666667">
            <text:p>30.67</text:p>
          </table:table-cell>
          <table:table-cell table:style-name="ce1" office:value-type="float" office:value="0.832371672309222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70557450960667">
            <text:p>0.87</text:p>
          </table:table-cell>
          <table:table-cell table:style-name="ce1" office:value-type="float" office:value="27.4444444444444">
            <text:p>27.44</text:p>
          </table:table-cell>
          <table:table-cell table:style-name="ce1" office:value-type="float" office:value="0.868207948528445">
            <text:p>0.87</text:p>
          </table:table-cell>
          <table:table-cell table:style-name="ce1" office:value-type="float" office:value="26">
            <text:p>26.00</text:p>
          </table:table-cell>
          <table:table-cell table:style-name="ce1" office:value-type="float" office:value="0.870625736908333">
            <text:p>0.87</text:p>
          </table:table-cell>
          <table:table-cell table:style-name="ce1" office:value-type="float" office:value="28.8888888888889">
            <text:p>28.89</text:p>
          </table:table-cell>
          <table:table-cell table:style-name="ce1" office:value-type="float" office:value="0.856099532773555">
            <text:p>0.86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70813736109">
            <text:p>0.87</text:p>
          </table:table-cell>
          <table:table-cell table:style-name="ce1" office:value-type="float" office:value="30.4444444444444">
            <text:p>30.44</text:p>
          </table:table-cell>
          <table:table-cell table:style-name="ce1" office:value-type="float" office:value="0.875341324066444">
            <text:p>0.88</text:p>
          </table:table-cell>
          <table:table-cell table:style-name="ce1" office:value-type="float" office:value="29.1111111111111">
            <text:p>29.11</text:p>
          </table:table-cell>
          <table:table-cell table:style-name="ce1" office:value-type="float" office:value="0.871943116984667">
            <text:p>0.87</text:p>
          </table:table-cell>
          <table:table-cell table:style-name="ce1" office:value-type="float" office:value="30.2222222222222">
            <text:p>30.22</text:p>
          </table:table-cell>
          <table:table-cell table:style-name="ce1" office:value-type="float" office:value="0.831765833227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0719827218">
            <text:p>0.83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830559781362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21359996143778">
            <text:p>0.82</text:p>
          </table:table-cell>
          <table:table-cell table:style-name="ce1" office:value-type="float" office:value="3">
            <text:p>3.00</text:p>
          </table:table-cell>
          <table:table-cell table:style-name="ce1" office:value-type="float" office:value="0.823432620580111">
            <text:p>0.82</text:p>
          </table:table-cell>
          <table:table-cell table:style-name="ce1" office:value-type="float" office:value="3.88888888888889">
            <text:p>3.89</text:p>
          </table:table-cell>
          <table:table-cell table:style-name="ce1" office:value-type="float" office:value="0.819554166204556">
            <text:p>0.82</text:p>
          </table:table-cell>
          <table:table-cell table:style-name="ce1" office:value-type="float" office:value="3.11111111111111">
            <text:p>3.11</text:p>
          </table:table-cell>
          <table:table-cell table:style-name="ce1" office:value-type="float" office:value="0.822771747142889">
            <text:p>0.82</text:p>
          </table:table-cell>
          <table:table-cell table:style-name="ce1" office:value-type="float" office:value="3.11111111111111">
            <text:p>3.11</text:p>
          </table:table-cell>
          <table:table-cell table:style-name="ce1" office:value-type="float" office:value="0.818624974858889">
            <text:p>0.82</text:p>
          </table:table-cell>
          <table:table-cell table:style-name="ce1" office:value-type="float" office:value="2.55555555555556">
            <text:p>2.56</text:p>
          </table:table-cell>
          <table:table-cell table:style-name="ce1" office:value-type="float" office:value="0.819084688287222">
            <text:p>0.82</text:p>
          </table:table-cell>
          <table:table-cell table:style-name="ce1" office:value-type="float" office:value="2.55555555555556">
            <text:p>2.56</text:p>
          </table:table-cell>
          <table:table-cell table:style-name="ce1" office:value-type="float" office:value="0.836320444826111">
            <text:p>0.84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5681481222667">
            <text:p>0.84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2777967953111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60669882628889">
            <text:p>0.86</text:p>
          </table:table-cell>
          <table:table-cell table:style-name="ce1" office:value-type="float" office:value="21.5555555555556">
            <text:p>21.56</text:p>
          </table:table-cell>
          <table:table-cell table:style-name="ce1" office:value-type="float" office:value="0.858073395084555">
            <text:p>0.86</text:p>
          </table:table-cell>
          <table:table-cell table:style-name="ce1" office:value-type="float" office:value="19.8888888888889">
            <text:p>19.89</text:p>
          </table:table-cell>
          <table:table-cell table:style-name="ce1" office:value-type="float" office:value="0.860270778060889">
            <text:p>0.86</text:p>
          </table:table-cell>
          <table:table-cell table:style-name="ce1" office:value-type="float" office:value="21.1111111111111">
            <text:p>21.11</text:p>
          </table:table-cell>
          <table:table-cell table:style-name="ce1" office:value-type="float" office:value="0.856722564471778">
            <text:p>0.86</text:p>
          </table:table-cell>
          <table:table-cell table:style-name="ce1" office:value-type="float" office:value="18.5555555555556">
            <text:p>18.56</text:p>
          </table:table-cell>
          <table:table-cell table:style-name="ce1" office:value-type="float" office:value="0.85860021895">
            <text:p>0.86</text:p>
          </table:table-cell>
          <table:table-cell table:style-name="ce1" office:value-type="float" office:value="21.2222222222222">
            <text:p>21.22</text:p>
          </table:table-cell>
          <table:table-cell table:style-name="ce1" office:value-type="float" office:value="0.858548540458778">
            <text:p>0.86</text:p>
          </table:table-cell>
          <table:table-cell table:style-name="ce1" office:value-type="float" office:value="22.3333333333333">
            <text:p>22.33</text:p>
          </table:table-cell>
          <table:table-cell table:style-name="ce1" table:number-columns-repeated="959"/>
        </table:table-row>
        <table:table-row table:style-name="ro1">
          <table:table-cell table:style-name="ce1" office:value-type="string">
            <text:p>Mf 0.9 – rem 1.0</text:p>
          </table:table-cell>
          <table:table-cell table:style-name="ce1" office:value-type="float" office:value="0.936859130857667">
            <text:p>0.94</text:p>
          </table:table-cell>
          <table:table-cell table:style-name="ce1" office:value-type="float" office:value="0.954804717934333">
            <text:p>0.95</text:p>
          </table:table-cell>
          <table:table-cell table:style-name="ce1" office:value-type="float" office:value="0.868174621723555">
            <text:p>0.87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67130592820778">
            <text:p>0.87</text:p>
          </table:table-cell>
          <table:table-cell table:style-name="ce1" office:value-type="float" office:value="0.111111111111111">
            <text:p>0.11</text:p>
          </table:table-cell>
          <table:table-cell table:style-name="ce1" office:value-type="float" office:value="0.939593541864">
            <text:p>0.94</text:p>
          </table:table-cell>
          <table:table-cell table:style-name="ce1" office:value-type="float" office:value="35.6666666666667">
            <text:p>35.67</text:p>
          </table:table-cell>
          <table:table-cell table:style-name="ce1" office:value-type="float" office:value="0.939426024431667">
            <text:p>0.94</text:p>
          </table:table-cell>
          <table:table-cell table:style-name="ce1" office:value-type="float" office:value="35.6666666666667">
            <text:p>35.67</text:p>
          </table:table-cell>
          <table:table-cell table:style-name="ce1" office:value-type="float" office:value="0.940268787527444">
            <text:p>0.94</text:p>
          </table:table-cell>
          <table:table-cell table:style-name="ce1" office:value-type="float" office:value="36.5555555555556">
            <text:p>36.56</text:p>
          </table:table-cell>
          <table:table-cell table:style-name="ce1" office:value-type="float" office:value="0.835161876681">
            <text:p>0.84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47886846250222">
            <text:p>0.95</text:p>
          </table:table-cell>
          <table:table-cell table:style-name="ce1" office:value-type="float" office:value="40.8888888888889">
            <text:p>40.89</text:p>
          </table:table-cell>
          <table:table-cell table:style-name="ce1" office:value-type="float" office:value="0.946777825468555">
            <text:p>0.95</text:p>
          </table:table-cell>
          <table:table-cell table:style-name="ce1" office:value-type="float" office:value="37.6666666666667">
            <text:p>37.67</text:p>
          </table:table-cell>
          <table:table-cell table:style-name="ce1" office:value-type="float" office:value="0.944706021596333">
            <text:p>0.94</text:p>
          </table:table-cell>
          <table:table-cell table:style-name="ce1" office:value-type="float" office:value="37.2222222222222">
            <text:p>37.22</text:p>
          </table:table-cell>
          <table:table-cell table:style-name="ce1" office:value-type="float" office:value="0.854274014622">
            <text:p>0.85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39494064794444">
            <text:p>0.94</text:p>
          </table:table-cell>
          <table:table-cell table:style-name="ce1" office:value-type="float" office:value="37">
            <text:p>37.00</text:p>
          </table:table-cell>
          <table:table-cell table:style-name="ce1" office:value-type="float" office:value="0.939694241324667">
            <text:p>0.94</text:p>
          </table:table-cell>
          <table:table-cell table:style-name="ce1" office:value-type="float" office:value="36.1111111111111">
            <text:p>36.11</text:p>
          </table:table-cell>
          <table:table-cell table:style-name="ce1" office:value-type="float" office:value="0.939712779780333">
            <text:p>0.94</text:p>
          </table:table-cell>
          <table:table-cell table:style-name="ce1" office:value-type="float" office:value="36.5555555555556">
            <text:p>36.56</text:p>
          </table:table-cell>
          <table:table-cell table:style-name="ce1" office:value-type="float" office:value="0.833474964286556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3434497891333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2025449614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17900719259778">
            <text:p>0.92</text:p>
          </table:table-cell>
          <table:table-cell table:style-name="ce1" office:value-type="float" office:value="12">
            <text:p>12.00</text:p>
          </table:table-cell>
          <table:table-cell table:style-name="ce1" office:value-type="float" office:value="0.919814858014444">
            <text:p>0.92</text:p>
          </table:table-cell>
          <table:table-cell table:style-name="ce1" office:value-type="float" office:value="14.1111111111111">
            <text:p>14.11</text:p>
          </table:table-cell>
          <table:table-cell table:style-name="ce1" office:value-type="float" office:value="0.918711172781222">
            <text:p>0.92</text:p>
          </table:table-cell>
          <table:table-cell table:style-name="ce1" office:value-type="float" office:value="12.1111111111111">
            <text:p>12.11</text:p>
          </table:table-cell>
          <table:table-cell table:style-name="ce1" office:value-type="float" office:value="0.921332807347667">
            <text:p>0.92</text:p>
          </table:table-cell>
          <table:table-cell table:style-name="ce1" office:value-type="float" office:value="14.6666666666667">
            <text:p>14.67</text:p>
          </table:table-cell>
          <table:table-cell table:style-name="ce1" office:value-type="float" office:value="0.918154454491">
            <text:p>0.92</text:p>
          </table:table-cell>
          <table:table-cell table:style-name="ce1" office:value-type="float" office:value="13.4444444444444">
            <text:p>13.44</text:p>
          </table:table-cell>
          <table:table-cell table:style-name="ce1" office:value-type="float" office:value="0.917773805766111">
            <text:p>0.92</text:p>
          </table:table-cell>
          <table:table-cell table:style-name="ce1" office:value-type="float" office:value="12.7777777777778">
            <text:p>12.78</text:p>
          </table:table-cell>
          <table:table-cell table:style-name="ce1" office:value-type="float" office:value="0.837840305202222">
            <text:p>0.84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8691424236889">
            <text:p>0.84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831178035575">
            <text:p>0.83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931765082002778">
            <text:p>0.93</text:p>
          </table:table-cell>
          <table:table-cell table:style-name="ce1" office:value-type="float" office:value="31.3333333333333">
            <text:p>31.33</text:p>
          </table:table-cell>
          <table:table-cell table:style-name="ce1" office:value-type="float" office:value="0.933156398523111">
            <text:p>0.93</text:p>
          </table:table-cell>
          <table:table-cell table:style-name="ce1" office:value-type="float" office:value="33.5555555555556">
            <text:p>33.56</text:p>
          </table:table-cell>
          <table:table-cell table:style-name="ce1" office:value-type="float" office:value="0.931936274144333">
            <text:p>0.93</text:p>
          </table:table-cell>
          <table:table-cell table:style-name="ce1" office:value-type="float" office:value="30.8888888888889">
            <text:p>30.89</text:p>
          </table:table-cell>
          <table:table-cell table:style-name="ce1" office:value-type="float" office:value="0.931169816021">
            <text:p>0.93</text:p>
          </table:table-cell>
          <table:table-cell table:style-name="ce1" office:value-type="float" office:value="31.4444444444444">
            <text:p>31.44</text:p>
          </table:table-cell>
          <table:table-cell table:style-name="ce1" office:value-type="float" office:value="0.932581308501">
            <text:p>0.93</text:p>
          </table:table-cell>
          <table:table-cell table:style-name="ce1" office:value-type="float" office:value="31.4444444444444">
            <text:p>31.44</text:p>
          </table:table-cell>
          <table:table-cell table:style-name="ce1" office:value-type="float" office:value="0.931048666371222">
            <text:p>0.93</text:p>
          </table:table-cell>
          <table:table-cell table:style-name="ce1" office:value-type="float" office:value="31.3333333333333">
            <text:p>31.33</text:p>
          </table:table-cell>
          <table:table-cell table:style-name="ce1" table:number-columns-repeated="95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hèse_2" table:style-name="ta1">
        <table:shapes>
          <draw:frame draw:z-index="0" draw:style-name="gr1" svg:width="46.932cm" svg:height="11.393cm" svg:x="1.817cm" svg:y="3.47cm">
            <draw:object draw:notify-on-update-of-range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svg:width="62.992cm" svg:height="19.246cm" svg:x="1.817cm" svg:y="15.424cm">
            <draw:object draw:notify-on-update-of-ranges="Synthèse_2.A2:Synthèse_2.A2 Synthèse_2.A3:Synthèse_2.A3 Synthèse_2.A4:Synthèse_2.A4 Synthèse_2.A5:Synthèse_2.A5 Synthèse_2.A6:Synthèse_2.A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svg:width="44.981cm" svg:height="13.289cm" svg:x="2.59cm" svg:y="64.715cm">
            <draw:object draw:notify-on-update-of-ranges="Synthèse_2.A2:Synthèse_2.A6 Synthèse_2.D1:Synthèse_2.D1 Synthèse_2.D2:Synthèse_2.D6 Synthèse_2.F1:Synthèse_2.F1 Synthèse_2.F2:Synthèse_2.F6 Synthèse_2.H1:Synthèse_2.H1 Synthèse_2.H2:Synthèse_2.H6 Synthèse_2.J1:Synthèse_2.J1 Synthèse_2.J2:Synthèse_2.J6 Synthèse_2.L1:Synthèse_2.L1 Synthèse_2.L2:Synthèse_2.L6 Synthèse_2.N1:Synthèse_2.N1 Synthèse_2.N2:Synthèse_2.N6 Synthèse_2.P1:Synthèse_2.P1 Synthèse_2.P2:Synthèse_2.P6 Synthèse_2.R1:Synthèse_2.R1 Synthèse_2.R2:Synthèse_2.R6 Synthèse_2.T1:Synthèse_2.T1 Synthèse_2.T2:Synthèse_2.T6 Synthèse_2.V1:Synthèse_2.V1 Synthèse_2.V2:Synthèse_2.V6 Synthèse_2.X1:Synthèse_2.X1 Synthèse_2.X2:Synthèse_2.X6 Synthèse_2.Z1:Synthèse_2.Z1 Synthèse_2.Z2:Synthèse_2.Z6 Synthèse_2.AB1:Synthèse_2.AB1 Synthèse_2.AB2:Synthèse_2.AB6 Synthèse_2.AD1:Synthèse_2.AD1 Synthèse_2.AD2:Synthèse_2.AD6 Synthèse_2.AF1:Synthèse_2.AF1 Synthèse_2.AF2:Synthèse_2.AF6 Synthèse_2.AH1:Synthèse_2.AH1 Synthèse_2.AH2:Synthèse_2.AH6 Synthèse_2.AJ1:Synthèse_2.AJ1 Synthèse_2.AJ2:Synthèse_2.AJ6 Synthèse_2.AL1:Synthèse_2.AL1 Synthèse_2.AL2:Synthèse_2.AL6 Synthèse_2.AN1:Synthèse_2.AN1 Synthèse_2.AN2:Synthèse_2.AN6 Synthèse_2.AP1:Synthèse_2.AP1 Synthèse_2.AP2:Synthèse_2.AP6 Synthèse_2.AR1:Synthèse_2.AR1 Synthèse_2.AR2:Synthèse_2.AR6 Synthèse_2.AT1:Synthèse_2.AT1 Synthèse_2.AT2:Synthèse_2.AT6 Synthèse_2.AV1:Synthèse_2.AV1 Synthèse_2.AV2:Synthèse_2.AV6 Synthèse_2.AX1:Synthèse_2.AX1 Synthèse_2.AX2:Synthèse_2.AX6 Synthèse_2.AZ1:Synthèse_2.AZ1 Synthèse_2.AZ2:Synthèse_2.AZ6 Synthèse_2.BB1:Synthèse_2.BB1 Synthèse_2.BB2:Synthèse_2.BB6 Synthèse_2.BD1:Synthèse_2.BD1 Synthèse_2.BD2:Synthèse_2.BD6 Synthèse_2.BF1:Synthèse_2.BF1 Synthèse_2.BF2:Synthèse_2.BF6 Synthèse_2.BH1:Synthèse_2.BH1 Synthèse_2.BH2:Synthèse_2.BH6 Synthèse_2.BJ1:Synthèse_2.BJ1 Synthèse_2.BJ2:Synthèse_2.BJ6 Synthèse_2.BL1:Synthèse_2.BL1 Synthèse_2.BL2:Synthèse_2.BL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svg:width="44.981cm" svg:height="13.289cm" svg:x="3.912cm" svg:y="78.458cm">
            <draw:object draw:notify-on-update-of-ranges="Synthèse_2.A2:Synthèse_2.A2 Synthèse_2.A3:Synthèse_2.A3 Synthèse_2.A4:Synthèse_2.A4 Synthèse_2.A5:Synthèse_2.A5 Synthèse_2.A6:Synthèse_2.A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svg:width="69.738cm" svg:height="22.132cm" svg:x="3.112cm" svg:y="52.134cm">
            <draw:object draw:notify-on-update-of-ranges="Synthèse_2.A2:Synthèse_2.A2 Synthèse_2.A3:Synthèse_2.A3 Synthèse_2.A4:Synthèse_2.A4 Synthèse_2.A5:Synthèse_2.A5 Synthèse_2.A6:Synthèse_2.A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svg:width="69.738cm" svg:height="22.132cm" svg:x="69.219cm" svg:y="4.482cm">
            <draw:object draw:notify-on-update-of-ranges="Synthèse_2.A2:Synthèse_2.A2 Synthèse_2.A3:Synthèse_2.A3 Synthèse_2.A4:Synthèse_2.A4 Synthèse_2.A5:Synthèse_2.A5 Synthèse_2.A6:Synthèse_2.A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1" table:default-cell-style-name="Default"/>
        <table:table-column table:style-name="co52" table:default-cell-style-name="Default"/>
        <table:table-column table:style-name="co26" table:number-columns-repeated="1022" table:default-cell-style-name="Default"/>
        <table:table-row table:style-name="ro3">
          <table:table-cell table:style-name="ce2"/>
          <table:table-cell table:style-name="ce2" office:value-type="string">
            <text:p>Avg %usage </text:p>
          </table:table-cell>
          <table:table-cell table:style-name="ce2" office:value-type="string">
            <text:p><text:s/>Avg max % usage</text:p>
          </table:table-cell>
          <table:table-cell table:style-name="ce2" office:value-type="string">
            <text:p>nothing_pn</text:p>
          </table:table-cell>
          <table:table-cell table:style-name="ce2" office:value-type="string">
            <text:p>nothing</text:p>
          </table:table-cell>
          <table:table-cell table:style-name="ce2" office:value-type="string">
            <text:p>shuff1_pn</text:p>
          </table:table-cell>
          <table:table-cell table:style-name="ce2" office:value-type="string">
            <text:p>shuff1</text:p>
          </table:table-cell>
          <table:table-cell table:style-name="ce2" office:value-type="string">
            <text:p>1/C_pn</text:p>
          </table:table-cell>
          <table:table-cell table:style-name="ce2" office:value-type="string">
            <text:p>1/C</text:p>
          </table:table-cell>
          <table:table-cell table:style-name="ce2" office:value-type="string">
            <text:p>1/R_pn</text:p>
          </table:table-cell>
          <table:table-cell table:style-name="ce2" office:value-type="string">
            <text:p>1/R</text:p>
          </table:table-cell>
          <table:table-cell table:style-name="ce2" office:value-type="string">
            <text:p>R/C_pn</text:p>
          </table:table-cell>
          <table:table-cell table:style-name="ce2" office:value-type="string">
            <text:p>R/C</text:p>
          </table:table-cell>
          <table:table-cell table:style-name="ce2" office:value-type="string">
            <text:p>ic_shuff_pn</text:p>
          </table:table-cell>
          <table:table-cell table:style-name="ce2" office:value-type="string">
            <text:p>ic_shuff</text:p>
          </table:table-cell>
          <table:table-cell table:style-name="ce2" office:value-type="string">
            <text:p>ic_dyn_1/C_pn</text:p>
          </table:table-cell>
          <table:table-cell table:style-name="ce2" office:value-type="string">
            <text:p>ic_dyn_1/C</text:p>
          </table:table-cell>
          <table:table-cell table:style-name="ce2" office:value-type="string">
            <text:p>ic_dyn_1/R_pn</text:p>
          </table:table-cell>
          <table:table-cell table:style-name="ce2" office:value-type="string">
            <text:p>ic_dyn_1/R</text:p>
          </table:table-cell>
          <table:table-cell table:style-name="ce2" office:value-type="string">
            <text:p>ic_dyn_R/C_pn</text:p>
          </table:table-cell>
          <table:table-cell table:style-name="ce2" office:value-type="string">
            <text:p>ic_dyn_R/C</text:p>
          </table:table-cell>
          <table:table-cell table:style-name="ce2" office:value-type="string">
            <text:p>bc_shuff_pn</text:p>
          </table:table-cell>
          <table:table-cell table:style-name="ce2" office:value-type="string">
            <text:p>bc_shuff</text:p>
          </table:table-cell>
          <table:table-cell table:style-name="ce2" office:value-type="string">
            <text:p>bc_dyn_1/C_pn</text:p>
          </table:table-cell>
          <table:table-cell table:style-name="ce2" office:value-type="string">
            <text:p>bc_dyn_1/C</text:p>
          </table:table-cell>
          <table:table-cell table:style-name="ce2" office:value-type="string">
            <text:p>bc_dyn_1/R_pn</text:p>
          </table:table-cell>
          <table:table-cell table:style-name="ce2" office:value-type="string">
            <text:p>bc_dyn_1/R</text:p>
          </table:table-cell>
          <table:table-cell table:style-name="ce2" office:value-type="string">
            <text:p>bc_dyn_R/C_pn</text:p>
          </table:table-cell>
          <table:table-cell table:style-name="ce2" office:value-type="string">
            <text:p>bc_dyn_R/C</text:p>
          </table:table-cell>
          <table:table-cell table:style-name="ce2" office:value-type="string">
            <text:p>bb_nothing_pn</text:p>
          </table:table-cell>
          <table:table-cell table:style-name="ce2" office:value-type="string">
            <text:p>bb_nothing</text:p>
          </table:table-cell>
          <table:table-cell table:style-name="ce2" office:value-type="string">
            <text:p>bb_shuff1_pn</text:p>
          </table:table-cell>
          <table:table-cell table:style-name="ce2" office:value-type="string">
            <text:p>bb_shuff1</text:p>
          </table:table-cell>
          <table:table-cell table:style-name="ce2" office:value-type="string">
            <text:p>bb_shuff_pn</text:p>
          </table:table-cell>
          <table:table-cell table:style-name="ce2" office:value-type="string">
            <text:p>bb_shuff</text:p>
          </table:table-cell>
          <table:table-cell table:style-name="ce2" office:value-type="string">
            <text:p>bb_st_1/C_pn</text:p>
          </table:table-cell>
          <table:table-cell table:style-name="ce2" office:value-type="string">
            <text:p>bb_st_1/C</text:p>
          </table:table-cell>
          <table:table-cell table:style-name="ce2" office:value-type="string">
            <text:p>bb_dyn_1/C_pn</text:p>
          </table:table-cell>
          <table:table-cell table:style-name="ce2" office:value-type="string">
            <text:p>bb_dyn_1/C</text:p>
          </table:table-cell>
          <table:table-cell table:style-name="ce2" office:value-type="string">
            <text:p>bb_st_1/R_pn</text:p>
          </table:table-cell>
          <table:table-cell table:style-name="ce2" office:value-type="string">
            <text:p>bb_st_1/R</text:p>
          </table:table-cell>
          <table:table-cell table:style-name="ce2" office:value-type="string">
            <text:p>bb_dyn_1/R_pn</text:p>
          </table:table-cell>
          <table:table-cell table:style-name="ce2" office:value-type="string">
            <text:p>bb_dyn_1/R</text:p>
          </table:table-cell>
          <table:table-cell table:style-name="ce2" office:value-type="string">
            <text:p>bb_st_R/C_pn</text:p>
          </table:table-cell>
          <table:table-cell table:style-name="ce2" office:value-type="string">
            <text:p>bb_st_R/C</text:p>
          </table:table-cell>
          <table:table-cell table:style-name="ce2" office:value-type="string">
            <text:p>bb_dyn_R/C_pn</text:p>
          </table:table-cell>
          <table:table-cell table:style-name="ce2" office:value-type="string">
            <text:p>bb_dyn_R/C</text:p>
          </table:table-cell>
          <table:table-cell table:style-name="ce2" office:value-type="string">
            <text:p>sbb_nothing_pn</text:p>
          </table:table-cell>
          <table:table-cell table:style-name="ce2" office:value-type="string">
            <text:p>sbb_nothing</text:p>
          </table:table-cell>
          <table:table-cell table:style-name="ce2" office:value-type="string">
            <text:p>sbb_shuff1_pn</text:p>
          </table:table-cell>
          <table:table-cell table:style-name="ce2" office:value-type="string">
            <text:p>sbb_shuff1</text:p>
          </table:table-cell>
          <table:table-cell table:style-name="ce2" office:value-type="string">
            <text:p>sbb_shuff_pn</text:p>
          </table:table-cell>
          <table:table-cell table:style-name="ce2" office:value-type="string">
            <text:p>sbb_shuff</text:p>
          </table:table-cell>
          <table:table-cell table:style-name="ce2" office:value-type="string">
            <text:p>sbb_st_1/C_pn</text:p>
          </table:table-cell>
          <table:table-cell table:style-name="ce2" office:value-type="string">
            <text:p>sbb_st_1/C</text:p>
          </table:table-cell>
          <table:table-cell table:style-name="ce2" office:value-type="string">
            <text:p>sbb_dyn_1/C_pn</text:p>
          </table:table-cell>
          <table:table-cell table:style-name="ce2" office:value-type="string">
            <text:p>sbb_dyn_1/C</text:p>
          </table:table-cell>
          <table:table-cell table:style-name="ce2" office:value-type="string">
            <text:p>sbb_st_1/R_pn</text:p>
          </table:table-cell>
          <table:table-cell table:style-name="ce2" office:value-type="string">
            <text:p>sbb_st_1/R</text:p>
          </table:table-cell>
          <table:table-cell table:style-name="ce2" office:value-type="string">
            <text:p>sbb_dyn_1/R_pn</text:p>
          </table:table-cell>
          <table:table-cell table:style-name="ce2" office:value-type="string">
            <text:p>sbb_dyn_1/R</text:p>
          </table:table-cell>
          <table:table-cell table:style-name="ce2" office:value-type="string">
            <text:p>sbb_st_R/C_pn</text:p>
          </table:table-cell>
          <table:table-cell table:style-name="ce2" office:value-type="string">
            <text:p>sbb_st_R/C</text:p>
          </table:table-cell>
          <table:table-cell table:style-name="ce2" office:value-type="string">
            <text:p>sbb_dyn_R/C_pn</text:p>
          </table:table-cell>
          <table:table-cell table:style-name="ce2" office:value-type="string">
            <text:p>sbb_dyn_R/C</text:p>
          </table:table-cell>
          <table:table-cell table:style-name="ce2" table:number-columns-repeated="959"/>
        </table:table-row>
        <table:table-row table:style-name="ro4">
          <table:table-cell table:style-name="ce2" office:value-type="string">
            <text:p>mf 0.7 – rem 0.7</text:p>
          </table:table-cell>
          <table:table-cell table:style-name="ce2" office:value-type="float" office:value="0.802285255068778">
            <text:p>0.8022852551</text:p>
          </table:table-cell>
          <table:table-cell table:style-name="ce2" office:value-type="float" office:value="0.848919582717111">
            <text:p>0.8489195827</text:p>
          </table:table-cell>
          <table:table-cell table:style-name="ce2" table:formula="of:=[Synthèse.D2]" office:value-type="float" office:value="0.857301373171111">
            <text:p>0.8573013732</text:p>
          </table:table-cell>
          <table:table-cell table:style-name="ce2" table:formula="of:=[Synthèse.E2]*9" office:value-type="float" office:value="45">
            <text:p>45</text:p>
          </table:table-cell>
          <table:table-cell table:style-name="ce2" table:formula="of:=[Synthèse.F2]" office:value-type="float" office:value="0.859873096548667">
            <text:p>0.8598730965</text:p>
          </table:table-cell>
          <table:table-cell table:style-name="ce2" table:formula="of:=[Synthèse.G2]*9" office:value-type="float" office:value="54">
            <text:p>54</text:p>
          </table:table-cell>
          <table:table-cell table:style-name="ce2" table:formula="of:=[Synthèse.H2]" office:value-type="float" office:value="0.951833613502222">
            <text:p>0.9518336135</text:p>
          </table:table-cell>
          <table:table-cell table:style-name="ce2" table:formula="of:=[Synthèse.I2]*9" office:value-type="float" office:value="389">
            <text:p>389</text:p>
          </table:table-cell>
          <table:table-cell table:style-name="ce2" table:formula="of:=[Synthèse.J2]" office:value-type="float" office:value="0.950707042961666">
            <text:p>0.950707043</text:p>
          </table:table-cell>
          <table:table-cell table:style-name="ce2" table:formula="of:=[Synthèse.K2]*9" office:value-type="float" office:value="387">
            <text:p>387</text:p>
          </table:table-cell>
          <table:table-cell table:style-name="ce2" table:formula="of:=[Synthèse.L2]" office:value-type="float" office:value="0.950502805091333">
            <text:p>0.9505028051</text:p>
          </table:table-cell>
          <table:table-cell table:style-name="ce2" table:formula="of:=[Synthèse.M2]*9" office:value-type="float" office:value="391">
            <text:p>391</text:p>
          </table:table-cell>
          <table:table-cell table:style-name="ce2" table:formula="of:=[Synthèse.N2]" office:value-type="float" office:value="0.827613606957333">
            <text:p>0.827613607</text:p>
          </table:table-cell>
          <table:table-cell table:style-name="ce2" table:formula="of:=[Synthèse.O2]*9" office:value-type="float" office:value="0.999999999999999">
            <text:p>1</text:p>
          </table:table-cell>
          <table:table-cell table:style-name="ce2" table:formula="of:=[Synthèse.P2]" office:value-type="float" office:value="0.959096366075778">
            <text:p>0.9590963661</text:p>
          </table:table-cell>
          <table:table-cell table:style-name="ce2" table:formula="of:=[Synthèse.Q2]*9" office:value-type="float" office:value="425">
            <text:p>425</text:p>
          </table:table-cell>
          <table:table-cell table:style-name="ce2" table:formula="of:=[Synthèse.R2]" office:value-type="float" office:value="0.955885118518333">
            <text:p>0.9558851185</text:p>
          </table:table-cell>
          <table:table-cell table:style-name="ce2" table:formula="of:=[Synthèse.S2]*9" office:value-type="float" office:value="401">
            <text:p>401</text:p>
          </table:table-cell>
          <table:table-cell table:style-name="ce2" table:formula="of:=[Synthèse.T2]" office:value-type="float" office:value="0.956898293485889">
            <text:p>0.9568982935</text:p>
          </table:table-cell>
          <table:table-cell table:style-name="ce2" table:formula="of:=[Synthèse.U2]*9" office:value-type="float" office:value="403">
            <text:p>403</text:p>
          </table:table-cell>
          <table:table-cell table:style-name="ce2" table:formula="of:=[Synthèse.V2]" office:value-type="float" office:value="0.844506183033667">
            <text:p>0.844506183</text:p>
          </table:table-cell>
          <table:table-cell table:style-name="ce2" table:formula="of:=[Synthèse.W2]*9" office:value-type="float" office:value="3">
            <text:p>3</text:p>
          </table:table-cell>
          <table:table-cell table:style-name="ce2" table:formula="of:=[Synthèse.X2]" office:value-type="float" office:value="0.951812634061889">
            <text:p>0.9518126341</text:p>
          </table:table-cell>
          <table:table-cell table:style-name="ce2" table:formula="of:=[Synthèse.Y2]*9" office:value-type="float" office:value="394">
            <text:p>394</text:p>
          </table:table-cell>
          <table:table-cell table:style-name="ce2" table:formula="of:=[Synthèse.Z2]" office:value-type="float" office:value="0.951502739018111">
            <text:p>0.951502739</text:p>
          </table:table-cell>
          <table:table-cell table:style-name="ce2" table:formula="of:=[Synthèse.AA2]*9" office:value-type="float" office:value="382">
            <text:p>382</text:p>
          </table:table-cell>
          <table:table-cell table:style-name="ce2" table:formula="of:=[Synthèse.AB2]" office:value-type="float" office:value="0.950563091774333">
            <text:p>0.9505630918</text:p>
          </table:table-cell>
          <table:table-cell table:style-name="ce2" table:formula="of:=[Synthèse.AC2]*9" office:value-type="float" office:value="400">
            <text:p>400</text:p>
          </table:table-cell>
          <table:table-cell table:style-name="ce2" table:formula="of:=[Synthèse.AD2]" office:value-type="float" office:value="0.824108991450667">
            <text:p>0.8241089915</text:p>
          </table:table-cell>
          <table:table-cell table:style-name="ce2" table:formula="of:=[Synthèse.AE2]*9" office:value-type="float" office:value="0">
            <text:p>0</text:p>
          </table:table-cell>
          <table:table-cell table:style-name="ce2" table:formula="of:=[Synthèse.AF2]" office:value-type="float" office:value="0.824122414760333">
            <text:p>0.8241224148</text:p>
          </table:table-cell>
          <table:table-cell table:style-name="ce2" table:formula="of:=[Synthèse.AG2]*9" office:value-type="float" office:value="5">
            <text:p>5</text:p>
          </table:table-cell>
          <table:table-cell table:style-name="ce2" table:formula="of:=[Synthèse.AH2]" office:value-type="float" office:value="0.821039758670778">
            <text:p>0.8210397587</text:p>
          </table:table-cell>
          <table:table-cell table:style-name="ce2" table:formula="of:=[Synthèse.AI2]*9" office:value-type="float" office:value="2">
            <text:p>2</text:p>
          </table:table-cell>
          <table:table-cell table:style-name="ce2" table:formula="of:=[Synthèse.AJ2]" office:value-type="float" office:value="0.932247991720111">
            <text:p>0.9322479917</text:p>
          </table:table-cell>
          <table:table-cell table:style-name="ce2" table:formula="of:=[Synthèse.AK2]*9" office:value-type="float" office:value="303">
            <text:p>303</text:p>
          </table:table-cell>
          <table:table-cell table:style-name="ce2" table:formula="of:=[Synthèse.AL2]" office:value-type="float" office:value="0.933526043535555">
            <text:p>0.9335260435</text:p>
          </table:table-cell>
          <table:table-cell table:style-name="ce2" table:formula="of:=[Synthèse.AM2]*9" office:value-type="float" office:value="324">
            <text:p>324</text:p>
          </table:table-cell>
          <table:table-cell table:style-name="ce2" table:formula="of:=[Synthèse.AN2]" office:value-type="float" office:value="0.931953308764555">
            <text:p>0.9319533088</text:p>
          </table:table-cell>
          <table:table-cell table:style-name="ce2" table:formula="of:=[Synthèse.AO2]*9" office:value-type="float" office:value="302">
            <text:p>302</text:p>
          </table:table-cell>
          <table:table-cell table:style-name="ce2" table:formula="of:=[Synthèse.AP2]" office:value-type="float" office:value="0.933699548909333">
            <text:p>0.9336995489</text:p>
          </table:table-cell>
          <table:table-cell table:style-name="ce2" table:formula="of:=[Synthèse.AQ2]*9" office:value-type="float" office:value="316">
            <text:p>316</text:p>
          </table:table-cell>
          <table:table-cell table:style-name="ce2" table:formula="of:=[Synthèse.AR2]" office:value-type="float" office:value="0.931576557148111">
            <text:p>0.9315765571</text:p>
          </table:table-cell>
          <table:table-cell table:style-name="ce2" table:formula="of:=[Synthèse.AS2]*9" office:value-type="float" office:value="303">
            <text:p>303</text:p>
          </table:table-cell>
          <table:table-cell table:style-name="ce2" table:formula="of:=[Synthèse.AT2]" office:value-type="float" office:value="0.928825211211444">
            <text:p>0.9288252112</text:p>
          </table:table-cell>
          <table:table-cell table:style-name="ce2" table:formula="of:=[Synthèse.AU2]*9" office:value-type="float" office:value="295">
            <text:p>295</text:p>
          </table:table-cell>
          <table:table-cell table:style-name="ce2" table:formula="of:=[Synthèse.AV2]" office:value-type="float" office:value="0.838950623106889">
            <text:p>0.8389506231</text:p>
          </table:table-cell>
          <table:table-cell table:style-name="ce2" table:formula="of:=[Synthèse.AW2]*9" office:value-type="float" office:value="7">
            <text:p>7</text:p>
          </table:table-cell>
          <table:table-cell table:style-name="ce2" table:formula="of:=[Synthèse.AX2]" office:value-type="float" office:value="0.838625495192667">
            <text:p>0.8386254952</text:p>
          </table:table-cell>
          <table:table-cell table:style-name="ce2" table:formula="of:=[Synthèse.AY2]*9" office:value-type="float" office:value="6">
            <text:p>6</text:p>
          </table:table-cell>
          <table:table-cell table:style-name="ce2" table:formula="of:=[Synthèse.AZ2]" office:value-type="float" office:value="0.820690314892222">
            <text:p>0.8206903149</text:p>
          </table:table-cell>
          <table:table-cell table:style-name="ce2" table:formula="of:=[Synthèse.BA2]*9" office:value-type="float" office:value="0">
            <text:p>0</text:p>
          </table:table-cell>
          <table:table-cell table:style-name="ce2" table:formula="of:=[Synthèse.BB2]" office:value-type="float" office:value="0.945934383815444">
            <text:p>0.9459343838</text:p>
          </table:table-cell>
          <table:table-cell table:style-name="ce2" table:formula="of:=[Synthèse.BC2]*9" office:value-type="float" office:value="378">
            <text:p>378</text:p>
          </table:table-cell>
          <table:table-cell table:style-name="ce2" table:formula="of:=[Synthèse.BD2]" office:value-type="float" office:value="0.947116102985111">
            <text:p>0.947116103</text:p>
          </table:table-cell>
          <table:table-cell table:style-name="ce2" table:formula="of:=[Synthèse.BE2]*9" office:value-type="float" office:value="388">
            <text:p>388</text:p>
          </table:table-cell>
          <table:table-cell table:style-name="ce2" table:formula="of:=[Synthèse.BF2]" office:value-type="float" office:value="0.944872863826444">
            <text:p>0.9448728638</text:p>
          </table:table-cell>
          <table:table-cell table:style-name="ce2" table:formula="of:=[Synthèse.BG2]*9" office:value-type="float" office:value="371">
            <text:p>371</text:p>
          </table:table-cell>
          <table:table-cell table:style-name="ce2" table:formula="of:=[Synthèse.BH2]" office:value-type="float" office:value="0.946414935688778">
            <text:p>0.9464149357</text:p>
          </table:table-cell>
          <table:table-cell table:style-name="ce2" table:formula="of:=[Synthèse.BI2]*9" office:value-type="float" office:value="377">
            <text:p>377</text:p>
          </table:table-cell>
          <table:table-cell table:style-name="ce2" table:formula="of:=[Synthèse.BJ2]" office:value-type="float" office:value="0.944507626047556">
            <text:p>0.944507626</text:p>
          </table:table-cell>
          <table:table-cell table:style-name="ce2" table:formula="of:=[Synthèse.BK2]*9" office:value-type="float" office:value="371">
            <text:p>371</text:p>
          </table:table-cell>
          <table:table-cell table:style-name="ce2" table:formula="of:=[Synthèse.BL2]" office:value-type="float" office:value="0.943523678992111">
            <text:p>0.943523679</text:p>
          </table:table-cell>
          <table:table-cell table:style-name="ce2" table:formula="of:=[Synthèse.BM2]*9" office:value-type="float" office:value="368">
            <text:p>368</text:p>
          </table:table-cell>
          <table:table-cell table:style-name="ce2" table:number-columns-repeated="959"/>
        </table:table-row>
        <table:table-row table:style-name="ro4">
          <table:table-cell table:style-name="ce2" office:value-type="string">
            <text:p>mf 0.8 – rem 0.8</text:p>
          </table:table-cell>
          <table:table-cell table:style-name="ce2" office:value-type="float" office:value="0.851742189797889">
            <text:p>0.8517421898</text:p>
          </table:table-cell>
          <table:table-cell table:style-name="ce2" office:value-type="float" office:value="0.877682487766333">
            <text:p>0.8776824878</text:p>
          </table:table-cell>
          <table:table-cell table:style-name="ce2" table:formula="of:=[Synthèse.D3]" office:value-type="float" office:value="0.858509910099889">
            <text:p>0.8585099101</text:p>
          </table:table-cell>
          <table:table-cell table:style-name="ce2" table:formula="of:=[Synthèse.E3]*9" office:value-type="float" office:value="64">
            <text:p>64</text:p>
          </table:table-cell>
          <table:table-cell table:style-name="ce2" table:formula="of:=[Synthèse.F3]" office:value-type="float" office:value="0.858496430938">
            <text:p>0.8584964309</text:p>
          </table:table-cell>
          <table:table-cell table:style-name="ce2" table:formula="of:=[Synthèse.G3]*9" office:value-type="float" office:value="73">
            <text:p>73</text:p>
          </table:table-cell>
          <table:table-cell table:style-name="ce2" table:formula="of:=[Synthèse.H3]" office:value-type="float" office:value="0.902815996583444">
            <text:p>0.9028159966</text:p>
          </table:table-cell>
          <table:table-cell table:style-name="ce2" table:formula="of:=[Synthèse.I3]*9" office:value-type="float" office:value="309">
            <text:p>309</text:p>
          </table:table-cell>
          <table:table-cell table:style-name="ce2" table:formula="of:=[Synthèse.J3]" office:value-type="float" office:value="0.902680327324889">
            <text:p>0.9026803273</text:p>
          </table:table-cell>
          <table:table-cell table:style-name="ce2" table:formula="of:=[Synthèse.K3]*9" office:value-type="float" office:value="308">
            <text:p>308</text:p>
          </table:table-cell>
          <table:table-cell table:style-name="ce2" table:formula="of:=[Synthèse.L3]" office:value-type="float" office:value="0.901606408888889">
            <text:p>0.9016064089</text:p>
          </table:table-cell>
          <table:table-cell table:style-name="ce2" table:formula="of:=[Synthèse.M3]*9" office:value-type="float" office:value="311">
            <text:p>311</text:p>
          </table:table-cell>
          <table:table-cell table:style-name="ce2" table:formula="of:=[Synthèse.N3]" office:value-type="float" office:value="0.831112109107111">
            <text:p>0.8311121091</text:p>
          </table:table-cell>
          <table:table-cell table:style-name="ce2" table:formula="of:=[Synthèse.O3]*9" office:value-type="float" office:value="0">
            <text:p>0</text:p>
          </table:table-cell>
          <table:table-cell table:style-name="ce2" table:formula="of:=[Synthèse.P3]" office:value-type="float" office:value="0.902047256203222">
            <text:p>0.9020472562</text:p>
          </table:table-cell>
          <table:table-cell table:style-name="ce2" table:formula="of:=[Synthèse.Q3]*9" office:value-type="float" office:value="314">
            <text:p>314</text:p>
          </table:table-cell>
          <table:table-cell table:style-name="ce2" table:formula="of:=[Synthèse.R3]" office:value-type="float" office:value="0.900113473628556">
            <text:p>0.9001134736</text:p>
          </table:table-cell>
          <table:table-cell table:style-name="ce2" table:formula="of:=[Synthèse.S3]*9" office:value-type="float" office:value="307">
            <text:p>307</text:p>
          </table:table-cell>
          <table:table-cell table:style-name="ce2" table:formula="of:=[Synthèse.T3]" office:value-type="float" office:value="0.899170522697889">
            <text:p>0.8991705227</text:p>
          </table:table-cell>
          <table:table-cell table:style-name="ce2" table:formula="of:=[Synthèse.U3]*9" office:value-type="float" office:value="313">
            <text:p>313</text:p>
          </table:table-cell>
          <table:table-cell table:style-name="ce2" table:formula="of:=[Synthèse.V3]" office:value-type="float" office:value="0.852655287387667">
            <text:p>0.8526552874</text:p>
          </table:table-cell>
          <table:table-cell table:style-name="ce2" table:formula="of:=[Synthèse.W3]*9" office:value-type="float" office:value="2">
            <text:p>2</text:p>
          </table:table-cell>
          <table:table-cell table:style-name="ce2" table:formula="of:=[Synthèse.X3]" office:value-type="float" office:value="0.899964181575556">
            <text:p>0.8999641816</text:p>
          </table:table-cell>
          <table:table-cell table:style-name="ce2" table:formula="of:=[Synthèse.Y3]*9" office:value-type="float" office:value="313">
            <text:p>313</text:p>
          </table:table-cell>
          <table:table-cell table:style-name="ce2" table:formula="of:=[Synthèse.Z3]" office:value-type="float" office:value="0.904430569968889">
            <text:p>0.90443057</text:p>
          </table:table-cell>
          <table:table-cell table:style-name="ce2" table:formula="of:=[Synthèse.AA3]*9" office:value-type="float" office:value="309">
            <text:p>309</text:p>
          </table:table-cell>
          <table:table-cell table:style-name="ce2" table:formula="of:=[Synthèse.AB3]" office:value-type="float" office:value="0.898706940762889">
            <text:p>0.8987069408</text:p>
          </table:table-cell>
          <table:table-cell table:style-name="ce2" table:formula="of:=[Synthèse.AC3]*9" office:value-type="float" office:value="314">
            <text:p>314</text:p>
          </table:table-cell>
          <table:table-cell table:style-name="ce2" table:formula="of:=[Synthèse.AD3]" office:value-type="float" office:value="0.830389063172333">
            <text:p>0.8303890632</text:p>
          </table:table-cell>
          <table:table-cell table:style-name="ce2" table:formula="of:=[Synthèse.AE3]*9" office:value-type="float" office:value="0.999999999999999">
            <text:p>1</text:p>
          </table:table-cell>
          <table:table-cell table:style-name="ce2" table:formula="of:=[Synthèse.AF3]" office:value-type="float" office:value="0.831074876626222">
            <text:p>0.8310748766</text:p>
          </table:table-cell>
          <table:table-cell table:style-name="ce2" table:formula="of:=[Synthèse.AG3]*9" office:value-type="float" office:value="3">
            <text:p>3</text:p>
          </table:table-cell>
          <table:table-cell table:style-name="ce2" table:formula="of:=[Synthèse.AH3]" office:value-type="float" office:value="0.829372865162111">
            <text:p>0.8293728652</text:p>
          </table:table-cell>
          <table:table-cell table:style-name="ce2" table:formula="of:=[Synthèse.AI3]*9" office:value-type="float" office:value="0.999999999999999">
            <text:p>1</text:p>
          </table:table-cell>
          <table:table-cell table:style-name="ce2" table:formula="of:=[Synthèse.AJ3]" office:value-type="float" office:value="0.871436567939111">
            <text:p>0.8714365679</text:p>
          </table:table-cell>
          <table:table-cell table:style-name="ce2" table:formula="of:=[Synthèse.AK3]*9" office:value-type="float" office:value="77">
            <text:p>77</text:p>
          </table:table-cell>
          <table:table-cell table:style-name="ce2" table:formula="of:=[Synthèse.AL3]" office:value-type="float" office:value="0.874374973555667">
            <text:p>0.8743749736</text:p>
          </table:table-cell>
          <table:table-cell table:style-name="ce2" table:formula="of:=[Synthèse.AM3]*9" office:value-type="float" office:value="104">
            <text:p>104</text:p>
          </table:table-cell>
          <table:table-cell table:style-name="ce2" table:formula="of:=[Synthèse.AN3]" office:value-type="float" office:value="0.873218953831555">
            <text:p>0.8732189538</text:p>
          </table:table-cell>
          <table:table-cell table:style-name="ce2" table:formula="of:=[Synthèse.AO3]*9" office:value-type="float" office:value="89">
            <text:p>89</text:p>
          </table:table-cell>
          <table:table-cell table:style-name="ce2" table:formula="of:=[Synthèse.AP3]" office:value-type="float" office:value="0.873819993011111">
            <text:p>0.873819993</text:p>
          </table:table-cell>
          <table:table-cell table:style-name="ce2" table:formula="of:=[Synthèse.AQ3]*9" office:value-type="float" office:value="101">
            <text:p>101</text:p>
          </table:table-cell>
          <table:table-cell table:style-name="ce2" table:formula="of:=[Synthèse.AR3]" office:value-type="float" office:value="0.871875527355111">
            <text:p>0.8718755274</text:p>
          </table:table-cell>
          <table:table-cell table:style-name="ce2" table:formula="of:=[Synthèse.AS3]*9" office:value-type="float" office:value="95.0000000000004">
            <text:p>95</text:p>
          </table:table-cell>
          <table:table-cell table:style-name="ce2" table:formula="of:=[Synthèse.AT3]" office:value-type="float" office:value="0.871420998100889">
            <text:p>0.8714209981</text:p>
          </table:table-cell>
          <table:table-cell table:style-name="ce2" table:formula="of:=[Synthèse.AU3]*9" office:value-type="float" office:value="83">
            <text:p>83</text:p>
          </table:table-cell>
          <table:table-cell table:style-name="ce2" table:formula="of:=[Synthèse.AV3]" office:value-type="float" office:value="0.838196714477333">
            <text:p>0.8381967145</text:p>
          </table:table-cell>
          <table:table-cell table:style-name="ce2" table:formula="of:=[Synthèse.AW3]*9" office:value-type="float" office:value="0">
            <text:p>0</text:p>
          </table:table-cell>
          <table:table-cell table:style-name="ce2" table:formula="of:=[Synthèse.AX3]" office:value-type="float" office:value="0.838612755690667">
            <text:p>0.8386127557</text:p>
          </table:table-cell>
          <table:table-cell table:style-name="ce2" table:formula="of:=[Synthèse.AY3]*9" office:value-type="float" office:value="3">
            <text:p>3</text:p>
          </table:table-cell>
          <table:table-cell table:style-name="ce2" table:formula="of:=[Synthèse.AZ3]" office:value-type="float" office:value="0.832246595082">
            <text:p>0.8322465951</text:p>
          </table:table-cell>
          <table:table-cell table:style-name="ce2" table:formula="of:=[Synthèse.BA3]*9" office:value-type="float" office:value="0.999999999999999">
            <text:p>1</text:p>
          </table:table-cell>
          <table:table-cell table:style-name="ce2" table:formula="of:=[Synthèse.BB3]" office:value-type="float" office:value="0.890587813208333">
            <text:p>0.8905878132</text:p>
          </table:table-cell>
          <table:table-cell table:style-name="ce2" table:formula="of:=[Synthèse.BC3]*9" office:value-type="float" office:value="283">
            <text:p>283</text:p>
          </table:table-cell>
          <table:table-cell table:style-name="ce2" table:formula="of:=[Synthèse.BD3]" office:value-type="float" office:value="0.891398729364667">
            <text:p>0.8913987294</text:p>
          </table:table-cell>
          <table:table-cell table:style-name="ce2" table:formula="of:=[Synthèse.BE3]*9" office:value-type="float" office:value="278">
            <text:p>278</text:p>
          </table:table-cell>
          <table:table-cell table:style-name="ce2" table:formula="of:=[Synthèse.BF3]" office:value-type="float" office:value="0.891124743881111">
            <text:p>0.8911247439</text:p>
          </table:table-cell>
          <table:table-cell table:style-name="ce2" table:formula="of:=[Synthèse.BG3]*9" office:value-type="float" office:value="284">
            <text:p>284</text:p>
          </table:table-cell>
          <table:table-cell table:style-name="ce2" table:formula="of:=[Synthèse.BH3]" office:value-type="float" office:value="0.891319604191889">
            <text:p>0.8913196042</text:p>
          </table:table-cell>
          <table:table-cell table:style-name="ce2" table:formula="of:=[Synthèse.BI3]*9" office:value-type="float" office:value="280">
            <text:p>280</text:p>
          </table:table-cell>
          <table:table-cell table:style-name="ce2" table:formula="of:=[Synthèse.BJ3]" office:value-type="float" office:value="0.891135084257667">
            <text:p>0.8911350843</text:p>
          </table:table-cell>
          <table:table-cell table:style-name="ce2" table:formula="of:=[Synthèse.BK3]*9" office:value-type="float" office:value="288">
            <text:p>288</text:p>
          </table:table-cell>
          <table:table-cell table:style-name="ce2" table:formula="of:=[Synthèse.BL3]" office:value-type="float" office:value="0.889792302370667">
            <text:p>0.8897923024</text:p>
          </table:table-cell>
          <table:table-cell table:style-name="ce2" table:formula="of:=[Synthèse.BM3]*9" office:value-type="float" office:value="286">
            <text:p>286</text:p>
          </table:table-cell>
          <table:table-cell table:style-name="ce2" table:number-columns-repeated="959"/>
        </table:table-row>
        <table:table-row table:style-name="ro4">
          <table:table-cell table:style-name="ce2" office:value-type="string">
            <text:p>Mf 0.8 – rem 1.0</text:p>
          </table:table-cell>
          <table:table-cell table:style-name="ce2" office:value-type="float" office:value="0.871155584921222">
            <text:p>0.8711555849</text:p>
          </table:table-cell>
          <table:table-cell table:style-name="ce2" office:value-type="float" office:value="0.903993836297444">
            <text:p>0.9039938363</text:p>
          </table:table-cell>
          <table:table-cell table:style-name="ce2" table:formula="of:=[Synthèse.D4]" office:value-type="float" office:value="0.858834024452778">
            <text:p>0.8588340245</text:p>
          </table:table-cell>
          <table:table-cell table:style-name="ce2" table:formula="of:=[Synthèse.E4]*9" office:value-type="float" office:value="0.999999999999999">
            <text:p>1</text:p>
          </table:table-cell>
          <table:table-cell table:style-name="ce2" table:formula="of:=[Synthèse.F4]" office:value-type="float" office:value="0.857257931626889">
            <text:p>0.8572579316</text:p>
          </table:table-cell>
          <table:table-cell table:style-name="ce2" table:formula="of:=[Synthèse.G4]*9" office:value-type="float" office:value="4">
            <text:p>4</text:p>
          </table:table-cell>
          <table:table-cell table:style-name="ce2" table:formula="of:=[Synthèse.H4]" office:value-type="float" office:value="0.943424876972889">
            <text:p>0.943424877</text:p>
          </table:table-cell>
          <table:table-cell table:style-name="ce2" table:formula="of:=[Synthèse.I4]*9" office:value-type="float" office:value="355">
            <text:p>355</text:p>
          </table:table-cell>
          <table:table-cell table:style-name="ce2" table:formula="of:=[Synthèse.J4]" office:value-type="float" office:value="0.943080505281333">
            <text:p>0.9430805053</text:p>
          </table:table-cell>
          <table:table-cell table:style-name="ce2" table:formula="of:=[Synthèse.K4]*9" office:value-type="float" office:value="356">
            <text:p>356</text:p>
          </table:table-cell>
          <table:table-cell table:style-name="ce2" table:formula="of:=[Synthèse.L4]" office:value-type="float" office:value="0.943503121291556">
            <text:p>0.9435031213</text:p>
          </table:table-cell>
          <table:table-cell table:style-name="ce2" table:formula="of:=[Synthèse.M4]*9" office:value-type="float" office:value="361">
            <text:p>361</text:p>
          </table:table-cell>
          <table:table-cell table:style-name="ce2" table:formula="of:=[Synthèse.N4]" office:value-type="float" office:value="0.824807358404556">
            <text:p>0.8248073584</text:p>
          </table:table-cell>
          <table:table-cell table:style-name="ce2" table:formula="of:=[Synthèse.O4]*9" office:value-type="float" office:value="0">
            <text:p>0</text:p>
          </table:table-cell>
          <table:table-cell table:style-name="ce2" table:formula="of:=[Synthèse.P4]" office:value-type="float" office:value="0.951744031896889">
            <text:p>0.9517440319</text:p>
          </table:table-cell>
          <table:table-cell table:style-name="ce2" table:formula="of:=[Synthèse.Q4]*9" office:value-type="float" office:value="387">
            <text:p>387</text:p>
          </table:table-cell>
          <table:table-cell table:style-name="ce2" table:formula="of:=[Synthèse.R4]" office:value-type="float" office:value="0.949727313668111">
            <text:p>0.9497273137</text:p>
          </table:table-cell>
          <table:table-cell table:style-name="ce2" table:formula="of:=[Synthèse.S4]*9" office:value-type="float" office:value="375">
            <text:p>375</text:p>
          </table:table-cell>
          <table:table-cell table:style-name="ce2" table:formula="of:=[Synthèse.T4]" office:value-type="float" office:value="0.949253367044889">
            <text:p>0.949253367</text:p>
          </table:table-cell>
          <table:table-cell table:style-name="ce2" table:formula="of:=[Synthèse.U4]*9" office:value-type="float" office:value="373">
            <text:p>373</text:p>
          </table:table-cell>
          <table:table-cell table:style-name="ce2" table:formula="of:=[Synthèse.V4]" office:value-type="float" office:value="0.845246573338222">
            <text:p>0.8452465733</text:p>
          </table:table-cell>
          <table:table-cell table:style-name="ce2" table:formula="of:=[Synthèse.W4]*9" office:value-type="float" office:value="0">
            <text:p>0</text:p>
          </table:table-cell>
          <table:table-cell table:style-name="ce2" table:formula="of:=[Synthèse.X4]" office:value-type="float" office:value="0.942988611931667">
            <text:p>0.9429886119</text:p>
          </table:table-cell>
          <table:table-cell table:style-name="ce2" table:formula="of:=[Synthèse.Y4]*9" office:value-type="float" office:value="363">
            <text:p>363</text:p>
          </table:table-cell>
          <table:table-cell table:style-name="ce2" table:formula="of:=[Synthèse.Z4]" office:value-type="float" office:value="0.943885072285">
            <text:p>0.9438850723</text:p>
          </table:table-cell>
          <table:table-cell table:style-name="ce2" table:formula="of:=[Synthèse.AA4]*9" office:value-type="float" office:value="362">
            <text:p>362</text:p>
          </table:table-cell>
          <table:table-cell table:style-name="ce2" table:formula="of:=[Synthèse.AB4]" office:value-type="float" office:value="0.942167369407111">
            <text:p>0.9421673694</text:p>
          </table:table-cell>
          <table:table-cell table:style-name="ce2" table:formula="of:=[Synthèse.AC4]*9" office:value-type="float" office:value="364">
            <text:p>364</text:p>
          </table:table-cell>
          <table:table-cell table:style-name="ce2" table:formula="of:=[Synthèse.AD4]" office:value-type="float" office:value="0.822881684742555">
            <text:p>0.8228816847</text:p>
          </table:table-cell>
          <table:table-cell table:style-name="ce2" table:formula="of:=[Synthèse.AE4]*9" office:value-type="float" office:value="0">
            <text:p>0</text:p>
          </table:table-cell>
          <table:table-cell table:style-name="ce2" table:formula="of:=[Synthèse.AF4]" office:value-type="float" office:value="0.822341687237222">
            <text:p>0.8223416872</text:p>
          </table:table-cell>
          <table:table-cell table:style-name="ce2" table:formula="of:=[Synthèse.AG4]*9" office:value-type="float" office:value="0">
            <text:p>0</text:p>
          </table:table-cell>
          <table:table-cell table:style-name="ce2" table:formula="of:=[Synthèse.AH4]" office:value-type="float" office:value="0.819602499233556">
            <text:p>0.8196024992</text:p>
          </table:table-cell>
          <table:table-cell table:style-name="ce2" table:formula="of:=[Synthèse.AI4]*9" office:value-type="float" office:value="0">
            <text:p>0</text:p>
          </table:table-cell>
          <table:table-cell table:style-name="ce2" table:formula="of:=[Synthèse.AJ4]" office:value-type="float" office:value="0.925998215130222">
            <text:p>0.9259982151</text:p>
          </table:table-cell>
          <table:table-cell table:style-name="ce2" table:formula="of:=[Synthèse.AK4]*9" office:value-type="float" office:value="235">
            <text:p>235</text:p>
          </table:table-cell>
          <table:table-cell table:style-name="ce2" table:formula="of:=[Synthèse.AL4]" office:value-type="float" office:value="0.923889795173778">
            <text:p>0.9238897952</text:p>
          </table:table-cell>
          <table:table-cell table:style-name="ce2" table:formula="of:=[Synthèse.AM4]*9" office:value-type="float" office:value="219">
            <text:p>219</text:p>
          </table:table-cell>
          <table:table-cell table:style-name="ce2" table:formula="of:=[Synthèse.AN4]" office:value-type="float" office:value="0.925214884745">
            <text:p>0.9252148847</text:p>
          </table:table-cell>
          <table:table-cell table:style-name="ce2" table:formula="of:=[Synthèse.AO4]*9" office:value-type="float" office:value="228">
            <text:p>228</text:p>
          </table:table-cell>
          <table:table-cell table:style-name="ce2" table:formula="of:=[Synthèse.AP4]" office:value-type="float" office:value="0.924981588060778">
            <text:p>0.9249815881</text:p>
          </table:table-cell>
          <table:table-cell table:style-name="ce2" table:formula="of:=[Synthèse.AQ4]*9" office:value-type="float" office:value="232">
            <text:p>232</text:p>
          </table:table-cell>
          <table:table-cell table:style-name="ce2" table:formula="of:=[Synthèse.AR4]" office:value-type="float" office:value="0.923311695663">
            <text:p>0.9233116957</text:p>
          </table:table-cell>
          <table:table-cell table:style-name="ce2" table:formula="of:=[Synthèse.AS4]*9" office:value-type="float" office:value="219">
            <text:p>219</text:p>
          </table:table-cell>
          <table:table-cell table:style-name="ce2" table:formula="of:=[Synthèse.AT4]" office:value-type="float" office:value="0.921541827287">
            <text:p>0.9215418273</text:p>
          </table:table-cell>
          <table:table-cell table:style-name="ce2" table:formula="of:=[Synthèse.AU4]*9" office:value-type="float" office:value="202">
            <text:p>202</text:p>
          </table:table-cell>
          <table:table-cell table:style-name="ce2" table:formula="of:=[Synthèse.AV4]" office:value-type="float" office:value="0.830043346079333">
            <text:p>0.8300433461</text:p>
          </table:table-cell>
          <table:table-cell table:style-name="ce2" table:formula="of:=[Synthèse.AW4]*9" office:value-type="float" office:value="0">
            <text:p>0</text:p>
          </table:table-cell>
          <table:table-cell table:style-name="ce2" table:formula="of:=[Synthèse.AX4]" office:value-type="float" office:value="0.831374254321333">
            <text:p>0.8313742543</text:p>
          </table:table-cell>
          <table:table-cell table:style-name="ce2" table:formula="of:=[Synthèse.AY4]*9" office:value-type="float" office:value="0.999999999999999">
            <text:p>1</text:p>
          </table:table-cell>
          <table:table-cell table:style-name="ce2" table:formula="of:=[Synthèse.AZ4]" office:value-type="float" office:value="0.820281847966222">
            <text:p>0.820281848</text:p>
          </table:table-cell>
          <table:table-cell table:style-name="ce2" table:formula="of:=[Synthèse.BA4]*9" office:value-type="float" office:value="0">
            <text:p>0</text:p>
          </table:table-cell>
          <table:table-cell table:style-name="ce2" table:formula="of:=[Synthèse.BB4]" office:value-type="float" office:value="0.936488907797111">
            <text:p>0.9364889078</text:p>
          </table:table-cell>
          <table:table-cell table:style-name="ce2" table:formula="of:=[Synthèse.BC4]*9" office:value-type="float" office:value="341">
            <text:p>341</text:p>
          </table:table-cell>
          <table:table-cell table:style-name="ce2" table:formula="of:=[Synthèse.BD4]" office:value-type="float" office:value="0.937336905680667">
            <text:p>0.9373369057</text:p>
          </table:table-cell>
          <table:table-cell table:style-name="ce2" table:formula="of:=[Synthèse.BE4]*9" office:value-type="float" office:value="341">
            <text:p>341</text:p>
          </table:table-cell>
          <table:table-cell table:style-name="ce2" table:formula="of:=[Synthèse.BF4]" office:value-type="float" office:value="0.936325735757">
            <text:p>0.9363257358</text:p>
          </table:table-cell>
          <table:table-cell table:style-name="ce2" table:formula="of:=[Synthèse.BG4]*9" office:value-type="float" office:value="345">
            <text:p>345</text:p>
          </table:table-cell>
          <table:table-cell table:style-name="ce2" table:formula="of:=[Synthèse.BH4]" office:value-type="float" office:value="0.936140105529111">
            <text:p>0.9361401055</text:p>
          </table:table-cell>
          <table:table-cell table:style-name="ce2" table:formula="of:=[Synthèse.BI4]*9" office:value-type="float" office:value="345">
            <text:p>345</text:p>
          </table:table-cell>
          <table:table-cell table:style-name="ce2" table:formula="of:=[Synthèse.BJ4]" office:value-type="float" office:value="0.936289470613667">
            <text:p>0.9362894706</text:p>
          </table:table-cell>
          <table:table-cell table:style-name="ce2" table:formula="of:=[Synthèse.BK4]*9" office:value-type="float" office:value="343">
            <text:p>343</text:p>
          </table:table-cell>
          <table:table-cell table:style-name="ce2" table:formula="of:=[Synthèse.BL4]" office:value-type="float" office:value="0.934457441319">
            <text:p>0.9344574413</text:p>
          </table:table-cell>
          <table:table-cell table:style-name="ce2" table:formula="of:=[Synthèse.BM4]*9" office:value-type="float" office:value="333">
            <text:p>333</text:p>
          </table:table-cell>
          <table:table-cell table:style-name="ce2" table:number-columns-repeated="959"/>
        </table:table-row>
        <table:table-row table:style-name="ro4">
          <table:table-cell table:style-name="ce2" office:value-type="string">
            <text:p>Mf 0.9 – rem 0.8</text:p>
          </table:table-cell>
          <table:table-cell table:style-name="ce2" office:value-type="float" office:value="0.926493403917889">
            <text:p>0.9264934039</text:p>
          </table:table-cell>
          <table:table-cell table:style-name="ce2" office:value-type="float" office:value="0.940894293931">
            <text:p>0.9408942939</text:p>
          </table:table-cell>
          <table:table-cell table:style-name="ce2" table:formula="of:=[Synthèse.D5]" office:value-type="float" office:value="0.852834530571444">
            <text:p>0.8528345306</text:p>
          </table:table-cell>
          <table:table-cell table:style-name="ce2" table:formula="of:=[Synthèse.E5]*9" office:value-type="float" office:value="0.999999999999999">
            <text:p>1</text:p>
          </table:table-cell>
          <table:table-cell table:style-name="ce2" table:formula="of:=[Synthèse.F5]" office:value-type="float" office:value="0.852759934759778">
            <text:p>0.8527599348</text:p>
          </table:table-cell>
          <table:table-cell table:style-name="ce2" table:formula="of:=[Synthèse.G5]*9" office:value-type="float" office:value="0">
            <text:p>0</text:p>
          </table:table-cell>
          <table:table-cell table:style-name="ce2" table:formula="of:=[Synthèse.H5]" office:value-type="float" office:value="0.876252196520222">
            <text:p>0.8762521965</text:p>
          </table:table-cell>
          <table:table-cell table:style-name="ce2" table:formula="of:=[Synthèse.I5]*9" office:value-type="float" office:value="273">
            <text:p>273</text:p>
          </table:table-cell>
          <table:table-cell table:style-name="ce2" table:formula="of:=[Synthèse.J5]" office:value-type="float" office:value="0.875877402761">
            <text:p>0.8758774028</text:p>
          </table:table-cell>
          <table:table-cell table:style-name="ce2" table:formula="of:=[Synthèse.K5]*9" office:value-type="float" office:value="274">
            <text:p>274</text:p>
          </table:table-cell>
          <table:table-cell table:style-name="ce2" table:formula="of:=[Synthèse.L5]" office:value-type="float" office:value="0.876446552213889">
            <text:p>0.8764465522</text:p>
          </table:table-cell>
          <table:table-cell table:style-name="ce2" table:formula="of:=[Synthèse.M5]*9" office:value-type="float" office:value="276">
            <text:p>276</text:p>
          </table:table-cell>
          <table:table-cell table:style-name="ce2" table:formula="of:=[Synthèse.N5]" office:value-type="float" office:value="0.832371672309222">
            <text:p>0.8323716723</text:p>
          </table:table-cell>
          <table:table-cell table:style-name="ce2" table:formula="of:=[Synthèse.O5]*9" office:value-type="float" office:value="0">
            <text:p>0</text:p>
          </table:table-cell>
          <table:table-cell table:style-name="ce2" table:formula="of:=[Synthèse.P5]" office:value-type="float" office:value="0.870557450960667">
            <text:p>0.870557451</text:p>
          </table:table-cell>
          <table:table-cell table:style-name="ce2" table:formula="of:=[Synthèse.Q5]*9" office:value-type="float" office:value="247">
            <text:p>247</text:p>
          </table:table-cell>
          <table:table-cell table:style-name="ce2" table:formula="of:=[Synthèse.R5]" office:value-type="float" office:value="0.868207948528445">
            <text:p>0.8682079485</text:p>
          </table:table-cell>
          <table:table-cell table:style-name="ce2" table:formula="of:=[Synthèse.S5]*9" office:value-type="float" office:value="234">
            <text:p>234</text:p>
          </table:table-cell>
          <table:table-cell table:style-name="ce2" table:formula="of:=[Synthèse.T5]" office:value-type="float" office:value="0.870625736908333">
            <text:p>0.8706257369</text:p>
          </table:table-cell>
          <table:table-cell table:style-name="ce2" table:formula="of:=[Synthèse.U5]*9" office:value-type="float" office:value="260">
            <text:p>260</text:p>
          </table:table-cell>
          <table:table-cell table:style-name="ce2" table:formula="of:=[Synthèse.V5]" office:value-type="float" office:value="0.856099532773555">
            <text:p>0.8560995328</text:p>
          </table:table-cell>
          <table:table-cell table:style-name="ce2" table:formula="of:=[Synthèse.W5]*9" office:value-type="float" office:value="0">
            <text:p>0</text:p>
          </table:table-cell>
          <table:table-cell table:style-name="ce2" table:formula="of:=[Synthèse.X5]" office:value-type="float" office:value="0.870813736109">
            <text:p>0.8708137361</text:p>
          </table:table-cell>
          <table:table-cell table:style-name="ce2" table:formula="of:=[Synthèse.Y5]*9" office:value-type="float" office:value="274">
            <text:p>274</text:p>
          </table:table-cell>
          <table:table-cell table:style-name="ce2" table:formula="of:=[Synthèse.Z5]" office:value-type="float" office:value="0.875341324066444">
            <text:p>0.8753413241</text:p>
          </table:table-cell>
          <table:table-cell table:style-name="ce2" table:formula="of:=[Synthèse.AA5]*9" office:value-type="float" office:value="262">
            <text:p>262</text:p>
          </table:table-cell>
          <table:table-cell table:style-name="ce2" table:formula="of:=[Synthèse.AB5]" office:value-type="float" office:value="0.871943116984667">
            <text:p>0.871943117</text:p>
          </table:table-cell>
          <table:table-cell table:style-name="ce2" table:formula="of:=[Synthèse.AC5]*9" office:value-type="float" office:value="272">
            <text:p>272</text:p>
          </table:table-cell>
          <table:table-cell table:style-name="ce2" table:formula="of:=[Synthèse.AD5]" office:value-type="float" office:value="0.831765833227">
            <text:p>0.8317658332</text:p>
          </table:table-cell>
          <table:table-cell table:style-name="ce2" table:formula="of:=[Synthèse.AE5]*9" office:value-type="float" office:value="0">
            <text:p>0</text:p>
          </table:table-cell>
          <table:table-cell table:style-name="ce2" table:formula="of:=[Synthèse.AF5]" office:value-type="float" office:value="0.830719827218">
            <text:p>0.8307198272</text:p>
          </table:table-cell>
          <table:table-cell table:style-name="ce2" table:formula="of:=[Synthèse.AG5]*9" office:value-type="float" office:value="0.999999999999999">
            <text:p>1</text:p>
          </table:table-cell>
          <table:table-cell table:style-name="ce2" table:formula="of:=[Synthèse.AH5]" office:value-type="float" office:value="0.830559781362">
            <text:p>0.8305597814</text:p>
          </table:table-cell>
          <table:table-cell table:style-name="ce2" table:formula="of:=[Synthèse.AI5]*9" office:value-type="float" office:value="0">
            <text:p>0</text:p>
          </table:table-cell>
          <table:table-cell table:style-name="ce2" table:formula="of:=[Synthèse.AJ5]" office:value-type="float" office:value="0.821359996143778">
            <text:p>0.8213599961</text:p>
          </table:table-cell>
          <table:table-cell table:style-name="ce2" table:formula="of:=[Synthèse.AK5]*9" office:value-type="float" office:value="27">
            <text:p>27</text:p>
          </table:table-cell>
          <table:table-cell table:style-name="ce2" table:formula="of:=[Synthèse.AL5]" office:value-type="float" office:value="0.823432620580111">
            <text:p>0.8234326206</text:p>
          </table:table-cell>
          <table:table-cell table:style-name="ce2" table:formula="of:=[Synthèse.AM5]*9" office:value-type="float" office:value="35">
            <text:p>35</text:p>
          </table:table-cell>
          <table:table-cell table:style-name="ce2" table:formula="of:=[Synthèse.AN5]" office:value-type="float" office:value="0.819554166204556">
            <text:p>0.8195541662</text:p>
          </table:table-cell>
          <table:table-cell table:style-name="ce2" table:formula="of:=[Synthèse.AO5]*9" office:value-type="float" office:value="28">
            <text:p>28</text:p>
          </table:table-cell>
          <table:table-cell table:style-name="ce2" table:formula="of:=[Synthèse.AP5]" office:value-type="float" office:value="0.822771747142889">
            <text:p>0.8227717471</text:p>
          </table:table-cell>
          <table:table-cell table:style-name="ce2" table:formula="of:=[Synthèse.AQ5]*9" office:value-type="float" office:value="28">
            <text:p>28</text:p>
          </table:table-cell>
          <table:table-cell table:style-name="ce2" table:formula="of:=[Synthèse.AR5]" office:value-type="float" office:value="0.818624974858889">
            <text:p>0.8186249749</text:p>
          </table:table-cell>
          <table:table-cell table:style-name="ce2" table:formula="of:=[Synthèse.AS5]*9" office:value-type="float" office:value="23">
            <text:p>23</text:p>
          </table:table-cell>
          <table:table-cell table:style-name="ce2" table:formula="of:=[Synthèse.AT5]" office:value-type="float" office:value="0.819084688287222">
            <text:p>0.8190846883</text:p>
          </table:table-cell>
          <table:table-cell table:style-name="ce2" table:formula="of:=[Synthèse.AU5]*9" office:value-type="float" office:value="23">
            <text:p>23</text:p>
          </table:table-cell>
          <table:table-cell table:style-name="ce2" table:formula="of:=[Synthèse.AV5]" office:value-type="float" office:value="0.836320444826111">
            <text:p>0.8363204448</text:p>
          </table:table-cell>
          <table:table-cell table:style-name="ce2" table:formula="of:=[Synthèse.AW5]*9" office:value-type="float" office:value="0">
            <text:p>0</text:p>
          </table:table-cell>
          <table:table-cell table:style-name="ce2" table:formula="of:=[Synthèse.AX5]" office:value-type="float" office:value="0.835681481222667">
            <text:p>0.8356814812</text:p>
          </table:table-cell>
          <table:table-cell table:style-name="ce2" table:formula="of:=[Synthèse.AY5]*9" office:value-type="float" office:value="0">
            <text:p>0</text:p>
          </table:table-cell>
          <table:table-cell table:style-name="ce2" table:formula="of:=[Synthèse.AZ5]" office:value-type="float" office:value="0.832777967953111">
            <text:p>0.832777968</text:p>
          </table:table-cell>
          <table:table-cell table:style-name="ce2" table:formula="of:=[Synthèse.BA5]*9" office:value-type="float" office:value="0">
            <text:p>0</text:p>
          </table:table-cell>
          <table:table-cell table:style-name="ce2" table:formula="of:=[Synthèse.BB5]" office:value-type="float" office:value="0.860669882628889">
            <text:p>0.8606698826</text:p>
          </table:table-cell>
          <table:table-cell table:style-name="ce2" table:formula="of:=[Synthèse.BC5]*9" office:value-type="float" office:value="194">
            <text:p>194</text:p>
          </table:table-cell>
          <table:table-cell table:style-name="ce2" table:formula="of:=[Synthèse.BD5]" office:value-type="float" office:value="0.858073395084555">
            <text:p>0.8580733951</text:p>
          </table:table-cell>
          <table:table-cell table:style-name="ce2" table:formula="of:=[Synthèse.BE5]*9" office:value-type="float" office:value="179">
            <text:p>179</text:p>
          </table:table-cell>
          <table:table-cell table:style-name="ce2" table:formula="of:=[Synthèse.BF5]" office:value-type="float" office:value="0.860270778060889">
            <text:p>0.8602707781</text:p>
          </table:table-cell>
          <table:table-cell table:style-name="ce2" table:formula="of:=[Synthèse.BG5]*9" office:value-type="float" office:value="190">
            <text:p>190</text:p>
          </table:table-cell>
          <table:table-cell table:style-name="ce2" table:formula="of:=[Synthèse.BH5]" office:value-type="float" office:value="0.856722564471778">
            <text:p>0.8567225645</text:p>
          </table:table-cell>
          <table:table-cell table:style-name="ce2" table:formula="of:=[Synthèse.BI5]*9" office:value-type="float" office:value="167">
            <text:p>167</text:p>
          </table:table-cell>
          <table:table-cell table:style-name="ce2" table:formula="of:=[Synthèse.BJ5]" office:value-type="float" office:value="0.85860021895">
            <text:p>0.858600219</text:p>
          </table:table-cell>
          <table:table-cell table:style-name="ce2" table:formula="of:=[Synthèse.BK5]*9" office:value-type="float" office:value="191">
            <text:p>191</text:p>
          </table:table-cell>
          <table:table-cell table:style-name="ce2" table:formula="of:=[Synthèse.BL5]" office:value-type="float" office:value="0.858548540458778">
            <text:p>0.8585485405</text:p>
          </table:table-cell>
          <table:table-cell table:style-name="ce2" table:formula="of:=[Synthèse.BM5]*9" office:value-type="float" office:value="201">
            <text:p>201</text:p>
          </table:table-cell>
          <table:table-cell table:style-name="ce2" table:number-columns-repeated="959"/>
        </table:table-row>
        <table:table-row table:style-name="ro4">
          <table:table-cell table:style-name="ce2" office:value-type="string">
            <text:p>Mf 0.9 – rem 1.0</text:p>
          </table:table-cell>
          <table:table-cell table:style-name="ce2" office:value-type="float" office:value="0.936859130857667">
            <text:p>0.9368591309</text:p>
          </table:table-cell>
          <table:table-cell table:style-name="ce2" office:value-type="float" office:value="0.954804717934333">
            <text:p>0.9548047179</text:p>
          </table:table-cell>
          <table:table-cell table:style-name="ce2" table:formula="of:=[Synthèse.D6]" office:value-type="float" office:value="0.868174621723555">
            <text:p>0.8681746217</text:p>
          </table:table-cell>
          <table:table-cell table:style-name="ce2" table:formula="of:=[Synthèse.E6]*9" office:value-type="float" office:value="0">
            <text:p>0</text:p>
          </table:table-cell>
          <table:table-cell table:style-name="ce2" table:formula="of:=[Synthèse.F6]" office:value-type="float" office:value="0.867130592820778">
            <text:p>0.8671305928</text:p>
          </table:table-cell>
          <table:table-cell table:style-name="ce2" table:formula="of:=[Synthèse.G6]*9" office:value-type="float" office:value="0.999999999999999">
            <text:p>1</text:p>
          </table:table-cell>
          <table:table-cell table:style-name="ce2" table:formula="of:=[Synthèse.H6]" office:value-type="float" office:value="0.939593541864">
            <text:p>0.9395935419</text:p>
          </table:table-cell>
          <table:table-cell table:style-name="ce2" table:formula="of:=[Synthèse.I6]*9" office:value-type="float" office:value="321">
            <text:p>321</text:p>
          </table:table-cell>
          <table:table-cell table:style-name="ce2" table:formula="of:=[Synthèse.J6]" office:value-type="float" office:value="0.939426024431667">
            <text:p>0.9394260244</text:p>
          </table:table-cell>
          <table:table-cell table:style-name="ce2" table:formula="of:=[Synthèse.K6]*9" office:value-type="float" office:value="321">
            <text:p>321</text:p>
          </table:table-cell>
          <table:table-cell table:style-name="ce2" table:formula="of:=[Synthèse.L6]" office:value-type="float" office:value="0.940268787527444">
            <text:p>0.9402687875</text:p>
          </table:table-cell>
          <table:table-cell table:style-name="ce2" table:formula="of:=[Synthèse.M6]*9" office:value-type="float" office:value="329">
            <text:p>329</text:p>
          </table:table-cell>
          <table:table-cell table:style-name="ce2" table:formula="of:=[Synthèse.N6]" office:value-type="float" office:value="0.835161876681">
            <text:p>0.8351618767</text:p>
          </table:table-cell>
          <table:table-cell table:style-name="ce2" table:formula="of:=[Synthèse.O6]*9" office:value-type="float" office:value="0">
            <text:p>0</text:p>
          </table:table-cell>
          <table:table-cell table:style-name="ce2" table:formula="of:=[Synthèse.P6]" office:value-type="float" office:value="0.947886846250222">
            <text:p>0.9478868463</text:p>
          </table:table-cell>
          <table:table-cell table:style-name="ce2" table:formula="of:=[Synthèse.Q6]*9" office:value-type="float" office:value="368">
            <text:p>368</text:p>
          </table:table-cell>
          <table:table-cell table:style-name="ce2" table:formula="of:=[Synthèse.R6]" office:value-type="float" office:value="0.946777825468555">
            <text:p>0.9467778255</text:p>
          </table:table-cell>
          <table:table-cell table:style-name="ce2" table:formula="of:=[Synthèse.S6]*9" office:value-type="float" office:value="339">
            <text:p>339</text:p>
          </table:table-cell>
          <table:table-cell table:style-name="ce2" table:formula="of:=[Synthèse.T6]" office:value-type="float" office:value="0.944706021596333">
            <text:p>0.9447060216</text:p>
          </table:table-cell>
          <table:table-cell table:style-name="ce2" table:formula="of:=[Synthèse.U6]*9" office:value-type="float" office:value="335">
            <text:p>335</text:p>
          </table:table-cell>
          <table:table-cell table:style-name="ce2" table:formula="of:=[Synthèse.V6]" office:value-type="float" office:value="0.854274014622">
            <text:p>0.8542740146</text:p>
          </table:table-cell>
          <table:table-cell table:style-name="ce2" table:formula="of:=[Synthèse.W6]*9" office:value-type="float" office:value="0">
            <text:p>0</text:p>
          </table:table-cell>
          <table:table-cell table:style-name="ce2" table:formula="of:=[Synthèse.X6]" office:value-type="float" office:value="0.939494064794444">
            <text:p>0.9394940648</text:p>
          </table:table-cell>
          <table:table-cell table:style-name="ce2" table:formula="of:=[Synthèse.Y6]*9" office:value-type="float" office:value="333">
            <text:p>333</text:p>
          </table:table-cell>
          <table:table-cell table:style-name="ce2" table:formula="of:=[Synthèse.Z6]" office:value-type="float" office:value="0.939694241324667">
            <text:p>0.9396942413</text:p>
          </table:table-cell>
          <table:table-cell table:style-name="ce2" table:formula="of:=[Synthèse.AA6]*9" office:value-type="float" office:value="325">
            <text:p>325</text:p>
          </table:table-cell>
          <table:table-cell table:style-name="ce2" table:formula="of:=[Synthèse.AB6]" office:value-type="float" office:value="0.939712779780333">
            <text:p>0.9397127798</text:p>
          </table:table-cell>
          <table:table-cell table:style-name="ce2" table:formula="of:=[Synthèse.AC6]*9" office:value-type="float" office:value="329">
            <text:p>329</text:p>
          </table:table-cell>
          <table:table-cell table:style-name="ce2" table:formula="of:=[Synthèse.AD6]" office:value-type="float" office:value="0.833474964286556">
            <text:p>0.8334749643</text:p>
          </table:table-cell>
          <table:table-cell table:style-name="ce2" table:formula="of:=[Synthèse.AE6]*9" office:value-type="float" office:value="0">
            <text:p>0</text:p>
          </table:table-cell>
          <table:table-cell table:style-name="ce2" table:formula="of:=[Synthèse.AF6]" office:value-type="float" office:value="0.833434497891333">
            <text:p>0.8334344979</text:p>
          </table:table-cell>
          <table:table-cell table:style-name="ce2" table:formula="of:=[Synthèse.AG6]*9" office:value-type="float" office:value="0">
            <text:p>0</text:p>
          </table:table-cell>
          <table:table-cell table:style-name="ce2" table:formula="of:=[Synthèse.AH6]" office:value-type="float" office:value="0.832025449614">
            <text:p>0.8320254496</text:p>
          </table:table-cell>
          <table:table-cell table:style-name="ce2" table:formula="of:=[Synthèse.AI6]*9" office:value-type="float" office:value="0">
            <text:p>0</text:p>
          </table:table-cell>
          <table:table-cell table:style-name="ce2" table:formula="of:=[Synthèse.AJ6]" office:value-type="float" office:value="0.917900719259778">
            <text:p>0.9179007193</text:p>
          </table:table-cell>
          <table:table-cell table:style-name="ce2" table:formula="of:=[Synthèse.AK6]*9" office:value-type="float" office:value="108">
            <text:p>108</text:p>
          </table:table-cell>
          <table:table-cell table:style-name="ce2" table:formula="of:=[Synthèse.AL6]" office:value-type="float" office:value="0.919814858014444">
            <text:p>0.919814858</text:p>
          </table:table-cell>
          <table:table-cell table:style-name="ce2" table:formula="of:=[Synthèse.AM6]*9" office:value-type="float" office:value="127">
            <text:p>127</text:p>
          </table:table-cell>
          <table:table-cell table:style-name="ce2" table:formula="of:=[Synthèse.AN6]" office:value-type="float" office:value="0.918711172781222">
            <text:p>0.9187111728</text:p>
          </table:table-cell>
          <table:table-cell table:style-name="ce2" table:formula="of:=[Synthèse.AO6]*9" office:value-type="float" office:value="109">
            <text:p>109</text:p>
          </table:table-cell>
          <table:table-cell table:style-name="ce2" table:formula="of:=[Synthèse.AP6]" office:value-type="float" office:value="0.921332807347667">
            <text:p>0.9213328073</text:p>
          </table:table-cell>
          <table:table-cell table:style-name="ce2" table:formula="of:=[Synthèse.AQ6]*9" office:value-type="float" office:value="132">
            <text:p>132</text:p>
          </table:table-cell>
          <table:table-cell table:style-name="ce2" table:formula="of:=[Synthèse.AR6]" office:value-type="float" office:value="0.918154454491">
            <text:p>0.9181544545</text:p>
          </table:table-cell>
          <table:table-cell table:style-name="ce2" table:formula="of:=[Synthèse.AS6]*9" office:value-type="float" office:value="121">
            <text:p>121</text:p>
          </table:table-cell>
          <table:table-cell table:style-name="ce2" table:formula="of:=[Synthèse.AT6]" office:value-type="float" office:value="0.917773805766111">
            <text:p>0.9177738058</text:p>
          </table:table-cell>
          <table:table-cell table:style-name="ce2" table:formula="of:=[Synthèse.AU6]*9" office:value-type="float" office:value="115">
            <text:p>115</text:p>
          </table:table-cell>
          <table:table-cell table:style-name="ce2" table:formula="of:=[Synthèse.AV6]" office:value-type="float" office:value="0.837840305202222">
            <text:p>0.8378403052</text:p>
          </table:table-cell>
          <table:table-cell table:style-name="ce2" table:formula="of:=[Synthèse.AW6]*9" office:value-type="float" office:value="0">
            <text:p>0</text:p>
          </table:table-cell>
          <table:table-cell table:style-name="ce2" table:formula="of:=[Synthèse.AX6]" office:value-type="float" office:value="0.838691424236889">
            <text:p>0.8386914242</text:p>
          </table:table-cell>
          <table:table-cell table:style-name="ce2" table:formula="of:=[Synthèse.AY6]*9" office:value-type="float" office:value="0">
            <text:p>0</text:p>
          </table:table-cell>
          <table:table-cell table:style-name="ce2" table:formula="of:=[Synthèse.AZ6]" office:value-type="float" office:value="0.831178035575">
            <text:p>0.8311780356</text:p>
          </table:table-cell>
          <table:table-cell table:style-name="ce2" table:formula="of:=[Synthèse.BA6]*9" office:value-type="float" office:value="0">
            <text:p>0</text:p>
          </table:table-cell>
          <table:table-cell table:style-name="ce2" table:formula="of:=[Synthèse.BB6]" office:value-type="float" office:value="0.931765082002778">
            <text:p>0.931765082</text:p>
          </table:table-cell>
          <table:table-cell table:style-name="ce2" table:formula="of:=[Synthèse.BC6]*9" office:value-type="float" office:value="282">
            <text:p>282</text:p>
          </table:table-cell>
          <table:table-cell table:style-name="ce2" table:formula="of:=[Synthèse.BD6]" office:value-type="float" office:value="0.933156398523111">
            <text:p>0.9331563985</text:p>
          </table:table-cell>
          <table:table-cell table:style-name="ce2" table:formula="of:=[Synthèse.BE6]*9" office:value-type="float" office:value="302">
            <text:p>302</text:p>
          </table:table-cell>
          <table:table-cell table:style-name="ce2" table:formula="of:=[Synthèse.BF6]" office:value-type="float" office:value="0.931936274144333">
            <text:p>0.9319362741</text:p>
          </table:table-cell>
          <table:table-cell table:style-name="ce2" table:formula="of:=[Synthèse.BG6]*9" office:value-type="float" office:value="278">
            <text:p>278</text:p>
          </table:table-cell>
          <table:table-cell table:style-name="ce2" table:formula="of:=[Synthèse.BH6]" office:value-type="float" office:value="0.931169816021">
            <text:p>0.931169816</text:p>
          </table:table-cell>
          <table:table-cell table:style-name="ce2" table:formula="of:=[Synthèse.BI6]*9" office:value-type="float" office:value="283">
            <text:p>283</text:p>
          </table:table-cell>
          <table:table-cell table:style-name="ce2" table:formula="of:=[Synthèse.BJ6]" office:value-type="float" office:value="0.932581308501">
            <text:p>0.9325813085</text:p>
          </table:table-cell>
          <table:table-cell table:style-name="ce2" table:formula="of:=[Synthèse.BK6]*9" office:value-type="float" office:value="283">
            <text:p>283</text:p>
          </table:table-cell>
          <table:table-cell table:style-name="ce2" table:formula="of:=[Synthèse.BL6]" office:value-type="float" office:value="0.931048666371222">
            <text:p>0.9310486664</text:p>
          </table:table-cell>
          <table:table-cell table:style-name="ce2" table:formula="of:=[Synthèse.BM6]*9" office:value-type="float" office:value="282">
            <text:p>282</text:p>
          </table:table-cell>
          <table:table-cell table:style-name="ce2" table:number-columns-repeated="95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09:50:44</dc:date>
    <dc:creator>Michael Gabay</dc:creator>
    <meta:generator>LibreOffice/3.5$Linux_X86_64 LibreOffice_project/350m1$Build-2</meta:generator>
    <meta:editing-duration>PT2H40M46S</meta:editing-duration>
    <meta:editing-cycles>20</meta:editing-cycles>
    <meta:document-statistic meta:table-count="7" meta:cell-count="4507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7 - rem 1.0'.A1:'mf 0.7 - rem 1.0'.A11 'mf 0.7 - rem 1.0'.K1:'mf 0.7 - rem 1.0'.K11 'mf 0.7 - rem 1.0'.M1:'mf 0.7 - rem 1.0'.M11 'mf 0.7 - rem 1.0'.O1:'mf 0.7 - rem 1.0'.O11 'mf 0.7 - rem 1.0'.S1:'mf 0.7 - rem 1.0'.S11 'mf 0.7 - rem 1.0'.U1:'mf 0.7 - rem 1.0'.U11 'mf 0.7 - rem 1.0'.W1:'mf 0.7 - rem 1.0'.W11 'mf 0.7 - rem 1.0'.AA1:'mf 0.7 - rem 1.0'.AA11 'mf 0.7 - rem 1.0'.AC1:'mf 0.7 - rem 1.0'.AC11 'mf 0.7 - rem 1.0'.AE1:'mf 0.7 - rem 1.0'.AE11 'mf 0.7 - rem 1.0'.BE1:'mf 0.7 - rem 1.0'.BE11 'mf 0.7 - rem 1.0'.BG1:'mf 0.7 - rem 1.0'.BG11 'mf 0.7 - rem 1.0'.BI1:'mf 0.7 - rem 1.0'.BI11 'mf 0.7 - rem 1.0'.BK1:'mf 0.7 - rem 1.0'.BK11 'mf 0.7 - rem 1.0'.BM1:'mf 0.7 - rem 1.0'.BM11 'mf 0.7 - rem 1.0'.BO1:'mf 0.7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7 - rem 1.0'.A2:'mf 0.7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K2:'mf 0.7 - rem 1.0'.K11" chart:label-cell-address="'mf 0.7 - rem 1.0'.K1:'mf 0.7 - rem 1.0'.K1" chart:class="chart:bar">
            <chart:data-point chart:repeated="10"/>
          </chart:series>
          <chart:series chart:style-name="ch8" chart:values-cell-range-address="'mf 0.7 - rem 1.0'.M2:'mf 0.7 - rem 1.0'.M11" chart:label-cell-address="'mf 0.7 - rem 1.0'.M1:'mf 0.7 - rem 1.0'.M1" chart:class="chart:bar">
            <chart:data-point chart:repeated="10"/>
          </chart:series>
          <chart:series chart:style-name="ch9" chart:values-cell-range-address="'mf 0.7 - rem 1.0'.O2:'mf 0.7 - rem 1.0'.O11" chart:label-cell-address="'mf 0.7 - rem 1.0'.O1:'mf 0.7 - rem 1.0'.O1" chart:class="chart:bar">
            <chart:data-point chart:repeated="10"/>
          </chart:series>
          <chart:series chart:style-name="ch10" chart:values-cell-range-address="'mf 0.7 - rem 1.0'.S2:'mf 0.7 - rem 1.0'.S11" chart:label-cell-address="'mf 0.7 - rem 1.0'.S1:'mf 0.7 - rem 1.0'.S1" chart:class="chart:bar">
            <chart:data-point chart:repeated="10"/>
          </chart:series>
          <chart:series chart:style-name="ch11" chart:values-cell-range-address="'mf 0.7 - rem 1.0'.U2:'mf 0.7 - rem 1.0'.U11" chart:label-cell-address="'mf 0.7 - rem 1.0'.U1:'mf 0.7 - rem 1.0'.U1" chart:class="chart:bar">
            <chart:data-point chart:repeated="10"/>
          </chart:series>
          <chart:series chart:style-name="ch7" chart:values-cell-range-address="'mf 0.7 - rem 1.0'.W2:'mf 0.7 - rem 1.0'.W11" chart:label-cell-address="'mf 0.7 - rem 1.0'.W1:'mf 0.7 - rem 1.0'.W1" chart:class="chart:bar">
            <chart:data-point chart:repeated="10"/>
          </chart:series>
          <chart:series chart:style-name="ch9" chart:values-cell-range-address="'mf 0.7 - rem 1.0'.AA2:'mf 0.7 - rem 1.0'.AA11" chart:label-cell-address="'mf 0.7 - rem 1.0'.AA1:'mf 0.7 - rem 1.0'.AA1" chart:class="chart:bar">
            <chart:data-point chart:repeated="10"/>
          </chart:series>
          <chart:series chart:style-name="ch12" chart:values-cell-range-address="'mf 0.7 - rem 1.0'.AC2:'mf 0.7 - rem 1.0'.AC11" chart:label-cell-address="'mf 0.7 - rem 1.0'.AC1:'mf 0.7 - rem 1.0'.AC1" chart:class="chart:bar">
            <chart:data-point chart:repeated="10"/>
          </chart:series>
          <chart:series chart:style-name="ch10" chart:values-cell-range-address="'mf 0.7 - rem 1.0'.AE2:'mf 0.7 - rem 1.0'.AE11" chart:label-cell-address="'mf 0.7 - rem 1.0'.AE1:'mf 0.7 - rem 1.0'.AE1" chart:class="chart:bar">
            <chart:data-point chart:repeated="10"/>
          </chart:series>
          <chart:series chart:style-name="ch11" chart:values-cell-range-address="'mf 0.7 - rem 1.0'.BE2:'mf 0.7 - rem 1.0'.BE11" chart:label-cell-address="'mf 0.7 - rem 1.0'.BE1:'mf 0.7 - rem 1.0'.BE1" chart:class="chart:bar">
            <chart:data-point chart:repeated="10"/>
          </chart:series>
          <chart:series chart:style-name="ch7" chart:values-cell-range-address="'mf 0.7 - rem 1.0'.BG2:'mf 0.7 - rem 1.0'.BG11" chart:label-cell-address="'mf 0.7 - rem 1.0'.BG1:'mf 0.7 - rem 1.0'.BG1" chart:class="chart:bar">
            <chart:data-point chart:repeated="10"/>
          </chart:series>
          <chart:series chart:style-name="ch8" chart:values-cell-range-address="'mf 0.7 - rem 1.0'.BI2:'mf 0.7 - rem 1.0'.BI11" chart:label-cell-address="'mf 0.7 - rem 1.0'.BI1:'mf 0.7 - rem 1.0'.BI1" chart:class="chart:bar">
            <chart:data-point chart:repeated="10"/>
          </chart:series>
          <chart:series chart:style-name="ch9" chart:values-cell-range-address="'mf 0.7 - rem 1.0'.BK2:'mf 0.7 - rem 1.0'.BK11" chart:label-cell-address="'mf 0.7 - rem 1.0'.BK1:'mf 0.7 - rem 1.0'.BK1" chart:class="chart:bar">
            <chart:data-point chart:repeated="10"/>
          </chart:series>
          <chart:series chart:style-name="ch12" chart:values-cell-range-address="'mf 0.7 - rem 1.0'.BM2:'mf 0.7 - rem 1.0'.BM11" chart:label-cell-address="'mf 0.7 - rem 1.0'.BM1:'mf 0.7 - rem 1.0'.BM1" chart:class="chart:bar">
            <chart:data-point chart:repeated="10"/>
          </chart:series>
          <chart:series chart:style-name="ch10" chart:values-cell-range-address="'mf 0.7 - rem 1.0'.BO2:'mf 0.7 - rem 1.0'.BO11" chart:label-cell-address="'mf 0.7 - rem 1.0'.BO1:'mf 0.7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7 - rem 1.0'.K1:'mf 0.7 - rem 1.0'.K1</svg:desc>
                </draw:g>
              </table:table-cell>
              <table:table-cell office:value-type="string">
                <text:p>1/R_pn</text:p>
                <draw:g>
                  <svg:desc>'mf 0.7 - rem 1.0'.M1:'mf 0.7 - rem 1.0'.M1</svg:desc>
                </draw:g>
              </table:table-cell>
              <table:table-cell office:value-type="string">
                <text:p>R/C_pn</text:p>
                <draw:g>
                  <svg:desc>'mf 0.7 - rem 1.0'.O1:'mf 0.7 - rem 1.0'.O1</svg:desc>
                </draw:g>
              </table:table-cell>
              <table:table-cell office:value-type="string">
                <text:p>ic_dyn_1/C_pn</text:p>
                <draw:g>
                  <svg:desc>'mf 0.7 - rem 1.0'.S1:'mf 0.7 - rem 1.0'.S1</svg:desc>
                </draw:g>
              </table:table-cell>
              <table:table-cell office:value-type="string">
                <text:p>ic_dyn_1/R_pn</text:p>
                <draw:g>
                  <svg:desc>'mf 0.7 - rem 1.0'.U1:'mf 0.7 - rem 1.0'.U1</svg:desc>
                </draw:g>
              </table:table-cell>
              <table:table-cell office:value-type="string">
                <text:p>ic_dyn_R/C_pn</text:p>
                <draw:g>
                  <svg:desc>'mf 0.7 - rem 1.0'.W1:'mf 0.7 - rem 1.0'.W1</svg:desc>
                </draw:g>
              </table:table-cell>
              <table:table-cell office:value-type="string">
                <text:p>bc_dyn_1/C_pn</text:p>
                <draw:g>
                  <svg:desc>'mf 0.7 - rem 1.0'.AA1:'mf 0.7 - rem 1.0'.AA1</svg:desc>
                </draw:g>
              </table:table-cell>
              <table:table-cell office:value-type="string">
                <text:p>bc_dyn_1/R_pn</text:p>
                <draw:g>
                  <svg:desc>'mf 0.7 - rem 1.0'.AC1:'mf 0.7 - rem 1.0'.AC1</svg:desc>
                </draw:g>
              </table:table-cell>
              <table:table-cell office:value-type="string">
                <text:p>bc_dyn_R/C_pn</text:p>
                <draw:g>
                  <svg:desc>'mf 0.7 - rem 1.0'.AE1:'mf 0.7 - rem 1.0'.AE1</svg:desc>
                </draw:g>
              </table:table-cell>
              <table:table-cell office:value-type="string">
                <text:p>sbb_st_1/C_pn</text:p>
                <draw:g>
                  <svg:desc>'mf 0.7 - rem 1.0'.BE1:'mf 0.7 - rem 1.0'.BE1</svg:desc>
                </draw:g>
              </table:table-cell>
              <table:table-cell office:value-type="string">
                <text:p>sbb_dyn_1/C_pn</text:p>
                <draw:g>
                  <svg:desc>'mf 0.7 - rem 1.0'.BG1:'mf 0.7 - rem 1.0'.BG1</svg:desc>
                </draw:g>
              </table:table-cell>
              <table:table-cell office:value-type="string">
                <text:p>sbb_st_1/R_pn</text:p>
                <draw:g>
                  <svg:desc>'mf 0.7 - rem 1.0'.BI1:'mf 0.7 - rem 1.0'.BI1</svg:desc>
                </draw:g>
              </table:table-cell>
              <table:table-cell office:value-type="string">
                <text:p>sbb_dyn_1/R_pn</text:p>
                <draw:g>
                  <svg:desc>'mf 0.7 - rem 1.0'.BK1:'mf 0.7 - rem 1.0'.BK1</svg:desc>
                </draw:g>
              </table:table-cell>
              <table:table-cell office:value-type="string">
                <text:p>sbb_st_R/C_pn</text:p>
                <draw:g>
                  <svg:desc>'mf 0.7 - rem 1.0'.BM1:'mf 0.7 - rem 1.0'.BM1</svg:desc>
                </draw:g>
              </table:table-cell>
              <table:table-cell office:value-type="string">
                <text:p>sbb_dyn_R/C_pn</text:p>
                <draw:g>
                  <svg:desc>'mf 0.7 - rem 1.0'.BO1:'mf 0.7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7 - rem 1.0'.A2:'mf 0.7 - rem 1.0'.A11</svg:desc>
                </draw:g>
              </table:table-cell>
              <table:table-cell office:value-type="float" office:value="0.985272411405">
                <text:p>0.985272411405</text:p>
                <draw:g>
                  <svg:desc>'mf 0.7 - rem 1.0'.K2:'mf 0.7 - rem 1.0'.K11</svg:desc>
                </draw:g>
              </table:table-cell>
              <table:table-cell office:value-type="float" office:value="0.982471086567">
                <text:p>0.982471086567</text:p>
                <draw:g>
                  <svg:desc>'mf 0.7 - rem 1.0'.M2:'mf 0.7 - rem 1.0'.M11</svg:desc>
                </draw:g>
              </table:table-cell>
              <table:table-cell office:value-type="float" office:value="0.986208131965">
                <text:p>0.986208131965</text:p>
                <draw:g>
                  <svg:desc>'mf 0.7 - rem 1.0'.O2:'mf 0.7 - rem 1.0'.O11</svg:desc>
                </draw:g>
              </table:table-cell>
              <table:table-cell office:value-type="float" office:value="0.990924745303">
                <text:p>0.990924745303</text:p>
                <draw:g>
                  <svg:desc>'mf 0.7 - rem 1.0'.S2:'mf 0.7 - rem 1.0'.S11</svg:desc>
                </draw:g>
              </table:table-cell>
              <table:table-cell office:value-type="float" office:value="0.986442521848">
                <text:p>0.986442521848</text:p>
                <draw:g>
                  <svg:desc>'mf 0.7 - rem 1.0'.U2:'mf 0.7 - rem 1.0'.U11</svg:desc>
                </draw:g>
              </table:table-cell>
              <table:table-cell office:value-type="float" office:value="0.986794557908">
                <text:p>0.986794557908</text:p>
                <draw:g>
                  <svg:desc>'mf 0.7 - rem 1.0'.W2:'mf 0.7 - rem 1.0'.W11</svg:desc>
                </draw:g>
              </table:table-cell>
              <table:table-cell office:value-type="float" office:value="0.988763279881">
                <text:p>0.988763279881</text:p>
                <draw:g>
                  <svg:desc>'mf 0.7 - rem 1.0'.AA2:'mf 0.7 - rem 1.0'.AA11</svg:desc>
                </draw:g>
              </table:table-cell>
              <table:table-cell office:value-type="float" office:value="0.985588309847">
                <text:p>0.985588309847</text:p>
                <draw:g>
                  <svg:desc>'mf 0.7 - rem 1.0'.AC2:'mf 0.7 - rem 1.0'.AC11</svg:desc>
                </draw:g>
              </table:table-cell>
              <table:table-cell office:value-type="float" office:value="0.986776746683">
                <text:p>0.986776746683</text:p>
                <draw:g>
                  <svg:desc>'mf 0.7 - rem 1.0'.AE2:'mf 0.7 - rem 1.0'.AE11</svg:desc>
                </draw:g>
              </table:table-cell>
              <table:table-cell office:value-type="float" office:value="0.984440960247">
                <text:p>0.984440960247</text:p>
                <draw:g>
                  <svg:desc>'mf 0.7 - rem 1.0'.BE2:'mf 0.7 - rem 1.0'.BE11</svg:desc>
                </draw:g>
              </table:table-cell>
              <table:table-cell office:value-type="float" office:value="0.986233948101">
                <text:p>0.986233948101</text:p>
                <draw:g>
                  <svg:desc>'mf 0.7 - rem 1.0'.BG2:'mf 0.7 - rem 1.0'.BG11</svg:desc>
                </draw:g>
              </table:table-cell>
              <table:table-cell office:value-type="float" office:value="0.982002605772">
                <text:p>0.982002605772</text:p>
                <draw:g>
                  <svg:desc>'mf 0.7 - rem 1.0'.BI2:'mf 0.7 - rem 1.0'.BI11</svg:desc>
                </draw:g>
              </table:table-cell>
              <table:table-cell office:value-type="float" office:value="0.981008830827">
                <text:p>0.981008830827</text:p>
                <draw:g>
                  <svg:desc>'mf 0.7 - rem 1.0'.BK2:'mf 0.7 - rem 1.0'.BK11</svg:desc>
                </draw:g>
              </table:table-cell>
              <table:table-cell office:value-type="float" office:value="0.986239934029">
                <text:p>0.986239934029</text:p>
                <draw:g>
                  <svg:desc>'mf 0.7 - rem 1.0'.BM2:'mf 0.7 - rem 1.0'.BM11</svg:desc>
                </draw:g>
              </table:table-cell>
              <table:table-cell office:value-type="float" office:value="0.988165713996">
                <text:p>0.988165713996</text:p>
                <draw:g>
                  <svg:desc>'mf 0.7 - rem 1.0'.BO2:'mf 0.7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15297141916">
                <text:p>0.915297141916</text:p>
              </table:table-cell>
              <table:table-cell office:value-type="float" office:value="0.910519516643">
                <text:p>0.910519516643</text:p>
              </table:table-cell>
              <table:table-cell office:value-type="float" office:value="0.907962290384">
                <text:p>0.907962290384</text:p>
              </table:table-cell>
              <table:table-cell office:value-type="float" office:value="0.931267809168">
                <text:p>0.931267809168</text:p>
              </table:table-cell>
              <table:table-cell office:value-type="float" office:value="0.92045646416">
                <text:p>0.92045646416</text:p>
              </table:table-cell>
              <table:table-cell office:value-type="float" office:value="0.918564756995">
                <text:p>0.918564756995</text:p>
              </table:table-cell>
              <table:table-cell office:value-type="float" office:value="0.914111675209">
                <text:p>0.914111675209</text:p>
              </table:table-cell>
              <table:table-cell office:value-type="float" office:value="0.913328169424">
                <text:p>0.913328169424</text:p>
              </table:table-cell>
              <table:table-cell office:value-type="float" office:value="0.906778875248">
                <text:p>0.906778875248</text:p>
              </table:table-cell>
              <table:table-cell office:value-type="float" office:value="0.9033311978">
                <text:p>0.9033311978</text:p>
              </table:table-cell>
              <table:table-cell office:value-type="float" office:value="0.910935570316">
                <text:p>0.910935570316</text:p>
              </table:table-cell>
              <table:table-cell office:value-type="float" office:value="0.898610849308">
                <text:p>0.898610849308</text:p>
              </table:table-cell>
              <table:table-cell office:value-type="float" office:value="0.911901487008">
                <text:p>0.911901487008</text:p>
              </table:table-cell>
              <table:table-cell office:value-type="float" office:value="0.89878175731">
                <text:p>0.89878175731</text:p>
              </table:table-cell>
              <table:table-cell office:value-type="float" office:value="0.897406230662">
                <text:p>0.89740623066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80026143422">
                <text:p>0.980026143422</text:p>
              </table:table-cell>
              <table:table-cell office:value-type="float" office:value="0.981330491248">
                <text:p>0.981330491248</text:p>
              </table:table-cell>
              <table:table-cell office:value-type="float" office:value="0.978390297384">
                <text:p>0.978390297384</text:p>
              </table:table-cell>
              <table:table-cell office:value-type="float" office:value="0.987107566347">
                <text:p>0.987107566347</text:p>
              </table:table-cell>
              <table:table-cell office:value-type="float" office:value="0.97950428195">
                <text:p>0.97950428195</text:p>
              </table:table-cell>
              <table:table-cell office:value-type="float" office:value="0.984373000188">
                <text:p>0.984373000188</text:p>
              </table:table-cell>
              <table:table-cell office:value-type="float" office:value="0.981821268586">
                <text:p>0.981821268586</text:p>
              </table:table-cell>
              <table:table-cell office:value-type="float" office:value="0.97851254253">
                <text:p>0.97851254253</text:p>
              </table:table-cell>
              <table:table-cell office:value-type="float" office:value="0.977955514775">
                <text:p>0.977955514775</text:p>
              </table:table-cell>
              <table:table-cell office:value-type="float" office:value="0.97744850367">
                <text:p>0.97744850367</text:p>
              </table:table-cell>
              <table:table-cell office:value-type="float" office:value="0.979941445511">
                <text:p>0.979941445511</text:p>
              </table:table-cell>
              <table:table-cell office:value-type="float" office:value="0.978752851496">
                <text:p>0.978752851496</text:p>
              </table:table-cell>
              <table:table-cell office:value-type="float" office:value="0.980891445511">
                <text:p>0.980891445511</text:p>
              </table:table-cell>
              <table:table-cell office:value-type="float" office:value="0.974906860531">
                <text:p>0.974906860531</text:p>
              </table:table-cell>
              <table:table-cell office:value-type="float" office:value="0.970001910408">
                <text:p>0.97000191040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1111111">
                <text:p>0.999861111111</text:p>
              </table:table-cell>
              <table:table-cell office:value-type="float" office:value="0.999556565001">
                <text:p>0.999556565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8484848">
                <text:p>0.9998484848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1269841">
                <text:p>0.999841269841</text:p>
              </table:table-cell>
              <table:table-cell office:value-type="float" office:value="1">
                <text:p>1</text:p>
              </table:table-cell>
              <table:table-cell office:value-type="float" office:value="0.998031237604">
                <text:p>0.998031237604</text:p>
              </table:table-cell>
              <table:table-cell office:value-type="float" office:value="0.999852941176">
                <text:p>0.99985294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97031572788">
                <text:p>0.897031572788</text:p>
              </table:table-cell>
              <table:table-cell office:value-type="float" office:value="0.894724254722">
                <text:p>0.894724254722</text:p>
              </table:table-cell>
              <table:table-cell office:value-type="float" office:value="0.895570586154">
                <text:p>0.895570586154</text:p>
              </table:table-cell>
              <table:table-cell office:value-type="float" office:value="0.897409959022">
                <text:p>0.897409959022</text:p>
              </table:table-cell>
              <table:table-cell office:value-type="float" office:value="0.897053917525">
                <text:p>0.897053917525</text:p>
              </table:table-cell>
              <table:table-cell office:value-type="float" office:value="0.901546263244">
                <text:p>0.901546263244</text:p>
              </table:table-cell>
              <table:table-cell office:value-type="float" office:value="0.896403598735">
                <text:p>0.896403598735</text:p>
              </table:table-cell>
              <table:table-cell office:value-type="float" office:value="0.898024429947">
                <text:p>0.898024429947</text:p>
              </table:table-cell>
              <table:table-cell office:value-type="float" office:value="0.894641107694">
                <text:p>0.894641107694</text:p>
              </table:table-cell>
              <table:table-cell office:value-type="float" office:value="0.888070398408">
                <text:p>0.888070398408</text:p>
              </table:table-cell>
              <table:table-cell office:value-type="float" office:value="0.886624827524">
                <text:p>0.886624827524</text:p>
              </table:table-cell>
              <table:table-cell office:value-type="float" office:value="0.886722267964">
                <text:p>0.886722267964</text:p>
              </table:table-cell>
              <table:table-cell office:value-type="float" office:value="0.885685921346">
                <text:p>0.885685921346</text:p>
              </table:table-cell>
              <table:table-cell office:value-type="float" office:value="0.886449608239">
                <text:p>0.886449608239</text:p>
              </table:table-cell>
              <table:table-cell office:value-type="float" office:value="0.884914716202">
                <text:p>0.88491471620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49229607144">
                <text:p>0.949229607144</text:p>
              </table:table-cell>
              <table:table-cell office:value-type="float" office:value="0.948992181163">
                <text:p>0.948992181163</text:p>
              </table:table-cell>
              <table:table-cell office:value-type="float" office:value="0.946931435219">
                <text:p>0.946931435219</text:p>
              </table:table-cell>
              <table:table-cell office:value-type="float" office:value="0.964457994149">
                <text:p>0.964457994149</text:p>
              </table:table-cell>
              <table:table-cell office:value-type="float" office:value="0.963084912697">
                <text:p>0.963084912697</text:p>
              </table:table-cell>
              <table:table-cell office:value-type="float" office:value="0.961651149267">
                <text:p>0.961651149267</text:p>
              </table:table-cell>
              <table:table-cell office:value-type="float" office:value="0.951041812142">
                <text:p>0.951041812142</text:p>
              </table:table-cell>
              <table:table-cell office:value-type="float" office:value="0.94859554079">
                <text:p>0.94859554079</text:p>
              </table:table-cell>
              <table:table-cell office:value-type="float" office:value="0.952008347169">
                <text:p>0.952008347169</text:p>
              </table:table-cell>
              <table:table-cell office:value-type="float" office:value="0.941561374446">
                <text:p>0.941561374446</text:p>
              </table:table-cell>
              <table:table-cell office:value-type="float" office:value="0.942647362792">
                <text:p>0.942647362792</text:p>
              </table:table-cell>
              <table:table-cell office:value-type="float" office:value="0.941458604024">
                <text:p>0.941458604024</text:p>
              </table:table-cell>
              <table:table-cell office:value-type="float" office:value="0.945655038016">
                <text:p>0.945655038016</text:p>
              </table:table-cell>
              <table:table-cell office:value-type="float" office:value="0.939124952945">
                <text:p>0.939124952945</text:p>
              </table:table-cell>
              <table:table-cell office:value-type="float" office:value="0.936251991738">
                <text:p>0.936251991738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43357730438">
                <text:p>0.943357730438</text:p>
              </table:table-cell>
              <table:table-cell office:value-type="float" office:value="0.943165177394">
                <text:p>0.943165177394</text:p>
              </table:table-cell>
              <table:table-cell office:value-type="float" office:value="0.944110892328">
                <text:p>0.944110892328</text:p>
              </table:table-cell>
              <table:table-cell office:value-type="float" office:value="0.943592066049">
                <text:p>0.943592066049</text:p>
              </table:table-cell>
              <table:table-cell office:value-type="float" office:value="0.940876027104">
                <text:p>0.940876027104</text:p>
              </table:table-cell>
              <table:table-cell office:value-type="float" office:value="0.944096058201">
                <text:p>0.944096058201</text:p>
              </table:table-cell>
              <table:table-cell office:value-type="float" office:value="0.938160406763">
                <text:p>0.938160406763</text:p>
              </table:table-cell>
              <table:table-cell office:value-type="float" office:value="0.943468012531">
                <text:p>0.943468012531</text:p>
              </table:table-cell>
              <table:table-cell office:value-type="float" office:value="0.940656836544">
                <text:p>0.940656836544</text:p>
              </table:table-cell>
              <table:table-cell office:value-type="float" office:value="0.934490294424">
                <text:p>0.934490294424</text:p>
              </table:table-cell>
              <table:table-cell office:value-type="float" office:value="0.933058606696">
                <text:p>0.933058606696</text:p>
              </table:table-cell>
              <table:table-cell office:value-type="float" office:value="0.933875389632">
                <text:p>0.933875389632</text:p>
              </table:table-cell>
              <table:table-cell office:value-type="float" office:value="0.932754535066">
                <text:p>0.932754535066</text:p>
              </table:table-cell>
              <table:table-cell office:value-type="float" office:value="0.932668401563">
                <text:p>0.932668401563</text:p>
              </table:table-cell>
              <table:table-cell office:value-type="float" office:value="0.933275585235">
                <text:p>0.93327558523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6287914407">
                <text:p>0.896287914407</text:p>
              </table:table-cell>
              <table:table-cell office:value-type="float" office:value="0.895160678918">
                <text:p>0.895160678918</text:p>
              </table:table-cell>
              <table:table-cell office:value-type="float" office:value="0.895351612388">
                <text:p>0.895351612388</text:p>
              </table:table-cell>
              <table:table-cell office:value-type="float" office:value="0.917246043533">
                <text:p>0.917246043533</text:p>
              </table:table-cell>
              <table:table-cell office:value-type="float" office:value="0.91599137638">
                <text:p>0.91599137638</text:p>
              </table:table-cell>
              <table:table-cell office:value-type="float" office:value="0.91505885557">
                <text:p>0.91505885557</text:p>
              </table:table-cell>
              <table:table-cell office:value-type="float" office:value="0.896011665241">
                <text:p>0.896011665241</text:p>
              </table:table-cell>
              <table:table-cell office:value-type="float" office:value="0.896159161246">
                <text:p>0.896159161246</text:p>
              </table:table-cell>
              <table:table-cell office:value-type="float" office:value="0.896250397856">
                <text:p>0.896250397856</text:p>
              </table:table-cell>
              <table:table-cell office:value-type="float" office:value="0.884066725344">
                <text:p>0.884066725344</text:p>
              </table:table-cell>
              <table:table-cell office:value-type="float" office:value="0.884761896085">
                <text:p>0.884761896085</text:p>
              </table:table-cell>
              <table:table-cell office:value-type="float" office:value="0.882433206242">
                <text:p>0.882433206242</text:p>
              </table:table-cell>
              <table:table-cell office:value-type="float" office:value="0.881805925821">
                <text:p>0.881805925821</text:p>
              </table:table-cell>
              <table:table-cell office:value-type="float" office:value="0.882544178635">
                <text:p>0.882544178635</text:p>
              </table:table-cell>
              <table:table-cell office:value-type="float" office:value="0.881696962688">
                <text:p>0.881696962688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9 - rem 1.0'.A1:'mf 0.9 - rem 1.0'.A11 'mf 0.9 - rem 1.0'.K1:'mf 0.9 - rem 1.0'.K11 'mf 0.9 - rem 1.0'.M1:'mf 0.9 - rem 1.0'.M11 'mf 0.9 - rem 1.0'.O1:'mf 0.9 - rem 1.0'.O11 'mf 0.9 - rem 1.0'.S1:'mf 0.9 - rem 1.0'.S11 'mf 0.9 - rem 1.0'.U1:'mf 0.9 - rem 1.0'.U11 'mf 0.9 - rem 1.0'.W1:'mf 0.9 - rem 1.0'.W11 'mf 0.9 - rem 1.0'.AA1:'mf 0.9 - rem 1.0'.AA11 'mf 0.9 - rem 1.0'.AC1:'mf 0.9 - rem 1.0'.AC11 'mf 0.9 - rem 1.0'.AE1:'mf 0.9 - rem 1.0'.AE11 'mf 0.9 - rem 1.0'.BE1:'mf 0.9 - rem 1.0'.BE11 'mf 0.9 - rem 1.0'.BG1:'mf 0.9 - rem 1.0'.BG11 'mf 0.9 - rem 1.0'.BI1:'mf 0.9 - rem 1.0'.BI11 'mf 0.9 - rem 1.0'.BK1:'mf 0.9 - rem 1.0'.BK11 'mf 0.9 - rem 1.0'.BM1:'mf 0.9 - rem 1.0'.BM11 'mf 0.9 - rem 1.0'.BO1:'mf 0.9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9 - rem 1.0'.A2:'mf 0.9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1.0'.K2:'mf 0.9 - rem 1.0'.K11" chart:label-cell-address="'mf 0.9 - rem 1.0'.K1:'mf 0.9 - rem 1.0'.K1" chart:class="chart:bar">
            <chart:data-point chart:repeated="10"/>
          </chart:series>
          <chart:series chart:style-name="ch8" chart:values-cell-range-address="'mf 0.9 - rem 1.0'.M2:'mf 0.9 - rem 1.0'.M11" chart:label-cell-address="'mf 0.9 - rem 1.0'.M1:'mf 0.9 - rem 1.0'.M1" chart:class="chart:bar">
            <chart:data-point chart:repeated="10"/>
          </chart:series>
          <chart:series chart:style-name="ch9" chart:values-cell-range-address="'mf 0.9 - rem 1.0'.O2:'mf 0.9 - rem 1.0'.O11" chart:label-cell-address="'mf 0.9 - rem 1.0'.O1:'mf 0.9 - rem 1.0'.O1" chart:class="chart:bar">
            <chart:data-point chart:repeated="10"/>
          </chart:series>
          <chart:series chart:style-name="ch10" chart:values-cell-range-address="'mf 0.9 - rem 1.0'.S2:'mf 0.9 - rem 1.0'.S11" chart:label-cell-address="'mf 0.9 - rem 1.0'.S1:'mf 0.9 - rem 1.0'.S1" chart:class="chart:bar">
            <chart:data-point chart:repeated="10"/>
          </chart:series>
          <chart:series chart:style-name="ch11" chart:values-cell-range-address="'mf 0.9 - rem 1.0'.U2:'mf 0.9 - rem 1.0'.U11" chart:label-cell-address="'mf 0.9 - rem 1.0'.U1:'mf 0.9 - rem 1.0'.U1" chart:class="chart:bar">
            <chart:data-point chart:repeated="10"/>
          </chart:series>
          <chart:series chart:style-name="ch7" chart:values-cell-range-address="'mf 0.9 - rem 1.0'.W2:'mf 0.9 - rem 1.0'.W11" chart:label-cell-address="'mf 0.9 - rem 1.0'.W1:'mf 0.9 - rem 1.0'.W1" chart:class="chart:bar">
            <chart:data-point chart:repeated="10"/>
          </chart:series>
          <chart:series chart:style-name="ch9" chart:values-cell-range-address="'mf 0.9 - rem 1.0'.AA2:'mf 0.9 - rem 1.0'.AA11" chart:label-cell-address="'mf 0.9 - rem 1.0'.AA1:'mf 0.9 - rem 1.0'.AA1" chart:class="chart:bar">
            <chart:data-point chart:repeated="10"/>
          </chart:series>
          <chart:series chart:style-name="ch12" chart:values-cell-range-address="'mf 0.9 - rem 1.0'.AC2:'mf 0.9 - rem 1.0'.AC11" chart:label-cell-address="'mf 0.9 - rem 1.0'.AC1:'mf 0.9 - rem 1.0'.AC1" chart:class="chart:bar">
            <chart:data-point chart:repeated="10"/>
          </chart:series>
          <chart:series chart:style-name="ch10" chart:values-cell-range-address="'mf 0.9 - rem 1.0'.AE2:'mf 0.9 - rem 1.0'.AE11" chart:label-cell-address="'mf 0.9 - rem 1.0'.AE1:'mf 0.9 - rem 1.0'.AE1" chart:class="chart:bar">
            <chart:data-point chart:repeated="10"/>
          </chart:series>
          <chart:series chart:style-name="ch11" chart:values-cell-range-address="'mf 0.9 - rem 1.0'.BE2:'mf 0.9 - rem 1.0'.BE11" chart:label-cell-address="'mf 0.9 - rem 1.0'.BE1:'mf 0.9 - rem 1.0'.BE1" chart:class="chart:bar">
            <chart:data-point chart:repeated="10"/>
          </chart:series>
          <chart:series chart:style-name="ch7" chart:values-cell-range-address="'mf 0.9 - rem 1.0'.BG2:'mf 0.9 - rem 1.0'.BG11" chart:label-cell-address="'mf 0.9 - rem 1.0'.BG1:'mf 0.9 - rem 1.0'.BG1" chart:class="chart:bar">
            <chart:data-point chart:repeated="10"/>
          </chart:series>
          <chart:series chart:style-name="ch8" chart:values-cell-range-address="'mf 0.9 - rem 1.0'.BI2:'mf 0.9 - rem 1.0'.BI11" chart:label-cell-address="'mf 0.9 - rem 1.0'.BI1:'mf 0.9 - rem 1.0'.BI1" chart:class="chart:bar">
            <chart:data-point chart:repeated="10"/>
          </chart:series>
          <chart:series chart:style-name="ch9" chart:values-cell-range-address="'mf 0.9 - rem 1.0'.BK2:'mf 0.9 - rem 1.0'.BK11" chart:label-cell-address="'mf 0.9 - rem 1.0'.BK1:'mf 0.9 - rem 1.0'.BK1" chart:class="chart:bar">
            <chart:data-point chart:repeated="10"/>
          </chart:series>
          <chart:series chart:style-name="ch12" chart:values-cell-range-address="'mf 0.9 - rem 1.0'.BM2:'mf 0.9 - rem 1.0'.BM11" chart:label-cell-address="'mf 0.9 - rem 1.0'.BM1:'mf 0.9 - rem 1.0'.BM1" chart:class="chart:bar">
            <chart:data-point chart:repeated="10"/>
          </chart:series>
          <chart:series chart:style-name="ch10" chart:values-cell-range-address="'mf 0.9 - rem 1.0'.BO2:'mf 0.9 - rem 1.0'.BO11" chart:label-cell-address="'mf 0.9 - rem 1.0'.BO1:'mf 0.9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9 - rem 1.0'.K1:'mf 0.9 - rem 1.0'.K1</svg:desc>
                </draw:g>
              </table:table-cell>
              <table:table-cell office:value-type="string">
                <text:p>1/R_pn</text:p>
                <draw:g>
                  <svg:desc>'mf 0.9 - rem 1.0'.M1:'mf 0.9 - rem 1.0'.M1</svg:desc>
                </draw:g>
              </table:table-cell>
              <table:table-cell office:value-type="string">
                <text:p>R/C_pn</text:p>
                <draw:g>
                  <svg:desc>'mf 0.9 - rem 1.0'.O1:'mf 0.9 - rem 1.0'.O1</svg:desc>
                </draw:g>
              </table:table-cell>
              <table:table-cell office:value-type="string">
                <text:p>ic_dyn_1/C_pn</text:p>
                <draw:g>
                  <svg:desc>'mf 0.9 - rem 1.0'.S1:'mf 0.9 - rem 1.0'.S1</svg:desc>
                </draw:g>
              </table:table-cell>
              <table:table-cell office:value-type="string">
                <text:p>ic_dyn_1/R_pn</text:p>
                <draw:g>
                  <svg:desc>'mf 0.9 - rem 1.0'.U1:'mf 0.9 - rem 1.0'.U1</svg:desc>
                </draw:g>
              </table:table-cell>
              <table:table-cell office:value-type="string">
                <text:p>ic_dyn_R/C_pn</text:p>
                <draw:g>
                  <svg:desc>'mf 0.9 - rem 1.0'.W1:'mf 0.9 - rem 1.0'.W1</svg:desc>
                </draw:g>
              </table:table-cell>
              <table:table-cell office:value-type="string">
                <text:p>bc_dyn_1/C_pn</text:p>
                <draw:g>
                  <svg:desc>'mf 0.9 - rem 1.0'.AA1:'mf 0.9 - rem 1.0'.AA1</svg:desc>
                </draw:g>
              </table:table-cell>
              <table:table-cell office:value-type="string">
                <text:p>bc_dyn_1/R_pn</text:p>
                <draw:g>
                  <svg:desc>'mf 0.9 - rem 1.0'.AC1:'mf 0.9 - rem 1.0'.AC1</svg:desc>
                </draw:g>
              </table:table-cell>
              <table:table-cell office:value-type="string">
                <text:p>bc_dyn_R/C_pn</text:p>
                <draw:g>
                  <svg:desc>'mf 0.9 - rem 1.0'.AE1:'mf 0.9 - rem 1.0'.AE1</svg:desc>
                </draw:g>
              </table:table-cell>
              <table:table-cell office:value-type="string">
                <text:p>sbb_st_1/C_pn</text:p>
                <draw:g>
                  <svg:desc>'mf 0.9 - rem 1.0'.BE1:'mf 0.9 - rem 1.0'.BE1</svg:desc>
                </draw:g>
              </table:table-cell>
              <table:table-cell office:value-type="string">
                <text:p>sbb_dyn_1/C_pn</text:p>
                <draw:g>
                  <svg:desc>'mf 0.9 - rem 1.0'.BG1:'mf 0.9 - rem 1.0'.BG1</svg:desc>
                </draw:g>
              </table:table-cell>
              <table:table-cell office:value-type="string">
                <text:p>sbb_st_1/R_pn</text:p>
                <draw:g>
                  <svg:desc>'mf 0.9 - rem 1.0'.BI1:'mf 0.9 - rem 1.0'.BI1</svg:desc>
                </draw:g>
              </table:table-cell>
              <table:table-cell office:value-type="string">
                <text:p>sbb_dyn_1/R_pn</text:p>
                <draw:g>
                  <svg:desc>'mf 0.9 - rem 1.0'.BK1:'mf 0.9 - rem 1.0'.BK1</svg:desc>
                </draw:g>
              </table:table-cell>
              <table:table-cell office:value-type="string">
                <text:p>sbb_st_R/C_pn</text:p>
                <draw:g>
                  <svg:desc>'mf 0.9 - rem 1.0'.BM1:'mf 0.9 - rem 1.0'.BM1</svg:desc>
                </draw:g>
              </table:table-cell>
              <table:table-cell office:value-type="string">
                <text:p>sbb_dyn_R/C_pn</text:p>
                <draw:g>
                  <svg:desc>'mf 0.9 - rem 1.0'.BO1:'mf 0.9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1.0'.A2:'mf 0.9 - rem 1.0'.A11</svg:desc>
                </draw:g>
              </table:table-cell>
              <table:table-cell office:value-type="float" office:value="0.966048881833">
                <text:p>0.966048881833</text:p>
                <draw:g>
                  <svg:desc>'mf 0.9 - rem 1.0'.K2:'mf 0.9 - rem 1.0'.K11</svg:desc>
                </draw:g>
              </table:table-cell>
              <table:table-cell office:value-type="float" office:value="0.964658730318">
                <text:p>0.964658730318</text:p>
                <draw:g>
                  <svg:desc>'mf 0.9 - rem 1.0'.M2:'mf 0.9 - rem 1.0'.M11</svg:desc>
                </draw:g>
              </table:table-cell>
              <table:table-cell office:value-type="float" office:value="0.965367247012">
                <text:p>0.965367247012</text:p>
                <draw:g>
                  <svg:desc>'mf 0.9 - rem 1.0'.O2:'mf 0.9 - rem 1.0'.O11</svg:desc>
                </draw:g>
              </table:table-cell>
              <table:table-cell office:value-type="float" office:value="0.965224352342">
                <text:p>0.965224352342</text:p>
                <draw:g>
                  <svg:desc>'mf 0.9 - rem 1.0'.S2:'mf 0.9 - rem 1.0'.S11</svg:desc>
                </draw:g>
              </table:table-cell>
              <table:table-cell office:value-type="float" office:value="0.959190003561">
                <text:p>0.959190003561</text:p>
                <draw:g>
                  <svg:desc>'mf 0.9 - rem 1.0'.U2:'mf 0.9 - rem 1.0'.U11</svg:desc>
                </draw:g>
              </table:table-cell>
              <table:table-cell office:value-type="float" office:value="0.954439419354">
                <text:p>0.954439419354</text:p>
                <draw:g>
                  <svg:desc>'mf 0.9 - rem 1.0'.W2:'mf 0.9 - rem 1.0'.W11</svg:desc>
                </draw:g>
              </table:table-cell>
              <table:table-cell office:value-type="float" office:value="0.961652777735">
                <text:p>0.961652777735</text:p>
                <draw:g>
                  <svg:desc>'mf 0.9 - rem 1.0'.AA2:'mf 0.9 - rem 1.0'.AA11</svg:desc>
                </draw:g>
              </table:table-cell>
              <table:table-cell office:value-type="float" office:value="0.96144646391">
                <text:p>0.96144646391</text:p>
                <draw:g>
                  <svg:desc>'mf 0.9 - rem 1.0'.AC2:'mf 0.9 - rem 1.0'.AC11</svg:desc>
                </draw:g>
              </table:table-cell>
              <table:table-cell office:value-type="float" office:value="0.964391739094">
                <text:p>0.964391739094</text:p>
                <draw:g>
                  <svg:desc>'mf 0.9 - rem 1.0'.AE2:'mf 0.9 - rem 1.0'.AE11</svg:desc>
                </draw:g>
              </table:table-cell>
              <table:table-cell office:value-type="float" office:value="0.959920309044">
                <text:p>0.959920309044</text:p>
                <draw:g>
                  <svg:desc>'mf 0.9 - rem 1.0'.BE2:'mf 0.9 - rem 1.0'.BE11</svg:desc>
                </draw:g>
              </table:table-cell>
              <table:table-cell office:value-type="float" office:value="0.958135032126">
                <text:p>0.958135032126</text:p>
                <draw:g>
                  <svg:desc>'mf 0.9 - rem 1.0'.BG2:'mf 0.9 - rem 1.0'.BG11</svg:desc>
                </draw:g>
              </table:table-cell>
              <table:table-cell office:value-type="float" office:value="0.960695897928">
                <text:p>0.960695897928</text:p>
                <draw:g>
                  <svg:desc>'mf 0.9 - rem 1.0'.BI2:'mf 0.9 - rem 1.0'.BI11</svg:desc>
                </draw:g>
              </table:table-cell>
              <table:table-cell office:value-type="float" office:value="0.955249154594">
                <text:p>0.955249154594</text:p>
                <draw:g>
                  <svg:desc>'mf 0.9 - rem 1.0'.BK2:'mf 0.9 - rem 1.0'.BK11</svg:desc>
                </draw:g>
              </table:table-cell>
              <table:table-cell office:value-type="float" office:value="0.95968455973">
                <text:p>0.95968455973</text:p>
                <draw:g>
                  <svg:desc>'mf 0.9 - rem 1.0'.BM2:'mf 0.9 - rem 1.0'.BM11</svg:desc>
                </draw:g>
              </table:table-cell>
              <table:table-cell office:value-type="float" office:value="0.957541929917">
                <text:p>0.957541929917</text:p>
                <draw:g>
                  <svg:desc>'mf 0.9 - rem 1.0'.BO2:'mf 0.9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89754527741">
                <text:p>0.889754527741</text:p>
              </table:table-cell>
              <table:table-cell office:value-type="float" office:value="0.890496196412">
                <text:p>0.890496196412</text:p>
              </table:table-cell>
              <table:table-cell office:value-type="float" office:value="0.893818167293">
                <text:p>0.893818167293</text:p>
              </table:table-cell>
              <table:table-cell office:value-type="float" office:value="0.913479517253">
                <text:p>0.913479517253</text:p>
              </table:table-cell>
              <table:table-cell office:value-type="float" office:value="0.915089353084">
                <text:p>0.915089353084</text:p>
              </table:table-cell>
              <table:table-cell office:value-type="float" office:value="0.906612705281">
                <text:p>0.906612705281</text:p>
              </table:table-cell>
              <table:table-cell office:value-type="float" office:value="0.88891478485">
                <text:p>0.88891478485</text:p>
              </table:table-cell>
              <table:table-cell office:value-type="float" office:value="0.888045351085">
                <text:p>0.888045351085</text:p>
              </table:table-cell>
              <table:table-cell office:value-type="float" office:value="0.894763342198">
                <text:p>0.894763342198</text:p>
              </table:table-cell>
              <table:table-cell office:value-type="float" office:value="0.885583391922">
                <text:p>0.885583391922</text:p>
              </table:table-cell>
              <table:table-cell office:value-type="float" office:value="0.887274865533">
                <text:p>0.887274865533</text:p>
              </table:table-cell>
              <table:table-cell office:value-type="float" office:value="0.886028406423">
                <text:p>0.886028406423</text:p>
              </table:table-cell>
              <table:table-cell office:value-type="float" office:value="0.885670766778">
                <text:p>0.885670766778</text:p>
              </table:table-cell>
              <table:table-cell office:value-type="float" office:value="0.887208215083">
                <text:p>0.887208215083</text:p>
              </table:table-cell>
              <table:table-cell office:value-type="float" office:value="0.885683680674">
                <text:p>0.88568368067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7792105797">
                <text:p>0.977792105797</text:p>
              </table:table-cell>
              <table:table-cell office:value-type="float" office:value="0.977792105797">
                <text:p>0.977792105797</text:p>
              </table:table-cell>
              <table:table-cell office:value-type="float" office:value="0.984129312112">
                <text:p>0.984129312112</text:p>
              </table:table-cell>
              <table:table-cell office:value-type="float" office:value="0.986204168038">
                <text:p>0.986204168038</text:p>
              </table:table-cell>
              <table:table-cell office:value-type="float" office:value="0.986570048956">
                <text:p>0.986570048956</text:p>
              </table:table-cell>
              <table:table-cell office:value-type="float" office:value="0.984222675846">
                <text:p>0.984222675846</text:p>
              </table:table-cell>
              <table:table-cell office:value-type="float" office:value="0.984971149033">
                <text:p>0.984971149033</text:p>
              </table:table-cell>
              <table:table-cell office:value-type="float" office:value="0.984193766387">
                <text:p>0.984193766387</text:p>
              </table:table-cell>
              <table:table-cell office:value-type="float" office:value="0.983988997581">
                <text:p>0.983988997581</text:p>
              </table:table-cell>
              <table:table-cell office:value-type="float" office:value="0.974028061858">
                <text:p>0.974028061858</text:p>
              </table:table-cell>
              <table:table-cell office:value-type="float" office:value="0.979122471923">
                <text:p>0.979122471923</text:p>
              </table:table-cell>
              <table:table-cell office:value-type="float" office:value="0.975030039445">
                <text:p>0.975030039445</text:p>
              </table:table-cell>
              <table:table-cell office:value-type="float" office:value="0.977355353834">
                <text:p>0.977355353834</text:p>
              </table:table-cell>
              <table:table-cell office:value-type="float" office:value="0.975894044382">
                <text:p>0.975894044382</text:p>
              </table:table-cell>
              <table:table-cell office:value-type="float" office:value="0.973243764646">
                <text:p>0.973243764646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5450307364">
                <text:p>0.995450307364</text:p>
              </table:table-cell>
              <table:table-cell office:value-type="float" office:value="0.995455260801">
                <text:p>0.995455260801</text:p>
              </table:table-cell>
              <table:table-cell office:value-type="float" office:value="0.995599385558">
                <text:p>0.995599385558</text:p>
              </table:table-cell>
              <table:table-cell office:value-type="float" office:value="0.995789393786">
                <text:p>0.995789393786</text:p>
              </table:table-cell>
              <table:table-cell office:value-type="float" office:value="0.990134890626">
                <text:p>0.990134890626</text:p>
              </table:table-cell>
              <table:table-cell office:value-type="float" office:value="0.995667900282">
                <text:p>0.995667900282</text:p>
              </table:table-cell>
              <table:table-cell office:value-type="float" office:value="0.995076434513">
                <text:p>0.995076434513</text:p>
              </table:table-cell>
              <table:table-cell office:value-type="float" office:value="0.994093820858">
                <text:p>0.994093820858</text:p>
              </table:table-cell>
              <table:table-cell office:value-type="float" office:value="0.993386133304">
                <text:p>0.993386133304</text:p>
              </table:table-cell>
              <table:table-cell office:value-type="float" office:value="0.987491261739">
                <text:p>0.987491261739</text:p>
              </table:table-cell>
              <table:table-cell office:value-type="float" office:value="0.988580515401">
                <text:p>0.988580515401</text:p>
              </table:table-cell>
              <table:table-cell office:value-type="float" office:value="0.988495040666">
                <text:p>0.988495040666</text:p>
              </table:table-cell>
              <table:table-cell office:value-type="float" office:value="0.985453045063">
                <text:p>0.985453045063</text:p>
              </table:table-cell>
              <table:table-cell office:value-type="float" office:value="0.988435319095">
                <text:p>0.988435319095</text:p>
              </table:table-cell>
              <table:table-cell office:value-type="float" office:value="0.989288044439">
                <text:p>0.98928804443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76025790084">
                <text:p>0.876025790084</text:p>
              </table:table-cell>
              <table:table-cell office:value-type="float" office:value="0.875135956153">
                <text:p>0.875135956153</text:p>
              </table:table-cell>
              <table:table-cell office:value-type="float" office:value="0.873565716899">
                <text:p>0.873565716899</text:p>
              </table:table-cell>
              <table:table-cell office:value-type="float" office:value="0.878366626106">
                <text:p>0.878366626106</text:p>
              </table:table-cell>
              <table:table-cell office:value-type="float" office:value="0.87807434612">
                <text:p>0.87807434612</text:p>
              </table:table-cell>
              <table:table-cell office:value-type="float" office:value="0.874083405436">
                <text:p>0.874083405436</text:p>
              </table:table-cell>
              <table:table-cell office:value-type="float" office:value="0.872332836878">
                <text:p>0.872332836878</text:p>
              </table:table-cell>
              <table:table-cell office:value-type="float" office:value="0.875828104235">
                <text:p>0.875828104235</text:p>
              </table:table-cell>
              <table:table-cell office:value-type="float" office:value="0.872744077089">
                <text:p>0.872744077089</text:p>
              </table:table-cell>
              <table:table-cell office:value-type="float" office:value="0.869080246143">
                <text:p>0.869080246143</text:p>
              </table:table-cell>
              <table:table-cell office:value-type="float" office:value="0.869550916317">
                <text:p>0.869550916317</text:p>
              </table:table-cell>
              <table:table-cell office:value-type="float" office:value="0.867186271684">
                <text:p>0.867186271684</text:p>
              </table:table-cell>
              <table:table-cell office:value-type="float" office:value="0.866627348507">
                <text:p>0.866627348507</text:p>
              </table:table-cell>
              <table:table-cell office:value-type="float" office:value="0.87039323229">
                <text:p>0.87039323229</text:p>
              </table:table-cell>
              <table:table-cell office:value-type="float" office:value="0.869069573425">
                <text:p>0.869069573425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52544309977">
                <text:p>0.952544309977</text:p>
              </table:table-cell>
              <table:table-cell office:value-type="float" office:value="0.952535583755">
                <text:p>0.952535583755</text:p>
              </table:table-cell>
              <table:table-cell office:value-type="float" office:value="0.950964042613">
                <text:p>0.950964042613</text:p>
              </table:table-cell>
              <table:table-cell office:value-type="float" office:value="0.971839556879">
                <text:p>0.971839556879</text:p>
              </table:table-cell>
              <table:table-cell office:value-type="float" office:value="0.970094917049">
                <text:p>0.970094917049</text:p>
              </table:table-cell>
              <table:table-cell office:value-type="float" office:value="0.967655724244">
                <text:p>0.967655724244</text:p>
              </table:table-cell>
              <table:table-cell office:value-type="float" office:value="0.95459360915">
                <text:p>0.95459360915</text:p>
              </table:table-cell>
              <table:table-cell office:value-type="float" office:value="0.952475837052">
                <text:p>0.952475837052</text:p>
              </table:table-cell>
              <table:table-cell office:value-type="float" office:value="0.953789585327">
                <text:p>0.953789585327</text:p>
              </table:table-cell>
              <table:table-cell office:value-type="float" office:value="0.93901757603">
                <text:p>0.93901757603</text:p>
              </table:table-cell>
              <table:table-cell office:value-type="float" office:value="0.944433581241">
                <text:p>0.944433581241</text:p>
              </table:table-cell>
              <table:table-cell office:value-type="float" office:value="0.939002557273">
                <text:p>0.939002557273</text:p>
              </table:table-cell>
              <table:table-cell office:value-type="float" office:value="0.943365007123">
                <text:p>0.943365007123</text:p>
              </table:table-cell>
              <table:table-cell office:value-type="float" office:value="0.939718000553">
                <text:p>0.939718000553</text:p>
              </table:table-cell>
              <table:table-cell office:value-type="float" office:value="0.936929811154">
                <text:p>0.93692981115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3769441">
                <text:p>0.99953769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66980333">
                <text:p>0.999466980333</text:p>
              </table:table-cell>
              <table:table-cell office:value-type="float" office:value="0.99955722742">
                <text:p>0.99955722742</text:p>
              </table:table-cell>
              <table:table-cell office:value-type="float" office:value="0.999515569928">
                <text:p>0.999515569928</text:p>
              </table:table-cell>
              <table:table-cell office:value-type="float" office:value="0.99828635716">
                <text:p>0.99828635716</text:p>
              </table:table-cell>
              <table:table-cell office:value-type="float" office:value="0.999611447796">
                <text:p>0.999611447796</text:p>
              </table:table-cell>
              <table:table-cell office:value-type="float" office:value="0.999663069773">
                <text:p>0.99966306977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994745376">
                <text:p>0.8994745376</text:p>
              </table:table-cell>
              <table:table-cell office:value-type="float" office:value="0.899560757654">
                <text:p>0.899560757654</text:p>
              </table:table-cell>
              <table:table-cell office:value-type="float" office:value="0.899620545365">
                <text:p>0.899620545365</text:p>
              </table:table-cell>
              <table:table-cell office:value-type="float" office:value="0.894216820271">
                <text:p>0.894216820271</text:p>
              </table:table-cell>
              <table:table-cell office:value-type="float" office:value="0.896180128385">
                <text:p>0.896180128385</text:p>
              </table:table-cell>
              <table:table-cell office:value-type="float" office:value="0.895346575429">
                <text:p>0.895346575429</text:p>
              </table:table-cell>
              <table:table-cell office:value-type="float" office:value="0.898029535747">
                <text:p>0.898029535747</text:p>
              </table:table-cell>
              <table:table-cell office:value-type="float" office:value="0.901138190341">
                <text:p>0.901138190341</text:p>
              </table:table-cell>
              <table:table-cell office:value-type="float" office:value="0.896225427583">
                <text:p>0.896225427583</text:p>
              </table:table-cell>
              <table:table-cell office:value-type="float" office:value="0.895348042848">
                <text:p>0.895348042848</text:p>
              </table:table-cell>
              <table:table-cell office:value-type="float" office:value="0.895451411621">
                <text:p>0.895451411621</text:p>
              </table:table-cell>
              <table:table-cell office:value-type="float" office:value="0.895744957982">
                <text:p>0.895744957982</text:p>
              </table:table-cell>
              <table:table-cell office:value-type="float" office:value="0.892141705178">
                <text:p>0.892141705178</text:p>
              </table:table-cell>
              <table:table-cell office:value-type="float" office:value="0.896728269249">
                <text:p>0.896728269249</text:p>
              </table:table-cell>
              <table:table-cell office:value-type="float" office:value="0.894890919537">
                <text:p>0.89489091953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925141638">
                <text:p>0.89925141638</text:p>
              </table:table-cell>
              <table:table-cell office:value-type="float" office:value="0.899199628995">
                <text:p>0.899199628995</text:p>
              </table:table-cell>
              <table:table-cell office:value-type="float" office:value="0.899354670895">
                <text:p>0.899354670895</text:p>
              </table:table-cell>
              <table:table-cell office:value-type="float" office:value="0.925861181577">
                <text:p>0.925861181577</text:p>
              </table:table-cell>
              <table:table-cell office:value-type="float" office:value="0.926129047026">
                <text:p>0.926129047026</text:p>
              </table:table-cell>
              <table:table-cell office:value-type="float" office:value="0.924325788495">
                <text:p>0.924325788495</text:p>
              </table:table-cell>
              <table:table-cell office:value-type="float" office:value="0.899875455244">
                <text:p>0.899875455244</text:p>
              </table:table-cell>
              <table:table-cell office:value-type="float" office:value="0.900026638054">
                <text:p>0.900026638054</text:p>
              </table:table-cell>
              <table:table-cell office:value-type="float" office:value="0.898125715847">
                <text:p>0.898125715847</text:p>
              </table:table-cell>
              <table:table-cell office:value-type="float" office:value="0.875949868108">
                <text:p>0.875949868108</text:p>
              </table:table-cell>
              <table:table-cell office:value-type="float" office:value="0.876301565126">
                <text:p>0.876301565126</text:p>
              </table:table-cell>
              <table:table-cell office:value-type="float" office:value="0.87572772597">
                <text:p>0.87572772597</text:p>
              </table:table-cell>
              <table:table-cell office:value-type="float" office:value="0.876379605952">
                <text:p>0.876379605952</text:p>
              </table:table-cell>
              <table:table-cell office:value-type="float" office:value="0.875558688331">
                <text:p>0.875558688331</text:p>
              </table:table-cell>
              <table:table-cell office:value-type="float" office:value="0.873127203776">
                <text:p>0.87312720377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33.531cm" svg:y="2.417cm" style:legend-expansion="high" chart:style-name="ch2"/>
        <chart:plot-area chart:style-name="ch3"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data-source-has-labels="row" svg:x="1.388cm" svg:y="1.043cm" svg:width="30.267cm" svg:height="9.704cm">
          <chartooo:coordinate-region svg:x="2.009cm" svg:y="1.242cm" svg:width="29.291cm" svg:height="8.46cm"/>
          <chart:axis chart:dimension="x" chart:name="primary-x" chart:style-name="ch4" chartooo:axis-type="auto">
            <chartooo:date-scale/>
            <chart:categories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" chart:class="chart:bar">
            <chart:data-point chart:repeated="15"/>
          </chart:series>
          <chart:series chart:style-name="ch8" chart:values-cell-range-address="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" chart:class="chart:bar">
            <chart:data-point chart:repeated="15"/>
          </chart:series>
          <chart:series chart:style-name="ch9" chart:values-cell-range-address="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" chart:class="chart:bar">
            <chart:data-point chart:repeated="15"/>
          </chart:series>
          <chart:series chart:style-name="ch10" chart:values-cell-range-address="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" chart:class="chart:bar">
            <chart:data-point chart:repeated="15"/>
          </chart:series>
          <chart:series chart:style-name="ch11" chart:values-cell-range-address="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</svg:desc>
                </draw:g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.2222222222222">
                <text:p>43.2222222222222</text:p>
                <draw:g>
                  <svg:desc>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.3333333333333">
                <text:p>34.3333333333333</text:p>
                <draw:g>
                  <svg:desc>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</svg:desc>
                </draw:g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4444444444444">
                <text:p>39.4444444444444</text:p>
                <draw:g>
                  <svg:desc>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</svg:desc>
                </draw:g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.3333333333333">
                <text:p>30.3333333333333</text:p>
                <draw:g>
                  <svg:desc>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</svg:desc>
                </draw:g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.6666666666667">
                <text:p>35.6666666666667</text:p>
                <draw:g>
                  <svg:desc>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</svg:desc>
                </draw:g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2.993cm" svg:height="15.986cm" xlink:href=".." xlink:type="simple" chart:class="chart:bar" chart:style-name="ch1">
        <chart:legend chart:legend-position="end" svg:x="59.698cm" svg:y="6.698cm" style:legend-expansion="high" chart:style-name="ch2"/>
        <chart:plot-area chart:style-name="ch3" table:cell-range-address="Synthèse.E1:Synthèse.E6 Synthèse.G1:Synthèse.G6 Synthèse.I1:Synthèse.I6 Synthèse.K1:Synthèse.K6 Synthèse.M1:Synthèse.M6 Synthèse.O1:Synthèse.O6 Synthèse.Q1:Synthèse.Q6 Synthèse.S1:Synthèse.S6 Synthèse.U1:Synthèse.U6 Synthèse.W1:Synthèse.W6 Synthèse.Y1:Synthèse.Y6 Synthèse.AA1:Synthèse.AA6 Synthèse.AC1:Synthèse.AC6 Synthèse.AE1:Synthèse.AE6 Synthèse.AG1:Synthèse.AG6 Synthèse.AI1:Synthèse.AI6 Synthèse.AK1:Synthèse.AK6 Synthèse.AM1:Synthèse.AM6 Synthèse.AO1:Synthèse.AO6 Synthèse.AQ1:Synthèse.AQ6 Synthèse.AS1:Synthèse.AS6 Synthèse.AU1:Synthèse.AU6 Synthèse.AW1:Synthèse.AW6 Synthèse.AY1:Synthèse.AY6 Synthèse.BA1:Synthèse.BA6 Synthèse.BC1:Synthèse.BC6 Synthèse.BE1:Synthèse.BE6 Synthèse.BG1:Synthèse.BG6 Synthèse.BI1:Synthèse.BI6 Synthèse.BK1:Synthèse.BK6 Synthèse.BM1:Synthèse.BM6 Synthèse.A2:Synthèse.A6" chart:data-source-has-labels="both" svg:x="1.709cm" svg:y="1.411cm" svg:width="55.471cm" svg:height="13.836cm">
          <chartooo:coordinate-region svg:x="2.807cm" svg:y="1.611cm" svg:width="53.923cm" svg:height="12.591cm"/>
          <chart:axis chart:dimension="x" chart:name="primary-x" chart:style-name="ch4" chartooo:axis-type="auto">
            <chartooo:date-scale/>
            <chart:categories table:cell-range-address="Synthèse.E1:Synthèse.E1 Synthèse.G1:Synthèse.G1 Synthèse.I1:Synthèse.I1 Synthèse.K1:Synthèse.K1 Synthèse.M1:Synthèse.M1 Synthèse.O1:Synthèse.O1 Synthèse.Q1:Synthèse.Q1 Synthèse.S1:Synthèse.S1 Synthèse.U1:Synthèse.U1 Synthèse.W1:Synthèse.W1 Synthèse.Y1:Synthèse.Y1 Synthèse.AA1:Synthèse.AA1 Synthèse.AC1:Synthèse.AC1 Synthèse.AE1:Synthèse.AE1 Synthèse.AG1:Synthèse.AG1 Synthèse.AI1:Synthèse.AI1 Synthèse.AK1:Synthèse.AK1 Synthèse.AM1:Synthèse.AM1 Synthèse.AO1:Synthèse.AO1 Synthèse.AQ1:Synthèse.AQ1 Synthèse.AS1:Synthèse.AS1 Synthèse.AU1:Synthèse.AU1 Synthèse.AW1:Synthèse.AW1 Synthèse.AY1:Synthèse.AY1 Synthèse.BA1:Synthèse.BA1 Synthèse.BC1:Synthèse.BC1 Synthèse.BE1:Synthèse.BE1 Synthèse.BG1:Synthèse.BG1 Synthèse.BI1:Synthèse.BI1 Synthèse.BK1:Synthèse.BK1 Synthèse.BM1:Synthèse.B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thèse.E2:Synthèse.E2 Synthèse.G2:Synthèse.G2 Synthèse.I2:Synthèse.I2 Synthèse.K2:Synthèse.K2 Synthèse.M2:Synthèse.M2 Synthèse.O2:Synthèse.O2 Synthèse.Q2:Synthèse.Q2 Synthèse.S2:Synthèse.S2 Synthèse.U2:Synthèse.U2 Synthèse.W2:Synthèse.W2 Synthèse.Y2:Synthèse.Y2 Synthèse.AA2:Synthèse.AA2 Synthèse.AC2:Synthèse.AC2 Synthèse.AE2:Synthèse.AE2 Synthèse.AG2:Synthèse.AG2 Synthèse.AI2:Synthèse.AI2 Synthèse.AK2:Synthèse.AK2 Synthèse.AM2:Synthèse.AM2 Synthèse.AO2:Synthèse.AO2 Synthèse.AQ2:Synthèse.AQ2 Synthèse.AS2:Synthèse.AS2 Synthèse.AU2:Synthèse.AU2 Synthèse.AW2:Synthèse.AW2 Synthèse.AY2:Synthèse.AY2 Synthèse.BA2:Synthèse.BA2 Synthèse.BC2:Synthèse.BC2 Synthèse.BE2:Synthèse.BE2 Synthèse.BG2:Synthèse.BG2 Synthèse.BI2:Synthèse.BI2 Synthèse.BK2:Synthèse.BK2 Synthèse.BM2:Synthèse.BM2" chart:label-cell-address="Synthèse.A2:Synthèse.A2" chart:class="chart:bar">
            <chart:data-point chart:repeated="31"/>
          </chart:series>
          <chart:series chart:style-name="ch8" chart:values-cell-range-address="Synthèse.E3:Synthèse.E3 Synthèse.G3:Synthèse.G3 Synthèse.I3:Synthèse.I3 Synthèse.K3:Synthèse.K3 Synthèse.M3:Synthèse.M3 Synthèse.O3:Synthèse.O3 Synthèse.Q3:Synthèse.Q3 Synthèse.S3:Synthèse.S3 Synthèse.U3:Synthèse.U3 Synthèse.W3:Synthèse.W3 Synthèse.Y3:Synthèse.Y3 Synthèse.AA3:Synthèse.AA3 Synthèse.AC3:Synthèse.AC3 Synthèse.AE3:Synthèse.AE3 Synthèse.AG3:Synthèse.AG3 Synthèse.AI3:Synthèse.AI3 Synthèse.AK3:Synthèse.AK3 Synthèse.AM3:Synthèse.AM3 Synthèse.AO3:Synthèse.AO3 Synthèse.AQ3:Synthèse.AQ3 Synthèse.AS3:Synthèse.AS3 Synthèse.AU3:Synthèse.AU3 Synthèse.AW3:Synthèse.AW3 Synthèse.AY3:Synthèse.AY3 Synthèse.BA3:Synthèse.BA3 Synthèse.BC3:Synthèse.BC3 Synthèse.BE3:Synthèse.BE3 Synthèse.BG3:Synthèse.BG3 Synthèse.BI3:Synthèse.BI3 Synthèse.BK3:Synthèse.BK3 Synthèse.BM3:Synthèse.BM3" chart:label-cell-address="Synthèse.A3:Synthèse.A3" chart:class="chart:bar">
            <chart:data-point chart:repeated="31"/>
          </chart:series>
          <chart:series chart:style-name="ch9" chart:values-cell-range-address="Synthèse.E4:Synthèse.E4 Synthèse.G4:Synthèse.G4 Synthèse.I4:Synthèse.I4 Synthèse.K4:Synthèse.K4 Synthèse.M4:Synthèse.M4 Synthèse.O4:Synthèse.O4 Synthèse.Q4:Synthèse.Q4 Synthèse.S4:Synthèse.S4 Synthèse.U4:Synthèse.U4 Synthèse.W4:Synthèse.W4 Synthèse.Y4:Synthèse.Y4 Synthèse.AA4:Synthèse.AA4 Synthèse.AC4:Synthèse.AC4 Synthèse.AE4:Synthèse.AE4 Synthèse.AG4:Synthèse.AG4 Synthèse.AI4:Synthèse.AI4 Synthèse.AK4:Synthèse.AK4 Synthèse.AM4:Synthèse.AM4 Synthèse.AO4:Synthèse.AO4 Synthèse.AQ4:Synthèse.AQ4 Synthèse.AS4:Synthèse.AS4 Synthèse.AU4:Synthèse.AU4 Synthèse.AW4:Synthèse.AW4 Synthèse.AY4:Synthèse.AY4 Synthèse.BA4:Synthèse.BA4 Synthèse.BC4:Synthèse.BC4 Synthèse.BE4:Synthèse.BE4 Synthèse.BG4:Synthèse.BG4 Synthèse.BI4:Synthèse.BI4 Synthèse.BK4:Synthèse.BK4 Synthèse.BM4:Synthèse.BM4" chart:label-cell-address="Synthèse.A4:Synthèse.A4" chart:class="chart:bar">
            <chart:data-point chart:repeated="31"/>
          </chart:series>
          <chart:series chart:style-name="ch10" chart:values-cell-range-address="Synthèse.E5:Synthèse.E5 Synthèse.G5:Synthèse.G5 Synthèse.I5:Synthèse.I5 Synthèse.K5:Synthèse.K5 Synthèse.M5:Synthèse.M5 Synthèse.O5:Synthèse.O5 Synthèse.Q5:Synthèse.Q5 Synthèse.S5:Synthèse.S5 Synthèse.U5:Synthèse.U5 Synthèse.W5:Synthèse.W5 Synthèse.Y5:Synthèse.Y5 Synthèse.AA5:Synthèse.AA5 Synthèse.AC5:Synthèse.AC5 Synthèse.AE5:Synthèse.AE5 Synthèse.AG5:Synthèse.AG5 Synthèse.AI5:Synthèse.AI5 Synthèse.AK5:Synthèse.AK5 Synthèse.AM5:Synthèse.AM5 Synthèse.AO5:Synthèse.AO5 Synthèse.AQ5:Synthèse.AQ5 Synthèse.AS5:Synthèse.AS5 Synthèse.AU5:Synthèse.AU5 Synthèse.AW5:Synthèse.AW5 Synthèse.AY5:Synthèse.AY5 Synthèse.BA5:Synthèse.BA5 Synthèse.BC5:Synthèse.BC5 Synthèse.BE5:Synthèse.BE5 Synthèse.BG5:Synthèse.BG5 Synthèse.BI5:Synthèse.BI5 Synthèse.BK5:Synthèse.BK5 Synthèse.BM5:Synthèse.BM5" chart:label-cell-address="Synthèse.A5:Synthèse.A5" chart:class="chart:bar">
            <chart:data-point chart:repeated="31"/>
          </chart:series>
          <chart:series chart:style-name="ch11" chart:values-cell-range-address="Synthèse.E6:Synthèse.E6 Synthèse.G6:Synthèse.G6 Synthèse.I6:Synthèse.I6 Synthèse.K6:Synthèse.K6 Synthèse.M6:Synthèse.M6 Synthèse.O6:Synthèse.O6 Synthèse.Q6:Synthèse.Q6 Synthèse.S6:Synthèse.S6 Synthèse.U6:Synthèse.U6 Synthèse.W6:Synthèse.W6 Synthèse.Y6:Synthèse.Y6 Synthèse.AA6:Synthèse.AA6 Synthèse.AC6:Synthèse.AC6 Synthèse.AE6:Synthèse.AE6 Synthèse.AG6:Synthèse.AG6 Synthèse.AI6:Synthèse.AI6 Synthèse.AK6:Synthèse.AK6 Synthèse.AM6:Synthèse.AM6 Synthèse.AO6:Synthèse.AO6 Synthèse.AQ6:Synthèse.AQ6 Synthèse.AS6:Synthèse.AS6 Synthèse.AU6:Synthèse.AU6 Synthèse.AW6:Synthèse.AW6 Synthèse.AY6:Synthèse.AY6 Synthèse.BA6:Synthèse.BA6 Synthèse.BC6:Synthèse.BC6 Synthèse.BE6:Synthèse.BE6 Synthèse.BG6:Synthèse.BG6 Synthèse.BI6:Synthèse.BI6 Synthèse.BK6:Synthèse.BK6 Synthèse.BM6:Synthèse.BM6" chart:label-cell-address="Synthèse.A6:Synthèse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Synthèse.E1:Synthèse.E1 Synthèse.G1:Synthèse.G1 Synthèse.I1:Synthèse.I1 Synthèse.K1:Synthèse.K1 Synthèse.M1:Synthèse.M1 Synthèse.O1:Synthèse.O1 Synthèse.Q1:Synthèse.Q1 Synthèse.S1:Synthèse.S1 Synthèse.U1:Synthèse.U1 Synthèse.W1:Synthèse.W1 Synthèse.Y1:Synthèse.Y1 Synthèse.AA1:Synthèse.AA1 Synthèse.AC1:Synthèse.AC1 Synthèse.AE1:Synthèse.AE1 Synthèse.AG1:Synthèse.AG1 Synthèse.AI1:Synthèse.AI1 Synthèse.AK1:Synthèse.AK1 Synthèse.AM1:Synthèse.AM1 Synthèse.AO1:Synthèse.AO1 Synthèse.AQ1:Synthèse.AQ1 Synthèse.AS1:Synthèse.AS1 Synthèse.AU1:Synthèse.AU1 Synthèse.AW1:Synthèse.AW1 Synthèse.AY1:Synthèse.AY1 Synthèse.BA1:Synthèse.BA1 Synthèse.BC1:Synthèse.BC1 Synthèse.BE1:Synthèse.BE1 Synthèse.BG1:Synthèse.BG1 Synthèse.BI1:Synthèse.BI1 Synthèse.BK1:Synthèse.BK1 Synthèse.BM1:Synthèse.BM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.A2:Synthèse.A2</svg:desc>
                </draw:g>
              </table:table-cell>
              <table:table-cell office:value-type="float" office:value="5">
                <text:p>5</text:p>
                <draw:g>
                  <svg:desc>Synthèse.E2:Synthèse.E2 Synthèse.G2:Synthèse.G2 Synthèse.I2:Synthèse.I2 Synthèse.K2:Synthèse.K2 Synthèse.M2:Synthèse.M2 Synthèse.O2:Synthèse.O2 Synthèse.Q2:Synthèse.Q2 Synthèse.S2:Synthèse.S2 Synthèse.U2:Synthèse.U2 Synthèse.W2:Synthèse.W2 Synthèse.Y2:Synthèse.Y2 Synthèse.AA2:Synthèse.AA2 Synthèse.AC2:Synthèse.AC2 Synthèse.AE2:Synthèse.AE2 Synthèse.AG2:Synthèse.AG2 Synthèse.AI2:Synthèse.AI2 Synthèse.AK2:Synthèse.AK2 Synthèse.AM2:Synthèse.AM2 Synthèse.AO2:Synthèse.AO2 Synthèse.AQ2:Synthèse.AQ2 Synthèse.AS2:Synthèse.AS2 Synthèse.AU2:Synthèse.AU2 Synthèse.AW2:Synthèse.AW2 Synthèse.AY2:Synthèse.AY2 Synthèse.BA2:Synthèse.BA2 Synthèse.BC2:Synthèse.BC2 Synthèse.BE2:Synthèse.BE2 Synthèse.BG2:Synthèse.BG2 Synthèse.BI2:Synthèse.BI2 Synthèse.BK2:Synthèse.BK2 Synthèse.BM2:Synthèse.BM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mf 0.8 – rem 0.8</text:p>
                <draw:g>
                  <svg:desc>Synthèse.A3:Synthèse.A3</svg:desc>
                </draw:g>
              </table:table-cell>
              <table:table-cell office:value-type="float" office:value="7.11111111111111">
                <text:p>7.11111111111111</text:p>
                <draw:g>
                  <svg:desc>Synthèse.E3:Synthèse.E3 Synthèse.G3:Synthèse.G3 Synthèse.I3:Synthèse.I3 Synthèse.K3:Synthèse.K3 Synthèse.M3:Synthèse.M3 Synthèse.O3:Synthèse.O3 Synthèse.Q3:Synthèse.Q3 Synthèse.S3:Synthèse.S3 Synthèse.U3:Synthèse.U3 Synthèse.W3:Synthèse.W3 Synthèse.Y3:Synthèse.Y3 Synthèse.AA3:Synthèse.AA3 Synthèse.AC3:Synthèse.AC3 Synthèse.AE3:Synthèse.AE3 Synthèse.AG3:Synthèse.AG3 Synthèse.AI3:Synthèse.AI3 Synthèse.AK3:Synthèse.AK3 Synthèse.AM3:Synthèse.AM3 Synthèse.AO3:Synthèse.AO3 Synthèse.AQ3:Synthèse.AQ3 Synthèse.AS3:Synthèse.AS3 Synthèse.AU3:Synthèse.AU3 Synthèse.AW3:Synthèse.AW3 Synthèse.AY3:Synthèse.AY3 Synthèse.BA3:Synthèse.BA3 Synthèse.BC3:Synthèse.BC3 Synthèse.BE3:Synthèse.BE3 Synthèse.BG3:Synthèse.BG3 Synthèse.BI3:Synthèse.BI3 Synthèse.BK3:Synthèse.BK3 Synthèse.BM3:Synthèse.BM3</svg:desc>
                </draw:g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0">
                <text:p>0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Mf 0.8 – rem 1.0</text:p>
                <draw:g>
                  <svg:desc>Synthèse.A4:Synthèse.A4</svg:desc>
                </draw:g>
              </table:table-cell>
              <table:table-cell office:value-type="float" office:value="0.111111111111111">
                <text:p>0.111111111111111</text:p>
                <draw:g>
                  <svg:desc>Synthèse.E4:Synthèse.E4 Synthèse.G4:Synthèse.G4 Synthèse.I4:Synthèse.I4 Synthèse.K4:Synthèse.K4 Synthèse.M4:Synthèse.M4 Synthèse.O4:Synthèse.O4 Synthèse.Q4:Synthèse.Q4 Synthèse.S4:Synthèse.S4 Synthèse.U4:Synthèse.U4 Synthèse.W4:Synthèse.W4 Synthèse.Y4:Synthèse.Y4 Synthèse.AA4:Synthèse.AA4 Synthèse.AC4:Synthèse.AC4 Synthèse.AE4:Synthèse.AE4 Synthèse.AG4:Synthèse.AG4 Synthèse.AI4:Synthèse.AI4 Synthèse.AK4:Synthèse.AK4 Synthèse.AM4:Synthèse.AM4 Synthèse.AO4:Synthèse.AO4 Synthèse.AQ4:Synthèse.AQ4 Synthèse.AS4:Synthèse.AS4 Synthèse.AU4:Synthèse.AU4 Synthèse.AW4:Synthèse.AW4 Synthèse.AY4:Synthèse.AY4 Synthèse.BA4:Synthèse.BA4 Synthèse.BC4:Synthèse.BC4 Synthèse.BE4:Synthèse.BE4 Synthèse.BG4:Synthèse.BG4 Synthèse.BI4:Synthèse.BI4 Synthèse.BK4:Synthèse.BK4 Synthèse.BM4:Synthèse.BM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f 0.9 – rem 0.8</text:p>
                <draw:g>
                  <svg:desc>Synthèse.A5:Synthèse.A5</svg:desc>
                </draw:g>
              </table:table-cell>
              <table:table-cell office:value-type="float" office:value="0.111111111111111">
                <text:p>0.111111111111111</text:p>
                <draw:g>
                  <svg:desc>Synthèse.E5:Synthèse.E5 Synthèse.G5:Synthèse.G5 Synthèse.I5:Synthèse.I5 Synthèse.K5:Synthèse.K5 Synthèse.M5:Synthèse.M5 Synthèse.O5:Synthèse.O5 Synthèse.Q5:Synthèse.Q5 Synthèse.S5:Synthèse.S5 Synthèse.U5:Synthèse.U5 Synthèse.W5:Synthèse.W5 Synthèse.Y5:Synthèse.Y5 Synthèse.AA5:Synthèse.AA5 Synthèse.AC5:Synthèse.AC5 Synthèse.AE5:Synthèse.AE5 Synthèse.AG5:Synthèse.AG5 Synthèse.AI5:Synthèse.AI5 Synthèse.AK5:Synthèse.AK5 Synthèse.AM5:Synthèse.AM5 Synthèse.AO5:Synthèse.AO5 Synthèse.AQ5:Synthèse.AQ5 Synthèse.AS5:Synthèse.AS5 Synthèse.AU5:Synthèse.AU5 Synthèse.AW5:Synthèse.AW5 Synthèse.AY5:Synthèse.AY5 Synthèse.BA5:Synthèse.BA5 Synthèse.BC5:Synthèse.BC5 Synthèse.BE5:Synthèse.BE5 Synthèse.BG5:Synthèse.BG5 Synthèse.BI5:Synthèse.BI5 Synthèse.BK5:Synthèse.BK5 Synthèse.BM5:Synthèse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0">
                <text:p>0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Mf 0.9 – rem 1.0</text:p>
                <draw:g>
                  <svg:desc>Synthèse.A6:Synthèse.A6</svg:desc>
                </draw:g>
              </table:table-cell>
              <table:table-cell office:value-type="float" office:value="0">
                <text:p>0</text:p>
                <draw:g>
                  <svg:desc>Synthèse.E6:Synthèse.E6 Synthèse.G6:Synthèse.G6 Synthèse.I6:Synthèse.I6 Synthèse.K6:Synthèse.K6 Synthèse.M6:Synthèse.M6 Synthèse.O6:Synthèse.O6 Synthèse.Q6:Synthèse.Q6 Synthèse.S6:Synthèse.S6 Synthèse.U6:Synthèse.U6 Synthèse.W6:Synthèse.W6 Synthèse.Y6:Synthèse.Y6 Synthèse.AA6:Synthèse.AA6 Synthèse.AC6:Synthèse.AC6 Synthèse.AE6:Synthèse.AE6 Synthèse.AG6:Synthèse.AG6 Synthèse.AI6:Synthèse.AI6 Synthèse.AK6:Synthèse.AK6 Synthèse.AM6:Synthèse.AM6 Synthèse.AO6:Synthèse.AO6 Synthèse.AQ6:Synthèse.AQ6 Synthèse.AS6:Synthèse.AS6 Synthèse.AU6:Synthèse.AU6 Synthèse.AW6:Synthèse.AW6 Synthèse.AY6:Synthèse.AY6 Synthèse.BA6:Synthèse.BA6 Synthèse.BC6:Synthèse.BC6 Synthèse.BE6:Synthèse.BE6 Synthèse.BG6:Synthèse.BG6 Synthèse.BI6:Synthèse.BI6 Synthèse.BK6:Synthèse.BK6 Synthèse.BM6:Synthèse.BM6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38.629cm" svg:y="2.611cm" style:legend-expansion="high" chart:style-name="ch2"/>
        <chart:plot-area chart:style-name="ch3" table:cell-range-address="Synthèse.A2:Synthèse.A6 Synthèse.D1:Synthèse.D6 Synthèse.F1:Synthèse.F6 Synthèse.H1:Synthèse.H6 Synthèse.J1:Synthèse.J6 Synthèse.L1:Synthèse.L6 Synthèse.N1:Synthèse.N6 Synthèse.P1:Synthèse.P6 Synthèse.R1:Synthèse.R6 Synthèse.T1:Synthèse.T6 Synthèse.V1:Synthèse.V6 Synthèse.X1:Synthèse.X6 Synthèse.Z1:Synthèse.Z6 Synthèse.AB1:Synthèse.AB6 Synthèse.AD1:Synthèse.AD6 Synthèse.AF1:Synthèse.AF6 Synthèse.AH1:Synthèse.AH6 Synthèse.AJ1:Synthèse.AJ6 Synthèse.AL1:Synthèse.AL6 Synthèse.AN1:Synthèse.AN6 Synthèse.AP1:Synthèse.AP6 Synthèse.AR1:Synthèse.AR6 Synthèse.AT1:Synthèse.AT6 Synthèse.AV1:Synthèse.AV6 Synthèse.AX1:Synthèse.AX6 Synthèse.AZ1:Synthèse.AZ6 Synthèse.BB1:Synthèse.BB6 Synthèse.BD1:Synthèse.BD6 Synthèse.BF1:Synthèse.BF6 Synthèse.BH1:Synthèse.BH6 Synthèse.BJ1:Synthèse.BJ6 Synthèse.BL1:Synthèse.BL6" chart:data-source-has-labels="both" svg:x="1.349cm" svg:y="1.195cm" svg:width="35.482cm" svg:height="11.41cm">
          <chartooo:coordinate-region svg:x="2.261cm" svg:y="1.394cm" svg:width="34.57cm" svg:height="10.564cm"/>
          <chart:axis chart:dimension="x" chart:name="primary-x" chart:style-name="ch4" chartooo:axis-type="auto">
            <chartooo:date-scale/>
            <chart:categories table:cell-range-address="Synthèse.A2:Synthèse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thèse.D2:Synthèse.D6" chart:label-cell-address="Synthèse.D1:Synthèse.D1" chart:class="chart:bar">
            <chart:data-point chart:repeated="5"/>
          </chart:series>
          <chart:series chart:style-name="ch8" chart:values-cell-range-address="Synthèse.F2:Synthèse.F6" chart:label-cell-address="Synthèse.F1:Synthèse.F1" chart:class="chart:bar">
            <chart:data-point chart:repeated="5"/>
          </chart:series>
          <chart:series chart:style-name="ch9" chart:values-cell-range-address="Synthèse.H2:Synthèse.H6" chart:label-cell-address="Synthèse.H1:Synthèse.H1" chart:class="chart:bar">
            <chart:data-point chart:repeated="5"/>
          </chart:series>
          <chart:series chart:style-name="ch10" chart:values-cell-range-address="Synthèse.J2:Synthèse.J6" chart:label-cell-address="Synthèse.J1:Synthèse.J1" chart:class="chart:bar">
            <chart:data-point chart:repeated="5"/>
          </chart:series>
          <chart:series chart:style-name="ch11" chart:values-cell-range-address="Synthèse.L2:Synthèse.L6" chart:label-cell-address="Synthèse.L1:Synthèse.L1" chart:class="chart:bar">
            <chart:data-point chart:repeated="5"/>
          </chart:series>
          <chart:series chart:style-name="ch12" chart:values-cell-range-address="Synthèse.N2:Synthèse.N6" chart:label-cell-address="Synthèse.N1:Synthèse.N1" chart:class="chart:bar">
            <chart:data-point chart:repeated="5"/>
          </chart:series>
          <chart:series chart:style-name="ch7" chart:values-cell-range-address="Synthèse.P2:Synthèse.P6" chart:label-cell-address="Synthèse.P1:Synthèse.P1" chart:class="chart:bar">
            <chart:data-point chart:repeated="5"/>
          </chart:series>
          <chart:series chart:style-name="ch8" chart:values-cell-range-address="Synthèse.R2:Synthèse.R6" chart:label-cell-address="Synthèse.R1:Synthèse.R1" chart:class="chart:bar">
            <chart:data-point chart:repeated="5"/>
          </chart:series>
          <chart:series chart:style-name="ch9" chart:values-cell-range-address="Synthèse.T2:Synthèse.T6" chart:label-cell-address="Synthèse.T1:Synthèse.T1" chart:class="chart:bar">
            <chart:data-point chart:repeated="5"/>
          </chart:series>
          <chart:series chart:style-name="ch10" chart:values-cell-range-address="Synthèse.V2:Synthèse.V6" chart:label-cell-address="Synthèse.V1:Synthèse.V1" chart:class="chart:bar">
            <chart:data-point chart:repeated="5"/>
          </chart:series>
          <chart:series chart:style-name="ch11" chart:values-cell-range-address="Synthèse.X2:Synthèse.X6" chart:label-cell-address="Synthèse.X1:Synthèse.X1" chart:class="chart:bar">
            <chart:data-point chart:repeated="5"/>
          </chart:series>
          <chart:series chart:style-name="ch12" chart:values-cell-range-address="Synthèse.Z2:Synthèse.Z6" chart:label-cell-address="Synthèse.Z1:Synthèse.Z1" chart:class="chart:bar">
            <chart:data-point chart:repeated="5"/>
          </chart:series>
          <chart:series chart:style-name="ch7" chart:values-cell-range-address="Synthèse.AB2:Synthèse.AB6" chart:label-cell-address="Synthèse.AB1:Synthèse.AB1" chart:class="chart:bar">
            <chart:data-point chart:repeated="5"/>
          </chart:series>
          <chart:series chart:style-name="ch8" chart:values-cell-range-address="Synthèse.AD2:Synthèse.AD6" chart:label-cell-address="Synthèse.AD1:Synthèse.AD1" chart:class="chart:bar">
            <chart:data-point chart:repeated="5"/>
          </chart:series>
          <chart:series chart:style-name="ch9" chart:values-cell-range-address="Synthèse.AF2:Synthèse.AF6" chart:label-cell-address="Synthèse.AF1:Synthèse.AF1" chart:class="chart:bar">
            <chart:data-point chart:repeated="5"/>
          </chart:series>
          <chart:series chart:style-name="ch10" chart:values-cell-range-address="Synthèse.AH2:Synthèse.AH6" chart:label-cell-address="Synthèse.AH1:Synthèse.AH1" chart:class="chart:bar">
            <chart:data-point chart:repeated="5"/>
          </chart:series>
          <chart:series chart:style-name="ch11" chart:values-cell-range-address="Synthèse.AJ2:Synthèse.AJ6" chart:label-cell-address="Synthèse.AJ1:Synthèse.AJ1" chart:class="chart:bar">
            <chart:data-point chart:repeated="5"/>
          </chart:series>
          <chart:series chart:style-name="ch12" chart:values-cell-range-address="Synthèse.AL2:Synthèse.AL6" chart:label-cell-address="Synthèse.AL1:Synthèse.AL1" chart:class="chart:bar">
            <chart:data-point chart:repeated="5"/>
          </chart:series>
          <chart:series chart:style-name="ch7" chart:values-cell-range-address="Synthèse.AN2:Synthèse.AN6" chart:label-cell-address="Synthèse.AN1:Synthèse.AN1" chart:class="chart:bar">
            <chart:data-point chart:repeated="5"/>
          </chart:series>
          <chart:series chart:style-name="ch8" chart:values-cell-range-address="Synthèse.AP2:Synthèse.AP6" chart:label-cell-address="Synthèse.AP1:Synthèse.AP1" chart:class="chart:bar">
            <chart:data-point chart:repeated="5"/>
          </chart:series>
          <chart:series chart:style-name="ch9" chart:values-cell-range-address="Synthèse.AR2:Synthèse.AR6" chart:label-cell-address="Synthèse.AR1:Synthèse.AR1" chart:class="chart:bar">
            <chart:data-point chart:repeated="5"/>
          </chart:series>
          <chart:series chart:style-name="ch10" chart:values-cell-range-address="Synthèse.AT2:Synthèse.AT6" chart:label-cell-address="Synthèse.AT1:Synthèse.AT1" chart:class="chart:bar">
            <chart:data-point chart:repeated="5"/>
          </chart:series>
          <chart:series chart:style-name="ch11" chart:values-cell-range-address="Synthèse.AV2:Synthèse.AV6" chart:label-cell-address="Synthèse.AV1:Synthèse.AV1" chart:class="chart:bar">
            <chart:data-point chart:repeated="5"/>
          </chart:series>
          <chart:series chart:style-name="ch12" chart:values-cell-range-address="Synthèse.AX2:Synthèse.AX6" chart:label-cell-address="Synthèse.AX1:Synthèse.AX1" chart:class="chart:bar">
            <chart:data-point chart:repeated="5"/>
          </chart:series>
          <chart:series chart:style-name="ch7" chart:values-cell-range-address="Synthèse.AZ2:Synthèse.AZ6" chart:label-cell-address="Synthèse.AZ1:Synthèse.AZ1" chart:class="chart:bar">
            <chart:data-point chart:repeated="5"/>
          </chart:series>
          <chart:series chart:style-name="ch8" chart:values-cell-range-address="Synthèse.BB2:Synthèse.BB6" chart:label-cell-address="Synthèse.BB1:Synthèse.BB1" chart:class="chart:bar">
            <chart:data-point chart:repeated="5"/>
          </chart:series>
          <chart:series chart:style-name="ch9" chart:values-cell-range-address="Synthèse.BD2:Synthèse.BD6" chart:label-cell-address="Synthèse.BD1:Synthèse.BD1" chart:class="chart:bar">
            <chart:data-point chart:repeated="5"/>
          </chart:series>
          <chart:series chart:style-name="ch10" chart:values-cell-range-address="Synthèse.BF2:Synthèse.BF6" chart:label-cell-address="Synthèse.BF1:Synthèse.BF1" chart:class="chart:bar">
            <chart:data-point chart:repeated="5"/>
          </chart:series>
          <chart:series chart:style-name="ch11" chart:values-cell-range-address="Synthèse.BH2:Synthèse.BH6" chart:label-cell-address="Synthèse.BH1:Synthèse.BH1" chart:class="chart:bar">
            <chart:data-point chart:repeated="5"/>
          </chart:series>
          <chart:series chart:style-name="ch12" chart:values-cell-range-address="Synthèse.BJ2:Synthèse.BJ6" chart:label-cell-address="Synthèse.BJ1:Synthèse.BJ1" chart:class="chart:bar">
            <chart:data-point chart:repeated="5"/>
          </chart:series>
          <chart:series chart:style-name="ch7" chart:values-cell-range-address="Synthèse.BL2:Synthèse.BL6" chart:label-cell-address="Synthèse.BL1:Synthèse.BL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Synthèse.D1:Synthèse.D1</svg:desc>
                </draw:g>
              </table:table-cell>
              <table:table-cell office:value-type="string">
                <text:p>shuff1_pn</text:p>
                <draw:g>
                  <svg:desc>Synthèse.F1:Synthèse.F1</svg:desc>
                </draw:g>
              </table:table-cell>
              <table:table-cell office:value-type="string">
                <text:p>1/C_pn</text:p>
                <draw:g>
                  <svg:desc>Synthèse.H1:Synthèse.H1</svg:desc>
                </draw:g>
              </table:table-cell>
              <table:table-cell office:value-type="string">
                <text:p>1/R_pn</text:p>
                <draw:g>
                  <svg:desc>Synthèse.J1:Synthèse.J1</svg:desc>
                </draw:g>
              </table:table-cell>
              <table:table-cell office:value-type="string">
                <text:p>R/C_pn</text:p>
                <draw:g>
                  <svg:desc>Synthèse.L1:Synthèse.L1</svg:desc>
                </draw:g>
              </table:table-cell>
              <table:table-cell office:value-type="string">
                <text:p>ic_shuff_pn</text:p>
                <draw:g>
                  <svg:desc>Synthèse.N1:Synthèse.N1</svg:desc>
                </draw:g>
              </table:table-cell>
              <table:table-cell office:value-type="string">
                <text:p>ic_dyn_1/C_pn</text:p>
                <draw:g>
                  <svg:desc>Synthèse.P1:Synthèse.P1</svg:desc>
                </draw:g>
              </table:table-cell>
              <table:table-cell office:value-type="string">
                <text:p>ic_dyn_1/R_pn</text:p>
                <draw:g>
                  <svg:desc>Synthèse.R1:Synthèse.R1</svg:desc>
                </draw:g>
              </table:table-cell>
              <table:table-cell office:value-type="string">
                <text:p>ic_dyn_R/C_pn</text:p>
                <draw:g>
                  <svg:desc>Synthèse.T1:Synthèse.T1</svg:desc>
                </draw:g>
              </table:table-cell>
              <table:table-cell office:value-type="string">
                <text:p>bc_shuff_pn</text:p>
                <draw:g>
                  <svg:desc>Synthèse.V1:Synthèse.V1</svg:desc>
                </draw:g>
              </table:table-cell>
              <table:table-cell office:value-type="string">
                <text:p>bc_dyn_1/C_pn</text:p>
                <draw:g>
                  <svg:desc>Synthèse.X1:Synthèse.X1</svg:desc>
                </draw:g>
              </table:table-cell>
              <table:table-cell office:value-type="string">
                <text:p>bc_dyn_1/R_pn</text:p>
                <draw:g>
                  <svg:desc>Synthèse.Z1:Synthèse.Z1</svg:desc>
                </draw:g>
              </table:table-cell>
              <table:table-cell office:value-type="string">
                <text:p>bc_dyn_R/C_pn</text:p>
                <draw:g>
                  <svg:desc>Synthèse.AB1:Synthèse.AB1</svg:desc>
                </draw:g>
              </table:table-cell>
              <table:table-cell office:value-type="string">
                <text:p>bb_nothing_pn</text:p>
                <draw:g>
                  <svg:desc>Synthèse.AD1:Synthèse.AD1</svg:desc>
                </draw:g>
              </table:table-cell>
              <table:table-cell office:value-type="string">
                <text:p>bb_shuff1_pn</text:p>
                <draw:g>
                  <svg:desc>Synthèse.AF1:Synthèse.AF1</svg:desc>
                </draw:g>
              </table:table-cell>
              <table:table-cell office:value-type="string">
                <text:p>bb_shuff_pn</text:p>
                <draw:g>
                  <svg:desc>Synthèse.AH1:Synthèse.AH1</svg:desc>
                </draw:g>
              </table:table-cell>
              <table:table-cell office:value-type="string">
                <text:p>bb_st_1/C_pn</text:p>
                <draw:g>
                  <svg:desc>Synthèse.AJ1:Synthèse.AJ1</svg:desc>
                </draw:g>
              </table:table-cell>
              <table:table-cell office:value-type="string">
                <text:p>bb_dyn_1/C_pn</text:p>
                <draw:g>
                  <svg:desc>Synthèse.AL1:Synthèse.AL1</svg:desc>
                </draw:g>
              </table:table-cell>
              <table:table-cell office:value-type="string">
                <text:p>bb_st_1/R_pn</text:p>
                <draw:g>
                  <svg:desc>Synthèse.AN1:Synthèse.AN1</svg:desc>
                </draw:g>
              </table:table-cell>
              <table:table-cell office:value-type="string">
                <text:p>bb_dyn_1/R_pn</text:p>
                <draw:g>
                  <svg:desc>Synthèse.AP1:Synthèse.AP1</svg:desc>
                </draw:g>
              </table:table-cell>
              <table:table-cell office:value-type="string">
                <text:p>bb_st_R/C_pn</text:p>
                <draw:g>
                  <svg:desc>Synthèse.AR1:Synthèse.AR1</svg:desc>
                </draw:g>
              </table:table-cell>
              <table:table-cell office:value-type="string">
                <text:p>bb_dyn_R/C_pn</text:p>
                <draw:g>
                  <svg:desc>Synthèse.AT1:Synthèse.AT1</svg:desc>
                </draw:g>
              </table:table-cell>
              <table:table-cell office:value-type="string">
                <text:p>sbb_nothing_pn</text:p>
                <draw:g>
                  <svg:desc>Synthèse.AV1:Synthèse.AV1</svg:desc>
                </draw:g>
              </table:table-cell>
              <table:table-cell office:value-type="string">
                <text:p>sbb_shuff1_pn</text:p>
                <draw:g>
                  <svg:desc>Synthèse.AX1:Synthèse.AX1</svg:desc>
                </draw:g>
              </table:table-cell>
              <table:table-cell office:value-type="string">
                <text:p>sbb_shuff_pn</text:p>
                <draw:g>
                  <svg:desc>Synthèse.AZ1:Synthèse.AZ1</svg:desc>
                </draw:g>
              </table:table-cell>
              <table:table-cell office:value-type="string">
                <text:p>sbb_st_1/C_pn</text:p>
                <draw:g>
                  <svg:desc>Synthèse.BB1:Synthèse.BB1</svg:desc>
                </draw:g>
              </table:table-cell>
              <table:table-cell office:value-type="string">
                <text:p>sbb_dyn_1/C_pn</text:p>
                <draw:g>
                  <svg:desc>Synthèse.BD1:Synthèse.BD1</svg:desc>
                </draw:g>
              </table:table-cell>
              <table:table-cell office:value-type="string">
                <text:p>sbb_st_1/R_pn</text:p>
                <draw:g>
                  <svg:desc>Synthèse.BF1:Synthèse.BF1</svg:desc>
                </draw:g>
              </table:table-cell>
              <table:table-cell office:value-type="string">
                <text:p>sbb_dyn_1/R_pn</text:p>
                <draw:g>
                  <svg:desc>Synthèse.BH1:Synthèse.BH1</svg:desc>
                </draw:g>
              </table:table-cell>
              <table:table-cell office:value-type="string">
                <text:p>sbb_st_R/C_pn</text:p>
                <draw:g>
                  <svg:desc>Synthèse.BJ1:Synthèse.BJ1</svg:desc>
                </draw:g>
              </table:table-cell>
              <table:table-cell office:value-type="string">
                <text:p>sbb_dyn_R/C_pn</text:p>
                <draw:g>
                  <svg:desc>Synthèse.BL1:Synthèse.B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.A2:Synthèse.A6</svg:desc>
                </draw:g>
              </table:table-cell>
              <table:table-cell office:value-type="float" office:value="0.857301373171111">
                <text:p>0.857301373171111</text:p>
                <draw:g>
                  <svg:desc>Synthèse.D2:Synthèse.D6</svg:desc>
                </draw:g>
              </table:table-cell>
              <table:table-cell office:value-type="float" office:value="0.859873096548667">
                <text:p>0.859873096548667</text:p>
                <draw:g>
                  <svg:desc>Synthèse.F2:Synthèse.F6</svg:desc>
                </draw:g>
              </table:table-cell>
              <table:table-cell office:value-type="float" office:value="0.951833613502222">
                <text:p>0.951833613502222</text:p>
                <draw:g>
                  <svg:desc>Synthèse.H2:Synthèse.H6</svg:desc>
                </draw:g>
              </table:table-cell>
              <table:table-cell office:value-type="float" office:value="0.950707042961666">
                <text:p>0.950707042961666</text:p>
                <draw:g>
                  <svg:desc>Synthèse.J2:Synthèse.J6</svg:desc>
                </draw:g>
              </table:table-cell>
              <table:table-cell office:value-type="float" office:value="0.950502805091333">
                <text:p>0.950502805091333</text:p>
                <draw:g>
                  <svg:desc>Synthèse.L2:Synthèse.L6</svg:desc>
                </draw:g>
              </table:table-cell>
              <table:table-cell office:value-type="float" office:value="0.827613606957333">
                <text:p>0.827613606957333</text:p>
                <draw:g>
                  <svg:desc>Synthèse.N2:Synthèse.N6</svg:desc>
                </draw:g>
              </table:table-cell>
              <table:table-cell office:value-type="float" office:value="0.959096366075778">
                <text:p>0.959096366075778</text:p>
                <draw:g>
                  <svg:desc>Synthèse.P2:Synthèse.P6</svg:desc>
                </draw:g>
              </table:table-cell>
              <table:table-cell office:value-type="float" office:value="0.955885118518333">
                <text:p>0.955885118518333</text:p>
                <draw:g>
                  <svg:desc>Synthèse.R2:Synthèse.R6</svg:desc>
                </draw:g>
              </table:table-cell>
              <table:table-cell office:value-type="float" office:value="0.956898293485889">
                <text:p>0.956898293485889</text:p>
                <draw:g>
                  <svg:desc>Synthèse.T2:Synthèse.T6</svg:desc>
                </draw:g>
              </table:table-cell>
              <table:table-cell office:value-type="float" office:value="0.844506183033667">
                <text:p>0.844506183033667</text:p>
                <draw:g>
                  <svg:desc>Synthèse.V2:Synthèse.V6</svg:desc>
                </draw:g>
              </table:table-cell>
              <table:table-cell office:value-type="float" office:value="0.951812634061889">
                <text:p>0.951812634061889</text:p>
                <draw:g>
                  <svg:desc>Synthèse.X2:Synthèse.X6</svg:desc>
                </draw:g>
              </table:table-cell>
              <table:table-cell office:value-type="float" office:value="0.951502739018111">
                <text:p>0.951502739018111</text:p>
                <draw:g>
                  <svg:desc>Synthèse.Z2:Synthèse.Z6</svg:desc>
                </draw:g>
              </table:table-cell>
              <table:table-cell office:value-type="float" office:value="0.950563091774333">
                <text:p>0.950563091774333</text:p>
                <draw:g>
                  <svg:desc>Synthèse.AB2:Synthèse.AB6</svg:desc>
                </draw:g>
              </table:table-cell>
              <table:table-cell office:value-type="float" office:value="0.824108991450667">
                <text:p>0.824108991450667</text:p>
                <draw:g>
                  <svg:desc>Synthèse.AD2:Synthèse.AD6</svg:desc>
                </draw:g>
              </table:table-cell>
              <table:table-cell office:value-type="float" office:value="0.824122414760333">
                <text:p>0.824122414760333</text:p>
                <draw:g>
                  <svg:desc>Synthèse.AF2:Synthèse.AF6</svg:desc>
                </draw:g>
              </table:table-cell>
              <table:table-cell office:value-type="float" office:value="0.821039758670778">
                <text:p>0.821039758670778</text:p>
                <draw:g>
                  <svg:desc>Synthèse.AH2:Synthèse.AH6</svg:desc>
                </draw:g>
              </table:table-cell>
              <table:table-cell office:value-type="float" office:value="0.932247991720111">
                <text:p>0.932247991720111</text:p>
                <draw:g>
                  <svg:desc>Synthèse.AJ2:Synthèse.AJ6</svg:desc>
                </draw:g>
              </table:table-cell>
              <table:table-cell office:value-type="float" office:value="0.933526043535555">
                <text:p>0.933526043535555</text:p>
                <draw:g>
                  <svg:desc>Synthèse.AL2:Synthèse.AL6</svg:desc>
                </draw:g>
              </table:table-cell>
              <table:table-cell office:value-type="float" office:value="0.931953308764555">
                <text:p>0.931953308764555</text:p>
                <draw:g>
                  <svg:desc>Synthèse.AN2:Synthèse.AN6</svg:desc>
                </draw:g>
              </table:table-cell>
              <table:table-cell office:value-type="float" office:value="0.933699548909333">
                <text:p>0.933699548909333</text:p>
                <draw:g>
                  <svg:desc>Synthèse.AP2:Synthèse.AP6</svg:desc>
                </draw:g>
              </table:table-cell>
              <table:table-cell office:value-type="float" office:value="0.931576557148111">
                <text:p>0.931576557148111</text:p>
                <draw:g>
                  <svg:desc>Synthèse.AR2:Synthèse.AR6</svg:desc>
                </draw:g>
              </table:table-cell>
              <table:table-cell office:value-type="float" office:value="0.928825211211444">
                <text:p>0.928825211211444</text:p>
                <draw:g>
                  <svg:desc>Synthèse.AT2:Synthèse.AT6</svg:desc>
                </draw:g>
              </table:table-cell>
              <table:table-cell office:value-type="float" office:value="0.838950623106889">
                <text:p>0.838950623106889</text:p>
                <draw:g>
                  <svg:desc>Synthèse.AV2:Synthèse.AV6</svg:desc>
                </draw:g>
              </table:table-cell>
              <table:table-cell office:value-type="float" office:value="0.838625495192667">
                <text:p>0.838625495192667</text:p>
                <draw:g>
                  <svg:desc>Synthèse.AX2:Synthèse.AX6</svg:desc>
                </draw:g>
              </table:table-cell>
              <table:table-cell office:value-type="float" office:value="0.820690314892222">
                <text:p>0.820690314892222</text:p>
                <draw:g>
                  <svg:desc>Synthèse.AZ2:Synthèse.AZ6</svg:desc>
                </draw:g>
              </table:table-cell>
              <table:table-cell office:value-type="float" office:value="0.945934383815444">
                <text:p>0.945934383815444</text:p>
                <draw:g>
                  <svg:desc>Synthèse.BB2:Synthèse.BB6</svg:desc>
                </draw:g>
              </table:table-cell>
              <table:table-cell office:value-type="float" office:value="0.947116102985111">
                <text:p>0.947116102985111</text:p>
                <draw:g>
                  <svg:desc>Synthèse.BD2:Synthèse.BD6</svg:desc>
                </draw:g>
              </table:table-cell>
              <table:table-cell office:value-type="float" office:value="0.944872863826444">
                <text:p>0.944872863826444</text:p>
                <draw:g>
                  <svg:desc>Synthèse.BF2:Synthèse.BF6</svg:desc>
                </draw:g>
              </table:table-cell>
              <table:table-cell office:value-type="float" office:value="0.946414935688778">
                <text:p>0.946414935688778</text:p>
                <draw:g>
                  <svg:desc>Synthèse.BH2:Synthèse.BH6</svg:desc>
                </draw:g>
              </table:table-cell>
              <table:table-cell office:value-type="float" office:value="0.944507626047556">
                <text:p>0.944507626047556</text:p>
                <draw:g>
                  <svg:desc>Synthèse.BJ2:Synthèse.BJ6</svg:desc>
                </draw:g>
              </table:table-cell>
              <table:table-cell office:value-type="float" office:value="0.943523678992111">
                <text:p>0.943523678992111</text:p>
                <draw:g>
                  <svg:desc>Synthèse.BL2:Synthèse.BL6</svg:desc>
                </draw:g>
              </table:table-cell>
            </table:table-row>
            <table:table-row>
              <table:table-cell office:value-type="string">
                <text:p>mf 0.8 – rem 0.8</text:p>
              </table:table-cell>
              <table:table-cell office:value-type="float" office:value="0.858509910099889">
                <text:p>0.858509910099889</text:p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Mf 0.8 – rem 1.0</text:p>
              </table:table-cell>
              <table:table-cell office:value-type="float" office:value="0.858834024452778">
                <text:p>0.858834024452778</text:p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Mf 0.9 – rem 0.8</text:p>
              </table:table-cell>
              <table:table-cell office:value-type="float" office:value="0.852834530571444">
                <text:p>0.852834530571444</text:p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Mf 0.9 – rem 1.0</text:p>
              </table:table-cell>
              <table:table-cell office:value-type="float" office:value="0.868174621723555">
                <text:p>0.868174621723555</text:p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41.687cm" svg:y="5.35cm" style:legend-expansion="high" chart:style-name="ch2"/>
        <chart:plot-area chart:style-name="ch3" table:cell-range-address="Synthèse.D1:Synthèse.D6 Synthèse.F1:Synthèse.F6 Synthèse.H1:Synthèse.H6 Synthèse.J1:Synthèse.J6 Synthèse.L1:Synthèse.L6 Synthèse.N1:Synthèse.N6 Synthèse.P1:Synthèse.P6 Synthèse.R1:Synthèse.R6 Synthèse.T1:Synthèse.T6 Synthèse.V1:Synthèse.V6 Synthèse.X1:Synthèse.X6 Synthèse.Z1:Synthèse.Z6 Synthèse.AB1:Synthèse.AB6 Synthèse.AD1:Synthèse.AD6 Synthèse.AF1:Synthèse.AF6 Synthèse.AH1:Synthèse.AH6 Synthèse.AJ1:Synthèse.AJ6 Synthèse.AL1:Synthèse.AL6 Synthèse.AN1:Synthèse.AN6 Synthèse.AP1:Synthèse.AP6 Synthèse.AR1:Synthèse.AR6 Synthèse.AT1:Synthèse.AT6 Synthèse.AV1:Synthèse.AV6 Synthèse.AX1:Synthèse.AX6 Synthèse.AZ1:Synthèse.AZ6 Synthèse.BB1:Synthèse.BB6 Synthèse.BD1:Synthèse.BD6 Synthèse.BF1:Synthèse.BF6 Synthèse.BH1:Synthèse.BH6 Synthèse.BJ1:Synthèse.BJ6 Synthèse.BL1:Synthèse.BL6 Synthèse.A2:Synthèse.A6" chart:data-source-has-labels="both" svg:x="1.349cm" svg:y="1.195cm" svg:width="38.54cm" svg:height="11.41cm">
          <chartooo:coordinate-region svg:x="2.261cm" svg:y="1.394cm" svg:width="36.907cm" svg:height="10.166cm"/>
          <chart:axis chart:dimension="x" chart:name="primary-x" chart:style-name="ch4" chartooo:axis-type="auto">
            <chartooo:date-scale/>
            <chart:categories table:cell-range-address="Synthèse.D1:Synthèse.D1 Synthèse.F1:Synthèse.F1 Synthèse.H1:Synthèse.H1 Synthèse.J1:Synthèse.J1 Synthèse.L1:Synthèse.L1 Synthèse.N1:Synthèse.N1 Synthèse.P1:Synthèse.P1 Synthèse.R1:Synthèse.R1 Synthèse.T1:Synthèse.T1 Synthèse.V1:Synthèse.V1 Synthèse.X1:Synthèse.X1 Synthèse.Z1:Synthèse.Z1 Synthèse.AB1:Synthèse.AB1 Synthèse.AD1:Synthèse.AD1 Synthèse.AF1:Synthèse.AF1 Synthèse.AH1:Synthèse.AH1 Synthèse.AJ1:Synthèse.AJ1 Synthèse.AL1:Synthèse.AL1 Synthèse.AN1:Synthèse.AN1 Synthèse.AP1:Synthèse.AP1 Synthèse.AR1:Synthèse.AR1 Synthèse.AT1:Synthèse.AT1 Synthèse.AV1:Synthèse.AV1 Synthèse.AX1:Synthèse.AX1 Synthèse.AZ1:Synthèse.AZ1 Synthèse.BB1:Synthèse.BB1 Synthèse.BD1:Synthèse.BD1 Synthèse.BF1:Synthèse.BF1 Synthèse.BH1:Synthèse.BH1 Synthèse.BJ1:Synthèse.BJ1 Synthèse.BL1:Synthèse.B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thèse.D2:Synthèse.D2 Synthèse.F2:Synthèse.F2 Synthèse.H2:Synthèse.H2 Synthèse.J2:Synthèse.J2 Synthèse.L2:Synthèse.L2 Synthèse.N2:Synthèse.N2 Synthèse.P2:Synthèse.P2 Synthèse.R2:Synthèse.R2 Synthèse.T2:Synthèse.T2 Synthèse.V2:Synthèse.V2 Synthèse.X2:Synthèse.X2 Synthèse.Z2:Synthèse.Z2 Synthèse.AB2:Synthèse.AB2 Synthèse.AD2:Synthèse.AD2 Synthèse.AF2:Synthèse.AF2 Synthèse.AH2:Synthèse.AH2 Synthèse.AJ2:Synthèse.AJ2 Synthèse.AL2:Synthèse.AL2 Synthèse.AN2:Synthèse.AN2 Synthèse.AP2:Synthèse.AP2 Synthèse.AR2:Synthèse.AR2 Synthèse.AT2:Synthèse.AT2 Synthèse.AV2:Synthèse.AV2 Synthèse.AX2:Synthèse.AX2 Synthèse.AZ2:Synthèse.AZ2 Synthèse.BB2:Synthèse.BB2 Synthèse.BD2:Synthèse.BD2 Synthèse.BF2:Synthèse.BF2 Synthèse.BH2:Synthèse.BH2 Synthèse.BJ2:Synthèse.BJ2 Synthèse.BL2:Synthèse.BL2" chart:label-cell-address="Synthèse.A2:Synthèse.A2" chart:class="chart:bar">
            <chart:data-point chart:repeated="31"/>
          </chart:series>
          <chart:series chart:style-name="ch8" chart:values-cell-range-address="Synthèse.D3:Synthèse.D3 Synthèse.F3:Synthèse.F3 Synthèse.H3:Synthèse.H3 Synthèse.J3:Synthèse.J3 Synthèse.L3:Synthèse.L3 Synthèse.N3:Synthèse.N3 Synthèse.P3:Synthèse.P3 Synthèse.R3:Synthèse.R3 Synthèse.T3:Synthèse.T3 Synthèse.V3:Synthèse.V3 Synthèse.X3:Synthèse.X3 Synthèse.Z3:Synthèse.Z3 Synthèse.AB3:Synthèse.AB3 Synthèse.AD3:Synthèse.AD3 Synthèse.AF3:Synthèse.AF3 Synthèse.AH3:Synthèse.AH3 Synthèse.AJ3:Synthèse.AJ3 Synthèse.AL3:Synthèse.AL3 Synthèse.AN3:Synthèse.AN3 Synthèse.AP3:Synthèse.AP3 Synthèse.AR3:Synthèse.AR3 Synthèse.AT3:Synthèse.AT3 Synthèse.AV3:Synthèse.AV3 Synthèse.AX3:Synthèse.AX3 Synthèse.AZ3:Synthèse.AZ3 Synthèse.BB3:Synthèse.BB3 Synthèse.BD3:Synthèse.BD3 Synthèse.BF3:Synthèse.BF3 Synthèse.BH3:Synthèse.BH3 Synthèse.BJ3:Synthèse.BJ3 Synthèse.BL3:Synthèse.BL3" chart:label-cell-address="Synthèse.A3:Synthèse.A3" chart:class="chart:bar">
            <chart:data-point chart:repeated="31"/>
          </chart:series>
          <chart:series chart:style-name="ch9" chart:values-cell-range-address="Synthèse.D4:Synthèse.D4 Synthèse.F4:Synthèse.F4 Synthèse.H4:Synthèse.H4 Synthèse.J4:Synthèse.J4 Synthèse.L4:Synthèse.L4 Synthèse.N4:Synthèse.N4 Synthèse.P4:Synthèse.P4 Synthèse.R4:Synthèse.R4 Synthèse.T4:Synthèse.T4 Synthèse.V4:Synthèse.V4 Synthèse.X4:Synthèse.X4 Synthèse.Z4:Synthèse.Z4 Synthèse.AB4:Synthèse.AB4 Synthèse.AD4:Synthèse.AD4 Synthèse.AF4:Synthèse.AF4 Synthèse.AH4:Synthèse.AH4 Synthèse.AJ4:Synthèse.AJ4 Synthèse.AL4:Synthèse.AL4 Synthèse.AN4:Synthèse.AN4 Synthèse.AP4:Synthèse.AP4 Synthèse.AR4:Synthèse.AR4 Synthèse.AT4:Synthèse.AT4 Synthèse.AV4:Synthèse.AV4 Synthèse.AX4:Synthèse.AX4 Synthèse.AZ4:Synthèse.AZ4 Synthèse.BB4:Synthèse.BB4 Synthèse.BD4:Synthèse.BD4 Synthèse.BF4:Synthèse.BF4 Synthèse.BH4:Synthèse.BH4 Synthèse.BJ4:Synthèse.BJ4 Synthèse.BL4:Synthèse.BL4" chart:label-cell-address="Synthèse.A4:Synthèse.A4" chart:class="chart:bar">
            <chart:data-point chart:repeated="31"/>
          </chart:series>
          <chart:series chart:style-name="ch10" chart:values-cell-range-address="Synthèse.D5:Synthèse.D5 Synthèse.F5:Synthèse.F5 Synthèse.H5:Synthèse.H5 Synthèse.J5:Synthèse.J5 Synthèse.L5:Synthèse.L5 Synthèse.N5:Synthèse.N5 Synthèse.P5:Synthèse.P5 Synthèse.R5:Synthèse.R5 Synthèse.T5:Synthèse.T5 Synthèse.V5:Synthèse.V5 Synthèse.X5:Synthèse.X5 Synthèse.Z5:Synthèse.Z5 Synthèse.AB5:Synthèse.AB5 Synthèse.AD5:Synthèse.AD5 Synthèse.AF5:Synthèse.AF5 Synthèse.AH5:Synthèse.AH5 Synthèse.AJ5:Synthèse.AJ5 Synthèse.AL5:Synthèse.AL5 Synthèse.AN5:Synthèse.AN5 Synthèse.AP5:Synthèse.AP5 Synthèse.AR5:Synthèse.AR5 Synthèse.AT5:Synthèse.AT5 Synthèse.AV5:Synthèse.AV5 Synthèse.AX5:Synthèse.AX5 Synthèse.AZ5:Synthèse.AZ5 Synthèse.BB5:Synthèse.BB5 Synthèse.BD5:Synthèse.BD5 Synthèse.BF5:Synthèse.BF5 Synthèse.BH5:Synthèse.BH5 Synthèse.BJ5:Synthèse.BJ5 Synthèse.BL5:Synthèse.BL5" chart:label-cell-address="Synthèse.A5:Synthèse.A5" chart:class="chart:bar">
            <chart:data-point chart:repeated="31"/>
          </chart:series>
          <chart:series chart:style-name="ch11" chart:values-cell-range-address="Synthèse.D6:Synthèse.D6 Synthèse.F6:Synthèse.F6 Synthèse.H6:Synthèse.H6 Synthèse.J6:Synthèse.J6 Synthèse.L6:Synthèse.L6 Synthèse.N6:Synthèse.N6 Synthèse.P6:Synthèse.P6 Synthèse.R6:Synthèse.R6 Synthèse.T6:Synthèse.T6 Synthèse.V6:Synthèse.V6 Synthèse.X6:Synthèse.X6 Synthèse.Z6:Synthèse.Z6 Synthèse.AB6:Synthèse.AB6 Synthèse.AD6:Synthèse.AD6 Synthèse.AF6:Synthèse.AF6 Synthèse.AH6:Synthèse.AH6 Synthèse.AJ6:Synthèse.AJ6 Synthèse.AL6:Synthèse.AL6 Synthèse.AN6:Synthèse.AN6 Synthèse.AP6:Synthèse.AP6 Synthèse.AR6:Synthèse.AR6 Synthèse.AT6:Synthèse.AT6 Synthèse.AV6:Synthèse.AV6 Synthèse.AX6:Synthèse.AX6 Synthèse.AZ6:Synthèse.AZ6 Synthèse.BB6:Synthèse.BB6 Synthèse.BD6:Synthèse.BD6 Synthèse.BF6:Synthèse.BF6 Synthèse.BH6:Synthèse.BH6 Synthèse.BJ6:Synthèse.BJ6 Synthèse.BL6:Synthèse.BL6" chart:label-cell-address="Synthèse.A6:Synthèse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Synthèse.D1:Synthèse.D1 Synthèse.F1:Synthèse.F1 Synthèse.H1:Synthèse.H1 Synthèse.J1:Synthèse.J1 Synthèse.L1:Synthèse.L1 Synthèse.N1:Synthèse.N1 Synthèse.P1:Synthèse.P1 Synthèse.R1:Synthèse.R1 Synthèse.T1:Synthèse.T1 Synthèse.V1:Synthèse.V1 Synthèse.X1:Synthèse.X1 Synthèse.Z1:Synthèse.Z1 Synthèse.AB1:Synthèse.AB1 Synthèse.AD1:Synthèse.AD1 Synthèse.AF1:Synthèse.AF1 Synthèse.AH1:Synthèse.AH1 Synthèse.AJ1:Synthèse.AJ1 Synthèse.AL1:Synthèse.AL1 Synthèse.AN1:Synthèse.AN1 Synthèse.AP1:Synthèse.AP1 Synthèse.AR1:Synthèse.AR1 Synthèse.AT1:Synthèse.AT1 Synthèse.AV1:Synthèse.AV1 Synthèse.AX1:Synthèse.AX1 Synthèse.AZ1:Synthèse.AZ1 Synthèse.BB1:Synthèse.BB1 Synthèse.BD1:Synthèse.BD1 Synthèse.BF1:Synthèse.BF1 Synthèse.BH1:Synthèse.BH1 Synthèse.BJ1:Synthèse.BJ1 Synthèse.BL1:Synthèse.BL1</svg:desc>
                </draw:g>
              </table:table-cell>
              <table:table-cell office:value-type="string">
                <text:p>shuff1_pn</text:p>
              </table:table-cell>
              <table:table-cell office:value-type="string">
                <text:p>1/C_pn</text:p>
              </table:table-cell>
              <table:table-cell office:value-type="string">
                <text:p>1/R_pn</text:p>
              </table:table-cell>
              <table:table-cell office:value-type="string">
                <text:p>R/C_pn</text:p>
              </table:table-cell>
              <table:table-cell office:value-type="string">
                <text:p>ic_shuff_pn</text:p>
              </table:table-cell>
              <table:table-cell office:value-type="string">
                <text:p>ic_dyn_1/C_pn</text:p>
              </table:table-cell>
              <table:table-cell office:value-type="string">
                <text:p>ic_dyn_1/R_pn</text:p>
              </table:table-cell>
              <table:table-cell office:value-type="string">
                <text:p>ic_dyn_R/C_pn</text:p>
              </table:table-cell>
              <table:table-cell office:value-type="string">
                <text:p>bc_shuff_pn</text:p>
              </table:table-cell>
              <table:table-cell office:value-type="string">
                <text:p>bc_dyn_1/C_pn</text:p>
              </table:table-cell>
              <table:table-cell office:value-type="string">
                <text:p>bc_dyn_1/R_pn</text:p>
              </table:table-cell>
              <table:table-cell office:value-type="string">
                <text:p>bc_dyn_R/C_pn</text:p>
              </table:table-cell>
              <table:table-cell office:value-type="string">
                <text:p>bb_nothing_pn</text:p>
              </table:table-cell>
              <table:table-cell office:value-type="string">
                <text:p>bb_shuff1_pn</text:p>
              </table:table-cell>
              <table:table-cell office:value-type="string">
                <text:p>bb_shuff_pn</text:p>
              </table:table-cell>
              <table:table-cell office:value-type="string">
                <text:p>bb_st_1/C_pn</text:p>
              </table:table-cell>
              <table:table-cell office:value-type="string">
                <text:p>bb_dyn_1/C_pn</text:p>
              </table:table-cell>
              <table:table-cell office:value-type="string">
                <text:p>bb_st_1/R_pn</text:p>
              </table:table-cell>
              <table:table-cell office:value-type="string">
                <text:p>bb_dyn_1/R_pn</text:p>
              </table:table-cell>
              <table:table-cell office:value-type="string">
                <text:p>bb_st_R/C_pn</text:p>
              </table:table-cell>
              <table:table-cell office:value-type="string">
                <text:p>bb_dyn_R/C_pn</text:p>
              </table:table-cell>
              <table:table-cell office:value-type="string">
                <text:p>sbb_nothing_pn</text:p>
              </table:table-cell>
              <table:table-cell office:value-type="string">
                <text:p>sbb_shuff1_pn</text:p>
              </table:table-cell>
              <table:table-cell office:value-type="string">
                <text:p>sbb_shuff_pn</text:p>
              </table:table-cell>
              <table:table-cell office:value-type="string">
                <text:p>sbb_st_1/C_pn</text:p>
              </table:table-cell>
              <table:table-cell office:value-type="string">
                <text:p>sbb_dyn_1/C_pn</text:p>
              </table:table-cell>
              <table:table-cell office:value-type="string">
                <text:p>sbb_st_1/R_pn</text:p>
              </table:table-cell>
              <table:table-cell office:value-type="string">
                <text:p>sbb_dyn_1/R_pn</text:p>
              </table:table-cell>
              <table:table-cell office:value-type="string">
                <text:p>sbb_st_R/C_pn</text:p>
              </table:table-cell>
              <table:table-cell office:value-type="string">
                <text:p>sbb_dyn_R/C_pn</text:p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.A2:Synthèse.A2</svg:desc>
                </draw:g>
              </table:table-cell>
              <table:table-cell office:value-type="float" office:value="0.857301373171111">
                <text:p>0.857301373171111</text:p>
                <draw:g>
                  <svg:desc>Synthèse.D2:Synthèse.D2 Synthèse.F2:Synthèse.F2 Synthèse.H2:Synthèse.H2 Synthèse.J2:Synthèse.J2 Synthèse.L2:Synthèse.L2 Synthèse.N2:Synthèse.N2 Synthèse.P2:Synthèse.P2 Synthèse.R2:Synthèse.R2 Synthèse.T2:Synthèse.T2 Synthèse.V2:Synthèse.V2 Synthèse.X2:Synthèse.X2 Synthèse.Z2:Synthèse.Z2 Synthèse.AB2:Synthèse.AB2 Synthèse.AD2:Synthèse.AD2 Synthèse.AF2:Synthèse.AF2 Synthèse.AH2:Synthèse.AH2 Synthèse.AJ2:Synthèse.AJ2 Synthèse.AL2:Synthèse.AL2 Synthèse.AN2:Synthèse.AN2 Synthèse.AP2:Synthèse.AP2 Synthèse.AR2:Synthèse.AR2 Synthèse.AT2:Synthèse.AT2 Synthèse.AV2:Synthèse.AV2 Synthèse.AX2:Synthèse.AX2 Synthèse.AZ2:Synthèse.AZ2 Synthèse.BB2:Synthèse.BB2 Synthèse.BD2:Synthèse.BD2 Synthèse.BF2:Synthèse.BF2 Synthèse.BH2:Synthèse.BH2 Synthèse.BJ2:Synthèse.BJ2 Synthèse.BL2:Synthèse.BL2</svg:desc>
                </draw:g>
              </table:table-cell>
              <table:table-cell office:value-type="float" office:value="0.859873096548667">
                <text:p>0.859873096548667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827613606957333">
                <text:p>0.827613606957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844506183033667">
                <text:p>0.844506183033667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824108991450667">
                <text:p>0.824108991450667</text:p>
              </table:table-cell>
              <table:table-cell office:value-type="float" office:value="0.824122414760333">
                <text:p>0.824122414760333</text:p>
              </table:table-cell>
              <table:table-cell office:value-type="float" office:value="0.821039758670778">
                <text:p>0.821039758670778</text:p>
              </table:table-cell>
              <table:table-cell office:value-type="float" office:value="0.932247991720111">
                <text:p>0.932247991720111</text:p>
              </table:table-cell>
              <table:table-cell office:value-type="float" office:value="0.933526043535555">
                <text:p>0.933526043535555</text:p>
              </table:table-cell>
              <table:table-cell office:value-type="float" office:value="0.931953308764555">
                <text:p>0.931953308764555</text:p>
              </table:table-cell>
              <table:table-cell office:value-type="float" office:value="0.933699548909333">
                <text:p>0.933699548909333</text:p>
              </table:table-cell>
              <table:table-cell office:value-type="float" office:value="0.931576557148111">
                <text:p>0.931576557148111</text:p>
              </table:table-cell>
              <table:table-cell office:value-type="float" office:value="0.928825211211444">
                <text:p>0.928825211211444</text:p>
              </table:table-cell>
              <table:table-cell office:value-type="float" office:value="0.838950623106889">
                <text:p>0.838950623106889</text:p>
              </table:table-cell>
              <table:table-cell office:value-type="float" office:value="0.838625495192667">
                <text:p>0.838625495192667</text:p>
              </table:table-cell>
              <table:table-cell office:value-type="float" office:value="0.820690314892222">
                <text:p>0.820690314892222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  <table:table-row>
              <table:table-cell office:value-type="string">
                <text:p>mf 0.8 – rem 0.8</text:p>
                <draw:g>
                  <svg:desc>Synthèse.A3:Synthèse.A3</svg:desc>
                </draw:g>
              </table:table-cell>
              <table:table-cell office:value-type="float" office:value="0.858509910099889">
                <text:p>0.858509910099889</text:p>
                <draw:g>
                  <svg:desc>Synthèse.D3:Synthèse.D3 Synthèse.F3:Synthèse.F3 Synthèse.H3:Synthèse.H3 Synthèse.J3:Synthèse.J3 Synthèse.L3:Synthèse.L3 Synthèse.N3:Synthèse.N3 Synthèse.P3:Synthèse.P3 Synthèse.R3:Synthèse.R3 Synthèse.T3:Synthèse.T3 Synthèse.V3:Synthèse.V3 Synthèse.X3:Synthèse.X3 Synthèse.Z3:Synthèse.Z3 Synthèse.AB3:Synthèse.AB3 Synthèse.AD3:Synthèse.AD3 Synthèse.AF3:Synthèse.AF3 Synthèse.AH3:Synthèse.AH3 Synthèse.AJ3:Synthèse.AJ3 Synthèse.AL3:Synthèse.AL3 Synthèse.AN3:Synthèse.AN3 Synthèse.AP3:Synthèse.AP3 Synthèse.AR3:Synthèse.AR3 Synthèse.AT3:Synthèse.AT3 Synthèse.AV3:Synthèse.AV3 Synthèse.AX3:Synthèse.AX3 Synthèse.AZ3:Synthèse.AZ3 Synthèse.BB3:Synthèse.BB3 Synthèse.BD3:Synthèse.BD3 Synthèse.BF3:Synthèse.BF3 Synthèse.BH3:Synthèse.BH3 Synthèse.BJ3:Synthèse.BJ3 Synthèse.BL3:Synthèse.BL3</svg:desc>
                </draw:g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Mf 0.8 – rem 1.0</text:p>
                <draw:g>
                  <svg:desc>Synthèse.A4:Synthèse.A4</svg:desc>
                </draw:g>
              </table:table-cell>
              <table:table-cell office:value-type="float" office:value="0.858834024452778">
                <text:p>0.858834024452778</text:p>
                <draw:g>
                  <svg:desc>Synthèse.D4:Synthèse.D4 Synthèse.F4:Synthèse.F4 Synthèse.H4:Synthèse.H4 Synthèse.J4:Synthèse.J4 Synthèse.L4:Synthèse.L4 Synthèse.N4:Synthèse.N4 Synthèse.P4:Synthèse.P4 Synthèse.R4:Synthèse.R4 Synthèse.T4:Synthèse.T4 Synthèse.V4:Synthèse.V4 Synthèse.X4:Synthèse.X4 Synthèse.Z4:Synthèse.Z4 Synthèse.AB4:Synthèse.AB4 Synthèse.AD4:Synthèse.AD4 Synthèse.AF4:Synthèse.AF4 Synthèse.AH4:Synthèse.AH4 Synthèse.AJ4:Synthèse.AJ4 Synthèse.AL4:Synthèse.AL4 Synthèse.AN4:Synthèse.AN4 Synthèse.AP4:Synthèse.AP4 Synthèse.AR4:Synthèse.AR4 Synthèse.AT4:Synthèse.AT4 Synthèse.AV4:Synthèse.AV4 Synthèse.AX4:Synthèse.AX4 Synthèse.AZ4:Synthèse.AZ4 Synthèse.BB4:Synthèse.BB4 Synthèse.BD4:Synthèse.BD4 Synthèse.BF4:Synthèse.BF4 Synthèse.BH4:Synthèse.BH4 Synthèse.BJ4:Synthèse.BJ4 Synthèse.BL4:Synthèse.BL4</svg:desc>
                </draw:g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Mf 0.9 – rem 0.8</text:p>
                <draw:g>
                  <svg:desc>Synthèse.A5:Synthèse.A5</svg:desc>
                </draw:g>
              </table:table-cell>
              <table:table-cell office:value-type="float" office:value="0.852834530571444">
                <text:p>0.852834530571444</text:p>
                <draw:g>
                  <svg:desc>Synthèse.D5:Synthèse.D5 Synthèse.F5:Synthèse.F5 Synthèse.H5:Synthèse.H5 Synthèse.J5:Synthèse.J5 Synthèse.L5:Synthèse.L5 Synthèse.N5:Synthèse.N5 Synthèse.P5:Synthèse.P5 Synthèse.R5:Synthèse.R5 Synthèse.T5:Synthèse.T5 Synthèse.V5:Synthèse.V5 Synthèse.X5:Synthèse.X5 Synthèse.Z5:Synthèse.Z5 Synthèse.AB5:Synthèse.AB5 Synthèse.AD5:Synthèse.AD5 Synthèse.AF5:Synthèse.AF5 Synthèse.AH5:Synthèse.AH5 Synthèse.AJ5:Synthèse.AJ5 Synthèse.AL5:Synthèse.AL5 Synthèse.AN5:Synthèse.AN5 Synthèse.AP5:Synthèse.AP5 Synthèse.AR5:Synthèse.AR5 Synthèse.AT5:Synthèse.AT5 Synthèse.AV5:Synthèse.AV5 Synthèse.AX5:Synthèse.AX5 Synthèse.AZ5:Synthèse.AZ5 Synthèse.BB5:Synthèse.BB5 Synthèse.BD5:Synthèse.BD5 Synthèse.BF5:Synthèse.BF5 Synthèse.BH5:Synthèse.BH5 Synthèse.BJ5:Synthèse.BJ5 Synthèse.BL5:Synthèse.BL5</svg:desc>
                </draw:g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Mf 0.9 – rem 1.0</text:p>
                <draw:g>
                  <svg:desc>Synthèse.A6:Synthèse.A6</svg:desc>
                </draw:g>
              </table:table-cell>
              <table:table-cell office:value-type="float" office:value="0.868174621723555">
                <text:p>0.868174621723555</text:p>
                <draw:g>
                  <svg:desc>Synthèse.D6:Synthèse.D6 Synthèse.F6:Synthèse.F6 Synthèse.H6:Synthèse.H6 Synthèse.J6:Synthèse.J6 Synthèse.L6:Synthèse.L6 Synthèse.N6:Synthèse.N6 Synthèse.P6:Synthèse.P6 Synthèse.R6:Synthèse.R6 Synthèse.T6:Synthèse.T6 Synthèse.V6:Synthèse.V6 Synthèse.X6:Synthèse.X6 Synthèse.Z6:Synthèse.Z6 Synthèse.AB6:Synthèse.AB6 Synthèse.AD6:Synthèse.AD6 Synthèse.AF6:Synthèse.AF6 Synthèse.AH6:Synthèse.AH6 Synthèse.AJ6:Synthèse.AJ6 Synthèse.AL6:Synthèse.AL6 Synthèse.AN6:Synthèse.AN6 Synthèse.AP6:Synthèse.AP6 Synthèse.AR6:Synthèse.AR6 Synthèse.AT6:Synthèse.AT6 Synthèse.AV6:Synthèse.AV6 Synthèse.AX6:Synthèse.AX6 Synthèse.AZ6:Synthèse.AZ6 Synthèse.BB6:Synthèse.BB6 Synthèse.BD6:Synthèse.BD6 Synthèse.BF6:Synthèse.BF6 Synthèse.BH6:Synthèse.BH6 Synthèse.BJ6:Synthèse.BJ6 Synthèse.BL6:Synthèse.BL6</svg:desc>
                </draw:g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legend chart:legend-position="end" svg:x="66.444cm" svg:y="9.771cm" style:legend-expansion="high" chart:style-name="ch2"/>
        <chart:plot-area chart:style-name="ch3" table:cell-range-address="Synthèse.E1:Synthèse.E6 Synthèse.G1:Synthèse.G6 Synthèse.I1:Synthèse.I6 Synthèse.K1:Synthèse.K6 Synthèse.M1:Synthèse.M6 Synthèse.O1:Synthèse.O6 Synthèse.Q1:Synthèse.Q6 Synthèse.S1:Synthèse.S6 Synthèse.U1:Synthèse.U6 Synthèse.W1:Synthèse.W6 Synthèse.Y1:Synthèse.Y6 Synthèse.AA1:Synthèse.AA6 Synthèse.AC1:Synthèse.AC6 Synthèse.AE1:Synthèse.AE6 Synthèse.AG1:Synthèse.AG6 Synthèse.AI1:Synthèse.AI6 Synthèse.AK1:Synthèse.AK6 Synthèse.AM1:Synthèse.AM6 Synthèse.AO1:Synthèse.AO6 Synthèse.AQ1:Synthèse.AQ6 Synthèse.AS1:Synthèse.AS6 Synthèse.AU1:Synthèse.AU6 Synthèse.AW1:Synthèse.AW6 Synthèse.AY1:Synthèse.AY6 Synthèse.BA1:Synthèse.BA6 Synthèse.BC1:Synthèse.BC6 Synthèse.BE1:Synthèse.BE6 Synthèse.BG1:Synthèse.BG6 Synthèse.BI1:Synthèse.BI6 Synthèse.BK1:Synthèse.BK6 Synthèse.BM1:Synthèse.BM6 Synthèse.A2:Synthèse.A6" chart:data-source-has-labels="both" svg:x="1.844cm" svg:y="1.903cm" svg:width="61.812cm" svg:height="19.368cm">
          <chartooo:coordinate-region svg:x="3.127cm" svg:y="2.102cm" svg:width="60.179cm" svg:height="18.124cm"/>
          <chart:axis chart:dimension="x" chart:name="primary-x" chart:style-name="ch4" chartooo:axis-type="auto">
            <chartooo:date-scale/>
            <chart:categories table:cell-range-address="Synthèse.E1:Synthèse.E1 Synthèse.G1:Synthèse.G1 Synthèse.I1:Synthèse.I1 Synthèse.K1:Synthèse.K1 Synthèse.M1:Synthèse.M1 Synthèse.O1:Synthèse.O1 Synthèse.Q1:Synthèse.Q1 Synthèse.S1:Synthèse.S1 Synthèse.U1:Synthèse.U1 Synthèse.W1:Synthèse.W1 Synthèse.Y1:Synthèse.Y1 Synthèse.AA1:Synthèse.AA1 Synthèse.AC1:Synthèse.AC1 Synthèse.AE1:Synthèse.AE1 Synthèse.AG1:Synthèse.AG1 Synthèse.AI1:Synthèse.AI1 Synthèse.AK1:Synthèse.AK1 Synthèse.AM1:Synthèse.AM1 Synthèse.AO1:Synthèse.AO1 Synthèse.AQ1:Synthèse.AQ1 Synthèse.AS1:Synthèse.AS1 Synthèse.AU1:Synthèse.AU1 Synthèse.AW1:Synthèse.AW1 Synthèse.AY1:Synthèse.AY1 Synthèse.BA1:Synthèse.BA1 Synthèse.BC1:Synthèse.BC1 Synthèse.BE1:Synthèse.BE1 Synthèse.BG1:Synthèse.BG1 Synthèse.BI1:Synthèse.BI1 Synthèse.BK1:Synthèse.BK1 Synthèse.BM1:Synthèse.B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thèse.E2:Synthèse.E2 Synthèse.G2:Synthèse.G2 Synthèse.I2:Synthèse.I2 Synthèse.K2:Synthèse.K2 Synthèse.M2:Synthèse.M2 Synthèse.O2:Synthèse.O2 Synthèse.Q2:Synthèse.Q2 Synthèse.S2:Synthèse.S2 Synthèse.U2:Synthèse.U2 Synthèse.W2:Synthèse.W2 Synthèse.Y2:Synthèse.Y2 Synthèse.AA2:Synthèse.AA2 Synthèse.AC2:Synthèse.AC2 Synthèse.AE2:Synthèse.AE2 Synthèse.AG2:Synthèse.AG2 Synthèse.AI2:Synthèse.AI2 Synthèse.AK2:Synthèse.AK2 Synthèse.AM2:Synthèse.AM2 Synthèse.AO2:Synthèse.AO2 Synthèse.AQ2:Synthèse.AQ2 Synthèse.AS2:Synthèse.AS2 Synthèse.AU2:Synthèse.AU2 Synthèse.AW2:Synthèse.AW2 Synthèse.AY2:Synthèse.AY2 Synthèse.BA2:Synthèse.BA2 Synthèse.BC2:Synthèse.BC2 Synthèse.BE2:Synthèse.BE2 Synthèse.BG2:Synthèse.BG2 Synthèse.BI2:Synthèse.BI2 Synthèse.BK2:Synthèse.BK2 Synthèse.BM2:Synthèse.BM2" chart:label-cell-address="Synthèse.A2:Synthèse.A2" chart:class="chart:bar">
            <chart:data-point chart:repeated="31"/>
          </chart:series>
          <chart:series chart:style-name="ch8" chart:values-cell-range-address="Synthèse.E3:Synthèse.E3 Synthèse.G3:Synthèse.G3 Synthèse.I3:Synthèse.I3 Synthèse.K3:Synthèse.K3 Synthèse.M3:Synthèse.M3 Synthèse.O3:Synthèse.O3 Synthèse.Q3:Synthèse.Q3 Synthèse.S3:Synthèse.S3 Synthèse.U3:Synthèse.U3 Synthèse.W3:Synthèse.W3 Synthèse.Y3:Synthèse.Y3 Synthèse.AA3:Synthèse.AA3 Synthèse.AC3:Synthèse.AC3 Synthèse.AE3:Synthèse.AE3 Synthèse.AG3:Synthèse.AG3 Synthèse.AI3:Synthèse.AI3 Synthèse.AK3:Synthèse.AK3 Synthèse.AM3:Synthèse.AM3 Synthèse.AO3:Synthèse.AO3 Synthèse.AQ3:Synthèse.AQ3 Synthèse.AS3:Synthèse.AS3 Synthèse.AU3:Synthèse.AU3 Synthèse.AW3:Synthèse.AW3 Synthèse.AY3:Synthèse.AY3 Synthèse.BA3:Synthèse.BA3 Synthèse.BC3:Synthèse.BC3 Synthèse.BE3:Synthèse.BE3 Synthèse.BG3:Synthèse.BG3 Synthèse.BI3:Synthèse.BI3 Synthèse.BK3:Synthèse.BK3 Synthèse.BM3:Synthèse.BM3" chart:label-cell-address="Synthèse.A3:Synthèse.A3" chart:class="chart:bar">
            <chart:data-point chart:repeated="31"/>
          </chart:series>
          <chart:series chart:style-name="ch9" chart:values-cell-range-address="Synthèse.E4:Synthèse.E4 Synthèse.G4:Synthèse.G4 Synthèse.I4:Synthèse.I4 Synthèse.K4:Synthèse.K4 Synthèse.M4:Synthèse.M4 Synthèse.O4:Synthèse.O4 Synthèse.Q4:Synthèse.Q4 Synthèse.S4:Synthèse.S4 Synthèse.U4:Synthèse.U4 Synthèse.W4:Synthèse.W4 Synthèse.Y4:Synthèse.Y4 Synthèse.AA4:Synthèse.AA4 Synthèse.AC4:Synthèse.AC4 Synthèse.AE4:Synthèse.AE4 Synthèse.AG4:Synthèse.AG4 Synthèse.AI4:Synthèse.AI4 Synthèse.AK4:Synthèse.AK4 Synthèse.AM4:Synthèse.AM4 Synthèse.AO4:Synthèse.AO4 Synthèse.AQ4:Synthèse.AQ4 Synthèse.AS4:Synthèse.AS4 Synthèse.AU4:Synthèse.AU4 Synthèse.AW4:Synthèse.AW4 Synthèse.AY4:Synthèse.AY4 Synthèse.BA4:Synthèse.BA4 Synthèse.BC4:Synthèse.BC4 Synthèse.BE4:Synthèse.BE4 Synthèse.BG4:Synthèse.BG4 Synthèse.BI4:Synthèse.BI4 Synthèse.BK4:Synthèse.BK4 Synthèse.BM4:Synthèse.BM4" chart:label-cell-address="Synthèse.A4:Synthèse.A4" chart:class="chart:bar">
            <chart:data-point chart:repeated="31"/>
          </chart:series>
          <chart:series chart:style-name="ch10" chart:values-cell-range-address="Synthèse.E5:Synthèse.E5 Synthèse.G5:Synthèse.G5 Synthèse.I5:Synthèse.I5 Synthèse.K5:Synthèse.K5 Synthèse.M5:Synthèse.M5 Synthèse.O5:Synthèse.O5 Synthèse.Q5:Synthèse.Q5 Synthèse.S5:Synthèse.S5 Synthèse.U5:Synthèse.U5 Synthèse.W5:Synthèse.W5 Synthèse.Y5:Synthèse.Y5 Synthèse.AA5:Synthèse.AA5 Synthèse.AC5:Synthèse.AC5 Synthèse.AE5:Synthèse.AE5 Synthèse.AG5:Synthèse.AG5 Synthèse.AI5:Synthèse.AI5 Synthèse.AK5:Synthèse.AK5 Synthèse.AM5:Synthèse.AM5 Synthèse.AO5:Synthèse.AO5 Synthèse.AQ5:Synthèse.AQ5 Synthèse.AS5:Synthèse.AS5 Synthèse.AU5:Synthèse.AU5 Synthèse.AW5:Synthèse.AW5 Synthèse.AY5:Synthèse.AY5 Synthèse.BA5:Synthèse.BA5 Synthèse.BC5:Synthèse.BC5 Synthèse.BE5:Synthèse.BE5 Synthèse.BG5:Synthèse.BG5 Synthèse.BI5:Synthèse.BI5 Synthèse.BK5:Synthèse.BK5 Synthèse.BM5:Synthèse.BM5" chart:label-cell-address="Synthèse.A5:Synthèse.A5" chart:class="chart:bar">
            <chart:data-point chart:repeated="31"/>
          </chart:series>
          <chart:series chart:style-name="ch11" chart:values-cell-range-address="Synthèse.E6:Synthèse.E6 Synthèse.G6:Synthèse.G6 Synthèse.I6:Synthèse.I6 Synthèse.K6:Synthèse.K6 Synthèse.M6:Synthèse.M6 Synthèse.O6:Synthèse.O6 Synthèse.Q6:Synthèse.Q6 Synthèse.S6:Synthèse.S6 Synthèse.U6:Synthèse.U6 Synthèse.W6:Synthèse.W6 Synthèse.Y6:Synthèse.Y6 Synthèse.AA6:Synthèse.AA6 Synthèse.AC6:Synthèse.AC6 Synthèse.AE6:Synthèse.AE6 Synthèse.AG6:Synthèse.AG6 Synthèse.AI6:Synthèse.AI6 Synthèse.AK6:Synthèse.AK6 Synthèse.AM6:Synthèse.AM6 Synthèse.AO6:Synthèse.AO6 Synthèse.AQ6:Synthèse.AQ6 Synthèse.AS6:Synthèse.AS6 Synthèse.AU6:Synthèse.AU6 Synthèse.AW6:Synthèse.AW6 Synthèse.AY6:Synthèse.AY6 Synthèse.BA6:Synthèse.BA6 Synthèse.BC6:Synthèse.BC6 Synthèse.BE6:Synthèse.BE6 Synthèse.BG6:Synthèse.BG6 Synthèse.BI6:Synthèse.BI6 Synthèse.BK6:Synthèse.BK6 Synthèse.BM6:Synthèse.BM6" chart:label-cell-address="Synthèse.A6:Synthèse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Synthèse.E1:Synthèse.E1 Synthèse.G1:Synthèse.G1 Synthèse.I1:Synthèse.I1 Synthèse.K1:Synthèse.K1 Synthèse.M1:Synthèse.M1 Synthèse.O1:Synthèse.O1 Synthèse.Q1:Synthèse.Q1 Synthèse.S1:Synthèse.S1 Synthèse.U1:Synthèse.U1 Synthèse.W1:Synthèse.W1 Synthèse.Y1:Synthèse.Y1 Synthèse.AA1:Synthèse.AA1 Synthèse.AC1:Synthèse.AC1 Synthèse.AE1:Synthèse.AE1 Synthèse.AG1:Synthèse.AG1 Synthèse.AI1:Synthèse.AI1 Synthèse.AK1:Synthèse.AK1 Synthèse.AM1:Synthèse.AM1 Synthèse.AO1:Synthèse.AO1 Synthèse.AQ1:Synthèse.AQ1 Synthèse.AS1:Synthèse.AS1 Synthèse.AU1:Synthèse.AU1 Synthèse.AW1:Synthèse.AW1 Synthèse.AY1:Synthèse.AY1 Synthèse.BA1:Synthèse.BA1 Synthèse.BC1:Synthèse.BC1 Synthèse.BE1:Synthèse.BE1 Synthèse.BG1:Synthèse.BG1 Synthèse.BI1:Synthèse.BI1 Synthèse.BK1:Synthèse.BK1 Synthèse.BM1:Synthèse.BM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.A2:Synthèse.A2</svg:desc>
                </draw:g>
              </table:table-cell>
              <table:table-cell office:value-type="float" office:value="5">
                <text:p>5</text:p>
                <draw:g>
                  <svg:desc>Synthèse.E2:Synthèse.E2 Synthèse.G2:Synthèse.G2 Synthèse.I2:Synthèse.I2 Synthèse.K2:Synthèse.K2 Synthèse.M2:Synthèse.M2 Synthèse.O2:Synthèse.O2 Synthèse.Q2:Synthèse.Q2 Synthèse.S2:Synthèse.S2 Synthèse.U2:Synthèse.U2 Synthèse.W2:Synthèse.W2 Synthèse.Y2:Synthèse.Y2 Synthèse.AA2:Synthèse.AA2 Synthèse.AC2:Synthèse.AC2 Synthèse.AE2:Synthèse.AE2 Synthèse.AG2:Synthèse.AG2 Synthèse.AI2:Synthèse.AI2 Synthèse.AK2:Synthèse.AK2 Synthèse.AM2:Synthèse.AM2 Synthèse.AO2:Synthèse.AO2 Synthèse.AQ2:Synthèse.AQ2 Synthèse.AS2:Synthèse.AS2 Synthèse.AU2:Synthèse.AU2 Synthèse.AW2:Synthèse.AW2 Synthèse.AY2:Synthèse.AY2 Synthèse.BA2:Synthèse.BA2 Synthèse.BC2:Synthèse.BC2 Synthèse.BE2:Synthèse.BE2 Synthèse.BG2:Synthèse.BG2 Synthèse.BI2:Synthèse.BI2 Synthèse.BK2:Synthèse.BK2 Synthèse.BM2:Synthèse.BM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mf 0.8 – rem 0.8</text:p>
                <draw:g>
                  <svg:desc>Synthèse.A3:Synthèse.A3</svg:desc>
                </draw:g>
              </table:table-cell>
              <table:table-cell office:value-type="float" office:value="7.11111111111111">
                <text:p>7.11111111111111</text:p>
                <draw:g>
                  <svg:desc>Synthèse.E3:Synthèse.E3 Synthèse.G3:Synthèse.G3 Synthèse.I3:Synthèse.I3 Synthèse.K3:Synthèse.K3 Synthèse.M3:Synthèse.M3 Synthèse.O3:Synthèse.O3 Synthèse.Q3:Synthèse.Q3 Synthèse.S3:Synthèse.S3 Synthèse.U3:Synthèse.U3 Synthèse.W3:Synthèse.W3 Synthèse.Y3:Synthèse.Y3 Synthèse.AA3:Synthèse.AA3 Synthèse.AC3:Synthèse.AC3 Synthèse.AE3:Synthèse.AE3 Synthèse.AG3:Synthèse.AG3 Synthèse.AI3:Synthèse.AI3 Synthèse.AK3:Synthèse.AK3 Synthèse.AM3:Synthèse.AM3 Synthèse.AO3:Synthèse.AO3 Synthèse.AQ3:Synthèse.AQ3 Synthèse.AS3:Synthèse.AS3 Synthèse.AU3:Synthèse.AU3 Synthèse.AW3:Synthèse.AW3 Synthèse.AY3:Synthèse.AY3 Synthèse.BA3:Synthèse.BA3 Synthèse.BC3:Synthèse.BC3 Synthèse.BE3:Synthèse.BE3 Synthèse.BG3:Synthèse.BG3 Synthèse.BI3:Synthèse.BI3 Synthèse.BK3:Synthèse.BK3 Synthèse.BM3:Synthèse.BM3</svg:desc>
                </draw:g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0">
                <text:p>0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Mf 0.8 – rem 1.0</text:p>
                <draw:g>
                  <svg:desc>Synthèse.A4:Synthèse.A4</svg:desc>
                </draw:g>
              </table:table-cell>
              <table:table-cell office:value-type="float" office:value="0.111111111111111">
                <text:p>0.111111111111111</text:p>
                <draw:g>
                  <svg:desc>Synthèse.E4:Synthèse.E4 Synthèse.G4:Synthèse.G4 Synthèse.I4:Synthèse.I4 Synthèse.K4:Synthèse.K4 Synthèse.M4:Synthèse.M4 Synthèse.O4:Synthèse.O4 Synthèse.Q4:Synthèse.Q4 Synthèse.S4:Synthèse.S4 Synthèse.U4:Synthèse.U4 Synthèse.W4:Synthèse.W4 Synthèse.Y4:Synthèse.Y4 Synthèse.AA4:Synthèse.AA4 Synthèse.AC4:Synthèse.AC4 Synthèse.AE4:Synthèse.AE4 Synthèse.AG4:Synthèse.AG4 Synthèse.AI4:Synthèse.AI4 Synthèse.AK4:Synthèse.AK4 Synthèse.AM4:Synthèse.AM4 Synthèse.AO4:Synthèse.AO4 Synthèse.AQ4:Synthèse.AQ4 Synthèse.AS4:Synthèse.AS4 Synthèse.AU4:Synthèse.AU4 Synthèse.AW4:Synthèse.AW4 Synthèse.AY4:Synthèse.AY4 Synthèse.BA4:Synthèse.BA4 Synthèse.BC4:Synthèse.BC4 Synthèse.BE4:Synthèse.BE4 Synthèse.BG4:Synthèse.BG4 Synthèse.BI4:Synthèse.BI4 Synthèse.BK4:Synthèse.BK4 Synthèse.BM4:Synthèse.BM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f 0.9 – rem 0.8</text:p>
                <draw:g>
                  <svg:desc>Synthèse.A5:Synthèse.A5</svg:desc>
                </draw:g>
              </table:table-cell>
              <table:table-cell office:value-type="float" office:value="0.111111111111111">
                <text:p>0.111111111111111</text:p>
                <draw:g>
                  <svg:desc>Synthèse.E5:Synthèse.E5 Synthèse.G5:Synthèse.G5 Synthèse.I5:Synthèse.I5 Synthèse.K5:Synthèse.K5 Synthèse.M5:Synthèse.M5 Synthèse.O5:Synthèse.O5 Synthèse.Q5:Synthèse.Q5 Synthèse.S5:Synthèse.S5 Synthèse.U5:Synthèse.U5 Synthèse.W5:Synthèse.W5 Synthèse.Y5:Synthèse.Y5 Synthèse.AA5:Synthèse.AA5 Synthèse.AC5:Synthèse.AC5 Synthèse.AE5:Synthèse.AE5 Synthèse.AG5:Synthèse.AG5 Synthèse.AI5:Synthèse.AI5 Synthèse.AK5:Synthèse.AK5 Synthèse.AM5:Synthèse.AM5 Synthèse.AO5:Synthèse.AO5 Synthèse.AQ5:Synthèse.AQ5 Synthèse.AS5:Synthèse.AS5 Synthèse.AU5:Synthèse.AU5 Synthèse.AW5:Synthèse.AW5 Synthèse.AY5:Synthèse.AY5 Synthèse.BA5:Synthèse.BA5 Synthèse.BC5:Synthèse.BC5 Synthèse.BE5:Synthèse.BE5 Synthèse.BG5:Synthèse.BG5 Synthèse.BI5:Synthèse.BI5 Synthèse.BK5:Synthèse.BK5 Synthèse.BM5:Synthèse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0">
                <text:p>0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Mf 0.9 – rem 1.0</text:p>
                <draw:g>
                  <svg:desc>Synthèse.A6:Synthèse.A6</svg:desc>
                </draw:g>
              </table:table-cell>
              <table:table-cell office:value-type="float" office:value="0">
                <text:p>0</text:p>
                <draw:g>
                  <svg:desc>Synthèse.E6:Synthèse.E6 Synthèse.G6:Synthèse.G6 Synthèse.I6:Synthèse.I6 Synthèse.K6:Synthèse.K6 Synthèse.M6:Synthèse.M6 Synthèse.O6:Synthèse.O6 Synthèse.Q6:Synthèse.Q6 Synthèse.S6:Synthèse.S6 Synthèse.U6:Synthèse.U6 Synthèse.W6:Synthèse.W6 Synthèse.Y6:Synthèse.Y6 Synthèse.AA6:Synthèse.AA6 Synthèse.AC6:Synthèse.AC6 Synthèse.AE6:Synthèse.AE6 Synthèse.AG6:Synthèse.AG6 Synthèse.AI6:Synthèse.AI6 Synthèse.AK6:Synthèse.AK6 Synthèse.AM6:Synthèse.AM6 Synthèse.AO6:Synthèse.AO6 Synthèse.AQ6:Synthèse.AQ6 Synthèse.AS6:Synthèse.AS6 Synthèse.AU6:Synthèse.AU6 Synthèse.AW6:Synthèse.AW6 Synthèse.AY6:Synthèse.AY6 Synthèse.BA6:Synthèse.BA6 Synthèse.BC6:Synthèse.BC6 Synthèse.BE6:Synthèse.BE6 Synthèse.BG6:Synthèse.BG6 Synthèse.BI6:Synthèse.BI6 Synthèse.BK6:Synthèse.BK6 Synthèse.BM6:Synthèse.BM6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33.531cm" svg:y="2.417cm" style:legend-expansion="high" chart:style-name="ch2"/>
        <chart:plot-area chart:style-name="ch3"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data-source-has-labels="row" svg:x="1.388cm" svg:y="1.043cm" svg:width="30.267cm" svg:height="9.704cm">
          <chartooo:coordinate-region svg:x="2.009cm" svg:y="1.242cm" svg:width="29.291cm" svg:height="8.46cm"/>
          <chart:axis chart:dimension="x" chart:name="primary-x" chart:style-name="ch4" chartooo:axis-type="auto">
            <chartooo:date-scale/>
            <chart:categories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" chart:class="chart:bar">
            <chart:data-point chart:repeated="15"/>
          </chart:series>
          <chart:series chart:style-name="ch8" chart:values-cell-range-address="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" chart:class="chart:bar">
            <chart:data-point chart:repeated="15"/>
          </chart:series>
          <chart:series chart:style-name="ch9" chart:values-cell-range-address="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" chart:class="chart:bar">
            <chart:data-point chart:repeated="15"/>
          </chart:series>
          <chart:series chart:style-name="ch10" chart:values-cell-range-address="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" chart:class="chart:bar">
            <chart:data-point chart:repeated="15"/>
          </chart:series>
          <chart:series chart:style-name="ch11" chart:values-cell-range-address="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</svg:desc>
                </draw:g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.2222222222222">
                <text:p>43.2222222222222</text:p>
                <draw:g>
                  <svg:desc>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.3333333333333">
                <text:p>34.3333333333333</text:p>
                <draw:g>
                  <svg:desc>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</svg:desc>
                </draw:g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4444444444444">
                <text:p>39.4444444444444</text:p>
                <draw:g>
                  <svg:desc>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</svg:desc>
                </draw:g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.3333333333333">
                <text:p>30.3333333333333</text:p>
                <draw:g>
                  <svg:desc>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</svg:desc>
                </draw:g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.6666666666667">
                <text:p>35.6666666666667</text:p>
                <draw:g>
                  <svg:desc>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</svg:desc>
                </draw:g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2.993cm" svg:height="19.247cm" xlink:href=".." xlink:type="simple" chart:class="chart:bar" chart:style-name="ch1">
        <chart:title svg:x="22.783cm" svg:y="0.096cm" chart:style-name="ch2">
          <text:p>Number of success on random uniform instances</text:p>
        </chart:title>
        <chart:legend chart:legend-position="end" svg:x="59.698cm" svg:y="8.328cm" style:legend-expansion="high" chart:style-name="ch3"/>
        <chart:plot-area chart:style-name="ch4" table:cell-range-address="Synthèse_2.E1:Synthèse_2.E6 Synthèse_2.G1:Synthèse_2.G6 Synthèse_2.I1:Synthèse_2.I6 Synthèse_2.K1:Synthèse_2.K6 Synthèse_2.M1:Synthèse_2.M6 Synthèse_2.O1:Synthèse_2.O6 Synthèse_2.Q1:Synthèse_2.Q6 Synthèse_2.S1:Synthèse_2.S6 Synthèse_2.U1:Synthèse_2.U6 Synthèse_2.W1:Synthèse_2.W6 Synthèse_2.Y1:Synthèse_2.Y6 Synthèse_2.AA1:Synthèse_2.AA6 Synthèse_2.AC1:Synthèse_2.AC6 Synthèse_2.AE1:Synthèse_2.AE6 Synthèse_2.AG1:Synthèse_2.AG6 Synthèse_2.AI1:Synthèse_2.AI6 Synthèse_2.AK1:Synthèse_2.AK6 Synthèse_2.AM1:Synthèse_2.AM6 Synthèse_2.AO1:Synthèse_2.AO6 Synthèse_2.AQ1:Synthèse_2.AQ6 Synthèse_2.AS1:Synthèse_2.AS6 Synthèse_2.AU1:Synthèse_2.AU6 Synthèse_2.AW1:Synthèse_2.AW6 Synthèse_2.AY1:Synthèse_2.AY6 Synthèse_2.BA1:Synthèse_2.BA6 Synthèse_2.BC1:Synthèse_2.BC6 Synthèse_2.BE1:Synthèse_2.BE6 Synthèse_2.BG1:Synthèse_2.BG6 Synthèse_2.BI1:Synthèse_2.BI6 Synthèse_2.BK1:Synthèse_2.BK6 Synthèse_2.BM1:Synthèse_2.BM6 Synthèse_2.A2:Synthèse_2.A6" chart:data-source-has-labels="both" svg:x="1.417cm" svg:y="1.713cm" svg:width="58.194cm" svg:height="15.909cm">
          <chartooo:coordinate-region svg:x="2.224cm" svg:y="1.912cm" svg:width="57.277cm" svg:height="14.665cm"/>
          <chart:axis chart:dimension="x" chart:name="primary-x" chart:style-name="ch5" chartooo:axis-type="auto">
            <chartooo:date-scale/>
            <chart:title svg:x="27.553cm" svg:y="17.903cm" chart:style-name="ch6">
              <text:p>Heuristics</text:p>
            </chart:title>
            <chart:categories table:cell-range-address="Synthèse_2.E1:Synthèse_2.E1 Synthèse_2.G1:Synthèse_2.G1 Synthèse_2.I1:Synthèse_2.I1 Synthèse_2.K1:Synthèse_2.K1 Synthèse_2.M1:Synthèse_2.M1 Synthèse_2.O1:Synthèse_2.O1 Synthèse_2.Q1:Synthèse_2.Q1 Synthèse_2.S1:Synthèse_2.S1 Synthèse_2.U1:Synthèse_2.U1 Synthèse_2.W1:Synthèse_2.W1 Synthèse_2.Y1:Synthèse_2.Y1 Synthèse_2.AA1:Synthèse_2.AA1 Synthèse_2.AC1:Synthèse_2.AC1 Synthèse_2.AE1:Synthèse_2.AE1 Synthèse_2.AG1:Synthèse_2.AG1 Synthèse_2.AI1:Synthèse_2.AI1 Synthèse_2.AK1:Synthèse_2.AK1 Synthèse_2.AM1:Synthèse_2.AM1 Synthèse_2.AO1:Synthèse_2.AO1 Synthèse_2.AQ1:Synthèse_2.AQ1 Synthèse_2.AS1:Synthèse_2.AS1 Synthèse_2.AU1:Synthèse_2.AU1 Synthèse_2.AW1:Synthèse_2.AW1 Synthèse_2.AY1:Synthèse_2.AY1 Synthèse_2.BA1:Synthèse_2.BA1 Synthèse_2.BC1:Synthèse_2.BC1 Synthèse_2.BE1:Synthèse_2.BE1 Synthèse_2.BG1:Synthèse_2.BG1 Synthèse_2.BI1:Synthèse_2.BI1 Synthèse_2.BK1:Synthèse_2.BK1 Synthèse_2.BM1:Synthèse_2.BM1"/>
          </chart:axis>
          <chart:axis chart:dimension="y" chart:name="primary-y" chart:style-name="ch7">
            <chart:title svg:x="0.146cm" svg:y="12.488cm" chart:style-name="ch8">
              <text:p>Number of success</text:p>
            </chart:title>
            <chart:grid chart:style-name="ch9" chart:class="major"/>
          </chart:axis>
          <chart:series chart:style-name="ch10" chart:values-cell-range-address="Synthèse_2.E2:Synthèse_2.E2 Synthèse_2.G2:Synthèse_2.G2 Synthèse_2.I2:Synthèse_2.I2 Synthèse_2.K2:Synthèse_2.K2 Synthèse_2.M2:Synthèse_2.M2 Synthèse_2.O2:Synthèse_2.O2 Synthèse_2.Q2:Synthèse_2.Q2 Synthèse_2.S2:Synthèse_2.S2 Synthèse_2.U2:Synthèse_2.U2 Synthèse_2.W2:Synthèse_2.W2 Synthèse_2.Y2:Synthèse_2.Y2 Synthèse_2.AA2:Synthèse_2.AA2 Synthèse_2.AC2:Synthèse_2.AC2 Synthèse_2.AE2:Synthèse_2.AE2 Synthèse_2.AG2:Synthèse_2.AG2 Synthèse_2.AI2:Synthèse_2.AI2 Synthèse_2.AK2:Synthèse_2.AK2 Synthèse_2.AM2:Synthèse_2.AM2 Synthèse_2.AO2:Synthèse_2.AO2 Synthèse_2.AQ2:Synthèse_2.AQ2 Synthèse_2.AS2:Synthèse_2.AS2 Synthèse_2.AU2:Synthèse_2.AU2 Synthèse_2.AW2:Synthèse_2.AW2 Synthèse_2.AY2:Synthèse_2.AY2 Synthèse_2.BA2:Synthèse_2.BA2 Synthèse_2.BC2:Synthèse_2.BC2 Synthèse_2.BE2:Synthèse_2.BE2 Synthèse_2.BG2:Synthèse_2.BG2 Synthèse_2.BI2:Synthèse_2.BI2 Synthèse_2.BK2:Synthèse_2.BK2 Synthèse_2.BM2:Synthèse_2.BM2" chart:label-cell-address="Synthèse_2.A2:Synthèse_2.A2" chart:class="chart:bar">
            <chart:data-point chart:repeated="31"/>
          </chart:series>
          <chart:series chart:style-name="ch11" chart:values-cell-range-address="Synthèse_2.E3:Synthèse_2.E3 Synthèse_2.G3:Synthèse_2.G3 Synthèse_2.I3:Synthèse_2.I3 Synthèse_2.K3:Synthèse_2.K3 Synthèse_2.M3:Synthèse_2.M3 Synthèse_2.O3:Synthèse_2.O3 Synthèse_2.Q3:Synthèse_2.Q3 Synthèse_2.S3:Synthèse_2.S3 Synthèse_2.U3:Synthèse_2.U3 Synthèse_2.W3:Synthèse_2.W3 Synthèse_2.Y3:Synthèse_2.Y3 Synthèse_2.AA3:Synthèse_2.AA3 Synthèse_2.AC3:Synthèse_2.AC3 Synthèse_2.AE3:Synthèse_2.AE3 Synthèse_2.AG3:Synthèse_2.AG3 Synthèse_2.AI3:Synthèse_2.AI3 Synthèse_2.AK3:Synthèse_2.AK3 Synthèse_2.AM3:Synthèse_2.AM3 Synthèse_2.AO3:Synthèse_2.AO3 Synthèse_2.AQ3:Synthèse_2.AQ3 Synthèse_2.AS3:Synthèse_2.AS3 Synthèse_2.AU3:Synthèse_2.AU3 Synthèse_2.AW3:Synthèse_2.AW3 Synthèse_2.AY3:Synthèse_2.AY3 Synthèse_2.BA3:Synthèse_2.BA3 Synthèse_2.BC3:Synthèse_2.BC3 Synthèse_2.BE3:Synthèse_2.BE3 Synthèse_2.BG3:Synthèse_2.BG3 Synthèse_2.BI3:Synthèse_2.BI3 Synthèse_2.BK3:Synthèse_2.BK3 Synthèse_2.BM3:Synthèse_2.BM3" chart:label-cell-address="Synthèse_2.A3:Synthèse_2.A3" chart:class="chart:bar">
            <chart:data-point chart:repeated="31"/>
          </chart:series>
          <chart:series chart:style-name="ch12" chart:values-cell-range-address="Synthèse_2.E4:Synthèse_2.E4 Synthèse_2.G4:Synthèse_2.G4 Synthèse_2.I4:Synthèse_2.I4 Synthèse_2.K4:Synthèse_2.K4 Synthèse_2.M4:Synthèse_2.M4 Synthèse_2.O4:Synthèse_2.O4 Synthèse_2.Q4:Synthèse_2.Q4 Synthèse_2.S4:Synthèse_2.S4 Synthèse_2.U4:Synthèse_2.U4 Synthèse_2.W4:Synthèse_2.W4 Synthèse_2.Y4:Synthèse_2.Y4 Synthèse_2.AA4:Synthèse_2.AA4 Synthèse_2.AC4:Synthèse_2.AC4 Synthèse_2.AE4:Synthèse_2.AE4 Synthèse_2.AG4:Synthèse_2.AG4 Synthèse_2.AI4:Synthèse_2.AI4 Synthèse_2.AK4:Synthèse_2.AK4 Synthèse_2.AM4:Synthèse_2.AM4 Synthèse_2.AO4:Synthèse_2.AO4 Synthèse_2.AQ4:Synthèse_2.AQ4 Synthèse_2.AS4:Synthèse_2.AS4 Synthèse_2.AU4:Synthèse_2.AU4 Synthèse_2.AW4:Synthèse_2.AW4 Synthèse_2.AY4:Synthèse_2.AY4 Synthèse_2.BA4:Synthèse_2.BA4 Synthèse_2.BC4:Synthèse_2.BC4 Synthèse_2.BE4:Synthèse_2.BE4 Synthèse_2.BG4:Synthèse_2.BG4 Synthèse_2.BI4:Synthèse_2.BI4 Synthèse_2.BK4:Synthèse_2.BK4 Synthèse_2.BM4:Synthèse_2.BM4" chart:label-cell-address="Synthèse_2.A4:Synthèse_2.A4" chart:class="chart:bar">
            <chart:data-point chart:repeated="31"/>
          </chart:series>
          <chart:series chart:style-name="ch13" chart:values-cell-range-address="Synthèse_2.E5:Synthèse_2.E5 Synthèse_2.G5:Synthèse_2.G5 Synthèse_2.I5:Synthèse_2.I5 Synthèse_2.K5:Synthèse_2.K5 Synthèse_2.M5:Synthèse_2.M5 Synthèse_2.O5:Synthèse_2.O5 Synthèse_2.Q5:Synthèse_2.Q5 Synthèse_2.S5:Synthèse_2.S5 Synthèse_2.U5:Synthèse_2.U5 Synthèse_2.W5:Synthèse_2.W5 Synthèse_2.Y5:Synthèse_2.Y5 Synthèse_2.AA5:Synthèse_2.AA5 Synthèse_2.AC5:Synthèse_2.AC5 Synthèse_2.AE5:Synthèse_2.AE5 Synthèse_2.AG5:Synthèse_2.AG5 Synthèse_2.AI5:Synthèse_2.AI5 Synthèse_2.AK5:Synthèse_2.AK5 Synthèse_2.AM5:Synthèse_2.AM5 Synthèse_2.AO5:Synthèse_2.AO5 Synthèse_2.AQ5:Synthèse_2.AQ5 Synthèse_2.AS5:Synthèse_2.AS5 Synthèse_2.AU5:Synthèse_2.AU5 Synthèse_2.AW5:Synthèse_2.AW5 Synthèse_2.AY5:Synthèse_2.AY5 Synthèse_2.BA5:Synthèse_2.BA5 Synthèse_2.BC5:Synthèse_2.BC5 Synthèse_2.BE5:Synthèse_2.BE5 Synthèse_2.BG5:Synthèse_2.BG5 Synthèse_2.BI5:Synthèse_2.BI5 Synthèse_2.BK5:Synthèse_2.BK5 Synthèse_2.BM5:Synthèse_2.BM5" chart:label-cell-address="Synthèse_2.A5:Synthèse_2.A5" chart:class="chart:bar">
            <chart:data-point chart:repeated="31"/>
          </chart:series>
          <chart:series chart:style-name="ch14" chart:values-cell-range-address="Synthèse_2.E6:Synthèse_2.E6 Synthèse_2.G6:Synthèse_2.G6 Synthèse_2.I6:Synthèse_2.I6 Synthèse_2.K6:Synthèse_2.K6 Synthèse_2.M6:Synthèse_2.M6 Synthèse_2.O6:Synthèse_2.O6 Synthèse_2.Q6:Synthèse_2.Q6 Synthèse_2.S6:Synthèse_2.S6 Synthèse_2.U6:Synthèse_2.U6 Synthèse_2.W6:Synthèse_2.W6 Synthèse_2.Y6:Synthèse_2.Y6 Synthèse_2.AA6:Synthèse_2.AA6 Synthèse_2.AC6:Synthèse_2.AC6 Synthèse_2.AE6:Synthèse_2.AE6 Synthèse_2.AG6:Synthèse_2.AG6 Synthèse_2.AI6:Synthèse_2.AI6 Synthèse_2.AK6:Synthèse_2.AK6 Synthèse_2.AM6:Synthèse_2.AM6 Synthèse_2.AO6:Synthèse_2.AO6 Synthèse_2.AQ6:Synthèse_2.AQ6 Synthèse_2.AS6:Synthèse_2.AS6 Synthèse_2.AU6:Synthèse_2.AU6 Synthèse_2.AW6:Synthèse_2.AW6 Synthèse_2.AY6:Synthèse_2.AY6 Synthèse_2.BA6:Synthèse_2.BA6 Synthèse_2.BC6:Synthèse_2.BC6 Synthèse_2.BE6:Synthèse_2.BE6 Synthèse_2.BG6:Synthèse_2.BG6 Synthèse_2.BI6:Synthèse_2.BI6 Synthèse_2.BK6:Synthèse_2.BK6 Synthèse_2.BM6:Synthèse_2.BM6" chart:label-cell-address="Synthèse_2.A6:Synthèse_2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Synthèse_2.E1:Synthèse_2.E1 Synthèse_2.G1:Synthèse_2.G1 Synthèse_2.I1:Synthèse_2.I1 Synthèse_2.K1:Synthèse_2.K1 Synthèse_2.M1:Synthèse_2.M1 Synthèse_2.O1:Synthèse_2.O1 Synthèse_2.Q1:Synthèse_2.Q1 Synthèse_2.S1:Synthèse_2.S1 Synthèse_2.U1:Synthèse_2.U1 Synthèse_2.W1:Synthèse_2.W1 Synthèse_2.Y1:Synthèse_2.Y1 Synthèse_2.AA1:Synthèse_2.AA1 Synthèse_2.AC1:Synthèse_2.AC1 Synthèse_2.AE1:Synthèse_2.AE1 Synthèse_2.AG1:Synthèse_2.AG1 Synthèse_2.AI1:Synthèse_2.AI1 Synthèse_2.AK1:Synthèse_2.AK1 Synthèse_2.AM1:Synthèse_2.AM1 Synthèse_2.AO1:Synthèse_2.AO1 Synthèse_2.AQ1:Synthèse_2.AQ1 Synthèse_2.AS1:Synthèse_2.AS1 Synthèse_2.AU1:Synthèse_2.AU1 Synthèse_2.AW1:Synthèse_2.AW1 Synthèse_2.AY1:Synthèse_2.AY1 Synthèse_2.BA1:Synthèse_2.BA1 Synthèse_2.BC1:Synthèse_2.BC1 Synthèse_2.BE1:Synthèse_2.BE1 Synthèse_2.BG1:Synthèse_2.BG1 Synthèse_2.BI1:Synthèse_2.BI1 Synthèse_2.BK1:Synthèse_2.BK1 Synthèse_2.BM1:Synthèse_2.BM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_2.A2:Synthèse_2.A2</svg:desc>
                </draw:g>
              </table:table-cell>
              <table:table-cell office:value-type="float" office:value="45">
                <text:p>45</text:p>
                <draw:g>
                  <svg:desc>Synthèse_2.E2:Synthèse_2.E2 Synthèse_2.G2:Synthèse_2.G2 Synthèse_2.I2:Synthèse_2.I2 Synthèse_2.K2:Synthèse_2.K2 Synthèse_2.M2:Synthèse_2.M2 Synthèse_2.O2:Synthèse_2.O2 Synthèse_2.Q2:Synthèse_2.Q2 Synthèse_2.S2:Synthèse_2.S2 Synthèse_2.U2:Synthèse_2.U2 Synthèse_2.W2:Synthèse_2.W2 Synthèse_2.Y2:Synthèse_2.Y2 Synthèse_2.AA2:Synthèse_2.AA2 Synthèse_2.AC2:Synthèse_2.AC2 Synthèse_2.AE2:Synthèse_2.AE2 Synthèse_2.AG2:Synthèse_2.AG2 Synthèse_2.AI2:Synthèse_2.AI2 Synthèse_2.AK2:Synthèse_2.AK2 Synthèse_2.AM2:Synthèse_2.AM2 Synthèse_2.AO2:Synthèse_2.AO2 Synthèse_2.AQ2:Synthèse_2.AQ2 Synthèse_2.AS2:Synthèse_2.AS2 Synthèse_2.AU2:Synthèse_2.AU2 Synthèse_2.AW2:Synthèse_2.AW2 Synthèse_2.AY2:Synthèse_2.AY2 Synthèse_2.BA2:Synthèse_2.BA2 Synthèse_2.BC2:Synthèse_2.BC2 Synthèse_2.BE2:Synthèse_2.BE2 Synthèse_2.BG2:Synthèse_2.BG2 Synthèse_2.BI2:Synthèse_2.BI2 Synthèse_2.BK2:Synthèse_2.BK2 Synthèse_2.BM2:Synthèse_2.BM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89">
                <text:p>389</text:p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mf 0.8 – rem 0.8</text:p>
                <draw:g>
                  <svg:desc>Synthèse_2.A3:Synthèse_2.A3</svg:desc>
                </draw:g>
              </table:table-cell>
              <table:table-cell office:value-type="float" office:value="64">
                <text:p>64</text:p>
                <draw:g>
                  <svg:desc>Synthèse_2.E3:Synthèse_2.E3 Synthèse_2.G3:Synthèse_2.G3 Synthèse_2.I3:Synthèse_2.I3 Synthèse_2.K3:Synthèse_2.K3 Synthèse_2.M3:Synthèse_2.M3 Synthèse_2.O3:Synthèse_2.O3 Synthèse_2.Q3:Synthèse_2.Q3 Synthèse_2.S3:Synthèse_2.S3 Synthèse_2.U3:Synthèse_2.U3 Synthèse_2.W3:Synthèse_2.W3 Synthèse_2.Y3:Synthèse_2.Y3 Synthèse_2.AA3:Synthèse_2.AA3 Synthèse_2.AC3:Synthèse_2.AC3 Synthèse_2.AE3:Synthèse_2.AE3 Synthèse_2.AG3:Synthèse_2.AG3 Synthèse_2.AI3:Synthèse_2.AI3 Synthèse_2.AK3:Synthèse_2.AK3 Synthèse_2.AM3:Synthèse_2.AM3 Synthèse_2.AO3:Synthèse_2.AO3 Synthèse_2.AQ3:Synthèse_2.AQ3 Synthèse_2.AS3:Synthèse_2.AS3 Synthèse_2.AU3:Synthèse_2.AU3 Synthèse_2.AW3:Synthèse_2.AW3 Synthèse_2.AY3:Synthèse_2.AY3 Synthèse_2.BA3:Synthèse_2.BA3 Synthèse_2.BC3:Synthèse_2.BC3 Synthèse_2.BE3:Synthèse_2.BE3 Synthèse_2.BG3:Synthèse_2.BG3 Synthèse_2.BI3:Synthèse_2.BI3 Synthèse_2.BK3:Synthèse_2.BK3 Synthèse_2.BM3:Synthèse_2.BM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Mf 0.8 – rem 1.0</text:p>
                <draw:g>
                  <svg:desc>Synthèse_2.A4:Synthèse_2.A4</svg:desc>
                </draw:g>
              </table:table-cell>
              <table:table-cell office:value-type="float" office:value="0.999999999999999">
                <text:p>0.999999999999999</text:p>
                <draw:g>
                  <svg:desc>Synthèse_2.E4:Synthèse_2.E4 Synthèse_2.G4:Synthèse_2.G4 Synthèse_2.I4:Synthèse_2.I4 Synthèse_2.K4:Synthèse_2.K4 Synthèse_2.M4:Synthèse_2.M4 Synthèse_2.O4:Synthèse_2.O4 Synthèse_2.Q4:Synthèse_2.Q4 Synthèse_2.S4:Synthèse_2.S4 Synthèse_2.U4:Synthèse_2.U4 Synthèse_2.W4:Synthèse_2.W4 Synthèse_2.Y4:Synthèse_2.Y4 Synthèse_2.AA4:Synthèse_2.AA4 Synthèse_2.AC4:Synthèse_2.AC4 Synthèse_2.AE4:Synthèse_2.AE4 Synthèse_2.AG4:Synthèse_2.AG4 Synthèse_2.AI4:Synthèse_2.AI4 Synthèse_2.AK4:Synthèse_2.AK4 Synthèse_2.AM4:Synthèse_2.AM4 Synthèse_2.AO4:Synthèse_2.AO4 Synthèse_2.AQ4:Synthèse_2.AQ4 Synthèse_2.AS4:Synthèse_2.AS4 Synthèse_2.AU4:Synthèse_2.AU4 Synthèse_2.AW4:Synthèse_2.AW4 Synthèse_2.AY4:Synthèse_2.AY4 Synthèse_2.BA4:Synthèse_2.BA4 Synthèse_2.BC4:Synthèse_2.BC4 Synthèse_2.BE4:Synthèse_2.BE4 Synthèse_2.BG4:Synthèse_2.BG4 Synthèse_2.BI4:Synthèse_2.BI4 Synthèse_2.BK4:Synthèse_2.BK4 Synthèse_2.BM4:Synthèse_2.BM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Mf 0.9 – rem 0.8</text:p>
                <draw:g>
                  <svg:desc>Synthèse_2.A5:Synthèse_2.A5</svg:desc>
                </draw:g>
              </table:table-cell>
              <table:table-cell office:value-type="float" office:value="0.999999999999999">
                <text:p>0.999999999999999</text:p>
                <draw:g>
                  <svg:desc>Synthèse_2.E5:Synthèse_2.E5 Synthèse_2.G5:Synthèse_2.G5 Synthèse_2.I5:Synthèse_2.I5 Synthèse_2.K5:Synthèse_2.K5 Synthèse_2.M5:Synthèse_2.M5 Synthèse_2.O5:Synthèse_2.O5 Synthèse_2.Q5:Synthèse_2.Q5 Synthèse_2.S5:Synthèse_2.S5 Synthèse_2.U5:Synthèse_2.U5 Synthèse_2.W5:Synthèse_2.W5 Synthèse_2.Y5:Synthèse_2.Y5 Synthèse_2.AA5:Synthèse_2.AA5 Synthèse_2.AC5:Synthèse_2.AC5 Synthèse_2.AE5:Synthèse_2.AE5 Synthèse_2.AG5:Synthèse_2.AG5 Synthèse_2.AI5:Synthèse_2.AI5 Synthèse_2.AK5:Synthèse_2.AK5 Synthèse_2.AM5:Synthèse_2.AM5 Synthèse_2.AO5:Synthèse_2.AO5 Synthèse_2.AQ5:Synthèse_2.AQ5 Synthèse_2.AS5:Synthèse_2.AS5 Synthèse_2.AU5:Synthèse_2.AU5 Synthèse_2.AW5:Synthèse_2.AW5 Synthèse_2.AY5:Synthèse_2.AY5 Synthèse_2.BA5:Synthèse_2.BA5 Synthèse_2.BC5:Synthèse_2.BC5 Synthèse_2.BE5:Synthèse_2.BE5 Synthèse_2.BG5:Synthèse_2.BG5 Synthèse_2.BI5:Synthèse_2.BI5 Synthèse_2.BK5:Synthèse_2.BK5 Synthèse_2.BM5:Synthèse_2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Mf 0.9 – rem 1.0</text:p>
                <draw:g>
                  <svg:desc>Synthèse_2.A6:Synthèse_2.A6</svg:desc>
                </draw:g>
              </table:table-cell>
              <table:table-cell office:value-type="float" office:value="0">
                <text:p>0</text:p>
                <draw:g>
                  <svg:desc>Synthèse_2.E6:Synthèse_2.E6 Synthèse_2.G6:Synthèse_2.G6 Synthèse_2.I6:Synthèse_2.I6 Synthèse_2.K6:Synthèse_2.K6 Synthèse_2.M6:Synthèse_2.M6 Synthèse_2.O6:Synthèse_2.O6 Synthèse_2.Q6:Synthèse_2.Q6 Synthèse_2.S6:Synthèse_2.S6 Synthèse_2.U6:Synthèse_2.U6 Synthèse_2.W6:Synthèse_2.W6 Synthèse_2.Y6:Synthèse_2.Y6 Synthèse_2.AA6:Synthèse_2.AA6 Synthèse_2.AC6:Synthèse_2.AC6 Synthèse_2.AE6:Synthèse_2.AE6 Synthèse_2.AG6:Synthèse_2.AG6 Synthèse_2.AI6:Synthèse_2.AI6 Synthèse_2.AK6:Synthèse_2.AK6 Synthèse_2.AM6:Synthèse_2.AM6 Synthèse_2.AO6:Synthèse_2.AO6 Synthèse_2.AQ6:Synthèse_2.AQ6 Synthèse_2.AS6:Synthèse_2.AS6 Synthèse_2.AU6:Synthèse_2.AU6 Synthèse_2.AW6:Synthèse_2.AW6 Synthèse_2.AY6:Synthèse_2.AY6 Synthèse_2.BA6:Synthèse_2.BA6 Synthèse_2.BC6:Synthèse_2.BC6 Synthèse_2.BE6:Synthèse_2.BE6 Synthèse_2.BG6:Synthèse_2.BG6 Synthèse_2.BI6:Synthèse_2.BI6 Synthèse_2.BK6:Synthèse_2.BK6 Synthèse_2.BM6:Synthèse_2.BM6</svg:desc>
                </draw:g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38.629cm" svg:y="2.611cm" style:legend-expansion="high" chart:style-name="ch2"/>
        <chart:plot-area chart:style-name="ch3" table:cell-range-address="Synthèse_2.A2:Synthèse_2.A6 Synthèse_2.D1:Synthèse_2.D6 Synthèse_2.F1:Synthèse_2.F6 Synthèse_2.H1:Synthèse_2.H6 Synthèse_2.J1:Synthèse_2.J6 Synthèse_2.L1:Synthèse_2.L6 Synthèse_2.N1:Synthèse_2.N6 Synthèse_2.P1:Synthèse_2.P6 Synthèse_2.R1:Synthèse_2.R6 Synthèse_2.T1:Synthèse_2.T6 Synthèse_2.V1:Synthèse_2.V6 Synthèse_2.X1:Synthèse_2.X6 Synthèse_2.Z1:Synthèse_2.Z6 Synthèse_2.AB1:Synthèse_2.AB6 Synthèse_2.AD1:Synthèse_2.AD6 Synthèse_2.AF1:Synthèse_2.AF6 Synthèse_2.AH1:Synthèse_2.AH6 Synthèse_2.AJ1:Synthèse_2.AJ6 Synthèse_2.AL1:Synthèse_2.AL6 Synthèse_2.AN1:Synthèse_2.AN6 Synthèse_2.AP1:Synthèse_2.AP6 Synthèse_2.AR1:Synthèse_2.AR6 Synthèse_2.AT1:Synthèse_2.AT6 Synthèse_2.AV1:Synthèse_2.AV6 Synthèse_2.AX1:Synthèse_2.AX6 Synthèse_2.AZ1:Synthèse_2.AZ6 Synthèse_2.BB1:Synthèse_2.BB6 Synthèse_2.BD1:Synthèse_2.BD6 Synthèse_2.BF1:Synthèse_2.BF6 Synthèse_2.BH1:Synthèse_2.BH6 Synthèse_2.BJ1:Synthèse_2.BJ6 Synthèse_2.BL1:Synthèse_2.BL6" chart:data-source-has-labels="both" svg:x="1.349cm" svg:y="1.195cm" svg:width="35.482cm" svg:height="11.41cm">
          <chartooo:coordinate-region svg:x="2.261cm" svg:y="1.394cm" svg:width="34.57cm" svg:height="10.564cm"/>
          <chart:axis chart:dimension="x" chart:name="primary-x" chart:style-name="ch4" chartooo:axis-type="auto">
            <chartooo:date-scale/>
            <chart:categories table:cell-range-address="Synthèse_2.A2:Synthèse_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thèse_2.D2:Synthèse_2.D6" chart:label-cell-address="Synthèse_2.D1:Synthèse_2.D1" chart:class="chart:bar">
            <chart:data-point chart:repeated="5"/>
          </chart:series>
          <chart:series chart:style-name="ch8" chart:values-cell-range-address="Synthèse_2.F2:Synthèse_2.F6" chart:label-cell-address="Synthèse_2.F1:Synthèse_2.F1" chart:class="chart:bar">
            <chart:data-point chart:repeated="5"/>
          </chart:series>
          <chart:series chart:style-name="ch9" chart:values-cell-range-address="Synthèse_2.H2:Synthèse_2.H6" chart:label-cell-address="Synthèse_2.H1:Synthèse_2.H1" chart:class="chart:bar">
            <chart:data-point chart:repeated="5"/>
          </chart:series>
          <chart:series chart:style-name="ch10" chart:values-cell-range-address="Synthèse_2.J2:Synthèse_2.J6" chart:label-cell-address="Synthèse_2.J1:Synthèse_2.J1" chart:class="chart:bar">
            <chart:data-point chart:repeated="5"/>
          </chart:series>
          <chart:series chart:style-name="ch11" chart:values-cell-range-address="Synthèse_2.L2:Synthèse_2.L6" chart:label-cell-address="Synthèse_2.L1:Synthèse_2.L1" chart:class="chart:bar">
            <chart:data-point chart:repeated="5"/>
          </chart:series>
          <chart:series chart:style-name="ch12" chart:values-cell-range-address="Synthèse_2.N2:Synthèse_2.N6" chart:label-cell-address="Synthèse_2.N1:Synthèse_2.N1" chart:class="chart:bar">
            <chart:data-point chart:repeated="5"/>
          </chart:series>
          <chart:series chart:style-name="ch7" chart:values-cell-range-address="Synthèse_2.P2:Synthèse_2.P6" chart:label-cell-address="Synthèse_2.P1:Synthèse_2.P1" chart:class="chart:bar">
            <chart:data-point chart:repeated="5"/>
          </chart:series>
          <chart:series chart:style-name="ch8" chart:values-cell-range-address="Synthèse_2.R2:Synthèse_2.R6" chart:label-cell-address="Synthèse_2.R1:Synthèse_2.R1" chart:class="chart:bar">
            <chart:data-point chart:repeated="5"/>
          </chart:series>
          <chart:series chart:style-name="ch9" chart:values-cell-range-address="Synthèse_2.T2:Synthèse_2.T6" chart:label-cell-address="Synthèse_2.T1:Synthèse_2.T1" chart:class="chart:bar">
            <chart:data-point chart:repeated="5"/>
          </chart:series>
          <chart:series chart:style-name="ch10" chart:values-cell-range-address="Synthèse_2.V2:Synthèse_2.V6" chart:label-cell-address="Synthèse_2.V1:Synthèse_2.V1" chart:class="chart:bar">
            <chart:data-point chart:repeated="5"/>
          </chart:series>
          <chart:series chart:style-name="ch11" chart:values-cell-range-address="Synthèse_2.X2:Synthèse_2.X6" chart:label-cell-address="Synthèse_2.X1:Synthèse_2.X1" chart:class="chart:bar">
            <chart:data-point chart:repeated="5"/>
          </chart:series>
          <chart:series chart:style-name="ch12" chart:values-cell-range-address="Synthèse_2.Z2:Synthèse_2.Z6" chart:label-cell-address="Synthèse_2.Z1:Synthèse_2.Z1" chart:class="chart:bar">
            <chart:data-point chart:repeated="5"/>
          </chart:series>
          <chart:series chart:style-name="ch7" chart:values-cell-range-address="Synthèse_2.AB2:Synthèse_2.AB6" chart:label-cell-address="Synthèse_2.AB1:Synthèse_2.AB1" chart:class="chart:bar">
            <chart:data-point chart:repeated="5"/>
          </chart:series>
          <chart:series chart:style-name="ch8" chart:values-cell-range-address="Synthèse_2.AD2:Synthèse_2.AD6" chart:label-cell-address="Synthèse_2.AD1:Synthèse_2.AD1" chart:class="chart:bar">
            <chart:data-point chart:repeated="5"/>
          </chart:series>
          <chart:series chart:style-name="ch9" chart:values-cell-range-address="Synthèse_2.AF2:Synthèse_2.AF6" chart:label-cell-address="Synthèse_2.AF1:Synthèse_2.AF1" chart:class="chart:bar">
            <chart:data-point chart:repeated="5"/>
          </chart:series>
          <chart:series chart:style-name="ch10" chart:values-cell-range-address="Synthèse_2.AH2:Synthèse_2.AH6" chart:label-cell-address="Synthèse_2.AH1:Synthèse_2.AH1" chart:class="chart:bar">
            <chart:data-point chart:repeated="5"/>
          </chart:series>
          <chart:series chart:style-name="ch11" chart:values-cell-range-address="Synthèse_2.AJ2:Synthèse_2.AJ6" chart:label-cell-address="Synthèse_2.AJ1:Synthèse_2.AJ1" chart:class="chart:bar">
            <chart:data-point chart:repeated="5"/>
          </chart:series>
          <chart:series chart:style-name="ch12" chart:values-cell-range-address="Synthèse_2.AL2:Synthèse_2.AL6" chart:label-cell-address="Synthèse_2.AL1:Synthèse_2.AL1" chart:class="chart:bar">
            <chart:data-point chart:repeated="5"/>
          </chart:series>
          <chart:series chart:style-name="ch7" chart:values-cell-range-address="Synthèse_2.AN2:Synthèse_2.AN6" chart:label-cell-address="Synthèse_2.AN1:Synthèse_2.AN1" chart:class="chart:bar">
            <chart:data-point chart:repeated="5"/>
          </chart:series>
          <chart:series chart:style-name="ch8" chart:values-cell-range-address="Synthèse_2.AP2:Synthèse_2.AP6" chart:label-cell-address="Synthèse_2.AP1:Synthèse_2.AP1" chart:class="chart:bar">
            <chart:data-point chart:repeated="5"/>
          </chart:series>
          <chart:series chart:style-name="ch9" chart:values-cell-range-address="Synthèse_2.AR2:Synthèse_2.AR6" chart:label-cell-address="Synthèse_2.AR1:Synthèse_2.AR1" chart:class="chart:bar">
            <chart:data-point chart:repeated="5"/>
          </chart:series>
          <chart:series chart:style-name="ch10" chart:values-cell-range-address="Synthèse_2.AT2:Synthèse_2.AT6" chart:label-cell-address="Synthèse_2.AT1:Synthèse_2.AT1" chart:class="chart:bar">
            <chart:data-point chart:repeated="5"/>
          </chart:series>
          <chart:series chart:style-name="ch11" chart:values-cell-range-address="Synthèse_2.AV2:Synthèse_2.AV6" chart:label-cell-address="Synthèse_2.AV1:Synthèse_2.AV1" chart:class="chart:bar">
            <chart:data-point chart:repeated="5"/>
          </chart:series>
          <chart:series chart:style-name="ch12" chart:values-cell-range-address="Synthèse_2.AX2:Synthèse_2.AX6" chart:label-cell-address="Synthèse_2.AX1:Synthèse_2.AX1" chart:class="chart:bar">
            <chart:data-point chart:repeated="5"/>
          </chart:series>
          <chart:series chart:style-name="ch7" chart:values-cell-range-address="Synthèse_2.AZ2:Synthèse_2.AZ6" chart:label-cell-address="Synthèse_2.AZ1:Synthèse_2.AZ1" chart:class="chart:bar">
            <chart:data-point chart:repeated="5"/>
          </chart:series>
          <chart:series chart:style-name="ch8" chart:values-cell-range-address="Synthèse_2.BB2:Synthèse_2.BB6" chart:label-cell-address="Synthèse_2.BB1:Synthèse_2.BB1" chart:class="chart:bar">
            <chart:data-point chart:repeated="5"/>
          </chart:series>
          <chart:series chart:style-name="ch9" chart:values-cell-range-address="Synthèse_2.BD2:Synthèse_2.BD6" chart:label-cell-address="Synthèse_2.BD1:Synthèse_2.BD1" chart:class="chart:bar">
            <chart:data-point chart:repeated="5"/>
          </chart:series>
          <chart:series chart:style-name="ch10" chart:values-cell-range-address="Synthèse_2.BF2:Synthèse_2.BF6" chart:label-cell-address="Synthèse_2.BF1:Synthèse_2.BF1" chart:class="chart:bar">
            <chart:data-point chart:repeated="5"/>
          </chart:series>
          <chart:series chart:style-name="ch11" chart:values-cell-range-address="Synthèse_2.BH2:Synthèse_2.BH6" chart:label-cell-address="Synthèse_2.BH1:Synthèse_2.BH1" chart:class="chart:bar">
            <chart:data-point chart:repeated="5"/>
          </chart:series>
          <chart:series chart:style-name="ch12" chart:values-cell-range-address="Synthèse_2.BJ2:Synthèse_2.BJ6" chart:label-cell-address="Synthèse_2.BJ1:Synthèse_2.BJ1" chart:class="chart:bar">
            <chart:data-point chart:repeated="5"/>
          </chart:series>
          <chart:series chart:style-name="ch7" chart:values-cell-range-address="Synthèse_2.BL2:Synthèse_2.BL6" chart:label-cell-address="Synthèse_2.BL1:Synthèse_2.BL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Synthèse_2.D1:Synthèse_2.D1</svg:desc>
                </draw:g>
              </table:table-cell>
              <table:table-cell office:value-type="string">
                <text:p>shuff1_pn</text:p>
                <draw:g>
                  <svg:desc>Synthèse_2.F1:Synthèse_2.F1</svg:desc>
                </draw:g>
              </table:table-cell>
              <table:table-cell office:value-type="string">
                <text:p>1/C_pn</text:p>
                <draw:g>
                  <svg:desc>Synthèse_2.H1:Synthèse_2.H1</svg:desc>
                </draw:g>
              </table:table-cell>
              <table:table-cell office:value-type="string">
                <text:p>1/R_pn</text:p>
                <draw:g>
                  <svg:desc>Synthèse_2.J1:Synthèse_2.J1</svg:desc>
                </draw:g>
              </table:table-cell>
              <table:table-cell office:value-type="string">
                <text:p>R/C_pn</text:p>
                <draw:g>
                  <svg:desc>Synthèse_2.L1:Synthèse_2.L1</svg:desc>
                </draw:g>
              </table:table-cell>
              <table:table-cell office:value-type="string">
                <text:p>ic_shuff_pn</text:p>
                <draw:g>
                  <svg:desc>Synthèse_2.N1:Synthèse_2.N1</svg:desc>
                </draw:g>
              </table:table-cell>
              <table:table-cell office:value-type="string">
                <text:p>ic_dyn_1/C_pn</text:p>
                <draw:g>
                  <svg:desc>Synthèse_2.P1:Synthèse_2.P1</svg:desc>
                </draw:g>
              </table:table-cell>
              <table:table-cell office:value-type="string">
                <text:p>ic_dyn_1/R_pn</text:p>
                <draw:g>
                  <svg:desc>Synthèse_2.R1:Synthèse_2.R1</svg:desc>
                </draw:g>
              </table:table-cell>
              <table:table-cell office:value-type="string">
                <text:p>ic_dyn_R/C_pn</text:p>
                <draw:g>
                  <svg:desc>Synthèse_2.T1:Synthèse_2.T1</svg:desc>
                </draw:g>
              </table:table-cell>
              <table:table-cell office:value-type="string">
                <text:p>bc_shuff_pn</text:p>
                <draw:g>
                  <svg:desc>Synthèse_2.V1:Synthèse_2.V1</svg:desc>
                </draw:g>
              </table:table-cell>
              <table:table-cell office:value-type="string">
                <text:p>bc_dyn_1/C_pn</text:p>
                <draw:g>
                  <svg:desc>Synthèse_2.X1:Synthèse_2.X1</svg:desc>
                </draw:g>
              </table:table-cell>
              <table:table-cell office:value-type="string">
                <text:p>bc_dyn_1/R_pn</text:p>
                <draw:g>
                  <svg:desc>Synthèse_2.Z1:Synthèse_2.Z1</svg:desc>
                </draw:g>
              </table:table-cell>
              <table:table-cell office:value-type="string">
                <text:p>bc_dyn_R/C_pn</text:p>
                <draw:g>
                  <svg:desc>Synthèse_2.AB1:Synthèse_2.AB1</svg:desc>
                </draw:g>
              </table:table-cell>
              <table:table-cell office:value-type="string">
                <text:p>bb_nothing_pn</text:p>
                <draw:g>
                  <svg:desc>Synthèse_2.AD1:Synthèse_2.AD1</svg:desc>
                </draw:g>
              </table:table-cell>
              <table:table-cell office:value-type="string">
                <text:p>bb_shuff1_pn</text:p>
                <draw:g>
                  <svg:desc>Synthèse_2.AF1:Synthèse_2.AF1</svg:desc>
                </draw:g>
              </table:table-cell>
              <table:table-cell office:value-type="string">
                <text:p>bb_shuff_pn</text:p>
                <draw:g>
                  <svg:desc>Synthèse_2.AH1:Synthèse_2.AH1</svg:desc>
                </draw:g>
              </table:table-cell>
              <table:table-cell office:value-type="string">
                <text:p>bb_st_1/C_pn</text:p>
                <draw:g>
                  <svg:desc>Synthèse_2.AJ1:Synthèse_2.AJ1</svg:desc>
                </draw:g>
              </table:table-cell>
              <table:table-cell office:value-type="string">
                <text:p>bb_dyn_1/C_pn</text:p>
                <draw:g>
                  <svg:desc>Synthèse_2.AL1:Synthèse_2.AL1</svg:desc>
                </draw:g>
              </table:table-cell>
              <table:table-cell office:value-type="string">
                <text:p>bb_st_1/R_pn</text:p>
                <draw:g>
                  <svg:desc>Synthèse_2.AN1:Synthèse_2.AN1</svg:desc>
                </draw:g>
              </table:table-cell>
              <table:table-cell office:value-type="string">
                <text:p>bb_dyn_1/R_pn</text:p>
                <draw:g>
                  <svg:desc>Synthèse_2.AP1:Synthèse_2.AP1</svg:desc>
                </draw:g>
              </table:table-cell>
              <table:table-cell office:value-type="string">
                <text:p>bb_st_R/C_pn</text:p>
                <draw:g>
                  <svg:desc>Synthèse_2.AR1:Synthèse_2.AR1</svg:desc>
                </draw:g>
              </table:table-cell>
              <table:table-cell office:value-type="string">
                <text:p>bb_dyn_R/C_pn</text:p>
                <draw:g>
                  <svg:desc>Synthèse_2.AT1:Synthèse_2.AT1</svg:desc>
                </draw:g>
              </table:table-cell>
              <table:table-cell office:value-type="string">
                <text:p>sbb_nothing_pn</text:p>
                <draw:g>
                  <svg:desc>Synthèse_2.AV1:Synthèse_2.AV1</svg:desc>
                </draw:g>
              </table:table-cell>
              <table:table-cell office:value-type="string">
                <text:p>sbb_shuff1_pn</text:p>
                <draw:g>
                  <svg:desc>Synthèse_2.AX1:Synthèse_2.AX1</svg:desc>
                </draw:g>
              </table:table-cell>
              <table:table-cell office:value-type="string">
                <text:p>sbb_shuff_pn</text:p>
                <draw:g>
                  <svg:desc>Synthèse_2.AZ1:Synthèse_2.AZ1</svg:desc>
                </draw:g>
              </table:table-cell>
              <table:table-cell office:value-type="string">
                <text:p>sbb_st_1/C_pn</text:p>
                <draw:g>
                  <svg:desc>Synthèse_2.BB1:Synthèse_2.BB1</svg:desc>
                </draw:g>
              </table:table-cell>
              <table:table-cell office:value-type="string">
                <text:p>sbb_dyn_1/C_pn</text:p>
                <draw:g>
                  <svg:desc>Synthèse_2.BD1:Synthèse_2.BD1</svg:desc>
                </draw:g>
              </table:table-cell>
              <table:table-cell office:value-type="string">
                <text:p>sbb_st_1/R_pn</text:p>
                <draw:g>
                  <svg:desc>Synthèse_2.BF1:Synthèse_2.BF1</svg:desc>
                </draw:g>
              </table:table-cell>
              <table:table-cell office:value-type="string">
                <text:p>sbb_dyn_1/R_pn</text:p>
                <draw:g>
                  <svg:desc>Synthèse_2.BH1:Synthèse_2.BH1</svg:desc>
                </draw:g>
              </table:table-cell>
              <table:table-cell office:value-type="string">
                <text:p>sbb_st_R/C_pn</text:p>
                <draw:g>
                  <svg:desc>Synthèse_2.BJ1:Synthèse_2.BJ1</svg:desc>
                </draw:g>
              </table:table-cell>
              <table:table-cell office:value-type="string">
                <text:p>sbb_dyn_R/C_pn</text:p>
                <draw:g>
                  <svg:desc>Synthèse_2.BL1:Synthèse_2.B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_2.A2:Synthèse_2.A6</svg:desc>
                </draw:g>
              </table:table-cell>
              <table:table-cell office:value-type="float" office:value="0.857301373171111">
                <text:p>0.857301373171111</text:p>
                <draw:g>
                  <svg:desc>Synthèse_2.D2:Synthèse_2.D6</svg:desc>
                </draw:g>
              </table:table-cell>
              <table:table-cell office:value-type="float" office:value="0.859873096548667">
                <text:p>0.859873096548667</text:p>
                <draw:g>
                  <svg:desc>Synthèse_2.F2:Synthèse_2.F6</svg:desc>
                </draw:g>
              </table:table-cell>
              <table:table-cell office:value-type="float" office:value="0.951833613502222">
                <text:p>0.951833613502222</text:p>
                <draw:g>
                  <svg:desc>Synthèse_2.H2:Synthèse_2.H6</svg:desc>
                </draw:g>
              </table:table-cell>
              <table:table-cell office:value-type="float" office:value="0.950707042961666">
                <text:p>0.950707042961666</text:p>
                <draw:g>
                  <svg:desc>Synthèse_2.J2:Synthèse_2.J6</svg:desc>
                </draw:g>
              </table:table-cell>
              <table:table-cell office:value-type="float" office:value="0.950502805091333">
                <text:p>0.950502805091333</text:p>
                <draw:g>
                  <svg:desc>Synthèse_2.L2:Synthèse_2.L6</svg:desc>
                </draw:g>
              </table:table-cell>
              <table:table-cell office:value-type="float" office:value="0.827613606957333">
                <text:p>0.827613606957333</text:p>
                <draw:g>
                  <svg:desc>Synthèse_2.N2:Synthèse_2.N6</svg:desc>
                </draw:g>
              </table:table-cell>
              <table:table-cell office:value-type="float" office:value="0.959096366075778">
                <text:p>0.959096366075778</text:p>
                <draw:g>
                  <svg:desc>Synthèse_2.P2:Synthèse_2.P6</svg:desc>
                </draw:g>
              </table:table-cell>
              <table:table-cell office:value-type="float" office:value="0.955885118518333">
                <text:p>0.955885118518333</text:p>
                <draw:g>
                  <svg:desc>Synthèse_2.R2:Synthèse_2.R6</svg:desc>
                </draw:g>
              </table:table-cell>
              <table:table-cell office:value-type="float" office:value="0.956898293485889">
                <text:p>0.956898293485889</text:p>
                <draw:g>
                  <svg:desc>Synthèse_2.T2:Synthèse_2.T6</svg:desc>
                </draw:g>
              </table:table-cell>
              <table:table-cell office:value-type="float" office:value="0.844506183033667">
                <text:p>0.844506183033667</text:p>
                <draw:g>
                  <svg:desc>Synthèse_2.V2:Synthèse_2.V6</svg:desc>
                </draw:g>
              </table:table-cell>
              <table:table-cell office:value-type="float" office:value="0.951812634061889">
                <text:p>0.951812634061889</text:p>
                <draw:g>
                  <svg:desc>Synthèse_2.X2:Synthèse_2.X6</svg:desc>
                </draw:g>
              </table:table-cell>
              <table:table-cell office:value-type="float" office:value="0.951502739018111">
                <text:p>0.951502739018111</text:p>
                <draw:g>
                  <svg:desc>Synthèse_2.Z2:Synthèse_2.Z6</svg:desc>
                </draw:g>
              </table:table-cell>
              <table:table-cell office:value-type="float" office:value="0.950563091774333">
                <text:p>0.950563091774333</text:p>
                <draw:g>
                  <svg:desc>Synthèse_2.AB2:Synthèse_2.AB6</svg:desc>
                </draw:g>
              </table:table-cell>
              <table:table-cell office:value-type="float" office:value="0.824108991450667">
                <text:p>0.824108991450667</text:p>
                <draw:g>
                  <svg:desc>Synthèse_2.AD2:Synthèse_2.AD6</svg:desc>
                </draw:g>
              </table:table-cell>
              <table:table-cell office:value-type="float" office:value="0.824122414760333">
                <text:p>0.824122414760333</text:p>
                <draw:g>
                  <svg:desc>Synthèse_2.AF2:Synthèse_2.AF6</svg:desc>
                </draw:g>
              </table:table-cell>
              <table:table-cell office:value-type="float" office:value="0.821039758670778">
                <text:p>0.821039758670778</text:p>
                <draw:g>
                  <svg:desc>Synthèse_2.AH2:Synthèse_2.AH6</svg:desc>
                </draw:g>
              </table:table-cell>
              <table:table-cell office:value-type="float" office:value="0.932247991720111">
                <text:p>0.932247991720111</text:p>
                <draw:g>
                  <svg:desc>Synthèse_2.AJ2:Synthèse_2.AJ6</svg:desc>
                </draw:g>
              </table:table-cell>
              <table:table-cell office:value-type="float" office:value="0.933526043535555">
                <text:p>0.933526043535555</text:p>
                <draw:g>
                  <svg:desc>Synthèse_2.AL2:Synthèse_2.AL6</svg:desc>
                </draw:g>
              </table:table-cell>
              <table:table-cell office:value-type="float" office:value="0.931953308764555">
                <text:p>0.931953308764555</text:p>
                <draw:g>
                  <svg:desc>Synthèse_2.AN2:Synthèse_2.AN6</svg:desc>
                </draw:g>
              </table:table-cell>
              <table:table-cell office:value-type="float" office:value="0.933699548909333">
                <text:p>0.933699548909333</text:p>
                <draw:g>
                  <svg:desc>Synthèse_2.AP2:Synthèse_2.AP6</svg:desc>
                </draw:g>
              </table:table-cell>
              <table:table-cell office:value-type="float" office:value="0.931576557148111">
                <text:p>0.931576557148111</text:p>
                <draw:g>
                  <svg:desc>Synthèse_2.AR2:Synthèse_2.AR6</svg:desc>
                </draw:g>
              </table:table-cell>
              <table:table-cell office:value-type="float" office:value="0.928825211211444">
                <text:p>0.928825211211444</text:p>
                <draw:g>
                  <svg:desc>Synthèse_2.AT2:Synthèse_2.AT6</svg:desc>
                </draw:g>
              </table:table-cell>
              <table:table-cell office:value-type="float" office:value="0.838950623106889">
                <text:p>0.838950623106889</text:p>
                <draw:g>
                  <svg:desc>Synthèse_2.AV2:Synthèse_2.AV6</svg:desc>
                </draw:g>
              </table:table-cell>
              <table:table-cell office:value-type="float" office:value="0.838625495192667">
                <text:p>0.838625495192667</text:p>
                <draw:g>
                  <svg:desc>Synthèse_2.AX2:Synthèse_2.AX6</svg:desc>
                </draw:g>
              </table:table-cell>
              <table:table-cell office:value-type="float" office:value="0.820690314892222">
                <text:p>0.820690314892222</text:p>
                <draw:g>
                  <svg:desc>Synthèse_2.AZ2:Synthèse_2.AZ6</svg:desc>
                </draw:g>
              </table:table-cell>
              <table:table-cell office:value-type="float" office:value="0.945934383815444">
                <text:p>0.945934383815444</text:p>
                <draw:g>
                  <svg:desc>Synthèse_2.BB2:Synthèse_2.BB6</svg:desc>
                </draw:g>
              </table:table-cell>
              <table:table-cell office:value-type="float" office:value="0.947116102985111">
                <text:p>0.947116102985111</text:p>
                <draw:g>
                  <svg:desc>Synthèse_2.BD2:Synthèse_2.BD6</svg:desc>
                </draw:g>
              </table:table-cell>
              <table:table-cell office:value-type="float" office:value="0.944872863826444">
                <text:p>0.944872863826444</text:p>
                <draw:g>
                  <svg:desc>Synthèse_2.BF2:Synthèse_2.BF6</svg:desc>
                </draw:g>
              </table:table-cell>
              <table:table-cell office:value-type="float" office:value="0.946414935688778">
                <text:p>0.946414935688778</text:p>
                <draw:g>
                  <svg:desc>Synthèse_2.BH2:Synthèse_2.BH6</svg:desc>
                </draw:g>
              </table:table-cell>
              <table:table-cell office:value-type="float" office:value="0.944507626047556">
                <text:p>0.944507626047556</text:p>
                <draw:g>
                  <svg:desc>Synthèse_2.BJ2:Synthèse_2.BJ6</svg:desc>
                </draw:g>
              </table:table-cell>
              <table:table-cell office:value-type="float" office:value="0.943523678992111">
                <text:p>0.943523678992111</text:p>
                <draw:g>
                  <svg:desc>Synthèse_2.BL2:Synthèse_2.BL6</svg:desc>
                </draw:g>
              </table:table-cell>
            </table:table-row>
            <table:table-row>
              <table:table-cell office:value-type="string">
                <text:p>mf 0.8 – rem 0.8</text:p>
              </table:table-cell>
              <table:table-cell office:value-type="float" office:value="0.858509910099889">
                <text:p>0.858509910099889</text:p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Mf 0.8 – rem 1.0</text:p>
              </table:table-cell>
              <table:table-cell office:value-type="float" office:value="0.858834024452778">
                <text:p>0.858834024452778</text:p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Mf 0.9 – rem 0.8</text:p>
              </table:table-cell>
              <table:table-cell office:value-type="float" office:value="0.852834530571444">
                <text:p>0.852834530571444</text:p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Mf 0.9 – rem 1.0</text:p>
              </table:table-cell>
              <table:table-cell office:value-type="float" office:value="0.868174621723555">
                <text:p>0.868174621723555</text:p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41.687cm" svg:y="5.35cm" style:legend-expansion="high" chart:style-name="ch2"/>
        <chart:plot-area chart:style-name="ch3" table:cell-range-address="Synthèse_2.D1:Synthèse_2.D6 Synthèse_2.F1:Synthèse_2.F6 Synthèse_2.H1:Synthèse_2.H6 Synthèse_2.J1:Synthèse_2.J6 Synthèse_2.L1:Synthèse_2.L6 Synthèse_2.N1:Synthèse_2.N6 Synthèse_2.P1:Synthèse_2.P6 Synthèse_2.R1:Synthèse_2.R6 Synthèse_2.T1:Synthèse_2.T6 Synthèse_2.V1:Synthèse_2.V6 Synthèse_2.X1:Synthèse_2.X6 Synthèse_2.Z1:Synthèse_2.Z6 Synthèse_2.AB1:Synthèse_2.AB6 Synthèse_2.AD1:Synthèse_2.AD6 Synthèse_2.AF1:Synthèse_2.AF6 Synthèse_2.AH1:Synthèse_2.AH6 Synthèse_2.AJ1:Synthèse_2.AJ6 Synthèse_2.AL1:Synthèse_2.AL6 Synthèse_2.AN1:Synthèse_2.AN6 Synthèse_2.AP1:Synthèse_2.AP6 Synthèse_2.AR1:Synthèse_2.AR6 Synthèse_2.AT1:Synthèse_2.AT6 Synthèse_2.AV1:Synthèse_2.AV6 Synthèse_2.AX1:Synthèse_2.AX6 Synthèse_2.AZ1:Synthèse_2.AZ6 Synthèse_2.BB1:Synthèse_2.BB6 Synthèse_2.BD1:Synthèse_2.BD6 Synthèse_2.BF1:Synthèse_2.BF6 Synthèse_2.BH1:Synthèse_2.BH6 Synthèse_2.BJ1:Synthèse_2.BJ6 Synthèse_2.BL1:Synthèse_2.BL6 Synthèse_2.A2:Synthèse_2.A6" chart:data-source-has-labels="both" svg:x="1.349cm" svg:y="1.195cm" svg:width="38.54cm" svg:height="11.41cm">
          <chartooo:coordinate-region svg:x="2.076cm" svg:y="1.394cm" svg:width="37.095cm" svg:height="10.166cm"/>
          <chart:axis chart:dimension="x" chart:name="primary-x" chart:style-name="ch4" chartooo:axis-type="auto">
            <chartooo:date-scale/>
            <chart:categories table:cell-range-address="Synthèse_2.D1:Synthèse_2.D1 Synthèse_2.F1:Synthèse_2.F1 Synthèse_2.H1:Synthèse_2.H1 Synthèse_2.J1:Synthèse_2.J1 Synthèse_2.L1:Synthèse_2.L1 Synthèse_2.N1:Synthèse_2.N1 Synthèse_2.P1:Synthèse_2.P1 Synthèse_2.R1:Synthèse_2.R1 Synthèse_2.T1:Synthèse_2.T1 Synthèse_2.V1:Synthèse_2.V1 Synthèse_2.X1:Synthèse_2.X1 Synthèse_2.Z1:Synthèse_2.Z1 Synthèse_2.AB1:Synthèse_2.AB1 Synthèse_2.AD1:Synthèse_2.AD1 Synthèse_2.AF1:Synthèse_2.AF1 Synthèse_2.AH1:Synthèse_2.AH1 Synthèse_2.AJ1:Synthèse_2.AJ1 Synthèse_2.AL1:Synthèse_2.AL1 Synthèse_2.AN1:Synthèse_2.AN1 Synthèse_2.AP1:Synthèse_2.AP1 Synthèse_2.AR1:Synthèse_2.AR1 Synthèse_2.AT1:Synthèse_2.AT1 Synthèse_2.AV1:Synthèse_2.AV1 Synthèse_2.AX1:Synthèse_2.AX1 Synthèse_2.AZ1:Synthèse_2.AZ1 Synthèse_2.BB1:Synthèse_2.BB1 Synthèse_2.BD1:Synthèse_2.BD1 Synthèse_2.BF1:Synthèse_2.BF1 Synthèse_2.BH1:Synthèse_2.BH1 Synthèse_2.BJ1:Synthèse_2.BJ1 Synthèse_2.BL1:Synthèse_2.B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thèse_2.D2:Synthèse_2.D2 Synthèse_2.F2:Synthèse_2.F2 Synthèse_2.H2:Synthèse_2.H2 Synthèse_2.J2:Synthèse_2.J2 Synthèse_2.L2:Synthèse_2.L2 Synthèse_2.N2:Synthèse_2.N2 Synthèse_2.P2:Synthèse_2.P2 Synthèse_2.R2:Synthèse_2.R2 Synthèse_2.T2:Synthèse_2.T2 Synthèse_2.V2:Synthèse_2.V2 Synthèse_2.X2:Synthèse_2.X2 Synthèse_2.Z2:Synthèse_2.Z2 Synthèse_2.AB2:Synthèse_2.AB2 Synthèse_2.AD2:Synthèse_2.AD2 Synthèse_2.AF2:Synthèse_2.AF2 Synthèse_2.AH2:Synthèse_2.AH2 Synthèse_2.AJ2:Synthèse_2.AJ2 Synthèse_2.AL2:Synthèse_2.AL2 Synthèse_2.AN2:Synthèse_2.AN2 Synthèse_2.AP2:Synthèse_2.AP2 Synthèse_2.AR2:Synthèse_2.AR2 Synthèse_2.AT2:Synthèse_2.AT2 Synthèse_2.AV2:Synthèse_2.AV2 Synthèse_2.AX2:Synthèse_2.AX2 Synthèse_2.AZ2:Synthèse_2.AZ2 Synthèse_2.BB2:Synthèse_2.BB2 Synthèse_2.BD2:Synthèse_2.BD2 Synthèse_2.BF2:Synthèse_2.BF2 Synthèse_2.BH2:Synthèse_2.BH2 Synthèse_2.BJ2:Synthèse_2.BJ2 Synthèse_2.BL2:Synthèse_2.BL2" chart:label-cell-address="Synthèse_2.A2:Synthèse_2.A2" chart:class="chart:bar">
            <chart:data-point chart:repeated="31"/>
          </chart:series>
          <chart:series chart:style-name="ch8" chart:values-cell-range-address="Synthèse_2.D3:Synthèse_2.D3 Synthèse_2.F3:Synthèse_2.F3 Synthèse_2.H3:Synthèse_2.H3 Synthèse_2.J3:Synthèse_2.J3 Synthèse_2.L3:Synthèse_2.L3 Synthèse_2.N3:Synthèse_2.N3 Synthèse_2.P3:Synthèse_2.P3 Synthèse_2.R3:Synthèse_2.R3 Synthèse_2.T3:Synthèse_2.T3 Synthèse_2.V3:Synthèse_2.V3 Synthèse_2.X3:Synthèse_2.X3 Synthèse_2.Z3:Synthèse_2.Z3 Synthèse_2.AB3:Synthèse_2.AB3 Synthèse_2.AD3:Synthèse_2.AD3 Synthèse_2.AF3:Synthèse_2.AF3 Synthèse_2.AH3:Synthèse_2.AH3 Synthèse_2.AJ3:Synthèse_2.AJ3 Synthèse_2.AL3:Synthèse_2.AL3 Synthèse_2.AN3:Synthèse_2.AN3 Synthèse_2.AP3:Synthèse_2.AP3 Synthèse_2.AR3:Synthèse_2.AR3 Synthèse_2.AT3:Synthèse_2.AT3 Synthèse_2.AV3:Synthèse_2.AV3 Synthèse_2.AX3:Synthèse_2.AX3 Synthèse_2.AZ3:Synthèse_2.AZ3 Synthèse_2.BB3:Synthèse_2.BB3 Synthèse_2.BD3:Synthèse_2.BD3 Synthèse_2.BF3:Synthèse_2.BF3 Synthèse_2.BH3:Synthèse_2.BH3 Synthèse_2.BJ3:Synthèse_2.BJ3 Synthèse_2.BL3:Synthèse_2.BL3" chart:label-cell-address="Synthèse_2.A3:Synthèse_2.A3" chart:class="chart:bar">
            <chart:data-point chart:repeated="31"/>
          </chart:series>
          <chart:series chart:style-name="ch9" chart:values-cell-range-address="Synthèse_2.D4:Synthèse_2.D4 Synthèse_2.F4:Synthèse_2.F4 Synthèse_2.H4:Synthèse_2.H4 Synthèse_2.J4:Synthèse_2.J4 Synthèse_2.L4:Synthèse_2.L4 Synthèse_2.N4:Synthèse_2.N4 Synthèse_2.P4:Synthèse_2.P4 Synthèse_2.R4:Synthèse_2.R4 Synthèse_2.T4:Synthèse_2.T4 Synthèse_2.V4:Synthèse_2.V4 Synthèse_2.X4:Synthèse_2.X4 Synthèse_2.Z4:Synthèse_2.Z4 Synthèse_2.AB4:Synthèse_2.AB4 Synthèse_2.AD4:Synthèse_2.AD4 Synthèse_2.AF4:Synthèse_2.AF4 Synthèse_2.AH4:Synthèse_2.AH4 Synthèse_2.AJ4:Synthèse_2.AJ4 Synthèse_2.AL4:Synthèse_2.AL4 Synthèse_2.AN4:Synthèse_2.AN4 Synthèse_2.AP4:Synthèse_2.AP4 Synthèse_2.AR4:Synthèse_2.AR4 Synthèse_2.AT4:Synthèse_2.AT4 Synthèse_2.AV4:Synthèse_2.AV4 Synthèse_2.AX4:Synthèse_2.AX4 Synthèse_2.AZ4:Synthèse_2.AZ4 Synthèse_2.BB4:Synthèse_2.BB4 Synthèse_2.BD4:Synthèse_2.BD4 Synthèse_2.BF4:Synthèse_2.BF4 Synthèse_2.BH4:Synthèse_2.BH4 Synthèse_2.BJ4:Synthèse_2.BJ4 Synthèse_2.BL4:Synthèse_2.BL4" chart:label-cell-address="Synthèse_2.A4:Synthèse_2.A4" chart:class="chart:bar">
            <chart:data-point chart:repeated="31"/>
          </chart:series>
          <chart:series chart:style-name="ch10" chart:values-cell-range-address="Synthèse_2.D5:Synthèse_2.D5 Synthèse_2.F5:Synthèse_2.F5 Synthèse_2.H5:Synthèse_2.H5 Synthèse_2.J5:Synthèse_2.J5 Synthèse_2.L5:Synthèse_2.L5 Synthèse_2.N5:Synthèse_2.N5 Synthèse_2.P5:Synthèse_2.P5 Synthèse_2.R5:Synthèse_2.R5 Synthèse_2.T5:Synthèse_2.T5 Synthèse_2.V5:Synthèse_2.V5 Synthèse_2.X5:Synthèse_2.X5 Synthèse_2.Z5:Synthèse_2.Z5 Synthèse_2.AB5:Synthèse_2.AB5 Synthèse_2.AD5:Synthèse_2.AD5 Synthèse_2.AF5:Synthèse_2.AF5 Synthèse_2.AH5:Synthèse_2.AH5 Synthèse_2.AJ5:Synthèse_2.AJ5 Synthèse_2.AL5:Synthèse_2.AL5 Synthèse_2.AN5:Synthèse_2.AN5 Synthèse_2.AP5:Synthèse_2.AP5 Synthèse_2.AR5:Synthèse_2.AR5 Synthèse_2.AT5:Synthèse_2.AT5 Synthèse_2.AV5:Synthèse_2.AV5 Synthèse_2.AX5:Synthèse_2.AX5 Synthèse_2.AZ5:Synthèse_2.AZ5 Synthèse_2.BB5:Synthèse_2.BB5 Synthèse_2.BD5:Synthèse_2.BD5 Synthèse_2.BF5:Synthèse_2.BF5 Synthèse_2.BH5:Synthèse_2.BH5 Synthèse_2.BJ5:Synthèse_2.BJ5 Synthèse_2.BL5:Synthèse_2.BL5" chart:label-cell-address="Synthèse_2.A5:Synthèse_2.A5" chart:class="chart:bar">
            <chart:data-point chart:repeated="31"/>
          </chart:series>
          <chart:series chart:style-name="ch11" chart:values-cell-range-address="Synthèse_2.D6:Synthèse_2.D6 Synthèse_2.F6:Synthèse_2.F6 Synthèse_2.H6:Synthèse_2.H6 Synthèse_2.J6:Synthèse_2.J6 Synthèse_2.L6:Synthèse_2.L6 Synthèse_2.N6:Synthèse_2.N6 Synthèse_2.P6:Synthèse_2.P6 Synthèse_2.R6:Synthèse_2.R6 Synthèse_2.T6:Synthèse_2.T6 Synthèse_2.V6:Synthèse_2.V6 Synthèse_2.X6:Synthèse_2.X6 Synthèse_2.Z6:Synthèse_2.Z6 Synthèse_2.AB6:Synthèse_2.AB6 Synthèse_2.AD6:Synthèse_2.AD6 Synthèse_2.AF6:Synthèse_2.AF6 Synthèse_2.AH6:Synthèse_2.AH6 Synthèse_2.AJ6:Synthèse_2.AJ6 Synthèse_2.AL6:Synthèse_2.AL6 Synthèse_2.AN6:Synthèse_2.AN6 Synthèse_2.AP6:Synthèse_2.AP6 Synthèse_2.AR6:Synthèse_2.AR6 Synthèse_2.AT6:Synthèse_2.AT6 Synthèse_2.AV6:Synthèse_2.AV6 Synthèse_2.AX6:Synthèse_2.AX6 Synthèse_2.AZ6:Synthèse_2.AZ6 Synthèse_2.BB6:Synthèse_2.BB6 Synthèse_2.BD6:Synthèse_2.BD6 Synthèse_2.BF6:Synthèse_2.BF6 Synthèse_2.BH6:Synthèse_2.BH6 Synthèse_2.BJ6:Synthèse_2.BJ6 Synthèse_2.BL6:Synthèse_2.BL6" chart:label-cell-address="Synthèse_2.A6:Synthèse_2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Synthèse_2.D1:Synthèse_2.D1 Synthèse_2.F1:Synthèse_2.F1 Synthèse_2.H1:Synthèse_2.H1 Synthèse_2.J1:Synthèse_2.J1 Synthèse_2.L1:Synthèse_2.L1 Synthèse_2.N1:Synthèse_2.N1 Synthèse_2.P1:Synthèse_2.P1 Synthèse_2.R1:Synthèse_2.R1 Synthèse_2.T1:Synthèse_2.T1 Synthèse_2.V1:Synthèse_2.V1 Synthèse_2.X1:Synthèse_2.X1 Synthèse_2.Z1:Synthèse_2.Z1 Synthèse_2.AB1:Synthèse_2.AB1 Synthèse_2.AD1:Synthèse_2.AD1 Synthèse_2.AF1:Synthèse_2.AF1 Synthèse_2.AH1:Synthèse_2.AH1 Synthèse_2.AJ1:Synthèse_2.AJ1 Synthèse_2.AL1:Synthèse_2.AL1 Synthèse_2.AN1:Synthèse_2.AN1 Synthèse_2.AP1:Synthèse_2.AP1 Synthèse_2.AR1:Synthèse_2.AR1 Synthèse_2.AT1:Synthèse_2.AT1 Synthèse_2.AV1:Synthèse_2.AV1 Synthèse_2.AX1:Synthèse_2.AX1 Synthèse_2.AZ1:Synthèse_2.AZ1 Synthèse_2.BB1:Synthèse_2.BB1 Synthèse_2.BD1:Synthèse_2.BD1 Synthèse_2.BF1:Synthèse_2.BF1 Synthèse_2.BH1:Synthèse_2.BH1 Synthèse_2.BJ1:Synthèse_2.BJ1 Synthèse_2.BL1:Synthèse_2.BL1</svg:desc>
                </draw:g>
              </table:table-cell>
              <table:table-cell office:value-type="string">
                <text:p>shuff1_pn</text:p>
              </table:table-cell>
              <table:table-cell office:value-type="string">
                <text:p>1/C_pn</text:p>
              </table:table-cell>
              <table:table-cell office:value-type="string">
                <text:p>1/R_pn</text:p>
              </table:table-cell>
              <table:table-cell office:value-type="string">
                <text:p>R/C_pn</text:p>
              </table:table-cell>
              <table:table-cell office:value-type="string">
                <text:p>ic_shuff_pn</text:p>
              </table:table-cell>
              <table:table-cell office:value-type="string">
                <text:p>ic_dyn_1/C_pn</text:p>
              </table:table-cell>
              <table:table-cell office:value-type="string">
                <text:p>ic_dyn_1/R_pn</text:p>
              </table:table-cell>
              <table:table-cell office:value-type="string">
                <text:p>ic_dyn_R/C_pn</text:p>
              </table:table-cell>
              <table:table-cell office:value-type="string">
                <text:p>bc_shuff_pn</text:p>
              </table:table-cell>
              <table:table-cell office:value-type="string">
                <text:p>bc_dyn_1/C_pn</text:p>
              </table:table-cell>
              <table:table-cell office:value-type="string">
                <text:p>bc_dyn_1/R_pn</text:p>
              </table:table-cell>
              <table:table-cell office:value-type="string">
                <text:p>bc_dyn_R/C_pn</text:p>
              </table:table-cell>
              <table:table-cell office:value-type="string">
                <text:p>bb_nothing_pn</text:p>
              </table:table-cell>
              <table:table-cell office:value-type="string">
                <text:p>bb_shuff1_pn</text:p>
              </table:table-cell>
              <table:table-cell office:value-type="string">
                <text:p>bb_shuff_pn</text:p>
              </table:table-cell>
              <table:table-cell office:value-type="string">
                <text:p>bb_st_1/C_pn</text:p>
              </table:table-cell>
              <table:table-cell office:value-type="string">
                <text:p>bb_dyn_1/C_pn</text:p>
              </table:table-cell>
              <table:table-cell office:value-type="string">
                <text:p>bb_st_1/R_pn</text:p>
              </table:table-cell>
              <table:table-cell office:value-type="string">
                <text:p>bb_dyn_1/R_pn</text:p>
              </table:table-cell>
              <table:table-cell office:value-type="string">
                <text:p>bb_st_R/C_pn</text:p>
              </table:table-cell>
              <table:table-cell office:value-type="string">
                <text:p>bb_dyn_R/C_pn</text:p>
              </table:table-cell>
              <table:table-cell office:value-type="string">
                <text:p>sbb_nothing_pn</text:p>
              </table:table-cell>
              <table:table-cell office:value-type="string">
                <text:p>sbb_shuff1_pn</text:p>
              </table:table-cell>
              <table:table-cell office:value-type="string">
                <text:p>sbb_shuff_pn</text:p>
              </table:table-cell>
              <table:table-cell office:value-type="string">
                <text:p>sbb_st_1/C_pn</text:p>
              </table:table-cell>
              <table:table-cell office:value-type="string">
                <text:p>sbb_dyn_1/C_pn</text:p>
              </table:table-cell>
              <table:table-cell office:value-type="string">
                <text:p>sbb_st_1/R_pn</text:p>
              </table:table-cell>
              <table:table-cell office:value-type="string">
                <text:p>sbb_dyn_1/R_pn</text:p>
              </table:table-cell>
              <table:table-cell office:value-type="string">
                <text:p>sbb_st_R/C_pn</text:p>
              </table:table-cell>
              <table:table-cell office:value-type="string">
                <text:p>sbb_dyn_R/C_pn</text:p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_2.A2:Synthèse_2.A2</svg:desc>
                </draw:g>
              </table:table-cell>
              <table:table-cell office:value-type="float" office:value="0.857301373171111">
                <text:p>0.857301373171111</text:p>
                <draw:g>
                  <svg:desc>Synthèse_2.D2:Synthèse_2.D2 Synthèse_2.F2:Synthèse_2.F2 Synthèse_2.H2:Synthèse_2.H2 Synthèse_2.J2:Synthèse_2.J2 Synthèse_2.L2:Synthèse_2.L2 Synthèse_2.N2:Synthèse_2.N2 Synthèse_2.P2:Synthèse_2.P2 Synthèse_2.R2:Synthèse_2.R2 Synthèse_2.T2:Synthèse_2.T2 Synthèse_2.V2:Synthèse_2.V2 Synthèse_2.X2:Synthèse_2.X2 Synthèse_2.Z2:Synthèse_2.Z2 Synthèse_2.AB2:Synthèse_2.AB2 Synthèse_2.AD2:Synthèse_2.AD2 Synthèse_2.AF2:Synthèse_2.AF2 Synthèse_2.AH2:Synthèse_2.AH2 Synthèse_2.AJ2:Synthèse_2.AJ2 Synthèse_2.AL2:Synthèse_2.AL2 Synthèse_2.AN2:Synthèse_2.AN2 Synthèse_2.AP2:Synthèse_2.AP2 Synthèse_2.AR2:Synthèse_2.AR2 Synthèse_2.AT2:Synthèse_2.AT2 Synthèse_2.AV2:Synthèse_2.AV2 Synthèse_2.AX2:Synthèse_2.AX2 Synthèse_2.AZ2:Synthèse_2.AZ2 Synthèse_2.BB2:Synthèse_2.BB2 Synthèse_2.BD2:Synthèse_2.BD2 Synthèse_2.BF2:Synthèse_2.BF2 Synthèse_2.BH2:Synthèse_2.BH2 Synthèse_2.BJ2:Synthèse_2.BJ2 Synthèse_2.BL2:Synthèse_2.BL2</svg:desc>
                </draw:g>
              </table:table-cell>
              <table:table-cell office:value-type="float" office:value="0.859873096548667">
                <text:p>0.859873096548667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827613606957333">
                <text:p>0.827613606957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844506183033667">
                <text:p>0.844506183033667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824108991450667">
                <text:p>0.824108991450667</text:p>
              </table:table-cell>
              <table:table-cell office:value-type="float" office:value="0.824122414760333">
                <text:p>0.824122414760333</text:p>
              </table:table-cell>
              <table:table-cell office:value-type="float" office:value="0.821039758670778">
                <text:p>0.821039758670778</text:p>
              </table:table-cell>
              <table:table-cell office:value-type="float" office:value="0.932247991720111">
                <text:p>0.932247991720111</text:p>
              </table:table-cell>
              <table:table-cell office:value-type="float" office:value="0.933526043535555">
                <text:p>0.933526043535555</text:p>
              </table:table-cell>
              <table:table-cell office:value-type="float" office:value="0.931953308764555">
                <text:p>0.931953308764555</text:p>
              </table:table-cell>
              <table:table-cell office:value-type="float" office:value="0.933699548909333">
                <text:p>0.933699548909333</text:p>
              </table:table-cell>
              <table:table-cell office:value-type="float" office:value="0.931576557148111">
                <text:p>0.931576557148111</text:p>
              </table:table-cell>
              <table:table-cell office:value-type="float" office:value="0.928825211211444">
                <text:p>0.928825211211444</text:p>
              </table:table-cell>
              <table:table-cell office:value-type="float" office:value="0.838950623106889">
                <text:p>0.838950623106889</text:p>
              </table:table-cell>
              <table:table-cell office:value-type="float" office:value="0.838625495192667">
                <text:p>0.838625495192667</text:p>
              </table:table-cell>
              <table:table-cell office:value-type="float" office:value="0.820690314892222">
                <text:p>0.820690314892222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  <table:table-row>
              <table:table-cell office:value-type="string">
                <text:p>mf 0.8 – rem 0.8</text:p>
                <draw:g>
                  <svg:desc>Synthèse_2.A3:Synthèse_2.A3</svg:desc>
                </draw:g>
              </table:table-cell>
              <table:table-cell office:value-type="float" office:value="0.858509910099889">
                <text:p>0.858509910099889</text:p>
                <draw:g>
                  <svg:desc>Synthèse_2.D3:Synthèse_2.D3 Synthèse_2.F3:Synthèse_2.F3 Synthèse_2.H3:Synthèse_2.H3 Synthèse_2.J3:Synthèse_2.J3 Synthèse_2.L3:Synthèse_2.L3 Synthèse_2.N3:Synthèse_2.N3 Synthèse_2.P3:Synthèse_2.P3 Synthèse_2.R3:Synthèse_2.R3 Synthèse_2.T3:Synthèse_2.T3 Synthèse_2.V3:Synthèse_2.V3 Synthèse_2.X3:Synthèse_2.X3 Synthèse_2.Z3:Synthèse_2.Z3 Synthèse_2.AB3:Synthèse_2.AB3 Synthèse_2.AD3:Synthèse_2.AD3 Synthèse_2.AF3:Synthèse_2.AF3 Synthèse_2.AH3:Synthèse_2.AH3 Synthèse_2.AJ3:Synthèse_2.AJ3 Synthèse_2.AL3:Synthèse_2.AL3 Synthèse_2.AN3:Synthèse_2.AN3 Synthèse_2.AP3:Synthèse_2.AP3 Synthèse_2.AR3:Synthèse_2.AR3 Synthèse_2.AT3:Synthèse_2.AT3 Synthèse_2.AV3:Synthèse_2.AV3 Synthèse_2.AX3:Synthèse_2.AX3 Synthèse_2.AZ3:Synthèse_2.AZ3 Synthèse_2.BB3:Synthèse_2.BB3 Synthèse_2.BD3:Synthèse_2.BD3 Synthèse_2.BF3:Synthèse_2.BF3 Synthèse_2.BH3:Synthèse_2.BH3 Synthèse_2.BJ3:Synthèse_2.BJ3 Synthèse_2.BL3:Synthèse_2.BL3</svg:desc>
                </draw:g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Mf 0.8 – rem 1.0</text:p>
                <draw:g>
                  <svg:desc>Synthèse_2.A4:Synthèse_2.A4</svg:desc>
                </draw:g>
              </table:table-cell>
              <table:table-cell office:value-type="float" office:value="0.858834024452778">
                <text:p>0.858834024452778</text:p>
                <draw:g>
                  <svg:desc>Synthèse_2.D4:Synthèse_2.D4 Synthèse_2.F4:Synthèse_2.F4 Synthèse_2.H4:Synthèse_2.H4 Synthèse_2.J4:Synthèse_2.J4 Synthèse_2.L4:Synthèse_2.L4 Synthèse_2.N4:Synthèse_2.N4 Synthèse_2.P4:Synthèse_2.P4 Synthèse_2.R4:Synthèse_2.R4 Synthèse_2.T4:Synthèse_2.T4 Synthèse_2.V4:Synthèse_2.V4 Synthèse_2.X4:Synthèse_2.X4 Synthèse_2.Z4:Synthèse_2.Z4 Synthèse_2.AB4:Synthèse_2.AB4 Synthèse_2.AD4:Synthèse_2.AD4 Synthèse_2.AF4:Synthèse_2.AF4 Synthèse_2.AH4:Synthèse_2.AH4 Synthèse_2.AJ4:Synthèse_2.AJ4 Synthèse_2.AL4:Synthèse_2.AL4 Synthèse_2.AN4:Synthèse_2.AN4 Synthèse_2.AP4:Synthèse_2.AP4 Synthèse_2.AR4:Synthèse_2.AR4 Synthèse_2.AT4:Synthèse_2.AT4 Synthèse_2.AV4:Synthèse_2.AV4 Synthèse_2.AX4:Synthèse_2.AX4 Synthèse_2.AZ4:Synthèse_2.AZ4 Synthèse_2.BB4:Synthèse_2.BB4 Synthèse_2.BD4:Synthèse_2.BD4 Synthèse_2.BF4:Synthèse_2.BF4 Synthèse_2.BH4:Synthèse_2.BH4 Synthèse_2.BJ4:Synthèse_2.BJ4 Synthèse_2.BL4:Synthèse_2.BL4</svg:desc>
                </draw:g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Mf 0.9 – rem 0.8</text:p>
                <draw:g>
                  <svg:desc>Synthèse_2.A5:Synthèse_2.A5</svg:desc>
                </draw:g>
              </table:table-cell>
              <table:table-cell office:value-type="float" office:value="0.852834530571444">
                <text:p>0.852834530571444</text:p>
                <draw:g>
                  <svg:desc>Synthèse_2.D5:Synthèse_2.D5 Synthèse_2.F5:Synthèse_2.F5 Synthèse_2.H5:Synthèse_2.H5 Synthèse_2.J5:Synthèse_2.J5 Synthèse_2.L5:Synthèse_2.L5 Synthèse_2.N5:Synthèse_2.N5 Synthèse_2.P5:Synthèse_2.P5 Synthèse_2.R5:Synthèse_2.R5 Synthèse_2.T5:Synthèse_2.T5 Synthèse_2.V5:Synthèse_2.V5 Synthèse_2.X5:Synthèse_2.X5 Synthèse_2.Z5:Synthèse_2.Z5 Synthèse_2.AB5:Synthèse_2.AB5 Synthèse_2.AD5:Synthèse_2.AD5 Synthèse_2.AF5:Synthèse_2.AF5 Synthèse_2.AH5:Synthèse_2.AH5 Synthèse_2.AJ5:Synthèse_2.AJ5 Synthèse_2.AL5:Synthèse_2.AL5 Synthèse_2.AN5:Synthèse_2.AN5 Synthèse_2.AP5:Synthèse_2.AP5 Synthèse_2.AR5:Synthèse_2.AR5 Synthèse_2.AT5:Synthèse_2.AT5 Synthèse_2.AV5:Synthèse_2.AV5 Synthèse_2.AX5:Synthèse_2.AX5 Synthèse_2.AZ5:Synthèse_2.AZ5 Synthèse_2.BB5:Synthèse_2.BB5 Synthèse_2.BD5:Synthèse_2.BD5 Synthèse_2.BF5:Synthèse_2.BF5 Synthèse_2.BH5:Synthèse_2.BH5 Synthèse_2.BJ5:Synthèse_2.BJ5 Synthèse_2.BL5:Synthèse_2.BL5</svg:desc>
                </draw:g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Mf 0.9 – rem 1.0</text:p>
                <draw:g>
                  <svg:desc>Synthèse_2.A6:Synthèse_2.A6</svg:desc>
                </draw:g>
              </table:table-cell>
              <table:table-cell office:value-type="float" office:value="0.868174621723555">
                <text:p>0.868174621723555</text:p>
                <draw:g>
                  <svg:desc>Synthèse_2.D6:Synthèse_2.D6 Synthèse_2.F6:Synthèse_2.F6 Synthèse_2.H6:Synthèse_2.H6 Synthèse_2.J6:Synthèse_2.J6 Synthèse_2.L6:Synthèse_2.L6 Synthèse_2.N6:Synthèse_2.N6 Synthèse_2.P6:Synthèse_2.P6 Synthèse_2.R6:Synthèse_2.R6 Synthèse_2.T6:Synthèse_2.T6 Synthèse_2.V6:Synthèse_2.V6 Synthèse_2.X6:Synthèse_2.X6 Synthèse_2.Z6:Synthèse_2.Z6 Synthèse_2.AB6:Synthèse_2.AB6 Synthèse_2.AD6:Synthèse_2.AD6 Synthèse_2.AF6:Synthèse_2.AF6 Synthèse_2.AH6:Synthèse_2.AH6 Synthèse_2.AJ6:Synthèse_2.AJ6 Synthèse_2.AL6:Synthèse_2.AL6 Synthèse_2.AN6:Synthèse_2.AN6 Synthèse_2.AP6:Synthèse_2.AP6 Synthèse_2.AR6:Synthèse_2.AR6 Synthèse_2.AT6:Synthèse_2.AT6 Synthèse_2.AV6:Synthèse_2.AV6 Synthèse_2.AX6:Synthèse_2.AX6 Synthèse_2.AZ6:Synthèse_2.AZ6 Synthèse_2.BB6:Synthèse_2.BB6 Synthèse_2.BD6:Synthèse_2.BD6 Synthèse_2.BF6:Synthèse_2.BF6 Synthèse_2.BH6:Synthèse_2.BH6 Synthèse_2.BJ6:Synthèse_2.BJ6 Synthèse_2.BL6:Synthèse_2.BL6</svg:desc>
                </draw:g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7 - rem 1.0'.A1:'mf 0.7 - rem 1.0'.A11 'mf 0.7 - rem 1.0'.L1:'mf 0.7 - rem 1.0'.L11 'mf 0.7 - rem 1.0'.N1:'mf 0.7 - rem 1.0'.N11 'mf 0.7 - rem 1.0'.P1:'mf 0.7 - rem 1.0'.P11 'mf 0.7 - rem 1.0'.T1:'mf 0.7 - rem 1.0'.T11 'mf 0.7 - rem 1.0'.V1:'mf 0.7 - rem 1.0'.V11 'mf 0.7 - rem 1.0'.X1:'mf 0.7 - rem 1.0'.X11 'mf 0.7 - rem 1.0'.AB1:'mf 0.7 - rem 1.0'.AB11 'mf 0.7 - rem 1.0'.AD1:'mf 0.7 - rem 1.0'.AD11 'mf 0.7 - rem 1.0'.AF1:'mf 0.7 - rem 1.0'.AF11 'mf 0.7 - rem 1.0'.BF1:'mf 0.7 - rem 1.0'.BF11 'mf 0.7 - rem 1.0'.BH1:'mf 0.7 - rem 1.0'.BH11 'mf 0.7 - rem 1.0'.BJ1:'mf 0.7 - rem 1.0'.BJ11 'mf 0.7 - rem 1.0'.BL1:'mf 0.7 - rem 1.0'.BL11 'mf 0.7 - rem 1.0'.BN1:'mf 0.7 - rem 1.0'.BN11 'mf 0.7 - rem 1.0'.BP1:'mf 0.7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7 - rem 1.0'.A2:'mf 0.7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2:'mf 0.7 - rem 1.0'.L11" chart:label-cell-address="'mf 0.7 - rem 1.0'.L1:'mf 0.7 - rem 1.0'.L1" chart:class="chart:bar">
            <chart:data-point chart:repeated="10"/>
          </chart:series>
          <chart:series chart:style-name="ch8" chart:values-cell-range-address="'mf 0.7 - rem 1.0'.N2:'mf 0.7 - rem 1.0'.N11" chart:label-cell-address="'mf 0.7 - rem 1.0'.N1:'mf 0.7 - rem 1.0'.N1" chart:class="chart:bar">
            <chart:data-point chart:repeated="10"/>
          </chart:series>
          <chart:series chart:style-name="ch9" chart:values-cell-range-address="'mf 0.7 - rem 1.0'.P2:'mf 0.7 - rem 1.0'.P11" chart:label-cell-address="'mf 0.7 - rem 1.0'.P1:'mf 0.7 - rem 1.0'.P1" chart:class="chart:bar">
            <chart:data-point chart:repeated="10"/>
          </chart:series>
          <chart:series chart:style-name="ch10" chart:values-cell-range-address="'mf 0.7 - rem 1.0'.T2:'mf 0.7 - rem 1.0'.T11" chart:label-cell-address="'mf 0.7 - rem 1.0'.T1:'mf 0.7 - rem 1.0'.T1" chart:class="chart:bar">
            <chart:data-point chart:repeated="10"/>
          </chart:series>
          <chart:series chart:style-name="ch11" chart:values-cell-range-address="'mf 0.7 - rem 1.0'.V2:'mf 0.7 - rem 1.0'.V11" chart:label-cell-address="'mf 0.7 - rem 1.0'.V1:'mf 0.7 - rem 1.0'.V1" chart:class="chart:bar">
            <chart:data-point chart:repeated="10"/>
          </chart:series>
          <chart:series chart:style-name="ch12" chart:values-cell-range-address="'mf 0.7 - rem 1.0'.X2:'mf 0.7 - rem 1.0'.X11" chart:label-cell-address="'mf 0.7 - rem 1.0'.X1:'mf 0.7 - rem 1.0'.X1" chart:class="chart:bar">
            <chart:data-point chart:repeated="10"/>
          </chart:series>
          <chart:series chart:style-name="ch13" chart:values-cell-range-address="'mf 0.7 - rem 1.0'.AB2:'mf 0.7 - rem 1.0'.AB11" chart:label-cell-address="'mf 0.7 - rem 1.0'.AB1:'mf 0.7 - rem 1.0'.AB1" chart:class="chart:bar">
            <chart:data-point chart:repeated="10"/>
          </chart:series>
          <chart:series chart:style-name="ch14" chart:values-cell-range-address="'mf 0.7 - rem 1.0'.AD2:'mf 0.7 - rem 1.0'.AD11" chart:label-cell-address="'mf 0.7 - rem 1.0'.AD1:'mf 0.7 - rem 1.0'.AD1" chart:class="chart:bar">
            <chart:data-point chart:repeated="10"/>
          </chart:series>
          <chart:series chart:style-name="ch15" chart:values-cell-range-address="'mf 0.7 - rem 1.0'.AF2:'mf 0.7 - rem 1.0'.AF11" chart:label-cell-address="'mf 0.7 - rem 1.0'.AF1:'mf 0.7 - rem 1.0'.AF1" chart:class="chart:bar">
            <chart:data-point chart:repeated="10"/>
          </chart:series>
          <chart:series chart:style-name="ch16" chart:values-cell-range-address="'mf 0.7 - rem 1.0'.BF2:'mf 0.7 - rem 1.0'.BF11" chart:label-cell-address="'mf 0.7 - rem 1.0'.BF1:'mf 0.7 - rem 1.0'.BF1" chart:class="chart:bar">
            <chart:data-point chart:repeated="10"/>
          </chart:series>
          <chart:series chart:style-name="ch7" chart:values-cell-range-address="'mf 0.7 - rem 1.0'.BH2:'mf 0.7 - rem 1.0'.BH11" chart:label-cell-address="'mf 0.7 - rem 1.0'.BH1:'mf 0.7 - rem 1.0'.BH1" chart:class="chart:bar">
            <chart:data-point chart:repeated="10"/>
          </chart:series>
          <chart:series chart:style-name="ch8" chart:values-cell-range-address="'mf 0.7 - rem 1.0'.BJ2:'mf 0.7 - rem 1.0'.BJ11" chart:label-cell-address="'mf 0.7 - rem 1.0'.BJ1:'mf 0.7 - rem 1.0'.BJ1" chart:class="chart:bar">
            <chart:data-point chart:repeated="10"/>
          </chart:series>
          <chart:series chart:style-name="ch9" chart:values-cell-range-address="'mf 0.7 - rem 1.0'.BL2:'mf 0.7 - rem 1.0'.BL11" chart:label-cell-address="'mf 0.7 - rem 1.0'.BL1:'mf 0.7 - rem 1.0'.BL1" chart:class="chart:bar">
            <chart:data-point chart:repeated="10"/>
          </chart:series>
          <chart:series chart:style-name="ch17" chart:values-cell-range-address="'mf 0.7 - rem 1.0'.BN2:'mf 0.7 - rem 1.0'.BN11" chart:label-cell-address="'mf 0.7 - rem 1.0'.BN1:'mf 0.7 - rem 1.0'.BN1" chart:class="chart:bar">
            <chart:data-point chart:repeated="10"/>
          </chart:series>
          <chart:series chart:style-name="ch10" chart:values-cell-range-address="'mf 0.7 - rem 1.0'.BP2:'mf 0.7 - rem 1.0'.BP11" chart:label-cell-address="'mf 0.7 - rem 1.0'.BP1:'mf 0.7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</svg:desc>
                </draw:g>
              </table:table-cell>
              <table:table-cell office:value-type="string">
                <text:p>1/R_ns</text:p>
                <draw:g>
                  <svg:desc>'mf 0.7 - rem 1.0'.N1:'mf 0.7 - rem 1.0'.N1</svg:desc>
                </draw:g>
              </table:table-cell>
              <table:table-cell office:value-type="string">
                <text:p>R/C_ns</text:p>
                <draw:g>
                  <svg:desc>'mf 0.7 - rem 1.0'.P1:'mf 0.7 - rem 1.0'.P1</svg:desc>
                </draw:g>
              </table:table-cell>
              <table:table-cell office:value-type="string">
                <text:p>ic_dyn_1/C_ns</text:p>
                <draw:g>
                  <svg:desc>'mf 0.7 - rem 1.0'.T1:'mf 0.7 - rem 1.0'.T1</svg:desc>
                </draw:g>
              </table:table-cell>
              <table:table-cell office:value-type="string">
                <text:p>ic_dyn_1/R_ns</text:p>
                <draw:g>
                  <svg:desc>'mf 0.7 - rem 1.0'.V1:'mf 0.7 - rem 1.0'.V1</svg:desc>
                </draw:g>
              </table:table-cell>
              <table:table-cell office:value-type="string">
                <text:p>ic_dyn_R/C_ns</text:p>
                <draw:g>
                  <svg:desc>'mf 0.7 - rem 1.0'.X1:'mf 0.7 - rem 1.0'.X1</svg:desc>
                </draw:g>
              </table:table-cell>
              <table:table-cell office:value-type="string">
                <text:p>bc_dyn_1/C_ns</text:p>
                <draw:g>
                  <svg:desc>'mf 0.7 - rem 1.0'.AB1:'mf 0.7 - rem 1.0'.AB1</svg:desc>
                </draw:g>
              </table:table-cell>
              <table:table-cell office:value-type="string">
                <text:p>bc_dyn_1/R_ns</text:p>
                <draw:g>
                  <svg:desc>'mf 0.7 - rem 1.0'.AD1:'mf 0.7 - rem 1.0'.AD1</svg:desc>
                </draw:g>
              </table:table-cell>
              <table:table-cell office:value-type="string">
                <text:p>bc_dyn_R/C_ns</text:p>
                <draw:g>
                  <svg:desc>'mf 0.7 - rem 1.0'.AF1:'mf 0.7 - rem 1.0'.AF1</svg:desc>
                </draw:g>
              </table:table-cell>
              <table:table-cell office:value-type="string">
                <text:p>sbb_st_1/C_ns</text:p>
                <draw:g>
                  <svg:desc>'mf 0.7 - rem 1.0'.BF1:'mf 0.7 - rem 1.0'.BF1</svg:desc>
                </draw:g>
              </table:table-cell>
              <table:table-cell office:value-type="string">
                <text:p>sbb_dyn_1/C_ns</text:p>
                <draw:g>
                  <svg:desc>'mf 0.7 - rem 1.0'.BH1:'mf 0.7 - rem 1.0'.BH1</svg:desc>
                </draw:g>
              </table:table-cell>
              <table:table-cell office:value-type="string">
                <text:p>sbb_st_1/R_ns</text:p>
                <draw:g>
                  <svg:desc>'mf 0.7 - rem 1.0'.BJ1:'mf 0.7 - rem 1.0'.BJ1</svg:desc>
                </draw:g>
              </table:table-cell>
              <table:table-cell office:value-type="string">
                <text:p>sbb_dyn_1/R_ns</text:p>
                <draw:g>
                  <svg:desc>'mf 0.7 - rem 1.0'.BL1:'mf 0.7 - rem 1.0'.BL1</svg:desc>
                </draw:g>
              </table:table-cell>
              <table:table-cell office:value-type="string">
                <text:p>sbb_st_R/C_ns</text:p>
                <draw:g>
                  <svg:desc>'mf 0.7 - rem 1.0'.BN1:'mf 0.7 - rem 1.0'.BN1</svg:desc>
                </draw:g>
              </table:table-cell>
              <table:table-cell office:value-type="string">
                <text:p>sbb_dyn_R/C_ns</text:p>
                <draw:g>
                  <svg:desc>'mf 0.7 - rem 1.0'.BP1:'mf 0.7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7 - rem 1.0'.A2:'mf 0.7 - rem 1.0'.A11</svg:desc>
                </draw:g>
              </table:table-cell>
              <table:table-cell office:value-type="float" office:value="74">
                <text:p>74</text:p>
                <draw:g>
                  <svg:desc>'mf 0.7 - rem 1.0'.L2:'mf 0.7 - rem 1.0'.L11</svg:desc>
                </draw:g>
              </table:table-cell>
              <table:table-cell office:value-type="float" office:value="71">
                <text:p>71</text:p>
                <draw:g>
                  <svg:desc>'mf 0.7 - rem 1.0'.N2:'mf 0.7 - rem 1.0'.N11</svg:desc>
                </draw:g>
              </table:table-cell>
              <table:table-cell office:value-type="float" office:value="78">
                <text:p>78</text:p>
                <draw:g>
                  <svg:desc>'mf 0.7 - rem 1.0'.P2:'mf 0.7 - rem 1.0'.P11</svg:desc>
                </draw:g>
              </table:table-cell>
              <table:table-cell office:value-type="float" office:value="85">
                <text:p>85</text:p>
                <draw:g>
                  <svg:desc>'mf 0.7 - rem 1.0'.T2:'mf 0.7 - rem 1.0'.T11</svg:desc>
                </draw:g>
              </table:table-cell>
              <table:table-cell office:value-type="float" office:value="77">
                <text:p>77</text:p>
                <draw:g>
                  <svg:desc>'mf 0.7 - rem 1.0'.V2:'mf 0.7 - rem 1.0'.V11</svg:desc>
                </draw:g>
              </table:table-cell>
              <table:table-cell office:value-type="float" office:value="78">
                <text:p>78</text:p>
                <draw:g>
                  <svg:desc>'mf 0.7 - rem 1.0'.X2:'mf 0.7 - rem 1.0'.X11</svg:desc>
                </draw:g>
              </table:table-cell>
              <table:table-cell office:value-type="float" office:value="78">
                <text:p>78</text:p>
                <draw:g>
                  <svg:desc>'mf 0.7 - rem 1.0'.AB2:'mf 0.7 - rem 1.0'.AB11</svg:desc>
                </draw:g>
              </table:table-cell>
              <table:table-cell office:value-type="float" office:value="72">
                <text:p>72</text:p>
                <draw:g>
                  <svg:desc>'mf 0.7 - rem 1.0'.AD2:'mf 0.7 - rem 1.0'.AD11</svg:desc>
                </draw:g>
              </table:table-cell>
              <table:table-cell office:value-type="float" office:value="80">
                <text:p>80</text:p>
                <draw:g>
                  <svg:desc>'mf 0.7 - rem 1.0'.AF2:'mf 0.7 - rem 1.0'.AF11</svg:desc>
                </draw:g>
              </table:table-cell>
              <table:table-cell office:value-type="float" office:value="73">
                <text:p>73</text:p>
                <draw:g>
                  <svg:desc>'mf 0.7 - rem 1.0'.BF2:'mf 0.7 - rem 1.0'.BF11</svg:desc>
                </draw:g>
              </table:table-cell>
              <table:table-cell office:value-type="float" office:value="75">
                <text:p>75</text:p>
                <draw:g>
                  <svg:desc>'mf 0.7 - rem 1.0'.BH2:'mf 0.7 - rem 1.0'.BH11</svg:desc>
                </draw:g>
              </table:table-cell>
              <table:table-cell office:value-type="float" office:value="69">
                <text:p>69</text:p>
                <draw:g>
                  <svg:desc>'mf 0.7 - rem 1.0'.BJ2:'mf 0.7 - rem 1.0'.BJ11</svg:desc>
                </draw:g>
              </table:table-cell>
              <table:table-cell office:value-type="float" office:value="68">
                <text:p>68</text:p>
                <draw:g>
                  <svg:desc>'mf 0.7 - rem 1.0'.BL2:'mf 0.7 - rem 1.0'.BL11</svg:desc>
                </draw:g>
              </table:table-cell>
              <table:table-cell office:value-type="float" office:value="75">
                <text:p>75</text:p>
                <draw:g>
                  <svg:desc>'mf 0.7 - rem 1.0'.BN2:'mf 0.7 - rem 1.0'.BN11</svg:desc>
                </draw:g>
              </table:table-cell>
              <table:table-cell office:value-type="float" office:value="77">
                <text:p>77</text:p>
                <draw:g>
                  <svg:desc>'mf 0.7 - rem 1.0'.BP2:'mf 0.7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8.766cm" svg:y="0.578cm" chart:style-name="ch2">
          <text:p>Cumulated number of success on random uniform instances </text:p>
        </chart:title>
        <chart:legend chart:legend-position="end" svg:x="66.444cm" svg:y="9.771cm" style:legend-expansion="high" chart:style-name="ch3"/>
        <chart:plot-area chart:style-name="ch4" table:cell-range-address="Synthèse_2.E1:Synthèse_2.E6 Synthèse_2.G1:Synthèse_2.G6 Synthèse_2.I1:Synthèse_2.I6 Synthèse_2.K1:Synthèse_2.K6 Synthèse_2.M1:Synthèse_2.M6 Synthèse_2.O1:Synthèse_2.O6 Synthèse_2.Q1:Synthèse_2.Q6 Synthèse_2.S1:Synthèse_2.S6 Synthèse_2.U1:Synthèse_2.U6 Synthèse_2.W1:Synthèse_2.W6 Synthèse_2.Y1:Synthèse_2.Y6 Synthèse_2.AA1:Synthèse_2.AA6 Synthèse_2.AC1:Synthèse_2.AC6 Synthèse_2.AE1:Synthèse_2.AE6 Synthèse_2.AG1:Synthèse_2.AG6 Synthèse_2.AI1:Synthèse_2.AI6 Synthèse_2.AK1:Synthèse_2.AK6 Synthèse_2.AM1:Synthèse_2.AM6 Synthèse_2.AO1:Synthèse_2.AO6 Synthèse_2.AQ1:Synthèse_2.AQ6 Synthèse_2.AS1:Synthèse_2.AS6 Synthèse_2.AU1:Synthèse_2.AU6 Synthèse_2.AW1:Synthèse_2.AW6 Synthèse_2.AY1:Synthèse_2.AY6 Synthèse_2.BA1:Synthèse_2.BA6 Synthèse_2.BC1:Synthèse_2.BC6 Synthèse_2.BE1:Synthèse_2.BE6 Synthèse_2.BG1:Synthèse_2.BG6 Synthèse_2.BI1:Synthèse_2.BI6 Synthèse_2.BK1:Synthèse_2.BK6 Synthèse_2.BM1:Synthèse_2.BM6 Synthèse_2.A2:Synthèse_2.A6" chart:data-source-has-labels="both" svg:x="2.405cm" svg:y="2.683cm" svg:width="61.251cm" svg:height="18.027cm">
          <chartooo:coordinate-region svg:x="3.397cm" svg:y="2.882cm" svg:width="60.186cm" svg:height="16.783cm"/>
          <chart:axis chart:dimension="x" chart:name="primary-x" chart:style-name="ch5" chartooo:axis-type="auto">
            <chartooo:date-scale/>
            <chart:title svg:x="32.258cm" svg:y="21.152cm" chart:style-name="ch6">
              <text:p>Heuristics</text:p>
            </chart:title>
            <chart:categories table:cell-range-address="Synthèse_2.E1:Synthèse_2.E1 Synthèse_2.G1:Synthèse_2.G1 Synthèse_2.I1:Synthèse_2.I1 Synthèse_2.K1:Synthèse_2.K1 Synthèse_2.M1:Synthèse_2.M1 Synthèse_2.O1:Synthèse_2.O1 Synthèse_2.Q1:Synthèse_2.Q1 Synthèse_2.S1:Synthèse_2.S1 Synthèse_2.U1:Synthèse_2.U1 Synthèse_2.W1:Synthèse_2.W1 Synthèse_2.Y1:Synthèse_2.Y1 Synthèse_2.AA1:Synthèse_2.AA1 Synthèse_2.AC1:Synthèse_2.AC1 Synthèse_2.AE1:Synthèse_2.AE1 Synthèse_2.AG1:Synthèse_2.AG1 Synthèse_2.AI1:Synthèse_2.AI1 Synthèse_2.AK1:Synthèse_2.AK1 Synthèse_2.AM1:Synthèse_2.AM1 Synthèse_2.AO1:Synthèse_2.AO1 Synthèse_2.AQ1:Synthèse_2.AQ1 Synthèse_2.AS1:Synthèse_2.AS1 Synthèse_2.AU1:Synthèse_2.AU1 Synthèse_2.AW1:Synthèse_2.AW1 Synthèse_2.AY1:Synthèse_2.AY1 Synthèse_2.BA1:Synthèse_2.BA1 Synthèse_2.BC1:Synthèse_2.BC1 Synthèse_2.BE1:Synthèse_2.BE1 Synthèse_2.BG1:Synthèse_2.BG1 Synthèse_2.BI1:Synthèse_2.BI1 Synthèse_2.BK1:Synthèse_2.BK1 Synthèse_2.BM1:Synthèse_2.BM1"/>
          </chart:axis>
          <chart:axis chart:dimension="y" chart:name="primary-y" chart:style-name="ch7">
            <chart:title svg:x="0.451cm" svg:y="13.129cm" chart:style-name="ch8">
              <text:p>Number of success</text:p>
            </chart:title>
            <chart:grid chart:style-name="ch9" chart:class="major"/>
          </chart:axis>
          <chart:series chart:style-name="ch10" chart:values-cell-range-address="Synthèse_2.E2:Synthèse_2.E2 Synthèse_2.G2:Synthèse_2.G2 Synthèse_2.I2:Synthèse_2.I2 Synthèse_2.K2:Synthèse_2.K2 Synthèse_2.M2:Synthèse_2.M2 Synthèse_2.O2:Synthèse_2.O2 Synthèse_2.Q2:Synthèse_2.Q2 Synthèse_2.S2:Synthèse_2.S2 Synthèse_2.U2:Synthèse_2.U2 Synthèse_2.W2:Synthèse_2.W2 Synthèse_2.Y2:Synthèse_2.Y2 Synthèse_2.AA2:Synthèse_2.AA2 Synthèse_2.AC2:Synthèse_2.AC2 Synthèse_2.AE2:Synthèse_2.AE2 Synthèse_2.AG2:Synthèse_2.AG2 Synthèse_2.AI2:Synthèse_2.AI2 Synthèse_2.AK2:Synthèse_2.AK2 Synthèse_2.AM2:Synthèse_2.AM2 Synthèse_2.AO2:Synthèse_2.AO2 Synthèse_2.AQ2:Synthèse_2.AQ2 Synthèse_2.AS2:Synthèse_2.AS2 Synthèse_2.AU2:Synthèse_2.AU2 Synthèse_2.AW2:Synthèse_2.AW2 Synthèse_2.AY2:Synthèse_2.AY2 Synthèse_2.BA2:Synthèse_2.BA2 Synthèse_2.BC2:Synthèse_2.BC2 Synthèse_2.BE2:Synthèse_2.BE2 Synthèse_2.BG2:Synthèse_2.BG2 Synthèse_2.BI2:Synthèse_2.BI2 Synthèse_2.BK2:Synthèse_2.BK2 Synthèse_2.BM2:Synthèse_2.BM2" chart:label-cell-address="Synthèse_2.A2:Synthèse_2.A2" chart:class="chart:bar">
            <chart:data-point chart:repeated="31"/>
          </chart:series>
          <chart:series chart:style-name="ch11" chart:values-cell-range-address="Synthèse_2.E3:Synthèse_2.E3 Synthèse_2.G3:Synthèse_2.G3 Synthèse_2.I3:Synthèse_2.I3 Synthèse_2.K3:Synthèse_2.K3 Synthèse_2.M3:Synthèse_2.M3 Synthèse_2.O3:Synthèse_2.O3 Synthèse_2.Q3:Synthèse_2.Q3 Synthèse_2.S3:Synthèse_2.S3 Synthèse_2.U3:Synthèse_2.U3 Synthèse_2.W3:Synthèse_2.W3 Synthèse_2.Y3:Synthèse_2.Y3 Synthèse_2.AA3:Synthèse_2.AA3 Synthèse_2.AC3:Synthèse_2.AC3 Synthèse_2.AE3:Synthèse_2.AE3 Synthèse_2.AG3:Synthèse_2.AG3 Synthèse_2.AI3:Synthèse_2.AI3 Synthèse_2.AK3:Synthèse_2.AK3 Synthèse_2.AM3:Synthèse_2.AM3 Synthèse_2.AO3:Synthèse_2.AO3 Synthèse_2.AQ3:Synthèse_2.AQ3 Synthèse_2.AS3:Synthèse_2.AS3 Synthèse_2.AU3:Synthèse_2.AU3 Synthèse_2.AW3:Synthèse_2.AW3 Synthèse_2.AY3:Synthèse_2.AY3 Synthèse_2.BA3:Synthèse_2.BA3 Synthèse_2.BC3:Synthèse_2.BC3 Synthèse_2.BE3:Synthèse_2.BE3 Synthèse_2.BG3:Synthèse_2.BG3 Synthèse_2.BI3:Synthèse_2.BI3 Synthèse_2.BK3:Synthèse_2.BK3 Synthèse_2.BM3:Synthèse_2.BM3" chart:label-cell-address="Synthèse_2.A3:Synthèse_2.A3" chart:class="chart:bar">
            <chart:data-point chart:repeated="31"/>
          </chart:series>
          <chart:series chart:style-name="ch12" chart:values-cell-range-address="Synthèse_2.E4:Synthèse_2.E4 Synthèse_2.G4:Synthèse_2.G4 Synthèse_2.I4:Synthèse_2.I4 Synthèse_2.K4:Synthèse_2.K4 Synthèse_2.M4:Synthèse_2.M4 Synthèse_2.O4:Synthèse_2.O4 Synthèse_2.Q4:Synthèse_2.Q4 Synthèse_2.S4:Synthèse_2.S4 Synthèse_2.U4:Synthèse_2.U4 Synthèse_2.W4:Synthèse_2.W4 Synthèse_2.Y4:Synthèse_2.Y4 Synthèse_2.AA4:Synthèse_2.AA4 Synthèse_2.AC4:Synthèse_2.AC4 Synthèse_2.AE4:Synthèse_2.AE4 Synthèse_2.AG4:Synthèse_2.AG4 Synthèse_2.AI4:Synthèse_2.AI4 Synthèse_2.AK4:Synthèse_2.AK4 Synthèse_2.AM4:Synthèse_2.AM4 Synthèse_2.AO4:Synthèse_2.AO4 Synthèse_2.AQ4:Synthèse_2.AQ4 Synthèse_2.AS4:Synthèse_2.AS4 Synthèse_2.AU4:Synthèse_2.AU4 Synthèse_2.AW4:Synthèse_2.AW4 Synthèse_2.AY4:Synthèse_2.AY4 Synthèse_2.BA4:Synthèse_2.BA4 Synthèse_2.BC4:Synthèse_2.BC4 Synthèse_2.BE4:Synthèse_2.BE4 Synthèse_2.BG4:Synthèse_2.BG4 Synthèse_2.BI4:Synthèse_2.BI4 Synthèse_2.BK4:Synthèse_2.BK4 Synthèse_2.BM4:Synthèse_2.BM4" chart:label-cell-address="Synthèse_2.A4:Synthèse_2.A4" chart:class="chart:bar">
            <chart:data-point chart:repeated="31"/>
          </chart:series>
          <chart:series chart:style-name="ch13" chart:values-cell-range-address="Synthèse_2.E5:Synthèse_2.E5 Synthèse_2.G5:Synthèse_2.G5 Synthèse_2.I5:Synthèse_2.I5 Synthèse_2.K5:Synthèse_2.K5 Synthèse_2.M5:Synthèse_2.M5 Synthèse_2.O5:Synthèse_2.O5 Synthèse_2.Q5:Synthèse_2.Q5 Synthèse_2.S5:Synthèse_2.S5 Synthèse_2.U5:Synthèse_2.U5 Synthèse_2.W5:Synthèse_2.W5 Synthèse_2.Y5:Synthèse_2.Y5 Synthèse_2.AA5:Synthèse_2.AA5 Synthèse_2.AC5:Synthèse_2.AC5 Synthèse_2.AE5:Synthèse_2.AE5 Synthèse_2.AG5:Synthèse_2.AG5 Synthèse_2.AI5:Synthèse_2.AI5 Synthèse_2.AK5:Synthèse_2.AK5 Synthèse_2.AM5:Synthèse_2.AM5 Synthèse_2.AO5:Synthèse_2.AO5 Synthèse_2.AQ5:Synthèse_2.AQ5 Synthèse_2.AS5:Synthèse_2.AS5 Synthèse_2.AU5:Synthèse_2.AU5 Synthèse_2.AW5:Synthèse_2.AW5 Synthèse_2.AY5:Synthèse_2.AY5 Synthèse_2.BA5:Synthèse_2.BA5 Synthèse_2.BC5:Synthèse_2.BC5 Synthèse_2.BE5:Synthèse_2.BE5 Synthèse_2.BG5:Synthèse_2.BG5 Synthèse_2.BI5:Synthèse_2.BI5 Synthèse_2.BK5:Synthèse_2.BK5 Synthèse_2.BM5:Synthèse_2.BM5" chart:label-cell-address="Synthèse_2.A5:Synthèse_2.A5" chart:class="chart:bar">
            <chart:data-point chart:repeated="31"/>
          </chart:series>
          <chart:series chart:style-name="ch14" chart:values-cell-range-address="Synthèse_2.E6:Synthèse_2.E6 Synthèse_2.G6:Synthèse_2.G6 Synthèse_2.I6:Synthèse_2.I6 Synthèse_2.K6:Synthèse_2.K6 Synthèse_2.M6:Synthèse_2.M6 Synthèse_2.O6:Synthèse_2.O6 Synthèse_2.Q6:Synthèse_2.Q6 Synthèse_2.S6:Synthèse_2.S6 Synthèse_2.U6:Synthèse_2.U6 Synthèse_2.W6:Synthèse_2.W6 Synthèse_2.Y6:Synthèse_2.Y6 Synthèse_2.AA6:Synthèse_2.AA6 Synthèse_2.AC6:Synthèse_2.AC6 Synthèse_2.AE6:Synthèse_2.AE6 Synthèse_2.AG6:Synthèse_2.AG6 Synthèse_2.AI6:Synthèse_2.AI6 Synthèse_2.AK6:Synthèse_2.AK6 Synthèse_2.AM6:Synthèse_2.AM6 Synthèse_2.AO6:Synthèse_2.AO6 Synthèse_2.AQ6:Synthèse_2.AQ6 Synthèse_2.AS6:Synthèse_2.AS6 Synthèse_2.AU6:Synthèse_2.AU6 Synthèse_2.AW6:Synthèse_2.AW6 Synthèse_2.AY6:Synthèse_2.AY6 Synthèse_2.BA6:Synthèse_2.BA6 Synthèse_2.BC6:Synthèse_2.BC6 Synthèse_2.BE6:Synthèse_2.BE6 Synthèse_2.BG6:Synthèse_2.BG6 Synthèse_2.BI6:Synthèse_2.BI6 Synthèse_2.BK6:Synthèse_2.BK6 Synthèse_2.BM6:Synthèse_2.BM6" chart:label-cell-address="Synthèse_2.A6:Synthèse_2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Synthèse_2.E1:Synthèse_2.E1 Synthèse_2.G1:Synthèse_2.G1 Synthèse_2.I1:Synthèse_2.I1 Synthèse_2.K1:Synthèse_2.K1 Synthèse_2.M1:Synthèse_2.M1 Synthèse_2.O1:Synthèse_2.O1 Synthèse_2.Q1:Synthèse_2.Q1 Synthèse_2.S1:Synthèse_2.S1 Synthèse_2.U1:Synthèse_2.U1 Synthèse_2.W1:Synthèse_2.W1 Synthèse_2.Y1:Synthèse_2.Y1 Synthèse_2.AA1:Synthèse_2.AA1 Synthèse_2.AC1:Synthèse_2.AC1 Synthèse_2.AE1:Synthèse_2.AE1 Synthèse_2.AG1:Synthèse_2.AG1 Synthèse_2.AI1:Synthèse_2.AI1 Synthèse_2.AK1:Synthèse_2.AK1 Synthèse_2.AM1:Synthèse_2.AM1 Synthèse_2.AO1:Synthèse_2.AO1 Synthèse_2.AQ1:Synthèse_2.AQ1 Synthèse_2.AS1:Synthèse_2.AS1 Synthèse_2.AU1:Synthèse_2.AU1 Synthèse_2.AW1:Synthèse_2.AW1 Synthèse_2.AY1:Synthèse_2.AY1 Synthèse_2.BA1:Synthèse_2.BA1 Synthèse_2.BC1:Synthèse_2.BC1 Synthèse_2.BE1:Synthèse_2.BE1 Synthèse_2.BG1:Synthèse_2.BG1 Synthèse_2.BI1:Synthèse_2.BI1 Synthèse_2.BK1:Synthèse_2.BK1 Synthèse_2.BM1:Synthèse_2.BM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_2.A2:Synthèse_2.A2</svg:desc>
                </draw:g>
              </table:table-cell>
              <table:table-cell office:value-type="float" office:value="45">
                <text:p>45</text:p>
                <draw:g>
                  <svg:desc>Synthèse_2.E2:Synthèse_2.E2 Synthèse_2.G2:Synthèse_2.G2 Synthèse_2.I2:Synthèse_2.I2 Synthèse_2.K2:Synthèse_2.K2 Synthèse_2.M2:Synthèse_2.M2 Synthèse_2.O2:Synthèse_2.O2 Synthèse_2.Q2:Synthèse_2.Q2 Synthèse_2.S2:Synthèse_2.S2 Synthèse_2.U2:Synthèse_2.U2 Synthèse_2.W2:Synthèse_2.W2 Synthèse_2.Y2:Synthèse_2.Y2 Synthèse_2.AA2:Synthèse_2.AA2 Synthèse_2.AC2:Synthèse_2.AC2 Synthèse_2.AE2:Synthèse_2.AE2 Synthèse_2.AG2:Synthèse_2.AG2 Synthèse_2.AI2:Synthèse_2.AI2 Synthèse_2.AK2:Synthèse_2.AK2 Synthèse_2.AM2:Synthèse_2.AM2 Synthèse_2.AO2:Synthèse_2.AO2 Synthèse_2.AQ2:Synthèse_2.AQ2 Synthèse_2.AS2:Synthèse_2.AS2 Synthèse_2.AU2:Synthèse_2.AU2 Synthèse_2.AW2:Synthèse_2.AW2 Synthèse_2.AY2:Synthèse_2.AY2 Synthèse_2.BA2:Synthèse_2.BA2 Synthèse_2.BC2:Synthèse_2.BC2 Synthèse_2.BE2:Synthèse_2.BE2 Synthèse_2.BG2:Synthèse_2.BG2 Synthèse_2.BI2:Synthèse_2.BI2 Synthèse_2.BK2:Synthèse_2.BK2 Synthèse_2.BM2:Synthèse_2.BM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89">
                <text:p>389</text:p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mf 0.8 – rem 0.8</text:p>
                <draw:g>
                  <svg:desc>Synthèse_2.A3:Synthèse_2.A3</svg:desc>
                </draw:g>
              </table:table-cell>
              <table:table-cell office:value-type="float" office:value="64">
                <text:p>64</text:p>
                <draw:g>
                  <svg:desc>Synthèse_2.E3:Synthèse_2.E3 Synthèse_2.G3:Synthèse_2.G3 Synthèse_2.I3:Synthèse_2.I3 Synthèse_2.K3:Synthèse_2.K3 Synthèse_2.M3:Synthèse_2.M3 Synthèse_2.O3:Synthèse_2.O3 Synthèse_2.Q3:Synthèse_2.Q3 Synthèse_2.S3:Synthèse_2.S3 Synthèse_2.U3:Synthèse_2.U3 Synthèse_2.W3:Synthèse_2.W3 Synthèse_2.Y3:Synthèse_2.Y3 Synthèse_2.AA3:Synthèse_2.AA3 Synthèse_2.AC3:Synthèse_2.AC3 Synthèse_2.AE3:Synthèse_2.AE3 Synthèse_2.AG3:Synthèse_2.AG3 Synthèse_2.AI3:Synthèse_2.AI3 Synthèse_2.AK3:Synthèse_2.AK3 Synthèse_2.AM3:Synthèse_2.AM3 Synthèse_2.AO3:Synthèse_2.AO3 Synthèse_2.AQ3:Synthèse_2.AQ3 Synthèse_2.AS3:Synthèse_2.AS3 Synthèse_2.AU3:Synthèse_2.AU3 Synthèse_2.AW3:Synthèse_2.AW3 Synthèse_2.AY3:Synthèse_2.AY3 Synthèse_2.BA3:Synthèse_2.BA3 Synthèse_2.BC3:Synthèse_2.BC3 Synthèse_2.BE3:Synthèse_2.BE3 Synthèse_2.BG3:Synthèse_2.BG3 Synthèse_2.BI3:Synthèse_2.BI3 Synthèse_2.BK3:Synthèse_2.BK3 Synthèse_2.BM3:Synthèse_2.BM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Mf 0.8 – rem 1.0</text:p>
                <draw:g>
                  <svg:desc>Synthèse_2.A4:Synthèse_2.A4</svg:desc>
                </draw:g>
              </table:table-cell>
              <table:table-cell office:value-type="float" office:value="0.999999999999999">
                <text:p>0.999999999999999</text:p>
                <draw:g>
                  <svg:desc>Synthèse_2.E4:Synthèse_2.E4 Synthèse_2.G4:Synthèse_2.G4 Synthèse_2.I4:Synthèse_2.I4 Synthèse_2.K4:Synthèse_2.K4 Synthèse_2.M4:Synthèse_2.M4 Synthèse_2.O4:Synthèse_2.O4 Synthèse_2.Q4:Synthèse_2.Q4 Synthèse_2.S4:Synthèse_2.S4 Synthèse_2.U4:Synthèse_2.U4 Synthèse_2.W4:Synthèse_2.W4 Synthèse_2.Y4:Synthèse_2.Y4 Synthèse_2.AA4:Synthèse_2.AA4 Synthèse_2.AC4:Synthèse_2.AC4 Synthèse_2.AE4:Synthèse_2.AE4 Synthèse_2.AG4:Synthèse_2.AG4 Synthèse_2.AI4:Synthèse_2.AI4 Synthèse_2.AK4:Synthèse_2.AK4 Synthèse_2.AM4:Synthèse_2.AM4 Synthèse_2.AO4:Synthèse_2.AO4 Synthèse_2.AQ4:Synthèse_2.AQ4 Synthèse_2.AS4:Synthèse_2.AS4 Synthèse_2.AU4:Synthèse_2.AU4 Synthèse_2.AW4:Synthèse_2.AW4 Synthèse_2.AY4:Synthèse_2.AY4 Synthèse_2.BA4:Synthèse_2.BA4 Synthèse_2.BC4:Synthèse_2.BC4 Synthèse_2.BE4:Synthèse_2.BE4 Synthèse_2.BG4:Synthèse_2.BG4 Synthèse_2.BI4:Synthèse_2.BI4 Synthèse_2.BK4:Synthèse_2.BK4 Synthèse_2.BM4:Synthèse_2.BM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Mf 0.9 – rem 0.8</text:p>
                <draw:g>
                  <svg:desc>Synthèse_2.A5:Synthèse_2.A5</svg:desc>
                </draw:g>
              </table:table-cell>
              <table:table-cell office:value-type="float" office:value="0.999999999999999">
                <text:p>0.999999999999999</text:p>
                <draw:g>
                  <svg:desc>Synthèse_2.E5:Synthèse_2.E5 Synthèse_2.G5:Synthèse_2.G5 Synthèse_2.I5:Synthèse_2.I5 Synthèse_2.K5:Synthèse_2.K5 Synthèse_2.M5:Synthèse_2.M5 Synthèse_2.O5:Synthèse_2.O5 Synthèse_2.Q5:Synthèse_2.Q5 Synthèse_2.S5:Synthèse_2.S5 Synthèse_2.U5:Synthèse_2.U5 Synthèse_2.W5:Synthèse_2.W5 Synthèse_2.Y5:Synthèse_2.Y5 Synthèse_2.AA5:Synthèse_2.AA5 Synthèse_2.AC5:Synthèse_2.AC5 Synthèse_2.AE5:Synthèse_2.AE5 Synthèse_2.AG5:Synthèse_2.AG5 Synthèse_2.AI5:Synthèse_2.AI5 Synthèse_2.AK5:Synthèse_2.AK5 Synthèse_2.AM5:Synthèse_2.AM5 Synthèse_2.AO5:Synthèse_2.AO5 Synthèse_2.AQ5:Synthèse_2.AQ5 Synthèse_2.AS5:Synthèse_2.AS5 Synthèse_2.AU5:Synthèse_2.AU5 Synthèse_2.AW5:Synthèse_2.AW5 Synthèse_2.AY5:Synthèse_2.AY5 Synthèse_2.BA5:Synthèse_2.BA5 Synthèse_2.BC5:Synthèse_2.BC5 Synthèse_2.BE5:Synthèse_2.BE5 Synthèse_2.BG5:Synthèse_2.BG5 Synthèse_2.BI5:Synthèse_2.BI5 Synthèse_2.BK5:Synthèse_2.BK5 Synthèse_2.BM5:Synthèse_2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Mf 0.9 – rem 1.0</text:p>
                <draw:g>
                  <svg:desc>Synthèse_2.A6:Synthèse_2.A6</svg:desc>
                </draw:g>
              </table:table-cell>
              <table:table-cell office:value-type="float" office:value="0">
                <text:p>0</text:p>
                <draw:g>
                  <svg:desc>Synthèse_2.E6:Synthèse_2.E6 Synthèse_2.G6:Synthèse_2.G6 Synthèse_2.I6:Synthèse_2.I6 Synthèse_2.K6:Synthèse_2.K6 Synthèse_2.M6:Synthèse_2.M6 Synthèse_2.O6:Synthèse_2.O6 Synthèse_2.Q6:Synthèse_2.Q6 Synthèse_2.S6:Synthèse_2.S6 Synthèse_2.U6:Synthèse_2.U6 Synthèse_2.W6:Synthèse_2.W6 Synthèse_2.Y6:Synthèse_2.Y6 Synthèse_2.AA6:Synthèse_2.AA6 Synthèse_2.AC6:Synthèse_2.AC6 Synthèse_2.AE6:Synthèse_2.AE6 Synthèse_2.AG6:Synthèse_2.AG6 Synthèse_2.AI6:Synthèse_2.AI6 Synthèse_2.AK6:Synthèse_2.AK6 Synthèse_2.AM6:Synthèse_2.AM6 Synthèse_2.AO6:Synthèse_2.AO6 Synthèse_2.AQ6:Synthèse_2.AQ6 Synthèse_2.AS6:Synthèse_2.AS6 Synthèse_2.AU6:Synthèse_2.AU6 Synthèse_2.AW6:Synthèse_2.AW6 Synthèse_2.AY6:Synthèse_2.AY6 Synthèse_2.BA6:Synthèse_2.BA6 Synthèse_2.BC6:Synthèse_2.BC6 Synthèse_2.BE6:Synthèse_2.BE6 Synthèse_2.BG6:Synthèse_2.BG6 Synthèse_2.BI6:Synthèse_2.BI6 Synthèse_2.BK6:Synthèse_2.BK6 Synthèse_2.BM6:Synthèse_2.BM6</svg:desc>
                </draw:g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4.105cm" svg:y="0.577cm" chart:style-name="ch2">
          <text:p>Cumulated number of success on random uniform instances </text:p>
        </chart:title>
        <chart:legend chart:legend-position="end" svg:x="66.444cm" svg:y="9.771cm" style:legend-expansion="high" chart:style-name="ch3"/>
        <chart:plot-area chart:style-name="ch4" table:cell-range-address="Synthèse_2.I1:Synthèse_2.I6 Synthèse_2.K1:Synthèse_2.K6 Synthèse_2.M1:Synthèse_2.M6 Synthèse_2.Q1:Synthèse_2.Q6 Synthèse_2.S1:Synthèse_2.S6 Synthèse_2.U1:Synthèse_2.U6 Synthèse_2.Y1:Synthèse_2.Y6 Synthèse_2.AA1:Synthèse_2.AA6 Synthèse_2.AC1:Synthèse_2.AC6 Synthèse_2.AK1:Synthèse_2.AK6 Synthèse_2.AM1:Synthèse_2.AM6 Synthèse_2.AO1:Synthèse_2.AO6 Synthèse_2.AQ1:Synthèse_2.AQ6 Synthèse_2.AS1:Synthèse_2.AS6 Synthèse_2.AU1:Synthèse_2.AU6 Synthèse_2.BC1:Synthèse_2.BC6 Synthèse_2.BE1:Synthèse_2.BE6 Synthèse_2.BG1:Synthèse_2.BG6 Synthèse_2.BI1:Synthèse_2.BI6 Synthèse_2.BK1:Synthèse_2.BK6 Synthèse_2.BM1:Synthèse_2.BM6 Synthèse_2.A2:Synthèse_2.A6" chart:data-source-has-labels="both" svg:x="1.228cm" svg:y="2.681cm" svg:width="64.911cm" svg:height="18.023cm">
          <chartooo:coordinate-region svg:x="2.22cm" svg:y="2.88cm" svg:width="63.919cm" svg:height="17.177cm"/>
          <chart:axis chart:dimension="x" chart:name="primary-x" chart:style-name="ch5" chartooo:axis-type="auto">
            <chartooo:date-scale/>
            <chart:title svg:x="31.955cm" svg:y="20.915cm" chart:style-name="ch6">
              <text:p>Heuristics</text:p>
            </chart:title>
            <chart:categories table:cell-range-address="Synthèse_2.I1:Synthèse_2.I1 Synthèse_2.K1:Synthèse_2.K1 Synthèse_2.M1:Synthèse_2.M1 Synthèse_2.Q1:Synthèse_2.Q1 Synthèse_2.S1:Synthèse_2.S1 Synthèse_2.U1:Synthèse_2.U1 Synthèse_2.Y1:Synthèse_2.Y1 Synthèse_2.AA1:Synthèse_2.AA1 Synthèse_2.AC1:Synthèse_2.AC1 Synthèse_2.AK1:Synthèse_2.AK1 Synthèse_2.AM1:Synthèse_2.AM1 Synthèse_2.AO1:Synthèse_2.AO1 Synthèse_2.AQ1:Synthèse_2.AQ1 Synthèse_2.AS1:Synthèse_2.AS1 Synthèse_2.AU1:Synthèse_2.AU1 Synthèse_2.BC1:Synthèse_2.BC1 Synthèse_2.BE1:Synthèse_2.BE1 Synthèse_2.BG1:Synthèse_2.BG1 Synthèse_2.BI1:Synthèse_2.BI1 Synthèse_2.BK1:Synthèse_2.BK1 Synthèse_2.BM1:Synthèse_2.BM1"/>
          </chart:axis>
          <chart:axis chart:dimension="y" chart:name="primary-y" chart:style-name="ch7">
            <chart:title svg:x="0cm" svg:y="14.928cm" chart:style-name="ch8">
              <text:p>Number of success</text:p>
            </chart:title>
            <chart:grid chart:style-name="ch9" chart:class="major"/>
          </chart:axis>
          <chart:series chart:style-name="ch10" chart:values-cell-range-address="Synthèse_2.I2:Synthèse_2.I2 Synthèse_2.K2:Synthèse_2.K2 Synthèse_2.M2:Synthèse_2.M2 Synthèse_2.Q2:Synthèse_2.Q2 Synthèse_2.S2:Synthèse_2.S2 Synthèse_2.U2:Synthèse_2.U2 Synthèse_2.Y2:Synthèse_2.Y2 Synthèse_2.AA2:Synthèse_2.AA2 Synthèse_2.AC2:Synthèse_2.AC2 Synthèse_2.AK2:Synthèse_2.AK2 Synthèse_2.AM2:Synthèse_2.AM2 Synthèse_2.AO2:Synthèse_2.AO2 Synthèse_2.AQ2:Synthèse_2.AQ2 Synthèse_2.AS2:Synthèse_2.AS2 Synthèse_2.AU2:Synthèse_2.AU2 Synthèse_2.BC2:Synthèse_2.BC2 Synthèse_2.BE2:Synthèse_2.BE2 Synthèse_2.BG2:Synthèse_2.BG2 Synthèse_2.BI2:Synthèse_2.BI2 Synthèse_2.BK2:Synthèse_2.BK2 Synthèse_2.BM2:Synthèse_2.BM2" chart:label-cell-address="Synthèse_2.A2:Synthèse_2.A2" chart:class="chart:bar">
            <chart:data-point chart:repeated="21"/>
          </chart:series>
          <chart:series chart:style-name="ch11" chart:values-cell-range-address="Synthèse_2.I3:Synthèse_2.I3 Synthèse_2.K3:Synthèse_2.K3 Synthèse_2.M3:Synthèse_2.M3 Synthèse_2.Q3:Synthèse_2.Q3 Synthèse_2.S3:Synthèse_2.S3 Synthèse_2.U3:Synthèse_2.U3 Synthèse_2.Y3:Synthèse_2.Y3 Synthèse_2.AA3:Synthèse_2.AA3 Synthèse_2.AC3:Synthèse_2.AC3 Synthèse_2.AK3:Synthèse_2.AK3 Synthèse_2.AM3:Synthèse_2.AM3 Synthèse_2.AO3:Synthèse_2.AO3 Synthèse_2.AQ3:Synthèse_2.AQ3 Synthèse_2.AS3:Synthèse_2.AS3 Synthèse_2.AU3:Synthèse_2.AU3 Synthèse_2.BC3:Synthèse_2.BC3 Synthèse_2.BE3:Synthèse_2.BE3 Synthèse_2.BG3:Synthèse_2.BG3 Synthèse_2.BI3:Synthèse_2.BI3 Synthèse_2.BK3:Synthèse_2.BK3 Synthèse_2.BM3:Synthèse_2.BM3" chart:label-cell-address="Synthèse_2.A3:Synthèse_2.A3" chart:class="chart:bar">
            <chart:data-point chart:repeated="21"/>
          </chart:series>
          <chart:series chart:style-name="ch12" chart:values-cell-range-address="Synthèse_2.I4:Synthèse_2.I4 Synthèse_2.K4:Synthèse_2.K4 Synthèse_2.M4:Synthèse_2.M4 Synthèse_2.Q4:Synthèse_2.Q4 Synthèse_2.S4:Synthèse_2.S4 Synthèse_2.U4:Synthèse_2.U4 Synthèse_2.Y4:Synthèse_2.Y4 Synthèse_2.AA4:Synthèse_2.AA4 Synthèse_2.AC4:Synthèse_2.AC4 Synthèse_2.AK4:Synthèse_2.AK4 Synthèse_2.AM4:Synthèse_2.AM4 Synthèse_2.AO4:Synthèse_2.AO4 Synthèse_2.AQ4:Synthèse_2.AQ4 Synthèse_2.AS4:Synthèse_2.AS4 Synthèse_2.AU4:Synthèse_2.AU4 Synthèse_2.BC4:Synthèse_2.BC4 Synthèse_2.BE4:Synthèse_2.BE4 Synthèse_2.BG4:Synthèse_2.BG4 Synthèse_2.BI4:Synthèse_2.BI4 Synthèse_2.BK4:Synthèse_2.BK4 Synthèse_2.BM4:Synthèse_2.BM4" chart:label-cell-address="Synthèse_2.A4:Synthèse_2.A4" chart:class="chart:bar">
            <chart:data-point chart:repeated="21"/>
          </chart:series>
          <chart:series chart:style-name="ch13" chart:values-cell-range-address="Synthèse_2.I5:Synthèse_2.I5 Synthèse_2.K5:Synthèse_2.K5 Synthèse_2.M5:Synthèse_2.M5 Synthèse_2.Q5:Synthèse_2.Q5 Synthèse_2.S5:Synthèse_2.S5 Synthèse_2.U5:Synthèse_2.U5 Synthèse_2.Y5:Synthèse_2.Y5 Synthèse_2.AA5:Synthèse_2.AA5 Synthèse_2.AC5:Synthèse_2.AC5 Synthèse_2.AK5:Synthèse_2.AK5 Synthèse_2.AM5:Synthèse_2.AM5 Synthèse_2.AO5:Synthèse_2.AO5 Synthèse_2.AQ5:Synthèse_2.AQ5 Synthèse_2.AS5:Synthèse_2.AS5 Synthèse_2.AU5:Synthèse_2.AU5 Synthèse_2.BC5:Synthèse_2.BC5 Synthèse_2.BE5:Synthèse_2.BE5 Synthèse_2.BG5:Synthèse_2.BG5 Synthèse_2.BI5:Synthèse_2.BI5 Synthèse_2.BK5:Synthèse_2.BK5 Synthèse_2.BM5:Synthèse_2.BM5" chart:label-cell-address="Synthèse_2.A5:Synthèse_2.A5" chart:class="chart:bar">
            <chart:data-point chart:repeated="21"/>
          </chart:series>
          <chart:series chart:style-name="ch10" chart:values-cell-range-address="Synthèse_2.I6:Synthèse_2.I6 Synthèse_2.K6:Synthèse_2.K6 Synthèse_2.M6:Synthèse_2.M6 Synthèse_2.Q6:Synthèse_2.Q6 Synthèse_2.S6:Synthèse_2.S6 Synthèse_2.U6:Synthèse_2.U6 Synthèse_2.Y6:Synthèse_2.Y6 Synthèse_2.AA6:Synthèse_2.AA6 Synthèse_2.AC6:Synthèse_2.AC6 Synthèse_2.AK6:Synthèse_2.AK6 Synthèse_2.AM6:Synthèse_2.AM6 Synthèse_2.AO6:Synthèse_2.AO6 Synthèse_2.AQ6:Synthèse_2.AQ6 Synthèse_2.AS6:Synthèse_2.AS6 Synthèse_2.AU6:Synthèse_2.AU6 Synthèse_2.BC6:Synthèse_2.BC6 Synthèse_2.BE6:Synthèse_2.BE6 Synthèse_2.BG6:Synthèse_2.BG6 Synthèse_2.BI6:Synthèse_2.BI6 Synthèse_2.BK6:Synthèse_2.BK6 Synthèse_2.BM6:Synthèse_2.BM6" chart:label-cell-address="Synthèse_2.A6:Synthèse_2.A6" chart:class="chart:ba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Synthèse_2.I1:Synthèse_2.I1 Synthèse_2.K1:Synthèse_2.K1 Synthèse_2.M1:Synthèse_2.M1 Synthèse_2.Q1:Synthèse_2.Q1 Synthèse_2.S1:Synthèse_2.S1 Synthèse_2.U1:Synthèse_2.U1 Synthèse_2.Y1:Synthèse_2.Y1 Synthèse_2.AA1:Synthèse_2.AA1 Synthèse_2.AC1:Synthèse_2.AC1 Synthèse_2.AK1:Synthèse_2.AK1 Synthèse_2.AM1:Synthèse_2.AM1 Synthèse_2.AO1:Synthèse_2.AO1 Synthèse_2.AQ1:Synthèse_2.AQ1 Synthèse_2.AS1:Synthèse_2.AS1 Synthèse_2.AU1:Synthèse_2.AU1 Synthèse_2.BC1:Synthèse_2.BC1 Synthèse_2.BE1:Synthèse_2.BE1 Synthèse_2.BG1:Synthèse_2.BG1 Synthèse_2.BI1:Synthèse_2.BI1 Synthèse_2.BK1:Synthèse_2.BK1 Synthèse_2.BM1:Synthèse_2.BM1</svg:desc>
                </draw:g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mf 0.7 – rem 0.7</text:p>
                <draw:g>
                  <svg:desc>Synthèse_2.A2:Synthèse_2.A2</svg:desc>
                </draw:g>
              </table:table-cell>
              <table:table-cell office:value-type="float" office:value="389">
                <text:p>389</text:p>
                <draw:g>
                  <svg:desc>Synthèse_2.I2:Synthèse_2.I2 Synthèse_2.K2:Synthèse_2.K2 Synthèse_2.M2:Synthèse_2.M2 Synthèse_2.Q2:Synthèse_2.Q2 Synthèse_2.S2:Synthèse_2.S2 Synthèse_2.U2:Synthèse_2.U2 Synthèse_2.Y2:Synthèse_2.Y2 Synthèse_2.AA2:Synthèse_2.AA2 Synthèse_2.AC2:Synthèse_2.AC2 Synthèse_2.AK2:Synthèse_2.AK2 Synthèse_2.AM2:Synthèse_2.AM2 Synthèse_2.AO2:Synthèse_2.AO2 Synthèse_2.AQ2:Synthèse_2.AQ2 Synthèse_2.AS2:Synthèse_2.AS2 Synthèse_2.AU2:Synthèse_2.AU2 Synthèse_2.BC2:Synthèse_2.BC2 Synthèse_2.BE2:Synthèse_2.BE2 Synthèse_2.BG2:Synthèse_2.BG2 Synthèse_2.BI2:Synthèse_2.BI2 Synthèse_2.BK2:Synthèse_2.BK2 Synthèse_2.BM2:Synthèse_2.BM2</svg:desc>
                </draw:g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mf 0.8 – rem 0.8</text:p>
                <draw:g>
                  <svg:desc>Synthèse_2.A3:Synthèse_2.A3</svg:desc>
                </draw:g>
              </table:table-cell>
              <table:table-cell office:value-type="float" office:value="309">
                <text:p>309</text:p>
                <draw:g>
                  <svg:desc>Synthèse_2.I3:Synthèse_2.I3 Synthèse_2.K3:Synthèse_2.K3 Synthèse_2.M3:Synthèse_2.M3 Synthèse_2.Q3:Synthèse_2.Q3 Synthèse_2.S3:Synthèse_2.S3 Synthèse_2.U3:Synthèse_2.U3 Synthèse_2.Y3:Synthèse_2.Y3 Synthèse_2.AA3:Synthèse_2.AA3 Synthèse_2.AC3:Synthèse_2.AC3 Synthèse_2.AK3:Synthèse_2.AK3 Synthèse_2.AM3:Synthèse_2.AM3 Synthèse_2.AO3:Synthèse_2.AO3 Synthèse_2.AQ3:Synthèse_2.AQ3 Synthèse_2.AS3:Synthèse_2.AS3 Synthèse_2.AU3:Synthèse_2.AU3 Synthèse_2.BC3:Synthèse_2.BC3 Synthèse_2.BE3:Synthèse_2.BE3 Synthèse_2.BG3:Synthèse_2.BG3 Synthèse_2.BI3:Synthèse_2.BI3 Synthèse_2.BK3:Synthèse_2.BK3 Synthèse_2.BM3:Synthèse_2.BM3</svg:desc>
                </draw:g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Mf 0.8 – rem 1.0</text:p>
                <draw:g>
                  <svg:desc>Synthèse_2.A4:Synthèse_2.A4</svg:desc>
                </draw:g>
              </table:table-cell>
              <table:table-cell office:value-type="float" office:value="355">
                <text:p>355</text:p>
                <draw:g>
                  <svg:desc>Synthèse_2.I4:Synthèse_2.I4 Synthèse_2.K4:Synthèse_2.K4 Synthèse_2.M4:Synthèse_2.M4 Synthèse_2.Q4:Synthèse_2.Q4 Synthèse_2.S4:Synthèse_2.S4 Synthèse_2.U4:Synthèse_2.U4 Synthèse_2.Y4:Synthèse_2.Y4 Synthèse_2.AA4:Synthèse_2.AA4 Synthèse_2.AC4:Synthèse_2.AC4 Synthèse_2.AK4:Synthèse_2.AK4 Synthèse_2.AM4:Synthèse_2.AM4 Synthèse_2.AO4:Synthèse_2.AO4 Synthèse_2.AQ4:Synthèse_2.AQ4 Synthèse_2.AS4:Synthèse_2.AS4 Synthèse_2.AU4:Synthèse_2.AU4 Synthèse_2.BC4:Synthèse_2.BC4 Synthèse_2.BE4:Synthèse_2.BE4 Synthèse_2.BG4:Synthèse_2.BG4 Synthèse_2.BI4:Synthèse_2.BI4 Synthèse_2.BK4:Synthèse_2.BK4 Synthèse_2.BM4:Synthèse_2.BM4</svg:desc>
                </draw:g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Mf 0.9 – rem 0.8</text:p>
                <draw:g>
                  <svg:desc>Synthèse_2.A5:Synthèse_2.A5</svg:desc>
                </draw:g>
              </table:table-cell>
              <table:table-cell office:value-type="float" office:value="273">
                <text:p>273</text:p>
                <draw:g>
                  <svg:desc>Synthèse_2.I5:Synthèse_2.I5 Synthèse_2.K5:Synthèse_2.K5 Synthèse_2.M5:Synthèse_2.M5 Synthèse_2.Q5:Synthèse_2.Q5 Synthèse_2.S5:Synthèse_2.S5 Synthèse_2.U5:Synthèse_2.U5 Synthèse_2.Y5:Synthèse_2.Y5 Synthèse_2.AA5:Synthèse_2.AA5 Synthèse_2.AC5:Synthèse_2.AC5 Synthèse_2.AK5:Synthèse_2.AK5 Synthèse_2.AM5:Synthèse_2.AM5 Synthèse_2.AO5:Synthèse_2.AO5 Synthèse_2.AQ5:Synthèse_2.AQ5 Synthèse_2.AS5:Synthèse_2.AS5 Synthèse_2.AU5:Synthèse_2.AU5 Synthèse_2.BC5:Synthèse_2.BC5 Synthèse_2.BE5:Synthèse_2.BE5 Synthèse_2.BG5:Synthèse_2.BG5 Synthèse_2.BI5:Synthèse_2.BI5 Synthèse_2.BK5:Synthèse_2.BK5 Synthèse_2.BM5:Synthèse_2.BM5</svg:desc>
                </draw:g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Mf 0.9 – rem 1.0</text:p>
                <draw:g>
                  <svg:desc>Synthèse_2.A6:Synthèse_2.A6</svg:desc>
                </draw:g>
              </table:table-cell>
              <table:table-cell office:value-type="float" office:value="321">
                <text:p>321</text:p>
                <draw:g>
                  <svg:desc>Synthèse_2.I6:Synthèse_2.I6 Synthèse_2.K6:Synthèse_2.K6 Synthèse_2.M6:Synthèse_2.M6 Synthèse_2.Q6:Synthèse_2.Q6 Synthèse_2.S6:Synthèse_2.S6 Synthèse_2.U6:Synthèse_2.U6 Synthèse_2.Y6:Synthèse_2.Y6 Synthèse_2.AA6:Synthèse_2.AA6 Synthèse_2.AC6:Synthèse_2.AC6 Synthèse_2.AK6:Synthèse_2.AK6 Synthèse_2.AM6:Synthèse_2.AM6 Synthèse_2.AO6:Synthèse_2.AO6 Synthèse_2.AQ6:Synthèse_2.AQ6 Synthèse_2.AS6:Synthèse_2.AS6 Synthèse_2.AU6:Synthèse_2.AU6 Synthèse_2.BC6:Synthèse_2.BC6 Synthèse_2.BE6:Synthèse_2.BE6 Synthèse_2.BG6:Synthèse_2.BG6 Synthèse_2.BI6:Synthèse_2.BI6 Synthèse_2.BK6:Synthèse_2.BK6 Synthèse_2.BM6:Synthèse_2.BM6</svg:desc>
                </draw:g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8 - rem 0.8'.A2:'mf 0.8 - rem 0.8'.A11 'mf 0.8 - rem 0.8'.L1:'mf 0.8 - rem 0.8'.L11 'mf 0.8 - rem 0.8'.N1:'mf 0.8 - rem 0.8'.N11 'mf 0.8 - rem 0.8'.P1:'mf 0.8 - rem 0.8'.P11 'mf 0.8 - rem 0.8'.T1:'mf 0.8 - rem 0.8'.T11 'mf 0.8 - rem 0.8'.V1:'mf 0.8 - rem 0.8'.V11 'mf 0.8 - rem 0.8'.X1:'mf 0.8 - rem 0.8'.X11 'mf 0.8 - rem 0.8'.AB1:'mf 0.8 - rem 0.8'.AB11 'mf 0.8 - rem 0.8'.AD1:'mf 0.8 - rem 0.8'.AD11 'mf 0.8 - rem 0.8'.AF1:'mf 0.8 - rem 0.8'.AF11 'mf 0.8 - rem 0.8'.BF1:'mf 0.8 - rem 0.8'.BF11 'mf 0.8 - rem 0.8'.BH1:'mf 0.8 - rem 0.8'.BH11 'mf 0.8 - rem 0.8'.BJ1:'mf 0.8 - rem 0.8'.BJ11 'mf 0.8 - rem 0.8'.BL1:'mf 0.8 - rem 0.8'.BL11 'mf 0.8 - rem 0.8'.BN1:'mf 0.8 - rem 0.8'.BN11 'mf 0.8 - rem 0.8'.BP1:'mf 0.8 - rem 0.8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8 - rem 0.8'.A2:'mf 0.8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0.8'.L2:'mf 0.8 - rem 0.8'.L11" chart:label-cell-address="'mf 0.8 - rem 0.8'.L1:'mf 0.8 - rem 0.8'.L1" chart:class="chart:bar">
            <chart:data-point chart:repeated="10"/>
          </chart:series>
          <chart:series chart:style-name="ch8" chart:values-cell-range-address="'mf 0.8 - rem 0.8'.N2:'mf 0.8 - rem 0.8'.N11" chart:label-cell-address="'mf 0.8 - rem 0.8'.N1:'mf 0.8 - rem 0.8'.N1" chart:class="chart:bar">
            <chart:data-point chart:repeated="10"/>
          </chart:series>
          <chart:series chart:style-name="ch9" chart:values-cell-range-address="'mf 0.8 - rem 0.8'.P2:'mf 0.8 - rem 0.8'.P11" chart:label-cell-address="'mf 0.8 - rem 0.8'.P1:'mf 0.8 - rem 0.8'.P1" chart:class="chart:bar">
            <chart:data-point chart:repeated="10"/>
          </chart:series>
          <chart:series chart:style-name="ch10" chart:values-cell-range-address="'mf 0.8 - rem 0.8'.T2:'mf 0.8 - rem 0.8'.T11" chart:label-cell-address="'mf 0.8 - rem 0.8'.T1:'mf 0.8 - rem 0.8'.T1" chart:class="chart:bar">
            <chart:data-point chart:repeated="10"/>
          </chart:series>
          <chart:series chart:style-name="ch11" chart:values-cell-range-address="'mf 0.8 - rem 0.8'.V2:'mf 0.8 - rem 0.8'.V11" chart:label-cell-address="'mf 0.8 - rem 0.8'.V1:'mf 0.8 - rem 0.8'.V1" chart:class="chart:bar">
            <chart:data-point chart:repeated="10"/>
          </chart:series>
          <chart:series chart:style-name="ch12" chart:values-cell-range-address="'mf 0.8 - rem 0.8'.X2:'mf 0.8 - rem 0.8'.X11" chart:label-cell-address="'mf 0.8 - rem 0.8'.X1:'mf 0.8 - rem 0.8'.X1" chart:class="chart:bar">
            <chart:data-point chart:repeated="10"/>
          </chart:series>
          <chart:series chart:style-name="ch13" chart:values-cell-range-address="'mf 0.8 - rem 0.8'.AB2:'mf 0.8 - rem 0.8'.AB11" chart:label-cell-address="'mf 0.8 - rem 0.8'.AB1:'mf 0.8 - rem 0.8'.AB1" chart:class="chart:bar">
            <chart:data-point chart:repeated="10"/>
          </chart:series>
          <chart:series chart:style-name="ch14" chart:values-cell-range-address="'mf 0.8 - rem 0.8'.AD2:'mf 0.8 - rem 0.8'.AD11" chart:label-cell-address="'mf 0.8 - rem 0.8'.AD1:'mf 0.8 - rem 0.8'.AD1" chart:class="chart:bar">
            <chart:data-point chart:repeated="10"/>
          </chart:series>
          <chart:series chart:style-name="ch15" chart:values-cell-range-address="'mf 0.8 - rem 0.8'.AF2:'mf 0.8 - rem 0.8'.AF11" chart:label-cell-address="'mf 0.8 - rem 0.8'.AF1:'mf 0.8 - rem 0.8'.AF1" chart:class="chart:bar">
            <chart:data-point chart:repeated="10"/>
          </chart:series>
          <chart:series chart:style-name="ch16" chart:values-cell-range-address="'mf 0.8 - rem 0.8'.BF2:'mf 0.8 - rem 0.8'.BF11" chart:label-cell-address="'mf 0.8 - rem 0.8'.BF1:'mf 0.8 - rem 0.8'.BF1" chart:class="chart:bar">
            <chart:data-point chart:repeated="10"/>
          </chart:series>
          <chart:series chart:style-name="ch7" chart:values-cell-range-address="'mf 0.8 - rem 0.8'.BH2:'mf 0.8 - rem 0.8'.BH11" chart:label-cell-address="'mf 0.8 - rem 0.8'.BH1:'mf 0.8 - rem 0.8'.BH1" chart:class="chart:bar">
            <chart:data-point chart:repeated="10"/>
          </chart:series>
          <chart:series chart:style-name="ch8" chart:values-cell-range-address="'mf 0.8 - rem 0.8'.BJ2:'mf 0.8 - rem 0.8'.BJ11" chart:label-cell-address="'mf 0.8 - rem 0.8'.BJ1:'mf 0.8 - rem 0.8'.BJ1" chart:class="chart:bar">
            <chart:data-point chart:repeated="10"/>
          </chart:series>
          <chart:series chart:style-name="ch9" chart:values-cell-range-address="'mf 0.8 - rem 0.8'.BL2:'mf 0.8 - rem 0.8'.BL11" chart:label-cell-address="'mf 0.8 - rem 0.8'.BL1:'mf 0.8 - rem 0.8'.BL1" chart:class="chart:bar">
            <chart:data-point chart:repeated="10"/>
          </chart:series>
          <chart:series chart:style-name="ch17" chart:values-cell-range-address="'mf 0.8 - rem 0.8'.BN2:'mf 0.8 - rem 0.8'.BN11" chart:label-cell-address="'mf 0.8 - rem 0.8'.BN1:'mf 0.8 - rem 0.8'.BN1" chart:class="chart:bar">
            <chart:data-point chart:repeated="10"/>
          </chart:series>
          <chart:series chart:style-name="ch10" chart:values-cell-range-address="'mf 0.8 - rem 0.8'.BP2:'mf 0.8 - rem 0.8'.BP11" chart:label-cell-address="'mf 0.8 - rem 0.8'.BP1:'mf 0.8 - rem 0.8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8 - rem 0.8'.L1:'mf 0.8 - rem 0.8'.L1</svg:desc>
                </draw:g>
              </table:table-cell>
              <table:table-cell office:value-type="string">
                <text:p>1/R_ns</text:p>
                <draw:g>
                  <svg:desc>'mf 0.8 - rem 0.8'.N1:'mf 0.8 - rem 0.8'.N1</svg:desc>
                </draw:g>
              </table:table-cell>
              <table:table-cell office:value-type="string">
                <text:p>R/C_ns</text:p>
                <draw:g>
                  <svg:desc>'mf 0.8 - rem 0.8'.P1:'mf 0.8 - rem 0.8'.P1</svg:desc>
                </draw:g>
              </table:table-cell>
              <table:table-cell office:value-type="string">
                <text:p>ic_dyn_1/C_ns</text:p>
                <draw:g>
                  <svg:desc>'mf 0.8 - rem 0.8'.T1:'mf 0.8 - rem 0.8'.T1</svg:desc>
                </draw:g>
              </table:table-cell>
              <table:table-cell office:value-type="string">
                <text:p>ic_dyn_1/R_ns</text:p>
                <draw:g>
                  <svg:desc>'mf 0.8 - rem 0.8'.V1:'mf 0.8 - rem 0.8'.V1</svg:desc>
                </draw:g>
              </table:table-cell>
              <table:table-cell office:value-type="string">
                <text:p>ic_dyn_R/C_ns</text:p>
                <draw:g>
                  <svg:desc>'mf 0.8 - rem 0.8'.X1:'mf 0.8 - rem 0.8'.X1</svg:desc>
                </draw:g>
              </table:table-cell>
              <table:table-cell office:value-type="string">
                <text:p>bc_dyn_1/C_ns</text:p>
                <draw:g>
                  <svg:desc>'mf 0.8 - rem 0.8'.AB1:'mf 0.8 - rem 0.8'.AB1</svg:desc>
                </draw:g>
              </table:table-cell>
              <table:table-cell office:value-type="string">
                <text:p>bc_dyn_1/R_ns</text:p>
                <draw:g>
                  <svg:desc>'mf 0.8 - rem 0.8'.AD1:'mf 0.8 - rem 0.8'.AD1</svg:desc>
                </draw:g>
              </table:table-cell>
              <table:table-cell office:value-type="string">
                <text:p>bc_dyn_R/C_ns</text:p>
                <draw:g>
                  <svg:desc>'mf 0.8 - rem 0.8'.AF1:'mf 0.8 - rem 0.8'.AF1</svg:desc>
                </draw:g>
              </table:table-cell>
              <table:table-cell office:value-type="string">
                <text:p>sbb_st_1/C_ns</text:p>
                <draw:g>
                  <svg:desc>'mf 0.8 - rem 0.8'.BF1:'mf 0.8 - rem 0.8'.BF1</svg:desc>
                </draw:g>
              </table:table-cell>
              <table:table-cell office:value-type="string">
                <text:p>sbb_dyn_1/C_ns</text:p>
                <draw:g>
                  <svg:desc>'mf 0.8 - rem 0.8'.BH1:'mf 0.8 - rem 0.8'.BH1</svg:desc>
                </draw:g>
              </table:table-cell>
              <table:table-cell office:value-type="string">
                <text:p>sbb_st_1/R_ns</text:p>
                <draw:g>
                  <svg:desc>'mf 0.8 - rem 0.8'.BJ1:'mf 0.8 - rem 0.8'.BJ1</svg:desc>
                </draw:g>
              </table:table-cell>
              <table:table-cell office:value-type="string">
                <text:p>sbb_dyn_1/R_ns</text:p>
                <draw:g>
                  <svg:desc>'mf 0.8 - rem 0.8'.BL1:'mf 0.8 - rem 0.8'.BL1</svg:desc>
                </draw:g>
              </table:table-cell>
              <table:table-cell office:value-type="string">
                <text:p>sbb_st_R/C_ns</text:p>
                <draw:g>
                  <svg:desc>'mf 0.8 - rem 0.8'.BN1:'mf 0.8 - rem 0.8'.BN1</svg:desc>
                </draw:g>
              </table:table-cell>
              <table:table-cell office:value-type="string">
                <text:p>sbb_dyn_R/C_ns</text:p>
                <draw:g>
                  <svg:desc>'mf 0.8 - rem 0.8'.BP1:'mf 0.8 - rem 0.8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0.8'.A2:'mf 0.8 - rem 0.8'.A11</svg:desc>
                </draw:g>
              </table:table-cell>
              <table:table-cell office:value-type="float" office:value="87">
                <text:p>87</text:p>
                <draw:g>
                  <svg:desc>'mf 0.8 - rem 0.8'.L2:'mf 0.8 - rem 0.8'.L11</svg:desc>
                </draw:g>
              </table:table-cell>
              <table:table-cell office:value-type="float" office:value="87">
                <text:p>87</text:p>
                <draw:g>
                  <svg:desc>'mf 0.8 - rem 0.8'.N2:'mf 0.8 - rem 0.8'.N11</svg:desc>
                </draw:g>
              </table:table-cell>
              <table:table-cell office:value-type="float" office:value="88">
                <text:p>88</text:p>
                <draw:g>
                  <svg:desc>'mf 0.8 - rem 0.8'.P2:'mf 0.8 - rem 0.8'.P11</svg:desc>
                </draw:g>
              </table:table-cell>
              <table:table-cell office:value-type="float" office:value="81">
                <text:p>81</text:p>
                <draw:g>
                  <svg:desc>'mf 0.8 - rem 0.8'.T2:'mf 0.8 - rem 0.8'.T11</svg:desc>
                </draw:g>
              </table:table-cell>
              <table:table-cell office:value-type="float" office:value="77">
                <text:p>77</text:p>
                <draw:g>
                  <svg:desc>'mf 0.8 - rem 0.8'.V2:'mf 0.8 - rem 0.8'.V11</svg:desc>
                </draw:g>
              </table:table-cell>
              <table:table-cell office:value-type="float" office:value="85">
                <text:p>85</text:p>
                <draw:g>
                  <svg:desc>'mf 0.8 - rem 0.8'.X2:'mf 0.8 - rem 0.8'.X11</svg:desc>
                </draw:g>
              </table:table-cell>
              <table:table-cell office:value-type="float" office:value="89">
                <text:p>89</text:p>
                <draw:g>
                  <svg:desc>'mf 0.8 - rem 0.8'.AB2:'mf 0.8 - rem 0.8'.AB11</svg:desc>
                </draw:g>
              </table:table-cell>
              <table:table-cell office:value-type="float" office:value="87">
                <text:p>87</text:p>
                <draw:g>
                  <svg:desc>'mf 0.8 - rem 0.8'.AD2:'mf 0.8 - rem 0.8'.AD11</svg:desc>
                </draw:g>
              </table:table-cell>
              <table:table-cell office:value-type="float" office:value="89">
                <text:p>89</text:p>
                <draw:g>
                  <svg:desc>'mf 0.8 - rem 0.8'.AF2:'mf 0.8 - rem 0.8'.AF11</svg:desc>
                </draw:g>
              </table:table-cell>
              <table:table-cell office:value-type="float" office:value="71">
                <text:p>71</text:p>
                <draw:g>
                  <svg:desc>'mf 0.8 - rem 0.8'.BF2:'mf 0.8 - rem 0.8'.BF11</svg:desc>
                </draw:g>
              </table:table-cell>
              <table:table-cell office:value-type="float" office:value="68">
                <text:p>68</text:p>
                <draw:g>
                  <svg:desc>'mf 0.8 - rem 0.8'.BH2:'mf 0.8 - rem 0.8'.BH11</svg:desc>
                </draw:g>
              </table:table-cell>
              <table:table-cell office:value-type="float" office:value="73">
                <text:p>73</text:p>
                <draw:g>
                  <svg:desc>'mf 0.8 - rem 0.8'.BJ2:'mf 0.8 - rem 0.8'.BJ11</svg:desc>
                </draw:g>
              </table:table-cell>
              <table:table-cell office:value-type="float" office:value="66">
                <text:p>66</text:p>
                <draw:g>
                  <svg:desc>'mf 0.8 - rem 0.8'.BL2:'mf 0.8 - rem 0.8'.BL11</svg:desc>
                </draw:g>
              </table:table-cell>
              <table:table-cell office:value-type="float" office:value="79">
                <text:p>79</text:p>
                <draw:g>
                  <svg:desc>'mf 0.8 - rem 0.8'.BN2:'mf 0.8 - rem 0.8'.BN11</svg:desc>
                </draw:g>
              </table:table-cell>
              <table:table-cell office:value-type="float" office:value="80">
                <text:p>80</text:p>
                <draw:g>
                  <svg:desc>'mf 0.8 - rem 0.8'.BP2:'mf 0.8 - rem 0.8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8 - rem 0.8'.A2:'mf 0.8 - rem 0.8'.A11 'mf 0.8 - rem 0.8'.K1:'mf 0.8 - rem 0.8'.K11 'mf 0.8 - rem 0.8'.M1:'mf 0.8 - rem 0.8'.M11 'mf 0.8 - rem 0.8'.O1:'mf 0.8 - rem 0.8'.O11 'mf 0.8 - rem 0.8'.S1:'mf 0.8 - rem 0.8'.S11 'mf 0.8 - rem 0.8'.U1:'mf 0.8 - rem 0.8'.U11 'mf 0.8 - rem 0.8'.W1:'mf 0.8 - rem 0.8'.W11 'mf 0.8 - rem 0.8'.AA1:'mf 0.8 - rem 0.8'.AA11 'mf 0.8 - rem 0.8'.AC1:'mf 0.8 - rem 0.8'.AC11 'mf 0.8 - rem 0.8'.AE1:'mf 0.8 - rem 0.8'.AE11 'mf 0.8 - rem 0.8'.BE1:'mf 0.8 - rem 0.8'.BE11 'mf 0.8 - rem 0.8'.BG1:'mf 0.8 - rem 0.8'.BG11 'mf 0.8 - rem 0.8'.BI1:'mf 0.8 - rem 0.8'.BI11 'mf 0.8 - rem 0.8'.BK1:'mf 0.8 - rem 0.8'.BK11 'mf 0.8 - rem 0.8'.BM1:'mf 0.8 - rem 0.8'.BM11 'mf 0.8 - rem 0.8'.BO1:'mf 0.8 - rem 0.8'.BO11" chart:data-source-has-labels="both" svg:x="1.369cm" svg:y="1.127cm" svg:width="39.369cm" svg:height="10.614cm">
          <chartooo:coordinate-region svg:x="2.096cm" svg:y="1.327cm" svg:width="38.642cm" svg:height="9.767cm"/>
          <chart:axis chart:dimension="x" chart:name="primary-x" chart:style-name="ch4" chartooo:axis-type="auto">
            <chartooo:date-scale/>
            <chart:categories table:cell-range-address="'mf 0.8 - rem 0.8'.A2:'mf 0.8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0.8'.K2:'mf 0.8 - rem 0.8'.K11" chart:label-cell-address="'mf 0.8 - rem 0.8'.K1:'mf 0.8 - rem 0.8'.K1" chart:class="chart:bar">
            <chart:data-point chart:repeated="10"/>
          </chart:series>
          <chart:series chart:style-name="ch8" chart:values-cell-range-address="'mf 0.8 - rem 0.8'.M2:'mf 0.8 - rem 0.8'.M11" chart:label-cell-address="'mf 0.8 - rem 0.8'.M1:'mf 0.8 - rem 0.8'.M1" chart:class="chart:bar">
            <chart:data-point chart:repeated="10"/>
          </chart:series>
          <chart:series chart:style-name="ch9" chart:values-cell-range-address="'mf 0.8 - rem 0.8'.O2:'mf 0.8 - rem 0.8'.O11" chart:label-cell-address="'mf 0.8 - rem 0.8'.O1:'mf 0.8 - rem 0.8'.O1" chart:class="chart:bar">
            <chart:data-point chart:repeated="10"/>
          </chart:series>
          <chart:series chart:style-name="ch10" chart:values-cell-range-address="'mf 0.8 - rem 0.8'.S2:'mf 0.8 - rem 0.8'.S11" chart:label-cell-address="'mf 0.8 - rem 0.8'.S1:'mf 0.8 - rem 0.8'.S1" chart:class="chart:bar">
            <chart:data-point chart:repeated="10"/>
          </chart:series>
          <chart:series chart:style-name="ch11" chart:values-cell-range-address="'mf 0.8 - rem 0.8'.U2:'mf 0.8 - rem 0.8'.U11" chart:label-cell-address="'mf 0.8 - rem 0.8'.U1:'mf 0.8 - rem 0.8'.U1" chart:class="chart:bar">
            <chart:data-point chart:repeated="10"/>
          </chart:series>
          <chart:series chart:style-name="ch7" chart:values-cell-range-address="'mf 0.8 - rem 0.8'.W2:'mf 0.8 - rem 0.8'.W11" chart:label-cell-address="'mf 0.8 - rem 0.8'.W1:'mf 0.8 - rem 0.8'.W1" chart:class="chart:bar">
            <chart:data-point chart:repeated="10"/>
          </chart:series>
          <chart:series chart:style-name="ch9" chart:values-cell-range-address="'mf 0.8 - rem 0.8'.AA2:'mf 0.8 - rem 0.8'.AA11" chart:label-cell-address="'mf 0.8 - rem 0.8'.AA1:'mf 0.8 - rem 0.8'.AA1" chart:class="chart:bar">
            <chart:data-point chart:repeated="10"/>
          </chart:series>
          <chart:series chart:style-name="ch12" chart:values-cell-range-address="'mf 0.8 - rem 0.8'.AC2:'mf 0.8 - rem 0.8'.AC11" chart:label-cell-address="'mf 0.8 - rem 0.8'.AC1:'mf 0.8 - rem 0.8'.AC1" chart:class="chart:bar">
            <chart:data-point chart:repeated="10"/>
          </chart:series>
          <chart:series chart:style-name="ch10" chart:values-cell-range-address="'mf 0.8 - rem 0.8'.AE2:'mf 0.8 - rem 0.8'.AE11" chart:label-cell-address="'mf 0.8 - rem 0.8'.AE1:'mf 0.8 - rem 0.8'.AE1" chart:class="chart:bar">
            <chart:data-point chart:repeated="10"/>
          </chart:series>
          <chart:series chart:style-name="ch11" chart:values-cell-range-address="'mf 0.8 - rem 0.8'.BE2:'mf 0.8 - rem 0.8'.BE11" chart:label-cell-address="'mf 0.8 - rem 0.8'.BE1:'mf 0.8 - rem 0.8'.BE1" chart:class="chart:bar">
            <chart:data-point chart:repeated="10"/>
          </chart:series>
          <chart:series chart:style-name="ch7" chart:values-cell-range-address="'mf 0.8 - rem 0.8'.BG2:'mf 0.8 - rem 0.8'.BG11" chart:label-cell-address="'mf 0.8 - rem 0.8'.BG1:'mf 0.8 - rem 0.8'.BG1" chart:class="chart:bar">
            <chart:data-point chart:repeated="10"/>
          </chart:series>
          <chart:series chart:style-name="ch8" chart:values-cell-range-address="'mf 0.8 - rem 0.8'.BI2:'mf 0.8 - rem 0.8'.BI11" chart:label-cell-address="'mf 0.8 - rem 0.8'.BI1:'mf 0.8 - rem 0.8'.BI1" chart:class="chart:bar">
            <chart:data-point chart:repeated="10"/>
          </chart:series>
          <chart:series chart:style-name="ch9" chart:values-cell-range-address="'mf 0.8 - rem 0.8'.BK2:'mf 0.8 - rem 0.8'.BK11" chart:label-cell-address="'mf 0.8 - rem 0.8'.BK1:'mf 0.8 - rem 0.8'.BK1" chart:class="chart:bar">
            <chart:data-point chart:repeated="10"/>
          </chart:series>
          <chart:series chart:style-name="ch12" chart:values-cell-range-address="'mf 0.8 - rem 0.8'.BM2:'mf 0.8 - rem 0.8'.BM11" chart:label-cell-address="'mf 0.8 - rem 0.8'.BM1:'mf 0.8 - rem 0.8'.BM1" chart:class="chart:bar">
            <chart:data-point chart:repeated="10"/>
          </chart:series>
          <chart:series chart:style-name="ch10" chart:values-cell-range-address="'mf 0.8 - rem 0.8'.BO2:'mf 0.8 - rem 0.8'.BO11" chart:label-cell-address="'mf 0.8 - rem 0.8'.BO1:'mf 0.8 - rem 0.8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8 - rem 0.8'.K1:'mf 0.8 - rem 0.8'.K1</svg:desc>
                </draw:g>
              </table:table-cell>
              <table:table-cell office:value-type="string">
                <text:p>1/R_pn</text:p>
                <draw:g>
                  <svg:desc>'mf 0.8 - rem 0.8'.M1:'mf 0.8 - rem 0.8'.M1</svg:desc>
                </draw:g>
              </table:table-cell>
              <table:table-cell office:value-type="string">
                <text:p>R/C_pn</text:p>
                <draw:g>
                  <svg:desc>'mf 0.8 - rem 0.8'.O1:'mf 0.8 - rem 0.8'.O1</svg:desc>
                </draw:g>
              </table:table-cell>
              <table:table-cell office:value-type="string">
                <text:p>ic_dyn_1/C_pn</text:p>
                <draw:g>
                  <svg:desc>'mf 0.8 - rem 0.8'.S1:'mf 0.8 - rem 0.8'.S1</svg:desc>
                </draw:g>
              </table:table-cell>
              <table:table-cell office:value-type="string">
                <text:p>ic_dyn_1/R_pn</text:p>
                <draw:g>
                  <svg:desc>'mf 0.8 - rem 0.8'.U1:'mf 0.8 - rem 0.8'.U1</svg:desc>
                </draw:g>
              </table:table-cell>
              <table:table-cell office:value-type="string">
                <text:p>ic_dyn_R/C_pn</text:p>
                <draw:g>
                  <svg:desc>'mf 0.8 - rem 0.8'.W1:'mf 0.8 - rem 0.8'.W1</svg:desc>
                </draw:g>
              </table:table-cell>
              <table:table-cell office:value-type="string">
                <text:p>bc_dyn_1/C_pn</text:p>
                <draw:g>
                  <svg:desc>'mf 0.8 - rem 0.8'.AA1:'mf 0.8 - rem 0.8'.AA1</svg:desc>
                </draw:g>
              </table:table-cell>
              <table:table-cell office:value-type="string">
                <text:p>bc_dyn_1/R_pn</text:p>
                <draw:g>
                  <svg:desc>'mf 0.8 - rem 0.8'.AC1:'mf 0.8 - rem 0.8'.AC1</svg:desc>
                </draw:g>
              </table:table-cell>
              <table:table-cell office:value-type="string">
                <text:p>bc_dyn_R/C_pn</text:p>
                <draw:g>
                  <svg:desc>'mf 0.8 - rem 0.8'.AE1:'mf 0.8 - rem 0.8'.AE1</svg:desc>
                </draw:g>
              </table:table-cell>
              <table:table-cell office:value-type="string">
                <text:p>sbb_st_1/C_pn</text:p>
                <draw:g>
                  <svg:desc>'mf 0.8 - rem 0.8'.BE1:'mf 0.8 - rem 0.8'.BE1</svg:desc>
                </draw:g>
              </table:table-cell>
              <table:table-cell office:value-type="string">
                <text:p>sbb_dyn_1/C_pn</text:p>
                <draw:g>
                  <svg:desc>'mf 0.8 - rem 0.8'.BG1:'mf 0.8 - rem 0.8'.BG1</svg:desc>
                </draw:g>
              </table:table-cell>
              <table:table-cell office:value-type="string">
                <text:p>sbb_st_1/R_pn</text:p>
                <draw:g>
                  <svg:desc>'mf 0.8 - rem 0.8'.BI1:'mf 0.8 - rem 0.8'.BI1</svg:desc>
                </draw:g>
              </table:table-cell>
              <table:table-cell office:value-type="string">
                <text:p>sbb_dyn_1/R_pn</text:p>
                <draw:g>
                  <svg:desc>'mf 0.8 - rem 0.8'.BK1:'mf 0.8 - rem 0.8'.BK1</svg:desc>
                </draw:g>
              </table:table-cell>
              <table:table-cell office:value-type="string">
                <text:p>sbb_st_R/C_pn</text:p>
                <draw:g>
                  <svg:desc>'mf 0.8 - rem 0.8'.BM1:'mf 0.8 - rem 0.8'.BM1</svg:desc>
                </draw:g>
              </table:table-cell>
              <table:table-cell office:value-type="string">
                <text:p>sbb_dyn_R/C_pn</text:p>
                <draw:g>
                  <svg:desc>'mf 0.8 - rem 0.8'.BO1:'mf 0.8 - rem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0.8'.A2:'mf 0.8 - rem 0.8'.A11</svg:desc>
                </draw:g>
              </table:table-cell>
              <table:table-cell office:value-type="float" office:value="0.984525686899">
                <text:p>0.984525686899</text:p>
                <draw:g>
                  <svg:desc>'mf 0.8 - rem 0.8'.K2:'mf 0.8 - rem 0.8'.K11</svg:desc>
                </draw:g>
              </table:table-cell>
              <table:table-cell office:value-type="float" office:value="0.986934719051">
                <text:p>0.986934719051</text:p>
                <draw:g>
                  <svg:desc>'mf 0.8 - rem 0.8'.M2:'mf 0.8 - rem 0.8'.M11</svg:desc>
                </draw:g>
              </table:table-cell>
              <table:table-cell office:value-type="float" office:value="0.992612455275">
                <text:p>0.992612455275</text:p>
                <draw:g>
                  <svg:desc>'mf 0.8 - rem 0.8'.O2:'mf 0.8 - rem 0.8'.O11</svg:desc>
                </draw:g>
              </table:table-cell>
              <table:table-cell office:value-type="float" office:value="0.981041087021">
                <text:p>0.981041087021</text:p>
                <draw:g>
                  <svg:desc>'mf 0.8 - rem 0.8'.S2:'mf 0.8 - rem 0.8'.S11</svg:desc>
                </draw:g>
              </table:table-cell>
              <table:table-cell office:value-type="float" office:value="0.981646321374">
                <text:p>0.981646321374</text:p>
                <draw:g>
                  <svg:desc>'mf 0.8 - rem 0.8'.U2:'mf 0.8 - rem 0.8'.U11</svg:desc>
                </draw:g>
              </table:table-cell>
              <table:table-cell office:value-type="float" office:value="0.98739773315">
                <text:p>0.98739773315</text:p>
                <draw:g>
                  <svg:desc>'mf 0.8 - rem 0.8'.W2:'mf 0.8 - rem 0.8'.W11</svg:desc>
                </draw:g>
              </table:table-cell>
              <table:table-cell office:value-type="float" office:value="0.989711335902">
                <text:p>0.989711335902</text:p>
                <draw:g>
                  <svg:desc>'mf 0.8 - rem 0.8'.AA2:'mf 0.8 - rem 0.8'.AA11</svg:desc>
                </draw:g>
              </table:table-cell>
              <table:table-cell office:value-type="float" office:value="0.990867837717">
                <text:p>0.990867837717</text:p>
                <draw:g>
                  <svg:desc>'mf 0.8 - rem 0.8'.AC2:'mf 0.8 - rem 0.8'.AC11</svg:desc>
                </draw:g>
              </table:table-cell>
              <table:table-cell office:value-type="float" office:value="0.989326827831">
                <text:p>0.989326827831</text:p>
                <draw:g>
                  <svg:desc>'mf 0.8 - rem 0.8'.AE2:'mf 0.8 - rem 0.8'.AE11</svg:desc>
                </draw:g>
              </table:table-cell>
              <table:table-cell office:value-type="float" office:value="0.982034659945">
                <text:p>0.982034659945</text:p>
                <draw:g>
                  <svg:desc>'mf 0.8 - rem 0.8'.BE2:'mf 0.8 - rem 0.8'.BE11</svg:desc>
                </draw:g>
              </table:table-cell>
              <table:table-cell office:value-type="float" office:value="0.980541603281">
                <text:p>0.980541603281</text:p>
                <draw:g>
                  <svg:desc>'mf 0.8 - rem 0.8'.BG2:'mf 0.8 - rem 0.8'.BG11</svg:desc>
                </draw:g>
              </table:table-cell>
              <table:table-cell office:value-type="float" office:value="0.985537304245">
                <text:p>0.985537304245</text:p>
                <draw:g>
                  <svg:desc>'mf 0.8 - rem 0.8'.BI2:'mf 0.8 - rem 0.8'.BI11</svg:desc>
                </draw:g>
              </table:table-cell>
              <table:table-cell office:value-type="float" office:value="0.978143152236">
                <text:p>0.978143152236</text:p>
                <draw:g>
                  <svg:desc>'mf 0.8 - rem 0.8'.BK2:'mf 0.8 - rem 0.8'.BK11</svg:desc>
                </draw:g>
              </table:table-cell>
              <table:table-cell office:value-type="float" office:value="0.98530346776">
                <text:p>0.98530346776</text:p>
                <draw:g>
                  <svg:desc>'mf 0.8 - rem 0.8'.BM2:'mf 0.8 - rem 0.8'.BM11</svg:desc>
                </draw:g>
              </table:table-cell>
              <table:table-cell office:value-type="float" office:value="0.986931631121">
                <text:p>0.986931631121</text:p>
                <draw:g>
                  <svg:desc>'mf 0.8 - rem 0.8'.BO2:'mf 0.8 - rem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58166755233">
                <text:p>0.858166755233</text:p>
              </table:table-cell>
              <table:table-cell office:value-type="float" office:value="0.857748323359">
                <text:p>0.857748323359</text:p>
              </table:table-cell>
              <table:table-cell office:value-type="float" office:value="0.847904130881">
                <text:p>0.847904130881</text:p>
              </table:table-cell>
              <table:table-cell office:value-type="float" office:value="0.857541577956">
                <text:p>0.857541577956</text:p>
              </table:table-cell>
              <table:table-cell office:value-type="float" office:value="0.846406299052">
                <text:p>0.846406299052</text:p>
              </table:table-cell>
              <table:table-cell office:value-type="float" office:value="0.838277865047">
                <text:p>0.838277865047</text:p>
              </table:table-cell>
              <table:table-cell office:value-type="float" office:value="0.854895478">
                <text:p>0.854895478</text:p>
              </table:table-cell>
              <table:table-cell office:value-type="float" office:value="0.865619244553">
                <text:p>0.865619244553</text:p>
              </table:table-cell>
              <table:table-cell office:value-type="float" office:value="0.847380882524">
                <text:p>0.847380882524</text:p>
              </table:table-cell>
              <table:table-cell office:value-type="float" office:value="0.850898744553">
                <text:p>0.850898744553</text:p>
              </table:table-cell>
              <table:table-cell office:value-type="float" office:value="0.847302506162">
                <text:p>0.847302506162</text:p>
              </table:table-cell>
              <table:table-cell office:value-type="float" office:value="0.850340887775">
                <text:p>0.850340887775</text:p>
              </table:table-cell>
              <table:table-cell office:value-type="float" office:value="0.84568486953">
                <text:p>0.84568486953</text:p>
              </table:table-cell>
              <table:table-cell office:value-type="float" office:value="0.839031100855">
                <text:p>0.839031100855</text:p>
              </table:table-cell>
              <table:table-cell office:value-type="float" office:value="0.835830867602">
                <text:p>0.83583086760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15630925446">
                <text:p>0.915630925446</text:p>
              </table:table-cell>
              <table:table-cell office:value-type="float" office:value="0.91359114438">
                <text:p>0.91359114438</text:p>
              </table:table-cell>
              <table:table-cell office:value-type="float" office:value="0.913752903436">
                <text:p>0.913752903436</text:p>
              </table:table-cell>
              <table:table-cell office:value-type="float" office:value="0.931465151236">
                <text:p>0.931465151236</text:p>
              </table:table-cell>
              <table:table-cell office:value-type="float" office:value="0.928550117472">
                <text:p>0.928550117472</text:p>
              </table:table-cell>
              <table:table-cell office:value-type="float" office:value="0.926387874762">
                <text:p>0.926387874762</text:p>
              </table:table-cell>
              <table:table-cell office:value-type="float" office:value="0.911867480187">
                <text:p>0.911867480187</text:p>
              </table:table-cell>
              <table:table-cell office:value-type="float" office:value="0.909403839148">
                <text:p>0.909403839148</text:p>
              </table:table-cell>
              <table:table-cell office:value-type="float" office:value="0.913812670174">
                <text:p>0.913812670174</text:p>
              </table:table-cell>
              <table:table-cell office:value-type="float" office:value="0.889755197877">
                <text:p>0.889755197877</text:p>
              </table:table-cell>
              <table:table-cell office:value-type="float" office:value="0.897212757025">
                <text:p>0.897212757025</text:p>
              </table:table-cell>
              <table:table-cell office:value-type="float" office:value="0.888659849694">
                <text:p>0.888659849694</text:p>
              </table:table-cell>
              <table:table-cell office:value-type="float" office:value="0.90411917658">
                <text:p>0.90411917658</text:p>
              </table:table-cell>
              <table:table-cell office:value-type="float" office:value="0.896679051719">
                <text:p>0.896679051719</text:p>
              </table:table-cell>
              <table:table-cell office:value-type="float" office:value="0.893924334972">
                <text:p>0.89392433497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13084112">
                <text:p>0.999813084112</text:p>
              </table:table-cell>
              <table:table-cell office:value-type="float" office:value="0.999568965517">
                <text:p>0.9995689655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44014708">
                <text:p>0.999344014708</text:p>
              </table:table-cell>
              <table:table-cell office:value-type="float" office:value="0.997786191974">
                <text:p>0.997786191974</text:p>
              </table:table-cell>
              <table:table-cell office:value-type="float" office:value="0.999052061495">
                <text:p>0.999052061495</text:p>
              </table:table-cell>
              <table:table-cell office:value-type="float" office:value="0.996463239204">
                <text:p>0.996463239204</text:p>
              </table:table-cell>
              <table:table-cell office:value-type="float" office:value="0.999337928494">
                <text:p>0.999337928494</text:p>
              </table:table-cell>
              <table:table-cell office:value-type="float" office:value="0.998817044508">
                <text:p>0.99881704450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47309114762">
                <text:p>0.847309114762</text:p>
              </table:table-cell>
              <table:table-cell office:value-type="float" office:value="0.848855535047">
                <text:p>0.848855535047</text:p>
              </table:table-cell>
              <table:table-cell office:value-type="float" office:value="0.843829455791">
                <text:p>0.843829455791</text:p>
              </table:table-cell>
              <table:table-cell office:value-type="float" office:value="0.837169972232">
                <text:p>0.837169972232</text:p>
              </table:table-cell>
              <table:table-cell office:value-type="float" office:value="0.837010952366">
                <text:p>0.837010952366</text:p>
              </table:table-cell>
              <table:table-cell office:value-type="float" office:value="0.834074018339">
                <text:p>0.834074018339</text:p>
              </table:table-cell>
              <table:table-cell office:value-type="float" office:value="0.835619899677">
                <text:p>0.835619899677</text:p>
              </table:table-cell>
              <table:table-cell office:value-type="float" office:value="0.851931551627">
                <text:p>0.851931551627</text:p>
              </table:table-cell>
              <table:table-cell office:value-type="float" office:value="0.832460418927">
                <text:p>0.832460418927</text:p>
              </table:table-cell>
              <table:table-cell office:value-type="float" office:value="0.833553585425">
                <text:p>0.833553585425</text:p>
              </table:table-cell>
              <table:table-cell office:value-type="float" office:value="0.838205020152">
                <text:p>0.838205020152</text:p>
              </table:table-cell>
              <table:table-cell office:value-type="float" office:value="0.836033821119">
                <text:p>0.836033821119</text:p>
              </table:table-cell>
              <table:table-cell office:value-type="float" office:value="0.839393689641">
                <text:p>0.839393689641</text:p>
              </table:table-cell>
              <table:table-cell office:value-type="float" office:value="0.837691678208">
                <text:p>0.837691678208</text:p>
              </table:table-cell>
              <table:table-cell office:value-type="float" office:value="0.83685103846">
                <text:p>0.83685103846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4124957252">
                <text:p>0.84124957252</text:p>
              </table:table-cell>
              <table:table-cell office:value-type="float" office:value="0.84076850286">
                <text:p>0.84076850286</text:p>
              </table:table-cell>
              <table:table-cell office:value-type="float" office:value="0.837124207437">
                <text:p>0.837124207437</text:p>
              </table:table-cell>
              <table:table-cell office:value-type="float" office:value="0.847106419005">
                <text:p>0.847106419005</text:p>
              </table:table-cell>
              <table:table-cell office:value-type="float" office:value="0.848501945224">
                <text:p>0.848501945224</text:p>
              </table:table-cell>
              <table:table-cell office:value-type="float" office:value="0.840887226665">
                <text:p>0.840887226665</text:p>
              </table:table-cell>
              <table:table-cell office:value-type="float" office:value="0.840529041771">
                <text:p>0.840529041771</text:p>
              </table:table-cell>
              <table:table-cell office:value-type="float" office:value="0.841637146803">
                <text:p>0.841637146803</text:p>
              </table:table-cell>
              <table:table-cell office:value-type="float" office:value="0.836009978679">
                <text:p>0.836009978679</text:p>
              </table:table-cell>
              <table:table-cell office:value-type="float" office:value="0.816042818344">
                <text:p>0.816042818344</text:p>
              </table:table-cell>
              <table:table-cell office:value-type="float" office:value="0.818128972247">
                <text:p>0.818128972247</text:p>
              </table:table-cell>
              <table:table-cell office:value-type="float" office:value="0.816295268338">
                <text:p>0.816295268338</text:p>
              </table:table-cell>
              <table:table-cell office:value-type="float" office:value="0.814324172682">
                <text:p>0.814324172682</text:p>
              </table:table-cell>
              <table:table-cell office:value-type="float" office:value="0.813946144558">
                <text:p>0.813946144558</text:p>
              </table:table-cell>
              <table:table-cell office:value-type="float" office:value="0.80933918826">
                <text:p>0.80933918826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89164494584">
                <text:p>0.889164494584</text:p>
              </table:table-cell>
              <table:table-cell office:value-type="float" office:value="0.887616714267">
                <text:p>0.887616714267</text:p>
              </table:table-cell>
              <table:table-cell office:value-type="float" office:value="0.88933298574">
                <text:p>0.88933298574</text:p>
              </table:table-cell>
              <table:table-cell office:value-type="float" office:value="0.879245005471">
                <text:p>0.879245005471</text:p>
              </table:table-cell>
              <table:table-cell office:value-type="float" office:value="0.875720345736">
                <text:p>0.875720345736</text:p>
              </table:table-cell>
              <table:table-cell office:value-type="float" office:value="0.882385289151">
                <text:p>0.882385289151</text:p>
              </table:table-cell>
              <table:table-cell office:value-type="float" office:value="0.878279103378">
                <text:p>0.878279103378</text:p>
              </table:table-cell>
              <table:table-cell office:value-type="float" office:value="0.890786379546">
                <text:p>0.890786379546</text:p>
              </table:table-cell>
              <table:table-cell office:value-type="float" office:value="0.881571787414">
                <text:p>0.881571787414</text:p>
              </table:table-cell>
              <table:table-cell office:value-type="float" office:value="0.871516059407">
                <text:p>0.871516059407</text:p>
              </table:table-cell>
              <table:table-cell office:value-type="float" office:value="0.869501697136">
                <text:p>0.869501697136</text:p>
              </table:table-cell>
              <table:table-cell office:value-type="float" office:value="0.871570249539">
                <text:p>0.871570249539</text:p>
              </table:table-cell>
              <table:table-cell office:value-type="float" office:value="0.871177271904">
                <text:p>0.871177271904</text:p>
              </table:table-cell>
              <table:table-cell office:value-type="float" office:value="0.873918147429">
                <text:p>0.873918147429</text:p>
              </table:table-cell>
              <table:table-cell office:value-type="float" office:value="0.87378083745">
                <text:p>0.8737808374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89297419807">
                <text:p>0.789297419807</text:p>
              </table:table-cell>
              <table:table-cell office:value-type="float" office:value="0.78860800696">
                <text:p>0.78860800696</text:p>
              </table:table-cell>
              <table:table-cell office:value-type="float" office:value="0.78990154144">
                <text:p>0.78990154144</text:p>
              </table:table-cell>
              <table:table-cell office:value-type="float" office:value="0.785043008796">
                <text:p>0.785043008796</text:p>
              </table:table-cell>
              <table:table-cell office:value-type="float" office:value="0.783616315916">
                <text:p>0.783616315916</text:p>
              </table:table-cell>
              <table:table-cell office:value-type="float" office:value="0.783124697167">
                <text:p>0.783124697167</text:p>
              </table:table-cell>
              <table:table-cell office:value-type="float" office:value="0.788775295265">
                <text:p>0.788775295265</text:p>
              </table:table-cell>
              <table:table-cell office:value-type="float" office:value="0.789629130326">
                <text:p>0.789629130326</text:p>
              </table:table-cell>
              <table:table-cell office:value-type="float" office:value="0.787799901317">
                <text:p>0.787799901317</text:p>
              </table:table-cell>
              <table:table-cell office:value-type="float" office:value="0.772145238616">
                <text:p>0.772145238616</text:p>
              </table:table-cell>
              <table:table-cell office:value-type="float" office:value="0.773909816305">
                <text:p>0.773909816305</text:p>
              </table:table-cell>
              <table:table-cell office:value-type="float" office:value="0.772633252725">
                <text:p>0.772633252725</text:p>
              </table:table-cell>
              <table:table-cell office:value-type="float" office:value="0.77257086595">
                <text:p>0.77257086595</text:p>
              </table:table-cell>
              <table:table-cell office:value-type="float" office:value="0.774308239296">
                <text:p>0.774308239296</text:p>
              </table:table-cell>
              <table:table-cell office:value-type="float" office:value="0.772655778963">
                <text:p>0.77265577896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8 - rem 1.0'.A1:'mf 0.8 - rem 1.0'.A11 'mf 0.8 - rem 1.0'.L1:'mf 0.8 - rem 1.0'.L11 'mf 0.8 - rem 1.0'.N1:'mf 0.8 - rem 1.0'.N11 'mf 0.8 - rem 1.0'.P1:'mf 0.8 - rem 1.0'.P11 'mf 0.8 - rem 1.0'.T1:'mf 0.8 - rem 1.0'.T11 'mf 0.8 - rem 1.0'.V1:'mf 0.8 - rem 1.0'.V11 'mf 0.8 - rem 1.0'.X1:'mf 0.8 - rem 1.0'.X11 'mf 0.8 - rem 1.0'.AB1:'mf 0.8 - rem 1.0'.AB11 'mf 0.8 - rem 1.0'.AD1:'mf 0.8 - rem 1.0'.AD11 'mf 0.8 - rem 1.0'.AF1:'mf 0.8 - rem 1.0'.AF11 'mf 0.8 - rem 1.0'.BF1:'mf 0.8 - rem 1.0'.BF11 'mf 0.8 - rem 1.0'.BH1:'mf 0.8 - rem 1.0'.BH11 'mf 0.8 - rem 1.0'.BJ1:'mf 0.8 - rem 1.0'.BJ11 'mf 0.8 - rem 1.0'.BL1:'mf 0.8 - rem 1.0'.BL11 'mf 0.8 - rem 1.0'.BN1:'mf 0.8 - rem 1.0'.BN11 'mf 0.8 - rem 1.0'.BP1:'mf 0.8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8 - rem 1.0'.A2:'mf 0.8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1.0'.L2:'mf 0.8 - rem 1.0'.L11" chart:label-cell-address="'mf 0.8 - rem 1.0'.L1:'mf 0.8 - rem 1.0'.L1" chart:class="chart:bar">
            <chart:data-point chart:repeated="10"/>
          </chart:series>
          <chart:series chart:style-name="ch8" chart:values-cell-range-address="'mf 0.8 - rem 1.0'.N2:'mf 0.8 - rem 1.0'.N11" chart:label-cell-address="'mf 0.8 - rem 1.0'.N1:'mf 0.8 - rem 1.0'.N1" chart:class="chart:bar">
            <chart:data-point chart:repeated="10"/>
          </chart:series>
          <chart:series chart:style-name="ch9" chart:values-cell-range-address="'mf 0.8 - rem 1.0'.P2:'mf 0.8 - rem 1.0'.P11" chart:label-cell-address="'mf 0.8 - rem 1.0'.P1:'mf 0.8 - rem 1.0'.P1" chart:class="chart:bar">
            <chart:data-point chart:repeated="10"/>
          </chart:series>
          <chart:series chart:style-name="ch10" chart:values-cell-range-address="'mf 0.8 - rem 1.0'.T2:'mf 0.8 - rem 1.0'.T11" chart:label-cell-address="'mf 0.8 - rem 1.0'.T1:'mf 0.8 - rem 1.0'.T1" chart:class="chart:bar">
            <chart:data-point chart:repeated="10"/>
          </chart:series>
          <chart:series chart:style-name="ch11" chart:values-cell-range-address="'mf 0.8 - rem 1.0'.V2:'mf 0.8 - rem 1.0'.V11" chart:label-cell-address="'mf 0.8 - rem 1.0'.V1:'mf 0.8 - rem 1.0'.V1" chart:class="chart:bar">
            <chart:data-point chart:repeated="10"/>
          </chart:series>
          <chart:series chart:style-name="ch12" chart:values-cell-range-address="'mf 0.8 - rem 1.0'.X2:'mf 0.8 - rem 1.0'.X11" chart:label-cell-address="'mf 0.8 - rem 1.0'.X1:'mf 0.8 - rem 1.0'.X1" chart:class="chart:bar">
            <chart:data-point chart:repeated="10"/>
          </chart:series>
          <chart:series chart:style-name="ch13" chart:values-cell-range-address="'mf 0.8 - rem 1.0'.AB2:'mf 0.8 - rem 1.0'.AB11" chart:label-cell-address="'mf 0.8 - rem 1.0'.AB1:'mf 0.8 - rem 1.0'.AB1" chart:class="chart:bar">
            <chart:data-point chart:repeated="10"/>
          </chart:series>
          <chart:series chart:style-name="ch14" chart:values-cell-range-address="'mf 0.8 - rem 1.0'.AD2:'mf 0.8 - rem 1.0'.AD11" chart:label-cell-address="'mf 0.8 - rem 1.0'.AD1:'mf 0.8 - rem 1.0'.AD1" chart:class="chart:bar">
            <chart:data-point chart:repeated="10"/>
          </chart:series>
          <chart:series chart:style-name="ch15" chart:values-cell-range-address="'mf 0.8 - rem 1.0'.AF2:'mf 0.8 - rem 1.0'.AF11" chart:label-cell-address="'mf 0.8 - rem 1.0'.AF1:'mf 0.8 - rem 1.0'.AF1" chart:class="chart:bar">
            <chart:data-point chart:repeated="10"/>
          </chart:series>
          <chart:series chart:style-name="ch16" chart:values-cell-range-address="'mf 0.8 - rem 1.0'.BF2:'mf 0.8 - rem 1.0'.BF11" chart:label-cell-address="'mf 0.8 - rem 1.0'.BF1:'mf 0.8 - rem 1.0'.BF1" chart:class="chart:bar">
            <chart:data-point chart:repeated="10"/>
          </chart:series>
          <chart:series chart:style-name="ch7" chart:values-cell-range-address="'mf 0.8 - rem 1.0'.BH2:'mf 0.8 - rem 1.0'.BH11" chart:label-cell-address="'mf 0.8 - rem 1.0'.BH1:'mf 0.8 - rem 1.0'.BH1" chart:class="chart:bar">
            <chart:data-point chart:repeated="10"/>
          </chart:series>
          <chart:series chart:style-name="ch8" chart:values-cell-range-address="'mf 0.8 - rem 1.0'.BJ2:'mf 0.8 - rem 1.0'.BJ11" chart:label-cell-address="'mf 0.8 - rem 1.0'.BJ1:'mf 0.8 - rem 1.0'.BJ1" chart:class="chart:bar">
            <chart:data-point chart:repeated="10"/>
          </chart:series>
          <chart:series chart:style-name="ch9" chart:values-cell-range-address="'mf 0.8 - rem 1.0'.BL2:'mf 0.8 - rem 1.0'.BL11" chart:label-cell-address="'mf 0.8 - rem 1.0'.BL1:'mf 0.8 - rem 1.0'.BL1" chart:class="chart:bar">
            <chart:data-point chart:repeated="10"/>
          </chart:series>
          <chart:series chart:style-name="ch17" chart:values-cell-range-address="'mf 0.8 - rem 1.0'.BN2:'mf 0.8 - rem 1.0'.BN11" chart:label-cell-address="'mf 0.8 - rem 1.0'.BN1:'mf 0.8 - rem 1.0'.BN1" chart:class="chart:bar">
            <chart:data-point chart:repeated="10"/>
          </chart:series>
          <chart:series chart:style-name="ch10" chart:values-cell-range-address="'mf 0.8 - rem 1.0'.BP2:'mf 0.8 - rem 1.0'.BP11" chart:label-cell-address="'mf 0.8 - rem 1.0'.BP1:'mf 0.8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8 - rem 1.0'.L1:'mf 0.8 - rem 1.0'.L1</svg:desc>
                </draw:g>
              </table:table-cell>
              <table:table-cell office:value-type="string">
                <text:p>1/R_ns</text:p>
                <draw:g>
                  <svg:desc>'mf 0.8 - rem 1.0'.N1:'mf 0.8 - rem 1.0'.N1</svg:desc>
                </draw:g>
              </table:table-cell>
              <table:table-cell office:value-type="string">
                <text:p>R/C_ns</text:p>
                <draw:g>
                  <svg:desc>'mf 0.8 - rem 1.0'.P1:'mf 0.8 - rem 1.0'.P1</svg:desc>
                </draw:g>
              </table:table-cell>
              <table:table-cell office:value-type="string">
                <text:p>ic_dyn_1/C_ns</text:p>
                <draw:g>
                  <svg:desc>'mf 0.8 - rem 1.0'.T1:'mf 0.8 - rem 1.0'.T1</svg:desc>
                </draw:g>
              </table:table-cell>
              <table:table-cell office:value-type="string">
                <text:p>ic_dyn_1/R_ns</text:p>
                <draw:g>
                  <svg:desc>'mf 0.8 - rem 1.0'.V1:'mf 0.8 - rem 1.0'.V1</svg:desc>
                </draw:g>
              </table:table-cell>
              <table:table-cell office:value-type="string">
                <text:p>ic_dyn_R/C_ns</text:p>
                <draw:g>
                  <svg:desc>'mf 0.8 - rem 1.0'.X1:'mf 0.8 - rem 1.0'.X1</svg:desc>
                </draw:g>
              </table:table-cell>
              <table:table-cell office:value-type="string">
                <text:p>bc_dyn_1/C_ns</text:p>
                <draw:g>
                  <svg:desc>'mf 0.8 - rem 1.0'.AB1:'mf 0.8 - rem 1.0'.AB1</svg:desc>
                </draw:g>
              </table:table-cell>
              <table:table-cell office:value-type="string">
                <text:p>bc_dyn_1/R_ns</text:p>
                <draw:g>
                  <svg:desc>'mf 0.8 - rem 1.0'.AD1:'mf 0.8 - rem 1.0'.AD1</svg:desc>
                </draw:g>
              </table:table-cell>
              <table:table-cell office:value-type="string">
                <text:p>bc_dyn_R/C_ns</text:p>
                <draw:g>
                  <svg:desc>'mf 0.8 - rem 1.0'.AF1:'mf 0.8 - rem 1.0'.AF1</svg:desc>
                </draw:g>
              </table:table-cell>
              <table:table-cell office:value-type="string">
                <text:p>sbb_st_1/C_ns</text:p>
                <draw:g>
                  <svg:desc>'mf 0.8 - rem 1.0'.BF1:'mf 0.8 - rem 1.0'.BF1</svg:desc>
                </draw:g>
              </table:table-cell>
              <table:table-cell office:value-type="string">
                <text:p>sbb_dyn_1/C_ns</text:p>
                <draw:g>
                  <svg:desc>'mf 0.8 - rem 1.0'.BH1:'mf 0.8 - rem 1.0'.BH1</svg:desc>
                </draw:g>
              </table:table-cell>
              <table:table-cell office:value-type="string">
                <text:p>sbb_st_1/R_ns</text:p>
                <draw:g>
                  <svg:desc>'mf 0.8 - rem 1.0'.BJ1:'mf 0.8 - rem 1.0'.BJ1</svg:desc>
                </draw:g>
              </table:table-cell>
              <table:table-cell office:value-type="string">
                <text:p>sbb_dyn_1/R_ns</text:p>
                <draw:g>
                  <svg:desc>'mf 0.8 - rem 1.0'.BL1:'mf 0.8 - rem 1.0'.BL1</svg:desc>
                </draw:g>
              </table:table-cell>
              <table:table-cell office:value-type="string">
                <text:p>sbb_st_R/C_ns</text:p>
                <draw:g>
                  <svg:desc>'mf 0.8 - rem 1.0'.BN1:'mf 0.8 - rem 1.0'.BN1</svg:desc>
                </draw:g>
              </table:table-cell>
              <table:table-cell office:value-type="string">
                <text:p>sbb_dyn_R/C_ns</text:p>
                <draw:g>
                  <svg:desc>'mf 0.8 - rem 1.0'.BP1:'mf 0.8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1.0'.A2:'mf 0.8 - rem 1.0'.A11</svg:desc>
                </draw:g>
              </table:table-cell>
              <table:table-cell office:value-type="float" office:value="57">
                <text:p>57</text:p>
                <draw:g>
                  <svg:desc>'mf 0.8 - rem 1.0'.L2:'mf 0.8 - rem 1.0'.L11</svg:desc>
                </draw:g>
              </table:table-cell>
              <table:table-cell office:value-type="float" office:value="59">
                <text:p>59</text:p>
                <draw:g>
                  <svg:desc>'mf 0.8 - rem 1.0'.N2:'mf 0.8 - rem 1.0'.N11</svg:desc>
                </draw:g>
              </table:table-cell>
              <table:table-cell office:value-type="float" office:value="64">
                <text:p>64</text:p>
                <draw:g>
                  <svg:desc>'mf 0.8 - rem 1.0'.P2:'mf 0.8 - rem 1.0'.P11</svg:desc>
                </draw:g>
              </table:table-cell>
              <table:table-cell office:value-type="float" office:value="78">
                <text:p>78</text:p>
                <draw:g>
                  <svg:desc>'mf 0.8 - rem 1.0'.T2:'mf 0.8 - rem 1.0'.T11</svg:desc>
                </draw:g>
              </table:table-cell>
              <table:table-cell office:value-type="float" office:value="66">
                <text:p>66</text:p>
                <draw:g>
                  <svg:desc>'mf 0.8 - rem 1.0'.V2:'mf 0.8 - rem 1.0'.V11</svg:desc>
                </draw:g>
              </table:table-cell>
              <table:table-cell office:value-type="float" office:value="63">
                <text:p>63</text:p>
                <draw:g>
                  <svg:desc>'mf 0.8 - rem 1.0'.X2:'mf 0.8 - rem 1.0'.X11</svg:desc>
                </draw:g>
              </table:table-cell>
              <table:table-cell office:value-type="float" office:value="64">
                <text:p>64</text:p>
                <draw:g>
                  <svg:desc>'mf 0.8 - rem 1.0'.AB2:'mf 0.8 - rem 1.0'.AB11</svg:desc>
                </draw:g>
              </table:table-cell>
              <table:table-cell office:value-type="float" office:value="62">
                <text:p>62</text:p>
                <draw:g>
                  <svg:desc>'mf 0.8 - rem 1.0'.AD2:'mf 0.8 - rem 1.0'.AD11</svg:desc>
                </draw:g>
              </table:table-cell>
              <table:table-cell office:value-type="float" office:value="63">
                <text:p>63</text:p>
                <draw:g>
                  <svg:desc>'mf 0.8 - rem 1.0'.AF2:'mf 0.8 - rem 1.0'.AF11</svg:desc>
                </draw:g>
              </table:table-cell>
              <table:table-cell office:value-type="float" office:value="51">
                <text:p>51</text:p>
                <draw:g>
                  <svg:desc>'mf 0.8 - rem 1.0'.BF2:'mf 0.8 - rem 1.0'.BF11</svg:desc>
                </draw:g>
              </table:table-cell>
              <table:table-cell office:value-type="float" office:value="57">
                <text:p>57</text:p>
                <draw:g>
                  <svg:desc>'mf 0.8 - rem 1.0'.BH2:'mf 0.8 - rem 1.0'.BH11</svg:desc>
                </draw:g>
              </table:table-cell>
              <table:table-cell office:value-type="float" office:value="54">
                <text:p>54</text:p>
                <draw:g>
                  <svg:desc>'mf 0.8 - rem 1.0'.BJ2:'mf 0.8 - rem 1.0'.BJ11</svg:desc>
                </draw:g>
              </table:table-cell>
              <table:table-cell office:value-type="float" office:value="55">
                <text:p>55</text:p>
                <draw:g>
                  <svg:desc>'mf 0.8 - rem 1.0'.BL2:'mf 0.8 - rem 1.0'.BL11</svg:desc>
                </draw:g>
              </table:table-cell>
              <table:table-cell office:value-type="float" office:value="50">
                <text:p>50</text:p>
                <draw:g>
                  <svg:desc>'mf 0.8 - rem 1.0'.BN2:'mf 0.8 - rem 1.0'.BN11</svg:desc>
                </draw:g>
              </table:table-cell>
              <table:table-cell office:value-type="float" office:value="49">
                <text:p>49</text:p>
                <draw:g>
                  <svg:desc>'mf 0.8 - rem 1.0'.BP2:'mf 0.8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8 - rem 1.0'.A1:'mf 0.8 - rem 1.0'.A11 'mf 0.8 - rem 1.0'.K1:'mf 0.8 - rem 1.0'.K11 'mf 0.8 - rem 1.0'.M1:'mf 0.8 - rem 1.0'.M11 'mf 0.8 - rem 1.0'.O1:'mf 0.8 - rem 1.0'.O11 'mf 0.8 - rem 1.0'.S1:'mf 0.8 - rem 1.0'.S11 'mf 0.8 - rem 1.0'.U1:'mf 0.8 - rem 1.0'.U11 'mf 0.8 - rem 1.0'.W1:'mf 0.8 - rem 1.0'.W11 'mf 0.8 - rem 1.0'.AA1:'mf 0.8 - rem 1.0'.AA11 'mf 0.8 - rem 1.0'.AC1:'mf 0.8 - rem 1.0'.AC11 'mf 0.8 - rem 1.0'.AE1:'mf 0.8 - rem 1.0'.AE11 'mf 0.8 - rem 1.0'.BE1:'mf 0.8 - rem 1.0'.BE11 'mf 0.8 - rem 1.0'.BG1:'mf 0.8 - rem 1.0'.BG11 'mf 0.8 - rem 1.0'.BI1:'mf 0.8 - rem 1.0'.BI11 'mf 0.8 - rem 1.0'.BK1:'mf 0.8 - rem 1.0'.BK11 'mf 0.8 - rem 1.0'.BM1:'mf 0.8 - rem 1.0'.BM11 'mf 0.8 - rem 1.0'.BO1:'mf 0.8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8 - rem 1.0'.A2:'mf 0.8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1.0'.K2:'mf 0.8 - rem 1.0'.K11" chart:label-cell-address="'mf 0.8 - rem 1.0'.K1:'mf 0.8 - rem 1.0'.K1" chart:class="chart:bar">
            <chart:data-point chart:repeated="10"/>
          </chart:series>
          <chart:series chart:style-name="ch8" chart:values-cell-range-address="'mf 0.8 - rem 1.0'.M2:'mf 0.8 - rem 1.0'.M11" chart:label-cell-address="'mf 0.8 - rem 1.0'.M1:'mf 0.8 - rem 1.0'.M1" chart:class="chart:bar">
            <chart:data-point chart:repeated="10"/>
          </chart:series>
          <chart:series chart:style-name="ch9" chart:values-cell-range-address="'mf 0.8 - rem 1.0'.O2:'mf 0.8 - rem 1.0'.O11" chart:label-cell-address="'mf 0.8 - rem 1.0'.O1:'mf 0.8 - rem 1.0'.O1" chart:class="chart:bar">
            <chart:data-point chart:repeated="10"/>
          </chart:series>
          <chart:series chart:style-name="ch10" chart:values-cell-range-address="'mf 0.8 - rem 1.0'.S2:'mf 0.8 - rem 1.0'.S11" chart:label-cell-address="'mf 0.8 - rem 1.0'.S1:'mf 0.8 - rem 1.0'.S1" chart:class="chart:bar">
            <chart:data-point chart:repeated="10"/>
          </chart:series>
          <chart:series chart:style-name="ch11" chart:values-cell-range-address="'mf 0.8 - rem 1.0'.U2:'mf 0.8 - rem 1.0'.U11" chart:label-cell-address="'mf 0.8 - rem 1.0'.U1:'mf 0.8 - rem 1.0'.U1" chart:class="chart:bar">
            <chart:data-point chart:repeated="10"/>
          </chart:series>
          <chart:series chart:style-name="ch7" chart:values-cell-range-address="'mf 0.8 - rem 1.0'.W2:'mf 0.8 - rem 1.0'.W11" chart:label-cell-address="'mf 0.8 - rem 1.0'.W1:'mf 0.8 - rem 1.0'.W1" chart:class="chart:bar">
            <chart:data-point chart:repeated="10"/>
          </chart:series>
          <chart:series chart:style-name="ch9" chart:values-cell-range-address="'mf 0.8 - rem 1.0'.AA2:'mf 0.8 - rem 1.0'.AA11" chart:label-cell-address="'mf 0.8 - rem 1.0'.AA1:'mf 0.8 - rem 1.0'.AA1" chart:class="chart:bar">
            <chart:data-point chart:repeated="10"/>
          </chart:series>
          <chart:series chart:style-name="ch12" chart:values-cell-range-address="'mf 0.8 - rem 1.0'.AC2:'mf 0.8 - rem 1.0'.AC11" chart:label-cell-address="'mf 0.8 - rem 1.0'.AC1:'mf 0.8 - rem 1.0'.AC1" chart:class="chart:bar">
            <chart:data-point chart:repeated="10"/>
          </chart:series>
          <chart:series chart:style-name="ch10" chart:values-cell-range-address="'mf 0.8 - rem 1.0'.AE2:'mf 0.8 - rem 1.0'.AE11" chart:label-cell-address="'mf 0.8 - rem 1.0'.AE1:'mf 0.8 - rem 1.0'.AE1" chart:class="chart:bar">
            <chart:data-point chart:repeated="10"/>
          </chart:series>
          <chart:series chart:style-name="ch11" chart:values-cell-range-address="'mf 0.8 - rem 1.0'.BE2:'mf 0.8 - rem 1.0'.BE11" chart:label-cell-address="'mf 0.8 - rem 1.0'.BE1:'mf 0.8 - rem 1.0'.BE1" chart:class="chart:bar">
            <chart:data-point chart:repeated="10"/>
          </chart:series>
          <chart:series chart:style-name="ch7" chart:values-cell-range-address="'mf 0.8 - rem 1.0'.BG2:'mf 0.8 - rem 1.0'.BG11" chart:label-cell-address="'mf 0.8 - rem 1.0'.BG1:'mf 0.8 - rem 1.0'.BG1" chart:class="chart:bar">
            <chart:data-point chart:repeated="10"/>
          </chart:series>
          <chart:series chart:style-name="ch8" chart:values-cell-range-address="'mf 0.8 - rem 1.0'.BI2:'mf 0.8 - rem 1.0'.BI11" chart:label-cell-address="'mf 0.8 - rem 1.0'.BI1:'mf 0.8 - rem 1.0'.BI1" chart:class="chart:bar">
            <chart:data-point chart:repeated="10"/>
          </chart:series>
          <chart:series chart:style-name="ch9" chart:values-cell-range-address="'mf 0.8 - rem 1.0'.BK2:'mf 0.8 - rem 1.0'.BK11" chart:label-cell-address="'mf 0.8 - rem 1.0'.BK1:'mf 0.8 - rem 1.0'.BK1" chart:class="chart:bar">
            <chart:data-point chart:repeated="10"/>
          </chart:series>
          <chart:series chart:style-name="ch12" chart:values-cell-range-address="'mf 0.8 - rem 1.0'.BM2:'mf 0.8 - rem 1.0'.BM11" chart:label-cell-address="'mf 0.8 - rem 1.0'.BM1:'mf 0.8 - rem 1.0'.BM1" chart:class="chart:bar">
            <chart:data-point chart:repeated="10"/>
          </chart:series>
          <chart:series chart:style-name="ch10" chart:values-cell-range-address="'mf 0.8 - rem 1.0'.BO2:'mf 0.8 - rem 1.0'.BO11" chart:label-cell-address="'mf 0.8 - rem 1.0'.BO1:'mf 0.8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8 - rem 1.0'.K1:'mf 0.8 - rem 1.0'.K1</svg:desc>
                </draw:g>
              </table:table-cell>
              <table:table-cell office:value-type="string">
                <text:p>1/R_pn</text:p>
                <draw:g>
                  <svg:desc>'mf 0.8 - rem 1.0'.M1:'mf 0.8 - rem 1.0'.M1</svg:desc>
                </draw:g>
              </table:table-cell>
              <table:table-cell office:value-type="string">
                <text:p>R/C_pn</text:p>
                <draw:g>
                  <svg:desc>'mf 0.8 - rem 1.0'.O1:'mf 0.8 - rem 1.0'.O1</svg:desc>
                </draw:g>
              </table:table-cell>
              <table:table-cell office:value-type="string">
                <text:p>ic_dyn_1/C_pn</text:p>
                <draw:g>
                  <svg:desc>'mf 0.8 - rem 1.0'.S1:'mf 0.8 - rem 1.0'.S1</svg:desc>
                </draw:g>
              </table:table-cell>
              <table:table-cell office:value-type="string">
                <text:p>ic_dyn_1/R_pn</text:p>
                <draw:g>
                  <svg:desc>'mf 0.8 - rem 1.0'.U1:'mf 0.8 - rem 1.0'.U1</svg:desc>
                </draw:g>
              </table:table-cell>
              <table:table-cell office:value-type="string">
                <text:p>ic_dyn_R/C_pn</text:p>
                <draw:g>
                  <svg:desc>'mf 0.8 - rem 1.0'.W1:'mf 0.8 - rem 1.0'.W1</svg:desc>
                </draw:g>
              </table:table-cell>
              <table:table-cell office:value-type="string">
                <text:p>bc_dyn_1/C_pn</text:p>
                <draw:g>
                  <svg:desc>'mf 0.8 - rem 1.0'.AA1:'mf 0.8 - rem 1.0'.AA1</svg:desc>
                </draw:g>
              </table:table-cell>
              <table:table-cell office:value-type="string">
                <text:p>bc_dyn_1/R_pn</text:p>
                <draw:g>
                  <svg:desc>'mf 0.8 - rem 1.0'.AC1:'mf 0.8 - rem 1.0'.AC1</svg:desc>
                </draw:g>
              </table:table-cell>
              <table:table-cell office:value-type="string">
                <text:p>bc_dyn_R/C_pn</text:p>
                <draw:g>
                  <svg:desc>'mf 0.8 - rem 1.0'.AE1:'mf 0.8 - rem 1.0'.AE1</svg:desc>
                </draw:g>
              </table:table-cell>
              <table:table-cell office:value-type="string">
                <text:p>sbb_st_1/C_pn</text:p>
                <draw:g>
                  <svg:desc>'mf 0.8 - rem 1.0'.BE1:'mf 0.8 - rem 1.0'.BE1</svg:desc>
                </draw:g>
              </table:table-cell>
              <table:table-cell office:value-type="string">
                <text:p>sbb_dyn_1/C_pn</text:p>
                <draw:g>
                  <svg:desc>'mf 0.8 - rem 1.0'.BG1:'mf 0.8 - rem 1.0'.BG1</svg:desc>
                </draw:g>
              </table:table-cell>
              <table:table-cell office:value-type="string">
                <text:p>sbb_st_1/R_pn</text:p>
                <draw:g>
                  <svg:desc>'mf 0.8 - rem 1.0'.BI1:'mf 0.8 - rem 1.0'.BI1</svg:desc>
                </draw:g>
              </table:table-cell>
              <table:table-cell office:value-type="string">
                <text:p>sbb_dyn_1/R_pn</text:p>
                <draw:g>
                  <svg:desc>'mf 0.8 - rem 1.0'.BK1:'mf 0.8 - rem 1.0'.BK1</svg:desc>
                </draw:g>
              </table:table-cell>
              <table:table-cell office:value-type="string">
                <text:p>sbb_st_R/C_pn</text:p>
                <draw:g>
                  <svg:desc>'mf 0.8 - rem 1.0'.BM1:'mf 0.8 - rem 1.0'.BM1</svg:desc>
                </draw:g>
              </table:table-cell>
              <table:table-cell office:value-type="string">
                <text:p>sbb_dyn_R/C_pn</text:p>
                <draw:g>
                  <svg:desc>'mf 0.8 - rem 1.0'.BO1:'mf 0.8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1.0'.A2:'mf 0.8 - rem 1.0'.A11</svg:desc>
                </draw:g>
              </table:table-cell>
              <table:table-cell office:value-type="float" office:value="0.975417151396">
                <text:p>0.975417151396</text:p>
                <draw:g>
                  <svg:desc>'mf 0.8 - rem 1.0'.K2:'mf 0.8 - rem 1.0'.K11</svg:desc>
                </draw:g>
              </table:table-cell>
              <table:table-cell office:value-type="float" office:value="0.976251043862">
                <text:p>0.976251043862</text:p>
                <draw:g>
                  <svg:desc>'mf 0.8 - rem 1.0'.M2:'mf 0.8 - rem 1.0'.M11</svg:desc>
                </draw:g>
              </table:table-cell>
              <table:table-cell office:value-type="float" office:value="0.977811863644">
                <text:p>0.977811863644</text:p>
                <draw:g>
                  <svg:desc>'mf 0.8 - rem 1.0'.O2:'mf 0.8 - rem 1.0'.O11</svg:desc>
                </draw:g>
              </table:table-cell>
              <table:table-cell office:value-type="float" office:value="0.988004880707">
                <text:p>0.988004880707</text:p>
                <draw:g>
                  <svg:desc>'mf 0.8 - rem 1.0'.S2:'mf 0.8 - rem 1.0'.S11</svg:desc>
                </draw:g>
              </table:table-cell>
              <table:table-cell office:value-type="float" office:value="0.980771352691">
                <text:p>0.980771352691</text:p>
                <draw:g>
                  <svg:desc>'mf 0.8 - rem 1.0'.U2:'mf 0.8 - rem 1.0'.U11</svg:desc>
                </draw:g>
              </table:table-cell>
              <table:table-cell office:value-type="float" office:value="0.977806065692">
                <text:p>0.977806065692</text:p>
                <draw:g>
                  <svg:desc>'mf 0.8 - rem 1.0'.W2:'mf 0.8 - rem 1.0'.W11</svg:desc>
                </draw:g>
              </table:table-cell>
              <table:table-cell office:value-type="float" office:value="0.977034081029">
                <text:p>0.977034081029</text:p>
                <draw:g>
                  <svg:desc>'mf 0.8 - rem 1.0'.AA2:'mf 0.8 - rem 1.0'.AA11</svg:desc>
                </draw:g>
              </table:table-cell>
              <table:table-cell office:value-type="float" office:value="0.978338786017">
                <text:p>0.978338786017</text:p>
                <draw:g>
                  <svg:desc>'mf 0.8 - rem 1.0'.AC2:'mf 0.8 - rem 1.0'.AC11</svg:desc>
                </draw:g>
              </table:table-cell>
              <table:table-cell office:value-type="float" office:value="0.975628297442">
                <text:p>0.975628297442</text:p>
                <draw:g>
                  <svg:desc>'mf 0.8 - rem 1.0'.AE2:'mf 0.8 - rem 1.0'.AE11</svg:desc>
                </draw:g>
              </table:table-cell>
              <table:table-cell office:value-type="float" office:value="0.971972492903">
                <text:p>0.971972492903</text:p>
                <draw:g>
                  <svg:desc>'mf 0.8 - rem 1.0'.BE2:'mf 0.8 - rem 1.0'.BE11</svg:desc>
                </draw:g>
              </table:table-cell>
              <table:table-cell office:value-type="float" office:value="0.973868507542">
                <text:p>0.973868507542</text:p>
                <draw:g>
                  <svg:desc>'mf 0.8 - rem 1.0'.BG2:'mf 0.8 - rem 1.0'.BG11</svg:desc>
                </draw:g>
              </table:table-cell>
              <table:table-cell office:value-type="float" office:value="0.972158186075">
                <text:p>0.972158186075</text:p>
                <draw:g>
                  <svg:desc>'mf 0.8 - rem 1.0'.BI2:'mf 0.8 - rem 1.0'.BI11</svg:desc>
                </draw:g>
              </table:table-cell>
              <table:table-cell office:value-type="float" office:value="0.96846733386">
                <text:p>0.96846733386</text:p>
                <draw:g>
                  <svg:desc>'mf 0.8 - rem 1.0'.BK2:'mf 0.8 - rem 1.0'.BK11</svg:desc>
                </draw:g>
              </table:table-cell>
              <table:table-cell office:value-type="float" office:value="0.969874853541">
                <text:p>0.969874853541</text:p>
                <draw:g>
                  <svg:desc>'mf 0.8 - rem 1.0'.BM2:'mf 0.8 - rem 1.0'.BM11</svg:desc>
                </draw:g>
              </table:table-cell>
              <table:table-cell office:value-type="float" office:value="0.966007920665">
                <text:p>0.966007920665</text:p>
                <draw:g>
                  <svg:desc>'mf 0.8 - rem 1.0'.BO2:'mf 0.8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9932655158">
                <text:p>0.89932655158</text:p>
              </table:table-cell>
              <table:table-cell office:value-type="float" office:value="0.897576175331">
                <text:p>0.897576175331</text:p>
              </table:table-cell>
              <table:table-cell office:value-type="float" office:value="0.896922233052">
                <text:p>0.896922233052</text:p>
              </table:table-cell>
              <table:table-cell office:value-type="float" office:value="0.914320283622">
                <text:p>0.914320283622</text:p>
              </table:table-cell>
              <table:table-cell office:value-type="float" office:value="0.912216192438">
                <text:p>0.912216192438</text:p>
              </table:table-cell>
              <table:table-cell office:value-type="float" office:value="0.908447055098">
                <text:p>0.908447055098</text:p>
              </table:table-cell>
              <table:table-cell office:value-type="float" office:value="0.895700433869">
                <text:p>0.895700433869</text:p>
              </table:table-cell>
              <table:table-cell office:value-type="float" office:value="0.897725794352">
                <text:p>0.897725794352</text:p>
              </table:table-cell>
              <table:table-cell office:value-type="float" office:value="0.893869293352">
                <text:p>0.893869293352</text:p>
              </table:table-cell>
              <table:table-cell office:value-type="float" office:value="0.891420452915">
                <text:p>0.891420452915</text:p>
              </table:table-cell>
              <table:table-cell office:value-type="float" office:value="0.894649421022">
                <text:p>0.894649421022</text:p>
              </table:table-cell>
              <table:table-cell office:value-type="float" office:value="0.889416218854">
                <text:p>0.889416218854</text:p>
              </table:table-cell>
              <table:table-cell office:value-type="float" office:value="0.894875926906">
                <text:p>0.894875926906</text:p>
              </table:table-cell>
              <table:table-cell office:value-type="float" office:value="0.892432038236">
                <text:p>0.892432038236</text:p>
              </table:table-cell>
              <table:table-cell office:value-type="float" office:value="0.887673928083">
                <text:p>0.887673928083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6844679771">
                <text:p>0.976844679771</text:p>
              </table:table-cell>
              <table:table-cell office:value-type="float" office:value="0.976513991941">
                <text:p>0.976513991941</text:p>
              </table:table-cell>
              <table:table-cell office:value-type="float" office:value="0.976289886606">
                <text:p>0.976289886606</text:p>
              </table:table-cell>
              <table:table-cell office:value-type="float" office:value="0.983903622621">
                <text:p>0.983903622621</text:p>
              </table:table-cell>
              <table:table-cell office:value-type="float" office:value="0.982222612472">
                <text:p>0.982222612472</text:p>
              </table:table-cell>
              <table:table-cell office:value-type="float" office:value="0.982470882946">
                <text:p>0.982470882946</text:p>
              </table:table-cell>
              <table:table-cell office:value-type="float" office:value="0.980282408709">
                <text:p>0.980282408709</text:p>
              </table:table-cell>
              <table:table-cell office:value-type="float" office:value="0.978650192205">
                <text:p>0.978650192205</text:p>
              </table:table-cell>
              <table:table-cell office:value-type="float" office:value="0.977349912149">
                <text:p>0.977349912149</text:p>
              </table:table-cell>
              <table:table-cell office:value-type="float" office:value="0.975118899804">
                <text:p>0.975118899804</text:p>
              </table:table-cell>
              <table:table-cell office:value-type="float" office:value="0.974796148481">
                <text:p>0.974796148481</text:p>
              </table:table-cell>
              <table:table-cell office:value-type="float" office:value="0.974811200479">
                <text:p>0.974811200479</text:p>
              </table:table-cell>
              <table:table-cell office:value-type="float" office:value="0.974828577223">
                <text:p>0.974828577223</text:p>
              </table:table-cell>
              <table:table-cell office:value-type="float" office:value="0.975898923101">
                <text:p>0.975898923101</text:p>
              </table:table-cell>
              <table:table-cell office:value-type="float" office:value="0.972631727334">
                <text:p>0.972631727334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9632306725">
                <text:p>0.999632306725</text:p>
              </table:table-cell>
              <table:table-cell office:value-type="float" office:value="0.99972972973">
                <text:p>0.99972972973</text:p>
              </table:table-cell>
              <table:table-cell office:value-type="float" office:value="1">
                <text:p>1</text:p>
              </table:table-cell>
              <table:table-cell office:value-type="float" office:value="0.999124032671">
                <text:p>0.999124032671</text:p>
              </table:table-cell>
              <table:table-cell office:value-type="float" office:value="0.998132612604">
                <text:p>0.998132612604</text:p>
              </table:table-cell>
              <table:table-cell office:value-type="float" office:value="0.999324514991">
                <text:p>0.999324514991</text:p>
              </table:table-cell>
              <table:table-cell office:value-type="float" office:value="0.998606134224">
                <text:p>0.998606134224</text:p>
              </table:table-cell>
              <table:table-cell office:value-type="float" office:value="0.998959300392">
                <text:p>0.998959300392</text:p>
              </table:table-cell>
              <table:table-cell office:value-type="float" office:value="1">
                <text:p>1</text:p>
              </table:table-cell>
              <table:table-cell office:value-type="float" office:value="0.998166305679">
                <text:p>0.998166305679</text:p>
              </table:table-cell>
              <table:table-cell office:value-type="float" office:value="0.996719683415">
                <text:p>0.996719683415</text:p>
              </table:table-cell>
              <table:table-cell office:value-type="float" office:value="0.998324216398">
                <text:p>0.998324216398</text:p>
              </table:table-cell>
              <table:table-cell office:value-type="float" office:value="0.997522125839">
                <text:p>0.997522125839</text:p>
              </table:table-cell>
              <table:table-cell office:value-type="float" office:value="0.997874725238">
                <text:p>0.997874725238</text:p>
              </table:table-cell>
              <table:table-cell office:value-type="float" office:value="0.998284956583">
                <text:p>0.998284956583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85270302832">
                <text:p>0.885270302832</text:p>
              </table:table-cell>
              <table:table-cell office:value-type="float" office:value="0.882529648391">
                <text:p>0.882529648391</text:p>
              </table:table-cell>
              <table:table-cell office:value-type="float" office:value="0.883814540753">
                <text:p>0.883814540753</text:p>
              </table:table-cell>
              <table:table-cell office:value-type="float" office:value="0.888084806312">
                <text:p>0.888084806312</text:p>
              </table:table-cell>
              <table:table-cell office:value-type="float" office:value="0.883952569943">
                <text:p>0.883952569943</text:p>
              </table:table-cell>
              <table:table-cell office:value-type="float" office:value="0.885815027956">
                <text:p>0.885815027956</text:p>
              </table:table-cell>
              <table:table-cell office:value-type="float" office:value="0.880434142087">
                <text:p>0.880434142087</text:p>
              </table:table-cell>
              <table:table-cell office:value-type="float" office:value="0.883361179211">
                <text:p>0.883361179211</text:p>
              </table:table-cell>
              <table:table-cell office:value-type="float" office:value="0.879539584709">
                <text:p>0.879539584709</text:p>
              </table:table-cell>
              <table:table-cell office:value-type="float" office:value="0.873453002452">
                <text:p>0.873453002452</text:p>
              </table:table-cell>
              <table:table-cell office:value-type="float" office:value="0.873256014712">
                <text:p>0.873256014712</text:p>
              </table:table-cell>
              <table:table-cell office:value-type="float" office:value="0.87311115077">
                <text:p>0.87311115077</text:p>
              </table:table-cell>
              <table:table-cell office:value-type="float" office:value="0.868553772231">
                <text:p>0.868553772231</text:p>
              </table:table-cell>
              <table:table-cell office:value-type="float" office:value="0.872259684725">
                <text:p>0.872259684725</text:p>
              </table:table-cell>
              <table:table-cell office:value-type="float" office:value="0.869053938884">
                <text:p>0.869053938884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47831755316">
                <text:p>0.947831755316</text:p>
              </table:table-cell>
              <table:table-cell office:value-type="float" office:value="0.946914756828">
                <text:p>0.946914756828</text:p>
              </table:table-cell>
              <table:table-cell office:value-type="float" office:value="0.947337598198">
                <text:p>0.947337598198</text:p>
              </table:table-cell>
              <table:table-cell office:value-type="float" office:value="0.96246545925">
                <text:p>0.96246545925</text:p>
              </table:table-cell>
              <table:table-cell office:value-type="float" office:value="0.962848322137">
                <text:p>0.962848322137</text:p>
              </table:table-cell>
              <table:table-cell office:value-type="float" office:value="0.960022661878">
                <text:p>0.960022661878</text:p>
              </table:table-cell>
              <table:table-cell office:value-type="float" office:value="0.948602679455">
                <text:p>0.948602679455</text:p>
              </table:table-cell>
              <table:table-cell office:value-type="float" office:value="0.949331650896">
                <text:p>0.949331650896</text:p>
              </table:table-cell>
              <table:table-cell office:value-type="float" office:value="0.948188620887">
                <text:p>0.948188620887</text:p>
              </table:table-cell>
              <table:table-cell office:value-type="float" office:value="0.936404329149">
                <text:p>0.936404329149</text:p>
              </table:table-cell>
              <table:table-cell office:value-type="float" office:value="0.939265364598">
                <text:p>0.939265364598</text:p>
              </table:table-cell>
              <table:table-cell office:value-type="float" office:value="0.936196158171">
                <text:p>0.936196158171</text:p>
              </table:table-cell>
              <table:table-cell office:value-type="float" office:value="0.938195353822">
                <text:p>0.938195353822</text:p>
              </table:table-cell>
              <table:table-cell office:value-type="float" office:value="0.937271753436">
                <text:p>0.937271753436</text:p>
              </table:table-cell>
              <table:table-cell office:value-type="float" office:value="0.936154954348">
                <text:p>0.936154954348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11616267883">
                <text:p>0.911616267883</text:p>
              </table:table-cell>
              <table:table-cell office:value-type="float" office:value="0.912911709457">
                <text:p>0.912911709457</text:p>
              </table:table-cell>
              <table:table-cell office:value-type="float" office:value="0.914627446219">
                <text:p>0.914627446219</text:p>
              </table:table-cell>
              <table:table-cell office:value-type="float" office:value="0.911740166736">
                <text:p>0.911740166736</text:p>
              </table:table-cell>
              <table:table-cell office:value-type="float" office:value="0.910412523171">
                <text:p>0.910412523171</text:p>
              </table:table-cell>
              <table:table-cell office:value-type="float" office:value="0.913060106874">
                <text:p>0.913060106874</text:p>
              </table:table-cell>
              <table:table-cell office:value-type="float" office:value="0.911661862249">
                <text:p>0.911661862249</text:p>
              </table:table-cell>
              <table:table-cell office:value-type="float" office:value="0.913644776045">
                <text:p>0.913644776045</text:p>
              </table:table-cell>
              <table:table-cell office:value-type="float" office:value="0.910516514028">
                <text:p>0.910516514028</text:p>
              </table:table-cell>
              <table:table-cell office:value-type="float" office:value="0.905143165577">
                <text:p>0.905143165577</text:p>
              </table:table-cell>
              <table:table-cell office:value-type="float" office:value="0.906015559199">
                <text:p>0.906015559199</text:p>
              </table:table-cell>
              <table:table-cell office:value-type="float" office:value="0.905298635344">
                <text:p>0.905298635344</text:p>
              </table:table-cell>
              <table:table-cell office:value-type="float" office:value="0.904380202954">
                <text:p>0.904380202954</text:p>
              </table:table-cell>
              <table:table-cell office:value-type="float" office:value="0.905773390357">
                <text:p>0.905773390357</text:p>
              </table:table-cell>
              <table:table-cell office:value-type="float" office:value="0.905284402939">
                <text:p>0.90528440293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4884877253">
                <text:p>0.894884877253</text:p>
              </table:table-cell>
              <table:table-cell office:value-type="float" office:value="0.895297491992">
                <text:p>0.895297491992</text:p>
              </table:table-cell>
              <table:table-cell office:value-type="float" office:value="0.894724523152">
                <text:p>0.894724523152</text:p>
              </table:table-cell>
              <table:table-cell office:value-type="float" office:value="0.918053035153">
                <text:p>0.918053035153</text:p>
              </table:table-cell>
              <table:table-cell office:value-type="float" office:value="0.916989637557">
                <text:p>0.916989637557</text:p>
              </table:table-cell>
              <table:table-cell office:value-type="float" office:value="0.916333987969">
                <text:p>0.916333987969</text:p>
              </table:table-cell>
              <table:table-cell office:value-type="float" office:value="0.894575765763">
                <text:p>0.894575765763</text:p>
              </table:table-cell>
              <table:table-cell office:value-type="float" office:value="0.894953971447">
                <text:p>0.894953971447</text:p>
              </table:table-cell>
              <table:table-cell office:value-type="float" office:value="0.894414102097">
                <text:p>0.894414102097</text:p>
              </table:table-cell>
              <table:table-cell office:value-type="float" office:value="0.876721521695">
                <text:p>0.876721521695</text:p>
              </table:table-cell>
              <table:table-cell office:value-type="float" office:value="0.877461452157">
                <text:p>0.877461452157</text:p>
              </table:table-cell>
              <table:table-cell office:value-type="float" office:value="0.877615855722">
                <text:p>0.877615855722</text:p>
              </table:table-cell>
              <table:table-cell office:value-type="float" office:value="0.878437656927">
                <text:p>0.878437656927</text:p>
              </table:table-cell>
              <table:table-cell office:value-type="float" office:value="0.875219866889">
                <text:p>0.875219866889</text:p>
              </table:table-cell>
              <table:table-cell office:value-type="float" office:value="0.875025143035">
                <text:p>0.87502514303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9 - rem 0.8'.A1:'mf 0.9 - rem 0.8'.A11 'mf 0.9 - rem 0.8'.L1:'mf 0.9 - rem 0.8'.L11 'mf 0.9 - rem 0.8'.N1:'mf 0.9 - rem 0.8'.N11 'mf 0.9 - rem 0.8'.P1:'mf 0.9 - rem 0.8'.P11 'mf 0.9 - rem 0.8'.T1:'mf 0.9 - rem 0.8'.T11 'mf 0.9 - rem 0.8'.V1:'mf 0.9 - rem 0.8'.V11 'mf 0.9 - rem 0.8'.X1:'mf 0.9 - rem 0.8'.X11 'mf 0.9 - rem 0.8'.AB1:'mf 0.9 - rem 0.8'.AB11 'mf 0.9 - rem 0.8'.AD1:'mf 0.9 - rem 0.8'.AD11 'mf 0.9 - rem 0.8'.AF1:'mf 0.9 - rem 0.8'.AF11 'mf 0.9 - rem 0.8'.BF1:'mf 0.9 - rem 0.8'.BF11 'mf 0.9 - rem 0.8'.BH1:'mf 0.9 - rem 0.8'.BH11 'mf 0.9 - rem 0.8'.BJ1:'mf 0.9 - rem 0.8'.BJ11 'mf 0.9 - rem 0.8'.BL1:'mf 0.9 - rem 0.8'.BL11 'mf 0.9 - rem 0.8'.BN1:'mf 0.9 - rem 0.8'.BN11 'mf 0.9 - rem 0.8'.BP1:'mf 0.9 - rem 0.8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9 - rem 0.8'.A2:'mf 0.9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0.8'.L2:'mf 0.9 - rem 0.8'.L11" chart:label-cell-address="'mf 0.9 - rem 0.8'.L1:'mf 0.9 - rem 0.8'.L1" chart:class="chart:bar">
            <chart:data-point chart:repeated="10"/>
          </chart:series>
          <chart:series chart:style-name="ch8" chart:values-cell-range-address="'mf 0.9 - rem 0.8'.N2:'mf 0.9 - rem 0.8'.N11" chart:label-cell-address="'mf 0.9 - rem 0.8'.N1:'mf 0.9 - rem 0.8'.N1" chart:class="chart:bar">
            <chart:data-point chart:repeated="10"/>
          </chart:series>
          <chart:series chart:style-name="ch9" chart:values-cell-range-address="'mf 0.9 - rem 0.8'.P2:'mf 0.9 - rem 0.8'.P11" chart:label-cell-address="'mf 0.9 - rem 0.8'.P1:'mf 0.9 - rem 0.8'.P1" chart:class="chart:bar">
            <chart:data-point chart:repeated="10"/>
          </chart:series>
          <chart:series chart:style-name="ch10" chart:values-cell-range-address="'mf 0.9 - rem 0.8'.T2:'mf 0.9 - rem 0.8'.T11" chart:label-cell-address="'mf 0.9 - rem 0.8'.T1:'mf 0.9 - rem 0.8'.T1" chart:class="chart:bar">
            <chart:data-point chart:repeated="10"/>
          </chart:series>
          <chart:series chart:style-name="ch11" chart:values-cell-range-address="'mf 0.9 - rem 0.8'.V2:'mf 0.9 - rem 0.8'.V11" chart:label-cell-address="'mf 0.9 - rem 0.8'.V1:'mf 0.9 - rem 0.8'.V1" chart:class="chart:bar">
            <chart:data-point chart:repeated="10"/>
          </chart:series>
          <chart:series chart:style-name="ch12" chart:values-cell-range-address="'mf 0.9 - rem 0.8'.X2:'mf 0.9 - rem 0.8'.X11" chart:label-cell-address="'mf 0.9 - rem 0.8'.X1:'mf 0.9 - rem 0.8'.X1" chart:class="chart:bar">
            <chart:data-point chart:repeated="10"/>
          </chart:series>
          <chart:series chart:style-name="ch13" chart:values-cell-range-address="'mf 0.9 - rem 0.8'.AB2:'mf 0.9 - rem 0.8'.AB11" chart:label-cell-address="'mf 0.9 - rem 0.8'.AB1:'mf 0.9 - rem 0.8'.AB1" chart:class="chart:bar">
            <chart:data-point chart:repeated="10"/>
          </chart:series>
          <chart:series chart:style-name="ch14" chart:values-cell-range-address="'mf 0.9 - rem 0.8'.AD2:'mf 0.9 - rem 0.8'.AD11" chart:label-cell-address="'mf 0.9 - rem 0.8'.AD1:'mf 0.9 - rem 0.8'.AD1" chart:class="chart:bar">
            <chart:data-point chart:repeated="10"/>
          </chart:series>
          <chart:series chart:style-name="ch15" chart:values-cell-range-address="'mf 0.9 - rem 0.8'.AF2:'mf 0.9 - rem 0.8'.AF11" chart:label-cell-address="'mf 0.9 - rem 0.8'.AF1:'mf 0.9 - rem 0.8'.AF1" chart:class="chart:bar">
            <chart:data-point chart:repeated="10"/>
          </chart:series>
          <chart:series chart:style-name="ch16" chart:values-cell-range-address="'mf 0.9 - rem 0.8'.BF2:'mf 0.9 - rem 0.8'.BF11" chart:label-cell-address="'mf 0.9 - rem 0.8'.BF1:'mf 0.9 - rem 0.8'.BF1" chart:class="chart:bar">
            <chart:data-point chart:repeated="10"/>
          </chart:series>
          <chart:series chart:style-name="ch7" chart:values-cell-range-address="'mf 0.9 - rem 0.8'.BH2:'mf 0.9 - rem 0.8'.BH11" chart:label-cell-address="'mf 0.9 - rem 0.8'.BH1:'mf 0.9 - rem 0.8'.BH1" chart:class="chart:bar">
            <chart:data-point chart:repeated="10"/>
          </chart:series>
          <chart:series chart:style-name="ch8" chart:values-cell-range-address="'mf 0.9 - rem 0.8'.BJ2:'mf 0.9 - rem 0.8'.BJ11" chart:label-cell-address="'mf 0.9 - rem 0.8'.BJ1:'mf 0.9 - rem 0.8'.BJ1" chart:class="chart:bar">
            <chart:data-point chart:repeated="10"/>
          </chart:series>
          <chart:series chart:style-name="ch9" chart:values-cell-range-address="'mf 0.9 - rem 0.8'.BL2:'mf 0.9 - rem 0.8'.BL11" chart:label-cell-address="'mf 0.9 - rem 0.8'.BL1:'mf 0.9 - rem 0.8'.BL1" chart:class="chart:bar">
            <chart:data-point chart:repeated="10"/>
          </chart:series>
          <chart:series chart:style-name="ch17" chart:values-cell-range-address="'mf 0.9 - rem 0.8'.BN2:'mf 0.9 - rem 0.8'.BN11" chart:label-cell-address="'mf 0.9 - rem 0.8'.BN1:'mf 0.9 - rem 0.8'.BN1" chart:class="chart:bar">
            <chart:data-point chart:repeated="10"/>
          </chart:series>
          <chart:series chart:style-name="ch10" chart:values-cell-range-address="'mf 0.9 - rem 0.8'.BP2:'mf 0.9 - rem 0.8'.BP11" chart:label-cell-address="'mf 0.9 - rem 0.8'.BP1:'mf 0.9 - rem 0.8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9 - rem 0.8'.L1:'mf 0.9 - rem 0.8'.L1</svg:desc>
                </draw:g>
              </table:table-cell>
              <table:table-cell office:value-type="string">
                <text:p>1/R_ns</text:p>
                <draw:g>
                  <svg:desc>'mf 0.9 - rem 0.8'.N1:'mf 0.9 - rem 0.8'.N1</svg:desc>
                </draw:g>
              </table:table-cell>
              <table:table-cell office:value-type="string">
                <text:p>R/C_ns</text:p>
                <draw:g>
                  <svg:desc>'mf 0.9 - rem 0.8'.P1:'mf 0.9 - rem 0.8'.P1</svg:desc>
                </draw:g>
              </table:table-cell>
              <table:table-cell office:value-type="string">
                <text:p>ic_dyn_1/C_ns</text:p>
                <draw:g>
                  <svg:desc>'mf 0.9 - rem 0.8'.T1:'mf 0.9 - rem 0.8'.T1</svg:desc>
                </draw:g>
              </table:table-cell>
              <table:table-cell office:value-type="string">
                <text:p>ic_dyn_1/R_ns</text:p>
                <draw:g>
                  <svg:desc>'mf 0.9 - rem 0.8'.V1:'mf 0.9 - rem 0.8'.V1</svg:desc>
                </draw:g>
              </table:table-cell>
              <table:table-cell office:value-type="string">
                <text:p>ic_dyn_R/C_ns</text:p>
                <draw:g>
                  <svg:desc>'mf 0.9 - rem 0.8'.X1:'mf 0.9 - rem 0.8'.X1</svg:desc>
                </draw:g>
              </table:table-cell>
              <table:table-cell office:value-type="string">
                <text:p>bc_dyn_1/C_ns</text:p>
                <draw:g>
                  <svg:desc>'mf 0.9 - rem 0.8'.AB1:'mf 0.9 - rem 0.8'.AB1</svg:desc>
                </draw:g>
              </table:table-cell>
              <table:table-cell office:value-type="string">
                <text:p>bc_dyn_1/R_ns</text:p>
                <draw:g>
                  <svg:desc>'mf 0.9 - rem 0.8'.AD1:'mf 0.9 - rem 0.8'.AD1</svg:desc>
                </draw:g>
              </table:table-cell>
              <table:table-cell office:value-type="string">
                <text:p>bc_dyn_R/C_ns</text:p>
                <draw:g>
                  <svg:desc>'mf 0.9 - rem 0.8'.AF1:'mf 0.9 - rem 0.8'.AF1</svg:desc>
                </draw:g>
              </table:table-cell>
              <table:table-cell office:value-type="string">
                <text:p>sbb_st_1/C_ns</text:p>
                <draw:g>
                  <svg:desc>'mf 0.9 - rem 0.8'.BF1:'mf 0.9 - rem 0.8'.BF1</svg:desc>
                </draw:g>
              </table:table-cell>
              <table:table-cell office:value-type="string">
                <text:p>sbb_dyn_1/C_ns</text:p>
                <draw:g>
                  <svg:desc>'mf 0.9 - rem 0.8'.BH1:'mf 0.9 - rem 0.8'.BH1</svg:desc>
                </draw:g>
              </table:table-cell>
              <table:table-cell office:value-type="string">
                <text:p>sbb_st_1/R_ns</text:p>
                <draw:g>
                  <svg:desc>'mf 0.9 - rem 0.8'.BJ1:'mf 0.9 - rem 0.8'.BJ1</svg:desc>
                </draw:g>
              </table:table-cell>
              <table:table-cell office:value-type="string">
                <text:p>sbb_dyn_1/R_ns</text:p>
                <draw:g>
                  <svg:desc>'mf 0.9 - rem 0.8'.BL1:'mf 0.9 - rem 0.8'.BL1</svg:desc>
                </draw:g>
              </table:table-cell>
              <table:table-cell office:value-type="string">
                <text:p>sbb_st_R/C_ns</text:p>
                <draw:g>
                  <svg:desc>'mf 0.9 - rem 0.8'.BN1:'mf 0.9 - rem 0.8'.BN1</svg:desc>
                </draw:g>
              </table:table-cell>
              <table:table-cell office:value-type="string">
                <text:p>sbb_dyn_R/C_ns</text:p>
                <draw:g>
                  <svg:desc>'mf 0.9 - rem 0.8'.BP1:'mf 0.9 - rem 0.8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0.8'.A2:'mf 0.9 - rem 0.8'.A11</svg:desc>
                </draw:g>
              </table:table-cell>
              <table:table-cell office:value-type="float" office:value="64">
                <text:p>64</text:p>
                <draw:g>
                  <svg:desc>'mf 0.9 - rem 0.8'.L2:'mf 0.9 - rem 0.8'.L11</svg:desc>
                </draw:g>
              </table:table-cell>
              <table:table-cell office:value-type="float" office:value="65">
                <text:p>65</text:p>
                <draw:g>
                  <svg:desc>'mf 0.9 - rem 0.8'.N2:'mf 0.9 - rem 0.8'.N11</svg:desc>
                </draw:g>
              </table:table-cell>
              <table:table-cell office:value-type="float" office:value="68">
                <text:p>68</text:p>
                <draw:g>
                  <svg:desc>'mf 0.9 - rem 0.8'.P2:'mf 0.9 - rem 0.8'.P11</svg:desc>
                </draw:g>
              </table:table-cell>
              <table:table-cell office:value-type="float" office:value="58">
                <text:p>58</text:p>
                <draw:g>
                  <svg:desc>'mf 0.9 - rem 0.8'.T2:'mf 0.9 - rem 0.8'.T11</svg:desc>
                </draw:g>
              </table:table-cell>
              <table:table-cell office:value-type="float" office:value="55">
                <text:p>55</text:p>
                <draw:g>
                  <svg:desc>'mf 0.9 - rem 0.8'.V2:'mf 0.9 - rem 0.8'.V11</svg:desc>
                </draw:g>
              </table:table-cell>
              <table:table-cell office:value-type="float" office:value="57">
                <text:p>57</text:p>
                <draw:g>
                  <svg:desc>'mf 0.9 - rem 0.8'.X2:'mf 0.9 - rem 0.8'.X11</svg:desc>
                </draw:g>
              </table:table-cell>
              <table:table-cell office:value-type="float" office:value="68">
                <text:p>68</text:p>
                <draw:g>
                  <svg:desc>'mf 0.9 - rem 0.8'.AB2:'mf 0.9 - rem 0.8'.AB11</svg:desc>
                </draw:g>
              </table:table-cell>
              <table:table-cell office:value-type="float" office:value="62">
                <text:p>62</text:p>
                <draw:g>
                  <svg:desc>'mf 0.9 - rem 0.8'.AD2:'mf 0.9 - rem 0.8'.AD11</svg:desc>
                </draw:g>
              </table:table-cell>
              <table:table-cell office:value-type="float" office:value="66">
                <text:p>66</text:p>
                <draw:g>
                  <svg:desc>'mf 0.9 - rem 0.8'.AF2:'mf 0.9 - rem 0.8'.AF11</svg:desc>
                </draw:g>
              </table:table-cell>
              <table:table-cell office:value-type="float" office:value="39">
                <text:p>39</text:p>
                <draw:g>
                  <svg:desc>'mf 0.9 - rem 0.8'.BF2:'mf 0.9 - rem 0.8'.BF11</svg:desc>
                </draw:g>
              </table:table-cell>
              <table:table-cell office:value-type="float" office:value="33">
                <text:p>33</text:p>
                <draw:g>
                  <svg:desc>'mf 0.9 - rem 0.8'.BH2:'mf 0.9 - rem 0.8'.BH11</svg:desc>
                </draw:g>
              </table:table-cell>
              <table:table-cell office:value-type="float" office:value="37">
                <text:p>37</text:p>
                <draw:g>
                  <svg:desc>'mf 0.9 - rem 0.8'.BJ2:'mf 0.9 - rem 0.8'.BJ11</svg:desc>
                </draw:g>
              </table:table-cell>
              <table:table-cell office:value-type="float" office:value="33">
                <text:p>33</text:p>
                <draw:g>
                  <svg:desc>'mf 0.9 - rem 0.8'.BL2:'mf 0.9 - rem 0.8'.BL11</svg:desc>
                </draw:g>
              </table:table-cell>
              <table:table-cell office:value-type="float" office:value="43">
                <text:p>43</text:p>
                <draw:g>
                  <svg:desc>'mf 0.9 - rem 0.8'.BN2:'mf 0.9 - rem 0.8'.BN11</svg:desc>
                </draw:g>
              </table:table-cell>
              <table:table-cell office:value-type="float" office:value="46">
                <text:p>46</text:p>
                <draw:g>
                  <svg:desc>'mf 0.9 - rem 0.8'.BP2:'mf 0.9 - rem 0.8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9 - rem 0.8'.A1:'mf 0.9 - rem 0.8'.A11 'mf 0.9 - rem 0.8'.K1:'mf 0.9 - rem 0.8'.K11 'mf 0.9 - rem 0.8'.M1:'mf 0.9 - rem 0.8'.M11 'mf 0.9 - rem 0.8'.O1:'mf 0.9 - rem 0.8'.O11 'mf 0.9 - rem 0.8'.S1:'mf 0.9 - rem 0.8'.S11 'mf 0.9 - rem 0.8'.U1:'mf 0.9 - rem 0.8'.U11 'mf 0.9 - rem 0.8'.W1:'mf 0.9 - rem 0.8'.W11 'mf 0.9 - rem 0.8'.AA1:'mf 0.9 - rem 0.8'.AA11 'mf 0.9 - rem 0.8'.AC1:'mf 0.9 - rem 0.8'.AC11 'mf 0.9 - rem 0.8'.AE1:'mf 0.9 - rem 0.8'.AE11 'mf 0.9 - rem 0.8'.BE1:'mf 0.9 - rem 0.8'.BE11 'mf 0.9 - rem 0.8'.BG1:'mf 0.9 - rem 0.8'.BG11 'mf 0.9 - rem 0.8'.BI1:'mf 0.9 - rem 0.8'.BI11 'mf 0.9 - rem 0.8'.BK1:'mf 0.9 - rem 0.8'.BK11 'mf 0.9 - rem 0.8'.BM1:'mf 0.9 - rem 0.8'.BM11 'mf 0.9 - rem 0.8'.BO1:'mf 0.9 - rem 0.8'.BO11" chart:data-source-has-labels="both" svg:x="1.369cm" svg:y="1.127cm" svg:width="39.369cm" svg:height="10.614cm">
          <chartooo:coordinate-region svg:x="2.096cm" svg:y="1.327cm" svg:width="38.642cm" svg:height="9.767cm"/>
          <chart:axis chart:dimension="x" chart:name="primary-x" chart:style-name="ch4" chartooo:axis-type="auto">
            <chartooo:date-scale/>
            <chart:categories table:cell-range-address="'mf 0.9 - rem 0.8'.A2:'mf 0.9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0.8'.K2:'mf 0.9 - rem 0.8'.K11" chart:label-cell-address="'mf 0.9 - rem 0.8'.K1:'mf 0.9 - rem 0.8'.K1" chart:class="chart:bar">
            <chart:data-point chart:repeated="10"/>
          </chart:series>
          <chart:series chart:style-name="ch8" chart:values-cell-range-address="'mf 0.9 - rem 0.8'.M2:'mf 0.9 - rem 0.8'.M11" chart:label-cell-address="'mf 0.9 - rem 0.8'.M1:'mf 0.9 - rem 0.8'.M1" chart:class="chart:bar">
            <chart:data-point chart:repeated="10"/>
          </chart:series>
          <chart:series chart:style-name="ch9" chart:values-cell-range-address="'mf 0.9 - rem 0.8'.O2:'mf 0.9 - rem 0.8'.O11" chart:label-cell-address="'mf 0.9 - rem 0.8'.O1:'mf 0.9 - rem 0.8'.O1" chart:class="chart:bar">
            <chart:data-point chart:repeated="10"/>
          </chart:series>
          <chart:series chart:style-name="ch10" chart:values-cell-range-address="'mf 0.9 - rem 0.8'.S2:'mf 0.9 - rem 0.8'.S11" chart:label-cell-address="'mf 0.9 - rem 0.8'.S1:'mf 0.9 - rem 0.8'.S1" chart:class="chart:bar">
            <chart:data-point chart:repeated="10"/>
          </chart:series>
          <chart:series chart:style-name="ch11" chart:values-cell-range-address="'mf 0.9 - rem 0.8'.U2:'mf 0.9 - rem 0.8'.U11" chart:label-cell-address="'mf 0.9 - rem 0.8'.U1:'mf 0.9 - rem 0.8'.U1" chart:class="chart:bar">
            <chart:data-point chart:repeated="10"/>
          </chart:series>
          <chart:series chart:style-name="ch7" chart:values-cell-range-address="'mf 0.9 - rem 0.8'.W2:'mf 0.9 - rem 0.8'.W11" chart:label-cell-address="'mf 0.9 - rem 0.8'.W1:'mf 0.9 - rem 0.8'.W1" chart:class="chart:bar">
            <chart:data-point chart:repeated="10"/>
          </chart:series>
          <chart:series chart:style-name="ch9" chart:values-cell-range-address="'mf 0.9 - rem 0.8'.AA2:'mf 0.9 - rem 0.8'.AA11" chart:label-cell-address="'mf 0.9 - rem 0.8'.AA1:'mf 0.9 - rem 0.8'.AA1" chart:class="chart:bar">
            <chart:data-point chart:repeated="10"/>
          </chart:series>
          <chart:series chart:style-name="ch12" chart:values-cell-range-address="'mf 0.9 - rem 0.8'.AC2:'mf 0.9 - rem 0.8'.AC11" chart:label-cell-address="'mf 0.9 - rem 0.8'.AC1:'mf 0.9 - rem 0.8'.AC1" chart:class="chart:bar">
            <chart:data-point chart:repeated="10"/>
          </chart:series>
          <chart:series chart:style-name="ch10" chart:values-cell-range-address="'mf 0.9 - rem 0.8'.AE2:'mf 0.9 - rem 0.8'.AE11" chart:label-cell-address="'mf 0.9 - rem 0.8'.AE1:'mf 0.9 - rem 0.8'.AE1" chart:class="chart:bar">
            <chart:data-point chart:repeated="10"/>
          </chart:series>
          <chart:series chart:style-name="ch11" chart:values-cell-range-address="'mf 0.9 - rem 0.8'.BE2:'mf 0.9 - rem 0.8'.BE11" chart:label-cell-address="'mf 0.9 - rem 0.8'.BE1:'mf 0.9 - rem 0.8'.BE1" chart:class="chart:bar">
            <chart:data-point chart:repeated="10"/>
          </chart:series>
          <chart:series chart:style-name="ch7" chart:values-cell-range-address="'mf 0.9 - rem 0.8'.BG2:'mf 0.9 - rem 0.8'.BG11" chart:label-cell-address="'mf 0.9 - rem 0.8'.BG1:'mf 0.9 - rem 0.8'.BG1" chart:class="chart:bar">
            <chart:data-point chart:repeated="10"/>
          </chart:series>
          <chart:series chart:style-name="ch8" chart:values-cell-range-address="'mf 0.9 - rem 0.8'.BI2:'mf 0.9 - rem 0.8'.BI11" chart:label-cell-address="'mf 0.9 - rem 0.8'.BI1:'mf 0.9 - rem 0.8'.BI1" chart:class="chart:bar">
            <chart:data-point chart:repeated="10"/>
          </chart:series>
          <chart:series chart:style-name="ch9" chart:values-cell-range-address="'mf 0.9 - rem 0.8'.BK2:'mf 0.9 - rem 0.8'.BK11" chart:label-cell-address="'mf 0.9 - rem 0.8'.BK1:'mf 0.9 - rem 0.8'.BK1" chart:class="chart:bar">
            <chart:data-point chart:repeated="10"/>
          </chart:series>
          <chart:series chart:style-name="ch12" chart:values-cell-range-address="'mf 0.9 - rem 0.8'.BM2:'mf 0.9 - rem 0.8'.BM11" chart:label-cell-address="'mf 0.9 - rem 0.8'.BM1:'mf 0.9 - rem 0.8'.BM1" chart:class="chart:bar">
            <chart:data-point chart:repeated="10"/>
          </chart:series>
          <chart:series chart:style-name="ch10" chart:values-cell-range-address="'mf 0.9 - rem 0.8'.BO2:'mf 0.9 - rem 0.8'.BO11" chart:label-cell-address="'mf 0.9 - rem 0.8'.BO1:'mf 0.9 - rem 0.8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9 - rem 0.8'.K1:'mf 0.9 - rem 0.8'.K1</svg:desc>
                </draw:g>
              </table:table-cell>
              <table:table-cell office:value-type="string">
                <text:p>1/R_pn</text:p>
                <draw:g>
                  <svg:desc>'mf 0.9 - rem 0.8'.M1:'mf 0.9 - rem 0.8'.M1</svg:desc>
                </draw:g>
              </table:table-cell>
              <table:table-cell office:value-type="string">
                <text:p>R/C_pn</text:p>
                <draw:g>
                  <svg:desc>'mf 0.9 - rem 0.8'.O1:'mf 0.9 - rem 0.8'.O1</svg:desc>
                </draw:g>
              </table:table-cell>
              <table:table-cell office:value-type="string">
                <text:p>ic_dyn_1/C_pn</text:p>
                <draw:g>
                  <svg:desc>'mf 0.9 - rem 0.8'.S1:'mf 0.9 - rem 0.8'.S1</svg:desc>
                </draw:g>
              </table:table-cell>
              <table:table-cell office:value-type="string">
                <text:p>ic_dyn_1/R_pn</text:p>
                <draw:g>
                  <svg:desc>'mf 0.9 - rem 0.8'.U1:'mf 0.9 - rem 0.8'.U1</svg:desc>
                </draw:g>
              </table:table-cell>
              <table:table-cell office:value-type="string">
                <text:p>ic_dyn_R/C_pn</text:p>
                <draw:g>
                  <svg:desc>'mf 0.9 - rem 0.8'.W1:'mf 0.9 - rem 0.8'.W1</svg:desc>
                </draw:g>
              </table:table-cell>
              <table:table-cell office:value-type="string">
                <text:p>bc_dyn_1/C_pn</text:p>
                <draw:g>
                  <svg:desc>'mf 0.9 - rem 0.8'.AA1:'mf 0.9 - rem 0.8'.AA1</svg:desc>
                </draw:g>
              </table:table-cell>
              <table:table-cell office:value-type="string">
                <text:p>bc_dyn_1/R_pn</text:p>
                <draw:g>
                  <svg:desc>'mf 0.9 - rem 0.8'.AC1:'mf 0.9 - rem 0.8'.AC1</svg:desc>
                </draw:g>
              </table:table-cell>
              <table:table-cell office:value-type="string">
                <text:p>bc_dyn_R/C_pn</text:p>
                <draw:g>
                  <svg:desc>'mf 0.9 - rem 0.8'.AE1:'mf 0.9 - rem 0.8'.AE1</svg:desc>
                </draw:g>
              </table:table-cell>
              <table:table-cell office:value-type="string">
                <text:p>sbb_st_1/C_pn</text:p>
                <draw:g>
                  <svg:desc>'mf 0.9 - rem 0.8'.BE1:'mf 0.9 - rem 0.8'.BE1</svg:desc>
                </draw:g>
              </table:table-cell>
              <table:table-cell office:value-type="string">
                <text:p>sbb_dyn_1/C_pn</text:p>
                <draw:g>
                  <svg:desc>'mf 0.9 - rem 0.8'.BG1:'mf 0.9 - rem 0.8'.BG1</svg:desc>
                </draw:g>
              </table:table-cell>
              <table:table-cell office:value-type="string">
                <text:p>sbb_st_1/R_pn</text:p>
                <draw:g>
                  <svg:desc>'mf 0.9 - rem 0.8'.BI1:'mf 0.9 - rem 0.8'.BI1</svg:desc>
                </draw:g>
              </table:table-cell>
              <table:table-cell office:value-type="string">
                <text:p>sbb_dyn_1/R_pn</text:p>
                <draw:g>
                  <svg:desc>'mf 0.9 - rem 0.8'.BK1:'mf 0.9 - rem 0.8'.BK1</svg:desc>
                </draw:g>
              </table:table-cell>
              <table:table-cell office:value-type="string">
                <text:p>sbb_st_R/C_pn</text:p>
                <draw:g>
                  <svg:desc>'mf 0.9 - rem 0.8'.BM1:'mf 0.9 - rem 0.8'.BM1</svg:desc>
                </draw:g>
              </table:table-cell>
              <table:table-cell office:value-type="string">
                <text:p>sbb_dyn_R/C_pn</text:p>
                <draw:g>
                  <svg:desc>'mf 0.9 - rem 0.8'.BO1:'mf 0.9 - rem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0.8'.A2:'mf 0.9 - rem 0.8'.A11</svg:desc>
                </draw:g>
              </table:table-cell>
              <table:table-cell office:value-type="float" office:value="0.957830468592">
                <text:p>0.957830468592</text:p>
                <draw:g>
                  <svg:desc>'mf 0.9 - rem 0.8'.K2:'mf 0.9 - rem 0.8'.K11</svg:desc>
                </draw:g>
              </table:table-cell>
              <table:table-cell office:value-type="float" office:value="0.958905154319">
                <text:p>0.958905154319</text:p>
                <draw:g>
                  <svg:desc>'mf 0.9 - rem 0.8'.M2:'mf 0.9 - rem 0.8'.M11</svg:desc>
                </draw:g>
              </table:table-cell>
              <table:table-cell office:value-type="float" office:value="0.963610768591">
                <text:p>0.963610768591</text:p>
                <draw:g>
                  <svg:desc>'mf 0.9 - rem 0.8'.O2:'mf 0.9 - rem 0.8'.O11</svg:desc>
                </draw:g>
              </table:table-cell>
              <table:table-cell office:value-type="float" office:value="0.947245793751">
                <text:p>0.947245793751</text:p>
                <draw:g>
                  <svg:desc>'mf 0.9 - rem 0.8'.S2:'mf 0.9 - rem 0.8'.S11</svg:desc>
                </draw:g>
              </table:table-cell>
              <table:table-cell office:value-type="float" office:value="0.9462570218">
                <text:p>0.9462570218</text:p>
                <draw:g>
                  <svg:desc>'mf 0.9 - rem 0.8'.U2:'mf 0.9 - rem 0.8'.U11</svg:desc>
                </draw:g>
              </table:table-cell>
              <table:table-cell office:value-type="float" office:value="0.947801522573">
                <text:p>0.947801522573</text:p>
                <draw:g>
                  <svg:desc>'mf 0.9 - rem 0.8'.W2:'mf 0.9 - rem 0.8'.W11</svg:desc>
                </draw:g>
              </table:table-cell>
              <table:table-cell office:value-type="float" office:value="0.957991161037">
                <text:p>0.957991161037</text:p>
                <draw:g>
                  <svg:desc>'mf 0.9 - rem 0.8'.AA2:'mf 0.9 - rem 0.8'.AA11</svg:desc>
                </draw:g>
              </table:table-cell>
              <table:table-cell office:value-type="float" office:value="0.960700232558">
                <text:p>0.960700232558</text:p>
                <draw:g>
                  <svg:desc>'mf 0.9 - rem 0.8'.AC2:'mf 0.9 - rem 0.8'.AC11</svg:desc>
                </draw:g>
              </table:table-cell>
              <table:table-cell office:value-type="float" office:value="0.959284700245">
                <text:p>0.959284700245</text:p>
                <draw:g>
                  <svg:desc>'mf 0.9 - rem 0.8'.AE2:'mf 0.9 - rem 0.8'.AE11</svg:desc>
                </draw:g>
              </table:table-cell>
              <table:table-cell office:value-type="float" office:value="0.937725026473">
                <text:p>0.937725026473</text:p>
                <draw:g>
                  <svg:desc>'mf 0.9 - rem 0.8'.BE2:'mf 0.9 - rem 0.8'.BE11</svg:desc>
                </draw:g>
              </table:table-cell>
              <table:table-cell office:value-type="float" office:value="0.929805887969">
                <text:p>0.929805887969</text:p>
                <draw:g>
                  <svg:desc>'mf 0.9 - rem 0.8'.BG2:'mf 0.9 - rem 0.8'.BG11</svg:desc>
                </draw:g>
              </table:table-cell>
              <table:table-cell office:value-type="float" office:value="0.937520021561">
                <text:p>0.937520021561</text:p>
                <draw:g>
                  <svg:desc>'mf 0.9 - rem 0.8'.BI2:'mf 0.9 - rem 0.8'.BI11</svg:desc>
                </draw:g>
              </table:table-cell>
              <table:table-cell office:value-type="float" office:value="0.930417866537">
                <text:p>0.930417866537</text:p>
                <draw:g>
                  <svg:desc>'mf 0.9 - rem 0.8'.BK2:'mf 0.9 - rem 0.8'.BK11</svg:desc>
                </draw:g>
              </table:table-cell>
              <table:table-cell office:value-type="float" office:value="0.940410628735">
                <text:p>0.940410628735</text:p>
                <draw:g>
                  <svg:desc>'mf 0.9 - rem 0.8'.BM2:'mf 0.9 - rem 0.8'.BM11</svg:desc>
                </draw:g>
              </table:table-cell>
              <table:table-cell office:value-type="float" office:value="0.938926028378">
                <text:p>0.938926028378</text:p>
                <draw:g>
                  <svg:desc>'mf 0.9 - rem 0.8'.BO2:'mf 0.9 - rem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22693741842">
                <text:p>0.822693741842</text:p>
              </table:table-cell>
              <table:table-cell office:value-type="float" office:value="0.819159394976">
                <text:p>0.819159394976</text:p>
              </table:table-cell>
              <table:table-cell office:value-type="float" office:value="0.818839292988">
                <text:p>0.818839292988</text:p>
              </table:table-cell>
              <table:table-cell office:value-type="float" office:value="0.809197924526">
                <text:p>0.809197924526</text:p>
              </table:table-cell>
              <table:table-cell office:value-type="float" office:value="0.801653406668">
                <text:p>0.801653406668</text:p>
              </table:table-cell>
              <table:table-cell office:value-type="float" office:value="0.802292374007">
                <text:p>0.802292374007</text:p>
              </table:table-cell>
              <table:table-cell office:value-type="float" office:value="0.802760301386">
                <text:p>0.802760301386</text:p>
              </table:table-cell>
              <table:table-cell office:value-type="float" office:value="0.812793597854">
                <text:p>0.812793597854</text:p>
              </table:table-cell>
              <table:table-cell office:value-type="float" office:value="0.811098897656">
                <text:p>0.811098897656</text:p>
              </table:table-cell>
              <table:table-cell office:value-type="float" office:value="0.805621415764">
                <text:p>0.805621415764</text:p>
              </table:table-cell>
              <table:table-cell office:value-type="float" office:value="0.799266166204">
                <text:p>0.799266166204</text:p>
              </table:table-cell>
              <table:table-cell office:value-type="float" office:value="0.806999553983">
                <text:p>0.806999553983</text:p>
              </table:table-cell>
              <table:table-cell office:value-type="float" office:value="0.79619300976">
                <text:p>0.79619300976</text:p>
              </table:table-cell>
              <table:table-cell office:value-type="float" office:value="0.805241387681">
                <text:p>0.805241387681</text:p>
              </table:table-cell>
              <table:table-cell office:value-type="float" office:value="0.798571441208">
                <text:p>0.798571441208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14607937907">
                <text:p>0.914607937907</text:p>
              </table:table-cell>
              <table:table-cell office:value-type="float" office:value="0.913412210528">
                <text:p>0.913412210528</text:p>
              </table:table-cell>
              <table:table-cell office:value-type="float" office:value="0.91165759356">
                <text:p>0.91165759356</text:p>
              </table:table-cell>
              <table:table-cell office:value-type="float" office:value="0.918398297237">
                <text:p>0.918398297237</text:p>
              </table:table-cell>
              <table:table-cell office:value-type="float" office:value="0.911056914937">
                <text:p>0.911056914937</text:p>
              </table:table-cell>
              <table:table-cell office:value-type="float" office:value="0.913772588179">
                <text:p>0.913772588179</text:p>
              </table:table-cell>
              <table:table-cell office:value-type="float" office:value="0.910528834775">
                <text:p>0.910528834775</text:p>
              </table:table-cell>
              <table:table-cell office:value-type="float" office:value="0.911967611985">
                <text:p>0.911967611985</text:p>
              </table:table-cell>
              <table:table-cell office:value-type="float" office:value="0.907821337312">
                <text:p>0.907821337312</text:p>
              </table:table-cell>
              <table:table-cell office:value-type="float" office:value="0.890622731841">
                <text:p>0.890622731841</text:p>
              </table:table-cell>
              <table:table-cell office:value-type="float" office:value="0.894085436222">
                <text:p>0.894085436222</text:p>
              </table:table-cell>
              <table:table-cell office:value-type="float" office:value="0.887379903007">
                <text:p>0.887379903007</text:p>
              </table:table-cell>
              <table:table-cell office:value-type="float" office:value="0.892010838626">
                <text:p>0.892010838626</text:p>
              </table:table-cell>
              <table:table-cell office:value-type="float" office:value="0.882675600715">
                <text:p>0.882675600715</text:p>
              </table:table-cell>
              <table:table-cell office:value-type="float" office:value="0.882535591073">
                <text:p>0.882535591073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2284147575">
                <text:p>0.992284147575</text:p>
              </table:table-cell>
              <table:table-cell office:value-type="float" office:value="0.992481258479">
                <text:p>0.992481258479</text:p>
              </table:table-cell>
              <table:table-cell office:value-type="float" office:value="0.992685776971">
                <text:p>0.992685776971</text:p>
              </table:table-cell>
              <table:table-cell office:value-type="float" office:value="0.981840394023">
                <text:p>0.981840394023</text:p>
              </table:table-cell>
              <table:table-cell office:value-type="float" office:value="0.980894821515">
                <text:p>0.980894821515</text:p>
              </table:table-cell>
              <table:table-cell office:value-type="float" office:value="0.98800157848">
                <text:p>0.98800157848</text:p>
              </table:table-cell>
              <table:table-cell office:value-type="float" office:value="0.992279972228">
                <text:p>0.992279972228</text:p>
              </table:table-cell>
              <table:table-cell office:value-type="float" office:value="0.989989884327">
                <text:p>0.989989884327</text:p>
              </table:table-cell>
              <table:table-cell office:value-type="float" office:value="0.994511971136">
                <text:p>0.994511971136</text:p>
              </table:table-cell>
              <table:table-cell office:value-type="float" office:value="0.97684510736">
                <text:p>0.97684510736</text:p>
              </table:table-cell>
              <table:table-cell office:value-type="float" office:value="0.966571880123">
                <text:p>0.966571880123</text:p>
              </table:table-cell>
              <table:table-cell office:value-type="float" office:value="0.97965189668">
                <text:p>0.97965189668</text:p>
              </table:table-cell>
              <table:table-cell office:value-type="float" office:value="0.966441615227">
                <text:p>0.966441615227</text:p>
              </table:table-cell>
              <table:table-cell office:value-type="float" office:value="0.970364999522">
                <text:p>0.970364999522</text:p>
              </table:table-cell>
              <table:table-cell office:value-type="float" office:value="0.974896634959">
                <text:p>0.97489663495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794023564308">
                <text:p>0.794023564308</text:p>
              </table:table-cell>
              <table:table-cell office:value-type="float" office:value="0.793160469726">
                <text:p>0.793160469726</text:p>
              </table:table-cell>
              <table:table-cell office:value-type="float" office:value="0.796006659026">
                <text:p>0.796006659026</text:p>
              </table:table-cell>
              <table:table-cell office:value-type="float" office:value="0.782358319667">
                <text:p>0.782358319667</text:p>
              </table:table-cell>
              <table:table-cell office:value-type="float" office:value="0.78386856188">
                <text:p>0.78386856188</text:p>
              </table:table-cell>
              <table:table-cell office:value-type="float" office:value="0.78542506008">
                <text:p>0.78542506008</text:p>
              </table:table-cell>
              <table:table-cell office:value-type="float" office:value="0.783627908626">
                <text:p>0.783627908626</text:p>
              </table:table-cell>
              <table:table-cell office:value-type="float" office:value="0.794475056199">
                <text:p>0.794475056199</text:p>
              </table:table-cell>
              <table:table-cell office:value-type="float" office:value="0.785169596962">
                <text:p>0.785169596962</text:p>
              </table:table-cell>
              <table:table-cell office:value-type="float" office:value="0.790569253711">
                <text:p>0.790569253711</text:p>
              </table:table-cell>
              <table:table-cell office:value-type="float" office:value="0.791257941035">
                <text:p>0.791257941035</text:p>
              </table:table-cell>
              <table:table-cell office:value-type="float" office:value="0.788517775205">
                <text:p>0.788517775205</text:p>
              </table:table-cell>
              <table:table-cell office:value-type="float" office:value="0.792755022935">
                <text:p>0.792755022935</text:p>
              </table:table-cell>
              <table:table-cell office:value-type="float" office:value="0.78980735616">
                <text:p>0.78980735616</text:p>
              </table:table-cell>
              <table:table-cell office:value-type="float" office:value="0.791931869685">
                <text:p>0.791931869685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25761494793">
                <text:p>0.825761494793</text:p>
              </table:table-cell>
              <table:table-cell office:value-type="float" office:value="0.825739465579">
                <text:p>0.825739465579</text:p>
              </table:table-cell>
              <table:table-cell office:value-type="float" office:value="0.826968341819">
                <text:p>0.826968341819</text:p>
              </table:table-cell>
              <table:table-cell office:value-type="float" office:value="0.83551692173">
                <text:p>0.83551692173</text:p>
              </table:table-cell>
              <table:table-cell office:value-type="float" office:value="0.833334870638">
                <text:p>0.833334870638</text:p>
              </table:table-cell>
              <table:table-cell office:value-type="float" office:value="0.83398124748">
                <text:p>0.83398124748</text:p>
              </table:table-cell>
              <table:table-cell office:value-type="float" office:value="0.822751555657">
                <text:p>0.822751555657</text:p>
              </table:table-cell>
              <table:table-cell office:value-type="float" office:value="0.829033111273">
                <text:p>0.829033111273</text:p>
              </table:table-cell>
              <table:table-cell office:value-type="float" office:value="0.822034004607">
                <text:p>0.822034004607</text:p>
              </table:table-cell>
              <table:table-cell office:value-type="float" office:value="0.796220011602">
                <text:p>0.796220011602</text:p>
              </table:table-cell>
              <table:table-cell office:value-type="float" office:value="0.795323036209">
                <text:p>0.795323036209</text:p>
              </table:table-cell>
              <table:table-cell office:value-type="float" office:value="0.798283262062">
                <text:p>0.798283262062</text:p>
              </table:table-cell>
              <table:table-cell office:value-type="float" office:value="0.793369218653">
                <text:p>0.793369218653</text:p>
              </table:table-cell>
              <table:table-cell office:value-type="float" office:value="0.795377311373">
                <text:p>0.795377311373</text:p>
              </table:table-cell>
              <table:table-cell office:value-type="float" office:value="0.793650056437">
                <text:p>0.79365005643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249586897">
                <text:p>0.997249586897</text:p>
              </table:table-cell>
              <table:table-cell office:value-type="float" office:value="0.994803976189">
                <text:p>0.9948039761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47552622">
                <text:p>0.999447552622</text:p>
              </table:table-cell>
              <table:table-cell office:value-type="float" office:value="1">
                <text:p>1</text:p>
              </table:table-cell>
              <table:table-cell office:value-type="float" office:value="0.991714601022">
                <text:p>0.991714601022</text:p>
              </table:table-cell>
              <table:table-cell office:value-type="float" office:value="0.990732625762">
                <text:p>0.990732625762</text:p>
              </table:table-cell>
              <table:table-cell office:value-type="float" office:value="0.988070371207">
                <text:p>0.988070371207</text:p>
              </table:table-cell>
              <table:table-cell office:value-type="float" office:value="0.984738465792">
                <text:p>0.984738465792</text:p>
              </table:table-cell>
              <table:table-cell office:value-type="float" office:value="0.989103152452">
                <text:p>0.989103152452</text:p>
              </table:table-cell>
              <table:table-cell office:value-type="float" office:value="0.991546055133">
                <text:p>0.99154605513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09855629306">
                <text:p>0.809855629306</text:p>
              </table:table-cell>
              <table:table-cell office:value-type="float" office:value="0.810952672792">
                <text:p>0.810952672792</text:p>
              </table:table-cell>
              <table:table-cell office:value-type="float" office:value="0.809501887286">
                <text:p>0.809501887286</text:p>
              </table:table-cell>
              <table:table-cell office:value-type="float" office:value="0.79998989876">
                <text:p>0.79998989876</text:p>
              </table:table-cell>
              <table:table-cell office:value-type="float" office:value="0.798369799134">
                <text:p>0.798369799134</text:p>
              </table:table-cell>
              <table:table-cell office:value-type="float" office:value="0.80306856412">
                <text:p>0.80306856412</text:p>
              </table:table-cell>
              <table:table-cell office:value-type="float" office:value="0.801361044738">
                <text:p>0.801361044738</text:p>
              </table:table-cell>
              <table:table-cell office:value-type="float" office:value="0.811719373137">
                <text:p>0.811719373137</text:p>
              </table:table-cell>
              <table:table-cell office:value-type="float" office:value="0.800277340847">
                <text:p>0.800277340847</text:p>
              </table:table-cell>
              <table:table-cell office:value-type="float" office:value="0.802754226232">
                <text:p>0.802754226232</text:p>
              </table:table-cell>
              <table:table-cell office:value-type="float" office:value="0.802417514338">
                <text:p>0.802417514338</text:p>
              </table:table-cell>
              <table:table-cell office:value-type="float" office:value="0.802121651567">
                <text:p>0.802121651567</text:p>
              </table:table-cell>
              <table:table-cell office:value-type="float" office:value="0.802435966096">
                <text:p>0.802435966096</text:p>
              </table:table-cell>
              <table:table-cell office:value-type="float" office:value="0.802999528799">
                <text:p>0.802999528799</text:p>
              </table:table-cell>
              <table:table-cell office:value-type="float" office:value="0.803260729737">
                <text:p>0.80326072973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69212784359">
                <text:p>0.769212784359</text:p>
              </table:table-cell>
              <table:table-cell office:value-type="float" office:value="0.76908599845">
                <text:p>0.76908599845</text:p>
              </table:table-cell>
              <table:table-cell office:value-type="float" office:value="0.768748649684">
                <text:p>0.768748649684</text:p>
              </table:table-cell>
              <table:table-cell office:value-type="float" office:value="0.763219922055">
                <text:p>0.763219922055</text:p>
              </table:table-cell>
              <table:table-cell office:value-type="float" office:value="0.763632163995">
                <text:p>0.763632163995</text:p>
              </table:table-cell>
              <table:table-cell office:value-type="float" office:value="0.761288697256">
                <text:p>0.761288697256</text:p>
              </table:table-cell>
              <table:table-cell office:value-type="float" office:value="0.766022846534">
                <text:p>0.766022846534</text:p>
              </table:table-cell>
              <table:table-cell office:value-type="float" office:value="0.767945496643">
                <text:p>0.767945496643</text:p>
              </table:table-cell>
              <table:table-cell office:value-type="float" office:value="0.767290204097">
                <text:p>0.767290204097</text:p>
              </table:table-cell>
              <table:table-cell office:value-type="float" office:value="0.753956569655">
                <text:p>0.753956569655</text:p>
              </table:table-cell>
              <table:table-cell office:value-type="float" office:value="0.753200067899">
                <text:p>0.753200067899</text:p>
              </table:table-cell>
              <table:table-cell office:value-type="float" office:value="0.753892567276">
                <text:p>0.753892567276</text:p>
              </table:table-cell>
              <table:table-cell office:value-type="float" office:value="0.75214107662">
                <text:p>0.75214107662</text:p>
              </table:table-cell>
              <table:table-cell office:value-type="float" office:value="0.751422005113">
                <text:p>0.751422005113</text:p>
              </table:table-cell>
              <table:table-cell office:value-type="float" office:value="0.751618457519">
                <text:p>0.75161845751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9 - rem 1.0'.A1:'mf 0.9 - rem 1.0'.A11 'mf 0.9 - rem 1.0'.L1:'mf 0.9 - rem 1.0'.L11 'mf 0.9 - rem 1.0'.N1:'mf 0.9 - rem 1.0'.N11 'mf 0.9 - rem 1.0'.P1:'mf 0.9 - rem 1.0'.P11 'mf 0.9 - rem 1.0'.T1:'mf 0.9 - rem 1.0'.T11 'mf 0.9 - rem 1.0'.V1:'mf 0.9 - rem 1.0'.V11 'mf 0.9 - rem 1.0'.X1:'mf 0.9 - rem 1.0'.X11 'mf 0.9 - rem 1.0'.AB1:'mf 0.9 - rem 1.0'.AB11 'mf 0.9 - rem 1.0'.AD1:'mf 0.9 - rem 1.0'.AD11 'mf 0.9 - rem 1.0'.AF1:'mf 0.9 - rem 1.0'.AF11 'mf 0.9 - rem 1.0'.BF1:'mf 0.9 - rem 1.0'.BF11 'mf 0.9 - rem 1.0'.BH1:'mf 0.9 - rem 1.0'.BH11 'mf 0.9 - rem 1.0'.BJ1:'mf 0.9 - rem 1.0'.BJ11 'mf 0.9 - rem 1.0'.BL1:'mf 0.9 - rem 1.0'.BL11 'mf 0.9 - rem 1.0'.BN1:'mf 0.9 - rem 1.0'.BN11 'mf 0.9 - rem 1.0'.BP1:'mf 0.9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9 - rem 1.0'.A2:'mf 0.9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1.0'.L2:'mf 0.9 - rem 1.0'.L11" chart:label-cell-address="'mf 0.9 - rem 1.0'.L1:'mf 0.9 - rem 1.0'.L1" chart:class="chart:bar">
            <chart:data-point chart:repeated="10"/>
          </chart:series>
          <chart:series chart:style-name="ch8" chart:values-cell-range-address="'mf 0.9 - rem 1.0'.N2:'mf 0.9 - rem 1.0'.N11" chart:label-cell-address="'mf 0.9 - rem 1.0'.N1:'mf 0.9 - rem 1.0'.N1" chart:class="chart:bar">
            <chart:data-point chart:repeated="10"/>
          </chart:series>
          <chart:series chart:style-name="ch9" chart:values-cell-range-address="'mf 0.9 - rem 1.0'.P2:'mf 0.9 - rem 1.0'.P11" chart:label-cell-address="'mf 0.9 - rem 1.0'.P1:'mf 0.9 - rem 1.0'.P1" chart:class="chart:bar">
            <chart:data-point chart:repeated="10"/>
          </chart:series>
          <chart:series chart:style-name="ch10" chart:values-cell-range-address="'mf 0.9 - rem 1.0'.T2:'mf 0.9 - rem 1.0'.T11" chart:label-cell-address="'mf 0.9 - rem 1.0'.T1:'mf 0.9 - rem 1.0'.T1" chart:class="chart:bar">
            <chart:data-point chart:repeated="10"/>
          </chart:series>
          <chart:series chart:style-name="ch11" chart:values-cell-range-address="'mf 0.9 - rem 1.0'.V2:'mf 0.9 - rem 1.0'.V11" chart:label-cell-address="'mf 0.9 - rem 1.0'.V1:'mf 0.9 - rem 1.0'.V1" chart:class="chart:bar">
            <chart:data-point chart:repeated="10"/>
          </chart:series>
          <chart:series chart:style-name="ch12" chart:values-cell-range-address="'mf 0.9 - rem 1.0'.X2:'mf 0.9 - rem 1.0'.X11" chart:label-cell-address="'mf 0.9 - rem 1.0'.X1:'mf 0.9 - rem 1.0'.X1" chart:class="chart:bar">
            <chart:data-point chart:repeated="10"/>
          </chart:series>
          <chart:series chart:style-name="ch13" chart:values-cell-range-address="'mf 0.9 - rem 1.0'.AB2:'mf 0.9 - rem 1.0'.AB11" chart:label-cell-address="'mf 0.9 - rem 1.0'.AB1:'mf 0.9 - rem 1.0'.AB1" chart:class="chart:bar">
            <chart:data-point chart:repeated="10"/>
          </chart:series>
          <chart:series chart:style-name="ch14" chart:values-cell-range-address="'mf 0.9 - rem 1.0'.AD2:'mf 0.9 - rem 1.0'.AD11" chart:label-cell-address="'mf 0.9 - rem 1.0'.AD1:'mf 0.9 - rem 1.0'.AD1" chart:class="chart:bar">
            <chart:data-point chart:repeated="10"/>
          </chart:series>
          <chart:series chart:style-name="ch15" chart:values-cell-range-address="'mf 0.9 - rem 1.0'.AF2:'mf 0.9 - rem 1.0'.AF11" chart:label-cell-address="'mf 0.9 - rem 1.0'.AF1:'mf 0.9 - rem 1.0'.AF1" chart:class="chart:bar">
            <chart:data-point chart:repeated="10"/>
          </chart:series>
          <chart:series chart:style-name="ch16" chart:values-cell-range-address="'mf 0.9 - rem 1.0'.BF2:'mf 0.9 - rem 1.0'.BF11" chart:label-cell-address="'mf 0.9 - rem 1.0'.BF1:'mf 0.9 - rem 1.0'.BF1" chart:class="chart:bar">
            <chart:data-point chart:repeated="10"/>
          </chart:series>
          <chart:series chart:style-name="ch7" chart:values-cell-range-address="'mf 0.9 - rem 1.0'.BH2:'mf 0.9 - rem 1.0'.BH11" chart:label-cell-address="'mf 0.9 - rem 1.0'.BH1:'mf 0.9 - rem 1.0'.BH1" chart:class="chart:bar">
            <chart:data-point chart:repeated="10"/>
          </chart:series>
          <chart:series chart:style-name="ch8" chart:values-cell-range-address="'mf 0.9 - rem 1.0'.BJ2:'mf 0.9 - rem 1.0'.BJ11" chart:label-cell-address="'mf 0.9 - rem 1.0'.BJ1:'mf 0.9 - rem 1.0'.BJ1" chart:class="chart:bar">
            <chart:data-point chart:repeated="10"/>
          </chart:series>
          <chart:series chart:style-name="ch9" chart:values-cell-range-address="'mf 0.9 - rem 1.0'.BL2:'mf 0.9 - rem 1.0'.BL11" chart:label-cell-address="'mf 0.9 - rem 1.0'.BL1:'mf 0.9 - rem 1.0'.BL1" chart:class="chart:bar">
            <chart:data-point chart:repeated="10"/>
          </chart:series>
          <chart:series chart:style-name="ch17" chart:values-cell-range-address="'mf 0.9 - rem 1.0'.BN2:'mf 0.9 - rem 1.0'.BN11" chart:label-cell-address="'mf 0.9 - rem 1.0'.BN1:'mf 0.9 - rem 1.0'.BN1" chart:class="chart:bar">
            <chart:data-point chart:repeated="10"/>
          </chart:series>
          <chart:series chart:style-name="ch10" chart:values-cell-range-address="'mf 0.9 - rem 1.0'.BP2:'mf 0.9 - rem 1.0'.BP11" chart:label-cell-address="'mf 0.9 - rem 1.0'.BP1:'mf 0.9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9 - rem 1.0'.L1:'mf 0.9 - rem 1.0'.L1</svg:desc>
                </draw:g>
              </table:table-cell>
              <table:table-cell office:value-type="string">
                <text:p>1/R_ns</text:p>
                <draw:g>
                  <svg:desc>'mf 0.9 - rem 1.0'.N1:'mf 0.9 - rem 1.0'.N1</svg:desc>
                </draw:g>
              </table:table-cell>
              <table:table-cell office:value-type="string">
                <text:p>R/C_ns</text:p>
                <draw:g>
                  <svg:desc>'mf 0.9 - rem 1.0'.P1:'mf 0.9 - rem 1.0'.P1</svg:desc>
                </draw:g>
              </table:table-cell>
              <table:table-cell office:value-type="string">
                <text:p>ic_dyn_1/C_ns</text:p>
                <draw:g>
                  <svg:desc>'mf 0.9 - rem 1.0'.T1:'mf 0.9 - rem 1.0'.T1</svg:desc>
                </draw:g>
              </table:table-cell>
              <table:table-cell office:value-type="string">
                <text:p>ic_dyn_1/R_ns</text:p>
                <draw:g>
                  <svg:desc>'mf 0.9 - rem 1.0'.V1:'mf 0.9 - rem 1.0'.V1</svg:desc>
                </draw:g>
              </table:table-cell>
              <table:table-cell office:value-type="string">
                <text:p>ic_dyn_R/C_ns</text:p>
                <draw:g>
                  <svg:desc>'mf 0.9 - rem 1.0'.X1:'mf 0.9 - rem 1.0'.X1</svg:desc>
                </draw:g>
              </table:table-cell>
              <table:table-cell office:value-type="string">
                <text:p>bc_dyn_1/C_ns</text:p>
                <draw:g>
                  <svg:desc>'mf 0.9 - rem 1.0'.AB1:'mf 0.9 - rem 1.0'.AB1</svg:desc>
                </draw:g>
              </table:table-cell>
              <table:table-cell office:value-type="string">
                <text:p>bc_dyn_1/R_ns</text:p>
                <draw:g>
                  <svg:desc>'mf 0.9 - rem 1.0'.AD1:'mf 0.9 - rem 1.0'.AD1</svg:desc>
                </draw:g>
              </table:table-cell>
              <table:table-cell office:value-type="string">
                <text:p>bc_dyn_R/C_ns</text:p>
                <draw:g>
                  <svg:desc>'mf 0.9 - rem 1.0'.AF1:'mf 0.9 - rem 1.0'.AF1</svg:desc>
                </draw:g>
              </table:table-cell>
              <table:table-cell office:value-type="string">
                <text:p>sbb_st_1/C_ns</text:p>
                <draw:g>
                  <svg:desc>'mf 0.9 - rem 1.0'.BF1:'mf 0.9 - rem 1.0'.BF1</svg:desc>
                </draw:g>
              </table:table-cell>
              <table:table-cell office:value-type="string">
                <text:p>sbb_dyn_1/C_ns</text:p>
                <draw:g>
                  <svg:desc>'mf 0.9 - rem 1.0'.BH1:'mf 0.9 - rem 1.0'.BH1</svg:desc>
                </draw:g>
              </table:table-cell>
              <table:table-cell office:value-type="string">
                <text:p>sbb_st_1/R_ns</text:p>
                <draw:g>
                  <svg:desc>'mf 0.9 - rem 1.0'.BJ1:'mf 0.9 - rem 1.0'.BJ1</svg:desc>
                </draw:g>
              </table:table-cell>
              <table:table-cell office:value-type="string">
                <text:p>sbb_dyn_1/R_ns</text:p>
                <draw:g>
                  <svg:desc>'mf 0.9 - rem 1.0'.BL1:'mf 0.9 - rem 1.0'.BL1</svg:desc>
                </draw:g>
              </table:table-cell>
              <table:table-cell office:value-type="string">
                <text:p>sbb_st_R/C_ns</text:p>
                <draw:g>
                  <svg:desc>'mf 0.9 - rem 1.0'.BN1:'mf 0.9 - rem 1.0'.BN1</svg:desc>
                </draw:g>
              </table:table-cell>
              <table:table-cell office:value-type="string">
                <text:p>sbb_dyn_R/C_ns</text:p>
                <draw:g>
                  <svg:desc>'mf 0.9 - rem 1.0'.BP1:'mf 0.9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1.0'.A2:'mf 0.9 - rem 1.0'.A11</svg:desc>
                </draw:g>
              </table:table-cell>
              <table:table-cell office:value-type="float" office:value="33">
                <text:p>33</text:p>
                <draw:g>
                  <svg:desc>'mf 0.9 - rem 1.0'.L2:'mf 0.9 - rem 1.0'.L11</svg:desc>
                </draw:g>
              </table:table-cell>
              <table:table-cell office:value-type="float" office:value="33">
                <text:p>33</text:p>
                <draw:g>
                  <svg:desc>'mf 0.9 - rem 1.0'.N2:'mf 0.9 - rem 1.0'.N11</svg:desc>
                </draw:g>
              </table:table-cell>
              <table:table-cell office:value-type="float" office:value="33">
                <text:p>33</text:p>
                <draw:g>
                  <svg:desc>'mf 0.9 - rem 1.0'.P2:'mf 0.9 - rem 1.0'.P11</svg:desc>
                </draw:g>
              </table:table-cell>
              <table:table-cell office:value-type="float" office:value="44">
                <text:p>44</text:p>
                <draw:g>
                  <svg:desc>'mf 0.9 - rem 1.0'.T2:'mf 0.9 - rem 1.0'.T11</svg:desc>
                </draw:g>
              </table:table-cell>
              <table:table-cell office:value-type="float" office:value="38">
                <text:p>38</text:p>
                <draw:g>
                  <svg:desc>'mf 0.9 - rem 1.0'.V2:'mf 0.9 - rem 1.0'.V11</svg:desc>
                </draw:g>
              </table:table-cell>
              <table:table-cell office:value-type="float" office:value="33">
                <text:p>33</text:p>
                <draw:g>
                  <svg:desc>'mf 0.9 - rem 1.0'.X2:'mf 0.9 - rem 1.0'.X11</svg:desc>
                </draw:g>
              </table:table-cell>
              <table:table-cell office:value-type="float" office:value="32">
                <text:p>32</text:p>
                <draw:g>
                  <svg:desc>'mf 0.9 - rem 1.0'.AB2:'mf 0.9 - rem 1.0'.AB11</svg:desc>
                </draw:g>
              </table:table-cell>
              <table:table-cell office:value-type="float" office:value="31">
                <text:p>31</text:p>
                <draw:g>
                  <svg:desc>'mf 0.9 - rem 1.0'.AD2:'mf 0.9 - rem 1.0'.AD11</svg:desc>
                </draw:g>
              </table:table-cell>
              <table:table-cell office:value-type="float" office:value="36">
                <text:p>36</text:p>
                <draw:g>
                  <svg:desc>'mf 0.9 - rem 1.0'.AF2:'mf 0.9 - rem 1.0'.AF11</svg:desc>
                </draw:g>
              </table:table-cell>
              <table:table-cell office:value-type="float" office:value="30">
                <text:p>30</text:p>
                <draw:g>
                  <svg:desc>'mf 0.9 - rem 1.0'.BF2:'mf 0.9 - rem 1.0'.BF11</svg:desc>
                </draw:g>
              </table:table-cell>
              <table:table-cell office:value-type="float" office:value="31">
                <text:p>31</text:p>
                <draw:g>
                  <svg:desc>'mf 0.9 - rem 1.0'.BH2:'mf 0.9 - rem 1.0'.BH11</svg:desc>
                </draw:g>
              </table:table-cell>
              <table:table-cell office:value-type="float" office:value="27">
                <text:p>27</text:p>
                <draw:g>
                  <svg:desc>'mf 0.9 - rem 1.0'.BJ2:'mf 0.9 - rem 1.0'.BJ11</svg:desc>
                </draw:g>
              </table:table-cell>
              <table:table-cell office:value-type="float" office:value="28">
                <text:p>28</text:p>
                <draw:g>
                  <svg:desc>'mf 0.9 - rem 1.0'.BL2:'mf 0.9 - rem 1.0'.BL11</svg:desc>
                </draw:g>
              </table:table-cell>
              <table:table-cell office:value-type="float" office:value="25">
                <text:p>25</text:p>
                <draw:g>
                  <svg:desc>'mf 0.9 - rem 1.0'.BN2:'mf 0.9 - rem 1.0'.BN11</svg:desc>
                </draw:g>
              </table:table-cell>
              <table:table-cell office:value-type="float" office:value="28">
                <text:p>28</text:p>
                <draw:g>
                  <svg:desc>'mf 0.9 - rem 1.0'.BP2:'mf 0.9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